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6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4.2382in" svg:y="0.7736in">
            <draw:object draw:notify-on-update-of-ranges="Sheet1.A2:Sheet1.A402 Sheet1.B1:Sheet1.B1 Sheet1.B2:Sheet1.B4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4.2386in" svg:y="4.5177in">
            <draw:object draw:notify-on-update-of-ranges="Sheet1.A2:Sheet1.A402 Sheet1.C1:Sheet1.C1 Sheet1.C2:Sheet1.C4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49in" svg:x="4.2492in" svg:y="8.1465in">
            <draw:object draw:notify-on-update-of-ranges="Sheet1.A2:Sheet1.A402 Sheet1.D1:Sheet1.D1 Sheet1.D2:Sheet1.D4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in" svg:height="3.5449in" svg:x="10.9051in" svg:y="0.774in">
            <draw:object draw:notify-on-update-of-ranges="Sheet1.A2:Sheet1.A402 Sheet1.E1:Sheet1.E1 Sheet1.E2:Sheet1.E40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in" svg:height="3.5453in" svg:x="10.8941in" svg:y="4.5071in">
            <draw:object draw:notify-on-update-of-ranges="Sheet1.A2:Sheet1.A402 Sheet1.F1:Sheet1.F1 Sheet1.F2:Sheet1.F40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53in" svg:x="10.9051in" svg:y="8.2508in">
            <draw:object draw:notify-on-update-of-ranges="Sheet1.A2:Sheet1.A402 Sheet1.G1:Sheet1.G1 Sheet1.G2:Sheet1.G4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in" svg:height="3.5453in" svg:x="17.4417in" svg:y="0.8366in">
            <draw:object draw:notify-on-update-of-ranges="Sheet1.A2:Sheet1.A402 Sheet1.I1:Sheet1.I1 Sheet1.I2:Sheet1.I4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in" svg:height="3.5449in" svg:x="17.4524in" svg:y="4.476in">
            <draw:object draw:notify-on-update-of-ranges="Sheet1.A2:Sheet1.A402 Sheet1.K1:Sheet1.K1 Sheet1.K2:Sheet1.K4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in" svg:height="3.5449in" svg:x="17.4634in" svg:y="8.272in">
            <draw:object draw:notify-on-update-of-ranges="Sheet1.A2:Sheet1.A402 Sheet1.L1:Sheet1.L1 Sheet1.L2:Sheet1.L4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office:value-type="string">
            <text:p>time</text:p>
          </table:table-cell>
          <table:table-cell office:value-type="string">
            <text:p><text:s/>II</text:p>
          </table:table-cell>
          <table:table-cell office:value-type="string">
            <text:p>Iia</text:p>
          </table:table-cell>
          <table:table-cell office:value-type="string">
            <text:p>Va</text:p>
          </table:table-cell>
          <table:table-cell office:value-type="string">
            <text:p>APC</text:p>
          </table:table-cell>
          <table:table-cell office:value-type="string">
            <text:p>mIIa</text:p>
          </table:table-cell>
          <table:table-cell office:value-type="string">
            <text:p>Xa</text:p>
          </table:table-cell>
          <table:table-cell office:value-type="string">
            <text:p>Xa_ATIII</text:p>
          </table:table-cell>
          <table:table-cell office:value-type="string">
            <text:p>ATIII</text:p>
          </table:table-cell>
          <table:table-cell office:value-type="string">
            <text:p><text:s/>TF</text:p>
          </table:table-cell>
          <table:table-cell office:value-type="string">
            <text:p>Va_Xa</text:p>
          </table:table-cell>
          <table:table-cell office:value-type="string">
            <text:p>VIIIa_IXa</text:p>
          </table:table-cell>
          <table:table-cell table:number-columns-repeated="12"/>
        </table:table-row>
        <table:table-row table:style-name="ro4">
          <table:table-cell office:value-type="float" office:value="0">
            <text:p>0</text:p>
          </table:table-cell>
          <table:table-cell table:formula="of:=[.M2]*1000000" office:value-type="float" office:value="157">
            <text:p>157</text:p>
          </table:table-cell>
          <table:table-cell table:formula="of:=[.N2]*1000000" office:value-type="float" office:value="0.73817">
            <text:p>0.73817</text:p>
          </table:table-cell>
          <table:table-cell table:formula="of:=[.O2]*1000000" office:value-type="float" office:value="1.96">
            <text:p>1.96</text:p>
          </table:table-cell>
          <table:table-cell table:formula="of:=[.P2]*1000000" office:value-type="float" office:value="0.0131">
            <text:p>0.0131</text:p>
          </table:table-cell>
          <table:table-cell table:formula="of:=[.Q2]*1000000" office:value-type="float" office:value="1.38">
            <text:p>1.38</text:p>
          </table:table-cell>
          <table:table-cell table:formula="of:=[.R2]*1000000" office:value-type="float" office:value="0.89182">
            <text:p>0.89182</text:p>
          </table:table-cell>
          <table:table-cell table:formula="of:=[.S2]*1000000" office:value-type="float" office:value="22.3">
            <text:p>22.3</text:p>
          </table:table-cell>
          <table:table-cell table:formula="of:=[.T2]*1000000" office:value-type="float" office:value="2110">
            <text:p>2110</text:p>
          </table:table-cell>
          <table:table-cell table:formula="of:=[.U2]*1000000000000" office:value-type="float" office:value="0.25">
            <text:p>0.25</text:p>
          </table:table-cell>
          <table:table-cell table:formula="of:=[.V2]*1000000000000" office:value-type="float" office:value="0">
            <text:p>0</text:p>
          </table:table-cell>
          <table:table-cell table:formula="of:=([.W2]+[.X2])*1000000000000" office:value-type="float" office:value="0">
            <text:p>0</text:p>
          </table:table-cell>
          <table:table-cell office:value-type="float" office:value="0.000157">
            <text:p>0.000157</text:p>
          </table:table-cell>
          <table:table-cell table:style-name="ce1" office:value-type="string">
            <text:p>7.3817e-07</text:p>
          </table:table-cell>
          <table:table-cell table:style-name="ce1" office:value-type="string">
            <text:p>1.96e-06</text:p>
          </table:table-cell>
          <table:table-cell table:style-name="ce1" office:value-type="string">
            <text:p>1.31e-08</text:p>
          </table:table-cell>
          <table:table-cell table:style-name="ce1" office:value-type="string">
            <text:p>1.38e-06</text:p>
          </table:table-cell>
          <table:table-cell table:style-name="ce1" office:value-type="string">
            <text:p>8.9182e-07</text:p>
          </table:table-cell>
          <table:table-cell table:style-name="ce1" office:value-type="string">
            <text:p>2.23e-05</text:p>
          </table:table-cell>
          <table:table-cell office:value-type="float" office:value="0.00211">
            <text:p>0.00211</text:p>
          </table:table-cell>
          <table:table-cell table:style-name="ce1" office:value-type="string">
            <text:p>2.5e-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float" office:value="10.00651">
            <text:p>10.00651</text:p>
          </table:table-cell>
          <table:table-cell table:formula="of:=[.M3]*1000000" office:value-type="float" office:value="152.4">
            <text:p>152.4</text:p>
          </table:table-cell>
          <table:table-cell table:formula="of:=[.N3]*1000000" office:value-type="float" office:value="0.62748">
            <text:p>0.62748</text:p>
          </table:table-cell>
          <table:table-cell table:formula="of:=[.O3]*1000000" office:value-type="float" office:value="1.9439">
            <text:p>1.9439</text:p>
          </table:table-cell>
          <table:table-cell table:formula="of:=[.P3]*1000000" office:value-type="float" office:value="0.013078">
            <text:p>0.013078</text:p>
          </table:table-cell>
          <table:table-cell table:formula="of:=[.Q3]*1000000" office:value-type="float" office:value="1.1557">
            <text:p>1.1557</text:p>
          </table:table-cell>
          <table:table-cell table:formula="of:=[.R3]*1000000" office:value-type="float" office:value="0.79055">
            <text:p>0.79055</text:p>
          </table:table-cell>
          <table:table-cell table:formula="of:=[.S3]*1000000" office:value-type="float" office:value="22.326">
            <text:p>22.326</text:p>
          </table:table-cell>
          <table:table-cell table:formula="of:=[.T3]*1000000" office:value-type="float" office:value="2109.7">
            <text:p>2109.7</text:p>
          </table:table-cell>
          <table:table-cell table:formula="of:=[.U3]*1000000000000" office:value-type="float" office:value="0.026651">
            <text:p>0.026651</text:p>
          </table:table-cell>
          <table:table-cell table:formula="of:=[.V3]*1000000000000" office:value-type="float" office:value="0.00013323">
            <text:p>0.00013323</text:p>
          </table:table-cell>
          <table:table-cell table:formula="of:=([.W3]+[.X3])*1000000000000" office:value-type="float" office:value="0.00000349303">
            <text:p>0.000003493</text:p>
          </table:table-cell>
          <table:table-cell office:value-type="float" office:value="0.0001524">
            <text:p>0.0001524</text:p>
          </table:table-cell>
          <table:table-cell table:style-name="ce1" office:value-type="string">
            <text:p>6.2748e-07</text:p>
          </table:table-cell>
          <table:table-cell table:style-name="ce1" office:value-type="string">
            <text:p>1.9439e-06</text:p>
          </table:table-cell>
          <table:table-cell table:style-name="ce1" office:value-type="string">
            <text:p>1.3078e-08</text:p>
          </table:table-cell>
          <table:table-cell table:style-name="ce1" office:value-type="string">
            <text:p>1.1557e-06</text:p>
          </table:table-cell>
          <table:table-cell table:style-name="ce1" office:value-type="string">
            <text:p>7.9055e-07</text:p>
          </table:table-cell>
          <table:table-cell table:style-name="ce1" office:value-type="string">
            <text:p>2.2326e-05</text:p>
          </table:table-cell>
          <table:table-cell office:value-type="float" office:value="0.0021097">
            <text:p>0.0021097</text:p>
          </table:table-cell>
          <table:table-cell table:style-name="ce1" office:value-type="string">
            <text:p>2.6651e-14</text:p>
          </table:table-cell>
          <table:table-cell table:style-name="ce1" office:value-type="string">
            <text:p>1.3323e-16</text:p>
          </table:table-cell>
          <table:table-cell table:style-name="ce1" office:value-type="string">
            <text:p>5.6003e-19</text:p>
          </table:table-cell>
          <table:table-cell table:style-name="ce1" office:value-type="string">
            <text:p>2.933e-18</text:p>
          </table:table-cell>
        </table:table-row>
        <table:table-row table:style-name="ro4">
          <table:table-cell office:value-type="float" office:value="20.08573">
            <text:p>20.08573</text:p>
          </table:table-cell>
          <table:table-cell table:formula="of:=[.M4]*1000000" office:value-type="float" office:value="152.22">
            <text:p>152.22</text:p>
          </table:table-cell>
          <table:table-cell table:formula="of:=[.N4]*1000000" office:value-type="float" office:value="0.55138">
            <text:p>0.55138</text:p>
          </table:table-cell>
          <table:table-cell table:formula="of:=[.O4]*1000000" office:value-type="float" office:value="1.9279">
            <text:p>1.9279</text:p>
          </table:table-cell>
          <table:table-cell table:formula="of:=[.P4]*1000000" office:value-type="float" office:value="0.013105">
            <text:p>0.013105</text:p>
          </table:table-cell>
          <table:table-cell table:formula="of:=[.Q4]*1000000" office:value-type="float" office:value="0.99861">
            <text:p>0.99861</text:p>
          </table:table-cell>
          <table:table-cell table:formula="of:=[.R4]*1000000" office:value-type="float" office:value="0.73641">
            <text:p>0.73641</text:p>
          </table:table-cell>
          <table:table-cell table:formula="of:=[.S4]*1000000" office:value-type="float" office:value="22.351">
            <text:p>22.351</text:p>
          </table:table-cell>
          <table:table-cell table:formula="of:=[.T4]*1000000" office:value-type="float" office:value="2109.4">
            <text:p>2109.4</text:p>
          </table:table-cell>
          <table:table-cell table:formula="of:=[.U4]*1000000000000" office:value-type="float" office:value="0.0036422">
            <text:p>0.0036422</text:p>
          </table:table-cell>
          <table:table-cell table:formula="of:=[.V4]*1000000000000" office:value-type="float" office:value="0.00029146">
            <text:p>0.00029146</text:p>
          </table:table-cell>
          <table:table-cell table:formula="of:=([.W4]+[.X4])*1000000000000" office:value-type="float" office:value="0.0000201606">
            <text:p>2.01606E-005</text:p>
          </table:table-cell>
          <table:table-cell office:value-type="float" office:value="0.00015222">
            <text:p>0.00015222</text:p>
          </table:table-cell>
          <table:table-cell table:style-name="ce1" office:value-type="string">
            <text:p>5.5138e-07</text:p>
          </table:table-cell>
          <table:table-cell table:style-name="ce1" office:value-type="string">
            <text:p>1.9279e-06</text:p>
          </table:table-cell>
          <table:table-cell table:style-name="ce1" office:value-type="string">
            <text:p>1.3105e-08</text:p>
          </table:table-cell>
          <table:table-cell table:style-name="ce1" office:value-type="string">
            <text:p>9.9861e-07</text:p>
          </table:table-cell>
          <table:table-cell table:style-name="ce1" office:value-type="string">
            <text:p>7.3641e-07</text:p>
          </table:table-cell>
          <table:table-cell table:style-name="ce1" office:value-type="string">
            <text:p>2.2351e-05</text:p>
          </table:table-cell>
          <table:table-cell office:value-type="float" office:value="0.0021094">
            <text:p>0.0021094</text:p>
          </table:table-cell>
          <table:table-cell table:style-name="ce1" office:value-type="string">
            <text:p>3.6422e-15</text:p>
          </table:table-cell>
          <table:table-cell table:style-name="ce1" office:value-type="string">
            <text:p>2.9146e-16</text:p>
          </table:table-cell>
          <table:table-cell table:style-name="ce1" office:value-type="string">
            <text:p>1.6506e-18</text:p>
          </table:table-cell>
          <table:table-cell table:style-name="ce1" office:value-type="string">
            <text:p>1.851e-17</text:p>
          </table:table-cell>
        </table:table-row>
        <table:table-row table:style-name="ro4">
          <table:table-cell office:value-type="float" office:value="30.20648">
            <text:p>30.20648</text:p>
          </table:table-cell>
          <table:table-cell table:formula="of:=[.M5]*1000000" office:value-type="float" office:value="152.23">
            <text:p>152.23</text:p>
          </table:table-cell>
          <table:table-cell table:formula="of:=[.N5]*1000000" office:value-type="float" office:value="0.48712">
            <text:p>0.48712</text:p>
          </table:table-cell>
          <table:table-cell table:formula="of:=[.O5]*1000000" office:value-type="float" office:value="1.9119">
            <text:p>1.9119</text:p>
          </table:table-cell>
          <table:table-cell table:formula="of:=[.P5]*1000000" office:value-type="float" office:value="0.013111">
            <text:p>0.013111</text:p>
          </table:table-cell>
          <table:table-cell table:formula="of:=[.Q5]*1000000" office:value-type="float" office:value="0.8657">
            <text:p>0.8657</text:p>
          </table:table-cell>
          <table:table-cell table:formula="of:=[.R5]*1000000" office:value-type="float" office:value="0.69284">
            <text:p>0.69284</text:p>
          </table:table-cell>
          <table:table-cell table:formula="of:=[.S5]*1000000" office:value-type="float" office:value="22.375">
            <text:p>22.375</text:p>
          </table:table-cell>
          <table:table-cell table:formula="of:=[.T5]*1000000" office:value-type="float" office:value="2109.2">
            <text:p>2109.2</text:p>
          </table:table-cell>
          <table:table-cell table:formula="of:=[.U5]*1000000000000" office:value-type="float" office:value="0.00083866">
            <text:p>0.00083866</text:p>
          </table:table-cell>
          <table:table-cell table:formula="of:=[.V5]*1000000000000" office:value-type="float" office:value="0.00044486">
            <text:p>0.00044486</text:p>
          </table:table-cell>
          <table:table-cell table:formula="of:=([.W5]+[.X5])*1000000000000" office:value-type="float" office:value="0.0000460942">
            <text:p>4.60942E-005</text:p>
          </table:table-cell>
          <table:table-cell office:value-type="float" office:value="0.00015223">
            <text:p>0.00015223</text:p>
          </table:table-cell>
          <table:table-cell table:style-name="ce1" office:value-type="string">
            <text:p>4.8712e-07</text:p>
          </table:table-cell>
          <table:table-cell table:style-name="ce1" office:value-type="string">
            <text:p>1.9119e-06</text:p>
          </table:table-cell>
          <table:table-cell table:style-name="ce1" office:value-type="string">
            <text:p>1.3111e-08</text:p>
          </table:table-cell>
          <table:table-cell table:style-name="ce1" office:value-type="string">
            <text:p>8.657e-07</text:p>
          </table:table-cell>
          <table:table-cell table:style-name="ce1" office:value-type="string">
            <text:p>6.9284e-07</text:p>
          </table:table-cell>
          <table:table-cell table:style-name="ce1" office:value-type="string">
            <text:p>2.2375e-05</text:p>
          </table:table-cell>
          <table:table-cell office:value-type="float" office:value="0.0021092">
            <text:p>0.0021092</text:p>
          </table:table-cell>
          <table:table-cell table:style-name="ce1" office:value-type="string">
            <text:p>8.3866e-16</text:p>
          </table:table-cell>
          <table:table-cell table:style-name="ce1" office:value-type="string">
            <text:p>4.4486e-16</text:p>
          </table:table-cell>
          <table:table-cell table:style-name="ce1" office:value-type="string">
            <text:p>2.7672e-18</text:p>
          </table:table-cell>
          <table:table-cell table:style-name="ce1" office:value-type="string">
            <text:p>4.3327e-17</text:p>
          </table:table-cell>
        </table:table-row>
        <table:table-row table:style-name="ro4">
          <table:table-cell office:value-type="float" office:value="40.31234">
            <text:p>40.31234</text:p>
          </table:table-cell>
          <table:table-cell table:formula="of:=[.M6]*1000000" office:value-type="float" office:value="152.42">
            <text:p>152.42</text:p>
          </table:table-cell>
          <table:table-cell table:formula="of:=[.N6]*1000000" office:value-type="float" office:value="0.43296">
            <text:p>0.43296</text:p>
          </table:table-cell>
          <table:table-cell table:formula="of:=[.O6]*1000000" office:value-type="float" office:value="1.8961">
            <text:p>1.8961</text:p>
          </table:table-cell>
          <table:table-cell table:formula="of:=[.P6]*1000000" office:value-type="float" office:value="0.013104">
            <text:p>0.013104</text:p>
          </table:table-cell>
          <table:table-cell table:formula="of:=[.Q6]*1000000" office:value-type="float" office:value="0.75335">
            <text:p>0.75335</text:p>
          </table:table-cell>
          <table:table-cell table:formula="of:=[.R6]*1000000" office:value-type="float" office:value="0.66005">
            <text:p>0.66005</text:p>
          </table:table-cell>
          <table:table-cell table:formula="of:=[.S6]*1000000" office:value-type="float" office:value="22.398">
            <text:p>22.398</text:p>
          </table:table-cell>
          <table:table-cell table:formula="of:=[.T6]*1000000" office:value-type="float" office:value="2108.9">
            <text:p>2108.9</text:p>
          </table:table-cell>
          <table:table-cell table:formula="of:=[.U6]*1000000000000" office:value-type="float" office:value="0.00030837">
            <text:p>0.00030837</text:p>
          </table:table-cell>
          <table:table-cell table:formula="of:=[.V6]*1000000000000" office:value-type="float" office:value="0.00059281">
            <text:p>0.00059281</text:p>
          </table:table-cell>
          <table:table-cell table:formula="of:=([.W6]+[.X6])*1000000000000" office:value-type="float" office:value="0.0000756986">
            <text:p>7.56986E-005</text:p>
          </table:table-cell>
          <table:table-cell office:value-type="float" office:value="0.00015242">
            <text:p>0.00015242</text:p>
          </table:table-cell>
          <table:table-cell table:style-name="ce1" office:value-type="string">
            <text:p>4.3296e-07</text:p>
          </table:table-cell>
          <table:table-cell table:style-name="ce1" office:value-type="string">
            <text:p>1.8961e-06</text:p>
          </table:table-cell>
          <table:table-cell table:style-name="ce1" office:value-type="string">
            <text:p>1.3104e-08</text:p>
          </table:table-cell>
          <table:table-cell table:style-name="ce1" office:value-type="string">
            <text:p>7.5335e-07</text:p>
          </table:table-cell>
          <table:table-cell table:style-name="ce1" office:value-type="string">
            <text:p>6.6005e-07</text:p>
          </table:table-cell>
          <table:table-cell table:style-name="ce1" office:value-type="string">
            <text:p>2.2398e-05</text:p>
          </table:table-cell>
          <table:table-cell office:value-type="float" office:value="0.0021089">
            <text:p>0.0021089</text:p>
          </table:table-cell>
          <table:table-cell table:style-name="ce1" office:value-type="string">
            <text:p>3.0837e-16</text:p>
          </table:table-cell>
          <table:table-cell table:style-name="ce1" office:value-type="string">
            <text:p>5.9281e-16</text:p>
          </table:table-cell>
          <table:table-cell table:style-name="ce1" office:value-type="string">
            <text:p>3.8376e-18</text:p>
          </table:table-cell>
          <table:table-cell table:style-name="ce1" office:value-type="string">
            <text:p>7.1861e-17</text:p>
          </table:table-cell>
        </table:table-row>
        <table:table-row table:style-name="ro4">
          <table:table-cell office:value-type="float" office:value="50.17864">
            <text:p>50.17864</text:p>
          </table:table-cell>
          <table:table-cell table:formula="of:=[.M7]*1000000" office:value-type="float" office:value="152.69">
            <text:p>152.69</text:p>
          </table:table-cell>
          <table:table-cell table:formula="of:=[.N7]*1000000" office:value-type="float" office:value="0.38785">
            <text:p>0.38785</text:p>
          </table:table-cell>
          <table:table-cell table:formula="of:=[.O7]*1000000" office:value-type="float" office:value="1.8809">
            <text:p>1.8809</text:p>
          </table:table-cell>
          <table:table-cell table:formula="of:=[.P7]*1000000" office:value-type="float" office:value="0.013088">
            <text:p>0.013088</text:p>
          </table:table-cell>
          <table:table-cell table:formula="of:=[.Q7]*1000000" office:value-type="float" office:value="0.65958">
            <text:p>0.65958</text:p>
          </table:table-cell>
          <table:table-cell table:formula="of:=[.R7]*1000000" office:value-type="float" office:value="0.63829">
            <text:p>0.63829</text:p>
          </table:table-cell>
          <table:table-cell table:formula="of:=[.S7]*1000000" office:value-type="float" office:value="22.419">
            <text:p>22.419</text:p>
          </table:table-cell>
          <table:table-cell table:formula="of:=[.T7]*1000000" office:value-type="float" office:value="2108.8">
            <text:p>2108.8</text:p>
          </table:table-cell>
          <table:table-cell table:formula="of:=[.U7]*1000000000000" office:value-type="float" office:value="0.00013917">
            <text:p>0.00013917</text:p>
          </table:table-cell>
          <table:table-cell table:formula="of:=[.V7]*1000000000000" office:value-type="float" office:value="0.00073041">
            <text:p>0.00073041</text:p>
          </table:table-cell>
          <table:table-cell table:formula="of:=([.W7]+[.X7])*1000000000000" office:value-type="float" office:value="0.0001071315">
            <text:p>0.0001071315</text:p>
          </table:table-cell>
          <table:table-cell office:value-type="float" office:value="0.00015269">
            <text:p>0.00015269</text:p>
          </table:table-cell>
          <table:table-cell table:style-name="ce1" office:value-type="string">
            <text:p>3.8785e-07</text:p>
          </table:table-cell>
          <table:table-cell table:style-name="ce1" office:value-type="string">
            <text:p>1.8809e-06</text:p>
          </table:table-cell>
          <table:table-cell table:style-name="ce1" office:value-type="string">
            <text:p>1.3088e-08</text:p>
          </table:table-cell>
          <table:table-cell table:style-name="ce1" office:value-type="string">
            <text:p>6.5958e-07</text:p>
          </table:table-cell>
          <table:table-cell table:style-name="ce1" office:value-type="string">
            <text:p>6.3829e-07</text:p>
          </table:table-cell>
          <table:table-cell table:style-name="ce1" office:value-type="string">
            <text:p>2.2419e-05</text:p>
          </table:table-cell>
          <table:table-cell office:value-type="float" office:value="0.0021088">
            <text:p>0.0021088</text:p>
          </table:table-cell>
          <table:table-cell table:style-name="ce1" office:value-type="string">
            <text:p>1.3917e-16</text:p>
          </table:table-cell>
          <table:table-cell table:style-name="ce1" office:value-type="string">
            <text:p>7.3041e-16</text:p>
          </table:table-cell>
          <table:table-cell table:style-name="ce1" office:value-type="string">
            <text:p>4.8915e-18</text:p>
          </table:table-cell>
          <table:table-cell table:style-name="ce1" office:value-type="string">
            <text:p>1.0224e-16</text:p>
          </table:table-cell>
        </table:table-row>
        <table:table-row table:style-name="ro4">
          <table:table-cell office:value-type="float" office:value="60.02203">
            <text:p>60.02203</text:p>
          </table:table-cell>
          <table:table-cell table:formula="of:=[.M8]*1000000" office:value-type="float" office:value="152.95">
            <text:p>152.95</text:p>
          </table:table-cell>
          <table:table-cell table:formula="of:=[.N8]*1000000" office:value-type="float" office:value="0.34909">
            <text:p>0.34909</text:p>
          </table:table-cell>
          <table:table-cell table:formula="of:=[.O8]*1000000" office:value-type="float" office:value="1.8658">
            <text:p>1.8658</text:p>
          </table:table-cell>
          <table:table-cell table:formula="of:=[.P8]*1000000" office:value-type="float" office:value="0.013065">
            <text:p>0.013065</text:p>
          </table:table-cell>
          <table:table-cell table:formula="of:=[.Q8]*1000000" office:value-type="float" office:value="0.5789">
            <text:p>0.5789</text:p>
          </table:table-cell>
          <table:table-cell table:formula="of:=[.R8]*1000000" office:value-type="float" office:value="0.62557">
            <text:p>0.62557</text:p>
          </table:table-cell>
          <table:table-cell table:formula="of:=[.S8]*1000000" office:value-type="float" office:value="22.44">
            <text:p>22.44</text:p>
          </table:table-cell>
          <table:table-cell table:formula="of:=[.T8]*1000000" office:value-type="float" office:value="2108.6">
            <text:p>2108.6</text:p>
          </table:table-cell>
          <table:table-cell table:formula="of:=[.U8]*1000000000000" office:value-type="float" office:value="0.000066755">
            <text:p>0.000066755</text:p>
          </table:table-cell>
          <table:table-cell table:formula="of:=[.V8]*1000000000000" office:value-type="float" office:value="0.00085854">
            <text:p>0.00085854</text:p>
          </table:table-cell>
          <table:table-cell table:formula="of:=([.W8]+[.X8])*1000000000000" office:value-type="float" office:value="0.0001421007">
            <text:p>0.0001421007</text:p>
          </table:table-cell>
          <table:table-cell office:value-type="float" office:value="0.00015295">
            <text:p>0.00015295</text:p>
          </table:table-cell>
          <table:table-cell table:style-name="ce1" office:value-type="string">
            <text:p>3.4909e-07</text:p>
          </table:table-cell>
          <table:table-cell table:style-name="ce1" office:value-type="string">
            <text:p>1.8658e-06</text:p>
          </table:table-cell>
          <table:table-cell table:style-name="ce1" office:value-type="string">
            <text:p>1.3065e-08</text:p>
          </table:table-cell>
          <table:table-cell table:style-name="ce1" office:value-type="string">
            <text:p>5.789e-07</text:p>
          </table:table-cell>
          <table:table-cell table:style-name="ce1" office:value-type="string">
            <text:p>6.2557e-07</text:p>
          </table:table-cell>
          <table:table-cell table:style-name="ce1" office:value-type="string">
            <text:p>2.244e-05</text:p>
          </table:table-cell>
          <table:table-cell office:value-type="float" office:value="0.0021086">
            <text:p>0.0021086</text:p>
          </table:table-cell>
          <table:table-cell table:style-name="ce1" office:value-type="string">
            <text:p>6.6755e-17</text:p>
          </table:table-cell>
          <table:table-cell table:style-name="ce1" office:value-type="string">
            <text:p>8.5854e-16</text:p>
          </table:table-cell>
          <table:table-cell table:style-name="ce1" office:value-type="string">
            <text:p>6.0307e-18</text:p>
          </table:table-cell>
          <table:table-cell table:style-name="ce1" office:value-type="string">
            <text:p>1.3607e-16</text:p>
          </table:table-cell>
        </table:table-row>
        <table:table-row table:style-name="ro4">
          <table:table-cell office:value-type="float" office:value="70.38141">
            <text:p>70.38141</text:p>
          </table:table-cell>
          <table:table-cell table:formula="of:=[.M9]*1000000" office:value-type="float" office:value="153.18">
            <text:p>153.18</text:p>
          </table:table-cell>
          <table:table-cell table:formula="of:=[.N9]*1000000" office:value-type="float" office:value="0.31387">
            <text:p>0.31387</text:p>
          </table:table-cell>
          <table:table-cell table:formula="of:=[.O9]*1000000" office:value-type="float" office:value="1.8502">
            <text:p>1.8502</text:p>
          </table:table-cell>
          <table:table-cell table:formula="of:=[.P9]*1000000" office:value-type="float" office:value="0.013035">
            <text:p>0.013035</text:p>
          </table:table-cell>
          <table:table-cell table:formula="of:=[.Q9]*1000000" office:value-type="float" office:value="0.50563">
            <text:p>0.50563</text:p>
          </table:table-cell>
          <table:table-cell table:formula="of:=[.R9]*1000000" office:value-type="float" office:value="0.61898">
            <text:p>0.61898</text:p>
          </table:table-cell>
          <table:table-cell table:formula="of:=[.S9]*1000000" office:value-type="float" office:value="22.462">
            <text:p>22.462</text:p>
          </table:table-cell>
          <table:table-cell table:formula="of:=[.T9]*1000000" office:value-type="float" office:value="2108.4">
            <text:p>2108.4</text:p>
          </table:table-cell>
          <table:table-cell table:formula="of:=[.U9]*1000000000000" office:value-type="float" office:value="0.000032524">
            <text:p>0.000032524</text:p>
          </table:table-cell>
          <table:table-cell table:formula="of:=[.V9]*1000000000000" office:value-type="float" office:value="0.00098139">
            <text:p>0.00098139</text:p>
          </table:table-cell>
          <table:table-cell table:formula="of:=([.W9]+[.X9])*1000000000000" office:value-type="float" office:value="0.0001842485">
            <text:p>0.0001842485</text:p>
          </table:table-cell>
          <table:table-cell office:value-type="float" office:value="0.00015318">
            <text:p>0.00015318</text:p>
          </table:table-cell>
          <table:table-cell table:style-name="ce1" office:value-type="string">
            <text:p>3.1387e-07</text:p>
          </table:table-cell>
          <table:table-cell table:style-name="ce1" office:value-type="string">
            <text:p>1.8502e-06</text:p>
          </table:table-cell>
          <table:table-cell table:style-name="ce1" office:value-type="string">
            <text:p>1.3035e-08</text:p>
          </table:table-cell>
          <table:table-cell table:style-name="ce1" office:value-type="string">
            <text:p>5.0563e-07</text:p>
          </table:table-cell>
          <table:table-cell table:style-name="ce1" office:value-type="string">
            <text:p>6.1898e-07</text:p>
          </table:table-cell>
          <table:table-cell table:style-name="ce1" office:value-type="string">
            <text:p>2.2462e-05</text:p>
          </table:table-cell>
          <table:table-cell office:value-type="float" office:value="0.0021084">
            <text:p>0.0021084</text:p>
          </table:table-cell>
          <table:table-cell table:style-name="ce1" office:value-type="string">
            <text:p>3.2524e-17</text:p>
          </table:table-cell>
          <table:table-cell table:style-name="ce1" office:value-type="string">
            <text:p>9.8139e-16</text:p>
          </table:table-cell>
          <table:table-cell table:style-name="ce1" office:value-type="string">
            <text:p>7.3885e-18</text:p>
          </table:table-cell>
          <table:table-cell table:style-name="ce1" office:value-type="string">
            <text:p>1.7686e-16</text:p>
          </table:table-cell>
        </table:table-row>
        <table:table-row table:style-name="ro4">
          <table:table-cell office:value-type="float" office:value="80.1013">
            <text:p>80.1013</text:p>
          </table:table-cell>
          <table:table-cell table:formula="of:=[.M10]*1000000" office:value-type="float" office:value="153.34">
            <text:p>153.34</text:p>
          </table:table-cell>
          <table:table-cell table:formula="of:=[.N10]*1000000" office:value-type="float" office:value="0.28523">
            <text:p>0.28523</text:p>
          </table:table-cell>
          <table:table-cell table:formula="of:=[.O10]*1000000" office:value-type="float" office:value="1.8356">
            <text:p>1.8356</text:p>
          </table:table-cell>
          <table:table-cell table:formula="of:=[.P10]*1000000" office:value-type="float" office:value="0.013003">
            <text:p>0.013003</text:p>
          </table:table-cell>
          <table:table-cell table:formula="of:=[.Q10]*1000000" office:value-type="float" office:value="0.44618">
            <text:p>0.44618</text:p>
          </table:table-cell>
          <table:table-cell table:formula="of:=[.R10]*1000000" office:value-type="float" office:value="0.61383">
            <text:p>0.61383</text:p>
          </table:table-cell>
          <table:table-cell table:formula="of:=[.S10]*1000000" office:value-type="float" office:value="22.482">
            <text:p>22.482</text:p>
          </table:table-cell>
          <table:table-cell table:formula="of:=[.T10]*1000000" office:value-type="float" office:value="2108.3">
            <text:p>2108.3</text:p>
          </table:table-cell>
          <table:table-cell table:formula="of:=[.U10]*1000000000000" office:value-type="float" office:value="0.000017962">
            <text:p>0.000017962</text:p>
          </table:table-cell>
          <table:table-cell table:formula="of:=[.V10]*1000000000000" office:value-type="float" office:value="0.0010854">
            <text:p>0.0010854</text:p>
          </table:table-cell>
          <table:table-cell table:formula="of:=([.W10]+[.X10])*1000000000000" office:value-type="float" office:value="0.0002284487">
            <text:p>0.0002284487</text:p>
          </table:table-cell>
          <table:table-cell office:value-type="float" office:value="0.00015334">
            <text:p>0.00015334</text:p>
          </table:table-cell>
          <table:table-cell table:style-name="ce1" office:value-type="string">
            <text:p>2.8523e-07</text:p>
          </table:table-cell>
          <table:table-cell table:style-name="ce1" office:value-type="string">
            <text:p>1.8356e-06</text:p>
          </table:table-cell>
          <table:table-cell table:style-name="ce1" office:value-type="string">
            <text:p>1.3003e-08</text:p>
          </table:table-cell>
          <table:table-cell table:style-name="ce1" office:value-type="string">
            <text:p>4.4618e-07</text:p>
          </table:table-cell>
          <table:table-cell table:style-name="ce1" office:value-type="string">
            <text:p>6.1383e-07</text:p>
          </table:table-cell>
          <table:table-cell table:style-name="ce1" office:value-type="string">
            <text:p>2.2482e-05</text:p>
          </table:table-cell>
          <table:table-cell office:value-type="float" office:value="0.0021083">
            <text:p>0.0021083</text:p>
          </table:table-cell>
          <table:table-cell table:style-name="ce1" office:value-type="string">
            <text:p>1.7962e-17</text:p>
          </table:table-cell>
          <table:table-cell table:style-name="ce1" office:value-type="string">
            <text:p>1.0854e-15</text:p>
          </table:table-cell>
          <table:table-cell table:style-name="ce1" office:value-type="string">
            <text:p>8.7887e-18</text:p>
          </table:table-cell>
          <table:table-cell table:style-name="ce1" office:value-type="string">
            <text:p>2.1966e-16</text:p>
          </table:table-cell>
        </table:table-row>
        <table:table-row table:style-name="ro4">
          <table:table-cell office:value-type="float" office:value="90.26079">
            <text:p>90.26079</text:p>
          </table:table-cell>
          <table:table-cell table:formula="of:=[.M11]*1000000" office:value-type="float" office:value="153.48">
            <text:p>153.48</text:p>
          </table:table-cell>
          <table:table-cell table:formula="of:=[.N11]*1000000" office:value-type="float" office:value="0.25915">
            <text:p>0.25915</text:p>
          </table:table-cell>
          <table:table-cell table:formula="of:=[.O11]*1000000" office:value-type="float" office:value="1.8206">
            <text:p>1.8206</text:p>
          </table:table-cell>
          <table:table-cell table:formula="of:=[.P11]*1000000" office:value-type="float" office:value="0.012965">
            <text:p>0.012965</text:p>
          </table:table-cell>
          <table:table-cell table:formula="of:=[.Q11]*1000000" office:value-type="float" office:value="0.39233">
            <text:p>0.39233</text:p>
          </table:table-cell>
          <table:table-cell table:formula="of:=[.R11]*1000000" office:value-type="float" office:value="0.60677">
            <text:p>0.60677</text:p>
          </table:table-cell>
          <table:table-cell table:formula="of:=[.S11]*1000000" office:value-type="float" office:value="22.503">
            <text:p>22.503</text:p>
          </table:table-cell>
          <table:table-cell table:formula="of:=[.T11]*1000000" office:value-type="float" office:value="2108.2">
            <text:p>2108.2</text:p>
          </table:table-cell>
          <table:table-cell table:formula="of:=[.U11]*1000000000000" office:value-type="float" office:value="0.000010634">
            <text:p>0.000010634</text:p>
          </table:table-cell>
          <table:table-cell table:formula="of:=[.V11]*1000000000000" office:value-type="float" office:value="0.0011837">
            <text:p>0.0011837</text:p>
          </table:table-cell>
          <table:table-cell table:formula="of:=([.W11]+[.X11])*1000000000000" office:value-type="float" office:value="0.000276973">
            <text:p>0.000276973</text:p>
          </table:table-cell>
          <table:table-cell office:value-type="float" office:value="0.00015348">
            <text:p>0.00015348</text:p>
          </table:table-cell>
          <table:table-cell table:style-name="ce1" office:value-type="string">
            <text:p>2.5915e-07</text:p>
          </table:table-cell>
          <table:table-cell table:style-name="ce1" office:value-type="string">
            <text:p>1.8206e-06</text:p>
          </table:table-cell>
          <table:table-cell table:style-name="ce1" office:value-type="string">
            <text:p>1.2965e-08</text:p>
          </table:table-cell>
          <table:table-cell table:style-name="ce1" office:value-type="string">
            <text:p>3.9233e-07</text:p>
          </table:table-cell>
          <table:table-cell table:style-name="ce1" office:value-type="string">
            <text:p>6.0677e-07</text:p>
          </table:table-cell>
          <table:table-cell table:style-name="ce1" office:value-type="string">
            <text:p>2.2503e-05</text:p>
          </table:table-cell>
          <table:table-cell office:value-type="float" office:value="0.0021082">
            <text:p>0.0021082</text:p>
          </table:table-cell>
          <table:table-cell table:style-name="ce1" office:value-type="string">
            <text:p>1.0634e-17</text:p>
          </table:table-cell>
          <table:table-cell table:style-name="ce1" office:value-type="string">
            <text:p>1.1837e-15</text:p>
          </table:table-cell>
          <table:table-cell table:style-name="ce1" office:value-type="string">
            <text:p>1.0283e-17</text:p>
          </table:table-cell>
          <table:table-cell table:style-name="ce1" office:value-type="string">
            <text:p>2.6669e-16</text:p>
          </table:table-cell>
        </table:table-row>
        <table:table-row table:style-name="ro4">
          <table:table-cell office:value-type="float" office:value="100.7017">
            <text:p>100.7017</text:p>
          </table:table-cell>
          <table:table-cell table:formula="of:=[.M12]*1000000" office:value-type="float" office:value="153.59">
            <text:p>153.59</text:p>
          </table:table-cell>
          <table:table-cell table:formula="of:=[.N12]*1000000" office:value-type="float" office:value="0.23584">
            <text:p>0.23584</text:p>
          </table:table-cell>
          <table:table-cell table:formula="of:=[.O12]*1000000" office:value-type="float" office:value="1.8054">
            <text:p>1.8054</text:p>
          </table:table-cell>
          <table:table-cell table:formula="of:=[.P12]*1000000" office:value-type="float" office:value="0.012923">
            <text:p>0.012923</text:p>
          </table:table-cell>
          <table:table-cell table:formula="of:=[.Q12]*1000000" office:value-type="float" office:value="0.3446">
            <text:p>0.3446</text:p>
          </table:table-cell>
          <table:table-cell table:formula="of:=[.R12]*1000000" office:value-type="float" office:value="0.59827">
            <text:p>0.59827</text:p>
          </table:table-cell>
          <table:table-cell table:formula="of:=[.S12]*1000000" office:value-type="float" office:value="22.524">
            <text:p>22.524</text:p>
          </table:table-cell>
          <table:table-cell table:formula="of:=[.T12]*1000000" office:value-type="float" office:value="2108.1">
            <text:p>2108.1</text:p>
          </table:table-cell>
          <table:table-cell table:formula="of:=[.U12]*1000000000000" office:value-type="float" office:value="0.0000069007">
            <text:p>6.9007E-006</text:p>
          </table:table-cell>
          <table:table-cell table:formula="of:=[.V12]*1000000000000" office:value-type="float" office:value="0.0012748">
            <text:p>0.0012748</text:p>
          </table:table-cell>
          <table:table-cell table:formula="of:=([.W12]+[.X12])*1000000000000" office:value-type="float" office:value="0.000327678">
            <text:p>0.000327678</text:p>
          </table:table-cell>
          <table:table-cell office:value-type="float" office:value="0.00015359">
            <text:p>0.00015359</text:p>
          </table:table-cell>
          <table:table-cell table:style-name="ce1" office:value-type="string">
            <text:p>2.3584e-07</text:p>
          </table:table-cell>
          <table:table-cell table:style-name="ce1" office:value-type="string">
            <text:p>1.8054e-06</text:p>
          </table:table-cell>
          <table:table-cell table:style-name="ce1" office:value-type="string">
            <text:p>1.2923e-08</text:p>
          </table:table-cell>
          <table:table-cell table:style-name="ce1" office:value-type="string">
            <text:p>3.446e-07</text:p>
          </table:table-cell>
          <table:table-cell table:style-name="ce1" office:value-type="string">
            <text:p>5.9827e-07</text:p>
          </table:table-cell>
          <table:table-cell table:style-name="ce1" office:value-type="string">
            <text:p>2.2524e-05</text:p>
          </table:table-cell>
          <table:table-cell office:value-type="float" office:value="0.0021081">
            <text:p>0.0021081</text:p>
          </table:table-cell>
          <table:table-cell table:style-name="ce1" office:value-type="string">
            <text:p>6.9007e-18</text:p>
          </table:table-cell>
          <table:table-cell table:style-name="ce1" office:value-type="string">
            <text:p>1.2748e-15</text:p>
          </table:table-cell>
          <table:table-cell table:style-name="ce1" office:value-type="string">
            <text:p>1.1798e-17</text:p>
          </table:table-cell>
          <table:table-cell table:style-name="ce1" office:value-type="string">
            <text:p>3.1588e-16</text:p>
          </table:table-cell>
        </table:table-row>
        <table:table-row table:style-name="ro4">
          <table:table-cell office:value-type="float" office:value="110.7017">
            <text:p>110.7017</text:p>
          </table:table-cell>
          <table:table-cell table:formula="of:=[.M13]*1000000" office:value-type="float" office:value="153.68">
            <text:p>153.68</text:p>
          </table:table-cell>
          <table:table-cell table:formula="of:=[.N13]*1000000" office:value-type="float" office:value="0.21633">
            <text:p>0.21633</text:p>
          </table:table-cell>
          <table:table-cell table:formula="of:=[.O13]*1000000" office:value-type="float" office:value="1.791">
            <text:p>1.791</text:p>
          </table:table-cell>
          <table:table-cell table:formula="of:=[.P13]*1000000" office:value-type="float" office:value="0.012879">
            <text:p>0.012879</text:p>
          </table:table-cell>
          <table:table-cell table:formula="of:=[.Q13]*1000000" office:value-type="float" office:value="0.305">
            <text:p>0.305</text:p>
          </table:table-cell>
          <table:table-cell table:formula="of:=[.R13]*1000000" office:value-type="float" office:value="0.5896">
            <text:p>0.5896</text:p>
          </table:table-cell>
          <table:table-cell table:formula="of:=[.S13]*1000000" office:value-type="float" office:value="22.543">
            <text:p>22.543</text:p>
          </table:table-cell>
          <table:table-cell table:formula="of:=[.T13]*1000000" office:value-type="float" office:value="2108">
            <text:p>2108</text:p>
          </table:table-cell>
          <table:table-cell table:formula="of:=[.U13]*1000000000000" office:value-type="float" office:value="0.0000050768">
            <text:p>5.0768E-006</text:p>
          </table:table-cell>
          <table:table-cell table:formula="of:=[.V13]*1000000000000" office:value-type="float" office:value="0.0013537">
            <text:p>0.0013537</text:p>
          </table:table-cell>
          <table:table-cell table:formula="of:=([.W13]+[.X13])*1000000000000" office:value-type="float" office:value="0.000376447">
            <text:p>0.000376447</text:p>
          </table:table-cell>
          <table:table-cell office:value-type="float" office:value="0.00015368">
            <text:p>0.00015368</text:p>
          </table:table-cell>
          <table:table-cell table:style-name="ce1" office:value-type="string">
            <text:p>2.1633e-07</text:p>
          </table:table-cell>
          <table:table-cell table:style-name="ce1" office:value-type="string">
            <text:p>1.791e-06</text:p>
          </table:table-cell>
          <table:table-cell table:style-name="ce1" office:value-type="string">
            <text:p>1.2879e-08</text:p>
          </table:table-cell>
          <table:table-cell table:style-name="ce1" office:value-type="string">
            <text:p>3.05e-07</text:p>
          </table:table-cell>
          <table:table-cell table:style-name="ce1" office:value-type="string">
            <text:p>5.896e-07</text:p>
          </table:table-cell>
          <table:table-cell table:style-name="ce1" office:value-type="string">
            <text:p>2.2543e-05</text:p>
          </table:table-cell>
          <table:table-cell office:value-type="float" office:value="0.002108">
            <text:p>0.002108</text:p>
          </table:table-cell>
          <table:table-cell table:style-name="ce1" office:value-type="string">
            <text:p>5.0768e-18</text:p>
          </table:table-cell>
          <table:table-cell table:style-name="ce1" office:value-type="string">
            <text:p>1.3537e-15</text:p>
          </table:table-cell>
          <table:table-cell table:style-name="ce1" office:value-type="string">
            <text:p>1.3217e-17</text:p>
          </table:table-cell>
          <table:table-cell table:style-name="ce1" office:value-type="string">
            <text:p>3.6323e-16</text:p>
          </table:table-cell>
        </table:table-row>
        <table:table-row table:style-name="ro4">
          <table:table-cell office:value-type="float" office:value="120.7017">
            <text:p>120.7017</text:p>
          </table:table-cell>
          <table:table-cell table:formula="of:=[.M14]*1000000" office:value-type="float" office:value="153.76">
            <text:p>153.76</text:p>
          </table:table-cell>
          <table:table-cell table:formula="of:=[.N14]*1000000" office:value-type="float" office:value="0.19911">
            <text:p>0.19911</text:p>
          </table:table-cell>
          <table:table-cell table:formula="of:=[.O14]*1000000" office:value-type="float" office:value="1.7767">
            <text:p>1.7767</text:p>
          </table:table-cell>
          <table:table-cell table:formula="of:=[.P14]*1000000" office:value-type="float" office:value="0.012834">
            <text:p>0.012834</text:p>
          </table:table-cell>
          <table:table-cell table:formula="of:=[.Q14]*1000000" office:value-type="float" office:value="0.27043">
            <text:p>0.27043</text:p>
          </table:table-cell>
          <table:table-cell table:formula="of:=[.R14]*1000000" office:value-type="float" office:value="0.58081">
            <text:p>0.58081</text:p>
          </table:table-cell>
          <table:table-cell table:formula="of:=[.S14]*1000000" office:value-type="float" office:value="22.562">
            <text:p>22.562</text:p>
          </table:table-cell>
          <table:table-cell table:formula="of:=[.T14]*1000000" office:value-type="float" office:value="2107.9">
            <text:p>2107.9</text:p>
          </table:table-cell>
          <table:table-cell table:formula="of:=[.U14]*1000000000000" office:value-type="float" office:value="0.0000041237">
            <text:p>4.1237E-006</text:p>
          </table:table-cell>
          <table:table-cell table:formula="of:=[.V14]*1000000000000" office:value-type="float" office:value="0.0014253">
            <text:p>0.0014253</text:p>
          </table:table-cell>
          <table:table-cell table:formula="of:=([.W14]+[.X14])*1000000000000" office:value-type="float" office:value="0.000425198">
            <text:p>0.000425198</text:p>
          </table:table-cell>
          <table:table-cell office:value-type="float" office:value="0.00015376">
            <text:p>0.00015376</text:p>
          </table:table-cell>
          <table:table-cell table:style-name="ce1" office:value-type="string">
            <text:p>1.9911e-07</text:p>
          </table:table-cell>
          <table:table-cell table:style-name="ce1" office:value-type="string">
            <text:p>1.7767e-06</text:p>
          </table:table-cell>
          <table:table-cell table:style-name="ce1" office:value-type="string">
            <text:p>1.2834e-08</text:p>
          </table:table-cell>
          <table:table-cell table:style-name="ce1" office:value-type="string">
            <text:p>2.7043e-07</text:p>
          </table:table-cell>
          <table:table-cell table:style-name="ce1" office:value-type="string">
            <text:p>5.8081e-07</text:p>
          </table:table-cell>
          <table:table-cell table:style-name="ce1" office:value-type="string">
            <text:p>2.2562e-05</text:p>
          </table:table-cell>
          <table:table-cell office:value-type="float" office:value="0.0021079">
            <text:p>0.0021079</text:p>
          </table:table-cell>
          <table:table-cell table:style-name="ce1" office:value-type="string">
            <text:p>4.1237e-18</text:p>
          </table:table-cell>
          <table:table-cell table:style-name="ce1" office:value-type="string">
            <text:p>1.4253e-15</text:p>
          </table:table-cell>
          <table:table-cell table:style-name="ce1" office:value-type="string">
            <text:p>1.4608e-17</text:p>
          </table:table-cell>
          <table:table-cell table:style-name="ce1" office:value-type="string">
            <text:p>4.1059e-16</text:p>
          </table:table-cell>
        </table:table-row>
        <table:table-row table:style-name="ro4">
          <table:table-cell office:value-type="float" office:value="130.7017">
            <text:p>130.7017</text:p>
          </table:table-cell>
          <table:table-cell table:formula="of:=[.M15]*1000000" office:value-type="float" office:value="153.83">
            <text:p>153.83</text:p>
          </table:table-cell>
          <table:table-cell table:formula="of:=[.N15]*1000000" office:value-type="float" office:value="0.18387">
            <text:p>0.18387</text:p>
          </table:table-cell>
          <table:table-cell table:formula="of:=[.O15]*1000000" office:value-type="float" office:value="1.7626">
            <text:p>1.7626</text:p>
          </table:table-cell>
          <table:table-cell table:formula="of:=[.P15]*1000000" office:value-type="float" office:value="0.012786">
            <text:p>0.012786</text:p>
          </table:table-cell>
          <table:table-cell table:formula="of:=[.Q15]*1000000" office:value-type="float" office:value="0.24017">
            <text:p>0.24017</text:p>
          </table:table-cell>
          <table:table-cell table:formula="of:=[.R15]*1000000" office:value-type="float" office:value="0.57215">
            <text:p>0.57215</text:p>
          </table:table-cell>
          <table:table-cell table:formula="of:=[.S15]*1000000" office:value-type="float" office:value="22.581">
            <text:p>22.581</text:p>
          </table:table-cell>
          <table:table-cell table:formula="of:=[.T15]*1000000" office:value-type="float" office:value="2107.8">
            <text:p>2107.8</text:p>
          </table:table-cell>
          <table:table-cell table:formula="of:=[.U15]*1000000000000" office:value-type="float" office:value="0.0000036253">
            <text:p>3.6253E-006</text:p>
          </table:table-cell>
          <table:table-cell table:formula="of:=[.V15]*1000000000000" office:value-type="float" office:value="0.0014904">
            <text:p>0.0014904</text:p>
          </table:table-cell>
          <table:table-cell table:formula="of:=([.W15]+[.X15])*1000000000000" office:value-type="float" office:value="0.000473904">
            <text:p>0.000473904</text:p>
          </table:table-cell>
          <table:table-cell office:value-type="float" office:value="0.00015383">
            <text:p>0.00015383</text:p>
          </table:table-cell>
          <table:table-cell table:style-name="ce1" office:value-type="string">
            <text:p>1.8387e-07</text:p>
          </table:table-cell>
          <table:table-cell table:style-name="ce1" office:value-type="string">
            <text:p>1.7626e-06</text:p>
          </table:table-cell>
          <table:table-cell table:style-name="ce1" office:value-type="string">
            <text:p>1.2786e-08</text:p>
          </table:table-cell>
          <table:table-cell table:style-name="ce1" office:value-type="string">
            <text:p>2.4017e-07</text:p>
          </table:table-cell>
          <table:table-cell table:style-name="ce1" office:value-type="string">
            <text:p>5.7215e-07</text:p>
          </table:table-cell>
          <table:table-cell table:style-name="ce1" office:value-type="string">
            <text:p>2.2581e-05</text:p>
          </table:table-cell>
          <table:table-cell office:value-type="float" office:value="0.0021078">
            <text:p>0.0021078</text:p>
          </table:table-cell>
          <table:table-cell table:style-name="ce1" office:value-type="string">
            <text:p>3.6253e-18</text:p>
          </table:table-cell>
          <table:table-cell table:style-name="ce1" office:value-type="string">
            <text:p>1.4904e-15</text:p>
          </table:table-cell>
          <table:table-cell table:style-name="ce1" office:value-type="string">
            <text:p>1.5974e-17</text:p>
          </table:table-cell>
          <table:table-cell table:style-name="ce1" office:value-type="string">
            <text:p>4.5793e-16</text:p>
          </table:table-cell>
        </table:table-row>
        <table:table-row table:style-name="ro4">
          <table:table-cell office:value-type="float" office:value="140.7017">
            <text:p>140.7017</text:p>
          </table:table-cell>
          <table:table-cell table:formula="of:=[.M16]*1000000" office:value-type="float" office:value="153.89">
            <text:p>153.89</text:p>
          </table:table-cell>
          <table:table-cell table:formula="of:=[.N16]*1000000" office:value-type="float" office:value="0.17037">
            <text:p>0.17037</text:p>
          </table:table-cell>
          <table:table-cell table:formula="of:=[.O16]*1000000" office:value-type="float" office:value="1.7487">
            <text:p>1.7487</text:p>
          </table:table-cell>
          <table:table-cell table:formula="of:=[.P16]*1000000" office:value-type="float" office:value="0.012738">
            <text:p>0.012738</text:p>
          </table:table-cell>
          <table:table-cell table:formula="of:=[.Q16]*1000000" office:value-type="float" office:value="0.21364">
            <text:p>0.21364</text:p>
          </table:table-cell>
          <table:table-cell table:formula="of:=[.R16]*1000000" office:value-type="float" office:value="0.56373">
            <text:p>0.56373</text:p>
          </table:table-cell>
          <table:table-cell table:formula="of:=[.S16]*1000000" office:value-type="float" office:value="22.6">
            <text:p>22.6</text:p>
          </table:table-cell>
          <table:table-cell table:formula="of:=[.T16]*1000000" office:value-type="float" office:value="2107.7">
            <text:p>2107.7</text:p>
          </table:table-cell>
          <table:table-cell table:formula="of:=[.U16]*1000000000000" office:value-type="float" office:value="0.0000033648">
            <text:p>3.3648E-006</text:p>
          </table:table-cell>
          <table:table-cell table:formula="of:=[.V16]*1000000000000" office:value-type="float" office:value="0.0015497">
            <text:p>0.0015497</text:p>
          </table:table-cell>
          <table:table-cell table:formula="of:=([.W16]+[.X16])*1000000000000" office:value-type="float" office:value="0.000522531">
            <text:p>0.000522531</text:p>
          </table:table-cell>
          <table:table-cell office:value-type="float" office:value="0.00015389">
            <text:p>0.00015389</text:p>
          </table:table-cell>
          <table:table-cell table:style-name="ce1" office:value-type="string">
            <text:p>1.7037e-07</text:p>
          </table:table-cell>
          <table:table-cell table:style-name="ce1" office:value-type="string">
            <text:p>1.7487e-06</text:p>
          </table:table-cell>
          <table:table-cell table:style-name="ce1" office:value-type="string">
            <text:p>1.2738e-08</text:p>
          </table:table-cell>
          <table:table-cell table:style-name="ce1" office:value-type="string">
            <text:p>2.1364e-07</text:p>
          </table:table-cell>
          <table:table-cell table:style-name="ce1" office:value-type="string">
            <text:p>5.6373e-07</text:p>
          </table:table-cell>
          <table:table-cell table:style-name="ce1" office:value-type="string">
            <text:p>2.26e-05</text:p>
          </table:table-cell>
          <table:table-cell office:value-type="float" office:value="0.0021077">
            <text:p>0.0021077</text:p>
          </table:table-cell>
          <table:table-cell table:style-name="ce1" office:value-type="string">
            <text:p>3.3648e-18</text:p>
          </table:table-cell>
          <table:table-cell table:style-name="ce1" office:value-type="string">
            <text:p>1.5497e-15</text:p>
          </table:table-cell>
          <table:table-cell table:style-name="ce1" office:value-type="string">
            <text:p>1.7321e-17</text:p>
          </table:table-cell>
          <table:table-cell table:style-name="ce1" office:value-type="string">
            <text:p>5.0521e-16</text:p>
          </table:table-cell>
        </table:table-row>
        <table:table-row table:style-name="ro4">
          <table:table-cell office:value-type="float" office:value="150.7017">
            <text:p>150.7017</text:p>
          </table:table-cell>
          <table:table-cell table:formula="of:=[.M17]*1000000" office:value-type="float" office:value="153.94">
            <text:p>153.94</text:p>
          </table:table-cell>
          <table:table-cell table:formula="of:=[.N17]*1000000" office:value-type="float" office:value="0.15838">
            <text:p>0.15838</text:p>
          </table:table-cell>
          <table:table-cell table:formula="of:=[.O17]*1000000" office:value-type="float" office:value="1.7349">
            <text:p>1.7349</text:p>
          </table:table-cell>
          <table:table-cell table:formula="of:=[.P17]*1000000" office:value-type="float" office:value="0.012689">
            <text:p>0.012689</text:p>
          </table:table-cell>
          <table:table-cell table:formula="of:=[.Q17]*1000000" office:value-type="float" office:value="0.19034">
            <text:p>0.19034</text:p>
          </table:table-cell>
          <table:table-cell table:formula="of:=[.R17]*1000000" office:value-type="float" office:value="0.5556">
            <text:p>0.5556</text:p>
          </table:table-cell>
          <table:table-cell table:formula="of:=[.S17]*1000000" office:value-type="float" office:value="22.618">
            <text:p>22.618</text:p>
          </table:table-cell>
          <table:table-cell table:formula="of:=[.T17]*1000000" office:value-type="float" office:value="2107.7">
            <text:p>2107.7</text:p>
          </table:table-cell>
          <table:table-cell table:formula="of:=[.U17]*1000000000000" office:value-type="float" office:value="0.0000032286">
            <text:p>3.2286E-006</text:p>
          </table:table-cell>
          <table:table-cell table:formula="of:=[.V17]*1000000000000" office:value-type="float" office:value="0.0016039">
            <text:p>0.0016039</text:p>
          </table:table-cell>
          <table:table-cell table:formula="of:=([.W17]+[.X17])*1000000000000" office:value-type="float" office:value="0.000570947">
            <text:p>0.000570947</text:p>
          </table:table-cell>
          <table:table-cell office:value-type="float" office:value="0.00015394">
            <text:p>0.00015394</text:p>
          </table:table-cell>
          <table:table-cell table:style-name="ce1" office:value-type="string">
            <text:p>1.5838e-07</text:p>
          </table:table-cell>
          <table:table-cell table:style-name="ce1" office:value-type="string">
            <text:p>1.7349e-06</text:p>
          </table:table-cell>
          <table:table-cell table:style-name="ce1" office:value-type="string">
            <text:p>1.2689e-08</text:p>
          </table:table-cell>
          <table:table-cell table:style-name="ce1" office:value-type="string">
            <text:p>1.9034e-07</text:p>
          </table:table-cell>
          <table:table-cell table:style-name="ce1" office:value-type="string">
            <text:p>5.556e-07</text:p>
          </table:table-cell>
          <table:table-cell table:style-name="ce1" office:value-type="string">
            <text:p>2.2618e-05</text:p>
          </table:table-cell>
          <table:table-cell office:value-type="float" office:value="0.0021077">
            <text:p>0.0021077</text:p>
          </table:table-cell>
          <table:table-cell table:style-name="ce1" office:value-type="string">
            <text:p>3.2286e-18</text:p>
          </table:table-cell>
          <table:table-cell table:style-name="ce1" office:value-type="string">
            <text:p>1.6039e-15</text:p>
          </table:table-cell>
          <table:table-cell table:style-name="ce1" office:value-type="string">
            <text:p>1.8647e-17</text:p>
          </table:table-cell>
          <table:table-cell table:style-name="ce1" office:value-type="string">
            <text:p>5.523e-16</text:p>
          </table:table-cell>
        </table:table-row>
        <table:table-row table:style-name="ro4">
          <table:table-cell office:value-type="float" office:value="160.7017">
            <text:p>160.7017</text:p>
          </table:table-cell>
          <table:table-cell table:formula="of:=[.M18]*1000000" office:value-type="float" office:value="153.99">
            <text:p>153.99</text:p>
          </table:table-cell>
          <table:table-cell table:formula="of:=[.N18]*1000000" office:value-type="float" office:value="0.14773">
            <text:p>0.14773</text:p>
          </table:table-cell>
          <table:table-cell table:formula="of:=[.O18]*1000000" office:value-type="float" office:value="1.7213">
            <text:p>1.7213</text:p>
          </table:table-cell>
          <table:table-cell table:formula="of:=[.P18]*1000000" office:value-type="float" office:value="0.01264">
            <text:p>0.01264</text:p>
          </table:table-cell>
          <table:table-cell table:formula="of:=[.Q18]*1000000" office:value-type="float" office:value="0.16987">
            <text:p>0.16987</text:p>
          </table:table-cell>
          <table:table-cell table:formula="of:=[.R18]*1000000" office:value-type="float" office:value="0.5478">
            <text:p>0.5478</text:p>
          </table:table-cell>
          <table:table-cell table:formula="of:=[.S18]*1000000" office:value-type="float" office:value="22.636">
            <text:p>22.636</text:p>
          </table:table-cell>
          <table:table-cell table:formula="of:=[.T18]*1000000" office:value-type="float" office:value="2107.6">
            <text:p>2107.6</text:p>
          </table:table-cell>
          <table:table-cell table:formula="of:=[.U18]*1000000000000" office:value-type="float" office:value="0.0000031569">
            <text:p>3.1569E-006</text:p>
          </table:table-cell>
          <table:table-cell table:formula="of:=[.V18]*1000000000000" office:value-type="float" office:value="0.0016537">
            <text:p>0.0016537</text:p>
          </table:table-cell>
          <table:table-cell table:formula="of:=([.W18]+[.X18])*1000000000000" office:value-type="float" office:value="0.000619022">
            <text:p>0.000619022</text:p>
          </table:table-cell>
          <table:table-cell office:value-type="float" office:value="0.00015399">
            <text:p>0.00015399</text:p>
          </table:table-cell>
          <table:table-cell table:style-name="ce1" office:value-type="string">
            <text:p>1.4773e-07</text:p>
          </table:table-cell>
          <table:table-cell table:style-name="ce1" office:value-type="string">
            <text:p>1.7213e-06</text:p>
          </table:table-cell>
          <table:table-cell table:style-name="ce1" office:value-type="string">
            <text:p>1.264e-08</text:p>
          </table:table-cell>
          <table:table-cell table:style-name="ce1" office:value-type="string">
            <text:p>1.6987e-07</text:p>
          </table:table-cell>
          <table:table-cell table:style-name="ce1" office:value-type="string">
            <text:p>5.478e-07</text:p>
          </table:table-cell>
          <table:table-cell table:style-name="ce1" office:value-type="string">
            <text:p>2.2636e-05</text:p>
          </table:table-cell>
          <table:table-cell office:value-type="float" office:value="0.0021076">
            <text:p>0.0021076</text:p>
          </table:table-cell>
          <table:table-cell table:style-name="ce1" office:value-type="string">
            <text:p>3.1569e-18</text:p>
          </table:table-cell>
          <table:table-cell table:style-name="ce1" office:value-type="string">
            <text:p>1.6537e-15</text:p>
          </table:table-cell>
          <table:table-cell table:style-name="ce1" office:value-type="string">
            <text:p>1.9952e-17</text:p>
          </table:table-cell>
          <table:table-cell table:style-name="ce1" office:value-type="string">
            <text:p>5.9907e-16</text:p>
          </table:table-cell>
        </table:table-row>
        <table:table-row table:style-name="ro4">
          <table:table-cell office:value-type="float" office:value="170.7017">
            <text:p>170.7017</text:p>
          </table:table-cell>
          <table:table-cell table:formula="of:=[.M19]*1000000" office:value-type="float" office:value="154.04">
            <text:p>154.04</text:p>
          </table:table-cell>
          <table:table-cell table:formula="of:=[.N19]*1000000" office:value-type="float" office:value="0.13826">
            <text:p>0.13826</text:p>
          </table:table-cell>
          <table:table-cell table:formula="of:=[.O19]*1000000" office:value-type="float" office:value="1.7079">
            <text:p>1.7079</text:p>
          </table:table-cell>
          <table:table-cell table:formula="of:=[.P19]*1000000" office:value-type="float" office:value="0.012589">
            <text:p>0.012589</text:p>
          </table:table-cell>
          <table:table-cell table:formula="of:=[.Q19]*1000000" office:value-type="float" office:value="0.15187">
            <text:p>0.15187</text:p>
          </table:table-cell>
          <table:table-cell table:formula="of:=[.R19]*1000000" office:value-type="float" office:value="0.54036">
            <text:p>0.54036</text:p>
          </table:table-cell>
          <table:table-cell table:formula="of:=[.S19]*1000000" office:value-type="float" office:value="22.653">
            <text:p>22.653</text:p>
          </table:table-cell>
          <table:table-cell table:formula="of:=[.T19]*1000000" office:value-type="float" office:value="2107.5">
            <text:p>2107.5</text:p>
          </table:table-cell>
          <table:table-cell table:formula="of:=[.U19]*1000000000000" office:value-type="float" office:value="0.0000031185">
            <text:p>3.1185E-006</text:p>
          </table:table-cell>
          <table:table-cell table:formula="of:=[.V19]*1000000000000" office:value-type="float" office:value="0.0016995">
            <text:p>0.0016995</text:p>
          </table:table-cell>
          <table:table-cell table:formula="of:=([.W19]+[.X19])*1000000000000" office:value-type="float" office:value="0.000666624">
            <text:p>0.000666624</text:p>
          </table:table-cell>
          <table:table-cell office:value-type="float" office:value="0.00015404">
            <text:p>0.00015404</text:p>
          </table:table-cell>
          <table:table-cell table:style-name="ce1" office:value-type="string">
            <text:p>1.3826e-07</text:p>
          </table:table-cell>
          <table:table-cell table:style-name="ce1" office:value-type="string">
            <text:p>1.7079e-06</text:p>
          </table:table-cell>
          <table:table-cell table:style-name="ce1" office:value-type="string">
            <text:p>1.2589e-08</text:p>
          </table:table-cell>
          <table:table-cell table:style-name="ce1" office:value-type="string">
            <text:p>1.5187e-07</text:p>
          </table:table-cell>
          <table:table-cell table:style-name="ce1" office:value-type="string">
            <text:p>5.4036e-07</text:p>
          </table:table-cell>
          <table:table-cell table:style-name="ce1" office:value-type="string">
            <text:p>2.2653e-05</text:p>
          </table:table-cell>
          <table:table-cell office:value-type="float" office:value="0.0021075">
            <text:p>0.0021075</text:p>
          </table:table-cell>
          <table:table-cell table:style-name="ce1" office:value-type="string">
            <text:p>3.1185e-18</text:p>
          </table:table-cell>
          <table:table-cell table:style-name="ce1" office:value-type="string">
            <text:p>1.6995e-15</text:p>
          </table:table-cell>
          <table:table-cell table:style-name="ce1" office:value-type="string">
            <text:p>2.1234e-17</text:p>
          </table:table-cell>
          <table:table-cell table:style-name="ce1" office:value-type="string">
            <text:p>6.4539e-16</text:p>
          </table:table-cell>
        </table:table-row>
        <table:table-row table:style-name="ro4">
          <table:table-cell office:value-type="float" office:value="180.7017">
            <text:p>180.7017</text:p>
          </table:table-cell>
          <table:table-cell table:formula="of:=[.M20]*1000000" office:value-type="float" office:value="154.08">
            <text:p>154.08</text:p>
          </table:table-cell>
          <table:table-cell table:formula="of:=[.N20]*1000000" office:value-type="float" office:value="0.12983">
            <text:p>0.12983</text:p>
          </table:table-cell>
          <table:table-cell table:formula="of:=[.O20]*1000000" office:value-type="float" office:value="1.6946">
            <text:p>1.6946</text:p>
          </table:table-cell>
          <table:table-cell table:formula="of:=[.P20]*1000000" office:value-type="float" office:value="0.012539">
            <text:p>0.012539</text:p>
          </table:table-cell>
          <table:table-cell table:formula="of:=[.Q20]*1000000" office:value-type="float" office:value="0.13604">
            <text:p>0.13604</text:p>
          </table:table-cell>
          <table:table-cell table:formula="of:=[.R20]*1000000" office:value-type="float" office:value="0.53331">
            <text:p>0.53331</text:p>
          </table:table-cell>
          <table:table-cell table:formula="of:=[.S20]*1000000" office:value-type="float" office:value="22.671">
            <text:p>22.671</text:p>
          </table:table-cell>
          <table:table-cell table:formula="of:=[.T20]*1000000" office:value-type="float" office:value="2107.5">
            <text:p>2107.5</text:p>
          </table:table-cell>
          <table:table-cell table:formula="of:=[.U20]*1000000000000" office:value-type="float" office:value="0.0000030974">
            <text:p>3.0974E-006</text:p>
          </table:table-cell>
          <table:table-cell table:formula="of:=[.V20]*1000000000000" office:value-type="float" office:value="0.0017419">
            <text:p>0.0017419</text:p>
          </table:table-cell>
          <table:table-cell table:formula="of:=([.W20]+[.X20])*1000000000000" office:value-type="float" office:value="0.000713674">
            <text:p>0.000713674</text:p>
          </table:table-cell>
          <table:table-cell office:value-type="float" office:value="0.00015408">
            <text:p>0.00015408</text:p>
          </table:table-cell>
          <table:table-cell table:style-name="ce1" office:value-type="string">
            <text:p>1.2983e-07</text:p>
          </table:table-cell>
          <table:table-cell table:style-name="ce1" office:value-type="string">
            <text:p>1.6946e-06</text:p>
          </table:table-cell>
          <table:table-cell table:style-name="ce1" office:value-type="string">
            <text:p>1.2539e-08</text:p>
          </table:table-cell>
          <table:table-cell table:style-name="ce1" office:value-type="string">
            <text:p>1.3604e-07</text:p>
          </table:table-cell>
          <table:table-cell table:style-name="ce1" office:value-type="string">
            <text:p>5.3331e-07</text:p>
          </table:table-cell>
          <table:table-cell table:style-name="ce1" office:value-type="string">
            <text:p>2.2671e-05</text:p>
          </table:table-cell>
          <table:table-cell office:value-type="float" office:value="0.0021075">
            <text:p>0.0021075</text:p>
          </table:table-cell>
          <table:table-cell table:style-name="ce1" office:value-type="string">
            <text:p>3.0974e-18</text:p>
          </table:table-cell>
          <table:table-cell table:style-name="ce1" office:value-type="string">
            <text:p>1.7419e-15</text:p>
          </table:table-cell>
          <table:table-cell table:style-name="ce1" office:value-type="string">
            <text:p>2.2494e-17</text:p>
          </table:table-cell>
          <table:table-cell table:style-name="ce1" office:value-type="string">
            <text:p>6.9118e-16</text:p>
          </table:table-cell>
        </table:table-row>
        <table:table-row table:style-name="ro4">
          <table:table-cell office:value-type="float" office:value="190.7017">
            <text:p>190.7017</text:p>
          </table:table-cell>
          <table:table-cell table:formula="of:=[.M21]*1000000" office:value-type="float" office:value="154.11">
            <text:p>154.11</text:p>
          </table:table-cell>
          <table:table-cell table:formula="of:=[.N21]*1000000" office:value-type="float" office:value="0.12234">
            <text:p>0.12234</text:p>
          </table:table-cell>
          <table:table-cell table:formula="of:=[.O21]*1000000" office:value-type="float" office:value="1.6815">
            <text:p>1.6815</text:p>
          </table:table-cell>
          <table:table-cell table:formula="of:=[.P21]*1000000" office:value-type="float" office:value="0.012488">
            <text:p>0.012488</text:p>
          </table:table-cell>
          <table:table-cell table:formula="of:=[.Q21]*1000000" office:value-type="float" office:value="0.12213">
            <text:p>0.12213</text:p>
          </table:table-cell>
          <table:table-cell table:formula="of:=[.R21]*1000000" office:value-type="float" office:value="0.52665">
            <text:p>0.52665</text:p>
          </table:table-cell>
          <table:table-cell table:formula="of:=[.S21]*1000000" office:value-type="float" office:value="22.688">
            <text:p>22.688</text:p>
          </table:table-cell>
          <table:table-cell table:formula="of:=[.T21]*1000000" office:value-type="float" office:value="2107.4">
            <text:p>2107.4</text:p>
          </table:table-cell>
          <table:table-cell table:formula="of:=[.U21]*1000000000000" office:value-type="float" office:value="0.0000030853">
            <text:p>3.0853E-006</text:p>
          </table:table-cell>
          <table:table-cell table:formula="of:=[.V21]*1000000000000" office:value-type="float" office:value="0.0017812">
            <text:p>0.0017812</text:p>
          </table:table-cell>
          <table:table-cell table:formula="of:=([.W21]+[.X21])*1000000000000" office:value-type="float" office:value="0.000760141">
            <text:p>0.000760141</text:p>
          </table:table-cell>
          <table:table-cell office:value-type="float" office:value="0.00015411">
            <text:p>0.00015411</text:p>
          </table:table-cell>
          <table:table-cell table:style-name="ce1" office:value-type="string">
            <text:p>1.2234e-07</text:p>
          </table:table-cell>
          <table:table-cell table:style-name="ce1" office:value-type="string">
            <text:p>1.6815e-06</text:p>
          </table:table-cell>
          <table:table-cell table:style-name="ce1" office:value-type="string">
            <text:p>1.2488e-08</text:p>
          </table:table-cell>
          <table:table-cell table:style-name="ce1" office:value-type="string">
            <text:p>1.2213e-07</text:p>
          </table:table-cell>
          <table:table-cell table:style-name="ce1" office:value-type="string">
            <text:p>5.2665e-07</text:p>
          </table:table-cell>
          <table:table-cell table:style-name="ce1" office:value-type="string">
            <text:p>2.2688e-05</text:p>
          </table:table-cell>
          <table:table-cell office:value-type="float" office:value="0.0021074">
            <text:p>0.0021074</text:p>
          </table:table-cell>
          <table:table-cell table:style-name="ce1" office:value-type="string">
            <text:p>3.0853e-18</text:p>
          </table:table-cell>
          <table:table-cell table:style-name="ce1" office:value-type="string">
            <text:p>1.7812e-15</text:p>
          </table:table-cell>
          <table:table-cell table:style-name="ce1" office:value-type="string">
            <text:p>2.3731e-17</text:p>
          </table:table-cell>
          <table:table-cell table:style-name="ce1" office:value-type="string">
            <text:p>7.3641e-16</text:p>
          </table:table-cell>
        </table:table-row>
        <table:table-row table:style-name="ro4">
          <table:table-cell office:value-type="float" office:value="200.7017">
            <text:p>200.7017</text:p>
          </table:table-cell>
          <table:table-cell table:formula="of:=[.M22]*1000000" office:value-type="float" office:value="154.15">
            <text:p>154.15</text:p>
          </table:table-cell>
          <table:table-cell table:formula="of:=[.N22]*1000000" office:value-type="float" office:value="0.11568">
            <text:p>0.11568</text:p>
          </table:table-cell>
          <table:table-cell table:formula="of:=[.O22]*1000000" office:value-type="float" office:value="1.6685">
            <text:p>1.6685</text:p>
          </table:table-cell>
          <table:table-cell table:formula="of:=[.P22]*1000000" office:value-type="float" office:value="0.012437">
            <text:p>0.012437</text:p>
          </table:table-cell>
          <table:table-cell table:formula="of:=[.Q22]*1000000" office:value-type="float" office:value="0.10991">
            <text:p>0.10991</text:p>
          </table:table-cell>
          <table:table-cell table:formula="of:=[.R22]*1000000" office:value-type="float" office:value="0.52039">
            <text:p>0.52039</text:p>
          </table:table-cell>
          <table:table-cell table:formula="of:=[.S22]*1000000" office:value-type="float" office:value="22.704">
            <text:p>22.704</text:p>
          </table:table-cell>
          <table:table-cell table:formula="of:=[.T22]*1000000" office:value-type="float" office:value="2107.4">
            <text:p>2107.4</text:p>
          </table:table-cell>
          <table:table-cell table:formula="of:=[.U22]*1000000000000" office:value-type="float" office:value="0.0000030781">
            <text:p>3.0781E-006</text:p>
          </table:table-cell>
          <table:table-cell table:formula="of:=[.V22]*1000000000000" office:value-type="float" office:value="0.0018179">
            <text:p>0.0018179</text:p>
          </table:table-cell>
          <table:table-cell table:formula="of:=([.W22]+[.X22])*1000000000000" office:value-type="float" office:value="0.000805976">
            <text:p>0.000805976</text:p>
          </table:table-cell>
          <table:table-cell office:value-type="float" office:value="0.00015415">
            <text:p>0.00015415</text:p>
          </table:table-cell>
          <table:table-cell table:style-name="ce1" office:value-type="string">
            <text:p>1.1568e-07</text:p>
          </table:table-cell>
          <table:table-cell table:style-name="ce1" office:value-type="string">
            <text:p>1.6685e-06</text:p>
          </table:table-cell>
          <table:table-cell table:style-name="ce1" office:value-type="string">
            <text:p>1.2437e-08</text:p>
          </table:table-cell>
          <table:table-cell table:style-name="ce1" office:value-type="string">
            <text:p>1.0991e-07</text:p>
          </table:table-cell>
          <table:table-cell table:style-name="ce1" office:value-type="string">
            <text:p>5.2039e-07</text:p>
          </table:table-cell>
          <table:table-cell table:style-name="ce1" office:value-type="string">
            <text:p>2.2704e-05</text:p>
          </table:table-cell>
          <table:table-cell office:value-type="float" office:value="0.0021074">
            <text:p>0.0021074</text:p>
          </table:table-cell>
          <table:table-cell table:style-name="ce1" office:value-type="string">
            <text:p>3.0781e-18</text:p>
          </table:table-cell>
          <table:table-cell table:style-name="ce1" office:value-type="string">
            <text:p>1.8179e-15</text:p>
          </table:table-cell>
          <table:table-cell table:style-name="ce1" office:value-type="string">
            <text:p>2.4946e-17</text:p>
          </table:table-cell>
          <table:table-cell table:style-name="ce1" office:value-type="string">
            <text:p>7.8103e-16</text:p>
          </table:table-cell>
        </table:table-row>
        <table:table-row table:style-name="ro4">
          <table:table-cell office:value-type="float" office:value="210.7017">
            <text:p>210.7017</text:p>
          </table:table-cell>
          <table:table-cell table:formula="of:=[.M23]*1000000" office:value-type="float" office:value="154.18">
            <text:p>154.18</text:p>
          </table:table-cell>
          <table:table-cell table:formula="of:=[.N23]*1000000" office:value-type="float" office:value="0.10977">
            <text:p>0.10977</text:p>
          </table:table-cell>
          <table:table-cell table:formula="of:=[.O23]*1000000" office:value-type="float" office:value="1.6557">
            <text:p>1.6557</text:p>
          </table:table-cell>
          <table:table-cell table:formula="of:=[.P23]*1000000" office:value-type="float" office:value="0.012387">
            <text:p>0.012387</text:p>
          </table:table-cell>
          <table:table-cell table:formula="of:=[.Q23]*1000000" office:value-type="float" office:value="0.099166">
            <text:p>0.099166</text:p>
          </table:table-cell>
          <table:table-cell table:formula="of:=[.R23]*1000000" office:value-type="float" office:value="0.51453">
            <text:p>0.51453</text:p>
          </table:table-cell>
          <table:table-cell table:formula="of:=[.S23]*1000000" office:value-type="float" office:value="22.721">
            <text:p>22.721</text:p>
          </table:table-cell>
          <table:table-cell table:formula="of:=[.T23]*1000000" office:value-type="float" office:value="2107.3">
            <text:p>2107.3</text:p>
          </table:table-cell>
          <table:table-cell table:formula="of:=[.U23]*1000000000000" office:value-type="float" office:value="0.0000030736">
            <text:p>3.0736E-006</text:p>
          </table:table-cell>
          <table:table-cell table:formula="of:=[.V23]*1000000000000" office:value-type="float" office:value="0.0018523">
            <text:p>0.0018523</text:p>
          </table:table-cell>
          <table:table-cell table:formula="of:=([.W23]+[.X23])*1000000000000" office:value-type="float" office:value="0.000851139">
            <text:p>0.000851139</text:p>
          </table:table-cell>
          <table:table-cell office:value-type="float" office:value="0.00015418">
            <text:p>0.00015418</text:p>
          </table:table-cell>
          <table:table-cell table:style-name="ce1" office:value-type="string">
            <text:p>1.0977e-07</text:p>
          </table:table-cell>
          <table:table-cell table:style-name="ce1" office:value-type="string">
            <text:p>1.6557e-06</text:p>
          </table:table-cell>
          <table:table-cell table:style-name="ce1" office:value-type="string">
            <text:p>1.2387e-08</text:p>
          </table:table-cell>
          <table:table-cell table:style-name="ce1" office:value-type="string">
            <text:p>9.9166e-08</text:p>
          </table:table-cell>
          <table:table-cell table:style-name="ce1" office:value-type="string">
            <text:p>5.1453e-07</text:p>
          </table:table-cell>
          <table:table-cell table:style-name="ce1" office:value-type="string">
            <text:p>2.2721e-05</text:p>
          </table:table-cell>
          <table:table-cell office:value-type="float" office:value="0.0021073">
            <text:p>0.0021073</text:p>
          </table:table-cell>
          <table:table-cell table:style-name="ce1" office:value-type="string">
            <text:p>3.0736e-18</text:p>
          </table:table-cell>
          <table:table-cell table:style-name="ce1" office:value-type="string">
            <text:p>1.8523e-15</text:p>
          </table:table-cell>
          <table:table-cell table:style-name="ce1" office:value-type="string">
            <text:p>2.6139e-17</text:p>
          </table:table-cell>
          <table:table-cell table:style-name="ce1" office:value-type="string">
            <text:p>8.25e-16</text:p>
          </table:table-cell>
        </table:table-row>
        <table:table-row table:style-name="ro4">
          <table:table-cell office:value-type="float" office:value="220.7017">
            <text:p>220.7017</text:p>
          </table:table-cell>
          <table:table-cell table:formula="of:=[.M24]*1000000" office:value-type="float" office:value="154.2">
            <text:p>154.2</text:p>
          </table:table-cell>
          <table:table-cell table:formula="of:=[.N24]*1000000" office:value-type="float" office:value="0.10451">
            <text:p>0.10451</text:p>
          </table:table-cell>
          <table:table-cell table:formula="of:=[.O24]*1000000" office:value-type="float" office:value="1.6431">
            <text:p>1.6431</text:p>
          </table:table-cell>
          <table:table-cell table:formula="of:=[.P24]*1000000" office:value-type="float" office:value="0.012336">
            <text:p>0.012336</text:p>
          </table:table-cell>
          <table:table-cell table:formula="of:=[.Q24]*1000000" office:value-type="float" office:value="0.089732">
            <text:p>0.089732</text:p>
          </table:table-cell>
          <table:table-cell table:formula="of:=[.R24]*1000000" office:value-type="float" office:value="0.50907">
            <text:p>0.50907</text:p>
          </table:table-cell>
          <table:table-cell table:formula="of:=[.S24]*1000000" office:value-type="float" office:value="22.737">
            <text:p>22.737</text:p>
          </table:table-cell>
          <table:table-cell table:formula="of:=[.T24]*1000000" office:value-type="float" office:value="2107.3">
            <text:p>2107.3</text:p>
          </table:table-cell>
          <table:table-cell table:formula="of:=[.U24]*1000000000000" office:value-type="float" office:value="0.0000030705">
            <text:p>3.0705E-006</text:p>
          </table:table-cell>
          <table:table-cell table:formula="of:=[.V24]*1000000000000" office:value-type="float" office:value="0.0018847">
            <text:p>0.0018847</text:p>
          </table:table-cell>
          <table:table-cell table:formula="of:=([.W24]+[.X24])*1000000000000" office:value-type="float" office:value="0.000895589">
            <text:p>0.000895589</text:p>
          </table:table-cell>
          <table:table-cell office:value-type="float" office:value="0.0001542">
            <text:p>0.0001542</text:p>
          </table:table-cell>
          <table:table-cell table:style-name="ce1" office:value-type="string">
            <text:p>1.0451e-07</text:p>
          </table:table-cell>
          <table:table-cell table:style-name="ce1" office:value-type="string">
            <text:p>1.6431e-06</text:p>
          </table:table-cell>
          <table:table-cell table:style-name="ce1" office:value-type="string">
            <text:p>1.2336e-08</text:p>
          </table:table-cell>
          <table:table-cell table:style-name="ce1" office:value-type="string">
            <text:p>8.9732e-08</text:p>
          </table:table-cell>
          <table:table-cell table:style-name="ce1" office:value-type="string">
            <text:p>5.0907e-07</text:p>
          </table:table-cell>
          <table:table-cell table:style-name="ce1" office:value-type="string">
            <text:p>2.2737e-05</text:p>
          </table:table-cell>
          <table:table-cell office:value-type="float" office:value="0.0021073">
            <text:p>0.0021073</text:p>
          </table:table-cell>
          <table:table-cell table:style-name="ce1" office:value-type="string">
            <text:p>3.0705e-18</text:p>
          </table:table-cell>
          <table:table-cell table:style-name="ce1" office:value-type="string">
            <text:p>1.8847e-15</text:p>
          </table:table-cell>
          <table:table-cell table:style-name="ce1" office:value-type="string">
            <text:p>2.7309e-17</text:p>
          </table:table-cell>
          <table:table-cell table:style-name="ce1" office:value-type="string">
            <text:p>8.6828e-16</text:p>
          </table:table-cell>
        </table:table-row>
        <table:table-row table:style-name="ro4">
          <table:table-cell office:value-type="float" office:value="230.7017">
            <text:p>230.7017</text:p>
          </table:table-cell>
          <table:table-cell table:formula="of:=[.M25]*1000000" office:value-type="float" office:value="154.23">
            <text:p>154.23</text:p>
          </table:table-cell>
          <table:table-cell table:formula="of:=[.N25]*1000000" office:value-type="float" office:value="0.099848">
            <text:p>0.099848</text:p>
          </table:table-cell>
          <table:table-cell table:formula="of:=[.O25]*1000000" office:value-type="float" office:value="1.6305">
            <text:p>1.6305</text:p>
          </table:table-cell>
          <table:table-cell table:formula="of:=[.P25]*1000000" office:value-type="float" office:value="0.012285">
            <text:p>0.012285</text:p>
          </table:table-cell>
          <table:table-cell table:formula="of:=[.Q25]*1000000" office:value-type="float" office:value="0.081451">
            <text:p>0.081451</text:p>
          </table:table-cell>
          <table:table-cell table:formula="of:=[.R25]*1000000" office:value-type="float" office:value="0.504">
            <text:p>0.504</text:p>
          </table:table-cell>
          <table:table-cell table:formula="of:=[.S25]*1000000" office:value-type="float" office:value="22.752">
            <text:p>22.752</text:p>
          </table:table-cell>
          <table:table-cell table:formula="of:=[.T25]*1000000" office:value-type="float" office:value="2107.3">
            <text:p>2107.3</text:p>
          </table:table-cell>
          <table:table-cell table:formula="of:=[.U25]*1000000000000" office:value-type="float" office:value="0.0000030683">
            <text:p>3.0683E-006</text:p>
          </table:table-cell>
          <table:table-cell table:formula="of:=[.V25]*1000000000000" office:value-type="float" office:value="0.0019154">
            <text:p>0.0019154</text:p>
          </table:table-cell>
          <table:table-cell table:formula="of:=([.W25]+[.X25])*1000000000000" office:value-type="float" office:value="0.000939308">
            <text:p>0.000939308</text:p>
          </table:table-cell>
          <table:table-cell office:value-type="float" office:value="0.00015423">
            <text:p>0.00015423</text:p>
          </table:table-cell>
          <table:table-cell table:style-name="ce1" office:value-type="string">
            <text:p>9.9848e-08</text:p>
          </table:table-cell>
          <table:table-cell table:style-name="ce1" office:value-type="string">
            <text:p>1.6305e-06</text:p>
          </table:table-cell>
          <table:table-cell table:style-name="ce1" office:value-type="string">
            <text:p>1.2285e-08</text:p>
          </table:table-cell>
          <table:table-cell table:style-name="ce1" office:value-type="string">
            <text:p>8.1451e-08</text:p>
          </table:table-cell>
          <table:table-cell table:style-name="ce1" office:value-type="string">
            <text:p>5.04e-07</text:p>
          </table:table-cell>
          <table:table-cell table:style-name="ce1" office:value-type="string">
            <text:p>2.2752e-05</text:p>
          </table:table-cell>
          <table:table-cell office:value-type="float" office:value="0.0021073">
            <text:p>0.0021073</text:p>
          </table:table-cell>
          <table:table-cell table:style-name="ce1" office:value-type="string">
            <text:p>3.0683e-18</text:p>
          </table:table-cell>
          <table:table-cell table:style-name="ce1" office:value-type="string">
            <text:p>1.9154e-15</text:p>
          </table:table-cell>
          <table:table-cell table:style-name="ce1" office:value-type="string">
            <text:p>2.8458e-17</text:p>
          </table:table-cell>
          <table:table-cell table:style-name="ce1" office:value-type="string">
            <text:p>9.1085e-16</text:p>
          </table:table-cell>
        </table:table-row>
        <table:table-row table:style-name="ro4">
          <table:table-cell office:value-type="float" office:value="240.7017">
            <text:p>240.7017</text:p>
          </table:table-cell>
          <table:table-cell table:formula="of:=[.M26]*1000000" office:value-type="float" office:value="154.25">
            <text:p>154.25</text:p>
          </table:table-cell>
          <table:table-cell table:formula="of:=[.N26]*1000000" office:value-type="float" office:value="0.095715">
            <text:p>0.095715</text:p>
          </table:table-cell>
          <table:table-cell table:formula="of:=[.O26]*1000000" office:value-type="float" office:value="1.6182">
            <text:p>1.6182</text:p>
          </table:table-cell>
          <table:table-cell table:formula="of:=[.P26]*1000000" office:value-type="float" office:value="0.012235">
            <text:p>0.012235</text:p>
          </table:table-cell>
          <table:table-cell table:formula="of:=[.Q26]*1000000" office:value-type="float" office:value="0.074188">
            <text:p>0.074188</text:p>
          </table:table-cell>
          <table:table-cell table:formula="of:=[.R26]*1000000" office:value-type="float" office:value="0.49932">
            <text:p>0.49932</text:p>
          </table:table-cell>
          <table:table-cell table:formula="of:=[.S26]*1000000" office:value-type="float" office:value="22.768">
            <text:p>22.768</text:p>
          </table:table-cell>
          <table:table-cell table:formula="of:=[.T26]*1000000" office:value-type="float" office:value="2107.2">
            <text:p>2107.2</text:p>
          </table:table-cell>
          <table:table-cell table:formula="of:=[.U26]*1000000000000" office:value-type="float" office:value="0.0000030666">
            <text:p>3.0666E-006</text:p>
          </table:table-cell>
          <table:table-cell table:formula="of:=[.V26]*1000000000000" office:value-type="float" office:value="0.0019445">
            <text:p>0.0019445</text:p>
          </table:table-cell>
          <table:table-cell table:formula="of:=([.W26]+[.X26])*1000000000000" office:value-type="float" office:value="0.000982284">
            <text:p>0.000982284</text:p>
          </table:table-cell>
          <table:table-cell office:value-type="float" office:value="0.00015425">
            <text:p>0.00015425</text:p>
          </table:table-cell>
          <table:table-cell table:style-name="ce1" office:value-type="string">
            <text:p>9.5715e-08</text:p>
          </table:table-cell>
          <table:table-cell table:style-name="ce1" office:value-type="string">
            <text:p>1.6182e-06</text:p>
          </table:table-cell>
          <table:table-cell table:style-name="ce1" office:value-type="string">
            <text:p>1.2235e-08</text:p>
          </table:table-cell>
          <table:table-cell table:style-name="ce1" office:value-type="string">
            <text:p>7.4188e-08</text:p>
          </table:table-cell>
          <table:table-cell table:style-name="ce1" office:value-type="string">
            <text:p>4.9932e-07</text:p>
          </table:table-cell>
          <table:table-cell table:style-name="ce1" office:value-type="string">
            <text:p>2.2768e-05</text:p>
          </table:table-cell>
          <table:table-cell office:value-type="float" office:value="0.0021072">
            <text:p>0.0021072</text:p>
          </table:table-cell>
          <table:table-cell table:style-name="ce1" office:value-type="string">
            <text:p>3.0666e-18</text:p>
          </table:table-cell>
          <table:table-cell table:style-name="ce1" office:value-type="string">
            <text:p>1.9445e-15</text:p>
          </table:table-cell>
          <table:table-cell table:style-name="ce1" office:value-type="string">
            <text:p>2.9584e-17</text:p>
          </table:table-cell>
          <table:table-cell table:style-name="ce1" office:value-type="string">
            <text:p>9.527e-16</text:p>
          </table:table-cell>
        </table:table-row>
        <table:table-row table:style-name="ro4">
          <table:table-cell office:value-type="float" office:value="250.7017">
            <text:p>250.7017</text:p>
          </table:table-cell>
          <table:table-cell table:formula="of:=[.M27]*1000000" office:value-type="float" office:value="154.27">
            <text:p>154.27</text:p>
          </table:table-cell>
          <table:table-cell table:formula="of:=[.N27]*1000000" office:value-type="float" office:value="0.092056">
            <text:p>0.092056</text:p>
          </table:table-cell>
          <table:table-cell table:formula="of:=[.O27]*1000000" office:value-type="float" office:value="1.6059">
            <text:p>1.6059</text:p>
          </table:table-cell>
          <table:table-cell table:formula="of:=[.P27]*1000000" office:value-type="float" office:value="0.012185">
            <text:p>0.012185</text:p>
          </table:table-cell>
          <table:table-cell table:formula="of:=[.Q27]*1000000" office:value-type="float" office:value="0.067821">
            <text:p>0.067821</text:p>
          </table:table-cell>
          <table:table-cell table:formula="of:=[.R27]*1000000" office:value-type="float" office:value="0.49501">
            <text:p>0.49501</text:p>
          </table:table-cell>
          <table:table-cell table:formula="of:=[.S27]*1000000" office:value-type="float" office:value="22.783">
            <text:p>22.783</text:p>
          </table:table-cell>
          <table:table-cell table:formula="of:=[.T27]*1000000" office:value-type="float" office:value="2107.2">
            <text:p>2107.2</text:p>
          </table:table-cell>
          <table:table-cell table:formula="of:=[.U27]*1000000000000" office:value-type="float" office:value="0.0000030653">
            <text:p>3.0653E-006</text:p>
          </table:table-cell>
          <table:table-cell table:formula="of:=[.V27]*1000000000000" office:value-type="float" office:value="0.0019723">
            <text:p>0.0019723</text:p>
          </table:table-cell>
          <table:table-cell table:formula="of:=([.W27]+[.X27])*1000000000000" office:value-type="float" office:value="0.001024488">
            <text:p>0.001024488</text:p>
          </table:table-cell>
          <table:table-cell office:value-type="float" office:value="0.00015427">
            <text:p>0.00015427</text:p>
          </table:table-cell>
          <table:table-cell table:style-name="ce1" office:value-type="string">
            <text:p>9.2056e-08</text:p>
          </table:table-cell>
          <table:table-cell table:style-name="ce1" office:value-type="string">
            <text:p>1.6059e-06</text:p>
          </table:table-cell>
          <table:table-cell table:style-name="ce1" office:value-type="string">
            <text:p>1.2185e-08</text:p>
          </table:table-cell>
          <table:table-cell table:style-name="ce1" office:value-type="string">
            <text:p>6.7821e-08</text:p>
          </table:table-cell>
          <table:table-cell table:style-name="ce1" office:value-type="string">
            <text:p>4.9501e-07</text:p>
          </table:table-cell>
          <table:table-cell table:style-name="ce1" office:value-type="string">
            <text:p>2.2783e-05</text:p>
          </table:table-cell>
          <table:table-cell office:value-type="float" office:value="0.0021072">
            <text:p>0.0021072</text:p>
          </table:table-cell>
          <table:table-cell table:style-name="ce1" office:value-type="string">
            <text:p>3.0653e-18</text:p>
          </table:table-cell>
          <table:table-cell table:style-name="ce1" office:value-type="string">
            <text:p>1.9723e-15</text:p>
          </table:table-cell>
          <table:table-cell table:style-name="ce1" office:value-type="string">
            <text:p>3.0688e-17</text:p>
          </table:table-cell>
          <table:table-cell table:style-name="ce1" office:value-type="string">
            <text:p>9.938e-16</text:p>
          </table:table-cell>
        </table:table-row>
        <table:table-row table:style-name="ro4">
          <table:table-cell office:value-type="float" office:value="260.7017">
            <text:p>260.7017</text:p>
          </table:table-cell>
          <table:table-cell table:formula="of:=[.M28]*1000000" office:value-type="float" office:value="154.29">
            <text:p>154.29</text:p>
          </table:table-cell>
          <table:table-cell table:formula="of:=[.N28]*1000000" office:value-type="float" office:value="0.088822">
            <text:p>0.088822</text:p>
          </table:table-cell>
          <table:table-cell table:formula="of:=[.O28]*1000000" office:value-type="float" office:value="1.5939">
            <text:p>1.5939</text:p>
          </table:table-cell>
          <table:table-cell table:formula="of:=[.P28]*1000000" office:value-type="float" office:value="0.012136">
            <text:p>0.012136</text:p>
          </table:table-cell>
          <table:table-cell table:formula="of:=[.Q28]*1000000" office:value-type="float" office:value="0.062244">
            <text:p>0.062244</text:p>
          </table:table-cell>
          <table:table-cell table:formula="of:=[.R28]*1000000" office:value-type="float" office:value="0.49106">
            <text:p>0.49106</text:p>
          </table:table-cell>
          <table:table-cell table:formula="of:=[.S28]*1000000" office:value-type="float" office:value="22.799">
            <text:p>22.799</text:p>
          </table:table-cell>
          <table:table-cell table:formula="of:=[.T28]*1000000" office:value-type="float" office:value="2107.2">
            <text:p>2107.2</text:p>
          </table:table-cell>
          <table:table-cell table:formula="of:=[.U28]*1000000000000" office:value-type="float" office:value="0.0000030641">
            <text:p>3.0641E-006</text:p>
          </table:table-cell>
          <table:table-cell table:formula="of:=[.V28]*1000000000000" office:value-type="float" office:value="0.001999">
            <text:p>0.001999</text:p>
          </table:table-cell>
          <table:table-cell table:formula="of:=([.W28]+[.X28])*1000000000000" office:value-type="float" office:value="0.00106597">
            <text:p>0.00106597</text:p>
          </table:table-cell>
          <table:table-cell office:value-type="float" office:value="0.00015429">
            <text:p>0.00015429</text:p>
          </table:table-cell>
          <table:table-cell table:style-name="ce1" office:value-type="string">
            <text:p>8.8822e-08</text:p>
          </table:table-cell>
          <table:table-cell table:style-name="ce1" office:value-type="string">
            <text:p>1.5939e-06</text:p>
          </table:table-cell>
          <table:table-cell table:style-name="ce1" office:value-type="string">
            <text:p>1.2136e-08</text:p>
          </table:table-cell>
          <table:table-cell table:style-name="ce1" office:value-type="string">
            <text:p>6.2244e-08</text:p>
          </table:table-cell>
          <table:table-cell table:style-name="ce1" office:value-type="string">
            <text:p>4.9106e-07</text:p>
          </table:table-cell>
          <table:table-cell table:style-name="ce1" office:value-type="string">
            <text:p>2.2799e-05</text:p>
          </table:table-cell>
          <table:table-cell office:value-type="float" office:value="0.0021072">
            <text:p>0.0021072</text:p>
          </table:table-cell>
          <table:table-cell table:style-name="ce1" office:value-type="string">
            <text:p>3.0641e-18</text:p>
          </table:table-cell>
          <table:table-cell table:style-name="ce1" office:value-type="string">
            <text:p>1.999e-15</text:p>
          </table:table-cell>
          <table:table-cell table:style-name="ce1" office:value-type="string">
            <text:p>3.177e-17</text:p>
          </table:table-cell>
          <table:table-cell table:style-name="ce1" office:value-type="string">
            <text:p>1.0342e-15</text:p>
          </table:table-cell>
        </table:table-row>
        <table:table-row table:style-name="ro4">
          <table:table-cell office:value-type="float" office:value="270.7017">
            <text:p>270.7017</text:p>
          </table:table-cell>
          <table:table-cell table:formula="of:=[.M29]*1000000" office:value-type="float" office:value="154.31">
            <text:p>154.31</text:p>
          </table:table-cell>
          <table:table-cell table:formula="of:=[.N29]*1000000" office:value-type="float" office:value="0.085968">
            <text:p>0.085968</text:p>
          </table:table-cell>
          <table:table-cell table:formula="of:=[.O29]*1000000" office:value-type="float" office:value="1.5819">
            <text:p>1.5819</text:p>
          </table:table-cell>
          <table:table-cell table:formula="of:=[.P29]*1000000" office:value-type="float" office:value="0.012087">
            <text:p>0.012087</text:p>
          </table:table-cell>
          <table:table-cell table:formula="of:=[.Q29]*1000000" office:value-type="float" office:value="0.057364">
            <text:p>0.057364</text:p>
          </table:table-cell>
          <table:table-cell table:formula="of:=[.R29]*1000000" office:value-type="float" office:value="0.48747">
            <text:p>0.48747</text:p>
          </table:table-cell>
          <table:table-cell table:formula="of:=[.S29]*1000000" office:value-type="float" office:value="22.814">
            <text:p>22.814</text:p>
          </table:table-cell>
          <table:table-cell table:formula="of:=[.T29]*1000000" office:value-type="float" office:value="2107.1">
            <text:p>2107.1</text:p>
          </table:table-cell>
          <table:table-cell table:formula="of:=[.U29]*1000000000000" office:value-type="float" office:value="0.0000030632">
            <text:p>3.0632E-006</text:p>
          </table:table-cell>
          <table:table-cell table:formula="of:=[.V29]*1000000000000" office:value-type="float" office:value="0.0020246">
            <text:p>0.0020246</text:p>
          </table:table-cell>
          <table:table-cell table:formula="of:=([.W29]+[.X29])*1000000000000" office:value-type="float" office:value="0.00110653">
            <text:p>0.00110653</text:p>
          </table:table-cell>
          <table:table-cell office:value-type="float" office:value="0.00015431">
            <text:p>0.00015431</text:p>
          </table:table-cell>
          <table:table-cell table:style-name="ce1" office:value-type="string">
            <text:p>8.5968e-08</text:p>
          </table:table-cell>
          <table:table-cell table:style-name="ce1" office:value-type="string">
            <text:p>1.5819e-06</text:p>
          </table:table-cell>
          <table:table-cell table:style-name="ce1" office:value-type="string">
            <text:p>1.2087e-08</text:p>
          </table:table-cell>
          <table:table-cell table:style-name="ce1" office:value-type="string">
            <text:p>5.7364e-08</text:p>
          </table:table-cell>
          <table:table-cell table:style-name="ce1" office:value-type="string">
            <text:p>4.8747e-07</text:p>
          </table:table-cell>
          <table:table-cell table:style-name="ce1" office:value-type="string">
            <text:p>2.2814e-05</text:p>
          </table:table-cell>
          <table:table-cell office:value-type="float" office:value="0.0021071">
            <text:p>0.0021071</text:p>
          </table:table-cell>
          <table:table-cell table:style-name="ce1" office:value-type="string">
            <text:p>3.0632e-18</text:p>
          </table:table-cell>
          <table:table-cell table:style-name="ce1" office:value-type="string">
            <text:p>2.0246e-15</text:p>
          </table:table-cell>
          <table:table-cell table:style-name="ce1" office:value-type="string">
            <text:p>3.283e-17</text:p>
          </table:table-cell>
          <table:table-cell table:style-name="ce1" office:value-type="string">
            <text:p>1.0737e-15</text:p>
          </table:table-cell>
        </table:table-row>
        <table:table-row table:style-name="ro4">
          <table:table-cell office:value-type="float" office:value="280.7017">
            <text:p>280.7017</text:p>
          </table:table-cell>
          <table:table-cell table:formula="of:=[.M30]*1000000" office:value-type="float" office:value="154.32">
            <text:p>154.32</text:p>
          </table:table-cell>
          <table:table-cell table:formula="of:=[.N30]*1000000" office:value-type="float" office:value="0.083456">
            <text:p>0.083456</text:p>
          </table:table-cell>
          <table:table-cell table:formula="of:=[.O30]*1000000" office:value-type="float" office:value="1.5701">
            <text:p>1.5701</text:p>
          </table:table-cell>
          <table:table-cell table:formula="of:=[.P30]*1000000" office:value-type="float" office:value="0.012038">
            <text:p>0.012038</text:p>
          </table:table-cell>
          <table:table-cell table:formula="of:=[.Q30]*1000000" office:value-type="float" office:value="0.053097">
            <text:p>0.053097</text:p>
          </table:table-cell>
          <table:table-cell table:formula="of:=[.R30]*1000000" office:value-type="float" office:value="0.48422">
            <text:p>0.48422</text:p>
          </table:table-cell>
          <table:table-cell table:formula="of:=[.S30]*1000000" office:value-type="float" office:value="22.828">
            <text:p>22.828</text:p>
          </table:table-cell>
          <table:table-cell table:formula="of:=[.T30]*1000000" office:value-type="float" office:value="2107.1">
            <text:p>2107.1</text:p>
          </table:table-cell>
          <table:table-cell table:formula="of:=[.U30]*1000000000000" office:value-type="float" office:value="0.0000030623">
            <text:p>3.0623E-006</text:p>
          </table:table-cell>
          <table:table-cell table:formula="of:=[.V30]*1000000000000" office:value-type="float" office:value="0.0020492">
            <text:p>0.0020492</text:p>
          </table:table-cell>
          <table:table-cell table:formula="of:=([.W30]+[.X30])*1000000000000" office:value-type="float" office:value="0.001146468">
            <text:p>0.001146468</text:p>
          </table:table-cell>
          <table:table-cell office:value-type="float" office:value="0.00015432">
            <text:p>0.00015432</text:p>
          </table:table-cell>
          <table:table-cell table:style-name="ce1" office:value-type="string">
            <text:p>8.3456e-08</text:p>
          </table:table-cell>
          <table:table-cell table:style-name="ce1" office:value-type="string">
            <text:p>1.5701e-06</text:p>
          </table:table-cell>
          <table:table-cell table:style-name="ce1" office:value-type="string">
            <text:p>1.2038e-08</text:p>
          </table:table-cell>
          <table:table-cell table:style-name="ce1" office:value-type="string">
            <text:p>5.3097e-08</text:p>
          </table:table-cell>
          <table:table-cell table:style-name="ce1" office:value-type="string">
            <text:p>4.8422e-07</text:p>
          </table:table-cell>
          <table:table-cell table:style-name="ce1" office:value-type="string">
            <text:p>2.2828e-05</text:p>
          </table:table-cell>
          <table:table-cell office:value-type="float" office:value="0.0021071">
            <text:p>0.0021071</text:p>
          </table:table-cell>
          <table:table-cell table:style-name="ce1" office:value-type="string">
            <text:p>3.0623e-18</text:p>
          </table:table-cell>
          <table:table-cell table:style-name="ce1" office:value-type="string">
            <text:p>2.0492e-15</text:p>
          </table:table-cell>
          <table:table-cell table:style-name="ce1" office:value-type="string">
            <text:p>3.3868e-17</text:p>
          </table:table-cell>
          <table:table-cell table:style-name="ce1" office:value-type="string">
            <text:p>1.1126e-15</text:p>
          </table:table-cell>
        </table:table-row>
        <table:table-row table:style-name="ro4">
          <table:table-cell office:value-type="float" office:value="290.7017">
            <text:p>290.7017</text:p>
          </table:table-cell>
          <table:table-cell table:formula="of:=[.M31]*1000000" office:value-type="float" office:value="154.33">
            <text:p>154.33</text:p>
          </table:table-cell>
          <table:table-cell table:formula="of:=[.N31]*1000000" office:value-type="float" office:value="0.081249">
            <text:p>0.081249</text:p>
          </table:table-cell>
          <table:table-cell table:formula="of:=[.O31]*1000000" office:value-type="float" office:value="1.5584">
            <text:p>1.5584</text:p>
          </table:table-cell>
          <table:table-cell table:formula="of:=[.P31]*1000000" office:value-type="float" office:value="0.011989">
            <text:p>0.011989</text:p>
          </table:table-cell>
          <table:table-cell table:formula="of:=[.Q31]*1000000" office:value-type="float" office:value="0.049371">
            <text:p>0.049371</text:p>
          </table:table-cell>
          <table:table-cell table:formula="of:=[.R31]*1000000" office:value-type="float" office:value="0.4813">
            <text:p>0.4813</text:p>
          </table:table-cell>
          <table:table-cell table:formula="of:=[.S31]*1000000" office:value-type="float" office:value="22.843">
            <text:p>22.843</text:p>
          </table:table-cell>
          <table:table-cell table:formula="of:=[.T31]*1000000" office:value-type="float" office:value="2107.1">
            <text:p>2107.1</text:p>
          </table:table-cell>
          <table:table-cell table:formula="of:=[.U31]*1000000000000" office:value-type="float" office:value="0.0000030616">
            <text:p>3.0616E-006</text:p>
          </table:table-cell>
          <table:table-cell table:formula="of:=[.V31]*1000000000000" office:value-type="float" office:value="0.0020731">
            <text:p>0.0020731</text:p>
          </table:table-cell>
          <table:table-cell table:formula="of:=([.W31]+[.X31])*1000000000000" office:value-type="float" office:value="0.001185484">
            <text:p>0.001185484</text:p>
          </table:table-cell>
          <table:table-cell office:value-type="float" office:value="0.00015433">
            <text:p>0.00015433</text:p>
          </table:table-cell>
          <table:table-cell table:style-name="ce1" office:value-type="string">
            <text:p>8.1249e-08</text:p>
          </table:table-cell>
          <table:table-cell table:style-name="ce1" office:value-type="string">
            <text:p>1.5584e-06</text:p>
          </table:table-cell>
          <table:table-cell table:style-name="ce1" office:value-type="string">
            <text:p>1.1989e-08</text:p>
          </table:table-cell>
          <table:table-cell table:style-name="ce1" office:value-type="string">
            <text:p>4.9371e-08</text:p>
          </table:table-cell>
          <table:table-cell table:style-name="ce1" office:value-type="string">
            <text:p>4.813e-07</text:p>
          </table:table-cell>
          <table:table-cell table:style-name="ce1" office:value-type="string">
            <text:p>2.2843e-05</text:p>
          </table:table-cell>
          <table:table-cell office:value-type="float" office:value="0.0021071">
            <text:p>0.0021071</text:p>
          </table:table-cell>
          <table:table-cell table:style-name="ce1" office:value-type="string">
            <text:p>3.0616e-18</text:p>
          </table:table-cell>
          <table:table-cell table:style-name="ce1" office:value-type="string">
            <text:p>2.0731e-15</text:p>
          </table:table-cell>
          <table:table-cell table:style-name="ce1" office:value-type="string">
            <text:p>3.4884e-17</text:p>
          </table:table-cell>
          <table:table-cell table:style-name="ce1" office:value-type="string">
            <text:p>1.1506e-15</text:p>
          </table:table-cell>
        </table:table-row>
        <table:table-row table:style-name="ro4">
          <table:table-cell office:value-type="float" office:value="300.7017">
            <text:p>300.7017</text:p>
          </table:table-cell>
          <table:table-cell table:formula="of:=[.M32]*1000000" office:value-type="float" office:value="154.35">
            <text:p>154.35</text:p>
          </table:table-cell>
          <table:table-cell table:formula="of:=[.N32]*1000000" office:value-type="float" office:value="0.079317">
            <text:p>0.079317</text:p>
          </table:table-cell>
          <table:table-cell table:formula="of:=[.O32]*1000000" office:value-type="float" office:value="1.5469">
            <text:p>1.5469</text:p>
          </table:table-cell>
          <table:table-cell table:formula="of:=[.P32]*1000000" office:value-type="float" office:value="0.011941">
            <text:p>0.011941</text:p>
          </table:table-cell>
          <table:table-cell table:formula="of:=[.Q32]*1000000" office:value-type="float" office:value="0.046121">
            <text:p>0.046121</text:p>
          </table:table-cell>
          <table:table-cell table:formula="of:=[.R32]*1000000" office:value-type="float" office:value="0.4787">
            <text:p>0.4787</text:p>
          </table:table-cell>
          <table:table-cell table:formula="of:=[.S32]*1000000" office:value-type="float" office:value="22.857">
            <text:p>22.857</text:p>
          </table:table-cell>
          <table:table-cell table:formula="of:=[.T32]*1000000" office:value-type="float" office:value="2107">
            <text:p>2107</text:p>
          </table:table-cell>
          <table:table-cell table:formula="of:=[.U32]*1000000000000" office:value-type="float" office:value="0.000003061">
            <text:p>0.000003061</text:p>
          </table:table-cell>
          <table:table-cell table:formula="of:=[.V32]*1000000000000" office:value-type="float" office:value="0.0020963">
            <text:p>0.0020963</text:p>
          </table:table-cell>
          <table:table-cell table:formula="of:=([.W32]+[.X32])*1000000000000" office:value-type="float" office:value="0.001223778">
            <text:p>0.001223778</text:p>
          </table:table-cell>
          <table:table-cell office:value-type="float" office:value="0.00015435">
            <text:p>0.00015435</text:p>
          </table:table-cell>
          <table:table-cell table:style-name="ce1" office:value-type="string">
            <text:p>7.9317e-08</text:p>
          </table:table-cell>
          <table:table-cell table:style-name="ce1" office:value-type="string">
            <text:p>1.5469e-06</text:p>
          </table:table-cell>
          <table:table-cell table:style-name="ce1" office:value-type="string">
            <text:p>1.1941e-08</text:p>
          </table:table-cell>
          <table:table-cell table:style-name="ce1" office:value-type="string">
            <text:p>4.6121e-08</text:p>
          </table:table-cell>
          <table:table-cell table:style-name="ce1" office:value-type="string">
            <text:p>4.787e-07</text:p>
          </table:table-cell>
          <table:table-cell table:style-name="ce1" office:value-type="string">
            <text:p>2.2857e-05</text:p>
          </table:table-cell>
          <table:table-cell office:value-type="float" office:value="0.002107">
            <text:p>0.002107</text:p>
          </table:table-cell>
          <table:table-cell table:style-name="ce1" office:value-type="string">
            <text:p>3.061e-18</text:p>
          </table:table-cell>
          <table:table-cell table:style-name="ce1" office:value-type="string">
            <text:p>2.0963e-15</text:p>
          </table:table-cell>
          <table:table-cell table:style-name="ce1" office:value-type="string">
            <text:p>3.5878e-17</text:p>
          </table:table-cell>
          <table:table-cell table:style-name="ce1" office:value-type="string">
            <text:p>1.1879e-15</text:p>
          </table:table-cell>
        </table:table-row>
        <table:table-row table:style-name="ro4">
          <table:table-cell office:value-type="float" office:value="310.7017">
            <text:p>310.7017</text:p>
          </table:table-cell>
          <table:table-cell table:formula="of:=[.M33]*1000000" office:value-type="float" office:value="154.36">
            <text:p>154.36</text:p>
          </table:table-cell>
          <table:table-cell table:formula="of:=[.N33]*1000000" office:value-type="float" office:value="0.077632">
            <text:p>0.077632</text:p>
          </table:table-cell>
          <table:table-cell table:formula="of:=[.O33]*1000000" office:value-type="float" office:value="1.5354">
            <text:p>1.5354</text:p>
          </table:table-cell>
          <table:table-cell table:formula="of:=[.P33]*1000000" office:value-type="float" office:value="0.011894">
            <text:p>0.011894</text:p>
          </table:table-cell>
          <table:table-cell table:formula="of:=[.Q33]*1000000" office:value-type="float" office:value="0.043291">
            <text:p>0.043291</text:p>
          </table:table-cell>
          <table:table-cell table:formula="of:=[.R33]*1000000" office:value-type="float" office:value="0.4764">
            <text:p>0.4764</text:p>
          </table:table-cell>
          <table:table-cell table:formula="of:=[.S33]*1000000" office:value-type="float" office:value="22.871">
            <text:p>22.871</text:p>
          </table:table-cell>
          <table:table-cell table:formula="of:=[.T33]*1000000" office:value-type="float" office:value="2107">
            <text:p>2107</text:p>
          </table:table-cell>
          <table:table-cell table:formula="of:=[.U33]*1000000000000" office:value-type="float" office:value="0.0000030605">
            <text:p>3.0605E-006</text:p>
          </table:table-cell>
          <table:table-cell table:formula="of:=[.V33]*1000000000000" office:value-type="float" office:value="0.0021188">
            <text:p>0.0021188</text:p>
          </table:table-cell>
          <table:table-cell table:formula="of:=([.W33]+[.X33])*1000000000000" office:value-type="float" office:value="0.001261251">
            <text:p>0.001261251</text:p>
          </table:table-cell>
          <table:table-cell office:value-type="float" office:value="0.00015436">
            <text:p>0.00015436</text:p>
          </table:table-cell>
          <table:table-cell table:style-name="ce1" office:value-type="string">
            <text:p>7.7632e-08</text:p>
          </table:table-cell>
          <table:table-cell table:style-name="ce1" office:value-type="string">
            <text:p>1.5354e-06</text:p>
          </table:table-cell>
          <table:table-cell table:style-name="ce1" office:value-type="string">
            <text:p>1.1894e-08</text:p>
          </table:table-cell>
          <table:table-cell table:style-name="ce1" office:value-type="string">
            <text:p>4.3291e-08</text:p>
          </table:table-cell>
          <table:table-cell table:style-name="ce1" office:value-type="string">
            <text:p>4.764e-07</text:p>
          </table:table-cell>
          <table:table-cell table:style-name="ce1" office:value-type="string">
            <text:p>2.2871e-05</text:p>
          </table:table-cell>
          <table:table-cell office:value-type="float" office:value="0.002107">
            <text:p>0.002107</text:p>
          </table:table-cell>
          <table:table-cell table:style-name="ce1" office:value-type="string">
            <text:p>3.0605e-18</text:p>
          </table:table-cell>
          <table:table-cell table:style-name="ce1" office:value-type="string">
            <text:p>2.1188e-15</text:p>
          </table:table-cell>
          <table:table-cell table:style-name="ce1" office:value-type="string">
            <text:p>3.6851e-17</text:p>
          </table:table-cell>
          <table:table-cell table:style-name="ce1" office:value-type="string">
            <text:p>1.2244e-15</text:p>
          </table:table-cell>
        </table:table-row>
        <table:table-row table:style-name="ro4">
          <table:table-cell office:value-type="float" office:value="320.7017">
            <text:p>320.7017</text:p>
          </table:table-cell>
          <table:table-cell table:formula="of:=[.M34]*1000000" office:value-type="float" office:value="154.37">
            <text:p>154.37</text:p>
          </table:table-cell>
          <table:table-cell table:formula="of:=[.N34]*1000000" office:value-type="float" office:value="0.076167">
            <text:p>0.076167</text:p>
          </table:table-cell>
          <table:table-cell table:formula="of:=[.O34]*1000000" office:value-type="float" office:value="1.5241">
            <text:p>1.5241</text:p>
          </table:table-cell>
          <table:table-cell table:formula="of:=[.P34]*1000000" office:value-type="float" office:value="0.011847">
            <text:p>0.011847</text:p>
          </table:table-cell>
          <table:table-cell table:formula="of:=[.Q34]*1000000" office:value-type="float" office:value="0.040829">
            <text:p>0.040829</text:p>
          </table:table-cell>
          <table:table-cell table:formula="of:=[.R34]*1000000" office:value-type="float" office:value="0.4744">
            <text:p>0.4744</text:p>
          </table:table-cell>
          <table:table-cell table:formula="of:=[.S34]*1000000" office:value-type="float" office:value="22.885">
            <text:p>22.885</text:p>
          </table:table-cell>
          <table:table-cell table:formula="of:=[.T34]*1000000" office:value-type="float" office:value="2107">
            <text:p>2107</text:p>
          </table:table-cell>
          <table:table-cell table:formula="of:=[.U34]*1000000000000" office:value-type="float" office:value="0.0000030601">
            <text:p>3.0601E-006</text:p>
          </table:table-cell>
          <table:table-cell table:formula="of:=[.V34]*1000000000000" office:value-type="float" office:value="0.0021407">
            <text:p>0.0021407</text:p>
          </table:table-cell>
          <table:table-cell table:formula="of:=([.W34]+[.X34])*1000000000000" office:value-type="float" office:value="0.001297903">
            <text:p>0.001297903</text:p>
          </table:table-cell>
          <table:table-cell office:value-type="float" office:value="0.00015437">
            <text:p>0.00015437</text:p>
          </table:table-cell>
          <table:table-cell table:style-name="ce1" office:value-type="string">
            <text:p>7.6167e-08</text:p>
          </table:table-cell>
          <table:table-cell table:style-name="ce1" office:value-type="string">
            <text:p>1.5241e-06</text:p>
          </table:table-cell>
          <table:table-cell table:style-name="ce1" office:value-type="string">
            <text:p>1.1847e-08</text:p>
          </table:table-cell>
          <table:table-cell table:style-name="ce1" office:value-type="string">
            <text:p>4.0829e-08</text:p>
          </table:table-cell>
          <table:table-cell table:style-name="ce1" office:value-type="string">
            <text:p>4.744e-07</text:p>
          </table:table-cell>
          <table:table-cell table:style-name="ce1" office:value-type="string">
            <text:p>2.2885e-05</text:p>
          </table:table-cell>
          <table:table-cell office:value-type="float" office:value="0.002107">
            <text:p>0.002107</text:p>
          </table:table-cell>
          <table:table-cell table:style-name="ce1" office:value-type="string">
            <text:p>3.0601e-18</text:p>
          </table:table-cell>
          <table:table-cell table:style-name="ce1" office:value-type="string">
            <text:p>2.1407e-15</text:p>
          </table:table-cell>
          <table:table-cell table:style-name="ce1" office:value-type="string">
            <text:p>3.7803e-17</text:p>
          </table:table-cell>
          <table:table-cell table:style-name="ce1" office:value-type="string">
            <text:p>1.2601e-15</text:p>
          </table:table-cell>
        </table:table-row>
        <table:table-row table:style-name="ro4">
          <table:table-cell office:value-type="float" office:value="330.7017">
            <text:p>330.7017</text:p>
          </table:table-cell>
          <table:table-cell table:formula="of:=[.M35]*1000000" office:value-type="float" office:value="154.37">
            <text:p>154.37</text:p>
          </table:table-cell>
          <table:table-cell table:formula="of:=[.N35]*1000000" office:value-type="float" office:value="0.074901">
            <text:p>0.074901</text:p>
          </table:table-cell>
          <table:table-cell table:formula="of:=[.O35]*1000000" office:value-type="float" office:value="1.513">
            <text:p>1.513</text:p>
          </table:table-cell>
          <table:table-cell table:formula="of:=[.P35]*1000000" office:value-type="float" office:value="0.0118">
            <text:p>0.0118</text:p>
          </table:table-cell>
          <table:table-cell table:formula="of:=[.Q35]*1000000" office:value-type="float" office:value="0.038692">
            <text:p>0.038692</text:p>
          </table:table-cell>
          <table:table-cell table:formula="of:=[.R35]*1000000" office:value-type="float" office:value="0.47267">
            <text:p>0.47267</text:p>
          </table:table-cell>
          <table:table-cell table:formula="of:=[.S35]*1000000" office:value-type="float" office:value="22.899">
            <text:p>22.899</text:p>
          </table:table-cell>
          <table:table-cell table:formula="of:=[.T35]*1000000" office:value-type="float" office:value="2107">
            <text:p>2107</text:p>
          </table:table-cell>
          <table:table-cell table:formula="of:=[.U35]*1000000000000" office:value-type="float" office:value="0.0000030598">
            <text:p>3.0598E-006</text:p>
          </table:table-cell>
          <table:table-cell table:formula="of:=[.V35]*1000000000000" office:value-type="float" office:value="0.0021621">
            <text:p>0.0021621</text:p>
          </table:table-cell>
          <table:table-cell table:formula="of:=([.W35]+[.X35])*1000000000000" office:value-type="float" office:value="0.001333833">
            <text:p>0.001333833</text:p>
          </table:table-cell>
          <table:table-cell office:value-type="float" office:value="0.00015437">
            <text:p>0.00015437</text:p>
          </table:table-cell>
          <table:table-cell table:style-name="ce1" office:value-type="string">
            <text:p>7.4901e-08</text:p>
          </table:table-cell>
          <table:table-cell table:style-name="ce1" office:value-type="string">
            <text:p>1.513e-06</text:p>
          </table:table-cell>
          <table:table-cell table:style-name="ce1" office:value-type="string">
            <text:p>1.18e-08</text:p>
          </table:table-cell>
          <table:table-cell table:style-name="ce1" office:value-type="string">
            <text:p>3.8692e-08</text:p>
          </table:table-cell>
          <table:table-cell table:style-name="ce1" office:value-type="string">
            <text:p>4.7267e-07</text:p>
          </table:table-cell>
          <table:table-cell table:style-name="ce1" office:value-type="string">
            <text:p>2.2899e-05</text:p>
          </table:table-cell>
          <table:table-cell office:value-type="float" office:value="0.002107">
            <text:p>0.002107</text:p>
          </table:table-cell>
          <table:table-cell table:style-name="ce1" office:value-type="string">
            <text:p>3.0598e-18</text:p>
          </table:table-cell>
          <table:table-cell table:style-name="ce1" office:value-type="string">
            <text:p>2.1621e-15</text:p>
          </table:table-cell>
          <table:table-cell table:style-name="ce1" office:value-type="string">
            <text:p>3.8733e-17</text:p>
          </table:table-cell>
          <table:table-cell table:style-name="ce1" office:value-type="string">
            <text:p>1.2951e-15</text:p>
          </table:table-cell>
        </table:table-row>
        <table:table-row table:style-name="ro4">
          <table:table-cell office:value-type="float" office:value="340.7017">
            <text:p>340.7017</text:p>
          </table:table-cell>
          <table:table-cell table:formula="of:=[.M36]*1000000" office:value-type="float" office:value="154.38">
            <text:p>154.38</text:p>
          </table:table-cell>
          <table:table-cell table:formula="of:=[.N36]*1000000" office:value-type="float" office:value="0.073814">
            <text:p>0.073814</text:p>
          </table:table-cell>
          <table:table-cell table:formula="of:=[.O36]*1000000" office:value-type="float" office:value="1.5019">
            <text:p>1.5019</text:p>
          </table:table-cell>
          <table:table-cell table:formula="of:=[.P36]*1000000" office:value-type="float" office:value="0.011754">
            <text:p>0.011754</text:p>
          </table:table-cell>
          <table:table-cell table:formula="of:=[.Q36]*1000000" office:value-type="float" office:value="0.036841">
            <text:p>0.036841</text:p>
          </table:table-cell>
          <table:table-cell table:formula="of:=[.R36]*1000000" office:value-type="float" office:value="0.47121">
            <text:p>0.47121</text:p>
          </table:table-cell>
          <table:table-cell table:formula="of:=[.S36]*1000000" office:value-type="float" office:value="22.913">
            <text:p>22.913</text:p>
          </table:table-cell>
          <table:table-cell table:formula="of:=[.T36]*1000000" office:value-type="float" office:value="2106.9">
            <text:p>2106.9</text:p>
          </table:table-cell>
          <table:table-cell table:formula="of:=[.U36]*1000000000000" office:value-type="float" office:value="0.0000030595">
            <text:p>3.0595E-006</text:p>
          </table:table-cell>
          <table:table-cell table:formula="of:=[.V36]*1000000000000" office:value-type="float" office:value="0.002183">
            <text:p>0.002183</text:p>
          </table:table-cell>
          <table:table-cell table:formula="of:=([.W36]+[.X36])*1000000000000" office:value-type="float" office:value="0.001368943">
            <text:p>0.001368943</text:p>
          </table:table-cell>
          <table:table-cell office:value-type="float" office:value="0.00015438">
            <text:p>0.00015438</text:p>
          </table:table-cell>
          <table:table-cell table:style-name="ce1" office:value-type="string">
            <text:p>7.3814e-08</text:p>
          </table:table-cell>
          <table:table-cell table:style-name="ce1" office:value-type="string">
            <text:p>1.5019e-06</text:p>
          </table:table-cell>
          <table:table-cell table:style-name="ce1" office:value-type="string">
            <text:p>1.1754e-08</text:p>
          </table:table-cell>
          <table:table-cell table:style-name="ce1" office:value-type="string">
            <text:p>3.6841e-08</text:p>
          </table:table-cell>
          <table:table-cell table:style-name="ce1" office:value-type="string">
            <text:p>4.7121e-07</text:p>
          </table:table-cell>
          <table:table-cell table:style-name="ce1" office:value-type="string">
            <text:p>2.2913e-05</text:p>
          </table:table-cell>
          <table:table-cell office:value-type="float" office:value="0.0021069">
            <text:p>0.0021069</text:p>
          </table:table-cell>
          <table:table-cell table:style-name="ce1" office:value-type="string">
            <text:p>3.0595e-18</text:p>
          </table:table-cell>
          <table:table-cell table:style-name="ce1" office:value-type="string">
            <text:p>2.183e-15</text:p>
          </table:table-cell>
          <table:table-cell table:style-name="ce1" office:value-type="string">
            <text:p>3.9643e-17</text:p>
          </table:table-cell>
          <table:table-cell table:style-name="ce1" office:value-type="string">
            <text:p>1.3293e-15</text:p>
          </table:table-cell>
        </table:table-row>
        <table:table-row table:style-name="ro4">
          <table:table-cell office:value-type="float" office:value="350.7017">
            <text:p>350.7017</text:p>
          </table:table-cell>
          <table:table-cell table:formula="of:=[.M37]*1000000" office:value-type="float" office:value="154.39">
            <text:p>154.39</text:p>
          </table:table-cell>
          <table:table-cell table:formula="of:=[.N37]*1000000" office:value-type="float" office:value="0.072887">
            <text:p>0.072887</text:p>
          </table:table-cell>
          <table:table-cell table:formula="of:=[.O37]*1000000" office:value-type="float" office:value="1.491">
            <text:p>1.491</text:p>
          </table:table-cell>
          <table:table-cell table:formula="of:=[.P37]*1000000" office:value-type="float" office:value="0.011708">
            <text:p>0.011708</text:p>
          </table:table-cell>
          <table:table-cell table:formula="of:=[.Q37]*1000000" office:value-type="float" office:value="0.035241">
            <text:p>0.035241</text:p>
          </table:table-cell>
          <table:table-cell table:formula="of:=[.R37]*1000000" office:value-type="float" office:value="0.47">
            <text:p>0.47</text:p>
          </table:table-cell>
          <table:table-cell table:formula="of:=[.S37]*1000000" office:value-type="float" office:value="22.927">
            <text:p>22.927</text:p>
          </table:table-cell>
          <table:table-cell table:formula="of:=[.T37]*1000000" office:value-type="float" office:value="2106.9">
            <text:p>2106.9</text:p>
          </table:table-cell>
          <table:table-cell table:formula="of:=[.U37]*1000000000000" office:value-type="float" office:value="0.0000030593">
            <text:p>3.0593E-006</text:p>
          </table:table-cell>
          <table:table-cell table:formula="of:=[.V37]*1000000000000" office:value-type="float" office:value="0.0022034">
            <text:p>0.0022034</text:p>
          </table:table-cell>
          <table:table-cell table:formula="of:=([.W37]+[.X37])*1000000000000" office:value-type="float" office:value="0.001403332">
            <text:p>0.001403332</text:p>
          </table:table-cell>
          <table:table-cell office:value-type="float" office:value="0.00015439">
            <text:p>0.00015439</text:p>
          </table:table-cell>
          <table:table-cell table:style-name="ce1" office:value-type="string">
            <text:p>7.2887e-08</text:p>
          </table:table-cell>
          <table:table-cell table:style-name="ce1" office:value-type="string">
            <text:p>1.491e-06</text:p>
          </table:table-cell>
          <table:table-cell table:style-name="ce1" office:value-type="string">
            <text:p>1.1708e-08</text:p>
          </table:table-cell>
          <table:table-cell table:style-name="ce1" office:value-type="string">
            <text:p>3.5241e-08</text:p>
          </table:table-cell>
          <table:table-cell table:style-name="ce1" office:value-type="string">
            <text:p>4.7e-07</text:p>
          </table:table-cell>
          <table:table-cell table:style-name="ce1" office:value-type="string">
            <text:p>2.2927e-05</text:p>
          </table:table-cell>
          <table:table-cell office:value-type="float" office:value="0.0021069">
            <text:p>0.0021069</text:p>
          </table:table-cell>
          <table:table-cell table:style-name="ce1" office:value-type="string">
            <text:p>3.0593e-18</text:p>
          </table:table-cell>
          <table:table-cell table:style-name="ce1" office:value-type="string">
            <text:p>2.2034e-15</text:p>
          </table:table-cell>
          <table:table-cell table:style-name="ce1" office:value-type="string">
            <text:p>4.0532e-17</text:p>
          </table:table-cell>
          <table:table-cell table:style-name="ce1" office:value-type="string">
            <text:p>1.3628e-15</text:p>
          </table:table-cell>
        </table:table-row>
        <table:table-row table:style-name="ro4">
          <table:table-cell office:value-type="float" office:value="360.7017">
            <text:p>360.7017</text:p>
          </table:table-cell>
          <table:table-cell table:formula="of:=[.M38]*1000000" office:value-type="float" office:value="154.39">
            <text:p>154.39</text:p>
          </table:table-cell>
          <table:table-cell table:formula="of:=[.N38]*1000000" office:value-type="float" office:value="0.072104">
            <text:p>0.072104</text:p>
          </table:table-cell>
          <table:table-cell table:formula="of:=[.O38]*1000000" office:value-type="float" office:value="1.4802">
            <text:p>1.4802</text:p>
          </table:table-cell>
          <table:table-cell table:formula="of:=[.P38]*1000000" office:value-type="float" office:value="0.011663">
            <text:p>0.011663</text:p>
          </table:table-cell>
          <table:table-cell table:formula="of:=[.Q38]*1000000" office:value-type="float" office:value="0.033862">
            <text:p>0.033862</text:p>
          </table:table-cell>
          <table:table-cell table:formula="of:=[.R38]*1000000" office:value-type="float" office:value="0.46904">
            <text:p>0.46904</text:p>
          </table:table-cell>
          <table:table-cell table:formula="of:=[.S38]*1000000" office:value-type="float" office:value="22.94">
            <text:p>22.94</text:p>
          </table:table-cell>
          <table:table-cell table:formula="of:=[.T38]*1000000" office:value-type="float" office:value="2106.9">
            <text:p>2106.9</text:p>
          </table:table-cell>
          <table:table-cell table:formula="of:=[.U38]*1000000000000" office:value-type="float" office:value="0.0000030591">
            <text:p>3.0591E-006</text:p>
          </table:table-cell>
          <table:table-cell table:formula="of:=[.V38]*1000000000000" office:value-type="float" office:value="0.0022234">
            <text:p>0.0022234</text:p>
          </table:table-cell>
          <table:table-cell table:formula="of:=([.W38]+[.X38])*1000000000000" office:value-type="float" office:value="0.001436901">
            <text:p>0.001436901</text:p>
          </table:table-cell>
          <table:table-cell office:value-type="float" office:value="0.00015439">
            <text:p>0.00015439</text:p>
          </table:table-cell>
          <table:table-cell table:style-name="ce1" office:value-type="string">
            <text:p>7.2104e-08</text:p>
          </table:table-cell>
          <table:table-cell table:style-name="ce1" office:value-type="string">
            <text:p>1.4802e-06</text:p>
          </table:table-cell>
          <table:table-cell table:style-name="ce1" office:value-type="string">
            <text:p>1.1663e-08</text:p>
          </table:table-cell>
          <table:table-cell table:style-name="ce1" office:value-type="string">
            <text:p>3.3862e-08</text:p>
          </table:table-cell>
          <table:table-cell table:style-name="ce1" office:value-type="string">
            <text:p>4.6904e-07</text:p>
          </table:table-cell>
          <table:table-cell table:style-name="ce1" office:value-type="string">
            <text:p>2.294e-05</text:p>
          </table:table-cell>
          <table:table-cell office:value-type="float" office:value="0.0021069">
            <text:p>0.0021069</text:p>
          </table:table-cell>
          <table:table-cell table:style-name="ce1" office:value-type="string">
            <text:p>3.0591e-18</text:p>
          </table:table-cell>
          <table:table-cell table:style-name="ce1" office:value-type="string">
            <text:p>2.2234e-15</text:p>
          </table:table-cell>
          <table:table-cell table:style-name="ce1" office:value-type="string">
            <text:p>4.1401e-17</text:p>
          </table:table-cell>
          <table:table-cell table:style-name="ce1" office:value-type="string">
            <text:p>1.3955e-15</text:p>
          </table:table-cell>
        </table:table-row>
        <table:table-row table:style-name="ro4">
          <table:table-cell office:value-type="float" office:value="370.7017">
            <text:p>370.7017</text:p>
          </table:table-cell>
          <table:table-cell table:formula="of:=[.M39]*1000000" office:value-type="float" office:value="154.4">
            <text:p>154.4</text:p>
          </table:table-cell>
          <table:table-cell table:formula="of:=[.N39]*1000000" office:value-type="float" office:value="0.071452">
            <text:p>0.071452</text:p>
          </table:table-cell>
          <table:table-cell table:formula="of:=[.O39]*1000000" office:value-type="float" office:value="1.4695">
            <text:p>1.4695</text:p>
          </table:table-cell>
          <table:table-cell table:formula="of:=[.P39]*1000000" office:value-type="float" office:value="0.011618">
            <text:p>0.011618</text:p>
          </table:table-cell>
          <table:table-cell table:formula="of:=[.Q39]*1000000" office:value-type="float" office:value="0.032676">
            <text:p>0.032676</text:p>
          </table:table-cell>
          <table:table-cell table:formula="of:=[.R39]*1000000" office:value-type="float" office:value="0.46831">
            <text:p>0.46831</text:p>
          </table:table-cell>
          <table:table-cell table:formula="of:=[.S39]*1000000" office:value-type="float" office:value="22.954">
            <text:p>22.954</text:p>
          </table:table-cell>
          <table:table-cell table:formula="of:=[.T39]*1000000" office:value-type="float" office:value="2106.9">
            <text:p>2106.9</text:p>
          </table:table-cell>
          <table:table-cell table:formula="of:=[.U39]*1000000000000" office:value-type="float" office:value="0.000003059">
            <text:p>0.000003059</text:p>
          </table:table-cell>
          <table:table-cell table:formula="of:=[.V39]*1000000000000" office:value-type="float" office:value="0.002243">
            <text:p>0.002243</text:p>
          </table:table-cell>
          <table:table-cell table:formula="of:=([.W39]+[.X39])*1000000000000" office:value-type="float" office:value="0.001469749">
            <text:p>0.001469749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7.1452e-08</text:p>
          </table:table-cell>
          <table:table-cell table:style-name="ce1" office:value-type="string">
            <text:p>1.4695e-06</text:p>
          </table:table-cell>
          <table:table-cell table:style-name="ce1" office:value-type="string">
            <text:p>1.1618e-08</text:p>
          </table:table-cell>
          <table:table-cell table:style-name="ce1" office:value-type="string">
            <text:p>3.2676e-08</text:p>
          </table:table-cell>
          <table:table-cell table:style-name="ce1" office:value-type="string">
            <text:p>4.6831e-07</text:p>
          </table:table-cell>
          <table:table-cell table:style-name="ce1" office:value-type="string">
            <text:p>2.2954e-05</text:p>
          </table:table-cell>
          <table:table-cell office:value-type="float" office:value="0.0021069">
            <text:p>0.0021069</text:p>
          </table:table-cell>
          <table:table-cell table:style-name="ce1" office:value-type="string">
            <text:p>3.059e-18</text:p>
          </table:table-cell>
          <table:table-cell table:style-name="ce1" office:value-type="string">
            <text:p>2.243e-15</text:p>
          </table:table-cell>
          <table:table-cell table:style-name="ce1" office:value-type="string">
            <text:p>4.2249e-17</text:p>
          </table:table-cell>
          <table:table-cell table:style-name="ce1" office:value-type="string">
            <text:p>1.4275e-15</text:p>
          </table:table-cell>
        </table:table-row>
        <table:table-row table:style-name="ro4">
          <table:table-cell office:value-type="float" office:value="380.7017">
            <text:p>380.7017</text:p>
          </table:table-cell>
          <table:table-cell table:formula="of:=[.M40]*1000000" office:value-type="float" office:value="154.4">
            <text:p>154.4</text:p>
          </table:table-cell>
          <table:table-cell table:formula="of:=[.N40]*1000000" office:value-type="float" office:value="0.070916">
            <text:p>0.070916</text:p>
          </table:table-cell>
          <table:table-cell table:formula="of:=[.O40]*1000000" office:value-type="float" office:value="1.4589">
            <text:p>1.4589</text:p>
          </table:table-cell>
          <table:table-cell table:formula="of:=[.P40]*1000000" office:value-type="float" office:value="0.011574">
            <text:p>0.011574</text:p>
          </table:table-cell>
          <table:table-cell table:formula="of:=[.Q40]*1000000" office:value-type="float" office:value="0.031662">
            <text:p>0.031662</text:p>
          </table:table-cell>
          <table:table-cell table:formula="of:=[.R40]*1000000" office:value-type="float" office:value="0.46779">
            <text:p>0.46779</text:p>
          </table:table-cell>
          <table:table-cell table:formula="of:=[.S40]*1000000" office:value-type="float" office:value="22.967">
            <text:p>22.967</text:p>
          </table:table-cell>
          <table:table-cell table:formula="of:=[.T40]*1000000" office:value-type="float" office:value="2106.8">
            <text:p>2106.8</text:p>
          </table:table-cell>
          <table:table-cell table:formula="of:=[.U40]*1000000000000" office:value-type="float" office:value="0.000003059">
            <text:p>0.000003059</text:p>
          </table:table-cell>
          <table:table-cell table:formula="of:=[.V40]*1000000000000" office:value-type="float" office:value="0.0022622">
            <text:p>0.0022622</text:p>
          </table:table-cell>
          <table:table-cell table:formula="of:=([.W40]+[.X40])*1000000000000" office:value-type="float" office:value="0.001501777">
            <text:p>0.001501777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7.0916e-08</text:p>
          </table:table-cell>
          <table:table-cell table:style-name="ce1" office:value-type="string">
            <text:p>1.4589e-06</text:p>
          </table:table-cell>
          <table:table-cell table:style-name="ce1" office:value-type="string">
            <text:p>1.1574e-08</text:p>
          </table:table-cell>
          <table:table-cell table:style-name="ce1" office:value-type="string">
            <text:p>3.1662e-08</text:p>
          </table:table-cell>
          <table:table-cell table:style-name="ce1" office:value-type="string">
            <text:p>4.6779e-07</text:p>
          </table:table-cell>
          <table:table-cell table:style-name="ce1" office:value-type="string">
            <text:p>2.2967e-05</text:p>
          </table:table-cell>
          <table:table-cell office:value-type="float" office:value="0.0021068">
            <text:p>0.0021068</text:p>
          </table:table-cell>
          <table:table-cell table:style-name="ce1" office:value-type="string">
            <text:p>3.059e-18</text:p>
          </table:table-cell>
          <table:table-cell table:style-name="ce1" office:value-type="string">
            <text:p>2.2622e-15</text:p>
          </table:table-cell>
          <table:table-cell table:style-name="ce1" office:value-type="string">
            <text:p>4.3077e-17</text:p>
          </table:table-cell>
          <table:table-cell table:style-name="ce1" office:value-type="string">
            <text:p>1.4587e-15</text:p>
          </table:table-cell>
        </table:table-row>
        <table:table-row table:style-name="ro4">
          <table:table-cell office:value-type="float" office:value="390.7017">
            <text:p>390.7017</text:p>
          </table:table-cell>
          <table:table-cell table:formula="of:=[.M41]*1000000" office:value-type="float" office:value="154.4">
            <text:p>154.4</text:p>
          </table:table-cell>
          <table:table-cell table:formula="of:=[.N41]*1000000" office:value-type="float" office:value="0.070486">
            <text:p>0.070486</text:p>
          </table:table-cell>
          <table:table-cell table:formula="of:=[.O41]*1000000" office:value-type="float" office:value="1.4485">
            <text:p>1.4485</text:p>
          </table:table-cell>
          <table:table-cell table:formula="of:=[.P41]*1000000" office:value-type="float" office:value="0.01153">
            <text:p>0.01153</text:p>
          </table:table-cell>
          <table:table-cell table:formula="of:=[.Q41]*1000000" office:value-type="float" office:value="0.030796">
            <text:p>0.030796</text:p>
          </table:table-cell>
          <table:table-cell table:formula="of:=[.R41]*1000000" office:value-type="float" office:value="0.46748">
            <text:p>0.46748</text:p>
          </table:table-cell>
          <table:table-cell table:formula="of:=[.S41]*1000000" office:value-type="float" office:value="22.98">
            <text:p>22.98</text:p>
          </table:table-cell>
          <table:table-cell table:formula="of:=[.T41]*1000000" office:value-type="float" office:value="2106.8">
            <text:p>2106.8</text:p>
          </table:table-cell>
          <table:table-cell table:formula="of:=[.U41]*1000000000000" office:value-type="float" office:value="0.000003059">
            <text:p>0.000003059</text:p>
          </table:table-cell>
          <table:table-cell table:formula="of:=[.V41]*1000000000000" office:value-type="float" office:value="0.002281">
            <text:p>0.002281</text:p>
          </table:table-cell>
          <table:table-cell table:formula="of:=([.W41]+[.X41])*1000000000000" office:value-type="float" office:value="0.001533186">
            <text:p>0.001533186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7.0486e-08</text:p>
          </table:table-cell>
          <table:table-cell table:style-name="ce1" office:value-type="string">
            <text:p>1.4485e-06</text:p>
          </table:table-cell>
          <table:table-cell table:style-name="ce1" office:value-type="string">
            <text:p>1.153e-08</text:p>
          </table:table-cell>
          <table:table-cell table:style-name="ce1" office:value-type="string">
            <text:p>3.0796e-08</text:p>
          </table:table-cell>
          <table:table-cell table:style-name="ce1" office:value-type="string">
            <text:p>4.6748e-07</text:p>
          </table:table-cell>
          <table:table-cell table:style-name="ce1" office:value-type="string">
            <text:p>2.298e-05</text:p>
          </table:table-cell>
          <table:table-cell office:value-type="float" office:value="0.0021068">
            <text:p>0.0021068</text:p>
          </table:table-cell>
          <table:table-cell table:style-name="ce1" office:value-type="string">
            <text:p>3.059e-18</text:p>
          </table:table-cell>
          <table:table-cell table:style-name="ce1" office:value-type="string">
            <text:p>2.281e-15</text:p>
          </table:table-cell>
          <table:table-cell table:style-name="ce1" office:value-type="string">
            <text:p>4.3886e-17</text:p>
          </table:table-cell>
          <table:table-cell table:style-name="ce1" office:value-type="string">
            <text:p>1.4893e-15</text:p>
          </table:table-cell>
        </table:table-row>
        <table:table-row table:style-name="ro4">
          <table:table-cell office:value-type="float" office:value="400.7017">
            <text:p>400.7017</text:p>
          </table:table-cell>
          <table:table-cell table:formula="of:=[.M42]*1000000" office:value-type="float" office:value="154.4">
            <text:p>154.4</text:p>
          </table:table-cell>
          <table:table-cell table:formula="of:=[.N42]*1000000" office:value-type="float" office:value="0.070151">
            <text:p>0.070151</text:p>
          </table:table-cell>
          <table:table-cell table:formula="of:=[.O42]*1000000" office:value-type="float" office:value="1.4381">
            <text:p>1.4381</text:p>
          </table:table-cell>
          <table:table-cell table:formula="of:=[.P42]*1000000" office:value-type="float" office:value="0.011486">
            <text:p>0.011486</text:p>
          </table:table-cell>
          <table:table-cell table:formula="of:=[.Q42]*1000000" office:value-type="float" office:value="0.030062">
            <text:p>0.030062</text:p>
          </table:table-cell>
          <table:table-cell table:formula="of:=[.R42]*1000000" office:value-type="float" office:value="0.46737">
            <text:p>0.46737</text:p>
          </table:table-cell>
          <table:table-cell table:formula="of:=[.S42]*1000000" office:value-type="float" office:value="22.993">
            <text:p>22.993</text:p>
          </table:table-cell>
          <table:table-cell table:formula="of:=[.T42]*1000000" office:value-type="float" office:value="2106.8">
            <text:p>2106.8</text:p>
          </table:table-cell>
          <table:table-cell table:formula="of:=[.U42]*1000000000000" office:value-type="float" office:value="0.000003059">
            <text:p>0.000003059</text:p>
          </table:table-cell>
          <table:table-cell table:formula="of:=[.V42]*1000000000000" office:value-type="float" office:value="0.0022995">
            <text:p>0.0022995</text:p>
          </table:table-cell>
          <table:table-cell table:formula="of:=([.W42]+[.X42])*1000000000000" office:value-type="float" office:value="0.001563775">
            <text:p>0.001563775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7.0151e-08</text:p>
          </table:table-cell>
          <table:table-cell table:style-name="ce1" office:value-type="string">
            <text:p>1.4381e-06</text:p>
          </table:table-cell>
          <table:table-cell table:style-name="ce1" office:value-type="string">
            <text:p>1.1486e-08</text:p>
          </table:table-cell>
          <table:table-cell table:style-name="ce1" office:value-type="string">
            <text:p>3.0062e-08</text:p>
          </table:table-cell>
          <table:table-cell table:style-name="ce1" office:value-type="string">
            <text:p>4.6737e-07</text:p>
          </table:table-cell>
          <table:table-cell table:style-name="ce1" office:value-type="string">
            <text:p>2.2993e-05</text:p>
          </table:table-cell>
          <table:table-cell office:value-type="float" office:value="0.0021068">
            <text:p>0.0021068</text:p>
          </table:table-cell>
          <table:table-cell table:style-name="ce1" office:value-type="string">
            <text:p>3.059e-18</text:p>
          </table:table-cell>
          <table:table-cell table:style-name="ce1" office:value-type="string">
            <text:p>2.2995e-15</text:p>
          </table:table-cell>
          <table:table-cell table:style-name="ce1" office:value-type="string">
            <text:p>4.4675e-17</text:p>
          </table:table-cell>
          <table:table-cell table:style-name="ce1" office:value-type="string">
            <text:p>1.5191e-15</text:p>
          </table:table-cell>
        </table:table-row>
        <table:table-row table:style-name="ro4">
          <table:table-cell office:value-type="float" office:value="410.7017">
            <text:p>410.7017</text:p>
          </table:table-cell>
          <table:table-cell table:formula="of:=[.M43]*1000000" office:value-type="float" office:value="154.41">
            <text:p>154.41</text:p>
          </table:table-cell>
          <table:table-cell table:formula="of:=[.N43]*1000000" office:value-type="float" office:value="0.069901">
            <text:p>0.069901</text:p>
          </table:table-cell>
          <table:table-cell table:formula="of:=[.O43]*1000000" office:value-type="float" office:value="1.4279">
            <text:p>1.4279</text:p>
          </table:table-cell>
          <table:table-cell table:formula="of:=[.P43]*1000000" office:value-type="float" office:value="0.011443">
            <text:p>0.011443</text:p>
          </table:table-cell>
          <table:table-cell table:formula="of:=[.Q43]*1000000" office:value-type="float" office:value="0.029444">
            <text:p>0.029444</text:p>
          </table:table-cell>
          <table:table-cell table:formula="of:=[.R43]*1000000" office:value-type="float" office:value="0.46744">
            <text:p>0.46744</text:p>
          </table:table-cell>
          <table:table-cell table:formula="of:=[.S43]*1000000" office:value-type="float" office:value="23.006">
            <text:p>23.006</text:p>
          </table:table-cell>
          <table:table-cell table:formula="of:=[.T43]*1000000" office:value-type="float" office:value="2106.8">
            <text:p>2106.8</text:p>
          </table:table-cell>
          <table:table-cell table:formula="of:=[.U43]*1000000000000" office:value-type="float" office:value="0.0000030591">
            <text:p>3.0591E-006</text:p>
          </table:table-cell>
          <table:table-cell table:formula="of:=[.V43]*1000000000000" office:value-type="float" office:value="0.0023176">
            <text:p>0.0023176</text:p>
          </table:table-cell>
          <table:table-cell table:formula="of:=([.W43]+[.X43])*1000000000000" office:value-type="float" office:value="0.001593646">
            <text:p>0.001593646</text:p>
          </table:table-cell>
          <table:table-cell office:value-type="float" office:value="0.00015441">
            <text:p>0.00015441</text:p>
          </table:table-cell>
          <table:table-cell table:style-name="ce1" office:value-type="string">
            <text:p>6.9901e-08</text:p>
          </table:table-cell>
          <table:table-cell table:style-name="ce1" office:value-type="string">
            <text:p>1.4279e-06</text:p>
          </table:table-cell>
          <table:table-cell table:style-name="ce1" office:value-type="string">
            <text:p>1.1443e-08</text:p>
          </table:table-cell>
          <table:table-cell table:style-name="ce1" office:value-type="string">
            <text:p>2.9444e-08</text:p>
          </table:table-cell>
          <table:table-cell table:style-name="ce1" office:value-type="string">
            <text:p>4.6744e-07</text:p>
          </table:table-cell>
          <table:table-cell table:style-name="ce1" office:value-type="string">
            <text:p>2.3006e-05</text:p>
          </table:table-cell>
          <table:table-cell office:value-type="float" office:value="0.0021068">
            <text:p>0.0021068</text:p>
          </table:table-cell>
          <table:table-cell table:style-name="ce1" office:value-type="string">
            <text:p>3.0591e-18</text:p>
          </table:table-cell>
          <table:table-cell table:style-name="ce1" office:value-type="string">
            <text:p>2.3176e-15</text:p>
          </table:table-cell>
          <table:table-cell table:style-name="ce1" office:value-type="string">
            <text:p>4.5446e-17</text:p>
          </table:table-cell>
          <table:table-cell table:style-name="ce1" office:value-type="string">
            <text:p>1.5482e-15</text:p>
          </table:table-cell>
        </table:table-row>
        <table:table-row table:style-name="ro4">
          <table:table-cell office:value-type="float" office:value="420.7017">
            <text:p>420.7017</text:p>
          </table:table-cell>
          <table:table-cell table:formula="of:=[.M44]*1000000" office:value-type="float" office:value="154.41">
            <text:p>154.41</text:p>
          </table:table-cell>
          <table:table-cell table:formula="of:=[.N44]*1000000" office:value-type="float" office:value="0.069729">
            <text:p>0.069729</text:p>
          </table:table-cell>
          <table:table-cell table:formula="of:=[.O44]*1000000" office:value-type="float" office:value="1.4178">
            <text:p>1.4178</text:p>
          </table:table-cell>
          <table:table-cell table:formula="of:=[.P44]*1000000" office:value-type="float" office:value="0.0114">
            <text:p>0.0114</text:p>
          </table:table-cell>
          <table:table-cell table:formula="of:=[.Q44]*1000000" office:value-type="float" office:value="0.028926">
            <text:p>0.028926</text:p>
          </table:table-cell>
          <table:table-cell table:formula="of:=[.R44]*1000000" office:value-type="float" office:value="0.46768">
            <text:p>0.46768</text:p>
          </table:table-cell>
          <table:table-cell table:formula="of:=[.S44]*1000000" office:value-type="float" office:value="23.019">
            <text:p>23.019</text:p>
          </table:table-cell>
          <table:table-cell table:formula="of:=[.T44]*1000000" office:value-type="float" office:value="2106.8">
            <text:p>2106.8</text:p>
          </table:table-cell>
          <table:table-cell table:formula="of:=[.U44]*1000000000000" office:value-type="float" office:value="0.0000030592">
            <text:p>3.0592E-006</text:p>
          </table:table-cell>
          <table:table-cell table:formula="of:=[.V44]*1000000000000" office:value-type="float" office:value="0.0023354">
            <text:p>0.0023354</text:p>
          </table:table-cell>
          <table:table-cell table:formula="of:=([.W44]+[.X44])*1000000000000" office:value-type="float" office:value="0.001622897">
            <text:p>0.001622897</text:p>
          </table:table-cell>
          <table:table-cell office:value-type="float" office:value="0.00015441">
            <text:p>0.00015441</text:p>
          </table:table-cell>
          <table:table-cell table:style-name="ce1" office:value-type="string">
            <text:p>6.9729e-08</text:p>
          </table:table-cell>
          <table:table-cell table:style-name="ce1" office:value-type="string">
            <text:p>1.4178e-06</text:p>
          </table:table-cell>
          <table:table-cell table:style-name="ce1" office:value-type="string">
            <text:p>1.14e-08</text:p>
          </table:table-cell>
          <table:table-cell table:style-name="ce1" office:value-type="string">
            <text:p>2.8926e-08</text:p>
          </table:table-cell>
          <table:table-cell table:style-name="ce1" office:value-type="string">
            <text:p>4.6768e-07</text:p>
          </table:table-cell>
          <table:table-cell table:style-name="ce1" office:value-type="string">
            <text:p>2.3019e-05</text:p>
          </table:table-cell>
          <table:table-cell office:value-type="float" office:value="0.0021068">
            <text:p>0.0021068</text:p>
          </table:table-cell>
          <table:table-cell table:style-name="ce1" office:value-type="string">
            <text:p>3.0592e-18</text:p>
          </table:table-cell>
          <table:table-cell table:style-name="ce1" office:value-type="string">
            <text:p>2.3354e-15</text:p>
          </table:table-cell>
          <table:table-cell table:style-name="ce1" office:value-type="string">
            <text:p>4.6197e-17</text:p>
          </table:table-cell>
          <table:table-cell table:style-name="ce1" office:value-type="string">
            <text:p>1.5767e-15</text:p>
          </table:table-cell>
        </table:table-row>
        <table:table-row table:style-name="ro4">
          <table:table-cell office:value-type="float" office:value="430.7017">
            <text:p>430.7017</text:p>
          </table:table-cell>
          <table:table-cell table:formula="of:=[.M45]*1000000" office:value-type="float" office:value="154.41">
            <text:p>154.41</text:p>
          </table:table-cell>
          <table:table-cell table:formula="of:=[.N45]*1000000" office:value-type="float" office:value="0.069626">
            <text:p>0.069626</text:p>
          </table:table-cell>
          <table:table-cell table:formula="of:=[.O45]*1000000" office:value-type="float" office:value="1.4078">
            <text:p>1.4078</text:p>
          </table:table-cell>
          <table:table-cell table:formula="of:=[.P45]*1000000" office:value-type="float" office:value="0.011358">
            <text:p>0.011358</text:p>
          </table:table-cell>
          <table:table-cell table:formula="of:=[.Q45]*1000000" office:value-type="float" office:value="0.028497">
            <text:p>0.028497</text:p>
          </table:table-cell>
          <table:table-cell table:formula="of:=[.R45]*1000000" office:value-type="float" office:value="0.46809">
            <text:p>0.46809</text:p>
          </table:table-cell>
          <table:table-cell table:formula="of:=[.S45]*1000000" office:value-type="float" office:value="23.032">
            <text:p>23.032</text:p>
          </table:table-cell>
          <table:table-cell table:formula="of:=[.T45]*1000000" office:value-type="float" office:value="2106.7">
            <text:p>2106.7</text:p>
          </table:table-cell>
          <table:table-cell table:formula="of:=[.U45]*1000000000000" office:value-type="float" office:value="0.0000030594">
            <text:p>3.0594E-006</text:p>
          </table:table-cell>
          <table:table-cell table:formula="of:=[.V45]*1000000000000" office:value-type="float" office:value="0.0023528">
            <text:p>0.0023528</text:p>
          </table:table-cell>
          <table:table-cell table:formula="of:=([.W45]+[.X45])*1000000000000" office:value-type="float" office:value="0.00165133">
            <text:p>0.00165133</text:p>
          </table:table-cell>
          <table:table-cell office:value-type="float" office:value="0.00015441">
            <text:p>0.00015441</text:p>
          </table:table-cell>
          <table:table-cell table:style-name="ce1" office:value-type="string">
            <text:p>6.9626e-08</text:p>
          </table:table-cell>
          <table:table-cell table:style-name="ce1" office:value-type="string">
            <text:p>1.4078e-06</text:p>
          </table:table-cell>
          <table:table-cell table:style-name="ce1" office:value-type="string">
            <text:p>1.1358e-08</text:p>
          </table:table-cell>
          <table:table-cell table:style-name="ce1" office:value-type="string">
            <text:p>2.8497e-08</text:p>
          </table:table-cell>
          <table:table-cell table:style-name="ce1" office:value-type="string">
            <text:p>4.6809e-07</text:p>
          </table:table-cell>
          <table:table-cell table:style-name="ce1" office:value-type="string">
            <text:p>2.3032e-05</text:p>
          </table:table-cell>
          <table:table-cell office:value-type="float" office:value="0.0021067">
            <text:p>0.0021067</text:p>
          </table:table-cell>
          <table:table-cell table:style-name="ce1" office:value-type="string">
            <text:p>3.0594e-18</text:p>
          </table:table-cell>
          <table:table-cell table:style-name="ce1" office:value-type="string">
            <text:p>2.3528e-15</text:p>
          </table:table-cell>
          <table:table-cell table:style-name="ce1" office:value-type="string">
            <text:p>4.693e-17</text:p>
          </table:table-cell>
          <table:table-cell table:style-name="ce1" office:value-type="string">
            <text:p>1.6044e-15</text:p>
          </table:table-cell>
        </table:table-row>
        <table:table-row table:style-name="ro4">
          <table:table-cell office:value-type="float" office:value="440.7017">
            <text:p>440.7017</text:p>
          </table:table-cell>
          <table:table-cell table:formula="of:=[.M46]*1000000" office:value-type="float" office:value="154.41">
            <text:p>154.41</text:p>
          </table:table-cell>
          <table:table-cell table:formula="of:=[.N46]*1000000" office:value-type="float" office:value="0.069585">
            <text:p>0.069585</text:p>
          </table:table-cell>
          <table:table-cell table:formula="of:=[.O46]*1000000" office:value-type="float" office:value="1.3979">
            <text:p>1.3979</text:p>
          </table:table-cell>
          <table:table-cell table:formula="of:=[.P46]*1000000" office:value-type="float" office:value="0.011316">
            <text:p>0.011316</text:p>
          </table:table-cell>
          <table:table-cell table:formula="of:=[.Q46]*1000000" office:value-type="float" office:value="0.028145">
            <text:p>0.028145</text:p>
          </table:table-cell>
          <table:table-cell table:formula="of:=[.R46]*1000000" office:value-type="float" office:value="0.46865">
            <text:p>0.46865</text:p>
          </table:table-cell>
          <table:table-cell table:formula="of:=[.S46]*1000000" office:value-type="float" office:value="23.045">
            <text:p>23.045</text:p>
          </table:table-cell>
          <table:table-cell table:formula="of:=[.T46]*1000000" office:value-type="float" office:value="2106.7">
            <text:p>2106.7</text:p>
          </table:table-cell>
          <table:table-cell table:formula="of:=[.U46]*1000000000000" office:value-type="float" office:value="0.0000030595">
            <text:p>3.0595E-006</text:p>
          </table:table-cell>
          <table:table-cell table:formula="of:=[.V46]*1000000000000" office:value-type="float" office:value="0.0023699">
            <text:p>0.0023699</text:p>
          </table:table-cell>
          <table:table-cell table:formula="of:=([.W46]+[.X46])*1000000000000" office:value-type="float" office:value="0.001679145">
            <text:p>0.001679145</text:p>
          </table:table-cell>
          <table:table-cell office:value-type="float" office:value="0.00015441">
            <text:p>0.00015441</text:p>
          </table:table-cell>
          <table:table-cell table:style-name="ce1" office:value-type="string">
            <text:p>6.9585e-08</text:p>
          </table:table-cell>
          <table:table-cell table:style-name="ce1" office:value-type="string">
            <text:p>1.3979e-06</text:p>
          </table:table-cell>
          <table:table-cell table:style-name="ce1" office:value-type="string">
            <text:p>1.1316e-08</text:p>
          </table:table-cell>
          <table:table-cell table:style-name="ce1" office:value-type="string">
            <text:p>2.8145e-08</text:p>
          </table:table-cell>
          <table:table-cell table:style-name="ce1" office:value-type="string">
            <text:p>4.6865e-07</text:p>
          </table:table-cell>
          <table:table-cell table:style-name="ce1" office:value-type="string">
            <text:p>2.3045e-05</text:p>
          </table:table-cell>
          <table:table-cell office:value-type="float" office:value="0.0021067">
            <text:p>0.0021067</text:p>
          </table:table-cell>
          <table:table-cell table:style-name="ce1" office:value-type="string">
            <text:p>3.0595e-18</text:p>
          </table:table-cell>
          <table:table-cell table:style-name="ce1" office:value-type="string">
            <text:p>2.3699e-15</text:p>
          </table:table-cell>
          <table:table-cell table:style-name="ce1" office:value-type="string">
            <text:p>4.7645e-17</text:p>
          </table:table-cell>
          <table:table-cell table:style-name="ce1" office:value-type="string">
            <text:p>1.6315e-15</text:p>
          </table:table-cell>
        </table:table-row>
        <table:table-row table:style-name="ro4">
          <table:table-cell office:value-type="float" office:value="450.7017">
            <text:p>450.7017</text:p>
          </table:table-cell>
          <table:table-cell table:formula="of:=[.M47]*1000000" office:value-type="float" office:value="154.4">
            <text:p>154.4</text:p>
          </table:table-cell>
          <table:table-cell table:formula="of:=[.N47]*1000000" office:value-type="float" office:value="0.069601">
            <text:p>0.069601</text:p>
          </table:table-cell>
          <table:table-cell table:formula="of:=[.O47]*1000000" office:value-type="float" office:value="1.3881">
            <text:p>1.3881</text:p>
          </table:table-cell>
          <table:table-cell table:formula="of:=[.P47]*1000000" office:value-type="float" office:value="0.011274">
            <text:p>0.011274</text:p>
          </table:table-cell>
          <table:table-cell table:formula="of:=[.Q47]*1000000" office:value-type="float" office:value="0.02786">
            <text:p>0.02786</text:p>
          </table:table-cell>
          <table:table-cell table:formula="of:=[.R47]*1000000" office:value-type="float" office:value="0.46936">
            <text:p>0.46936</text:p>
          </table:table-cell>
          <table:table-cell table:formula="of:=[.S47]*1000000" office:value-type="float" office:value="23.058">
            <text:p>23.058</text:p>
          </table:table-cell>
          <table:table-cell table:formula="of:=[.T47]*1000000" office:value-type="float" office:value="2106.7">
            <text:p>2106.7</text:p>
          </table:table-cell>
          <table:table-cell table:formula="of:=[.U47]*1000000000000" office:value-type="float" office:value="0.0000030598">
            <text:p>3.0598E-006</text:p>
          </table:table-cell>
          <table:table-cell table:formula="of:=[.V47]*1000000000000" office:value-type="float" office:value="0.0023866">
            <text:p>0.0023866</text:p>
          </table:table-cell>
          <table:table-cell table:formula="of:=([.W47]+[.X47])*1000000000000" office:value-type="float" office:value="0.001706242">
            <text:p>0.001706242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6.9601e-08</text:p>
          </table:table-cell>
          <table:table-cell table:style-name="ce1" office:value-type="string">
            <text:p>1.3881e-06</text:p>
          </table:table-cell>
          <table:table-cell table:style-name="ce1" office:value-type="string">
            <text:p>1.1274e-08</text:p>
          </table:table-cell>
          <table:table-cell table:style-name="ce1" office:value-type="string">
            <text:p>2.786e-08</text:p>
          </table:table-cell>
          <table:table-cell table:style-name="ce1" office:value-type="string">
            <text:p>4.6936e-07</text:p>
          </table:table-cell>
          <table:table-cell table:style-name="ce1" office:value-type="string">
            <text:p>2.3058e-05</text:p>
          </table:table-cell>
          <table:table-cell office:value-type="float" office:value="0.0021067">
            <text:p>0.0021067</text:p>
          </table:table-cell>
          <table:table-cell table:style-name="ce1" office:value-type="string">
            <text:p>3.0598e-18</text:p>
          </table:table-cell>
          <table:table-cell table:style-name="ce1" office:value-type="string">
            <text:p>2.3866e-15</text:p>
          </table:table-cell>
          <table:table-cell table:style-name="ce1" office:value-type="string">
            <text:p>4.8342e-17</text:p>
          </table:table-cell>
          <table:table-cell table:style-name="ce1" office:value-type="string">
            <text:p>1.6579e-15</text:p>
          </table:table-cell>
        </table:table-row>
        <table:table-row table:style-name="ro4">
          <table:table-cell office:value-type="float" office:value="460.7017">
            <text:p>460.7017</text:p>
          </table:table-cell>
          <table:table-cell table:formula="of:=[.M48]*1000000" office:value-type="float" office:value="154.4">
            <text:p>154.4</text:p>
          </table:table-cell>
          <table:table-cell table:formula="of:=[.N48]*1000000" office:value-type="float" office:value="0.069668">
            <text:p>0.069668</text:p>
          </table:table-cell>
          <table:table-cell table:formula="of:=[.O48]*1000000" office:value-type="float" office:value="1.3784">
            <text:p>1.3784</text:p>
          </table:table-cell>
          <table:table-cell table:formula="of:=[.P48]*1000000" office:value-type="float" office:value="0.011233">
            <text:p>0.011233</text:p>
          </table:table-cell>
          <table:table-cell table:formula="of:=[.Q48]*1000000" office:value-type="float" office:value="0.027635">
            <text:p>0.027635</text:p>
          </table:table-cell>
          <table:table-cell table:formula="of:=[.R48]*1000000" office:value-type="float" office:value="0.47021">
            <text:p>0.47021</text:p>
          </table:table-cell>
          <table:table-cell table:formula="of:=[.S48]*1000000" office:value-type="float" office:value="23.07">
            <text:p>23.07</text:p>
          </table:table-cell>
          <table:table-cell table:formula="of:=[.T48]*1000000" office:value-type="float" office:value="2106.7">
            <text:p>2106.7</text:p>
          </table:table-cell>
          <table:table-cell table:formula="of:=[.U48]*1000000000000" office:value-type="float" office:value="0.00000306">
            <text:p>0.00000306</text:p>
          </table:table-cell>
          <table:table-cell table:formula="of:=[.V48]*1000000000000" office:value-type="float" office:value="0.002403">
            <text:p>0.002403</text:p>
          </table:table-cell>
          <table:table-cell table:formula="of:=([.W48]+[.X48])*1000000000000" office:value-type="float" office:value="0.001732721">
            <text:p>0.001732721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6.9668e-08</text:p>
          </table:table-cell>
          <table:table-cell table:style-name="ce1" office:value-type="string">
            <text:p>1.3784e-06</text:p>
          </table:table-cell>
          <table:table-cell table:style-name="ce1" office:value-type="string">
            <text:p>1.1233e-08</text:p>
          </table:table-cell>
          <table:table-cell table:style-name="ce1" office:value-type="string">
            <text:p>2.7635e-08</text:p>
          </table:table-cell>
          <table:table-cell table:style-name="ce1" office:value-type="string">
            <text:p>4.7021e-07</text:p>
          </table:table-cell>
          <table:table-cell table:style-name="ce1" office:value-type="string">
            <text:p>2.307e-05</text:p>
          </table:table-cell>
          <table:table-cell office:value-type="float" office:value="0.0021067">
            <text:p>0.0021067</text:p>
          </table:table-cell>
          <table:table-cell table:style-name="ce1" office:value-type="string">
            <text:p>3.06e-18</text:p>
          </table:table-cell>
          <table:table-cell table:style-name="ce1" office:value-type="string">
            <text:p>2.403e-15</text:p>
          </table:table-cell>
          <table:table-cell table:style-name="ce1" office:value-type="string">
            <text:p>4.9021e-17</text:p>
          </table:table-cell>
          <table:table-cell table:style-name="ce1" office:value-type="string">
            <text:p>1.6837e-15</text:p>
          </table:table-cell>
        </table:table-row>
        <table:table-row table:style-name="ro4">
          <table:table-cell office:value-type="float" office:value="470.7017">
            <text:p>470.7017</text:p>
          </table:table-cell>
          <table:table-cell table:formula="of:=[.M49]*1000000" office:value-type="float" office:value="154.4">
            <text:p>154.4</text:p>
          </table:table-cell>
          <table:table-cell table:formula="of:=[.N49]*1000000" office:value-type="float" office:value="0.069781">
            <text:p>0.069781</text:p>
          </table:table-cell>
          <table:table-cell table:formula="of:=[.O49]*1000000" office:value-type="float" office:value="1.3687">
            <text:p>1.3687</text:p>
          </table:table-cell>
          <table:table-cell table:formula="of:=[.P49]*1000000" office:value-type="float" office:value="0.011193">
            <text:p>0.011193</text:p>
          </table:table-cell>
          <table:table-cell table:formula="of:=[.Q49]*1000000" office:value-type="float" office:value="0.027462">
            <text:p>0.027462</text:p>
          </table:table-cell>
          <table:table-cell table:formula="of:=[.R49]*1000000" office:value-type="float" office:value="0.47118">
            <text:p>0.47118</text:p>
          </table:table-cell>
          <table:table-cell table:formula="of:=[.S49]*1000000" office:value-type="float" office:value="23.083">
            <text:p>23.083</text:p>
          </table:table-cell>
          <table:table-cell table:formula="of:=[.T49]*1000000" office:value-type="float" office:value="2106.6">
            <text:p>2106.6</text:p>
          </table:table-cell>
          <table:table-cell table:formula="of:=[.U49]*1000000000000" office:value-type="float" office:value="0.0000030603">
            <text:p>3.0603E-006</text:p>
          </table:table-cell>
          <table:table-cell table:formula="of:=[.V49]*1000000000000" office:value-type="float" office:value="0.0024191">
            <text:p>0.0024191</text:p>
          </table:table-cell>
          <table:table-cell table:formula="of:=([.W49]+[.X49])*1000000000000" office:value-type="float" office:value="0.001758483">
            <text:p>0.001758483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6.9781e-08</text:p>
          </table:table-cell>
          <table:table-cell table:style-name="ce1" office:value-type="string">
            <text:p>1.3687e-06</text:p>
          </table:table-cell>
          <table:table-cell table:style-name="ce1" office:value-type="string">
            <text:p>1.1193e-08</text:p>
          </table:table-cell>
          <table:table-cell table:style-name="ce1" office:value-type="string">
            <text:p>2.7462e-08</text:p>
          </table:table-cell>
          <table:table-cell table:style-name="ce1" office:value-type="string">
            <text:p>4.7118e-07</text:p>
          </table:table-cell>
          <table:table-cell table:style-name="ce1" office:value-type="string">
            <text:p>2.3083e-05</text:p>
          </table:table-cell>
          <table:table-cell office:value-type="float" office:value="0.0021066">
            <text:p>0.0021066</text:p>
          </table:table-cell>
          <table:table-cell table:style-name="ce1" office:value-type="string">
            <text:p>3.0603e-18</text:p>
          </table:table-cell>
          <table:table-cell table:style-name="ce1" office:value-type="string">
            <text:p>2.4191e-15</text:p>
          </table:table-cell>
          <table:table-cell table:style-name="ce1" office:value-type="string">
            <text:p>4.9683e-17</text:p>
          </table:table-cell>
          <table:table-cell table:style-name="ce1" office:value-type="string">
            <text:p>1.7088e-15</text:p>
          </table:table-cell>
        </table:table-row>
        <table:table-row table:style-name="ro4">
          <table:table-cell office:value-type="float" office:value="480.7017">
            <text:p>480.7017</text:p>
          </table:table-cell>
          <table:table-cell table:formula="of:=[.M50]*1000000" office:value-type="float" office:value="154.4">
            <text:p>154.4</text:p>
          </table:table-cell>
          <table:table-cell table:formula="of:=[.N50]*1000000" office:value-type="float" office:value="0.069935">
            <text:p>0.069935</text:p>
          </table:table-cell>
          <table:table-cell table:formula="of:=[.O50]*1000000" office:value-type="float" office:value="1.3592">
            <text:p>1.3592</text:p>
          </table:table-cell>
          <table:table-cell table:formula="of:=[.P50]*1000000" office:value-type="float" office:value="0.011152">
            <text:p>0.011152</text:p>
          </table:table-cell>
          <table:table-cell table:formula="of:=[.Q50]*1000000" office:value-type="float" office:value="0.027333">
            <text:p>0.027333</text:p>
          </table:table-cell>
          <table:table-cell table:formula="of:=[.R50]*1000000" office:value-type="float" office:value="0.47226">
            <text:p>0.47226</text:p>
          </table:table-cell>
          <table:table-cell table:formula="of:=[.S50]*1000000" office:value-type="float" office:value="23.096">
            <text:p>23.096</text:p>
          </table:table-cell>
          <table:table-cell table:formula="of:=[.T50]*1000000" office:value-type="float" office:value="2106.6">
            <text:p>2106.6</text:p>
          </table:table-cell>
          <table:table-cell table:formula="of:=[.U50]*1000000000000" office:value-type="float" office:value="0.0000030606">
            <text:p>3.0606E-006</text:p>
          </table:table-cell>
          <table:table-cell table:formula="of:=[.V50]*1000000000000" office:value-type="float" office:value="0.0024348">
            <text:p>0.0024348</text:p>
          </table:table-cell>
          <table:table-cell table:formula="of:=([.W50]+[.X50])*1000000000000" office:value-type="float" office:value="0.001783728">
            <text:p>0.001783728</text:p>
          </table:table-cell>
          <table:table-cell office:value-type="float" office:value="0.0001544">
            <text:p>0.0001544</text:p>
          </table:table-cell>
          <table:table-cell table:style-name="ce1" office:value-type="string">
            <text:p>6.9935e-08</text:p>
          </table:table-cell>
          <table:table-cell table:style-name="ce1" office:value-type="string">
            <text:p>1.3592e-06</text:p>
          </table:table-cell>
          <table:table-cell table:style-name="ce1" office:value-type="string">
            <text:p>1.1152e-08</text:p>
          </table:table-cell>
          <table:table-cell table:style-name="ce1" office:value-type="string">
            <text:p>2.7333e-08</text:p>
          </table:table-cell>
          <table:table-cell table:style-name="ce1" office:value-type="string">
            <text:p>4.7226e-07</text:p>
          </table:table-cell>
          <table:table-cell table:style-name="ce1" office:value-type="string">
            <text:p>2.3096e-05</text:p>
          </table:table-cell>
          <table:table-cell office:value-type="float" office:value="0.0021066">
            <text:p>0.0021066</text:p>
          </table:table-cell>
          <table:table-cell table:style-name="ce1" office:value-type="string">
            <text:p>3.0606e-18</text:p>
          </table:table-cell>
          <table:table-cell table:style-name="ce1" office:value-type="string">
            <text:p>2.4348e-15</text:p>
          </table:table-cell>
          <table:table-cell table:style-name="ce1" office:value-type="string">
            <text:p>5.0328e-17</text:p>
          </table:table-cell>
          <table:table-cell table:style-name="ce1" office:value-type="string">
            <text:p>1.7334e-15</text:p>
          </table:table-cell>
        </table:table-row>
        <table:table-row table:style-name="ro4">
          <table:table-cell office:value-type="float" office:value="490.7017">
            <text:p>490.7017</text:p>
          </table:table-cell>
          <table:table-cell table:formula="of:=[.M51]*1000000" office:value-type="float" office:value="154.39">
            <text:p>154.39</text:p>
          </table:table-cell>
          <table:table-cell table:formula="of:=[.N51]*1000000" office:value-type="float" office:value="0.070127">
            <text:p>0.070127</text:p>
          </table:table-cell>
          <table:table-cell table:formula="of:=[.O51]*1000000" office:value-type="float" office:value="1.3498">
            <text:p>1.3498</text:p>
          </table:table-cell>
          <table:table-cell table:formula="of:=[.P51]*1000000" office:value-type="float" office:value="0.011112">
            <text:p>0.011112</text:p>
          </table:table-cell>
          <table:table-cell table:formula="of:=[.Q51]*1000000" office:value-type="float" office:value="0.027244">
            <text:p>0.027244</text:p>
          </table:table-cell>
          <table:table-cell table:formula="of:=[.R51]*1000000" office:value-type="float" office:value="0.47346">
            <text:p>0.47346</text:p>
          </table:table-cell>
          <table:table-cell table:formula="of:=[.S51]*1000000" office:value-type="float" office:value="23.108">
            <text:p>23.108</text:p>
          </table:table-cell>
          <table:table-cell table:formula="of:=[.T51]*1000000" office:value-type="float" office:value="2106.6">
            <text:p>2106.6</text:p>
          </table:table-cell>
          <table:table-cell table:formula="of:=[.U51]*1000000000000" office:value-type="float" office:value="0.0000030609">
            <text:p>3.0609E-006</text:p>
          </table:table-cell>
          <table:table-cell table:formula="of:=[.V51]*1000000000000" office:value-type="float" office:value="0.0024502">
            <text:p>0.0024502</text:p>
          </table:table-cell>
          <table:table-cell table:formula="of:=([.W51]+[.X51])*1000000000000" office:value-type="float" office:value="0.001808256">
            <text:p>0.001808256</text:p>
          </table:table-cell>
          <table:table-cell office:value-type="float" office:value="0.00015439">
            <text:p>0.00015439</text:p>
          </table:table-cell>
          <table:table-cell table:style-name="ce1" office:value-type="string">
            <text:p>7.0127e-08</text:p>
          </table:table-cell>
          <table:table-cell table:style-name="ce1" office:value-type="string">
            <text:p>1.3498e-06</text:p>
          </table:table-cell>
          <table:table-cell table:style-name="ce1" office:value-type="string">
            <text:p>1.1112e-08</text:p>
          </table:table-cell>
          <table:table-cell table:style-name="ce1" office:value-type="string">
            <text:p>2.7244e-08</text:p>
          </table:table-cell>
          <table:table-cell table:style-name="ce1" office:value-type="string">
            <text:p>4.7346e-07</text:p>
          </table:table-cell>
          <table:table-cell table:style-name="ce1" office:value-type="string">
            <text:p>2.3108e-05</text:p>
          </table:table-cell>
          <table:table-cell office:value-type="float" office:value="0.0021066">
            <text:p>0.0021066</text:p>
          </table:table-cell>
          <table:table-cell table:style-name="ce1" office:value-type="string">
            <text:p>3.0609e-18</text:p>
          </table:table-cell>
          <table:table-cell table:style-name="ce1" office:value-type="string">
            <text:p>2.4502e-15</text:p>
          </table:table-cell>
          <table:table-cell table:style-name="ce1" office:value-type="string">
            <text:p>5.0956e-17</text:p>
          </table:table-cell>
          <table:table-cell table:style-name="ce1" office:value-type="string">
            <text:p>1.7573e-15</text:p>
          </table:table-cell>
        </table:table-row>
        <table:table-row table:style-name="ro4">
          <table:table-cell office:value-type="float" office:value="500.7017">
            <text:p>500.7017</text:p>
          </table:table-cell>
          <table:table-cell table:formula="of:=[.M52]*1000000" office:value-type="float" office:value="154.39">
            <text:p>154.39</text:p>
          </table:table-cell>
          <table:table-cell table:formula="of:=[.N52]*1000000" office:value-type="float" office:value="0.070351">
            <text:p>0.070351</text:p>
          </table:table-cell>
          <table:table-cell table:formula="of:=[.O52]*1000000" office:value-type="float" office:value="1.3405">
            <text:p>1.3405</text:p>
          </table:table-cell>
          <table:table-cell table:formula="of:=[.P52]*1000000" office:value-type="float" office:value="0.011072">
            <text:p>0.011072</text:p>
          </table:table-cell>
          <table:table-cell table:formula="of:=[.Q52]*1000000" office:value-type="float" office:value="0.027189">
            <text:p>0.027189</text:p>
          </table:table-cell>
          <table:table-cell table:formula="of:=[.R52]*1000000" office:value-type="float" office:value="0.47476">
            <text:p>0.47476</text:p>
          </table:table-cell>
          <table:table-cell table:formula="of:=[.S52]*1000000" office:value-type="float" office:value="23.121">
            <text:p>23.121</text:p>
          </table:table-cell>
          <table:table-cell table:formula="of:=[.T52]*1000000" office:value-type="float" office:value="2106.6">
            <text:p>2106.6</text:p>
          </table:table-cell>
          <table:table-cell table:formula="of:=[.U52]*1000000000000" office:value-type="float" office:value="0.0000030612">
            <text:p>3.0612E-006</text:p>
          </table:table-cell>
          <table:table-cell table:formula="of:=[.V52]*1000000000000" office:value-type="float" office:value="0.0024653">
            <text:p>0.0024653</text:p>
          </table:table-cell>
          <table:table-cell table:formula="of:=([.W52]+[.X52])*1000000000000" office:value-type="float" office:value="0.001832068">
            <text:p>0.001832068</text:p>
          </table:table-cell>
          <table:table-cell office:value-type="float" office:value="0.00015439">
            <text:p>0.00015439</text:p>
          </table:table-cell>
          <table:table-cell table:style-name="ce1" office:value-type="string">
            <text:p>7.0351e-08</text:p>
          </table:table-cell>
          <table:table-cell table:style-name="ce1" office:value-type="string">
            <text:p>1.3405e-06</text:p>
          </table:table-cell>
          <table:table-cell table:style-name="ce1" office:value-type="string">
            <text:p>1.1072e-08</text:p>
          </table:table-cell>
          <table:table-cell table:style-name="ce1" office:value-type="string">
            <text:p>2.7189e-08</text:p>
          </table:table-cell>
          <table:table-cell table:style-name="ce1" office:value-type="string">
            <text:p>4.7476e-07</text:p>
          </table:table-cell>
          <table:table-cell table:style-name="ce1" office:value-type="string">
            <text:p>2.3121e-05</text:p>
          </table:table-cell>
          <table:table-cell office:value-type="float" office:value="0.0021066">
            <text:p>0.0021066</text:p>
          </table:table-cell>
          <table:table-cell table:style-name="ce1" office:value-type="string">
            <text:p>3.0612e-18</text:p>
          </table:table-cell>
          <table:table-cell table:style-name="ce1" office:value-type="string">
            <text:p>2.4653e-15</text:p>
          </table:table-cell>
          <table:table-cell table:style-name="ce1" office:value-type="string">
            <text:p>5.1568e-17</text:p>
          </table:table-cell>
          <table:table-cell table:style-name="ce1" office:value-type="string">
            <text:p>1.7805e-15</text:p>
          </table:table-cell>
        </table:table-row>
        <table:table-row table:style-name="ro4">
          <table:table-cell office:value-type="float" office:value="510.7017">
            <text:p>510.7017</text:p>
          </table:table-cell>
          <table:table-cell table:formula="of:=[.M53]*1000000" office:value-type="float" office:value="154.39">
            <text:p>154.39</text:p>
          </table:table-cell>
          <table:table-cell table:formula="of:=[.N53]*1000000" office:value-type="float" office:value="0.070606">
            <text:p>0.070606</text:p>
          </table:table-cell>
          <table:table-cell table:formula="of:=[.O53]*1000000" office:value-type="float" office:value="1.3313">
            <text:p>1.3313</text:p>
          </table:table-cell>
          <table:table-cell table:formula="of:=[.P53]*1000000" office:value-type="float" office:value="0.011033">
            <text:p>0.011033</text:p>
          </table:table-cell>
          <table:table-cell table:formula="of:=[.Q53]*1000000" office:value-type="float" office:value="0.027163">
            <text:p>0.027163</text:p>
          </table:table-cell>
          <table:table-cell table:formula="of:=[.R53]*1000000" office:value-type="float" office:value="0.47616">
            <text:p>0.47616</text:p>
          </table:table-cell>
          <table:table-cell table:formula="of:=[.S53]*1000000" office:value-type="float" office:value="23.133">
            <text:p>23.133</text:p>
          </table:table-cell>
          <table:table-cell table:formula="of:=[.T53]*1000000" office:value-type="float" office:value="2106.6">
            <text:p>2106.6</text:p>
          </table:table-cell>
          <table:table-cell table:formula="of:=[.U53]*1000000000000" office:value-type="float" office:value="0.0000030615">
            <text:p>3.0615E-006</text:p>
          </table:table-cell>
          <table:table-cell table:formula="of:=[.V53]*1000000000000" office:value-type="float" office:value="0.00248">
            <text:p>0.00248</text:p>
          </table:table-cell>
          <table:table-cell table:formula="of:=([.W53]+[.X53])*1000000000000" office:value-type="float" office:value="0.001855363">
            <text:p>0.001855363</text:p>
          </table:table-cell>
          <table:table-cell office:value-type="float" office:value="0.00015439">
            <text:p>0.00015439</text:p>
          </table:table-cell>
          <table:table-cell table:style-name="ce1" office:value-type="string">
            <text:p>7.0606e-08</text:p>
          </table:table-cell>
          <table:table-cell table:style-name="ce1" office:value-type="string">
            <text:p>1.3313e-06</text:p>
          </table:table-cell>
          <table:table-cell table:style-name="ce1" office:value-type="string">
            <text:p>1.1033e-08</text:p>
          </table:table-cell>
          <table:table-cell table:style-name="ce1" office:value-type="string">
            <text:p>2.7163e-08</text:p>
          </table:table-cell>
          <table:table-cell table:style-name="ce1" office:value-type="string">
            <text:p>4.7616e-07</text:p>
          </table:table-cell>
          <table:table-cell table:style-name="ce1" office:value-type="string">
            <text:p>2.3133e-05</text:p>
          </table:table-cell>
          <table:table-cell office:value-type="float" office:value="0.0021066">
            <text:p>0.0021066</text:p>
          </table:table-cell>
          <table:table-cell table:style-name="ce1" office:value-type="string">
            <text:p>3.0615e-18</text:p>
          </table:table-cell>
          <table:table-cell table:style-name="ce1" office:value-type="string">
            <text:p>2.48e-15</text:p>
          </table:table-cell>
          <table:table-cell table:style-name="ce1" office:value-type="string">
            <text:p>5.2163e-17</text:p>
          </table:table-cell>
          <table:table-cell table:style-name="ce1" office:value-type="string">
            <text:p>1.8032e-15</text:p>
          </table:table-cell>
        </table:table-row>
        <table:table-row table:style-name="ro4">
          <table:table-cell office:value-type="float" office:value="520.7017">
            <text:p>520.7017</text:p>
          </table:table-cell>
          <table:table-cell table:formula="of:=[.M54]*1000000" office:value-type="float" office:value="154.38">
            <text:p>154.38</text:p>
          </table:table-cell>
          <table:table-cell table:formula="of:=[.N54]*1000000" office:value-type="float" office:value="0.070887">
            <text:p>0.070887</text:p>
          </table:table-cell>
          <table:table-cell table:formula="of:=[.O54]*1000000" office:value-type="float" office:value="1.3222">
            <text:p>1.3222</text:p>
          </table:table-cell>
          <table:table-cell table:formula="of:=[.P54]*1000000" office:value-type="float" office:value="0.010994">
            <text:p>0.010994</text:p>
          </table:table-cell>
          <table:table-cell table:formula="of:=[.Q54]*1000000" office:value-type="float" office:value="0.027163">
            <text:p>0.027163</text:p>
          </table:table-cell>
          <table:table-cell table:formula="of:=[.R54]*1000000" office:value-type="float" office:value="0.47765">
            <text:p>0.47765</text:p>
          </table:table-cell>
          <table:table-cell table:formula="of:=[.S54]*1000000" office:value-type="float" office:value="23.145">
            <text:p>23.145</text:p>
          </table:table-cell>
          <table:table-cell table:formula="of:=[.T54]*1000000" office:value-type="float" office:value="2106.5">
            <text:p>2106.5</text:p>
          </table:table-cell>
          <table:table-cell table:formula="of:=[.U54]*1000000000000" office:value-type="float" office:value="0.0000030619">
            <text:p>3.0619E-006</text:p>
          </table:table-cell>
          <table:table-cell table:formula="of:=[.V54]*1000000000000" office:value-type="float" office:value="0.0024944">
            <text:p>0.0024944</text:p>
          </table:table-cell>
          <table:table-cell table:formula="of:=([.W54]+[.X54])*1000000000000" office:value-type="float" office:value="0.001878043">
            <text:p>0.001878043</text:p>
          </table:table-cell>
          <table:table-cell office:value-type="float" office:value="0.00015438">
            <text:p>0.00015438</text:p>
          </table:table-cell>
          <table:table-cell table:style-name="ce1" office:value-type="string">
            <text:p>7.0887e-08</text:p>
          </table:table-cell>
          <table:table-cell table:style-name="ce1" office:value-type="string">
            <text:p>1.3222e-06</text:p>
          </table:table-cell>
          <table:table-cell table:style-name="ce1" office:value-type="string">
            <text:p>1.0994e-08</text:p>
          </table:table-cell>
          <table:table-cell table:style-name="ce1" office:value-type="string">
            <text:p>2.7163e-08</text:p>
          </table:table-cell>
          <table:table-cell table:style-name="ce1" office:value-type="string">
            <text:p>4.7765e-07</text:p>
          </table:table-cell>
          <table:table-cell table:style-name="ce1" office:value-type="string">
            <text:p>2.3145e-05</text:p>
          </table:table-cell>
          <table:table-cell office:value-type="float" office:value="0.0021065">
            <text:p>0.0021065</text:p>
          </table:table-cell>
          <table:table-cell table:style-name="ce1" office:value-type="string">
            <text:p>3.0619e-18</text:p>
          </table:table-cell>
          <table:table-cell table:style-name="ce1" office:value-type="string">
            <text:p>2.4944e-15</text:p>
          </table:table-cell>
          <table:table-cell table:style-name="ce1" office:value-type="string">
            <text:p>5.2743e-17</text:p>
          </table:table-cell>
          <table:table-cell table:style-name="ce1" office:value-type="string">
            <text:p>1.8253e-15</text:p>
          </table:table-cell>
        </table:table-row>
        <table:table-row table:style-name="ro4">
          <table:table-cell office:value-type="float" office:value="530.7017">
            <text:p>530.7017</text:p>
          </table:table-cell>
          <table:table-cell table:formula="of:=[.M55]*1000000" office:value-type="float" office:value="154.38">
            <text:p>154.38</text:p>
          </table:table-cell>
          <table:table-cell table:formula="of:=[.N55]*1000000" office:value-type="float" office:value="0.071193">
            <text:p>0.071193</text:p>
          </table:table-cell>
          <table:table-cell table:formula="of:=[.O55]*1000000" office:value-type="float" office:value="1.3132">
            <text:p>1.3132</text:p>
          </table:table-cell>
          <table:table-cell table:formula="of:=[.P55]*1000000" office:value-type="float" office:value="0.010955">
            <text:p>0.010955</text:p>
          </table:table-cell>
          <table:table-cell table:formula="of:=[.Q55]*1000000" office:value-type="float" office:value="0.027184">
            <text:p>0.027184</text:p>
          </table:table-cell>
          <table:table-cell table:formula="of:=[.R55]*1000000" office:value-type="float" office:value="0.47921">
            <text:p>0.47921</text:p>
          </table:table-cell>
          <table:table-cell table:formula="of:=[.S55]*1000000" office:value-type="float" office:value="23.158">
            <text:p>23.158</text:p>
          </table:table-cell>
          <table:table-cell table:formula="of:=[.T55]*1000000" office:value-type="float" office:value="2106.5">
            <text:p>2106.5</text:p>
          </table:table-cell>
          <table:table-cell table:formula="of:=[.U55]*1000000000000" office:value-type="float" office:value="0.0000030623">
            <text:p>3.0623E-006</text:p>
          </table:table-cell>
          <table:table-cell table:formula="of:=[.V55]*1000000000000" office:value-type="float" office:value="0.0025084">
            <text:p>0.0025084</text:p>
          </table:table-cell>
          <table:table-cell table:formula="of:=([.W55]+[.X55])*1000000000000" office:value-type="float" office:value="0.001900207">
            <text:p>0.001900207</text:p>
          </table:table-cell>
          <table:table-cell office:value-type="float" office:value="0.00015438">
            <text:p>0.00015438</text:p>
          </table:table-cell>
          <table:table-cell table:style-name="ce1" office:value-type="string">
            <text:p>7.1193e-08</text:p>
          </table:table-cell>
          <table:table-cell table:style-name="ce1" office:value-type="string">
            <text:p>1.3132e-06</text:p>
          </table:table-cell>
          <table:table-cell table:style-name="ce1" office:value-type="string">
            <text:p>1.0955e-08</text:p>
          </table:table-cell>
          <table:table-cell table:style-name="ce1" office:value-type="string">
            <text:p>2.7184e-08</text:p>
          </table:table-cell>
          <table:table-cell table:style-name="ce1" office:value-type="string">
            <text:p>4.7921e-07</text:p>
          </table:table-cell>
          <table:table-cell table:style-name="ce1" office:value-type="string">
            <text:p>2.3158e-05</text:p>
          </table:table-cell>
          <table:table-cell office:value-type="float" office:value="0.0021065">
            <text:p>0.0021065</text:p>
          </table:table-cell>
          <table:table-cell table:style-name="ce1" office:value-type="string">
            <text:p>3.0623e-18</text:p>
          </table:table-cell>
          <table:table-cell table:style-name="ce1" office:value-type="string">
            <text:p>2.5084e-15</text:p>
          </table:table-cell>
          <table:table-cell table:style-name="ce1" office:value-type="string">
            <text:p>5.3307e-17</text:p>
          </table:table-cell>
          <table:table-cell table:style-name="ce1" office:value-type="string">
            <text:p>1.8469e-15</text:p>
          </table:table-cell>
        </table:table-row>
        <table:table-row table:style-name="ro4">
          <table:table-cell office:value-type="float" office:value="540.7017">
            <text:p>540.7017</text:p>
          </table:table-cell>
          <table:table-cell table:formula="of:=[.M56]*1000000" office:value-type="float" office:value="154.37">
            <text:p>154.37</text:p>
          </table:table-cell>
          <table:table-cell table:formula="of:=[.N56]*1000000" office:value-type="float" office:value="0.07152">
            <text:p>0.07152</text:p>
          </table:table-cell>
          <table:table-cell table:formula="of:=[.O56]*1000000" office:value-type="float" office:value="1.3043">
            <text:p>1.3043</text:p>
          </table:table-cell>
          <table:table-cell table:formula="of:=[.P56]*1000000" office:value-type="float" office:value="0.010917">
            <text:p>0.010917</text:p>
          </table:table-cell>
          <table:table-cell table:formula="of:=[.Q56]*1000000" office:value-type="float" office:value="0.027225">
            <text:p>0.027225</text:p>
          </table:table-cell>
          <table:table-cell table:formula="of:=[.R56]*1000000" office:value-type="float" office:value="0.48085">
            <text:p>0.48085</text:p>
          </table:table-cell>
          <table:table-cell table:formula="of:=[.S56]*1000000" office:value-type="float" office:value="23.17">
            <text:p>23.17</text:p>
          </table:table-cell>
          <table:table-cell table:formula="of:=[.T56]*1000000" office:value-type="float" office:value="2106.5">
            <text:p>2106.5</text:p>
          </table:table-cell>
          <table:table-cell table:formula="of:=[.U56]*1000000000000" office:value-type="float" office:value="0.0000030627">
            <text:p>3.0627E-006</text:p>
          </table:table-cell>
          <table:table-cell table:formula="of:=[.V56]*1000000000000" office:value-type="float" office:value="0.0025221">
            <text:p>0.0025221</text:p>
          </table:table-cell>
          <table:table-cell table:formula="of:=([.W56]+[.X56])*1000000000000" office:value-type="float" office:value="0.001921656">
            <text:p>0.001921656</text:p>
          </table:table-cell>
          <table:table-cell office:value-type="float" office:value="0.00015437">
            <text:p>0.00015437</text:p>
          </table:table-cell>
          <table:table-cell table:style-name="ce1" office:value-type="string">
            <text:p>7.152e-08</text:p>
          </table:table-cell>
          <table:table-cell table:style-name="ce1" office:value-type="string">
            <text:p>1.3043e-06</text:p>
          </table:table-cell>
          <table:table-cell table:style-name="ce1" office:value-type="string">
            <text:p>1.0917e-08</text:p>
          </table:table-cell>
          <table:table-cell table:style-name="ce1" office:value-type="string">
            <text:p>2.7225e-08</text:p>
          </table:table-cell>
          <table:table-cell table:style-name="ce1" office:value-type="string">
            <text:p>4.8085e-07</text:p>
          </table:table-cell>
          <table:table-cell table:style-name="ce1" office:value-type="string">
            <text:p>2.317e-05</text:p>
          </table:table-cell>
          <table:table-cell office:value-type="float" office:value="0.0021065">
            <text:p>0.0021065</text:p>
          </table:table-cell>
          <table:table-cell table:style-name="ce1" office:value-type="string">
            <text:p>3.0627e-18</text:p>
          </table:table-cell>
          <table:table-cell table:style-name="ce1" office:value-type="string">
            <text:p>2.5221e-15</text:p>
          </table:table-cell>
          <table:table-cell table:style-name="ce1" office:value-type="string">
            <text:p>5.3856e-17</text:p>
          </table:table-cell>
          <table:table-cell table:style-name="ce1" office:value-type="string">
            <text:p>1.8678e-15</text:p>
          </table:table-cell>
        </table:table-row>
        <table:table-row table:style-name="ro4">
          <table:table-cell office:value-type="float" office:value="550.7017">
            <text:p>550.7017</text:p>
          </table:table-cell>
          <table:table-cell table:formula="of:=[.M57]*1000000" office:value-type="float" office:value="154.37">
            <text:p>154.37</text:p>
          </table:table-cell>
          <table:table-cell table:formula="of:=[.N57]*1000000" office:value-type="float" office:value="0.071866">
            <text:p>0.071866</text:p>
          </table:table-cell>
          <table:table-cell table:formula="of:=[.O57]*1000000" office:value-type="float" office:value="1.2954">
            <text:p>1.2954</text:p>
          </table:table-cell>
          <table:table-cell table:formula="of:=[.P57]*1000000" office:value-type="float" office:value="0.010878">
            <text:p>0.010878</text:p>
          </table:table-cell>
          <table:table-cell table:formula="of:=[.Q57]*1000000" office:value-type="float" office:value="0.027281">
            <text:p>0.027281</text:p>
          </table:table-cell>
          <table:table-cell table:formula="of:=[.R57]*1000000" office:value-type="float" office:value="0.48256">
            <text:p>0.48256</text:p>
          </table:table-cell>
          <table:table-cell table:formula="of:=[.S57]*1000000" office:value-type="float" office:value="23.183">
            <text:p>23.183</text:p>
          </table:table-cell>
          <table:table-cell table:formula="of:=[.T57]*1000000" office:value-type="float" office:value="2106.5">
            <text:p>2106.5</text:p>
          </table:table-cell>
          <table:table-cell table:formula="of:=[.U57]*1000000000000" office:value-type="float" office:value="0.0000030631">
            <text:p>3.0631E-006</text:p>
          </table:table-cell>
          <table:table-cell table:formula="of:=[.V57]*1000000000000" office:value-type="float" office:value="0.0025355">
            <text:p>0.0025355</text:p>
          </table:table-cell>
          <table:table-cell table:formula="of:=([.W57]+[.X57])*1000000000000" office:value-type="float" office:value="0.00194269">
            <text:p>0.00194269</text:p>
          </table:table-cell>
          <table:table-cell office:value-type="float" office:value="0.00015437">
            <text:p>0.00015437</text:p>
          </table:table-cell>
          <table:table-cell table:style-name="ce1" office:value-type="string">
            <text:p>7.1866e-08</text:p>
          </table:table-cell>
          <table:table-cell table:style-name="ce1" office:value-type="string">
            <text:p>1.2954e-06</text:p>
          </table:table-cell>
          <table:table-cell table:style-name="ce1" office:value-type="string">
            <text:p>1.0878e-08</text:p>
          </table:table-cell>
          <table:table-cell table:style-name="ce1" office:value-type="string">
            <text:p>2.7281e-08</text:p>
          </table:table-cell>
          <table:table-cell table:style-name="ce1" office:value-type="string">
            <text:p>4.8256e-07</text:p>
          </table:table-cell>
          <table:table-cell table:style-name="ce1" office:value-type="string">
            <text:p>2.3183e-05</text:p>
          </table:table-cell>
          <table:table-cell office:value-type="float" office:value="0.0021065">
            <text:p>0.0021065</text:p>
          </table:table-cell>
          <table:table-cell table:style-name="ce1" office:value-type="string">
            <text:p>3.0631e-18</text:p>
          </table:table-cell>
          <table:table-cell table:style-name="ce1" office:value-type="string">
            <text:p>2.5355e-15</text:p>
          </table:table-cell>
          <table:table-cell table:style-name="ce1" office:value-type="string">
            <text:p>5.439e-17</text:p>
          </table:table-cell>
          <table:table-cell table:style-name="ce1" office:value-type="string">
            <text:p>1.8883e-15</text:p>
          </table:table-cell>
        </table:table-row>
        <table:table-row table:style-name="ro4">
          <table:table-cell office:value-type="float" office:value="560.7017">
            <text:p>560.7017</text:p>
          </table:table-cell>
          <table:table-cell table:formula="of:=[.M58]*1000000" office:value-type="float" office:value="154.36">
            <text:p>154.36</text:p>
          </table:table-cell>
          <table:table-cell table:formula="of:=[.N58]*1000000" office:value-type="float" office:value="0.072229">
            <text:p>0.072229</text:p>
          </table:table-cell>
          <table:table-cell table:formula="of:=[.O58]*1000000" office:value-type="float" office:value="1.2867">
            <text:p>1.2867</text:p>
          </table:table-cell>
          <table:table-cell table:formula="of:=[.P58]*1000000" office:value-type="float" office:value="0.010841">
            <text:p>0.010841</text:p>
          </table:table-cell>
          <table:table-cell table:formula="of:=[.Q58]*1000000" office:value-type="float" office:value="0.027352">
            <text:p>0.027352</text:p>
          </table:table-cell>
          <table:table-cell table:formula="of:=[.R58]*1000000" office:value-type="float" office:value="0.48432">
            <text:p>0.48432</text:p>
          </table:table-cell>
          <table:table-cell table:formula="of:=[.S58]*1000000" office:value-type="float" office:value="23.195">
            <text:p>23.195</text:p>
          </table:table-cell>
          <table:table-cell table:formula="of:=[.T58]*1000000" office:value-type="float" office:value="2106.5">
            <text:p>2106.5</text:p>
          </table:table-cell>
          <table:table-cell table:formula="of:=[.U58]*1000000000000" office:value-type="float" office:value="0.0000030635">
            <text:p>3.0635E-006</text:p>
          </table:table-cell>
          <table:table-cell table:formula="of:=[.V58]*1000000000000" office:value-type="float" office:value="0.0025485">
            <text:p>0.0025485</text:p>
          </table:table-cell>
          <table:table-cell table:formula="of:=([.W58]+[.X58])*1000000000000" office:value-type="float" office:value="0.00196301">
            <text:p>0.00196301</text:p>
          </table:table-cell>
          <table:table-cell office:value-type="float" office:value="0.00015436">
            <text:p>0.00015436</text:p>
          </table:table-cell>
          <table:table-cell table:style-name="ce1" office:value-type="string">
            <text:p>7.2229e-08</text:p>
          </table:table-cell>
          <table:table-cell table:style-name="ce1" office:value-type="string">
            <text:p>1.2867e-06</text:p>
          </table:table-cell>
          <table:table-cell table:style-name="ce1" office:value-type="string">
            <text:p>1.0841e-08</text:p>
          </table:table-cell>
          <table:table-cell table:style-name="ce1" office:value-type="string">
            <text:p>2.7352e-08</text:p>
          </table:table-cell>
          <table:table-cell table:style-name="ce1" office:value-type="string">
            <text:p>4.8432e-07</text:p>
          </table:table-cell>
          <table:table-cell table:style-name="ce1" office:value-type="string">
            <text:p>2.3195e-05</text:p>
          </table:table-cell>
          <table:table-cell office:value-type="float" office:value="0.0021065">
            <text:p>0.0021065</text:p>
          </table:table-cell>
          <table:table-cell table:style-name="ce1" office:value-type="string">
            <text:p>3.0635e-18</text:p>
          </table:table-cell>
          <table:table-cell table:style-name="ce1" office:value-type="string">
            <text:p>2.5485e-15</text:p>
          </table:table-cell>
          <table:table-cell table:style-name="ce1" office:value-type="string">
            <text:p>5.491e-17</text:p>
          </table:table-cell>
          <table:table-cell table:style-name="ce1" office:value-type="string">
            <text:p>1.9081e-15</text:p>
          </table:table-cell>
        </table:table-row>
        <table:table-row table:style-name="ro4">
          <table:table-cell office:value-type="float" office:value="570.7017">
            <text:p>570.7017</text:p>
          </table:table-cell>
          <table:table-cell table:formula="of:=[.M59]*1000000" office:value-type="float" office:value="154.36">
            <text:p>154.36</text:p>
          </table:table-cell>
          <table:table-cell table:formula="of:=[.N59]*1000000" office:value-type="float" office:value="0.072607">
            <text:p>0.072607</text:p>
          </table:table-cell>
          <table:table-cell table:formula="of:=[.O59]*1000000" office:value-type="float" office:value="1.278">
            <text:p>1.278</text:p>
          </table:table-cell>
          <table:table-cell table:formula="of:=[.P59]*1000000" office:value-type="float" office:value="0.010803">
            <text:p>0.010803</text:p>
          </table:table-cell>
          <table:table-cell table:formula="of:=[.Q59]*1000000" office:value-type="float" office:value="0.027434">
            <text:p>0.027434</text:p>
          </table:table-cell>
          <table:table-cell table:formula="of:=[.R59]*1000000" office:value-type="float" office:value="0.48615">
            <text:p>0.48615</text:p>
          </table:table-cell>
          <table:table-cell table:formula="of:=[.S59]*1000000" office:value-type="float" office:value="23.207">
            <text:p>23.207</text:p>
          </table:table-cell>
          <table:table-cell table:formula="of:=[.T59]*1000000" office:value-type="float" office:value="2106.4">
            <text:p>2106.4</text:p>
          </table:table-cell>
          <table:table-cell table:formula="of:=[.U59]*1000000000000" office:value-type="float" office:value="0.0000030639">
            <text:p>3.0639E-006</text:p>
          </table:table-cell>
          <table:table-cell table:formula="of:=[.V59]*1000000000000" office:value-type="float" office:value="0.0025611">
            <text:p>0.0025611</text:p>
          </table:table-cell>
          <table:table-cell table:formula="of:=([.W59]+[.X59])*1000000000000" office:value-type="float" office:value="0.001982915">
            <text:p>0.001982915</text:p>
          </table:table-cell>
          <table:table-cell office:value-type="float" office:value="0.00015436">
            <text:p>0.00015436</text:p>
          </table:table-cell>
          <table:table-cell table:style-name="ce1" office:value-type="string">
            <text:p>7.2607e-08</text:p>
          </table:table-cell>
          <table:table-cell table:style-name="ce1" office:value-type="string">
            <text:p>1.278e-06</text:p>
          </table:table-cell>
          <table:table-cell table:style-name="ce1" office:value-type="string">
            <text:p>1.0803e-08</text:p>
          </table:table-cell>
          <table:table-cell table:style-name="ce1" office:value-type="string">
            <text:p>2.7434e-08</text:p>
          </table:table-cell>
          <table:table-cell table:style-name="ce1" office:value-type="string">
            <text:p>4.8615e-07</text:p>
          </table:table-cell>
          <table:table-cell table:style-name="ce1" office:value-type="string">
            <text:p>2.3207e-05</text:p>
          </table:table-cell>
          <table:table-cell office:value-type="float" office:value="0.0021064">
            <text:p>0.0021064</text:p>
          </table:table-cell>
          <table:table-cell table:style-name="ce1" office:value-type="string">
            <text:p>3.0639e-18</text:p>
          </table:table-cell>
          <table:table-cell table:style-name="ce1" office:value-type="string">
            <text:p>2.5611e-15</text:p>
          </table:table-cell>
          <table:table-cell table:style-name="ce1" office:value-type="string">
            <text:p>5.5415e-17</text:p>
          </table:table-cell>
          <table:table-cell table:style-name="ce1" office:value-type="string">
            <text:p>1.9275e-15</text:p>
          </table:table-cell>
        </table:table-row>
        <table:table-row table:style-name="ro4">
          <table:table-cell office:value-type="float" office:value="580.7017">
            <text:p>580.7017</text:p>
          </table:table-cell>
          <table:table-cell table:formula="of:=[.M60]*1000000" office:value-type="float" office:value="154.35">
            <text:p>154.35</text:p>
          </table:table-cell>
          <table:table-cell table:formula="of:=[.N60]*1000000" office:value-type="float" office:value="0.072998">
            <text:p>0.072998</text:p>
          </table:table-cell>
          <table:table-cell table:formula="of:=[.O60]*1000000" office:value-type="float" office:value="1.2694">
            <text:p>1.2694</text:p>
          </table:table-cell>
          <table:table-cell table:formula="of:=[.P60]*1000000" office:value-type="float" office:value="0.010766">
            <text:p>0.010766</text:p>
          </table:table-cell>
          <table:table-cell table:formula="of:=[.Q60]*1000000" office:value-type="float" office:value="0.027526">
            <text:p>0.027526</text:p>
          </table:table-cell>
          <table:table-cell table:formula="of:=[.R60]*1000000" office:value-type="float" office:value="0.48802">
            <text:p>0.48802</text:p>
          </table:table-cell>
          <table:table-cell table:formula="of:=[.S60]*1000000" office:value-type="float" office:value="23.22">
            <text:p>23.22</text:p>
          </table:table-cell>
          <table:table-cell table:formula="of:=[.T60]*1000000" office:value-type="float" office:value="2106.4">
            <text:p>2106.4</text:p>
          </table:table-cell>
          <table:table-cell table:formula="of:=[.U60]*1000000000000" office:value-type="float" office:value="0.0000030643">
            <text:p>3.0643E-006</text:p>
          </table:table-cell>
          <table:table-cell table:formula="of:=[.V60]*1000000000000" office:value-type="float" office:value="0.0025734">
            <text:p>0.0025734</text:p>
          </table:table-cell>
          <table:table-cell table:formula="of:=([.W60]+[.X60])*1000000000000" office:value-type="float" office:value="0.002002206">
            <text:p>0.002002206</text:p>
          </table:table-cell>
          <table:table-cell office:value-type="float" office:value="0.00015435">
            <text:p>0.00015435</text:p>
          </table:table-cell>
          <table:table-cell table:style-name="ce1" office:value-type="string">
            <text:p>7.2998e-08</text:p>
          </table:table-cell>
          <table:table-cell table:style-name="ce1" office:value-type="string">
            <text:p>1.2694e-06</text:p>
          </table:table-cell>
          <table:table-cell table:style-name="ce1" office:value-type="string">
            <text:p>1.0766e-08</text:p>
          </table:table-cell>
          <table:table-cell table:style-name="ce1" office:value-type="string">
            <text:p>2.7526e-08</text:p>
          </table:table-cell>
          <table:table-cell table:style-name="ce1" office:value-type="string">
            <text:p>4.8802e-07</text:p>
          </table:table-cell>
          <table:table-cell table:style-name="ce1" office:value-type="string">
            <text:p>2.322e-05</text:p>
          </table:table-cell>
          <table:table-cell office:value-type="float" office:value="0.0021064">
            <text:p>0.0021064</text:p>
          </table:table-cell>
          <table:table-cell table:style-name="ce1" office:value-type="string">
            <text:p>3.0643e-18</text:p>
          </table:table-cell>
          <table:table-cell table:style-name="ce1" office:value-type="string">
            <text:p>2.5734e-15</text:p>
          </table:table-cell>
          <table:table-cell table:style-name="ce1" office:value-type="string">
            <text:p>5.5906e-17</text:p>
          </table:table-cell>
          <table:table-cell table:style-name="ce1" office:value-type="string">
            <text:p>1.9463e-15</text:p>
          </table:table-cell>
        </table:table-row>
        <table:table-row table:style-name="ro4">
          <table:table-cell office:value-type="float" office:value="590.7017">
            <text:p>590.7017</text:p>
          </table:table-cell>
          <table:table-cell table:formula="of:=[.M61]*1000000" office:value-type="float" office:value="154.34">
            <text:p>154.34</text:p>
          </table:table-cell>
          <table:table-cell table:formula="of:=[.N61]*1000000" office:value-type="float" office:value="0.0734">
            <text:p>0.0734</text:p>
          </table:table-cell>
          <table:table-cell table:formula="of:=[.O61]*1000000" office:value-type="float" office:value="1.2609">
            <text:p>1.2609</text:p>
          </table:table-cell>
          <table:table-cell table:formula="of:=[.P61]*1000000" office:value-type="float" office:value="0.010729">
            <text:p>0.010729</text:p>
          </table:table-cell>
          <table:table-cell table:formula="of:=[.Q61]*1000000" office:value-type="float" office:value="0.027626">
            <text:p>0.027626</text:p>
          </table:table-cell>
          <table:table-cell table:formula="of:=[.R61]*1000000" office:value-type="float" office:value="0.48994">
            <text:p>0.48994</text:p>
          </table:table-cell>
          <table:table-cell table:formula="of:=[.S61]*1000000" office:value-type="float" office:value="23.232">
            <text:p>23.232</text:p>
          </table:table-cell>
          <table:table-cell table:formula="of:=[.T61]*1000000" office:value-type="float" office:value="2106.4">
            <text:p>2106.4</text:p>
          </table:table-cell>
          <table:table-cell table:formula="of:=[.U61]*1000000000000" office:value-type="float" office:value="0.0000030648">
            <text:p>3.0648E-006</text:p>
          </table:table-cell>
          <table:table-cell table:formula="of:=[.V61]*1000000000000" office:value-type="float" office:value="0.0025853">
            <text:p>0.0025853</text:p>
          </table:table-cell>
          <table:table-cell table:formula="of:=([.W61]+[.X61])*1000000000000" office:value-type="float" office:value="0.002020983">
            <text:p>0.002020983</text:p>
          </table:table-cell>
          <table:table-cell office:value-type="float" office:value="0.00015434">
            <text:p>0.00015434</text:p>
          </table:table-cell>
          <table:table-cell table:style-name="ce1" office:value-type="string">
            <text:p>7.34e-08</text:p>
          </table:table-cell>
          <table:table-cell table:style-name="ce1" office:value-type="string">
            <text:p>1.2609e-06</text:p>
          </table:table-cell>
          <table:table-cell table:style-name="ce1" office:value-type="string">
            <text:p>1.0729e-08</text:p>
          </table:table-cell>
          <table:table-cell table:style-name="ce1" office:value-type="string">
            <text:p>2.7626e-08</text:p>
          </table:table-cell>
          <table:table-cell table:style-name="ce1" office:value-type="string">
            <text:p>4.8994e-07</text:p>
          </table:table-cell>
          <table:table-cell table:style-name="ce1" office:value-type="string">
            <text:p>2.3232e-05</text:p>
          </table:table-cell>
          <table:table-cell office:value-type="float" office:value="0.0021064">
            <text:p>0.0021064</text:p>
          </table:table-cell>
          <table:table-cell table:style-name="ce1" office:value-type="string">
            <text:p>3.0648e-18</text:p>
          </table:table-cell>
          <table:table-cell table:style-name="ce1" office:value-type="string">
            <text:p>2.5853e-15</text:p>
          </table:table-cell>
          <table:table-cell table:style-name="ce1" office:value-type="string">
            <text:p>5.6383e-17</text:p>
          </table:table-cell>
          <table:table-cell table:style-name="ce1" office:value-type="string">
            <text:p>1.9646e-15</text:p>
          </table:table-cell>
        </table:table-row>
        <table:table-row table:style-name="ro4">
          <table:table-cell office:value-type="float" office:value="600.7017">
            <text:p>600.7017</text:p>
          </table:table-cell>
          <table:table-cell table:formula="of:=[.M62]*1000000" office:value-type="float" office:value="154.34">
            <text:p>154.34</text:p>
          </table:table-cell>
          <table:table-cell table:formula="of:=[.N62]*1000000" office:value-type="float" office:value="0.073813">
            <text:p>0.073813</text:p>
          </table:table-cell>
          <table:table-cell table:formula="of:=[.O62]*1000000" office:value-type="float" office:value="1.2525">
            <text:p>1.2525</text:p>
          </table:table-cell>
          <table:table-cell table:formula="of:=[.P62]*1000000" office:value-type="float" office:value="0.010692">
            <text:p>0.010692</text:p>
          </table:table-cell>
          <table:table-cell table:formula="of:=[.Q62]*1000000" office:value-type="float" office:value="0.027732">
            <text:p>0.027732</text:p>
          </table:table-cell>
          <table:table-cell table:formula="of:=[.R62]*1000000" office:value-type="float" office:value="0.4919">
            <text:p>0.4919</text:p>
          </table:table-cell>
          <table:table-cell table:formula="of:=[.S62]*1000000" office:value-type="float" office:value="23.244">
            <text:p>23.244</text:p>
          </table:table-cell>
          <table:table-cell table:formula="of:=[.T62]*1000000" office:value-type="float" office:value="2106.4">
            <text:p>2106.4</text:p>
          </table:table-cell>
          <table:table-cell table:formula="of:=[.U62]*1000000000000" office:value-type="float" office:value="0.0000030652">
            <text:p>3.0652E-006</text:p>
          </table:table-cell>
          <table:table-cell table:formula="of:=[.V62]*1000000000000" office:value-type="float" office:value="0.0025969">
            <text:p>0.0025969</text:p>
          </table:table-cell>
          <table:table-cell table:formula="of:=([.W62]+[.X62])*1000000000000" office:value-type="float" office:value="0.002039246">
            <text:p>0.002039246</text:p>
          </table:table-cell>
          <table:table-cell office:value-type="float" office:value="0.00015434">
            <text:p>0.00015434</text:p>
          </table:table-cell>
          <table:table-cell table:style-name="ce1" office:value-type="string">
            <text:p>7.3813e-08</text:p>
          </table:table-cell>
          <table:table-cell table:style-name="ce1" office:value-type="string">
            <text:p>1.2525e-06</text:p>
          </table:table-cell>
          <table:table-cell table:style-name="ce1" office:value-type="string">
            <text:p>1.0692e-08</text:p>
          </table:table-cell>
          <table:table-cell table:style-name="ce1" office:value-type="string">
            <text:p>2.7732e-08</text:p>
          </table:table-cell>
          <table:table-cell table:style-name="ce1" office:value-type="string">
            <text:p>4.919e-07</text:p>
          </table:table-cell>
          <table:table-cell table:style-name="ce1" office:value-type="string">
            <text:p>2.3244e-05</text:p>
          </table:table-cell>
          <table:table-cell office:value-type="float" office:value="0.0021064">
            <text:p>0.0021064</text:p>
          </table:table-cell>
          <table:table-cell table:style-name="ce1" office:value-type="string">
            <text:p>3.0652e-18</text:p>
          </table:table-cell>
          <table:table-cell table:style-name="ce1" office:value-type="string">
            <text:p>2.5969e-15</text:p>
          </table:table-cell>
          <table:table-cell table:style-name="ce1" office:value-type="string">
            <text:p>5.6846e-17</text:p>
          </table:table-cell>
          <table:table-cell table:style-name="ce1" office:value-type="string">
            <text:p>1.9824e-15</text:p>
          </table:table-cell>
        </table:table-row>
        <table:table-row table:style-name="ro4">
          <table:table-cell office:value-type="float" office:value="610.7017">
            <text:p>610.7017</text:p>
          </table:table-cell>
          <table:table-cell table:formula="of:=[.M63]*1000000" office:value-type="float" office:value="154.33">
            <text:p>154.33</text:p>
          </table:table-cell>
          <table:table-cell table:formula="of:=[.N63]*1000000" office:value-type="float" office:value="0.074234">
            <text:p>0.074234</text:p>
          </table:table-cell>
          <table:table-cell table:formula="of:=[.O63]*1000000" office:value-type="float" office:value="1.2442">
            <text:p>1.2442</text:p>
          </table:table-cell>
          <table:table-cell table:formula="of:=[.P63]*1000000" office:value-type="float" office:value="0.010656">
            <text:p>0.010656</text:p>
          </table:table-cell>
          <table:table-cell table:formula="of:=[.Q63]*1000000" office:value-type="float" office:value="0.027844">
            <text:p>0.027844</text:p>
          </table:table-cell>
          <table:table-cell table:formula="of:=[.R63]*1000000" office:value-type="float" office:value="0.4939">
            <text:p>0.4939</text:p>
          </table:table-cell>
          <table:table-cell table:formula="of:=[.S63]*1000000" office:value-type="float" office:value="23.256">
            <text:p>23.256</text:p>
          </table:table-cell>
          <table:table-cell table:formula="of:=[.T63]*1000000" office:value-type="float" office:value="2106.3">
            <text:p>2106.3</text:p>
          </table:table-cell>
          <table:table-cell table:formula="of:=[.U63]*1000000000000" office:value-type="float" office:value="0.0000030657">
            <text:p>3.0657E-006</text:p>
          </table:table-cell>
          <table:table-cell table:formula="of:=[.V63]*1000000000000" office:value-type="float" office:value="0.0026081">
            <text:p>0.0026081</text:p>
          </table:table-cell>
          <table:table-cell table:formula="of:=([.W63]+[.X63])*1000000000000" office:value-type="float" office:value="0.002056996">
            <text:p>0.002056996</text:p>
          </table:table-cell>
          <table:table-cell office:value-type="float" office:value="0.00015433">
            <text:p>0.00015433</text:p>
          </table:table-cell>
          <table:table-cell table:style-name="ce1" office:value-type="string">
            <text:p>7.4234e-08</text:p>
          </table:table-cell>
          <table:table-cell table:style-name="ce1" office:value-type="string">
            <text:p>1.2442e-06</text:p>
          </table:table-cell>
          <table:table-cell table:style-name="ce1" office:value-type="string">
            <text:p>1.0656e-08</text:p>
          </table:table-cell>
          <table:table-cell table:style-name="ce1" office:value-type="string">
            <text:p>2.7844e-08</text:p>
          </table:table-cell>
          <table:table-cell table:style-name="ce1" office:value-type="string">
            <text:p>4.939e-07</text:p>
          </table:table-cell>
          <table:table-cell table:style-name="ce1" office:value-type="string">
            <text:p>2.3256e-05</text:p>
          </table:table-cell>
          <table:table-cell office:value-type="float" office:value="0.0021063">
            <text:p>0.0021063</text:p>
          </table:table-cell>
          <table:table-cell table:style-name="ce1" office:value-type="string">
            <text:p>3.0657e-18</text:p>
          </table:table-cell>
          <table:table-cell table:style-name="ce1" office:value-type="string">
            <text:p>2.6081e-15</text:p>
          </table:table-cell>
          <table:table-cell table:style-name="ce1" office:value-type="string">
            <text:p>5.7296e-17</text:p>
          </table:table-cell>
          <table:table-cell table:style-name="ce1" office:value-type="string">
            <text:p>1.9997e-15</text:p>
          </table:table-cell>
        </table:table-row>
        <table:table-row table:style-name="ro4">
          <table:table-cell office:value-type="float" office:value="620.7017">
            <text:p>620.7017</text:p>
          </table:table-cell>
          <table:table-cell table:formula="of:=[.M64]*1000000" office:value-type="float" office:value="154.32">
            <text:p>154.32</text:p>
          </table:table-cell>
          <table:table-cell table:formula="of:=[.N64]*1000000" office:value-type="float" office:value="0.074662">
            <text:p>0.074662</text:p>
          </table:table-cell>
          <table:table-cell table:formula="of:=[.O64]*1000000" office:value-type="float" office:value="1.236">
            <text:p>1.236</text:p>
          </table:table-cell>
          <table:table-cell table:formula="of:=[.P64]*1000000" office:value-type="float" office:value="0.010619">
            <text:p>0.010619</text:p>
          </table:table-cell>
          <table:table-cell table:formula="of:=[.Q64]*1000000" office:value-type="float" office:value="0.027961">
            <text:p>0.027961</text:p>
          </table:table-cell>
          <table:table-cell table:formula="of:=[.R64]*1000000" office:value-type="float" office:value="0.49593">
            <text:p>0.49593</text:p>
          </table:table-cell>
          <table:table-cell table:formula="of:=[.S64]*1000000" office:value-type="float" office:value="23.269">
            <text:p>23.269</text:p>
          </table:table-cell>
          <table:table-cell table:formula="of:=[.T64]*1000000" office:value-type="float" office:value="2106.3">
            <text:p>2106.3</text:p>
          </table:table-cell>
          <table:table-cell table:formula="of:=[.U64]*1000000000000" office:value-type="float" office:value="0.0000030662">
            <text:p>3.0662E-006</text:p>
          </table:table-cell>
          <table:table-cell table:formula="of:=[.V64]*1000000000000" office:value-type="float" office:value="0.0026189">
            <text:p>0.0026189</text:p>
          </table:table-cell>
          <table:table-cell table:formula="of:=([.W64]+[.X64])*1000000000000" office:value-type="float" office:value="0.002074233">
            <text:p>0.002074233</text:p>
          </table:table-cell>
          <table:table-cell office:value-type="float" office:value="0.00015432">
            <text:p>0.00015432</text:p>
          </table:table-cell>
          <table:table-cell table:style-name="ce1" office:value-type="string">
            <text:p>7.4662e-08</text:p>
          </table:table-cell>
          <table:table-cell table:style-name="ce1" office:value-type="string">
            <text:p>1.236e-06</text:p>
          </table:table-cell>
          <table:table-cell table:style-name="ce1" office:value-type="string">
            <text:p>1.0619e-08</text:p>
          </table:table-cell>
          <table:table-cell table:style-name="ce1" office:value-type="string">
            <text:p>2.7961e-08</text:p>
          </table:table-cell>
          <table:table-cell table:style-name="ce1" office:value-type="string">
            <text:p>4.9593e-07</text:p>
          </table:table-cell>
          <table:table-cell table:style-name="ce1" office:value-type="string">
            <text:p>2.3269e-05</text:p>
          </table:table-cell>
          <table:table-cell office:value-type="float" office:value="0.0021063">
            <text:p>0.0021063</text:p>
          </table:table-cell>
          <table:table-cell table:style-name="ce1" office:value-type="string">
            <text:p>3.0662e-18</text:p>
          </table:table-cell>
          <table:table-cell table:style-name="ce1" office:value-type="string">
            <text:p>2.6189e-15</text:p>
          </table:table-cell>
          <table:table-cell table:style-name="ce1" office:value-type="string">
            <text:p>5.7733e-17</text:p>
          </table:table-cell>
          <table:table-cell table:style-name="ce1" office:value-type="string">
            <text:p>2.0165e-15</text:p>
          </table:table-cell>
        </table:table-row>
        <table:table-row table:style-name="ro4">
          <table:table-cell office:value-type="float" office:value="630.7017">
            <text:p>630.7017</text:p>
          </table:table-cell>
          <table:table-cell table:formula="of:=[.M65]*1000000" office:value-type="float" office:value="154.32">
            <text:p>154.32</text:p>
          </table:table-cell>
          <table:table-cell table:formula="of:=[.N65]*1000000" office:value-type="float" office:value="0.075097">
            <text:p>0.075097</text:p>
          </table:table-cell>
          <table:table-cell table:formula="of:=[.O65]*1000000" office:value-type="float" office:value="1.2278">
            <text:p>1.2278</text:p>
          </table:table-cell>
          <table:table-cell table:formula="of:=[.P65]*1000000" office:value-type="float" office:value="0.010584">
            <text:p>0.010584</text:p>
          </table:table-cell>
          <table:table-cell table:formula="of:=[.Q65]*1000000" office:value-type="float" office:value="0.028081">
            <text:p>0.028081</text:p>
          </table:table-cell>
          <table:table-cell table:formula="of:=[.R65]*1000000" office:value-type="float" office:value="0.49798">
            <text:p>0.49798</text:p>
          </table:table-cell>
          <table:table-cell table:formula="of:=[.S65]*1000000" office:value-type="float" office:value="23.281">
            <text:p>23.281</text:p>
          </table:table-cell>
          <table:table-cell table:formula="of:=[.T65]*1000000" office:value-type="float" office:value="2106.3">
            <text:p>2106.3</text:p>
          </table:table-cell>
          <table:table-cell table:formula="of:=[.U65]*1000000000000" office:value-type="float" office:value="0.0000030666">
            <text:p>3.0666E-006</text:p>
          </table:table-cell>
          <table:table-cell table:formula="of:=[.V65]*1000000000000" office:value-type="float" office:value="0.0026294">
            <text:p>0.0026294</text:p>
          </table:table-cell>
          <table:table-cell table:formula="of:=([.W65]+[.X65])*1000000000000" office:value-type="float" office:value="0.002091058">
            <text:p>0.002091058</text:p>
          </table:table-cell>
          <table:table-cell office:value-type="float" office:value="0.00015432">
            <text:p>0.00015432</text:p>
          </table:table-cell>
          <table:table-cell table:style-name="ce1" office:value-type="string">
            <text:p>7.5097e-08</text:p>
          </table:table-cell>
          <table:table-cell table:style-name="ce1" office:value-type="string">
            <text:p>1.2278e-06</text:p>
          </table:table-cell>
          <table:table-cell table:style-name="ce1" office:value-type="string">
            <text:p>1.0584e-08</text:p>
          </table:table-cell>
          <table:table-cell table:style-name="ce1" office:value-type="string">
            <text:p>2.8081e-08</text:p>
          </table:table-cell>
          <table:table-cell table:style-name="ce1" office:value-type="string">
            <text:p>4.9798e-07</text:p>
          </table:table-cell>
          <table:table-cell table:style-name="ce1" office:value-type="string">
            <text:p>2.3281e-05</text:p>
          </table:table-cell>
          <table:table-cell office:value-type="float" office:value="0.0021063">
            <text:p>0.0021063</text:p>
          </table:table-cell>
          <table:table-cell table:style-name="ce1" office:value-type="string">
            <text:p>3.0666e-18</text:p>
          </table:table-cell>
          <table:table-cell table:style-name="ce1" office:value-type="string">
            <text:p>2.6294e-15</text:p>
          </table:table-cell>
          <table:table-cell table:style-name="ce1" office:value-type="string">
            <text:p>5.8158e-17</text:p>
          </table:table-cell>
          <table:table-cell table:style-name="ce1" office:value-type="string">
            <text:p>2.0329e-15</text:p>
          </table:table-cell>
        </table:table-row>
        <table:table-row table:style-name="ro4">
          <table:table-cell office:value-type="float" office:value="640.7017">
            <text:p>640.7017</text:p>
          </table:table-cell>
          <table:table-cell table:formula="of:=[.M66]*1000000" office:value-type="float" office:value="154.31">
            <text:p>154.31</text:p>
          </table:table-cell>
          <table:table-cell table:formula="of:=[.N66]*1000000" office:value-type="float" office:value="0.075537">
            <text:p>0.075537</text:p>
          </table:table-cell>
          <table:table-cell table:formula="of:=[.O66]*1000000" office:value-type="float" office:value="1.2198">
            <text:p>1.2198</text:p>
          </table:table-cell>
          <table:table-cell table:formula="of:=[.P66]*1000000" office:value-type="float" office:value="0.010548">
            <text:p>0.010548</text:p>
          </table:table-cell>
          <table:table-cell table:formula="of:=[.Q66]*1000000" office:value-type="float" office:value="0.028203">
            <text:p>0.028203</text:p>
          </table:table-cell>
          <table:table-cell table:formula="of:=[.R66]*1000000" office:value-type="float" office:value="0.50005">
            <text:p>0.50005</text:p>
          </table:table-cell>
          <table:table-cell table:formula="of:=[.S66]*1000000" office:value-type="float" office:value="23.293">
            <text:p>23.293</text:p>
          </table:table-cell>
          <table:table-cell table:formula="of:=[.T66]*1000000" office:value-type="float" office:value="2106.3">
            <text:p>2106.3</text:p>
          </table:table-cell>
          <table:table-cell table:formula="of:=[.U66]*1000000000000" office:value-type="float" office:value="0.0000030671">
            <text:p>3.0671E-006</text:p>
          </table:table-cell>
          <table:table-cell table:formula="of:=[.V66]*1000000000000" office:value-type="float" office:value="0.0026396">
            <text:p>0.0026396</text:p>
          </table:table-cell>
          <table:table-cell table:formula="of:=([.W66]+[.X66])*1000000000000" office:value-type="float" office:value="0.00210727">
            <text:p>0.00210727</text:p>
          </table:table-cell>
          <table:table-cell office:value-type="float" office:value="0.00015431">
            <text:p>0.00015431</text:p>
          </table:table-cell>
          <table:table-cell table:style-name="ce1" office:value-type="string">
            <text:p>7.5537e-08</text:p>
          </table:table-cell>
          <table:table-cell table:style-name="ce1" office:value-type="string">
            <text:p>1.2198e-06</text:p>
          </table:table-cell>
          <table:table-cell table:style-name="ce1" office:value-type="string">
            <text:p>1.0548e-08</text:p>
          </table:table-cell>
          <table:table-cell table:style-name="ce1" office:value-type="string">
            <text:p>2.8203e-08</text:p>
          </table:table-cell>
          <table:table-cell table:style-name="ce1" office:value-type="string">
            <text:p>5.0005e-07</text:p>
          </table:table-cell>
          <table:table-cell table:style-name="ce1" office:value-type="string">
            <text:p>2.3293e-05</text:p>
          </table:table-cell>
          <table:table-cell office:value-type="float" office:value="0.0021063">
            <text:p>0.0021063</text:p>
          </table:table-cell>
          <table:table-cell table:style-name="ce1" office:value-type="string">
            <text:p>3.0671e-18</text:p>
          </table:table-cell>
          <table:table-cell table:style-name="ce1" office:value-type="string">
            <text:p>2.6396e-15</text:p>
          </table:table-cell>
          <table:table-cell table:style-name="ce1" office:value-type="string">
            <text:p>5.857e-17</text:p>
          </table:table-cell>
          <table:table-cell table:style-name="ce1" office:value-type="string">
            <text:p>2.0487e-15</text:p>
          </table:table-cell>
        </table:table-row>
        <table:table-row table:style-name="ro4">
          <table:table-cell office:value-type="float" office:value="650.7017">
            <text:p>650.7017</text:p>
          </table:table-cell>
          <table:table-cell table:formula="of:=[.M67]*1000000" office:value-type="float" office:value="154.3">
            <text:p>154.3</text:p>
          </table:table-cell>
          <table:table-cell table:formula="of:=[.N67]*1000000" office:value-type="float" office:value="0.07598">
            <text:p>0.07598</text:p>
          </table:table-cell>
          <table:table-cell table:formula="of:=[.O67]*1000000" office:value-type="float" office:value="1.2118">
            <text:p>1.2118</text:p>
          </table:table-cell>
          <table:table-cell table:formula="of:=[.P67]*1000000" office:value-type="float" office:value="0.010512">
            <text:p>0.010512</text:p>
          </table:table-cell>
          <table:table-cell table:formula="of:=[.Q67]*1000000" office:value-type="float" office:value="0.028327">
            <text:p>0.028327</text:p>
          </table:table-cell>
          <table:table-cell table:formula="of:=[.R67]*1000000" office:value-type="float" office:value="0.50215">
            <text:p>0.50215</text:p>
          </table:table-cell>
          <table:table-cell table:formula="of:=[.S67]*1000000" office:value-type="float" office:value="23.306">
            <text:p>23.306</text:p>
          </table:table-cell>
          <table:table-cell table:formula="of:=[.T67]*1000000" office:value-type="float" office:value="2106.3">
            <text:p>2106.3</text:p>
          </table:table-cell>
          <table:table-cell table:formula="of:=[.U67]*1000000000000" office:value-type="float" office:value="0.0000030676">
            <text:p>3.0676E-006</text:p>
          </table:table-cell>
          <table:table-cell table:formula="of:=[.V67]*1000000000000" office:value-type="float" office:value="0.0026493">
            <text:p>0.0026493</text:p>
          </table:table-cell>
          <table:table-cell table:formula="of:=([.W67]+[.X67])*1000000000000" office:value-type="float" office:value="0.002123169">
            <text:p>0.002123169</text:p>
          </table:table-cell>
          <table:table-cell office:value-type="float" office:value="0.0001543">
            <text:p>0.0001543</text:p>
          </table:table-cell>
          <table:table-cell table:style-name="ce1" office:value-type="string">
            <text:p>7.598e-08</text:p>
          </table:table-cell>
          <table:table-cell table:style-name="ce1" office:value-type="string">
            <text:p>1.2118e-06</text:p>
          </table:table-cell>
          <table:table-cell table:style-name="ce1" office:value-type="string">
            <text:p>1.0512e-08</text:p>
          </table:table-cell>
          <table:table-cell table:style-name="ce1" office:value-type="string">
            <text:p>2.8327e-08</text:p>
          </table:table-cell>
          <table:table-cell table:style-name="ce1" office:value-type="string">
            <text:p>5.0215e-07</text:p>
          </table:table-cell>
          <table:table-cell table:style-name="ce1" office:value-type="string">
            <text:p>2.3306e-05</text:p>
          </table:table-cell>
          <table:table-cell office:value-type="float" office:value="0.0021063">
            <text:p>0.0021063</text:p>
          </table:table-cell>
          <table:table-cell table:style-name="ce1" office:value-type="string">
            <text:p>3.0676e-18</text:p>
          </table:table-cell>
          <table:table-cell table:style-name="ce1" office:value-type="string">
            <text:p>2.6493e-15</text:p>
          </table:table-cell>
          <table:table-cell table:style-name="ce1" office:value-type="string">
            <text:p>5.8969e-17</text:p>
          </table:table-cell>
          <table:table-cell table:style-name="ce1" office:value-type="string">
            <text:p>2.0642e-15</text:p>
          </table:table-cell>
        </table:table-row>
        <table:table-row table:style-name="ro4">
          <table:table-cell office:value-type="float" office:value="660.7017">
            <text:p>660.7017</text:p>
          </table:table-cell>
          <table:table-cell table:formula="of:=[.M68]*1000000" office:value-type="float" office:value="154.29">
            <text:p>154.29</text:p>
          </table:table-cell>
          <table:table-cell table:formula="of:=[.N68]*1000000" office:value-type="float" office:value="0.076427">
            <text:p>0.076427</text:p>
          </table:table-cell>
          <table:table-cell table:formula="of:=[.O68]*1000000" office:value-type="float" office:value="1.2039">
            <text:p>1.2039</text:p>
          </table:table-cell>
          <table:table-cell table:formula="of:=[.P68]*1000000" office:value-type="float" office:value="0.010477">
            <text:p>0.010477</text:p>
          </table:table-cell>
          <table:table-cell table:formula="of:=[.Q68]*1000000" office:value-type="float" office:value="0.028451">
            <text:p>0.028451</text:p>
          </table:table-cell>
          <table:table-cell table:formula="of:=[.R68]*1000000" office:value-type="float" office:value="0.50426">
            <text:p>0.50426</text:p>
          </table:table-cell>
          <table:table-cell table:formula="of:=[.S68]*1000000" office:value-type="float" office:value="23.318">
            <text:p>23.318</text:p>
          </table:table-cell>
          <table:table-cell table:formula="of:=[.T68]*1000000" office:value-type="float" office:value="2106.2">
            <text:p>2106.2</text:p>
          </table:table-cell>
          <table:table-cell table:formula="of:=[.U68]*1000000000000" office:value-type="float" office:value="0.0000030681">
            <text:p>3.0681E-006</text:p>
          </table:table-cell>
          <table:table-cell table:formula="of:=[.V68]*1000000000000" office:value-type="float" office:value="0.0026588">
            <text:p>0.0026588</text:p>
          </table:table-cell>
          <table:table-cell table:formula="of:=([.W68]+[.X68])*1000000000000" office:value-type="float" office:value="0.002138557">
            <text:p>0.002138557</text:p>
          </table:table-cell>
          <table:table-cell office:value-type="float" office:value="0.00015429">
            <text:p>0.00015429</text:p>
          </table:table-cell>
          <table:table-cell table:style-name="ce1" office:value-type="string">
            <text:p>7.6427e-08</text:p>
          </table:table-cell>
          <table:table-cell table:style-name="ce1" office:value-type="string">
            <text:p>1.2039e-06</text:p>
          </table:table-cell>
          <table:table-cell table:style-name="ce1" office:value-type="string">
            <text:p>1.0477e-08</text:p>
          </table:table-cell>
          <table:table-cell table:style-name="ce1" office:value-type="string">
            <text:p>2.8451e-08</text:p>
          </table:table-cell>
          <table:table-cell table:style-name="ce1" office:value-type="string">
            <text:p>5.0426e-07</text:p>
          </table:table-cell>
          <table:table-cell table:style-name="ce1" office:value-type="string">
            <text:p>2.3318e-05</text:p>
          </table:table-cell>
          <table:table-cell office:value-type="float" office:value="0.0021062">
            <text:p>0.0021062</text:p>
          </table:table-cell>
          <table:table-cell table:style-name="ce1" office:value-type="string">
            <text:p>3.0681e-18</text:p>
          </table:table-cell>
          <table:table-cell table:style-name="ce1" office:value-type="string">
            <text:p>2.6588e-15</text:p>
          </table:table-cell>
          <table:table-cell table:style-name="ce1" office:value-type="string">
            <text:p>5.9357e-17</text:p>
          </table:table-cell>
          <table:table-cell table:style-name="ce1" office:value-type="string">
            <text:p>2.0792e-15</text:p>
          </table:table-cell>
        </table:table-row>
        <table:table-row table:style-name="ro4">
          <table:table-cell office:value-type="float" office:value="670.7017">
            <text:p>670.7017</text:p>
          </table:table-cell>
          <table:table-cell table:formula="of:=[.M69]*1000000" office:value-type="float" office:value="154.29">
            <text:p>154.29</text:p>
          </table:table-cell>
          <table:table-cell table:formula="of:=[.N69]*1000000" office:value-type="float" office:value="0.076876">
            <text:p>0.076876</text:p>
          </table:table-cell>
          <table:table-cell table:formula="of:=[.O69]*1000000" office:value-type="float" office:value="1.196">
            <text:p>1.196</text:p>
          </table:table-cell>
          <table:table-cell table:formula="of:=[.P69]*1000000" office:value-type="float" office:value="0.010442">
            <text:p>0.010442</text:p>
          </table:table-cell>
          <table:table-cell table:formula="of:=[.Q69]*1000000" office:value-type="float" office:value="0.028577">
            <text:p>0.028577</text:p>
          </table:table-cell>
          <table:table-cell table:formula="of:=[.R69]*1000000" office:value-type="float" office:value="0.50638">
            <text:p>0.50638</text:p>
          </table:table-cell>
          <table:table-cell table:formula="of:=[.S69]*1000000" office:value-type="float" office:value="23.33">
            <text:p>23.33</text:p>
          </table:table-cell>
          <table:table-cell table:formula="of:=[.T69]*1000000" office:value-type="float" office:value="2106.2">
            <text:p>2106.2</text:p>
          </table:table-cell>
          <table:table-cell table:formula="of:=[.U69]*1000000000000" office:value-type="float" office:value="0.0000030685">
            <text:p>3.0685E-006</text:p>
          </table:table-cell>
          <table:table-cell table:formula="of:=[.V69]*1000000000000" office:value-type="float" office:value="0.0026678">
            <text:p>0.0026678</text:p>
          </table:table-cell>
          <table:table-cell table:formula="of:=([.W69]+[.X69])*1000000000000" office:value-type="float" office:value="0.002153432">
            <text:p>0.002153432</text:p>
          </table:table-cell>
          <table:table-cell office:value-type="float" office:value="0.00015429">
            <text:p>0.00015429</text:p>
          </table:table-cell>
          <table:table-cell table:style-name="ce1" office:value-type="string">
            <text:p>7.6876e-08</text:p>
          </table:table-cell>
          <table:table-cell table:style-name="ce1" office:value-type="string">
            <text:p>1.196e-06</text:p>
          </table:table-cell>
          <table:table-cell table:style-name="ce1" office:value-type="string">
            <text:p>1.0442e-08</text:p>
          </table:table-cell>
          <table:table-cell table:style-name="ce1" office:value-type="string">
            <text:p>2.8577e-08</text:p>
          </table:table-cell>
          <table:table-cell table:style-name="ce1" office:value-type="string">
            <text:p>5.0638e-07</text:p>
          </table:table-cell>
          <table:table-cell table:style-name="ce1" office:value-type="string">
            <text:p>2.333e-05</text:p>
          </table:table-cell>
          <table:table-cell office:value-type="float" office:value="0.0021062">
            <text:p>0.0021062</text:p>
          </table:table-cell>
          <table:table-cell table:style-name="ce1" office:value-type="string">
            <text:p>3.0685e-18</text:p>
          </table:table-cell>
          <table:table-cell table:style-name="ce1" office:value-type="string">
            <text:p>2.6678e-15</text:p>
          </table:table-cell>
          <table:table-cell table:style-name="ce1" office:value-type="string">
            <text:p>5.9732e-17</text:p>
          </table:table-cell>
          <table:table-cell table:style-name="ce1" office:value-type="string">
            <text:p>2.0937e-15</text:p>
          </table:table-cell>
        </table:table-row>
        <table:table-row table:style-name="ro4">
          <table:table-cell office:value-type="float" office:value="680.7017">
            <text:p>680.7017</text:p>
          </table:table-cell>
          <table:table-cell table:formula="of:=[.M70]*1000000" office:value-type="float" office:value="154.28">
            <text:p>154.28</text:p>
          </table:table-cell>
          <table:table-cell table:formula="of:=[.N70]*1000000" office:value-type="float" office:value="0.077326">
            <text:p>0.077326</text:p>
          </table:table-cell>
          <table:table-cell table:formula="of:=[.O70]*1000000" office:value-type="float" office:value="1.1883">
            <text:p>1.1883</text:p>
          </table:table-cell>
          <table:table-cell table:formula="of:=[.P70]*1000000" office:value-type="float" office:value="0.010408">
            <text:p>0.010408</text:p>
          </table:table-cell>
          <table:table-cell table:formula="of:=[.Q70]*1000000" office:value-type="float" office:value="0.028702">
            <text:p>0.028702</text:p>
          </table:table-cell>
          <table:table-cell table:formula="of:=[.R70]*1000000" office:value-type="float" office:value="0.50851">
            <text:p>0.50851</text:p>
          </table:table-cell>
          <table:table-cell table:formula="of:=[.S70]*1000000" office:value-type="float" office:value="23.343">
            <text:p>23.343</text:p>
          </table:table-cell>
          <table:table-cell table:formula="of:=[.T70]*1000000" office:value-type="float" office:value="2106.2">
            <text:p>2106.2</text:p>
          </table:table-cell>
          <table:table-cell table:formula="of:=[.U70]*1000000000000" office:value-type="float" office:value="0.000003069">
            <text:p>0.000003069</text:p>
          </table:table-cell>
          <table:table-cell table:formula="of:=[.V70]*1000000000000" office:value-type="float" office:value="0.0026765">
            <text:p>0.0026765</text:p>
          </table:table-cell>
          <table:table-cell table:formula="of:=([.W70]+[.X70])*1000000000000" office:value-type="float" office:value="0.002167897">
            <text:p>0.002167897</text:p>
          </table:table-cell>
          <table:table-cell office:value-type="float" office:value="0.00015428">
            <text:p>0.00015428</text:p>
          </table:table-cell>
          <table:table-cell table:style-name="ce1" office:value-type="string">
            <text:p>7.7326e-08</text:p>
          </table:table-cell>
          <table:table-cell table:style-name="ce1" office:value-type="string">
            <text:p>1.1883e-06</text:p>
          </table:table-cell>
          <table:table-cell table:style-name="ce1" office:value-type="string">
            <text:p>1.0408e-08</text:p>
          </table:table-cell>
          <table:table-cell table:style-name="ce1" office:value-type="string">
            <text:p>2.8702e-08</text:p>
          </table:table-cell>
          <table:table-cell table:style-name="ce1" office:value-type="string">
            <text:p>5.0851e-07</text:p>
          </table:table-cell>
          <table:table-cell table:style-name="ce1" office:value-type="string">
            <text:p>2.3343e-05</text:p>
          </table:table-cell>
          <table:table-cell office:value-type="float" office:value="0.0021062">
            <text:p>0.0021062</text:p>
          </table:table-cell>
          <table:table-cell table:style-name="ce1" office:value-type="string">
            <text:p>3.069e-18</text:p>
          </table:table-cell>
          <table:table-cell table:style-name="ce1" office:value-type="string">
            <text:p>2.6765e-15</text:p>
          </table:table-cell>
          <table:table-cell table:style-name="ce1" office:value-type="string">
            <text:p>6.0097e-17</text:p>
          </table:table-cell>
          <table:table-cell table:style-name="ce1" office:value-type="string">
            <text:p>2.1078e-15</text:p>
          </table:table-cell>
        </table:table-row>
        <table:table-row table:style-name="ro4">
          <table:table-cell office:value-type="float" office:value="690.7017">
            <text:p>690.7017</text:p>
          </table:table-cell>
          <table:table-cell table:formula="of:=[.M71]*1000000" office:value-type="float" office:value="154.27">
            <text:p>154.27</text:p>
          </table:table-cell>
          <table:table-cell table:formula="of:=[.N71]*1000000" office:value-type="float" office:value="0.077778">
            <text:p>0.077778</text:p>
          </table:table-cell>
          <table:table-cell table:formula="of:=[.O71]*1000000" office:value-type="float" office:value="1.1806">
            <text:p>1.1806</text:p>
          </table:table-cell>
          <table:table-cell table:formula="of:=[.P71]*1000000" office:value-type="float" office:value="0.010373">
            <text:p>0.010373</text:p>
          </table:table-cell>
          <table:table-cell table:formula="of:=[.Q71]*1000000" office:value-type="float" office:value="0.028826">
            <text:p>0.028826</text:p>
          </table:table-cell>
          <table:table-cell table:formula="of:=[.R71]*1000000" office:value-type="float" office:value="0.51064">
            <text:p>0.51064</text:p>
          </table:table-cell>
          <table:table-cell table:formula="of:=[.S71]*1000000" office:value-type="float" office:value="23.355">
            <text:p>23.355</text:p>
          </table:table-cell>
          <table:table-cell table:formula="of:=[.T71]*1000000" office:value-type="float" office:value="2106.2">
            <text:p>2106.2</text:p>
          </table:table-cell>
          <table:table-cell table:formula="of:=[.U71]*1000000000000" office:value-type="float" office:value="0.0000030695">
            <text:p>3.0695E-006</text:p>
          </table:table-cell>
          <table:table-cell table:formula="of:=[.V71]*1000000000000" office:value-type="float" office:value="0.0026849">
            <text:p>0.0026849</text:p>
          </table:table-cell>
          <table:table-cell table:formula="of:=([.W71]+[.X71])*1000000000000" office:value-type="float" office:value="0.002181949">
            <text:p>0.002181949</text:p>
          </table:table-cell>
          <table:table-cell office:value-type="float" office:value="0.00015427">
            <text:p>0.00015427</text:p>
          </table:table-cell>
          <table:table-cell table:style-name="ce1" office:value-type="string">
            <text:p>7.7778e-08</text:p>
          </table:table-cell>
          <table:table-cell table:style-name="ce1" office:value-type="string">
            <text:p>1.1806e-06</text:p>
          </table:table-cell>
          <table:table-cell table:style-name="ce1" office:value-type="string">
            <text:p>1.0373e-08</text:p>
          </table:table-cell>
          <table:table-cell table:style-name="ce1" office:value-type="string">
            <text:p>2.8826e-08</text:p>
          </table:table-cell>
          <table:table-cell table:style-name="ce1" office:value-type="string">
            <text:p>5.1064e-07</text:p>
          </table:table-cell>
          <table:table-cell table:style-name="ce1" office:value-type="string">
            <text:p>2.3355e-05</text:p>
          </table:table-cell>
          <table:table-cell office:value-type="float" office:value="0.0021062">
            <text:p>0.0021062</text:p>
          </table:table-cell>
          <table:table-cell table:style-name="ce1" office:value-type="string">
            <text:p>3.0695e-18</text:p>
          </table:table-cell>
          <table:table-cell table:style-name="ce1" office:value-type="string">
            <text:p>2.6849e-15</text:p>
          </table:table-cell>
          <table:table-cell table:style-name="ce1" office:value-type="string">
            <text:p>6.0449e-17</text:p>
          </table:table-cell>
          <table:table-cell table:style-name="ce1" office:value-type="string">
            <text:p>2.1215e-15</text:p>
          </table:table-cell>
        </table:table-row>
        <table:table-row table:style-name="ro4">
          <table:table-cell office:value-type="float" office:value="700.7017">
            <text:p>700.7017</text:p>
          </table:table-cell>
          <table:table-cell table:formula="of:=[.M72]*1000000" office:value-type="float" office:value="154.26">
            <text:p>154.26</text:p>
          </table:table-cell>
          <table:table-cell table:formula="of:=[.N72]*1000000" office:value-type="float" office:value="0.078229">
            <text:p>0.078229</text:p>
          </table:table-cell>
          <table:table-cell table:formula="of:=[.O72]*1000000" office:value-type="float" office:value="1.173">
            <text:p>1.173</text:p>
          </table:table-cell>
          <table:table-cell table:formula="of:=[.P72]*1000000" office:value-type="float" office:value="0.010339">
            <text:p>0.010339</text:p>
          </table:table-cell>
          <table:table-cell table:formula="of:=[.Q72]*1000000" office:value-type="float" office:value="0.02895">
            <text:p>0.02895</text:p>
          </table:table-cell>
          <table:table-cell table:formula="of:=[.R72]*1000000" office:value-type="float" office:value="0.51278">
            <text:p>0.51278</text:p>
          </table:table-cell>
          <table:table-cell table:formula="of:=[.S72]*1000000" office:value-type="float" office:value="23.367">
            <text:p>23.367</text:p>
          </table:table-cell>
          <table:table-cell table:formula="of:=[.T72]*1000000" office:value-type="float" office:value="2106.2">
            <text:p>2106.2</text:p>
          </table:table-cell>
          <table:table-cell table:formula="of:=[.U72]*1000000000000" office:value-type="float" office:value="0.00000307">
            <text:p>0.00000307</text:p>
          </table:table-cell>
          <table:table-cell table:formula="of:=[.V72]*1000000000000" office:value-type="float" office:value="0.0026928">
            <text:p>0.0026928</text:p>
          </table:table-cell>
          <table:table-cell table:formula="of:=([.W72]+[.X72])*1000000000000" office:value-type="float" office:value="0.002195591">
            <text:p>0.002195591</text:p>
          </table:table-cell>
          <table:table-cell office:value-type="float" office:value="0.00015426">
            <text:p>0.00015426</text:p>
          </table:table-cell>
          <table:table-cell table:style-name="ce1" office:value-type="string">
            <text:p>7.8229e-08</text:p>
          </table:table-cell>
          <table:table-cell table:style-name="ce1" office:value-type="string">
            <text:p>1.173e-06</text:p>
          </table:table-cell>
          <table:table-cell table:style-name="ce1" office:value-type="string">
            <text:p>1.0339e-08</text:p>
          </table:table-cell>
          <table:table-cell table:style-name="ce1" office:value-type="string">
            <text:p>2.895e-08</text:p>
          </table:table-cell>
          <table:table-cell table:style-name="ce1" office:value-type="string">
            <text:p>5.1278e-07</text:p>
          </table:table-cell>
          <table:table-cell table:style-name="ce1" office:value-type="string">
            <text:p>2.3367e-05</text:p>
          </table:table-cell>
          <table:table-cell office:value-type="float" office:value="0.0021062">
            <text:p>0.0021062</text:p>
          </table:table-cell>
          <table:table-cell table:style-name="ce1" office:value-type="string">
            <text:p>3.07e-18</text:p>
          </table:table-cell>
          <table:table-cell table:style-name="ce1" office:value-type="string">
            <text:p>2.6928e-15</text:p>
          </table:table-cell>
          <table:table-cell table:style-name="ce1" office:value-type="string">
            <text:p>6.0791e-17</text:p>
          </table:table-cell>
          <table:table-cell table:style-name="ce1" office:value-type="string">
            <text:p>2.1348e-15</text:p>
          </table:table-cell>
        </table:table-row>
        <table:table-row table:style-name="ro4">
          <table:table-cell office:value-type="float" office:value="710.7017">
            <text:p>710.7017</text:p>
          </table:table-cell>
          <table:table-cell table:formula="of:=[.M73]*1000000" office:value-type="float" office:value="154.26">
            <text:p>154.26</text:p>
          </table:table-cell>
          <table:table-cell table:formula="of:=[.N73]*1000000" office:value-type="float" office:value="0.078679">
            <text:p>0.078679</text:p>
          </table:table-cell>
          <table:table-cell table:formula="of:=[.O73]*1000000" office:value-type="float" office:value="1.1654">
            <text:p>1.1654</text:p>
          </table:table-cell>
          <table:table-cell table:formula="of:=[.P73]*1000000" office:value-type="float" office:value="0.010305">
            <text:p>0.010305</text:p>
          </table:table-cell>
          <table:table-cell table:formula="of:=[.Q73]*1000000" office:value-type="float" office:value="0.029072">
            <text:p>0.029072</text:p>
          </table:table-cell>
          <table:table-cell table:formula="of:=[.R73]*1000000" office:value-type="float" office:value="0.51491">
            <text:p>0.51491</text:p>
          </table:table-cell>
          <table:table-cell table:formula="of:=[.S73]*1000000" office:value-type="float" office:value="23.38">
            <text:p>23.38</text:p>
          </table:table-cell>
          <table:table-cell table:formula="of:=[.T73]*1000000" office:value-type="float" office:value="2106.1">
            <text:p>2106.1</text:p>
          </table:table-cell>
          <table:table-cell table:formula="of:=[.U73]*1000000000000" office:value-type="float" office:value="0.0000030705">
            <text:p>3.0705E-006</text:p>
          </table:table-cell>
          <table:table-cell table:formula="of:=[.V73]*1000000000000" office:value-type="float" office:value="0.0027005">
            <text:p>0.0027005</text:p>
          </table:table-cell>
          <table:table-cell table:formula="of:=([.W73]+[.X73])*1000000000000" office:value-type="float" office:value="0.002208822">
            <text:p>0.002208822</text:p>
          </table:table-cell>
          <table:table-cell office:value-type="float" office:value="0.00015426">
            <text:p>0.00015426</text:p>
          </table:table-cell>
          <table:table-cell table:style-name="ce1" office:value-type="string">
            <text:p>7.8679e-08</text:p>
          </table:table-cell>
          <table:table-cell table:style-name="ce1" office:value-type="string">
            <text:p>1.1654e-06</text:p>
          </table:table-cell>
          <table:table-cell table:style-name="ce1" office:value-type="string">
            <text:p>1.0305e-08</text:p>
          </table:table-cell>
          <table:table-cell table:style-name="ce1" office:value-type="string">
            <text:p>2.9072e-08</text:p>
          </table:table-cell>
          <table:table-cell table:style-name="ce1" office:value-type="string">
            <text:p>5.1491e-07</text:p>
          </table:table-cell>
          <table:table-cell table:style-name="ce1" office:value-type="string">
            <text:p>2.338e-05</text:p>
          </table:table-cell>
          <table:table-cell office:value-type="float" office:value="0.0021061">
            <text:p>0.0021061</text:p>
          </table:table-cell>
          <table:table-cell table:style-name="ce1" office:value-type="string">
            <text:p>3.0705e-18</text:p>
          </table:table-cell>
          <table:table-cell table:style-name="ce1" office:value-type="string">
            <text:p>2.7005e-15</text:p>
          </table:table-cell>
          <table:table-cell table:style-name="ce1" office:value-type="string">
            <text:p>6.1122e-17</text:p>
          </table:table-cell>
          <table:table-cell table:style-name="ce1" office:value-type="string">
            <text:p>2.1477e-15</text:p>
          </table:table-cell>
        </table:table-row>
        <table:table-row table:style-name="ro4">
          <table:table-cell office:value-type="float" office:value="720.7017">
            <text:p>720.7017</text:p>
          </table:table-cell>
          <table:table-cell table:formula="of:=[.M74]*1000000" office:value-type="float" office:value="154.25">
            <text:p>154.25</text:p>
          </table:table-cell>
          <table:table-cell table:formula="of:=[.N74]*1000000" office:value-type="float" office:value="0.079129">
            <text:p>0.079129</text:p>
          </table:table-cell>
          <table:table-cell table:formula="of:=[.O74]*1000000" office:value-type="float" office:value="1.158">
            <text:p>1.158</text:p>
          </table:table-cell>
          <table:table-cell table:formula="of:=[.P74]*1000000" office:value-type="float" office:value="0.010271">
            <text:p>0.010271</text:p>
          </table:table-cell>
          <table:table-cell table:formula="of:=[.Q74]*1000000" office:value-type="float" office:value="0.029193">
            <text:p>0.029193</text:p>
          </table:table-cell>
          <table:table-cell table:formula="of:=[.R74]*1000000" office:value-type="float" office:value="0.51704">
            <text:p>0.51704</text:p>
          </table:table-cell>
          <table:table-cell table:formula="of:=[.S74]*1000000" office:value-type="float" office:value="23.392">
            <text:p>23.392</text:p>
          </table:table-cell>
          <table:table-cell table:formula="of:=[.T74]*1000000" office:value-type="float" office:value="2106.1">
            <text:p>2106.1</text:p>
          </table:table-cell>
          <table:table-cell table:formula="of:=[.U74]*1000000000000" office:value-type="float" office:value="0.000003071">
            <text:p>0.000003071</text:p>
          </table:table-cell>
          <table:table-cell table:formula="of:=[.V74]*1000000000000" office:value-type="float" office:value="0.0027077">
            <text:p>0.0027077</text:p>
          </table:table-cell>
          <table:table-cell table:formula="of:=([.W74]+[.X74])*1000000000000" office:value-type="float" office:value="0.002221642">
            <text:p>0.002221642</text:p>
          </table:table-cell>
          <table:table-cell office:value-type="float" office:value="0.00015425">
            <text:p>0.00015425</text:p>
          </table:table-cell>
          <table:table-cell table:style-name="ce1" office:value-type="string">
            <text:p>7.9129e-08</text:p>
          </table:table-cell>
          <table:table-cell table:style-name="ce1" office:value-type="string">
            <text:p>1.158e-06</text:p>
          </table:table-cell>
          <table:table-cell table:style-name="ce1" office:value-type="string">
            <text:p>1.0271e-08</text:p>
          </table:table-cell>
          <table:table-cell table:style-name="ce1" office:value-type="string">
            <text:p>2.9193e-08</text:p>
          </table:table-cell>
          <table:table-cell table:style-name="ce1" office:value-type="string">
            <text:p>5.1704e-07</text:p>
          </table:table-cell>
          <table:table-cell table:style-name="ce1" office:value-type="string">
            <text:p>2.3392e-05</text:p>
          </table:table-cell>
          <table:table-cell office:value-type="float" office:value="0.0021061">
            <text:p>0.0021061</text:p>
          </table:table-cell>
          <table:table-cell table:style-name="ce1" office:value-type="string">
            <text:p>3.071e-18</text:p>
          </table:table-cell>
          <table:table-cell table:style-name="ce1" office:value-type="string">
            <text:p>2.7077e-15</text:p>
          </table:table-cell>
          <table:table-cell table:style-name="ce1" office:value-type="string">
            <text:p>6.1442e-17</text:p>
          </table:table-cell>
          <table:table-cell table:style-name="ce1" office:value-type="string">
            <text:p>2.1602e-15</text:p>
          </table:table-cell>
        </table:table-row>
        <table:table-row table:style-name="ro4">
          <table:table-cell office:value-type="float" office:value="730.7017">
            <text:p>730.7017</text:p>
          </table:table-cell>
          <table:table-cell table:formula="of:=[.M75]*1000000" office:value-type="float" office:value="154.24">
            <text:p>154.24</text:p>
          </table:table-cell>
          <table:table-cell table:formula="of:=[.N75]*1000000" office:value-type="float" office:value="0.079577">
            <text:p>0.079577</text:p>
          </table:table-cell>
          <table:table-cell table:formula="of:=[.O75]*1000000" office:value-type="float" office:value="1.1506">
            <text:p>1.1506</text:p>
          </table:table-cell>
          <table:table-cell table:formula="of:=[.P75]*1000000" office:value-type="float" office:value="0.010237">
            <text:p>0.010237</text:p>
          </table:table-cell>
          <table:table-cell table:formula="of:=[.Q75]*1000000" office:value-type="float" office:value="0.029311">
            <text:p>0.029311</text:p>
          </table:table-cell>
          <table:table-cell table:formula="of:=[.R75]*1000000" office:value-type="float" office:value="0.51917">
            <text:p>0.51917</text:p>
          </table:table-cell>
          <table:table-cell table:formula="of:=[.S75]*1000000" office:value-type="float" office:value="23.404">
            <text:p>23.404</text:p>
          </table:table-cell>
          <table:table-cell table:formula="of:=[.T75]*1000000" office:value-type="float" office:value="2106.1">
            <text:p>2106.1</text:p>
          </table:table-cell>
          <table:table-cell table:formula="of:=[.U75]*1000000000000" office:value-type="float" office:value="0.0000030715">
            <text:p>3.0715E-006</text:p>
          </table:table-cell>
          <table:table-cell table:formula="of:=[.V75]*1000000000000" office:value-type="float" office:value="0.0027147">
            <text:p>0.0027147</text:p>
          </table:table-cell>
          <table:table-cell table:formula="of:=([.W75]+[.X75])*1000000000000" office:value-type="float" office:value="0.002233952">
            <text:p>0.002233952</text:p>
          </table:table-cell>
          <table:table-cell office:value-type="float" office:value="0.00015424">
            <text:p>0.00015424</text:p>
          </table:table-cell>
          <table:table-cell table:style-name="ce1" office:value-type="string">
            <text:p>7.9577e-08</text:p>
          </table:table-cell>
          <table:table-cell table:style-name="ce1" office:value-type="string">
            <text:p>1.1506e-06</text:p>
          </table:table-cell>
          <table:table-cell table:style-name="ce1" office:value-type="string">
            <text:p>1.0237e-08</text:p>
          </table:table-cell>
          <table:table-cell table:style-name="ce1" office:value-type="string">
            <text:p>2.9311e-08</text:p>
          </table:table-cell>
          <table:table-cell table:style-name="ce1" office:value-type="string">
            <text:p>5.1917e-07</text:p>
          </table:table-cell>
          <table:table-cell table:style-name="ce1" office:value-type="string">
            <text:p>2.3404e-05</text:p>
          </table:table-cell>
          <table:table-cell office:value-type="float" office:value="0.0021061">
            <text:p>0.0021061</text:p>
          </table:table-cell>
          <table:table-cell table:style-name="ce1" office:value-type="string">
            <text:p>3.0715e-18</text:p>
          </table:table-cell>
          <table:table-cell table:style-name="ce1" office:value-type="string">
            <text:p>2.7147e-15</text:p>
          </table:table-cell>
          <table:table-cell table:style-name="ce1" office:value-type="string">
            <text:p>6.1752e-17</text:p>
          </table:table-cell>
          <table:table-cell table:style-name="ce1" office:value-type="string">
            <text:p>2.1722e-15</text:p>
          </table:table-cell>
        </table:table-row>
        <table:table-row table:style-name="ro4">
          <table:table-cell office:value-type="float" office:value="740.7017">
            <text:p>740.7017</text:p>
          </table:table-cell>
          <table:table-cell table:formula="of:=[.M76]*1000000" office:value-type="float" office:value="154.23">
            <text:p>154.23</text:p>
          </table:table-cell>
          <table:table-cell table:formula="of:=[.N76]*1000000" office:value-type="float" office:value="0.080022">
            <text:p>0.080022</text:p>
          </table:table-cell>
          <table:table-cell table:formula="of:=[.O76]*1000000" office:value-type="float" office:value="1.1432">
            <text:p>1.1432</text:p>
          </table:table-cell>
          <table:table-cell table:formula="of:=[.P76]*1000000" office:value-type="float" office:value="0.010204">
            <text:p>0.010204</text:p>
          </table:table-cell>
          <table:table-cell table:formula="of:=[.Q76]*1000000" office:value-type="float" office:value="0.029428">
            <text:p>0.029428</text:p>
          </table:table-cell>
          <table:table-cell table:formula="of:=[.R76]*1000000" office:value-type="float" office:value="0.52129">
            <text:p>0.52129</text:p>
          </table:table-cell>
          <table:table-cell table:formula="of:=[.S76]*1000000" office:value-type="float" office:value="23.417">
            <text:p>23.417</text:p>
          </table:table-cell>
          <table:table-cell table:formula="of:=[.T76]*1000000" office:value-type="float" office:value="2106.1">
            <text:p>2106.1</text:p>
          </table:table-cell>
          <table:table-cell table:formula="of:=[.U76]*1000000000000" office:value-type="float" office:value="0.000003072">
            <text:p>0.000003072</text:p>
          </table:table-cell>
          <table:table-cell table:formula="of:=[.V76]*1000000000000" office:value-type="float" office:value="0.0027212">
            <text:p>0.0027212</text:p>
          </table:table-cell>
          <table:table-cell table:formula="of:=([.W76]+[.X76])*1000000000000" office:value-type="float" office:value="0.002246052">
            <text:p>0.002246052</text:p>
          </table:table-cell>
          <table:table-cell office:value-type="float" office:value="0.00015423">
            <text:p>0.00015423</text:p>
          </table:table-cell>
          <table:table-cell table:style-name="ce1" office:value-type="string">
            <text:p>8.0022e-08</text:p>
          </table:table-cell>
          <table:table-cell table:style-name="ce1" office:value-type="string">
            <text:p>1.1432e-06</text:p>
          </table:table-cell>
          <table:table-cell table:style-name="ce1" office:value-type="string">
            <text:p>1.0204e-08</text:p>
          </table:table-cell>
          <table:table-cell table:style-name="ce1" office:value-type="string">
            <text:p>2.9428e-08</text:p>
          </table:table-cell>
          <table:table-cell table:style-name="ce1" office:value-type="string">
            <text:p>5.2129e-07</text:p>
          </table:table-cell>
          <table:table-cell table:style-name="ce1" office:value-type="string">
            <text:p>2.3417e-05</text:p>
          </table:table-cell>
          <table:table-cell office:value-type="float" office:value="0.0021061">
            <text:p>0.0021061</text:p>
          </table:table-cell>
          <table:table-cell table:style-name="ce1" office:value-type="string">
            <text:p>3.072e-18</text:p>
          </table:table-cell>
          <table:table-cell table:style-name="ce1" office:value-type="string">
            <text:p>2.7212e-15</text:p>
          </table:table-cell>
          <table:table-cell table:style-name="ce1" office:value-type="string">
            <text:p>6.2052e-17</text:p>
          </table:table-cell>
          <table:table-cell table:style-name="ce1" office:value-type="string">
            <text:p>2.184e-15</text:p>
          </table:table-cell>
        </table:table-row>
        <table:table-row table:style-name="ro4">
          <table:table-cell office:value-type="float" office:value="750.7017">
            <text:p>750.7017</text:p>
          </table:table-cell>
          <table:table-cell table:formula="of:=[.M77]*1000000" office:value-type="float" office:value="154.22">
            <text:p>154.22</text:p>
          </table:table-cell>
          <table:table-cell table:formula="of:=[.N77]*1000000" office:value-type="float" office:value="0.080465">
            <text:p>0.080465</text:p>
          </table:table-cell>
          <table:table-cell table:formula="of:=[.O77]*1000000" office:value-type="float" office:value="1.136">
            <text:p>1.136</text:p>
          </table:table-cell>
          <table:table-cell table:formula="of:=[.P77]*1000000" office:value-type="float" office:value="0.010171">
            <text:p>0.010171</text:p>
          </table:table-cell>
          <table:table-cell table:formula="of:=[.Q77]*1000000" office:value-type="float" office:value="0.029542">
            <text:p>0.029542</text:p>
          </table:table-cell>
          <table:table-cell table:formula="of:=[.R77]*1000000" office:value-type="float" office:value="0.52339">
            <text:p>0.52339</text:p>
          </table:table-cell>
          <table:table-cell table:formula="of:=[.S77]*1000000" office:value-type="float" office:value="23.429">
            <text:p>23.429</text:p>
          </table:table-cell>
          <table:table-cell table:formula="of:=[.T77]*1000000" office:value-type="float" office:value="2106">
            <text:p>2106</text:p>
          </table:table-cell>
          <table:table-cell table:formula="of:=[.U77]*1000000000000" office:value-type="float" office:value="0.0000030725">
            <text:p>3.0725E-006</text:p>
          </table:table-cell>
          <table:table-cell table:formula="of:=[.V77]*1000000000000" office:value-type="float" office:value="0.0027274">
            <text:p>0.0027274</text:p>
          </table:table-cell>
          <table:table-cell table:formula="of:=([.W77]+[.X77])*1000000000000" office:value-type="float" office:value="0.002257641">
            <text:p>0.002257641</text:p>
          </table:table-cell>
          <table:table-cell office:value-type="float" office:value="0.00015422">
            <text:p>0.00015422</text:p>
          </table:table-cell>
          <table:table-cell table:style-name="ce1" office:value-type="string">
            <text:p>8.0465e-08</text:p>
          </table:table-cell>
          <table:table-cell table:style-name="ce1" office:value-type="string">
            <text:p>1.136e-06</text:p>
          </table:table-cell>
          <table:table-cell table:style-name="ce1" office:value-type="string">
            <text:p>1.0171e-08</text:p>
          </table:table-cell>
          <table:table-cell table:style-name="ce1" office:value-type="string">
            <text:p>2.9542e-08</text:p>
          </table:table-cell>
          <table:table-cell table:style-name="ce1" office:value-type="string">
            <text:p>5.2339e-07</text:p>
          </table:table-cell>
          <table:table-cell table:style-name="ce1" office:value-type="string">
            <text:p>2.3429e-05</text:p>
          </table:table-cell>
          <table:table-cell office:value-type="float" office:value="0.002106">
            <text:p>0.002106</text:p>
          </table:table-cell>
          <table:table-cell table:style-name="ce1" office:value-type="string">
            <text:p>3.0725e-18</text:p>
          </table:table-cell>
          <table:table-cell table:style-name="ce1" office:value-type="string">
            <text:p>2.7274e-15</text:p>
          </table:table-cell>
          <table:table-cell table:style-name="ce1" office:value-type="string">
            <text:p>6.2341e-17</text:p>
          </table:table-cell>
          <table:table-cell table:style-name="ce1" office:value-type="string">
            <text:p>2.1953e-15</text:p>
          </table:table-cell>
        </table:table-row>
        <table:table-row table:style-name="ro4">
          <table:table-cell office:value-type="float" office:value="760.7017">
            <text:p>760.7017</text:p>
          </table:table-cell>
          <table:table-cell table:formula="of:=[.M78]*1000000" office:value-type="float" office:value="154.21">
            <text:p>154.21</text:p>
          </table:table-cell>
          <table:table-cell table:formula="of:=[.N78]*1000000" office:value-type="float" office:value="0.080905">
            <text:p>0.080905</text:p>
          </table:table-cell>
          <table:table-cell table:formula="of:=[.O78]*1000000" office:value-type="float" office:value="1.1288">
            <text:p>1.1288</text:p>
          </table:table-cell>
          <table:table-cell table:formula="of:=[.P78]*1000000" office:value-type="float" office:value="0.010138">
            <text:p>0.010138</text:p>
          </table:table-cell>
          <table:table-cell table:formula="of:=[.Q78]*1000000" office:value-type="float" office:value="0.029654">
            <text:p>0.029654</text:p>
          </table:table-cell>
          <table:table-cell table:formula="of:=[.R78]*1000000" office:value-type="float" office:value="0.52549">
            <text:p>0.52549</text:p>
          </table:table-cell>
          <table:table-cell table:formula="of:=[.S78]*1000000" office:value-type="float" office:value="23.442">
            <text:p>23.442</text:p>
          </table:table-cell>
          <table:table-cell table:formula="of:=[.T78]*1000000" office:value-type="float" office:value="2106">
            <text:p>2106</text:p>
          </table:table-cell>
          <table:table-cell table:formula="of:=[.U78]*1000000000000" office:value-type="float" office:value="0.000003073">
            <text:p>0.000003073</text:p>
          </table:table-cell>
          <table:table-cell table:formula="of:=[.V78]*1000000000000" office:value-type="float" office:value="0.0027333">
            <text:p>0.0027333</text:p>
          </table:table-cell>
          <table:table-cell table:formula="of:=([.W78]+[.X78])*1000000000000" office:value-type="float" office:value="0.002268921">
            <text:p>0.002268921</text:p>
          </table:table-cell>
          <table:table-cell office:value-type="float" office:value="0.00015421">
            <text:p>0.00015421</text:p>
          </table:table-cell>
          <table:table-cell table:style-name="ce1" office:value-type="string">
            <text:p>8.0905e-08</text:p>
          </table:table-cell>
          <table:table-cell table:style-name="ce1" office:value-type="string">
            <text:p>1.1288e-06</text:p>
          </table:table-cell>
          <table:table-cell table:style-name="ce1" office:value-type="string">
            <text:p>1.0138e-08</text:p>
          </table:table-cell>
          <table:table-cell table:style-name="ce1" office:value-type="string">
            <text:p>2.9654e-08</text:p>
          </table:table-cell>
          <table:table-cell table:style-name="ce1" office:value-type="string">
            <text:p>5.2549e-07</text:p>
          </table:table-cell>
          <table:table-cell table:style-name="ce1" office:value-type="string">
            <text:p>2.3442e-05</text:p>
          </table:table-cell>
          <table:table-cell office:value-type="float" office:value="0.002106">
            <text:p>0.002106</text:p>
          </table:table-cell>
          <table:table-cell table:style-name="ce1" office:value-type="string">
            <text:p>3.073e-18</text:p>
          </table:table-cell>
          <table:table-cell table:style-name="ce1" office:value-type="string">
            <text:p>2.7333e-15</text:p>
          </table:table-cell>
          <table:table-cell table:style-name="ce1" office:value-type="string">
            <text:p>6.2621e-17</text:p>
          </table:table-cell>
          <table:table-cell table:style-name="ce1" office:value-type="string">
            <text:p>2.2063e-15</text:p>
          </table:table-cell>
        </table:table-row>
        <table:table-row table:style-name="ro4">
          <table:table-cell office:value-type="float" office:value="770.7017">
            <text:p>770.7017</text:p>
          </table:table-cell>
          <table:table-cell table:formula="of:=[.M79]*1000000" office:value-type="float" office:value="154.2">
            <text:p>154.2</text:p>
          </table:table-cell>
          <table:table-cell table:formula="of:=[.N79]*1000000" office:value-type="float" office:value="0.081341">
            <text:p>0.081341</text:p>
          </table:table-cell>
          <table:table-cell table:formula="of:=[.O79]*1000000" office:value-type="float" office:value="1.1217">
            <text:p>1.1217</text:p>
          </table:table-cell>
          <table:table-cell table:formula="of:=[.P79]*1000000" office:value-type="float" office:value="0.010105">
            <text:p>0.010105</text:p>
          </table:table-cell>
          <table:table-cell table:formula="of:=[.Q79]*1000000" office:value-type="float" office:value="0.029763">
            <text:p>0.029763</text:p>
          </table:table-cell>
          <table:table-cell table:formula="of:=[.R79]*1000000" office:value-type="float" office:value="0.52757">
            <text:p>0.52757</text:p>
          </table:table-cell>
          <table:table-cell table:formula="of:=[.S79]*1000000" office:value-type="float" office:value="23.454">
            <text:p>23.454</text:p>
          </table:table-cell>
          <table:table-cell table:formula="of:=[.T79]*1000000" office:value-type="float" office:value="2106">
            <text:p>2106</text:p>
          </table:table-cell>
          <table:table-cell table:formula="of:=[.U79]*1000000000000" office:value-type="float" office:value="0.0000030735">
            <text:p>3.0735E-006</text:p>
          </table:table-cell>
          <table:table-cell table:formula="of:=[.V79]*1000000000000" office:value-type="float" office:value="0.0027388">
            <text:p>0.0027388</text:p>
          </table:table-cell>
          <table:table-cell table:formula="of:=([.W79]+[.X79])*1000000000000" office:value-type="float" office:value="0.002279791">
            <text:p>0.002279791</text:p>
          </table:table-cell>
          <table:table-cell office:value-type="float" office:value="0.0001542">
            <text:p>0.0001542</text:p>
          </table:table-cell>
          <table:table-cell table:style-name="ce1" office:value-type="string">
            <text:p>8.1341e-08</text:p>
          </table:table-cell>
          <table:table-cell table:style-name="ce1" office:value-type="string">
            <text:p>1.1217e-06</text:p>
          </table:table-cell>
          <table:table-cell table:style-name="ce1" office:value-type="string">
            <text:p>1.0105e-08</text:p>
          </table:table-cell>
          <table:table-cell table:style-name="ce1" office:value-type="string">
            <text:p>2.9763e-08</text:p>
          </table:table-cell>
          <table:table-cell table:style-name="ce1" office:value-type="string">
            <text:p>5.2757e-07</text:p>
          </table:table-cell>
          <table:table-cell table:style-name="ce1" office:value-type="string">
            <text:p>2.3454e-05</text:p>
          </table:table-cell>
          <table:table-cell office:value-type="float" office:value="0.002106">
            <text:p>0.002106</text:p>
          </table:table-cell>
          <table:table-cell table:style-name="ce1" office:value-type="string">
            <text:p>3.0735e-18</text:p>
          </table:table-cell>
          <table:table-cell table:style-name="ce1" office:value-type="string">
            <text:p>2.7388e-15</text:p>
          </table:table-cell>
          <table:table-cell table:style-name="ce1" office:value-type="string">
            <text:p>6.2891e-17</text:p>
          </table:table-cell>
          <table:table-cell table:style-name="ce1" office:value-type="string">
            <text:p>2.2169e-15</text:p>
          </table:table-cell>
        </table:table-row>
        <table:table-row table:style-name="ro4">
          <table:table-cell office:value-type="float" office:value="780.7017">
            <text:p>780.7017</text:p>
          </table:table-cell>
          <table:table-cell table:formula="of:=[.M80]*1000000" office:value-type="float" office:value="154.2">
            <text:p>154.2</text:p>
          </table:table-cell>
          <table:table-cell table:formula="of:=[.N80]*1000000" office:value-type="float" office:value="0.081774">
            <text:p>0.081774</text:p>
          </table:table-cell>
          <table:table-cell table:formula="of:=[.O80]*1000000" office:value-type="float" office:value="1.1147">
            <text:p>1.1147</text:p>
          </table:table-cell>
          <table:table-cell table:formula="of:=[.P80]*1000000" office:value-type="float" office:value="0.010072">
            <text:p>0.010072</text:p>
          </table:table-cell>
          <table:table-cell table:formula="of:=[.Q80]*1000000" office:value-type="float" office:value="0.029869">
            <text:p>0.029869</text:p>
          </table:table-cell>
          <table:table-cell table:formula="of:=[.R80]*1000000" office:value-type="float" office:value="0.52963">
            <text:p>0.52963</text:p>
          </table:table-cell>
          <table:table-cell table:formula="of:=[.S80]*1000000" office:value-type="float" office:value="23.467">
            <text:p>23.467</text:p>
          </table:table-cell>
          <table:table-cell table:formula="of:=[.T80]*1000000" office:value-type="float" office:value="2106">
            <text:p>2106</text:p>
          </table:table-cell>
          <table:table-cell table:formula="of:=[.U80]*1000000000000" office:value-type="float" office:value="0.000003074">
            <text:p>0.000003074</text:p>
          </table:table-cell>
          <table:table-cell table:formula="of:=[.V80]*1000000000000" office:value-type="float" office:value="0.002744">
            <text:p>0.002744</text:p>
          </table:table-cell>
          <table:table-cell table:formula="of:=([.W80]+[.X80])*1000000000000" office:value-type="float" office:value="0.002290352">
            <text:p>0.002290352</text:p>
          </table:table-cell>
          <table:table-cell office:value-type="float" office:value="0.0001542">
            <text:p>0.0001542</text:p>
          </table:table-cell>
          <table:table-cell table:style-name="ce1" office:value-type="string">
            <text:p>8.1774e-08</text:p>
          </table:table-cell>
          <table:table-cell table:style-name="ce1" office:value-type="string">
            <text:p>1.1147e-06</text:p>
          </table:table-cell>
          <table:table-cell table:style-name="ce1" office:value-type="string">
            <text:p>1.0072e-08</text:p>
          </table:table-cell>
          <table:table-cell table:style-name="ce1" office:value-type="string">
            <text:p>2.9869e-08</text:p>
          </table:table-cell>
          <table:table-cell table:style-name="ce1" office:value-type="string">
            <text:p>5.2963e-07</text:p>
          </table:table-cell>
          <table:table-cell table:style-name="ce1" office:value-type="string">
            <text:p>2.3467e-05</text:p>
          </table:table-cell>
          <table:table-cell office:value-type="float" office:value="0.002106">
            <text:p>0.002106</text:p>
          </table:table-cell>
          <table:table-cell table:style-name="ce1" office:value-type="string">
            <text:p>3.074e-18</text:p>
          </table:table-cell>
          <table:table-cell table:style-name="ce1" office:value-type="string">
            <text:p>2.744e-15</text:p>
          </table:table-cell>
          <table:table-cell table:style-name="ce1" office:value-type="string">
            <text:p>6.3152e-17</text:p>
          </table:table-cell>
          <table:table-cell table:style-name="ce1" office:value-type="string">
            <text:p>2.2272e-15</text:p>
          </table:table-cell>
        </table:table-row>
        <table:table-row table:style-name="ro4">
          <table:table-cell office:value-type="float" office:value="790.7017">
            <text:p>790.7017</text:p>
          </table:table-cell>
          <table:table-cell table:formula="of:=[.M81]*1000000" office:value-type="float" office:value="154.19">
            <text:p>154.19</text:p>
          </table:table-cell>
          <table:table-cell table:formula="of:=[.N81]*1000000" office:value-type="float" office:value="0.082202">
            <text:p>0.082202</text:p>
          </table:table-cell>
          <table:table-cell table:formula="of:=[.O81]*1000000" office:value-type="float" office:value="1.1077">
            <text:p>1.1077</text:p>
          </table:table-cell>
          <table:table-cell table:formula="of:=[.P81]*1000000" office:value-type="float" office:value="0.01004">
            <text:p>0.01004</text:p>
          </table:table-cell>
          <table:table-cell table:formula="of:=[.Q81]*1000000" office:value-type="float" office:value="0.029972">
            <text:p>0.029972</text:p>
          </table:table-cell>
          <table:table-cell table:formula="of:=[.R81]*1000000" office:value-type="float" office:value="0.53167">
            <text:p>0.53167</text:p>
          </table:table-cell>
          <table:table-cell table:formula="of:=[.S81]*1000000" office:value-type="float" office:value="23.479">
            <text:p>23.479</text:p>
          </table:table-cell>
          <table:table-cell table:formula="of:=[.T81]*1000000" office:value-type="float" office:value="2106">
            <text:p>2106</text:p>
          </table:table-cell>
          <table:table-cell table:formula="of:=[.U81]*1000000000000" office:value-type="float" office:value="0.0000030745">
            <text:p>3.0745E-006</text:p>
          </table:table-cell>
          <table:table-cell table:formula="of:=[.V81]*1000000000000" office:value-type="float" office:value="0.0027489">
            <text:p>0.0027489</text:p>
          </table:table-cell>
          <table:table-cell table:formula="of:=([.W81]+[.X81])*1000000000000" office:value-type="float" office:value="0.002300504">
            <text:p>0.002300504</text:p>
          </table:table-cell>
          <table:table-cell office:value-type="float" office:value="0.00015419">
            <text:p>0.00015419</text:p>
          </table:table-cell>
          <table:table-cell table:style-name="ce1" office:value-type="string">
            <text:p>8.2202e-08</text:p>
          </table:table-cell>
          <table:table-cell table:style-name="ce1" office:value-type="string">
            <text:p>1.1077e-06</text:p>
          </table:table-cell>
          <table:table-cell table:style-name="ce1" office:value-type="string">
            <text:p>1.004e-08</text:p>
          </table:table-cell>
          <table:table-cell table:style-name="ce1" office:value-type="string">
            <text:p>2.9972e-08</text:p>
          </table:table-cell>
          <table:table-cell table:style-name="ce1" office:value-type="string">
            <text:p>5.3167e-07</text:p>
          </table:table-cell>
          <table:table-cell table:style-name="ce1" office:value-type="string">
            <text:p>2.3479e-05</text:p>
          </table:table-cell>
          <table:table-cell office:value-type="float" office:value="0.002106">
            <text:p>0.002106</text:p>
          </table:table-cell>
          <table:table-cell table:style-name="ce1" office:value-type="string">
            <text:p>3.0745e-18</text:p>
          </table:table-cell>
          <table:table-cell table:style-name="ce1" office:value-type="string">
            <text:p>2.7489e-15</text:p>
          </table:table-cell>
          <table:table-cell table:style-name="ce1" office:value-type="string">
            <text:p>6.3404e-17</text:p>
          </table:table-cell>
          <table:table-cell table:style-name="ce1" office:value-type="string">
            <text:p>2.2371e-15</text:p>
          </table:table-cell>
        </table:table-row>
        <table:table-row table:style-name="ro4">
          <table:table-cell office:value-type="float" office:value="800.7017">
            <text:p>800.7017</text:p>
          </table:table-cell>
          <table:table-cell table:formula="of:=[.M82]*1000000" office:value-type="float" office:value="154.18">
            <text:p>154.18</text:p>
          </table:table-cell>
          <table:table-cell table:formula="of:=[.N82]*1000000" office:value-type="float" office:value="0.082626">
            <text:p>0.082626</text:p>
          </table:table-cell>
          <table:table-cell table:formula="of:=[.O82]*1000000" office:value-type="float" office:value="1.1008">
            <text:p>1.1008</text:p>
          </table:table-cell>
          <table:table-cell table:formula="of:=[.P82]*1000000" office:value-type="float" office:value="0.010008">
            <text:p>0.010008</text:p>
          </table:table-cell>
          <table:table-cell table:formula="of:=[.Q82]*1000000" office:value-type="float" office:value="0.030072">
            <text:p>0.030072</text:p>
          </table:table-cell>
          <table:table-cell table:formula="of:=[.R82]*1000000" office:value-type="float" office:value="0.5337">
            <text:p>0.5337</text:p>
          </table:table-cell>
          <table:table-cell table:formula="of:=[.S82]*1000000" office:value-type="float" office:value="23.492">
            <text:p>23.492</text:p>
          </table:table-cell>
          <table:table-cell table:formula="of:=[.T82]*1000000" office:value-type="float" office:value="2105.9">
            <text:p>2105.9</text:p>
          </table:table-cell>
          <table:table-cell table:formula="of:=[.U82]*1000000000000" office:value-type="float" office:value="0.000003075">
            <text:p>0.000003075</text:p>
          </table:table-cell>
          <table:table-cell table:formula="of:=[.V82]*1000000000000" office:value-type="float" office:value="0.0027534">
            <text:p>0.0027534</text:p>
          </table:table-cell>
          <table:table-cell table:formula="of:=([.W82]+[.X82])*1000000000000" office:value-type="float" office:value="0.002310346">
            <text:p>0.002310346</text:p>
          </table:table-cell>
          <table:table-cell office:value-type="float" office:value="0.00015418">
            <text:p>0.00015418</text:p>
          </table:table-cell>
          <table:table-cell table:style-name="ce1" office:value-type="string">
            <text:p>8.2626e-08</text:p>
          </table:table-cell>
          <table:table-cell table:style-name="ce1" office:value-type="string">
            <text:p>1.1008e-06</text:p>
          </table:table-cell>
          <table:table-cell table:style-name="ce1" office:value-type="string">
            <text:p>1.0008e-08</text:p>
          </table:table-cell>
          <table:table-cell table:style-name="ce1" office:value-type="string">
            <text:p>3.0072e-08</text:p>
          </table:table-cell>
          <table:table-cell table:style-name="ce1" office:value-type="string">
            <text:p>5.337e-07</text:p>
          </table:table-cell>
          <table:table-cell table:style-name="ce1" office:value-type="string">
            <text:p>2.3492e-05</text:p>
          </table:table-cell>
          <table:table-cell office:value-type="float" office:value="0.0021059">
            <text:p>0.0021059</text:p>
          </table:table-cell>
          <table:table-cell table:style-name="ce1" office:value-type="string">
            <text:p>3.075e-18</text:p>
          </table:table-cell>
          <table:table-cell table:style-name="ce1" office:value-type="string">
            <text:p>2.7534e-15</text:p>
          </table:table-cell>
          <table:table-cell table:style-name="ce1" office:value-type="string">
            <text:p>6.3646e-17</text:p>
          </table:table-cell>
          <table:table-cell table:style-name="ce1" office:value-type="string">
            <text:p>2.2467e-15</text:p>
          </table:table-cell>
        </table:table-row>
        <table:table-row table:style-name="ro4">
          <table:table-cell office:value-type="float" office:value="810.7017">
            <text:p>810.7017</text:p>
          </table:table-cell>
          <table:table-cell table:formula="of:=[.M83]*1000000" office:value-type="float" office:value="154.17">
            <text:p>154.17</text:p>
          </table:table-cell>
          <table:table-cell table:formula="of:=[.N83]*1000000" office:value-type="float" office:value="0.083045">
            <text:p>0.083045</text:p>
          </table:table-cell>
          <table:table-cell table:formula="of:=[.O83]*1000000" office:value-type="float" office:value="1.0939">
            <text:p>1.0939</text:p>
          </table:table-cell>
          <table:table-cell table:formula="of:=[.P83]*1000000" office:value-type="float" office:value="0.0099758">
            <text:p>0.0099758</text:p>
          </table:table-cell>
          <table:table-cell table:formula="of:=[.Q83]*1000000" office:value-type="float" office:value="0.030169">
            <text:p>0.030169</text:p>
          </table:table-cell>
          <table:table-cell table:formula="of:=[.R83]*1000000" office:value-type="float" office:value="0.5357">
            <text:p>0.5357</text:p>
          </table:table-cell>
          <table:table-cell table:formula="of:=[.S83]*1000000" office:value-type="float" office:value="23.504">
            <text:p>23.504</text:p>
          </table:table-cell>
          <table:table-cell table:formula="of:=[.T83]*1000000" office:value-type="float" office:value="2105.9">
            <text:p>2105.9</text:p>
          </table:table-cell>
          <table:table-cell table:formula="of:=[.U83]*1000000000000" office:value-type="float" office:value="0.0000030755">
            <text:p>3.0755E-006</text:p>
          </table:table-cell>
          <table:table-cell table:formula="of:=[.V83]*1000000000000" office:value-type="float" office:value="0.0027575">
            <text:p>0.0027575</text:p>
          </table:table-cell>
          <table:table-cell table:formula="of:=([.W83]+[.X83])*1000000000000" office:value-type="float" office:value="0.00231978">
            <text:p>0.00231978</text:p>
          </table:table-cell>
          <table:table-cell office:value-type="float" office:value="0.00015417">
            <text:p>0.00015417</text:p>
          </table:table-cell>
          <table:table-cell table:style-name="ce1" office:value-type="string">
            <text:p>8.3045e-08</text:p>
          </table:table-cell>
          <table:table-cell table:style-name="ce1" office:value-type="string">
            <text:p>1.0939e-06</text:p>
          </table:table-cell>
          <table:table-cell table:style-name="ce1" office:value-type="string">
            <text:p>9.9758e-09</text:p>
          </table:table-cell>
          <table:table-cell table:style-name="ce1" office:value-type="string">
            <text:p>3.0169e-08</text:p>
          </table:table-cell>
          <table:table-cell table:style-name="ce1" office:value-type="string">
            <text:p>5.357e-07</text:p>
          </table:table-cell>
          <table:table-cell table:style-name="ce1" office:value-type="string">
            <text:p>2.3504e-05</text:p>
          </table:table-cell>
          <table:table-cell office:value-type="float" office:value="0.0021059">
            <text:p>0.0021059</text:p>
          </table:table-cell>
          <table:table-cell table:style-name="ce1" office:value-type="string">
            <text:p>3.0755e-18</text:p>
          </table:table-cell>
          <table:table-cell table:style-name="ce1" office:value-type="string">
            <text:p>2.7575e-15</text:p>
          </table:table-cell>
          <table:table-cell table:style-name="ce1" office:value-type="string">
            <text:p>6.388e-17</text:p>
          </table:table-cell>
          <table:table-cell table:style-name="ce1" office:value-type="string">
            <text:p>2.2559e-15</text:p>
          </table:table-cell>
        </table:table-row>
        <table:table-row table:style-name="ro4">
          <table:table-cell office:value-type="float" office:value="820.7017">
            <text:p>820.7017</text:p>
          </table:table-cell>
          <table:table-cell table:formula="of:=[.M84]*1000000" office:value-type="float" office:value="154.16">
            <text:p>154.16</text:p>
          </table:table-cell>
          <table:table-cell table:formula="of:=[.N84]*1000000" office:value-type="float" office:value="0.08346">
            <text:p>0.08346</text:p>
          </table:table-cell>
          <table:table-cell table:formula="of:=[.O84]*1000000" office:value-type="float" office:value="1.0871">
            <text:p>1.0871</text:p>
          </table:table-cell>
          <table:table-cell table:formula="of:=[.P84]*1000000" office:value-type="float" office:value="0.009944">
            <text:p>0.009944</text:p>
          </table:table-cell>
          <table:table-cell table:formula="of:=[.Q84]*1000000" office:value-type="float" office:value="0.030263">
            <text:p>0.030263</text:p>
          </table:table-cell>
          <table:table-cell table:formula="of:=[.R84]*1000000" office:value-type="float" office:value="0.53768">
            <text:p>0.53768</text:p>
          </table:table-cell>
          <table:table-cell table:formula="of:=[.S84]*1000000" office:value-type="float" office:value="23.517">
            <text:p>23.517</text:p>
          </table:table-cell>
          <table:table-cell table:formula="of:=[.T84]*1000000" office:value-type="float" office:value="2105.9">
            <text:p>2105.9</text:p>
          </table:table-cell>
          <table:table-cell table:formula="of:=[.U84]*1000000000000" office:value-type="float" office:value="0.000003076">
            <text:p>0.000003076</text:p>
          </table:table-cell>
          <table:table-cell table:formula="of:=[.V84]*1000000000000" office:value-type="float" office:value="0.0027614">
            <text:p>0.0027614</text:p>
          </table:table-cell>
          <table:table-cell table:formula="of:=([.W84]+[.X84])*1000000000000" office:value-type="float" office:value="0.002329005">
            <text:p>0.002329005</text:p>
          </table:table-cell>
          <table:table-cell office:value-type="float" office:value="0.00015416">
            <text:p>0.00015416</text:p>
          </table:table-cell>
          <table:table-cell table:style-name="ce1" office:value-type="string">
            <text:p>8.346e-08</text:p>
          </table:table-cell>
          <table:table-cell table:style-name="ce1" office:value-type="string">
            <text:p>1.0871e-06</text:p>
          </table:table-cell>
          <table:table-cell table:style-name="ce1" office:value-type="string">
            <text:p>9.944e-09</text:p>
          </table:table-cell>
          <table:table-cell table:style-name="ce1" office:value-type="string">
            <text:p>3.0263e-08</text:p>
          </table:table-cell>
          <table:table-cell table:style-name="ce1" office:value-type="string">
            <text:p>5.3768e-07</text:p>
          </table:table-cell>
          <table:table-cell table:style-name="ce1" office:value-type="string">
            <text:p>2.3517e-05</text:p>
          </table:table-cell>
          <table:table-cell office:value-type="float" office:value="0.0021059">
            <text:p>0.0021059</text:p>
          </table:table-cell>
          <table:table-cell table:style-name="ce1" office:value-type="string">
            <text:p>3.076e-18</text:p>
          </table:table-cell>
          <table:table-cell table:style-name="ce1" office:value-type="string">
            <text:p>2.7614e-15</text:p>
          </table:table-cell>
          <table:table-cell table:style-name="ce1" office:value-type="string">
            <text:p>6.4105e-17</text:p>
          </table:table-cell>
          <table:table-cell table:style-name="ce1" office:value-type="string">
            <text:p>2.2649e-15</text:p>
          </table:table-cell>
        </table:table-row>
        <table:table-row table:style-name="ro4">
          <table:table-cell office:value-type="float" office:value="830.7017">
            <text:p>830.7017</text:p>
          </table:table-cell>
          <table:table-cell table:formula="of:=[.M85]*1000000" office:value-type="float" office:value="154.15">
            <text:p>154.15</text:p>
          </table:table-cell>
          <table:table-cell table:formula="of:=[.N85]*1000000" office:value-type="float" office:value="0.083869">
            <text:p>0.083869</text:p>
          </table:table-cell>
          <table:table-cell table:formula="of:=[.O85]*1000000" office:value-type="float" office:value="1.0804">
            <text:p>1.0804</text:p>
          </table:table-cell>
          <table:table-cell table:formula="of:=[.P85]*1000000" office:value-type="float" office:value="0.0099123">
            <text:p>0.0099123</text:p>
          </table:table-cell>
          <table:table-cell table:formula="of:=[.Q85]*1000000" office:value-type="float" office:value="0.030354">
            <text:p>0.030354</text:p>
          </table:table-cell>
          <table:table-cell table:formula="of:=[.R85]*1000000" office:value-type="float" office:value="0.53964">
            <text:p>0.53964</text:p>
          </table:table-cell>
          <table:table-cell table:formula="of:=[.S85]*1000000" office:value-type="float" office:value="23.529">
            <text:p>23.529</text:p>
          </table:table-cell>
          <table:table-cell table:formula="of:=[.T85]*1000000" office:value-type="float" office:value="2105.9">
            <text:p>2105.9</text:p>
          </table:table-cell>
          <table:table-cell table:formula="of:=[.U85]*1000000000000" office:value-type="float" office:value="0.0000030765">
            <text:p>3.0765E-006</text:p>
          </table:table-cell>
          <table:table-cell table:formula="of:=[.V85]*1000000000000" office:value-type="float" office:value="0.0027648">
            <text:p>0.0027648</text:p>
          </table:table-cell>
          <table:table-cell table:formula="of:=([.W85]+[.X85])*1000000000000" office:value-type="float" office:value="0.002337821">
            <text:p>0.002337821</text:p>
          </table:table-cell>
          <table:table-cell office:value-type="float" office:value="0.00015415">
            <text:p>0.00015415</text:p>
          </table:table-cell>
          <table:table-cell table:style-name="ce1" office:value-type="string">
            <text:p>8.3869e-08</text:p>
          </table:table-cell>
          <table:table-cell table:style-name="ce1" office:value-type="string">
            <text:p>1.0804e-06</text:p>
          </table:table-cell>
          <table:table-cell table:style-name="ce1" office:value-type="string">
            <text:p>9.9123e-09</text:p>
          </table:table-cell>
          <table:table-cell table:style-name="ce1" office:value-type="string">
            <text:p>3.0354e-08</text:p>
          </table:table-cell>
          <table:table-cell table:style-name="ce1" office:value-type="string">
            <text:p>5.3964e-07</text:p>
          </table:table-cell>
          <table:table-cell table:style-name="ce1" office:value-type="string">
            <text:p>2.3529e-05</text:p>
          </table:table-cell>
          <table:table-cell office:value-type="float" office:value="0.0021059">
            <text:p>0.0021059</text:p>
          </table:table-cell>
          <table:table-cell table:style-name="ce1" office:value-type="string">
            <text:p>3.0765e-18</text:p>
          </table:table-cell>
          <table:table-cell table:style-name="ce1" office:value-type="string">
            <text:p>2.7648e-15</text:p>
          </table:table-cell>
          <table:table-cell table:style-name="ce1" office:value-type="string">
            <text:p>6.4321e-17</text:p>
          </table:table-cell>
          <table:table-cell table:style-name="ce1" office:value-type="string">
            <text:p>2.2735e-15</text:p>
          </table:table-cell>
        </table:table-row>
        <table:table-row table:style-name="ro4">
          <table:table-cell office:value-type="float" office:value="840.7017">
            <text:p>840.7017</text:p>
          </table:table-cell>
          <table:table-cell table:formula="of:=[.M86]*1000000" office:value-type="float" office:value="154.14">
            <text:p>154.14</text:p>
          </table:table-cell>
          <table:table-cell table:formula="of:=[.N86]*1000000" office:value-type="float" office:value="0.084272">
            <text:p>0.084272</text:p>
          </table:table-cell>
          <table:table-cell table:formula="of:=[.O86]*1000000" office:value-type="float" office:value="1.0738">
            <text:p>1.0738</text:p>
          </table:table-cell>
          <table:table-cell table:formula="of:=[.P86]*1000000" office:value-type="float" office:value="0.0098809">
            <text:p>0.0098809</text:p>
          </table:table-cell>
          <table:table-cell table:formula="of:=[.Q86]*1000000" office:value-type="float" office:value="0.030441">
            <text:p>0.030441</text:p>
          </table:table-cell>
          <table:table-cell table:formula="of:=[.R86]*1000000" office:value-type="float" office:value="0.54157">
            <text:p>0.54157</text:p>
          </table:table-cell>
          <table:table-cell table:formula="of:=[.S86]*1000000" office:value-type="float" office:value="23.542">
            <text:p>23.542</text:p>
          </table:table-cell>
          <table:table-cell table:formula="of:=[.T86]*1000000" office:value-type="float" office:value="2105.8">
            <text:p>2105.8</text:p>
          </table:table-cell>
          <table:table-cell table:formula="of:=[.U86]*1000000000000" office:value-type="float" office:value="0.0000030769">
            <text:p>3.0769E-006</text:p>
          </table:table-cell>
          <table:table-cell table:formula="of:=[.V86]*1000000000000" office:value-type="float" office:value="0.002768">
            <text:p>0.002768</text:p>
          </table:table-cell>
          <table:table-cell table:formula="of:=([.W86]+[.X86])*1000000000000" office:value-type="float" office:value="0.00234633">
            <text:p>0.00234633</text:p>
          </table:table-cell>
          <table:table-cell office:value-type="float" office:value="0.00015414">
            <text:p>0.00015414</text:p>
          </table:table-cell>
          <table:table-cell table:style-name="ce1" office:value-type="string">
            <text:p>8.4272e-08</text:p>
          </table:table-cell>
          <table:table-cell table:style-name="ce1" office:value-type="string">
            <text:p>1.0738e-06</text:p>
          </table:table-cell>
          <table:table-cell table:style-name="ce1" office:value-type="string">
            <text:p>9.8809e-09</text:p>
          </table:table-cell>
          <table:table-cell table:style-name="ce1" office:value-type="string">
            <text:p>3.0441e-08</text:p>
          </table:table-cell>
          <table:table-cell table:style-name="ce1" office:value-type="string">
            <text:p>5.4157e-07</text:p>
          </table:table-cell>
          <table:table-cell table:style-name="ce1" office:value-type="string">
            <text:p>2.3542e-05</text:p>
          </table:table-cell>
          <table:table-cell office:value-type="float" office:value="0.0021058">
            <text:p>0.0021058</text:p>
          </table:table-cell>
          <table:table-cell table:style-name="ce1" office:value-type="string">
            <text:p>3.0769e-18</text:p>
          </table:table-cell>
          <table:table-cell table:style-name="ce1" office:value-type="string">
            <text:p>2.768e-15</text:p>
          </table:table-cell>
          <table:table-cell table:style-name="ce1" office:value-type="string">
            <text:p>6.453e-17</text:p>
          </table:table-cell>
          <table:table-cell table:style-name="ce1" office:value-type="string">
            <text:p>2.2818e-15</text:p>
          </table:table-cell>
        </table:table-row>
        <table:table-row table:style-name="ro4">
          <table:table-cell office:value-type="float" office:value="850.7017">
            <text:p>850.7017</text:p>
          </table:table-cell>
          <table:table-cell table:formula="of:=[.M87]*1000000" office:value-type="float" office:value="154.13">
            <text:p>154.13</text:p>
          </table:table-cell>
          <table:table-cell table:formula="of:=[.N87]*1000000" office:value-type="float" office:value="0.08467">
            <text:p>0.08467</text:p>
          </table:table-cell>
          <table:table-cell table:formula="of:=[.O87]*1000000" office:value-type="float" office:value="1.0672">
            <text:p>1.0672</text:p>
          </table:table-cell>
          <table:table-cell table:formula="of:=[.P87]*1000000" office:value-type="float" office:value="0.0098496">
            <text:p>0.0098496</text:p>
          </table:table-cell>
          <table:table-cell table:formula="of:=[.Q87]*1000000" office:value-type="float" office:value="0.030525">
            <text:p>0.030525</text:p>
          </table:table-cell>
          <table:table-cell table:formula="of:=[.R87]*1000000" office:value-type="float" office:value="0.54348">
            <text:p>0.54348</text:p>
          </table:table-cell>
          <table:table-cell table:formula="of:=[.S87]*1000000" office:value-type="float" office:value="23.554">
            <text:p>23.554</text:p>
          </table:table-cell>
          <table:table-cell table:formula="of:=[.T87]*1000000" office:value-type="float" office:value="2105.8">
            <text:p>2105.8</text:p>
          </table:table-cell>
          <table:table-cell table:formula="of:=[.U87]*1000000000000" office:value-type="float" office:value="0.0000030774">
            <text:p>3.0774E-006</text:p>
          </table:table-cell>
          <table:table-cell table:formula="of:=[.V87]*1000000000000" office:value-type="float" office:value="0.0027709">
            <text:p>0.0027709</text:p>
          </table:table-cell>
          <table:table-cell table:formula="of:=([.W87]+[.X87])*1000000000000" office:value-type="float" office:value="0.00235453">
            <text:p>0.00235453</text:p>
          </table:table-cell>
          <table:table-cell office:value-type="float" office:value="0.00015413">
            <text:p>0.00015413</text:p>
          </table:table-cell>
          <table:table-cell table:style-name="ce1" office:value-type="string">
            <text:p>8.467e-08</text:p>
          </table:table-cell>
          <table:table-cell table:style-name="ce1" office:value-type="string">
            <text:p>1.0672e-06</text:p>
          </table:table-cell>
          <table:table-cell table:style-name="ce1" office:value-type="string">
            <text:p>9.8496e-09</text:p>
          </table:table-cell>
          <table:table-cell table:style-name="ce1" office:value-type="string">
            <text:p>3.0525e-08</text:p>
          </table:table-cell>
          <table:table-cell table:style-name="ce1" office:value-type="string">
            <text:p>5.4348e-07</text:p>
          </table:table-cell>
          <table:table-cell table:style-name="ce1" office:value-type="string">
            <text:p>2.3554e-05</text:p>
          </table:table-cell>
          <table:table-cell office:value-type="float" office:value="0.0021058">
            <text:p>0.0021058</text:p>
          </table:table-cell>
          <table:table-cell table:style-name="ce1" office:value-type="string">
            <text:p>3.0774e-18</text:p>
          </table:table-cell>
          <table:table-cell table:style-name="ce1" office:value-type="string">
            <text:p>2.7709e-15</text:p>
          </table:table-cell>
          <table:table-cell table:style-name="ce1" office:value-type="string">
            <text:p>6.473e-17</text:p>
          </table:table-cell>
          <table:table-cell table:style-name="ce1" office:value-type="string">
            <text:p>2.2898e-15</text:p>
          </table:table-cell>
        </table:table-row>
        <table:table-row table:style-name="ro4">
          <table:table-cell office:value-type="float" office:value="860.7017">
            <text:p>860.7017</text:p>
          </table:table-cell>
          <table:table-cell table:formula="of:=[.M88]*1000000" office:value-type="float" office:value="154.12">
            <text:p>154.12</text:p>
          </table:table-cell>
          <table:table-cell table:formula="of:=[.N88]*1000000" office:value-type="float" office:value="0.085062">
            <text:p>0.085062</text:p>
          </table:table-cell>
          <table:table-cell table:formula="of:=[.O88]*1000000" office:value-type="float" office:value="1.0606">
            <text:p>1.0606</text:p>
          </table:table-cell>
          <table:table-cell table:formula="of:=[.P88]*1000000" office:value-type="float" office:value="0.0098184">
            <text:p>0.0098184</text:p>
          </table:table-cell>
          <table:table-cell table:formula="of:=[.Q88]*1000000" office:value-type="float" office:value="0.030606">
            <text:p>0.030606</text:p>
          </table:table-cell>
          <table:table-cell table:formula="of:=[.R88]*1000000" office:value-type="float" office:value="0.54535">
            <text:p>0.54535</text:p>
          </table:table-cell>
          <table:table-cell table:formula="of:=[.S88]*1000000" office:value-type="float" office:value="23.567">
            <text:p>23.567</text:p>
          </table:table-cell>
          <table:table-cell table:formula="of:=[.T88]*1000000" office:value-type="float" office:value="2105.8">
            <text:p>2105.8</text:p>
          </table:table-cell>
          <table:table-cell table:formula="of:=[.U88]*1000000000000" office:value-type="float" office:value="0.0000030779">
            <text:p>3.0779E-006</text:p>
          </table:table-cell>
          <table:table-cell table:formula="of:=[.V88]*1000000000000" office:value-type="float" office:value="0.0027734">
            <text:p>0.0027734</text:p>
          </table:table-cell>
          <table:table-cell table:formula="of:=([.W88]+[.X88])*1000000000000" office:value-type="float" office:value="0.002362422">
            <text:p>0.002362422</text:p>
          </table:table-cell>
          <table:table-cell office:value-type="float" office:value="0.00015412">
            <text:p>0.00015412</text:p>
          </table:table-cell>
          <table:table-cell table:style-name="ce1" office:value-type="string">
            <text:p>8.5062e-08</text:p>
          </table:table-cell>
          <table:table-cell table:style-name="ce1" office:value-type="string">
            <text:p>1.0606e-06</text:p>
          </table:table-cell>
          <table:table-cell table:style-name="ce1" office:value-type="string">
            <text:p>9.8184e-09</text:p>
          </table:table-cell>
          <table:table-cell table:style-name="ce1" office:value-type="string">
            <text:p>3.0606e-08</text:p>
          </table:table-cell>
          <table:table-cell table:style-name="ce1" office:value-type="string">
            <text:p>5.4535e-07</text:p>
          </table:table-cell>
          <table:table-cell table:style-name="ce1" office:value-type="string">
            <text:p>2.3567e-05</text:p>
          </table:table-cell>
          <table:table-cell office:value-type="float" office:value="0.0021058">
            <text:p>0.0021058</text:p>
          </table:table-cell>
          <table:table-cell table:style-name="ce1" office:value-type="string">
            <text:p>3.0779e-18</text:p>
          </table:table-cell>
          <table:table-cell table:style-name="ce1" office:value-type="string">
            <text:p>2.7734e-15</text:p>
          </table:table-cell>
          <table:table-cell table:style-name="ce1" office:value-type="string">
            <text:p>6.4922e-17</text:p>
          </table:table-cell>
          <table:table-cell table:style-name="ce1" office:value-type="string">
            <text:p>2.2975e-15</text:p>
          </table:table-cell>
        </table:table-row>
        <table:table-row table:style-name="ro4">
          <table:table-cell office:value-type="float" office:value="870.7017">
            <text:p>870.7017</text:p>
          </table:table-cell>
          <table:table-cell table:formula="of:=[.M89]*1000000" office:value-type="float" office:value="154.11">
            <text:p>154.11</text:p>
          </table:table-cell>
          <table:table-cell table:formula="of:=[.N89]*1000000" office:value-type="float" office:value="0.085448">
            <text:p>0.085448</text:p>
          </table:table-cell>
          <table:table-cell table:formula="of:=[.O89]*1000000" office:value-type="float" office:value="1.0542">
            <text:p>1.0542</text:p>
          </table:table-cell>
          <table:table-cell table:formula="of:=[.P89]*1000000" office:value-type="float" office:value="0.0097875">
            <text:p>0.0097875</text:p>
          </table:table-cell>
          <table:table-cell table:formula="of:=[.Q89]*1000000" office:value-type="float" office:value="0.030683">
            <text:p>0.030683</text:p>
          </table:table-cell>
          <table:table-cell table:formula="of:=[.R89]*1000000" office:value-type="float" office:value="0.5472">
            <text:p>0.5472</text:p>
          </table:table-cell>
          <table:table-cell table:formula="of:=[.S89]*1000000" office:value-type="float" office:value="23.58">
            <text:p>23.58</text:p>
          </table:table-cell>
          <table:table-cell table:formula="of:=[.T89]*1000000" office:value-type="float" office:value="2105.8">
            <text:p>2105.8</text:p>
          </table:table-cell>
          <table:table-cell table:formula="of:=[.U89]*1000000000000" office:value-type="float" office:value="0.0000030784">
            <text:p>3.0784E-006</text:p>
          </table:table-cell>
          <table:table-cell table:formula="of:=[.V89]*1000000000000" office:value-type="float" office:value="0.0027756">
            <text:p>0.0027756</text:p>
          </table:table-cell>
          <table:table-cell table:formula="of:=([.W89]+[.X89])*1000000000000" office:value-type="float" office:value="0.002370006">
            <text:p>0.002370006</text:p>
          </table:table-cell>
          <table:table-cell office:value-type="float" office:value="0.00015411">
            <text:p>0.00015411</text:p>
          </table:table-cell>
          <table:table-cell table:style-name="ce1" office:value-type="string">
            <text:p>8.5448e-08</text:p>
          </table:table-cell>
          <table:table-cell table:style-name="ce1" office:value-type="string">
            <text:p>1.0542e-06</text:p>
          </table:table-cell>
          <table:table-cell table:style-name="ce1" office:value-type="string">
            <text:p>9.7875e-09</text:p>
          </table:table-cell>
          <table:table-cell table:style-name="ce1" office:value-type="string">
            <text:p>3.0683e-08</text:p>
          </table:table-cell>
          <table:table-cell table:style-name="ce1" office:value-type="string">
            <text:p>5.472e-07</text:p>
          </table:table-cell>
          <table:table-cell table:style-name="ce1" office:value-type="string">
            <text:p>2.358e-05</text:p>
          </table:table-cell>
          <table:table-cell office:value-type="float" office:value="0.0021058">
            <text:p>0.0021058</text:p>
          </table:table-cell>
          <table:table-cell table:style-name="ce1" office:value-type="string">
            <text:p>3.0784e-18</text:p>
          </table:table-cell>
          <table:table-cell table:style-name="ce1" office:value-type="string">
            <text:p>2.7756e-15</text:p>
          </table:table-cell>
          <table:table-cell table:style-name="ce1" office:value-type="string">
            <text:p>6.5106e-17</text:p>
          </table:table-cell>
          <table:table-cell table:style-name="ce1" office:value-type="string">
            <text:p>2.3049e-15</text:p>
          </table:table-cell>
        </table:table-row>
        <table:table-row table:style-name="ro4">
          <table:table-cell office:value-type="float" office:value="880.7017">
            <text:p>880.7017</text:p>
          </table:table-cell>
          <table:table-cell table:formula="of:=[.M90]*1000000" office:value-type="float" office:value="154.1">
            <text:p>154.1</text:p>
          </table:table-cell>
          <table:table-cell table:formula="of:=[.N90]*1000000" office:value-type="float" office:value="0.085828">
            <text:p>0.085828</text:p>
          </table:table-cell>
          <table:table-cell table:formula="of:=[.O90]*1000000" office:value-type="float" office:value="1.0478">
            <text:p>1.0478</text:p>
          </table:table-cell>
          <table:table-cell table:formula="of:=[.P90]*1000000" office:value-type="float" office:value="0.0097567">
            <text:p>0.0097567</text:p>
          </table:table-cell>
          <table:table-cell table:formula="of:=[.Q90]*1000000" office:value-type="float" office:value="0.030757">
            <text:p>0.030757</text:p>
          </table:table-cell>
          <table:table-cell table:formula="of:=[.R90]*1000000" office:value-type="float" office:value="0.54902">
            <text:p>0.54902</text:p>
          </table:table-cell>
          <table:table-cell table:formula="of:=[.S90]*1000000" office:value-type="float" office:value="23.592">
            <text:p>23.592</text:p>
          </table:table-cell>
          <table:table-cell table:formula="of:=[.T90]*1000000" office:value-type="float" office:value="2105.8">
            <text:p>2105.8</text:p>
          </table:table-cell>
          <table:table-cell table:formula="of:=[.U90]*1000000000000" office:value-type="float" office:value="0.0000030789">
            <text:p>3.0789E-006</text:p>
          </table:table-cell>
          <table:table-cell table:formula="of:=[.V90]*1000000000000" office:value-type="float" office:value="0.0027775">
            <text:p>0.0027775</text:p>
          </table:table-cell>
          <table:table-cell table:formula="of:=([.W90]+[.X90])*1000000000000" office:value-type="float" office:value="0.002377283">
            <text:p>0.002377283</text:p>
          </table:table-cell>
          <table:table-cell office:value-type="float" office:value="0.0001541">
            <text:p>0.0001541</text:p>
          </table:table-cell>
          <table:table-cell table:style-name="ce1" office:value-type="string">
            <text:p>8.5828e-08</text:p>
          </table:table-cell>
          <table:table-cell table:style-name="ce1" office:value-type="string">
            <text:p>1.0478e-06</text:p>
          </table:table-cell>
          <table:table-cell table:style-name="ce1" office:value-type="string">
            <text:p>9.7567e-09</text:p>
          </table:table-cell>
          <table:table-cell table:style-name="ce1" office:value-type="string">
            <text:p>3.0757e-08</text:p>
          </table:table-cell>
          <table:table-cell table:style-name="ce1" office:value-type="string">
            <text:p>5.4902e-07</text:p>
          </table:table-cell>
          <table:table-cell table:style-name="ce1" office:value-type="string">
            <text:p>2.3592e-05</text:p>
          </table:table-cell>
          <table:table-cell office:value-type="float" office:value="0.0021058">
            <text:p>0.0021058</text:p>
          </table:table-cell>
          <table:table-cell table:style-name="ce1" office:value-type="string">
            <text:p>3.0789e-18</text:p>
          </table:table-cell>
          <table:table-cell table:style-name="ce1" office:value-type="string">
            <text:p>2.7775e-15</text:p>
          </table:table-cell>
          <table:table-cell table:style-name="ce1" office:value-type="string">
            <text:p>6.5283e-17</text:p>
          </table:table-cell>
          <table:table-cell table:style-name="ce1" office:value-type="string">
            <text:p>2.312e-15</text:p>
          </table:table-cell>
        </table:table-row>
        <table:table-row table:style-name="ro4">
          <table:table-cell office:value-type="float" office:value="890.7017">
            <text:p>890.7017</text:p>
          </table:table-cell>
          <table:table-cell table:formula="of:=[.M91]*1000000" office:value-type="float" office:value="154.1">
            <text:p>154.1</text:p>
          </table:table-cell>
          <table:table-cell table:formula="of:=[.N91]*1000000" office:value-type="float" office:value="0.086202">
            <text:p>0.086202</text:p>
          </table:table-cell>
          <table:table-cell table:formula="of:=[.O91]*1000000" office:value-type="float" office:value="1.0414">
            <text:p>1.0414</text:p>
          </table:table-cell>
          <table:table-cell table:formula="of:=[.P91]*1000000" office:value-type="float" office:value="0.0097261">
            <text:p>0.0097261</text:p>
          </table:table-cell>
          <table:table-cell table:formula="of:=[.Q91]*1000000" office:value-type="float" office:value="0.030827">
            <text:p>0.030827</text:p>
          </table:table-cell>
          <table:table-cell table:formula="of:=[.R91]*1000000" office:value-type="float" office:value="0.55081">
            <text:p>0.55081</text:p>
          </table:table-cell>
          <table:table-cell table:formula="of:=[.S91]*1000000" office:value-type="float" office:value="23.605">
            <text:p>23.605</text:p>
          </table:table-cell>
          <table:table-cell table:formula="of:=[.T91]*1000000" office:value-type="float" office:value="2105.7">
            <text:p>2105.7</text:p>
          </table:table-cell>
          <table:table-cell table:formula="of:=[.U91]*1000000000000" office:value-type="float" office:value="0.0000030794">
            <text:p>3.0794E-006</text:p>
          </table:table-cell>
          <table:table-cell table:formula="of:=[.V91]*1000000000000" office:value-type="float" office:value="0.0027791">
            <text:p>0.0027791</text:p>
          </table:table-cell>
          <table:table-cell table:formula="of:=([.W91]+[.X91])*1000000000000" office:value-type="float" office:value="0.002384352">
            <text:p>0.002384352</text:p>
          </table:table-cell>
          <table:table-cell office:value-type="float" office:value="0.0001541">
            <text:p>0.0001541</text:p>
          </table:table-cell>
          <table:table-cell table:style-name="ce1" office:value-type="string">
            <text:p>8.6202e-08</text:p>
          </table:table-cell>
          <table:table-cell table:style-name="ce1" office:value-type="string">
            <text:p>1.0414e-06</text:p>
          </table:table-cell>
          <table:table-cell table:style-name="ce1" office:value-type="string">
            <text:p>9.7261e-09</text:p>
          </table:table-cell>
          <table:table-cell table:style-name="ce1" office:value-type="string">
            <text:p>3.0827e-08</text:p>
          </table:table-cell>
          <table:table-cell table:style-name="ce1" office:value-type="string">
            <text:p>5.5081e-07</text:p>
          </table:table-cell>
          <table:table-cell table:style-name="ce1" office:value-type="string">
            <text:p>2.3605e-05</text:p>
          </table:table-cell>
          <table:table-cell office:value-type="float" office:value="0.0021057">
            <text:p>0.0021057</text:p>
          </table:table-cell>
          <table:table-cell table:style-name="ce1" office:value-type="string">
            <text:p>3.0794e-18</text:p>
          </table:table-cell>
          <table:table-cell table:style-name="ce1" office:value-type="string">
            <text:p>2.7791e-15</text:p>
          </table:table-cell>
          <table:table-cell table:style-name="ce1" office:value-type="string">
            <text:p>6.5452e-17</text:p>
          </table:table-cell>
          <table:table-cell table:style-name="ce1" office:value-type="string">
            <text:p>2.3189e-15</text:p>
          </table:table-cell>
        </table:table-row>
        <table:table-row table:style-name="ro4">
          <table:table-cell office:value-type="float" office:value="900.7017">
            <text:p>900.7017</text:p>
          </table:table-cell>
          <table:table-cell table:formula="of:=[.M92]*1000000" office:value-type="float" office:value="154.09">
            <text:p>154.09</text:p>
          </table:table-cell>
          <table:table-cell table:formula="of:=[.N92]*1000000" office:value-type="float" office:value="0.086569">
            <text:p>0.086569</text:p>
          </table:table-cell>
          <table:table-cell table:formula="of:=[.O92]*1000000" office:value-type="float" office:value="1.0351">
            <text:p>1.0351</text:p>
          </table:table-cell>
          <table:table-cell table:formula="of:=[.P92]*1000000" office:value-type="float" office:value="0.0096957">
            <text:p>0.0096957</text:p>
          </table:table-cell>
          <table:table-cell table:formula="of:=[.Q92]*1000000" office:value-type="float" office:value="0.030894">
            <text:p>0.030894</text:p>
          </table:table-cell>
          <table:table-cell table:formula="of:=[.R92]*1000000" office:value-type="float" office:value="0.55257">
            <text:p>0.55257</text:p>
          </table:table-cell>
          <table:table-cell table:formula="of:=[.S92]*1000000" office:value-type="float" office:value="23.618">
            <text:p>23.618</text:p>
          </table:table-cell>
          <table:table-cell table:formula="of:=[.T92]*1000000" office:value-type="float" office:value="2105.7">
            <text:p>2105.7</text:p>
          </table:table-cell>
          <table:table-cell table:formula="of:=[.U92]*1000000000000" office:value-type="float" office:value="0.0000030799">
            <text:p>3.0799E-006</text:p>
          </table:table-cell>
          <table:table-cell table:formula="of:=[.V92]*1000000000000" office:value-type="float" office:value="0.0027803">
            <text:p>0.0027803</text:p>
          </table:table-cell>
          <table:table-cell table:formula="of:=([.W92]+[.X92])*1000000000000" office:value-type="float" office:value="0.002391014">
            <text:p>0.002391014</text:p>
          </table:table-cell>
          <table:table-cell office:value-type="float" office:value="0.00015409">
            <text:p>0.00015409</text:p>
          </table:table-cell>
          <table:table-cell table:style-name="ce1" office:value-type="string">
            <text:p>8.6569e-08</text:p>
          </table:table-cell>
          <table:table-cell table:style-name="ce1" office:value-type="string">
            <text:p>1.0351e-06</text:p>
          </table:table-cell>
          <table:table-cell table:style-name="ce1" office:value-type="string">
            <text:p>9.6957e-09</text:p>
          </table:table-cell>
          <table:table-cell table:style-name="ce1" office:value-type="string">
            <text:p>3.0894e-08</text:p>
          </table:table-cell>
          <table:table-cell table:style-name="ce1" office:value-type="string">
            <text:p>5.5257e-07</text:p>
          </table:table-cell>
          <table:table-cell table:style-name="ce1" office:value-type="string">
            <text:p>2.3618e-05</text:p>
          </table:table-cell>
          <table:table-cell office:value-type="float" office:value="0.0021057">
            <text:p>0.0021057</text:p>
          </table:table-cell>
          <table:table-cell table:style-name="ce1" office:value-type="string">
            <text:p>3.0799e-18</text:p>
          </table:table-cell>
          <table:table-cell table:style-name="ce1" office:value-type="string">
            <text:p>2.7803e-15</text:p>
          </table:table-cell>
          <table:table-cell table:style-name="ce1" office:value-type="string">
            <text:p>6.5614e-17</text:p>
          </table:table-cell>
          <table:table-cell table:style-name="ce1" office:value-type="string">
            <text:p>2.3254e-15</text:p>
          </table:table-cell>
        </table:table-row>
        <table:table-row table:style-name="ro4">
          <table:table-cell office:value-type="float" office:value="910.7017">
            <text:p>910.7017</text:p>
          </table:table-cell>
          <table:table-cell table:formula="of:=[.M93]*1000000" office:value-type="float" office:value="154.08">
            <text:p>154.08</text:p>
          </table:table-cell>
          <table:table-cell table:formula="of:=[.N93]*1000000" office:value-type="float" office:value="0.086929">
            <text:p>0.086929</text:p>
          </table:table-cell>
          <table:table-cell table:formula="of:=[.O93]*1000000" office:value-type="float" office:value="1.0289">
            <text:p>1.0289</text:p>
          </table:table-cell>
          <table:table-cell table:formula="of:=[.P93]*1000000" office:value-type="float" office:value="0.0096654">
            <text:p>0.0096654</text:p>
          </table:table-cell>
          <table:table-cell table:formula="of:=[.Q93]*1000000" office:value-type="float" office:value="0.030957">
            <text:p>0.030957</text:p>
          </table:table-cell>
          <table:table-cell table:formula="of:=[.R93]*1000000" office:value-type="float" office:value="0.5543">
            <text:p>0.5543</text:p>
          </table:table-cell>
          <table:table-cell table:formula="of:=[.S93]*1000000" office:value-type="float" office:value="23.63">
            <text:p>23.63</text:p>
          </table:table-cell>
          <table:table-cell table:formula="of:=[.T93]*1000000" office:value-type="float" office:value="2105.7">
            <text:p>2105.7</text:p>
          </table:table-cell>
          <table:table-cell table:formula="of:=[.U93]*1000000000000" office:value-type="float" office:value="0.0000030803">
            <text:p>3.0803E-006</text:p>
          </table:table-cell>
          <table:table-cell table:formula="of:=[.V93]*1000000000000" office:value-type="float" office:value="0.0027813">
            <text:p>0.0027813</text:p>
          </table:table-cell>
          <table:table-cell table:formula="of:=([.W93]+[.X93])*1000000000000" office:value-type="float" office:value="0.002397469">
            <text:p>0.002397469</text:p>
          </table:table-cell>
          <table:table-cell office:value-type="float" office:value="0.00015408">
            <text:p>0.00015408</text:p>
          </table:table-cell>
          <table:table-cell table:style-name="ce1" office:value-type="string">
            <text:p>8.6929e-08</text:p>
          </table:table-cell>
          <table:table-cell table:style-name="ce1" office:value-type="string">
            <text:p>1.0289e-06</text:p>
          </table:table-cell>
          <table:table-cell table:style-name="ce1" office:value-type="string">
            <text:p>9.6654e-09</text:p>
          </table:table-cell>
          <table:table-cell table:style-name="ce1" office:value-type="string">
            <text:p>3.0957e-08</text:p>
          </table:table-cell>
          <table:table-cell table:style-name="ce1" office:value-type="string">
            <text:p>5.543e-07</text:p>
          </table:table-cell>
          <table:table-cell table:style-name="ce1" office:value-type="string">
            <text:p>2.363e-05</text:p>
          </table:table-cell>
          <table:table-cell office:value-type="float" office:value="0.0021057">
            <text:p>0.0021057</text:p>
          </table:table-cell>
          <table:table-cell table:style-name="ce1" office:value-type="string">
            <text:p>3.0803e-18</text:p>
          </table:table-cell>
          <table:table-cell table:style-name="ce1" office:value-type="string">
            <text:p>2.7813e-15</text:p>
          </table:table-cell>
          <table:table-cell table:style-name="ce1" office:value-type="string">
            <text:p>6.5769e-17</text:p>
          </table:table-cell>
          <table:table-cell table:style-name="ce1" office:value-type="string">
            <text:p>2.3317e-15</text:p>
          </table:table-cell>
        </table:table-row>
        <table:table-row table:style-name="ro4">
          <table:table-cell office:value-type="float" office:value="920.7017">
            <text:p>920.7017</text:p>
          </table:table-cell>
          <table:table-cell table:formula="of:=[.M94]*1000000" office:value-type="float" office:value="154.07">
            <text:p>154.07</text:p>
          </table:table-cell>
          <table:table-cell table:formula="of:=[.N94]*1000000" office:value-type="float" office:value="0.087283">
            <text:p>0.087283</text:p>
          </table:table-cell>
          <table:table-cell table:formula="of:=[.O94]*1000000" office:value-type="float" office:value="1.0227">
            <text:p>1.0227</text:p>
          </table:table-cell>
          <table:table-cell table:formula="of:=[.P94]*1000000" office:value-type="float" office:value="0.0096353">
            <text:p>0.0096353</text:p>
          </table:table-cell>
          <table:table-cell table:formula="of:=[.Q94]*1000000" office:value-type="float" office:value="0.031017">
            <text:p>0.031017</text:p>
          </table:table-cell>
          <table:table-cell table:formula="of:=[.R94]*1000000" office:value-type="float" office:value="0.55599">
            <text:p>0.55599</text:p>
          </table:table-cell>
          <table:table-cell table:formula="of:=[.S94]*1000000" office:value-type="float" office:value="23.643">
            <text:p>23.643</text:p>
          </table:table-cell>
          <table:table-cell table:formula="of:=[.T94]*1000000" office:value-type="float" office:value="2105.7">
            <text:p>2105.7</text:p>
          </table:table-cell>
          <table:table-cell table:formula="of:=[.U94]*1000000000000" office:value-type="float" office:value="0.0000030808">
            <text:p>3.0808E-006</text:p>
          </table:table-cell>
          <table:table-cell table:formula="of:=[.V94]*1000000000000" office:value-type="float" office:value="0.002782">
            <text:p>0.002782</text:p>
          </table:table-cell>
          <table:table-cell table:formula="of:=([.W94]+[.X94])*1000000000000" office:value-type="float" office:value="0.002403716">
            <text:p>0.002403716</text:p>
          </table:table-cell>
          <table:table-cell office:value-type="float" office:value="0.00015407">
            <text:p>0.00015407</text:p>
          </table:table-cell>
          <table:table-cell table:style-name="ce1" office:value-type="string">
            <text:p>8.7283e-08</text:p>
          </table:table-cell>
          <table:table-cell table:style-name="ce1" office:value-type="string">
            <text:p>1.0227e-06</text:p>
          </table:table-cell>
          <table:table-cell table:style-name="ce1" office:value-type="string">
            <text:p>9.6353e-09</text:p>
          </table:table-cell>
          <table:table-cell table:style-name="ce1" office:value-type="string">
            <text:p>3.1017e-08</text:p>
          </table:table-cell>
          <table:table-cell table:style-name="ce1" office:value-type="string">
            <text:p>5.5599e-07</text:p>
          </table:table-cell>
          <table:table-cell table:style-name="ce1" office:value-type="string">
            <text:p>2.3643e-05</text:p>
          </table:table-cell>
          <table:table-cell office:value-type="float" office:value="0.0021057">
            <text:p>0.0021057</text:p>
          </table:table-cell>
          <table:table-cell table:style-name="ce1" office:value-type="string">
            <text:p>3.0808e-18</text:p>
          </table:table-cell>
          <table:table-cell table:style-name="ce1" office:value-type="string">
            <text:p>2.782e-15</text:p>
          </table:table-cell>
          <table:table-cell table:style-name="ce1" office:value-type="string">
            <text:p>6.5916e-17</text:p>
          </table:table-cell>
          <table:table-cell table:style-name="ce1" office:value-type="string">
            <text:p>2.3378e-15</text:p>
          </table:table-cell>
        </table:table-row>
        <table:table-row table:style-name="ro4">
          <table:table-cell office:value-type="float" office:value="930.7017">
            <text:p>930.7017</text:p>
          </table:table-cell>
          <table:table-cell table:formula="of:=[.M95]*1000000" office:value-type="float" office:value="154.06">
            <text:p>154.06</text:p>
          </table:table-cell>
          <table:table-cell table:formula="of:=[.N95]*1000000" office:value-type="float" office:value="0.087631">
            <text:p>0.087631</text:p>
          </table:table-cell>
          <table:table-cell table:formula="of:=[.O95]*1000000" office:value-type="float" office:value="1.0166">
            <text:p>1.0166</text:p>
          </table:table-cell>
          <table:table-cell table:formula="of:=[.P95]*1000000" office:value-type="float" office:value="0.0096053">
            <text:p>0.0096053</text:p>
          </table:table-cell>
          <table:table-cell table:formula="of:=[.Q95]*1000000" office:value-type="float" office:value="0.031074">
            <text:p>0.031074</text:p>
          </table:table-cell>
          <table:table-cell table:formula="of:=[.R95]*1000000" office:value-type="float" office:value="0.55765">
            <text:p>0.55765</text:p>
          </table:table-cell>
          <table:table-cell table:formula="of:=[.S95]*1000000" office:value-type="float" office:value="23.656">
            <text:p>23.656</text:p>
          </table:table-cell>
          <table:table-cell table:formula="of:=[.T95]*1000000" office:value-type="float" office:value="2105.6">
            <text:p>2105.6</text:p>
          </table:table-cell>
          <table:table-cell table:formula="of:=[.U95]*1000000000000" office:value-type="float" office:value="0.0000030813">
            <text:p>3.0813E-006</text:p>
          </table:table-cell>
          <table:table-cell table:formula="of:=[.V95]*1000000000000" office:value-type="float" office:value="0.0027823">
            <text:p>0.0027823</text:p>
          </table:table-cell>
          <table:table-cell table:formula="of:=([.W95]+[.X95])*1000000000000" office:value-type="float" office:value="0.002409657">
            <text:p>0.002409657</text:p>
          </table:table-cell>
          <table:table-cell office:value-type="float" office:value="0.00015406">
            <text:p>0.00015406</text:p>
          </table:table-cell>
          <table:table-cell table:style-name="ce1" office:value-type="string">
            <text:p>8.7631e-08</text:p>
          </table:table-cell>
          <table:table-cell table:style-name="ce1" office:value-type="string">
            <text:p>1.0166e-06</text:p>
          </table:table-cell>
          <table:table-cell table:style-name="ce1" office:value-type="string">
            <text:p>9.6053e-09</text:p>
          </table:table-cell>
          <table:table-cell table:style-name="ce1" office:value-type="string">
            <text:p>3.1074e-08</text:p>
          </table:table-cell>
          <table:table-cell table:style-name="ce1" office:value-type="string">
            <text:p>5.5765e-07</text:p>
          </table:table-cell>
          <table:table-cell table:style-name="ce1" office:value-type="string">
            <text:p>2.3656e-05</text:p>
          </table:table-cell>
          <table:table-cell office:value-type="float" office:value="0.0021056">
            <text:p>0.0021056</text:p>
          </table:table-cell>
          <table:table-cell table:style-name="ce1" office:value-type="string">
            <text:p>3.0813e-18</text:p>
          </table:table-cell>
          <table:table-cell table:style-name="ce1" office:value-type="string">
            <text:p>2.7823e-15</text:p>
          </table:table-cell>
          <table:table-cell table:style-name="ce1" office:value-type="string">
            <text:p>6.6057e-17</text:p>
          </table:table-cell>
          <table:table-cell table:style-name="ce1" office:value-type="string">
            <text:p>2.3436e-15</text:p>
          </table:table-cell>
        </table:table-row>
        <table:table-row table:style-name="ro4">
          <table:table-cell office:value-type="float" office:value="940.7017">
            <text:p>940.7017</text:p>
          </table:table-cell>
          <table:table-cell table:formula="of:=[.M96]*1000000" office:value-type="float" office:value="154.05">
            <text:p>154.05</text:p>
          </table:table-cell>
          <table:table-cell table:formula="of:=[.N96]*1000000" office:value-type="float" office:value="0.087971">
            <text:p>0.087971</text:p>
          </table:table-cell>
          <table:table-cell table:formula="of:=[.O96]*1000000" office:value-type="float" office:value="1.0105">
            <text:p>1.0105</text:p>
          </table:table-cell>
          <table:table-cell table:formula="of:=[.P96]*1000000" office:value-type="float" office:value="0.0095755">
            <text:p>0.0095755</text:p>
          </table:table-cell>
          <table:table-cell table:formula="of:=[.Q96]*1000000" office:value-type="float" office:value="0.031127">
            <text:p>0.031127</text:p>
          </table:table-cell>
          <table:table-cell table:formula="of:=[.R96]*1000000" office:value-type="float" office:value="0.55928">
            <text:p>0.55928</text:p>
          </table:table-cell>
          <table:table-cell table:formula="of:=[.S96]*1000000" office:value-type="float" office:value="23.669">
            <text:p>23.669</text:p>
          </table:table-cell>
          <table:table-cell table:formula="of:=[.T96]*1000000" office:value-type="float" office:value="2105.6">
            <text:p>2105.6</text:p>
          </table:table-cell>
          <table:table-cell table:formula="of:=[.U96]*1000000000000" office:value-type="float" office:value="0.0000030818">
            <text:p>3.0818E-006</text:p>
          </table:table-cell>
          <table:table-cell table:formula="of:=[.V96]*1000000000000" office:value-type="float" office:value="0.0027824">
            <text:p>0.0027824</text:p>
          </table:table-cell>
          <table:table-cell table:formula="of:=([.W96]+[.X96])*1000000000000" office:value-type="float" office:value="0.002415291">
            <text:p>0.002415291</text:p>
          </table:table-cell>
          <table:table-cell office:value-type="float" office:value="0.00015405">
            <text:p>0.00015405</text:p>
          </table:table-cell>
          <table:table-cell table:style-name="ce1" office:value-type="string">
            <text:p>8.7971e-08</text:p>
          </table:table-cell>
          <table:table-cell table:style-name="ce1" office:value-type="string">
            <text:p>1.0105e-06</text:p>
          </table:table-cell>
          <table:table-cell table:style-name="ce1" office:value-type="string">
            <text:p>9.5755e-09</text:p>
          </table:table-cell>
          <table:table-cell table:style-name="ce1" office:value-type="string">
            <text:p>3.1127e-08</text:p>
          </table:table-cell>
          <table:table-cell table:style-name="ce1" office:value-type="string">
            <text:p>5.5928e-07</text:p>
          </table:table-cell>
          <table:table-cell table:style-name="ce1" office:value-type="string">
            <text:p>2.3669e-05</text:p>
          </table:table-cell>
          <table:table-cell office:value-type="float" office:value="0.0021056">
            <text:p>0.0021056</text:p>
          </table:table-cell>
          <table:table-cell table:style-name="ce1" office:value-type="string">
            <text:p>3.0818e-18</text:p>
          </table:table-cell>
          <table:table-cell table:style-name="ce1" office:value-type="string">
            <text:p>2.7824e-15</text:p>
          </table:table-cell>
          <table:table-cell table:style-name="ce1" office:value-type="string">
            <text:p>6.6191e-17</text:p>
          </table:table-cell>
          <table:table-cell table:style-name="ce1" office:value-type="string">
            <text:p>2.3491e-15</text:p>
          </table:table-cell>
        </table:table-row>
        <table:table-row table:style-name="ro4">
          <table:table-cell office:value-type="float" office:value="950.7017">
            <text:p>950.7017</text:p>
          </table:table-cell>
          <table:table-cell table:formula="of:=[.M97]*1000000" office:value-type="float" office:value="154.04">
            <text:p>154.04</text:p>
          </table:table-cell>
          <table:table-cell table:formula="of:=[.N97]*1000000" office:value-type="float" office:value="0.088305">
            <text:p>0.088305</text:p>
          </table:table-cell>
          <table:table-cell table:formula="of:=[.O97]*1000000" office:value-type="float" office:value="1.0045">
            <text:p>1.0045</text:p>
          </table:table-cell>
          <table:table-cell table:formula="of:=[.P97]*1000000" office:value-type="float" office:value="0.0095459">
            <text:p>0.0095459</text:p>
          </table:table-cell>
          <table:table-cell table:formula="of:=[.Q97]*1000000" office:value-type="float" office:value="0.031177">
            <text:p>0.031177</text:p>
          </table:table-cell>
          <table:table-cell table:formula="of:=[.R97]*1000000" office:value-type="float" office:value="0.56087">
            <text:p>0.56087</text:p>
          </table:table-cell>
          <table:table-cell table:formula="of:=[.S97]*1000000" office:value-type="float" office:value="23.681">
            <text:p>23.681</text:p>
          </table:table-cell>
          <table:table-cell table:formula="of:=[.T97]*1000000" office:value-type="float" office:value="2105.6">
            <text:p>2105.6</text:p>
          </table:table-cell>
          <table:table-cell table:formula="of:=[.U97]*1000000000000" office:value-type="float" office:value="0.0000030822">
            <text:p>3.0822E-006</text:p>
          </table:table-cell>
          <table:table-cell table:formula="of:=[.V97]*1000000000000" office:value-type="float" office:value="0.0027822">
            <text:p>0.0027822</text:p>
          </table:table-cell>
          <table:table-cell table:formula="of:=([.W97]+[.X97])*1000000000000" office:value-type="float" office:value="0.002420718">
            <text:p>0.002420718</text:p>
          </table:table-cell>
          <table:table-cell office:value-type="float" office:value="0.00015404">
            <text:p>0.00015404</text:p>
          </table:table-cell>
          <table:table-cell table:style-name="ce1" office:value-type="string">
            <text:p>8.8305e-08</text:p>
          </table:table-cell>
          <table:table-cell table:style-name="ce1" office:value-type="string">
            <text:p>1.0045e-06</text:p>
          </table:table-cell>
          <table:table-cell table:style-name="ce1" office:value-type="string">
            <text:p>9.5459e-09</text:p>
          </table:table-cell>
          <table:table-cell table:style-name="ce1" office:value-type="string">
            <text:p>3.1177e-08</text:p>
          </table:table-cell>
          <table:table-cell table:style-name="ce1" office:value-type="string">
            <text:p>5.6087e-07</text:p>
          </table:table-cell>
          <table:table-cell table:style-name="ce1" office:value-type="string">
            <text:p>2.3681e-05</text:p>
          </table:table-cell>
          <table:table-cell office:value-type="float" office:value="0.0021056">
            <text:p>0.0021056</text:p>
          </table:table-cell>
          <table:table-cell table:style-name="ce1" office:value-type="string">
            <text:p>3.0822e-18</text:p>
          </table:table-cell>
          <table:table-cell table:style-name="ce1" office:value-type="string">
            <text:p>2.7822e-15</text:p>
          </table:table-cell>
          <table:table-cell table:style-name="ce1" office:value-type="string">
            <text:p>6.6318e-17</text:p>
          </table:table-cell>
          <table:table-cell table:style-name="ce1" office:value-type="string">
            <text:p>2.3544e-15</text:p>
          </table:table-cell>
        </table:table-row>
        <table:table-row table:style-name="ro4">
          <table:table-cell office:value-type="float" office:value="960.7017">
            <text:p>960.7017</text:p>
          </table:table-cell>
          <table:table-cell table:formula="of:=[.M98]*1000000" office:value-type="float" office:value="154.03">
            <text:p>154.03</text:p>
          </table:table-cell>
          <table:table-cell table:formula="of:=[.N98]*1000000" office:value-type="float" office:value="0.088632">
            <text:p>0.088632</text:p>
          </table:table-cell>
          <table:table-cell table:formula="of:=[.O98]*1000000" office:value-type="float" office:value="0.99853">
            <text:p>0.99853</text:p>
          </table:table-cell>
          <table:table-cell table:formula="of:=[.P98]*1000000" office:value-type="float" office:value="0.0095164">
            <text:p>0.0095164</text:p>
          </table:table-cell>
          <table:table-cell table:formula="of:=[.Q98]*1000000" office:value-type="float" office:value="0.031223">
            <text:p>0.031223</text:p>
          </table:table-cell>
          <table:table-cell table:formula="of:=[.R98]*1000000" office:value-type="float" office:value="0.56244">
            <text:p>0.56244</text:p>
          </table:table-cell>
          <table:table-cell table:formula="of:=[.S98]*1000000" office:value-type="float" office:value="23.694">
            <text:p>23.694</text:p>
          </table:table-cell>
          <table:table-cell table:formula="of:=[.T98]*1000000" office:value-type="float" office:value="2105.6">
            <text:p>2105.6</text:p>
          </table:table-cell>
          <table:table-cell table:formula="of:=[.U98]*1000000000000" office:value-type="float" office:value="0.0000030827">
            <text:p>3.0827E-006</text:p>
          </table:table-cell>
          <table:table-cell table:formula="of:=[.V98]*1000000000000" office:value-type="float" office:value="0.0027817">
            <text:p>0.0027817</text:p>
          </table:table-cell>
          <table:table-cell table:formula="of:=([.W98]+[.X98])*1000000000000" office:value-type="float" office:value="0.002425839">
            <text:p>0.002425839</text:p>
          </table:table-cell>
          <table:table-cell office:value-type="float" office:value="0.00015403">
            <text:p>0.00015403</text:p>
          </table:table-cell>
          <table:table-cell table:style-name="ce1" office:value-type="string">
            <text:p>8.8632e-08</text:p>
          </table:table-cell>
          <table:table-cell table:style-name="ce1" office:value-type="string">
            <text:p>9.9853e-07</text:p>
          </table:table-cell>
          <table:table-cell table:style-name="ce1" office:value-type="string">
            <text:p>9.5164e-09</text:p>
          </table:table-cell>
          <table:table-cell table:style-name="ce1" office:value-type="string">
            <text:p>3.1223e-08</text:p>
          </table:table-cell>
          <table:table-cell table:style-name="ce1" office:value-type="string">
            <text:p>5.6244e-07</text:p>
          </table:table-cell>
          <table:table-cell table:style-name="ce1" office:value-type="string">
            <text:p>2.3694e-05</text:p>
          </table:table-cell>
          <table:table-cell office:value-type="float" office:value="0.0021056">
            <text:p>0.0021056</text:p>
          </table:table-cell>
          <table:table-cell table:style-name="ce1" office:value-type="string">
            <text:p>3.0827e-18</text:p>
          </table:table-cell>
          <table:table-cell table:style-name="ce1" office:value-type="string">
            <text:p>2.7817e-15</text:p>
          </table:table-cell>
          <table:table-cell table:style-name="ce1" office:value-type="string">
            <text:p>6.6439e-17</text:p>
          </table:table-cell>
          <table:table-cell table:style-name="ce1" office:value-type="string">
            <text:p>2.3594e-15</text:p>
          </table:table-cell>
        </table:table-row>
        <table:table-row table:style-name="ro4">
          <table:table-cell office:value-type="float" office:value="970.7017">
            <text:p>970.7017</text:p>
          </table:table-cell>
          <table:table-cell table:formula="of:=[.M99]*1000000" office:value-type="float" office:value="154.02">
            <text:p>154.02</text:p>
          </table:table-cell>
          <table:table-cell table:formula="of:=[.N99]*1000000" office:value-type="float" office:value="0.088952">
            <text:p>0.088952</text:p>
          </table:table-cell>
          <table:table-cell table:formula="of:=[.O99]*1000000" office:value-type="float" office:value="0.99263">
            <text:p>0.99263</text:p>
          </table:table-cell>
          <table:table-cell table:formula="of:=[.P99]*1000000" office:value-type="float" office:value="0.0094871">
            <text:p>0.0094871</text:p>
          </table:table-cell>
          <table:table-cell table:formula="of:=[.Q99]*1000000" office:value-type="float" office:value="0.031266">
            <text:p>0.031266</text:p>
          </table:table-cell>
          <table:table-cell table:formula="of:=[.R99]*1000000" office:value-type="float" office:value="0.56396">
            <text:p>0.56396</text:p>
          </table:table-cell>
          <table:table-cell table:formula="of:=[.S99]*1000000" office:value-type="float" office:value="23.707">
            <text:p>23.707</text:p>
          </table:table-cell>
          <table:table-cell table:formula="of:=[.T99]*1000000" office:value-type="float" office:value="2105.6">
            <text:p>2105.6</text:p>
          </table:table-cell>
          <table:table-cell table:formula="of:=[.U99]*1000000000000" office:value-type="float" office:value="0.0000030832">
            <text:p>3.0832E-006</text:p>
          </table:table-cell>
          <table:table-cell table:formula="of:=[.V99]*1000000000000" office:value-type="float" office:value="0.0027809">
            <text:p>0.0027809</text:p>
          </table:table-cell>
          <table:table-cell table:formula="of:=([.W99]+[.X99])*1000000000000" office:value-type="float" office:value="0.002430754">
            <text:p>0.002430754</text:p>
          </table:table-cell>
          <table:table-cell office:value-type="float" office:value="0.00015402">
            <text:p>0.00015402</text:p>
          </table:table-cell>
          <table:table-cell table:style-name="ce1" office:value-type="string">
            <text:p>8.8952e-08</text:p>
          </table:table-cell>
          <table:table-cell table:style-name="ce1" office:value-type="string">
            <text:p>9.9263e-07</text:p>
          </table:table-cell>
          <table:table-cell table:style-name="ce1" office:value-type="string">
            <text:p>9.4871e-09</text:p>
          </table:table-cell>
          <table:table-cell table:style-name="ce1" office:value-type="string">
            <text:p>3.1266e-08</text:p>
          </table:table-cell>
          <table:table-cell table:style-name="ce1" office:value-type="string">
            <text:p>5.6396e-07</text:p>
          </table:table-cell>
          <table:table-cell table:style-name="ce1" office:value-type="string">
            <text:p>2.3707e-05</text:p>
          </table:table-cell>
          <table:table-cell office:value-type="float" office:value="0.0021056">
            <text:p>0.0021056</text:p>
          </table:table-cell>
          <table:table-cell table:style-name="ce1" office:value-type="string">
            <text:p>3.0832e-18</text:p>
          </table:table-cell>
          <table:table-cell table:style-name="ce1" office:value-type="string">
            <text:p>2.7809e-15</text:p>
          </table:table-cell>
          <table:table-cell table:style-name="ce1" office:value-type="string">
            <text:p>6.6554e-17</text:p>
          </table:table-cell>
          <table:table-cell table:style-name="ce1" office:value-type="string">
            <text:p>2.3642e-15</text:p>
          </table:table-cell>
        </table:table-row>
        <table:table-row table:style-name="ro4">
          <table:table-cell office:value-type="float" office:value="980.7017">
            <text:p>980.7017</text:p>
          </table:table-cell>
          <table:table-cell table:formula="of:=[.M100]*1000000" office:value-type="float" office:value="154.01">
            <text:p>154.01</text:p>
          </table:table-cell>
          <table:table-cell table:formula="of:=[.N100]*1000000" office:value-type="float" office:value="0.089264">
            <text:p>0.089264</text:p>
          </table:table-cell>
          <table:table-cell table:formula="of:=[.O100]*1000000" office:value-type="float" office:value="0.98678">
            <text:p>0.98678</text:p>
          </table:table-cell>
          <table:table-cell table:formula="of:=[.P100]*1000000" office:value-type="float" office:value="0.0094579">
            <text:p>0.0094579</text:p>
          </table:table-cell>
          <table:table-cell table:formula="of:=[.Q100]*1000000" office:value-type="float" office:value="0.031306">
            <text:p>0.031306</text:p>
          </table:table-cell>
          <table:table-cell table:formula="of:=[.R100]*1000000" office:value-type="float" office:value="0.56545">
            <text:p>0.56545</text:p>
          </table:table-cell>
          <table:table-cell table:formula="of:=[.S100]*1000000" office:value-type="float" office:value="23.72">
            <text:p>23.72</text:p>
          </table:table-cell>
          <table:table-cell table:formula="of:=[.T100]*1000000" office:value-type="float" office:value="2105.5">
            <text:p>2105.5</text:p>
          </table:table-cell>
          <table:table-cell table:formula="of:=[.U100]*1000000000000" office:value-type="float" office:value="0.0000030836">
            <text:p>3.0836E-006</text:p>
          </table:table-cell>
          <table:table-cell table:formula="of:=[.V100]*1000000000000" office:value-type="float" office:value="0.0027798">
            <text:p>0.0027798</text:p>
          </table:table-cell>
          <table:table-cell table:formula="of:=([.W100]+[.X100])*1000000000000" office:value-type="float" office:value="0.002435462">
            <text:p>0.002435462</text:p>
          </table:table-cell>
          <table:table-cell office:value-type="float" office:value="0.00015401">
            <text:p>0.00015401</text:p>
          </table:table-cell>
          <table:table-cell table:style-name="ce1" office:value-type="string">
            <text:p>8.9264e-08</text:p>
          </table:table-cell>
          <table:table-cell table:style-name="ce1" office:value-type="string">
            <text:p>9.8678e-07</text:p>
          </table:table-cell>
          <table:table-cell table:style-name="ce1" office:value-type="string">
            <text:p>9.4579e-09</text:p>
          </table:table-cell>
          <table:table-cell table:style-name="ce1" office:value-type="string">
            <text:p>3.1306e-08</text:p>
          </table:table-cell>
          <table:table-cell table:style-name="ce1" office:value-type="string">
            <text:p>5.6545e-07</text:p>
          </table:table-cell>
          <table:table-cell table:style-name="ce1" office:value-type="string">
            <text:p>2.372e-05</text:p>
          </table:table-cell>
          <table:table-cell office:value-type="float" office:value="0.0021055">
            <text:p>0.0021055</text:p>
          </table:table-cell>
          <table:table-cell table:style-name="ce1" office:value-type="string">
            <text:p>3.0836e-18</text:p>
          </table:table-cell>
          <table:table-cell table:style-name="ce1" office:value-type="string">
            <text:p>2.7798e-15</text:p>
          </table:table-cell>
          <table:table-cell table:style-name="ce1" office:value-type="string">
            <text:p>6.6662e-17</text:p>
          </table:table-cell>
          <table:table-cell table:style-name="ce1" office:value-type="string">
            <text:p>2.3688e-15</text:p>
          </table:table-cell>
        </table:table-row>
        <table:table-row table:style-name="ro4">
          <table:table-cell office:value-type="float" office:value="990.7017">
            <text:p>990.7017</text:p>
          </table:table-cell>
          <table:table-cell table:formula="of:=[.M101]*1000000" office:value-type="float" office:value="154">
            <text:p>154</text:p>
          </table:table-cell>
          <table:table-cell table:formula="of:=[.N101]*1000000" office:value-type="float" office:value="0.08957">
            <text:p>0.08957</text:p>
          </table:table-cell>
          <table:table-cell table:formula="of:=[.O101]*1000000" office:value-type="float" office:value="0.98098">
            <text:p>0.98098</text:p>
          </table:table-cell>
          <table:table-cell table:formula="of:=[.P101]*1000000" office:value-type="float" office:value="0.0094288">
            <text:p>0.0094288</text:p>
          </table:table-cell>
          <table:table-cell table:formula="of:=[.Q101]*1000000" office:value-type="float" office:value="0.031342">
            <text:p>0.031342</text:p>
          </table:table-cell>
          <table:table-cell table:formula="of:=[.R101]*1000000" office:value-type="float" office:value="0.56691">
            <text:p>0.56691</text:p>
          </table:table-cell>
          <table:table-cell table:formula="of:=[.S101]*1000000" office:value-type="float" office:value="23.733">
            <text:p>23.733</text:p>
          </table:table-cell>
          <table:table-cell table:formula="of:=[.T101]*1000000" office:value-type="float" office:value="2105.5">
            <text:p>2105.5</text:p>
          </table:table-cell>
          <table:table-cell table:formula="of:=[.U101]*1000000000000" office:value-type="float" office:value="0.0000030841">
            <text:p>3.0841E-006</text:p>
          </table:table-cell>
          <table:table-cell table:formula="of:=[.V101]*1000000000000" office:value-type="float" office:value="0.0027785">
            <text:p>0.0027785</text:p>
          </table:table-cell>
          <table:table-cell table:formula="of:=([.W101]+[.X101])*1000000000000" office:value-type="float" office:value="0.002439864">
            <text:p>0.002439864</text:p>
          </table:table-cell>
          <table:table-cell office:value-type="float" office:value="0.000154">
            <text:p>0.000154</text:p>
          </table:table-cell>
          <table:table-cell table:style-name="ce1" office:value-type="string">
            <text:p>8.957e-08</text:p>
          </table:table-cell>
          <table:table-cell table:style-name="ce1" office:value-type="string">
            <text:p>9.8098e-07</text:p>
          </table:table-cell>
          <table:table-cell table:style-name="ce1" office:value-type="string">
            <text:p>9.4288e-09</text:p>
          </table:table-cell>
          <table:table-cell table:style-name="ce1" office:value-type="string">
            <text:p>3.1342e-08</text:p>
          </table:table-cell>
          <table:table-cell table:style-name="ce1" office:value-type="string">
            <text:p>5.6691e-07</text:p>
          </table:table-cell>
          <table:table-cell table:style-name="ce1" office:value-type="string">
            <text:p>2.3733e-05</text:p>
          </table:table-cell>
          <table:table-cell office:value-type="float" office:value="0.0021055">
            <text:p>0.0021055</text:p>
          </table:table-cell>
          <table:table-cell table:style-name="ce1" office:value-type="string">
            <text:p>3.0841e-18</text:p>
          </table:table-cell>
          <table:table-cell table:style-name="ce1" office:value-type="string">
            <text:p>2.7785e-15</text:p>
          </table:table-cell>
          <table:table-cell table:style-name="ce1" office:value-type="string">
            <text:p>6.6764e-17</text:p>
          </table:table-cell>
          <table:table-cell table:style-name="ce1" office:value-type="string">
            <text:p>2.3731e-15</text:p>
          </table:table-cell>
        </table:table-row>
        <table:table-row table:style-name="ro4">
          <table:table-cell office:value-type="float" office:value="1000.702">
            <text:p>1000.702</text:p>
          </table:table-cell>
          <table:table-cell table:formula="of:=[.M102]*1000000" office:value-type="float" office:value="153.99">
            <text:p>153.99</text:p>
          </table:table-cell>
          <table:table-cell table:formula="of:=[.N102]*1000000" office:value-type="float" office:value="0.089869">
            <text:p>0.089869</text:p>
          </table:table-cell>
          <table:table-cell table:formula="of:=[.O102]*1000000" office:value-type="float" office:value="0.97523">
            <text:p>0.97523</text:p>
          </table:table-cell>
          <table:table-cell table:formula="of:=[.P102]*1000000" office:value-type="float" office:value="0.0093999">
            <text:p>0.0093999</text:p>
          </table:table-cell>
          <table:table-cell table:formula="of:=[.Q102]*1000000" office:value-type="float" office:value="0.031375">
            <text:p>0.031375</text:p>
          </table:table-cell>
          <table:table-cell table:formula="of:=[.R102]*1000000" office:value-type="float" office:value="0.56833">
            <text:p>0.56833</text:p>
          </table:table-cell>
          <table:table-cell table:formula="of:=[.S102]*1000000" office:value-type="float" office:value="23.745">
            <text:p>23.745</text:p>
          </table:table-cell>
          <table:table-cell table:formula="of:=[.T102]*1000000" office:value-type="float" office:value="2105.5">
            <text:p>2105.5</text:p>
          </table:table-cell>
          <table:table-cell table:formula="of:=[.U102]*1000000000000" office:value-type="float" office:value="0.0000030846">
            <text:p>3.0846E-006</text:p>
          </table:table-cell>
          <table:table-cell table:formula="of:=[.V102]*1000000000000" office:value-type="float" office:value="0.0027769">
            <text:p>0.0027769</text:p>
          </table:table-cell>
          <table:table-cell table:formula="of:=([.W102]+[.X102])*1000000000000" office:value-type="float" office:value="0.00244406">
            <text:p>0.00244406</text:p>
          </table:table-cell>
          <table:table-cell office:value-type="float" office:value="0.00015399">
            <text:p>0.00015399</text:p>
          </table:table-cell>
          <table:table-cell table:style-name="ce1" office:value-type="string">
            <text:p>8.9869e-08</text:p>
          </table:table-cell>
          <table:table-cell table:style-name="ce1" office:value-type="string">
            <text:p>9.7523e-07</text:p>
          </table:table-cell>
          <table:table-cell table:style-name="ce1" office:value-type="string">
            <text:p>9.3999e-09</text:p>
          </table:table-cell>
          <table:table-cell table:style-name="ce1" office:value-type="string">
            <text:p>3.1375e-08</text:p>
          </table:table-cell>
          <table:table-cell table:style-name="ce1" office:value-type="string">
            <text:p>5.6833e-07</text:p>
          </table:table-cell>
          <table:table-cell table:style-name="ce1" office:value-type="string">
            <text:p>2.3745e-05</text:p>
          </table:table-cell>
          <table:table-cell office:value-type="float" office:value="0.0021055">
            <text:p>0.0021055</text:p>
          </table:table-cell>
          <table:table-cell table:style-name="ce1" office:value-type="string">
            <text:p>3.0846e-18</text:p>
          </table:table-cell>
          <table:table-cell table:style-name="ce1" office:value-type="string">
            <text:p>2.7769e-15</text:p>
          </table:table-cell>
          <table:table-cell table:style-name="ce1" office:value-type="string">
            <text:p>6.686e-17</text:p>
          </table:table-cell>
          <table:table-cell table:style-name="ce1" office:value-type="string">
            <text:p>2.3772e-15</text:p>
          </table:table-cell>
        </table:table-row>
        <table:table-row table:style-name="ro4">
          <table:table-cell office:value-type="float" office:value="1010.702">
            <text:p>1010.702</text:p>
          </table:table-cell>
          <table:table-cell table:formula="of:=[.M103]*1000000" office:value-type="float" office:value="153.98">
            <text:p>153.98</text:p>
          </table:table-cell>
          <table:table-cell table:formula="of:=[.N103]*1000000" office:value-type="float" office:value="0.090161">
            <text:p>0.090161</text:p>
          </table:table-cell>
          <table:table-cell table:formula="of:=[.O103]*1000000" office:value-type="float" office:value="0.96954">
            <text:p>0.96954</text:p>
          </table:table-cell>
          <table:table-cell table:formula="of:=[.P103]*1000000" office:value-type="float" office:value="0.0093712">
            <text:p>0.0093712</text:p>
          </table:table-cell>
          <table:table-cell table:formula="of:=[.Q103]*1000000" office:value-type="float" office:value="0.031404">
            <text:p>0.031404</text:p>
          </table:table-cell>
          <table:table-cell table:formula="of:=[.R103]*1000000" office:value-type="float" office:value="0.56972">
            <text:p>0.56972</text:p>
          </table:table-cell>
          <table:table-cell table:formula="of:=[.S103]*1000000" office:value-type="float" office:value="23.758">
            <text:p>23.758</text:p>
          </table:table-cell>
          <table:table-cell table:formula="of:=[.T103]*1000000" office:value-type="float" office:value="2105.5">
            <text:p>2105.5</text:p>
          </table:table-cell>
          <table:table-cell table:formula="of:=[.U103]*1000000000000" office:value-type="float" office:value="0.000003085">
            <text:p>0.000003085</text:p>
          </table:table-cell>
          <table:table-cell table:formula="of:=[.V103]*1000000000000" office:value-type="float" office:value="0.002775">
            <text:p>0.002775</text:p>
          </table:table-cell>
          <table:table-cell table:formula="of:=([.W103]+[.X103])*1000000000000" office:value-type="float" office:value="0.002448051">
            <text:p>0.002448051</text:p>
          </table:table-cell>
          <table:table-cell office:value-type="float" office:value="0.00015398">
            <text:p>0.00015398</text:p>
          </table:table-cell>
          <table:table-cell table:style-name="ce1" office:value-type="string">
            <text:p>9.0161e-08</text:p>
          </table:table-cell>
          <table:table-cell table:style-name="ce1" office:value-type="string">
            <text:p>9.6954e-07</text:p>
          </table:table-cell>
          <table:table-cell table:style-name="ce1" office:value-type="string">
            <text:p>9.3712e-09</text:p>
          </table:table-cell>
          <table:table-cell table:style-name="ce1" office:value-type="string">
            <text:p>3.1404e-08</text:p>
          </table:table-cell>
          <table:table-cell table:style-name="ce1" office:value-type="string">
            <text:p>5.6972e-07</text:p>
          </table:table-cell>
          <table:table-cell table:style-name="ce1" office:value-type="string">
            <text:p>2.3758e-05</text:p>
          </table:table-cell>
          <table:table-cell office:value-type="float" office:value="0.0021055">
            <text:p>0.0021055</text:p>
          </table:table-cell>
          <table:table-cell table:style-name="ce1" office:value-type="string">
            <text:p>3.085e-18</text:p>
          </table:table-cell>
          <table:table-cell table:style-name="ce1" office:value-type="string">
            <text:p>2.775e-15</text:p>
          </table:table-cell>
          <table:table-cell table:style-name="ce1" office:value-type="string">
            <text:p>6.6951e-17</text:p>
          </table:table-cell>
          <table:table-cell table:style-name="ce1" office:value-type="string">
            <text:p>2.3811e-15</text:p>
          </table:table-cell>
        </table:table-row>
        <table:table-row table:style-name="ro4">
          <table:table-cell office:value-type="float" office:value="1020.702">
            <text:p>1020.702</text:p>
          </table:table-cell>
          <table:table-cell table:formula="of:=[.M104]*1000000" office:value-type="float" office:value="153.97">
            <text:p>153.97</text:p>
          </table:table-cell>
          <table:table-cell table:formula="of:=[.N104]*1000000" office:value-type="float" office:value="0.090446">
            <text:p>0.090446</text:p>
          </table:table-cell>
          <table:table-cell table:formula="of:=[.O104]*1000000" office:value-type="float" office:value="0.96389">
            <text:p>0.96389</text:p>
          </table:table-cell>
          <table:table-cell table:formula="of:=[.P104]*1000000" office:value-type="float" office:value="0.0093426">
            <text:p>0.0093426</text:p>
          </table:table-cell>
          <table:table-cell table:formula="of:=[.Q104]*1000000" office:value-type="float" office:value="0.031431">
            <text:p>0.031431</text:p>
          </table:table-cell>
          <table:table-cell table:formula="of:=[.R104]*1000000" office:value-type="float" office:value="0.57107">
            <text:p>0.57107</text:p>
          </table:table-cell>
          <table:table-cell table:formula="of:=[.S104]*1000000" office:value-type="float" office:value="23.771">
            <text:p>23.771</text:p>
          </table:table-cell>
          <table:table-cell table:formula="of:=[.T104]*1000000" office:value-type="float" office:value="2105.4">
            <text:p>2105.4</text:p>
          </table:table-cell>
          <table:table-cell table:formula="of:=[.U104]*1000000000000" office:value-type="float" office:value="0.0000030855">
            <text:p>3.0855E-006</text:p>
          </table:table-cell>
          <table:table-cell table:formula="of:=[.V104]*1000000000000" office:value-type="float" office:value="0.0027729">
            <text:p>0.0027729</text:p>
          </table:table-cell>
          <table:table-cell table:formula="of:=([.W104]+[.X104])*1000000000000" office:value-type="float" office:value="0.002451835">
            <text:p>0.002451835</text:p>
          </table:table-cell>
          <table:table-cell office:value-type="float" office:value="0.00015397">
            <text:p>0.00015397</text:p>
          </table:table-cell>
          <table:table-cell table:style-name="ce1" office:value-type="string">
            <text:p>9.0446e-08</text:p>
          </table:table-cell>
          <table:table-cell table:style-name="ce1" office:value-type="string">
            <text:p>9.6389e-07</text:p>
          </table:table-cell>
          <table:table-cell table:style-name="ce1" office:value-type="string">
            <text:p>9.3426e-09</text:p>
          </table:table-cell>
          <table:table-cell table:style-name="ce1" office:value-type="string">
            <text:p>3.1431e-08</text:p>
          </table:table-cell>
          <table:table-cell table:style-name="ce1" office:value-type="string">
            <text:p>5.7107e-07</text:p>
          </table:table-cell>
          <table:table-cell table:style-name="ce1" office:value-type="string">
            <text:p>2.3771e-05</text:p>
          </table:table-cell>
          <table:table-cell office:value-type="float" office:value="0.0021054">
            <text:p>0.0021054</text:p>
          </table:table-cell>
          <table:table-cell table:style-name="ce1" office:value-type="string">
            <text:p>3.0855e-18</text:p>
          </table:table-cell>
          <table:table-cell table:style-name="ce1" office:value-type="string">
            <text:p>2.7729e-15</text:p>
          </table:table-cell>
          <table:table-cell table:style-name="ce1" office:value-type="string">
            <text:p>6.7035e-17</text:p>
          </table:table-cell>
          <table:table-cell table:style-name="ce1" office:value-type="string">
            <text:p>2.3848e-15</text:p>
          </table:table-cell>
        </table:table-row>
        <table:table-row table:style-name="ro4">
          <table:table-cell office:value-type="float" office:value="1030.702">
            <text:p>1030.702</text:p>
          </table:table-cell>
          <table:table-cell table:formula="of:=[.M105]*1000000" office:value-type="float" office:value="153.96">
            <text:p>153.96</text:p>
          </table:table-cell>
          <table:table-cell table:formula="of:=[.N105]*1000000" office:value-type="float" office:value="0.090723">
            <text:p>0.090723</text:p>
          </table:table-cell>
          <table:table-cell table:formula="of:=[.O105]*1000000" office:value-type="float" office:value="0.9583">
            <text:p>0.9583</text:p>
          </table:table-cell>
          <table:table-cell table:formula="of:=[.P105]*1000000" office:value-type="float" office:value="0.0093141">
            <text:p>0.0093141</text:p>
          </table:table-cell>
          <table:table-cell table:formula="of:=[.Q105]*1000000" office:value-type="float" office:value="0.031454">
            <text:p>0.031454</text:p>
          </table:table-cell>
          <table:table-cell table:formula="of:=[.R105]*1000000" office:value-type="float" office:value="0.57238">
            <text:p>0.57238</text:p>
          </table:table-cell>
          <table:table-cell table:formula="of:=[.S105]*1000000" office:value-type="float" office:value="23.784">
            <text:p>23.784</text:p>
          </table:table-cell>
          <table:table-cell table:formula="of:=[.T105]*1000000" office:value-type="float" office:value="2105.4">
            <text:p>2105.4</text:p>
          </table:table-cell>
          <table:table-cell table:formula="of:=[.U105]*1000000000000" office:value-type="float" office:value="0.0000030859">
            <text:p>3.0859E-006</text:p>
          </table:table-cell>
          <table:table-cell table:formula="of:=[.V105]*1000000000000" office:value-type="float" office:value="0.0027705">
            <text:p>0.0027705</text:p>
          </table:table-cell>
          <table:table-cell table:formula="of:=([.W105]+[.X105])*1000000000000" office:value-type="float" office:value="0.002455414">
            <text:p>0.002455414</text:p>
          </table:table-cell>
          <table:table-cell office:value-type="float" office:value="0.00015396">
            <text:p>0.00015396</text:p>
          </table:table-cell>
          <table:table-cell table:style-name="ce1" office:value-type="string">
            <text:p>9.0723e-08</text:p>
          </table:table-cell>
          <table:table-cell table:style-name="ce1" office:value-type="string">
            <text:p>9.583e-07</text:p>
          </table:table-cell>
          <table:table-cell table:style-name="ce1" office:value-type="string">
            <text:p>9.3141e-09</text:p>
          </table:table-cell>
          <table:table-cell table:style-name="ce1" office:value-type="string">
            <text:p>3.1454e-08</text:p>
          </table:table-cell>
          <table:table-cell table:style-name="ce1" office:value-type="string">
            <text:p>5.7238e-07</text:p>
          </table:table-cell>
          <table:table-cell table:style-name="ce1" office:value-type="string">
            <text:p>2.3784e-05</text:p>
          </table:table-cell>
          <table:table-cell office:value-type="float" office:value="0.0021054">
            <text:p>0.0021054</text:p>
          </table:table-cell>
          <table:table-cell table:style-name="ce1" office:value-type="string">
            <text:p>3.0859e-18</text:p>
          </table:table-cell>
          <table:table-cell table:style-name="ce1" office:value-type="string">
            <text:p>2.7705e-15</text:p>
          </table:table-cell>
          <table:table-cell table:style-name="ce1" office:value-type="string">
            <text:p>6.7114e-17</text:p>
          </table:table-cell>
          <table:table-cell table:style-name="ce1" office:value-type="string">
            <text:p>2.3883e-15</text:p>
          </table:table-cell>
        </table:table-row>
        <table:table-row table:style-name="ro4">
          <table:table-cell office:value-type="float" office:value="1040.702">
            <text:p>1040.702</text:p>
          </table:table-cell>
          <table:table-cell table:formula="of:=[.M106]*1000000" office:value-type="float" office:value="153.95">
            <text:p>153.95</text:p>
          </table:table-cell>
          <table:table-cell table:formula="of:=[.N106]*1000000" office:value-type="float" office:value="0.090994">
            <text:p>0.090994</text:p>
          </table:table-cell>
          <table:table-cell table:formula="of:=[.O106]*1000000" office:value-type="float" office:value="0.95275">
            <text:p>0.95275</text:p>
          </table:table-cell>
          <table:table-cell table:formula="of:=[.P106]*1000000" office:value-type="float" office:value="0.0092858">
            <text:p>0.0092858</text:p>
          </table:table-cell>
          <table:table-cell table:formula="of:=[.Q106]*1000000" office:value-type="float" office:value="0.031474">
            <text:p>0.031474</text:p>
          </table:table-cell>
          <table:table-cell table:formula="of:=[.R106]*1000000" office:value-type="float" office:value="0.57366">
            <text:p>0.57366</text:p>
          </table:table-cell>
          <table:table-cell table:formula="of:=[.S106]*1000000" office:value-type="float" office:value="23.797">
            <text:p>23.797</text:p>
          </table:table-cell>
          <table:table-cell table:formula="of:=[.T106]*1000000" office:value-type="float" office:value="2105.4">
            <text:p>2105.4</text:p>
          </table:table-cell>
          <table:table-cell table:formula="of:=[.U106]*1000000000000" office:value-type="float" office:value="0.0000030864">
            <text:p>3.0864E-006</text:p>
          </table:table-cell>
          <table:table-cell table:formula="of:=[.V106]*1000000000000" office:value-type="float" office:value="0.0027678">
            <text:p>0.0027678</text:p>
          </table:table-cell>
          <table:table-cell table:formula="of:=([.W106]+[.X106])*1000000000000" office:value-type="float" office:value="0.002458688">
            <text:p>0.002458688</text:p>
          </table:table-cell>
          <table:table-cell office:value-type="float" office:value="0.00015395">
            <text:p>0.00015395</text:p>
          </table:table-cell>
          <table:table-cell table:style-name="ce1" office:value-type="string">
            <text:p>9.0994e-08</text:p>
          </table:table-cell>
          <table:table-cell table:style-name="ce1" office:value-type="string">
            <text:p>9.5275e-07</text:p>
          </table:table-cell>
          <table:table-cell table:style-name="ce1" office:value-type="string">
            <text:p>9.2858e-09</text:p>
          </table:table-cell>
          <table:table-cell table:style-name="ce1" office:value-type="string">
            <text:p>3.1474e-08</text:p>
          </table:table-cell>
          <table:table-cell table:style-name="ce1" office:value-type="string">
            <text:p>5.7366e-07</text:p>
          </table:table-cell>
          <table:table-cell table:style-name="ce1" office:value-type="string">
            <text:p>2.3797e-05</text:p>
          </table:table-cell>
          <table:table-cell office:value-type="float" office:value="0.0021054">
            <text:p>0.0021054</text:p>
          </table:table-cell>
          <table:table-cell table:style-name="ce1" office:value-type="string">
            <text:p>3.0864e-18</text:p>
          </table:table-cell>
          <table:table-cell table:style-name="ce1" office:value-type="string">
            <text:p>2.7678e-15</text:p>
          </table:table-cell>
          <table:table-cell table:style-name="ce1" office:value-type="string">
            <text:p>6.7188e-17</text:p>
          </table:table-cell>
          <table:table-cell table:style-name="ce1" office:value-type="string">
            <text:p>2.3915e-15</text:p>
          </table:table-cell>
        </table:table-row>
        <table:table-row table:style-name="ro4">
          <table:table-cell office:value-type="float" office:value="1050.702">
            <text:p>1050.702</text:p>
          </table:table-cell>
          <table:table-cell table:formula="of:=[.M107]*1000000" office:value-type="float" office:value="153.94">
            <text:p>153.94</text:p>
          </table:table-cell>
          <table:table-cell table:formula="of:=[.N107]*1000000" office:value-type="float" office:value="0.091257">
            <text:p>0.091257</text:p>
          </table:table-cell>
          <table:table-cell table:formula="of:=[.O107]*1000000" office:value-type="float" office:value="0.94726">
            <text:p>0.94726</text:p>
          </table:table-cell>
          <table:table-cell table:formula="of:=[.P107]*1000000" office:value-type="float" office:value="0.0092577">
            <text:p>0.0092577</text:p>
          </table:table-cell>
          <table:table-cell table:formula="of:=[.Q107]*1000000" office:value-type="float" office:value="0.031491">
            <text:p>0.031491</text:p>
          </table:table-cell>
          <table:table-cell table:formula="of:=[.R107]*1000000" office:value-type="float" office:value="0.5749">
            <text:p>0.5749</text:p>
          </table:table-cell>
          <table:table-cell table:formula="of:=[.S107]*1000000" office:value-type="float" office:value="23.81">
            <text:p>23.81</text:p>
          </table:table-cell>
          <table:table-cell table:formula="of:=[.T107]*1000000" office:value-type="float" office:value="2105.4">
            <text:p>2105.4</text:p>
          </table:table-cell>
          <table:table-cell table:formula="of:=[.U107]*1000000000000" office:value-type="float" office:value="0.0000030868">
            <text:p>3.0868E-006</text:p>
          </table:table-cell>
          <table:table-cell table:formula="of:=[.V107]*1000000000000" office:value-type="float" office:value="0.002765">
            <text:p>0.002765</text:p>
          </table:table-cell>
          <table:table-cell table:formula="of:=([.W107]+[.X107])*1000000000000" office:value-type="float" office:value="0.002461856">
            <text:p>0.002461856</text:p>
          </table:table-cell>
          <table:table-cell office:value-type="float" office:value="0.00015394">
            <text:p>0.00015394</text:p>
          </table:table-cell>
          <table:table-cell table:style-name="ce1" office:value-type="string">
            <text:p>9.1257e-08</text:p>
          </table:table-cell>
          <table:table-cell table:style-name="ce1" office:value-type="string">
            <text:p>9.4726e-07</text:p>
          </table:table-cell>
          <table:table-cell table:style-name="ce1" office:value-type="string">
            <text:p>9.2577e-09</text:p>
          </table:table-cell>
          <table:table-cell table:style-name="ce1" office:value-type="string">
            <text:p>3.1491e-08</text:p>
          </table:table-cell>
          <table:table-cell table:style-name="ce1" office:value-type="string">
            <text:p>5.749e-07</text:p>
          </table:table-cell>
          <table:table-cell table:style-name="ce1" office:value-type="string">
            <text:p>2.381e-05</text:p>
          </table:table-cell>
          <table:table-cell office:value-type="float" office:value="0.0021054">
            <text:p>0.0021054</text:p>
          </table:table-cell>
          <table:table-cell table:style-name="ce1" office:value-type="string">
            <text:p>3.0868e-18</text:p>
          </table:table-cell>
          <table:table-cell table:style-name="ce1" office:value-type="string">
            <text:p>2.765e-15</text:p>
          </table:table-cell>
          <table:table-cell table:style-name="ce1" office:value-type="string">
            <text:p>6.7256e-17</text:p>
          </table:table-cell>
          <table:table-cell table:style-name="ce1" office:value-type="string">
            <text:p>2.3946e-15</text:p>
          </table:table-cell>
        </table:table-row>
        <table:table-row table:style-name="ro4">
          <table:table-cell office:value-type="float" office:value="1060.702">
            <text:p>1060.702</text:p>
          </table:table-cell>
          <table:table-cell table:formula="of:=[.M108]*1000000" office:value-type="float" office:value="153.93">
            <text:p>153.93</text:p>
          </table:table-cell>
          <table:table-cell table:formula="of:=[.N108]*1000000" office:value-type="float" office:value="0.091514">
            <text:p>0.091514</text:p>
          </table:table-cell>
          <table:table-cell table:formula="of:=[.O108]*1000000" office:value-type="float" office:value="0.94181">
            <text:p>0.94181</text:p>
          </table:table-cell>
          <table:table-cell table:formula="of:=[.P108]*1000000" office:value-type="float" office:value="0.0092296">
            <text:p>0.0092296</text:p>
          </table:table-cell>
          <table:table-cell table:formula="of:=[.Q108]*1000000" office:value-type="float" office:value="0.031505">
            <text:p>0.031505</text:p>
          </table:table-cell>
          <table:table-cell table:formula="of:=[.R108]*1000000" office:value-type="float" office:value="0.57611">
            <text:p>0.57611</text:p>
          </table:table-cell>
          <table:table-cell table:formula="of:=[.S108]*1000000" office:value-type="float" office:value="23.823">
            <text:p>23.823</text:p>
          </table:table-cell>
          <table:table-cell table:formula="of:=[.T108]*1000000" office:value-type="float" office:value="2105.3">
            <text:p>2105.3</text:p>
          </table:table-cell>
          <table:table-cell table:formula="of:=[.U108]*1000000000000" office:value-type="float" office:value="0.0000030873">
            <text:p>3.0873E-006</text:p>
          </table:table-cell>
          <table:table-cell table:formula="of:=[.V108]*1000000000000" office:value-type="float" office:value="0.0027618">
            <text:p>0.0027618</text:p>
          </table:table-cell>
          <table:table-cell table:formula="of:=([.W108]+[.X108])*1000000000000" office:value-type="float" office:value="0.002464719">
            <text:p>0.002464719</text:p>
          </table:table-cell>
          <table:table-cell office:value-type="float" office:value="0.00015393">
            <text:p>0.00015393</text:p>
          </table:table-cell>
          <table:table-cell table:style-name="ce1" office:value-type="string">
            <text:p>9.1514e-08</text:p>
          </table:table-cell>
          <table:table-cell table:style-name="ce1" office:value-type="string">
            <text:p>9.4181e-07</text:p>
          </table:table-cell>
          <table:table-cell table:style-name="ce1" office:value-type="string">
            <text:p>9.2296e-09</text:p>
          </table:table-cell>
          <table:table-cell table:style-name="ce1" office:value-type="string">
            <text:p>3.1505e-08</text:p>
          </table:table-cell>
          <table:table-cell table:style-name="ce1" office:value-type="string">
            <text:p>5.7611e-07</text:p>
          </table:table-cell>
          <table:table-cell table:style-name="ce1" office:value-type="string">
            <text:p>2.3823e-05</text:p>
          </table:table-cell>
          <table:table-cell office:value-type="float" office:value="0.0021053">
            <text:p>0.0021053</text:p>
          </table:table-cell>
          <table:table-cell table:style-name="ce1" office:value-type="string">
            <text:p>3.0873e-18</text:p>
          </table:table-cell>
          <table:table-cell table:style-name="ce1" office:value-type="string">
            <text:p>2.7618e-15</text:p>
          </table:table-cell>
          <table:table-cell table:style-name="ce1" office:value-type="string">
            <text:p>6.7319e-17</text:p>
          </table:table-cell>
          <table:table-cell table:style-name="ce1" office:value-type="string">
            <text:p>2.3974e-15</text:p>
          </table:table-cell>
        </table:table-row>
        <table:table-row table:style-name="ro4">
          <table:table-cell office:value-type="float" office:value="1070.702">
            <text:p>1070.702</text:p>
          </table:table-cell>
          <table:table-cell table:formula="of:=[.M109]*1000000" office:value-type="float" office:value="153.92">
            <text:p>153.92</text:p>
          </table:table-cell>
          <table:table-cell table:formula="of:=[.N109]*1000000" office:value-type="float" office:value="0.091763">
            <text:p>0.091763</text:p>
          </table:table-cell>
          <table:table-cell table:formula="of:=[.O109]*1000000" office:value-type="float" office:value="0.93641">
            <text:p>0.93641</text:p>
          </table:table-cell>
          <table:table-cell table:formula="of:=[.P109]*1000000" office:value-type="float" office:value="0.0092017">
            <text:p>0.0092017</text:p>
          </table:table-cell>
          <table:table-cell table:formula="of:=[.Q109]*1000000" office:value-type="float" office:value="0.031515">
            <text:p>0.031515</text:p>
          </table:table-cell>
          <table:table-cell table:formula="of:=[.R109]*1000000" office:value-type="float" office:value="0.57728">
            <text:p>0.57728</text:p>
          </table:table-cell>
          <table:table-cell table:formula="of:=[.S109]*1000000" office:value-type="float" office:value="23.836">
            <text:p>23.836</text:p>
          </table:table-cell>
          <table:table-cell table:formula="of:=[.T109]*1000000" office:value-type="float" office:value="2105.3">
            <text:p>2105.3</text:p>
          </table:table-cell>
          <table:table-cell table:formula="of:=[.U109]*1000000000000" office:value-type="float" office:value="0.0000030877">
            <text:p>3.0877E-006</text:p>
          </table:table-cell>
          <table:table-cell table:formula="of:=[.V109]*1000000000000" office:value-type="float" office:value="0.0027584">
            <text:p>0.0027584</text:p>
          </table:table-cell>
          <table:table-cell table:formula="of:=([.W109]+[.X109])*1000000000000" office:value-type="float" office:value="0.002467477">
            <text:p>0.002467477</text:p>
          </table:table-cell>
          <table:table-cell office:value-type="float" office:value="0.00015392">
            <text:p>0.00015392</text:p>
          </table:table-cell>
          <table:table-cell table:style-name="ce1" office:value-type="string">
            <text:p>9.1763e-08</text:p>
          </table:table-cell>
          <table:table-cell table:style-name="ce1" office:value-type="string">
            <text:p>9.3641e-07</text:p>
          </table:table-cell>
          <table:table-cell table:style-name="ce1" office:value-type="string">
            <text:p>9.2017e-09</text:p>
          </table:table-cell>
          <table:table-cell table:style-name="ce1" office:value-type="string">
            <text:p>3.1515e-08</text:p>
          </table:table-cell>
          <table:table-cell table:style-name="ce1" office:value-type="string">
            <text:p>5.7728e-07</text:p>
          </table:table-cell>
          <table:table-cell table:style-name="ce1" office:value-type="string">
            <text:p>2.3836e-05</text:p>
          </table:table-cell>
          <table:table-cell office:value-type="float" office:value="0.0021053">
            <text:p>0.0021053</text:p>
          </table:table-cell>
          <table:table-cell table:style-name="ce1" office:value-type="string">
            <text:p>3.0877e-18</text:p>
          </table:table-cell>
          <table:table-cell table:style-name="ce1" office:value-type="string">
            <text:p>2.7584e-15</text:p>
          </table:table-cell>
          <table:table-cell table:style-name="ce1" office:value-type="string">
            <text:p>6.7377e-17</text:p>
          </table:table-cell>
          <table:table-cell table:style-name="ce1" office:value-type="string">
            <text:p>2.4001e-15</text:p>
          </table:table-cell>
        </table:table-row>
        <table:table-row table:style-name="ro4">
          <table:table-cell office:value-type="float" office:value="1080.702">
            <text:p>1080.702</text:p>
          </table:table-cell>
          <table:table-cell table:formula="of:=[.M110]*1000000" office:value-type="float" office:value="153.91">
            <text:p>153.91</text:p>
          </table:table-cell>
          <table:table-cell table:formula="of:=[.N110]*1000000" office:value-type="float" office:value="0.092006">
            <text:p>0.092006</text:p>
          </table:table-cell>
          <table:table-cell table:formula="of:=[.O110]*1000000" office:value-type="float" office:value="0.93106">
            <text:p>0.93106</text:p>
          </table:table-cell>
          <table:table-cell table:formula="of:=[.P110]*1000000" office:value-type="float" office:value="0.0091739">
            <text:p>0.0091739</text:p>
          </table:table-cell>
          <table:table-cell table:formula="of:=[.Q110]*1000000" office:value-type="float" office:value="0.031523">
            <text:p>0.031523</text:p>
          </table:table-cell>
          <table:table-cell table:formula="of:=[.R110]*1000000" office:value-type="float" office:value="0.57841">
            <text:p>0.57841</text:p>
          </table:table-cell>
          <table:table-cell table:formula="of:=[.S110]*1000000" office:value-type="float" office:value="23.849">
            <text:p>23.849</text:p>
          </table:table-cell>
          <table:table-cell table:formula="of:=[.T110]*1000000" office:value-type="float" office:value="2105.3">
            <text:p>2105.3</text:p>
          </table:table-cell>
          <table:table-cell table:formula="of:=[.U110]*1000000000000" office:value-type="float" office:value="0.0000030881">
            <text:p>3.0881E-006</text:p>
          </table:table-cell>
          <table:table-cell table:formula="of:=[.V110]*1000000000000" office:value-type="float" office:value="0.0027548">
            <text:p>0.0027548</text:p>
          </table:table-cell>
          <table:table-cell table:formula="of:=([.W110]+[.X110])*1000000000000" office:value-type="float" office:value="0.00247003">
            <text:p>0.00247003</text:p>
          </table:table-cell>
          <table:table-cell office:value-type="float" office:value="0.00015391">
            <text:p>0.00015391</text:p>
          </table:table-cell>
          <table:table-cell table:style-name="ce1" office:value-type="string">
            <text:p>9.2006e-08</text:p>
          </table:table-cell>
          <table:table-cell table:style-name="ce1" office:value-type="string">
            <text:p>9.3106e-07</text:p>
          </table:table-cell>
          <table:table-cell table:style-name="ce1" office:value-type="string">
            <text:p>9.1739e-09</text:p>
          </table:table-cell>
          <table:table-cell table:style-name="ce1" office:value-type="string">
            <text:p>3.1523e-08</text:p>
          </table:table-cell>
          <table:table-cell table:style-name="ce1" office:value-type="string">
            <text:p>5.7841e-07</text:p>
          </table:table-cell>
          <table:table-cell table:style-name="ce1" office:value-type="string">
            <text:p>2.3849e-05</text:p>
          </table:table-cell>
          <table:table-cell office:value-type="float" office:value="0.0021053">
            <text:p>0.0021053</text:p>
          </table:table-cell>
          <table:table-cell table:style-name="ce1" office:value-type="string">
            <text:p>3.0881e-18</text:p>
          </table:table-cell>
          <table:table-cell table:style-name="ce1" office:value-type="string">
            <text:p>2.7548e-15</text:p>
          </table:table-cell>
          <table:table-cell table:style-name="ce1" office:value-type="string">
            <text:p>6.743e-17</text:p>
          </table:table-cell>
          <table:table-cell table:style-name="ce1" office:value-type="string">
            <text:p>2.4026e-15</text:p>
          </table:table-cell>
        </table:table-row>
        <table:table-row table:style-name="ro4">
          <table:table-cell office:value-type="float" office:value="1090.702">
            <text:p>1090.702</text:p>
          </table:table-cell>
          <table:table-cell table:formula="of:=[.M111]*1000000" office:value-type="float" office:value="153.9">
            <text:p>153.9</text:p>
          </table:table-cell>
          <table:table-cell table:formula="of:=[.N111]*1000000" office:value-type="float" office:value="0.092241">
            <text:p>0.092241</text:p>
          </table:table-cell>
          <table:table-cell table:formula="of:=[.O111]*1000000" office:value-type="float" office:value="0.92576">
            <text:p>0.92576</text:p>
          </table:table-cell>
          <table:table-cell table:formula="of:=[.P111]*1000000" office:value-type="float" office:value="0.0091463">
            <text:p>0.0091463</text:p>
          </table:table-cell>
          <table:table-cell table:formula="of:=[.Q111]*1000000" office:value-type="float" office:value="0.031527">
            <text:p>0.031527</text:p>
          </table:table-cell>
          <table:table-cell table:formula="of:=[.R111]*1000000" office:value-type="float" office:value="0.57951">
            <text:p>0.57951</text:p>
          </table:table-cell>
          <table:table-cell table:formula="of:=[.S111]*1000000" office:value-type="float" office:value="23.862">
            <text:p>23.862</text:p>
          </table:table-cell>
          <table:table-cell table:formula="of:=[.T111]*1000000" office:value-type="float" office:value="2105.3">
            <text:p>2105.3</text:p>
          </table:table-cell>
          <table:table-cell table:formula="of:=[.U111]*1000000000000" office:value-type="float" office:value="0.0000030886">
            <text:p>3.0886E-006</text:p>
          </table:table-cell>
          <table:table-cell table:formula="of:=[.V111]*1000000000000" office:value-type="float" office:value="0.0027509">
            <text:p>0.0027509</text:p>
          </table:table-cell>
          <table:table-cell table:formula="of:=([.W111]+[.X111])*1000000000000" office:value-type="float" office:value="0.002472377">
            <text:p>0.002472377</text:p>
          </table:table-cell>
          <table:table-cell office:value-type="float" office:value="0.0001539">
            <text:p>0.0001539</text:p>
          </table:table-cell>
          <table:table-cell table:style-name="ce1" office:value-type="string">
            <text:p>9.2241e-08</text:p>
          </table:table-cell>
          <table:table-cell table:style-name="ce1" office:value-type="string">
            <text:p>9.2576e-07</text:p>
          </table:table-cell>
          <table:table-cell table:style-name="ce1" office:value-type="string">
            <text:p>9.1463e-09</text:p>
          </table:table-cell>
          <table:table-cell table:style-name="ce1" office:value-type="string">
            <text:p>3.1527e-08</text:p>
          </table:table-cell>
          <table:table-cell table:style-name="ce1" office:value-type="string">
            <text:p>5.7951e-07</text:p>
          </table:table-cell>
          <table:table-cell table:style-name="ce1" office:value-type="string">
            <text:p>2.3862e-05</text:p>
          </table:table-cell>
          <table:table-cell office:value-type="float" office:value="0.0021053">
            <text:p>0.0021053</text:p>
          </table:table-cell>
          <table:table-cell table:style-name="ce1" office:value-type="string">
            <text:p>3.0886e-18</text:p>
          </table:table-cell>
          <table:table-cell table:style-name="ce1" office:value-type="string">
            <text:p>2.7509e-15</text:p>
          </table:table-cell>
          <table:table-cell table:style-name="ce1" office:value-type="string">
            <text:p>6.7477e-17</text:p>
          </table:table-cell>
          <table:table-cell table:style-name="ce1" office:value-type="string">
            <text:p>2.4049e-15</text:p>
          </table:table-cell>
        </table:table-row>
        <table:table-row table:style-name="ro4">
          <table:table-cell office:value-type="float" office:value="1100.702">
            <text:p>1100.702</text:p>
          </table:table-cell>
          <table:table-cell table:formula="of:=[.M112]*1000000" office:value-type="float" office:value="153.89">
            <text:p>153.89</text:p>
          </table:table-cell>
          <table:table-cell table:formula="of:=[.N112]*1000000" office:value-type="float" office:value="0.092469">
            <text:p>0.092469</text:p>
          </table:table-cell>
          <table:table-cell table:formula="of:=[.O112]*1000000" office:value-type="float" office:value="0.9205">
            <text:p>0.9205</text:p>
          </table:table-cell>
          <table:table-cell table:formula="of:=[.P112]*1000000" office:value-type="float" office:value="0.0091188">
            <text:p>0.0091188</text:p>
          </table:table-cell>
          <table:table-cell table:formula="of:=[.Q112]*1000000" office:value-type="float" office:value="0.031529">
            <text:p>0.031529</text:p>
          </table:table-cell>
          <table:table-cell table:formula="of:=[.R112]*1000000" office:value-type="float" office:value="0.58058">
            <text:p>0.58058</text:p>
          </table:table-cell>
          <table:table-cell table:formula="of:=[.S112]*1000000" office:value-type="float" office:value="23.875">
            <text:p>23.875</text:p>
          </table:table-cell>
          <table:table-cell table:formula="of:=[.T112]*1000000" office:value-type="float" office:value="2105.3">
            <text:p>2105.3</text:p>
          </table:table-cell>
          <table:table-cell table:formula="of:=[.U112]*1000000000000" office:value-type="float" office:value="0.000003089">
            <text:p>0.000003089</text:p>
          </table:table-cell>
          <table:table-cell table:formula="of:=[.V112]*1000000000000" office:value-type="float" office:value="0.0027469">
            <text:p>0.0027469</text:p>
          </table:table-cell>
          <table:table-cell table:formula="of:=([.W112]+[.X112])*1000000000000" office:value-type="float" office:value="0.00247452">
            <text:p>0.00247452</text:p>
          </table:table-cell>
          <table:table-cell office:value-type="float" office:value="0.00015389">
            <text:p>0.00015389</text:p>
          </table:table-cell>
          <table:table-cell table:style-name="ce1" office:value-type="string">
            <text:p>9.2469e-08</text:p>
          </table:table-cell>
          <table:table-cell table:style-name="ce1" office:value-type="string">
            <text:p>9.205e-07</text:p>
          </table:table-cell>
          <table:table-cell table:style-name="ce1" office:value-type="string">
            <text:p>9.1188e-09</text:p>
          </table:table-cell>
          <table:table-cell table:style-name="ce1" office:value-type="string">
            <text:p>3.1529e-08</text:p>
          </table:table-cell>
          <table:table-cell table:style-name="ce1" office:value-type="string">
            <text:p>5.8058e-07</text:p>
          </table:table-cell>
          <table:table-cell table:style-name="ce1" office:value-type="string">
            <text:p>2.3875e-05</text:p>
          </table:table-cell>
          <table:table-cell office:value-type="float" office:value="0.0021053">
            <text:p>0.0021053</text:p>
          </table:table-cell>
          <table:table-cell table:style-name="ce1" office:value-type="string">
            <text:p>3.089e-18</text:p>
          </table:table-cell>
          <table:table-cell table:style-name="ce1" office:value-type="string">
            <text:p>2.7469e-15</text:p>
          </table:table-cell>
          <table:table-cell table:style-name="ce1" office:value-type="string">
            <text:p>6.752e-17</text:p>
          </table:table-cell>
          <table:table-cell table:style-name="ce1" office:value-type="string">
            <text:p>2.407e-15</text:p>
          </table:table-cell>
        </table:table-row>
        <table:table-row table:style-name="ro4">
          <table:table-cell office:value-type="float" office:value="1110.702">
            <text:p>1110.702</text:p>
          </table:table-cell>
          <table:table-cell table:formula="of:=[.M113]*1000000" office:value-type="float" office:value="153.88">
            <text:p>153.88</text:p>
          </table:table-cell>
          <table:table-cell table:formula="of:=[.N113]*1000000" office:value-type="float" office:value="0.092691">
            <text:p>0.092691</text:p>
          </table:table-cell>
          <table:table-cell table:formula="of:=[.O113]*1000000" office:value-type="float" office:value="0.91529">
            <text:p>0.91529</text:p>
          </table:table-cell>
          <table:table-cell table:formula="of:=[.P113]*1000000" office:value-type="float" office:value="0.0090914">
            <text:p>0.0090914</text:p>
          </table:table-cell>
          <table:table-cell table:formula="of:=[.Q113]*1000000" office:value-type="float" office:value="0.031527">
            <text:p>0.031527</text:p>
          </table:table-cell>
          <table:table-cell table:formula="of:=[.R113]*1000000" office:value-type="float" office:value="0.5816">
            <text:p>0.5816</text:p>
          </table:table-cell>
          <table:table-cell table:formula="of:=[.S113]*1000000" office:value-type="float" office:value="23.888">
            <text:p>23.888</text:p>
          </table:table-cell>
          <table:table-cell table:formula="of:=[.T113]*1000000" office:value-type="float" office:value="2105.2">
            <text:p>2105.2</text:p>
          </table:table-cell>
          <table:table-cell table:formula="of:=[.U113]*1000000000000" office:value-type="float" office:value="0.0000030895">
            <text:p>3.0895E-006</text:p>
          </table:table-cell>
          <table:table-cell table:formula="of:=[.V113]*1000000000000" office:value-type="float" office:value="0.0027425">
            <text:p>0.0027425</text:p>
          </table:table-cell>
          <table:table-cell table:formula="of:=([.W113]+[.X113])*1000000000000" office:value-type="float" office:value="0.002476458">
            <text:p>0.002476458</text:p>
          </table:table-cell>
          <table:table-cell office:value-type="float" office:value="0.00015388">
            <text:p>0.00015388</text:p>
          </table:table-cell>
          <table:table-cell table:style-name="ce1" office:value-type="string">
            <text:p>9.2691e-08</text:p>
          </table:table-cell>
          <table:table-cell table:style-name="ce1" office:value-type="string">
            <text:p>9.1529e-07</text:p>
          </table:table-cell>
          <table:table-cell table:style-name="ce1" office:value-type="string">
            <text:p>9.0914e-09</text:p>
          </table:table-cell>
          <table:table-cell table:style-name="ce1" office:value-type="string">
            <text:p>3.1527e-08</text:p>
          </table:table-cell>
          <table:table-cell table:style-name="ce1" office:value-type="string">
            <text:p>5.816e-07</text:p>
          </table:table-cell>
          <table:table-cell table:style-name="ce1" office:value-type="string">
            <text:p>2.3888e-05</text:p>
          </table:table-cell>
          <table:table-cell office:value-type="float" office:value="0.0021052">
            <text:p>0.0021052</text:p>
          </table:table-cell>
          <table:table-cell table:style-name="ce1" office:value-type="string">
            <text:p>3.0895e-18</text:p>
          </table:table-cell>
          <table:table-cell table:style-name="ce1" office:value-type="string">
            <text:p>2.7425e-15</text:p>
          </table:table-cell>
          <table:table-cell table:style-name="ce1" office:value-type="string">
            <text:p>6.7558e-17</text:p>
          </table:table-cell>
          <table:table-cell table:style-name="ce1" office:value-type="string">
            <text:p>2.4089e-15</text:p>
          </table:table-cell>
        </table:table-row>
        <table:table-row table:style-name="ro4">
          <table:table-cell office:value-type="float" office:value="1120.702">
            <text:p>1120.702</text:p>
          </table:table-cell>
          <table:table-cell table:formula="of:=[.M114]*1000000" office:value-type="float" office:value="153.87">
            <text:p>153.87</text:p>
          </table:table-cell>
          <table:table-cell table:formula="of:=[.N114]*1000000" office:value-type="float" office:value="0.092906">
            <text:p>0.092906</text:p>
          </table:table-cell>
          <table:table-cell table:formula="of:=[.O114]*1000000" office:value-type="float" office:value="0.91012">
            <text:p>0.91012</text:p>
          </table:table-cell>
          <table:table-cell table:formula="of:=[.P114]*1000000" office:value-type="float" office:value="0.0090642">
            <text:p>0.0090642</text:p>
          </table:table-cell>
          <table:table-cell table:formula="of:=[.Q114]*1000000" office:value-type="float" office:value="0.031523">
            <text:p>0.031523</text:p>
          </table:table-cell>
          <table:table-cell table:formula="of:=[.R114]*1000000" office:value-type="float" office:value="0.5826">
            <text:p>0.5826</text:p>
          </table:table-cell>
          <table:table-cell table:formula="of:=[.S114]*1000000" office:value-type="float" office:value="23.901">
            <text:p>23.901</text:p>
          </table:table-cell>
          <table:table-cell table:formula="of:=[.T114]*1000000" office:value-type="float" office:value="2105.2">
            <text:p>2105.2</text:p>
          </table:table-cell>
          <table:table-cell table:formula="of:=[.U114]*1000000000000" office:value-type="float" office:value="0.0000030899">
            <text:p>3.0899E-006</text:p>
          </table:table-cell>
          <table:table-cell table:formula="of:=[.V114]*1000000000000" office:value-type="float" office:value="0.002738">
            <text:p>0.002738</text:p>
          </table:table-cell>
          <table:table-cell table:formula="of:=([.W114]+[.X114])*1000000000000" office:value-type="float" office:value="0.002478292">
            <text:p>0.002478292</text:p>
          </table:table-cell>
          <table:table-cell office:value-type="float" office:value="0.00015387">
            <text:p>0.00015387</text:p>
          </table:table-cell>
          <table:table-cell table:style-name="ce1" office:value-type="string">
            <text:p>9.2906e-08</text:p>
          </table:table-cell>
          <table:table-cell table:style-name="ce1" office:value-type="string">
            <text:p>9.1012e-07</text:p>
          </table:table-cell>
          <table:table-cell table:style-name="ce1" office:value-type="string">
            <text:p>9.0642e-09</text:p>
          </table:table-cell>
          <table:table-cell table:style-name="ce1" office:value-type="string">
            <text:p>3.1523e-08</text:p>
          </table:table-cell>
          <table:table-cell table:style-name="ce1" office:value-type="string">
            <text:p>5.826e-07</text:p>
          </table:table-cell>
          <table:table-cell table:style-name="ce1" office:value-type="string">
            <text:p>2.3901e-05</text:p>
          </table:table-cell>
          <table:table-cell office:value-type="float" office:value="0.0021052">
            <text:p>0.0021052</text:p>
          </table:table-cell>
          <table:table-cell table:style-name="ce1" office:value-type="string">
            <text:p>3.0899e-18</text:p>
          </table:table-cell>
          <table:table-cell table:style-name="ce1" office:value-type="string">
            <text:p>2.738e-15</text:p>
          </table:table-cell>
          <table:table-cell table:style-name="ce1" office:value-type="string">
            <text:p>6.7592e-17</text:p>
          </table:table-cell>
          <table:table-cell table:style-name="ce1" office:value-type="string">
            <text:p>2.4107e-15</text:p>
          </table:table-cell>
        </table:table-row>
        <table:table-row table:style-name="ro4">
          <table:table-cell office:value-type="float" office:value="1130.702">
            <text:p>1130.702</text:p>
          </table:table-cell>
          <table:table-cell table:formula="of:=[.M115]*1000000" office:value-type="float" office:value="153.86">
            <text:p>153.86</text:p>
          </table:table-cell>
          <table:table-cell table:formula="of:=[.N115]*1000000" office:value-type="float" office:value="0.093114">
            <text:p>0.093114</text:p>
          </table:table-cell>
          <table:table-cell table:formula="of:=[.O115]*1000000" office:value-type="float" office:value="0.90499">
            <text:p>0.90499</text:p>
          </table:table-cell>
          <table:table-cell table:formula="of:=[.P115]*1000000" office:value-type="float" office:value="0.0090371">
            <text:p>0.0090371</text:p>
          </table:table-cell>
          <table:table-cell table:formula="of:=[.Q115]*1000000" office:value-type="float" office:value="0.031516">
            <text:p>0.031516</text:p>
          </table:table-cell>
          <table:table-cell table:formula="of:=[.R115]*1000000" office:value-type="float" office:value="0.58355">
            <text:p>0.58355</text:p>
          </table:table-cell>
          <table:table-cell table:formula="of:=[.S115]*1000000" office:value-type="float" office:value="23.914">
            <text:p>23.914</text:p>
          </table:table-cell>
          <table:table-cell table:formula="of:=[.T115]*1000000" office:value-type="float" office:value="2105.2">
            <text:p>2105.2</text:p>
          </table:table-cell>
          <table:table-cell table:formula="of:=[.U115]*1000000000000" office:value-type="float" office:value="0.0000030903">
            <text:p>3.0903E-006</text:p>
          </table:table-cell>
          <table:table-cell table:formula="of:=[.V115]*1000000000000" office:value-type="float" office:value="0.0027333">
            <text:p>0.0027333</text:p>
          </table:table-cell>
          <table:table-cell table:formula="of:=([.W115]+[.X115])*1000000000000" office:value-type="float" office:value="0.002479921">
            <text:p>0.002479921</text:p>
          </table:table-cell>
          <table:table-cell office:value-type="float" office:value="0.00015386">
            <text:p>0.00015386</text:p>
          </table:table-cell>
          <table:table-cell table:style-name="ce1" office:value-type="string">
            <text:p>9.3114e-08</text:p>
          </table:table-cell>
          <table:table-cell table:style-name="ce1" office:value-type="string">
            <text:p>9.0499e-07</text:p>
          </table:table-cell>
          <table:table-cell table:style-name="ce1" office:value-type="string">
            <text:p>9.0371e-09</text:p>
          </table:table-cell>
          <table:table-cell table:style-name="ce1" office:value-type="string">
            <text:p>3.1516e-08</text:p>
          </table:table-cell>
          <table:table-cell table:style-name="ce1" office:value-type="string">
            <text:p>5.8355e-07</text:p>
          </table:table-cell>
          <table:table-cell table:style-name="ce1" office:value-type="string">
            <text:p>2.3914e-05</text:p>
          </table:table-cell>
          <table:table-cell office:value-type="float" office:value="0.0021052">
            <text:p>0.0021052</text:p>
          </table:table-cell>
          <table:table-cell table:style-name="ce1" office:value-type="string">
            <text:p>3.0903e-18</text:p>
          </table:table-cell>
          <table:table-cell table:style-name="ce1" office:value-type="string">
            <text:p>2.7333e-15</text:p>
          </table:table-cell>
          <table:table-cell table:style-name="ce1" office:value-type="string">
            <text:p>6.7621e-17</text:p>
          </table:table-cell>
          <table:table-cell table:style-name="ce1" office:value-type="string">
            <text:p>2.4123e-15</text:p>
          </table:table-cell>
        </table:table-row>
        <table:table-row table:style-name="ro4">
          <table:table-cell office:value-type="float" office:value="1140.702">
            <text:p>1140.702</text:p>
          </table:table-cell>
          <table:table-cell table:formula="of:=[.M116]*1000000" office:value-type="float" office:value="153.85">
            <text:p>153.85</text:p>
          </table:table-cell>
          <table:table-cell table:formula="of:=[.N116]*1000000" office:value-type="float" office:value="0.093315">
            <text:p>0.093315</text:p>
          </table:table-cell>
          <table:table-cell table:formula="of:=[.O116]*1000000" office:value-type="float" office:value="0.89992">
            <text:p>0.89992</text:p>
          </table:table-cell>
          <table:table-cell table:formula="of:=[.P116]*1000000" office:value-type="float" office:value="0.0090101">
            <text:p>0.0090101</text:p>
          </table:table-cell>
          <table:table-cell table:formula="of:=[.Q116]*1000000" office:value-type="float" office:value="0.031506">
            <text:p>0.031506</text:p>
          </table:table-cell>
          <table:table-cell table:formula="of:=[.R116]*1000000" office:value-type="float" office:value="0.58448">
            <text:p>0.58448</text:p>
          </table:table-cell>
          <table:table-cell table:formula="of:=[.S116]*1000000" office:value-type="float" office:value="23.927">
            <text:p>23.927</text:p>
          </table:table-cell>
          <table:table-cell table:formula="of:=[.T116]*1000000" office:value-type="float" office:value="2105.2">
            <text:p>2105.2</text:p>
          </table:table-cell>
          <table:table-cell table:formula="of:=[.U116]*1000000000000" office:value-type="float" office:value="0.0000030908">
            <text:p>3.0908E-006</text:p>
          </table:table-cell>
          <table:table-cell table:formula="of:=[.V116]*1000000000000" office:value-type="float" office:value="0.0027283">
            <text:p>0.0027283</text:p>
          </table:table-cell>
          <table:table-cell table:formula="of:=([.W116]+[.X116])*1000000000000" office:value-type="float" office:value="0.002481346">
            <text:p>0.002481346</text:p>
          </table:table-cell>
          <table:table-cell office:value-type="float" office:value="0.00015385">
            <text:p>0.00015385</text:p>
          </table:table-cell>
          <table:table-cell table:style-name="ce1" office:value-type="string">
            <text:p>9.3315e-08</text:p>
          </table:table-cell>
          <table:table-cell table:style-name="ce1" office:value-type="string">
            <text:p>8.9992e-07</text:p>
          </table:table-cell>
          <table:table-cell table:style-name="ce1" office:value-type="string">
            <text:p>9.0101e-09</text:p>
          </table:table-cell>
          <table:table-cell table:style-name="ce1" office:value-type="string">
            <text:p>3.1506e-08</text:p>
          </table:table-cell>
          <table:table-cell table:style-name="ce1" office:value-type="string">
            <text:p>5.8448e-07</text:p>
          </table:table-cell>
          <table:table-cell table:style-name="ce1" office:value-type="string">
            <text:p>2.3927e-05</text:p>
          </table:table-cell>
          <table:table-cell office:value-type="float" office:value="0.0021052">
            <text:p>0.0021052</text:p>
          </table:table-cell>
          <table:table-cell table:style-name="ce1" office:value-type="string">
            <text:p>3.0908e-18</text:p>
          </table:table-cell>
          <table:table-cell table:style-name="ce1" office:value-type="string">
            <text:p>2.7283e-15</text:p>
          </table:table-cell>
          <table:table-cell table:style-name="ce1" office:value-type="string">
            <text:p>6.7646e-17</text:p>
          </table:table-cell>
          <table:table-cell table:style-name="ce1" office:value-type="string">
            <text:p>2.4137e-15</text:p>
          </table:table-cell>
        </table:table-row>
        <table:table-row table:style-name="ro4">
          <table:table-cell office:value-type="float" office:value="1150.702">
            <text:p>1150.702</text:p>
          </table:table-cell>
          <table:table-cell table:formula="of:=[.M117]*1000000" office:value-type="float" office:value="153.85">
            <text:p>153.85</text:p>
          </table:table-cell>
          <table:table-cell table:formula="of:=[.N117]*1000000" office:value-type="float" office:value="0.093509">
            <text:p>0.093509</text:p>
          </table:table-cell>
          <table:table-cell table:formula="of:=[.O117]*1000000" office:value-type="float" office:value="0.89488">
            <text:p>0.89488</text:p>
          </table:table-cell>
          <table:table-cell table:formula="of:=[.P117]*1000000" office:value-type="float" office:value="0.0089832">
            <text:p>0.0089832</text:p>
          </table:table-cell>
          <table:table-cell table:formula="of:=[.Q117]*1000000" office:value-type="float" office:value="0.031493">
            <text:p>0.031493</text:p>
          </table:table-cell>
          <table:table-cell table:formula="of:=[.R117]*1000000" office:value-type="float" office:value="0.58537">
            <text:p>0.58537</text:p>
          </table:table-cell>
          <table:table-cell table:formula="of:=[.S117]*1000000" office:value-type="float" office:value="23.94">
            <text:p>23.94</text:p>
          </table:table-cell>
          <table:table-cell table:formula="of:=[.T117]*1000000" office:value-type="float" office:value="2105.1">
            <text:p>2105.1</text:p>
          </table:table-cell>
          <table:table-cell table:formula="of:=[.U117]*1000000000000" office:value-type="float" office:value="0.0000030912">
            <text:p>3.0912E-006</text:p>
          </table:table-cell>
          <table:table-cell table:formula="of:=[.V117]*1000000000000" office:value-type="float" office:value="0.0027231">
            <text:p>0.0027231</text:p>
          </table:table-cell>
          <table:table-cell table:formula="of:=([.W117]+[.X117])*1000000000000" office:value-type="float" office:value="0.002482566">
            <text:p>0.002482566</text:p>
          </table:table-cell>
          <table:table-cell office:value-type="float" office:value="0.00015385">
            <text:p>0.00015385</text:p>
          </table:table-cell>
          <table:table-cell table:style-name="ce1" office:value-type="string">
            <text:p>9.3509e-08</text:p>
          </table:table-cell>
          <table:table-cell table:style-name="ce1" office:value-type="string">
            <text:p>8.9488e-07</text:p>
          </table:table-cell>
          <table:table-cell table:style-name="ce1" office:value-type="string">
            <text:p>8.9832e-09</text:p>
          </table:table-cell>
          <table:table-cell table:style-name="ce1" office:value-type="string">
            <text:p>3.1493e-08</text:p>
          </table:table-cell>
          <table:table-cell table:style-name="ce1" office:value-type="string">
            <text:p>5.8537e-07</text:p>
          </table:table-cell>
          <table:table-cell table:style-name="ce1" office:value-type="string">
            <text:p>2.394e-05</text:p>
          </table:table-cell>
          <table:table-cell office:value-type="float" office:value="0.0021051">
            <text:p>0.0021051</text:p>
          </table:table-cell>
          <table:table-cell table:style-name="ce1" office:value-type="string">
            <text:p>3.0912e-18</text:p>
          </table:table-cell>
          <table:table-cell table:style-name="ce1" office:value-type="string">
            <text:p>2.7231e-15</text:p>
          </table:table-cell>
          <table:table-cell table:style-name="ce1" office:value-type="string">
            <text:p>6.7666e-17</text:p>
          </table:table-cell>
          <table:table-cell table:style-name="ce1" office:value-type="string">
            <text:p>2.4149e-15</text:p>
          </table:table-cell>
        </table:table-row>
        <table:table-row table:style-name="ro4">
          <table:table-cell office:value-type="float" office:value="1160.702">
            <text:p>1160.702</text:p>
          </table:table-cell>
          <table:table-cell table:formula="of:=[.M118]*1000000" office:value-type="float" office:value="153.84">
            <text:p>153.84</text:p>
          </table:table-cell>
          <table:table-cell table:formula="of:=[.N118]*1000000" office:value-type="float" office:value="0.093697">
            <text:p>0.093697</text:p>
          </table:table-cell>
          <table:table-cell table:formula="of:=[.O118]*1000000" office:value-type="float" office:value="0.88989">
            <text:p>0.88989</text:p>
          </table:table-cell>
          <table:table-cell table:formula="of:=[.P118]*1000000" office:value-type="float" office:value="0.0089565">
            <text:p>0.0089565</text:p>
          </table:table-cell>
          <table:table-cell table:formula="of:=[.Q118]*1000000" office:value-type="float" office:value="0.031477">
            <text:p>0.031477</text:p>
          </table:table-cell>
          <table:table-cell table:formula="of:=[.R118]*1000000" office:value-type="float" office:value="0.58622">
            <text:p>0.58622</text:p>
          </table:table-cell>
          <table:table-cell table:formula="of:=[.S118]*1000000" office:value-type="float" office:value="23.953">
            <text:p>23.953</text:p>
          </table:table-cell>
          <table:table-cell table:formula="of:=[.T118]*1000000" office:value-type="float" office:value="2105.1">
            <text:p>2105.1</text:p>
          </table:table-cell>
          <table:table-cell table:formula="of:=[.U118]*1000000000000" office:value-type="float" office:value="0.0000030916">
            <text:p>3.0916E-006</text:p>
          </table:table-cell>
          <table:table-cell table:formula="of:=[.V118]*1000000000000" office:value-type="float" office:value="0.0027178">
            <text:p>0.0027178</text:p>
          </table:table-cell>
          <table:table-cell table:formula="of:=([.W118]+[.X118])*1000000000000" office:value-type="float" office:value="0.002483682">
            <text:p>0.002483682</text:p>
          </table:table-cell>
          <table:table-cell office:value-type="float" office:value="0.00015384">
            <text:p>0.00015384</text:p>
          </table:table-cell>
          <table:table-cell table:style-name="ce1" office:value-type="string">
            <text:p>9.3697e-08</text:p>
          </table:table-cell>
          <table:table-cell table:style-name="ce1" office:value-type="string">
            <text:p>8.8989e-07</text:p>
          </table:table-cell>
          <table:table-cell table:style-name="ce1" office:value-type="string">
            <text:p>8.9565e-09</text:p>
          </table:table-cell>
          <table:table-cell table:style-name="ce1" office:value-type="string">
            <text:p>3.1477e-08</text:p>
          </table:table-cell>
          <table:table-cell table:style-name="ce1" office:value-type="string">
            <text:p>5.8622e-07</text:p>
          </table:table-cell>
          <table:table-cell table:style-name="ce1" office:value-type="string">
            <text:p>2.3953e-05</text:p>
          </table:table-cell>
          <table:table-cell office:value-type="float" office:value="0.0021051">
            <text:p>0.0021051</text:p>
          </table:table-cell>
          <table:table-cell table:style-name="ce1" office:value-type="string">
            <text:p>3.0916e-18</text:p>
          </table:table-cell>
          <table:table-cell table:style-name="ce1" office:value-type="string">
            <text:p>2.7178e-15</text:p>
          </table:table-cell>
          <table:table-cell table:style-name="ce1" office:value-type="string">
            <text:p>6.7682e-17</text:p>
          </table:table-cell>
          <table:table-cell table:style-name="ce1" office:value-type="string">
            <text:p>2.416e-15</text:p>
          </table:table-cell>
        </table:table-row>
        <table:table-row table:style-name="ro4">
          <table:table-cell office:value-type="float" office:value="1170.702">
            <text:p>1170.702</text:p>
          </table:table-cell>
          <table:table-cell table:formula="of:=[.M119]*1000000" office:value-type="float" office:value="153.83">
            <text:p>153.83</text:p>
          </table:table-cell>
          <table:table-cell table:formula="of:=[.N119]*1000000" office:value-type="float" office:value="0.093878">
            <text:p>0.093878</text:p>
          </table:table-cell>
          <table:table-cell table:formula="of:=[.O119]*1000000" office:value-type="float" office:value="0.88494">
            <text:p>0.88494</text:p>
          </table:table-cell>
          <table:table-cell table:formula="of:=[.P119]*1000000" office:value-type="float" office:value="0.0089299">
            <text:p>0.0089299</text:p>
          </table:table-cell>
          <table:table-cell table:formula="of:=[.Q119]*1000000" office:value-type="float" office:value="0.031459">
            <text:p>0.031459</text:p>
          </table:table-cell>
          <table:table-cell table:formula="of:=[.R119]*1000000" office:value-type="float" office:value="0.58704">
            <text:p>0.58704</text:p>
          </table:table-cell>
          <table:table-cell table:formula="of:=[.S119]*1000000" office:value-type="float" office:value="23.966">
            <text:p>23.966</text:p>
          </table:table-cell>
          <table:table-cell table:formula="of:=[.T119]*1000000" office:value-type="float" office:value="2105.1">
            <text:p>2105.1</text:p>
          </table:table-cell>
          <table:table-cell table:formula="of:=[.U119]*1000000000000" office:value-type="float" office:value="0.000003092">
            <text:p>0.000003092</text:p>
          </table:table-cell>
          <table:table-cell table:formula="of:=[.V119]*1000000000000" office:value-type="float" office:value="0.0027122">
            <text:p>0.0027122</text:p>
          </table:table-cell>
          <table:table-cell table:formula="of:=([.W119]+[.X119])*1000000000000" office:value-type="float" office:value="0.002484593">
            <text:p>0.002484593</text:p>
          </table:table-cell>
          <table:table-cell office:value-type="float" office:value="0.00015383">
            <text:p>0.00015383</text:p>
          </table:table-cell>
          <table:table-cell table:style-name="ce1" office:value-type="string">
            <text:p>9.3878e-08</text:p>
          </table:table-cell>
          <table:table-cell table:style-name="ce1" office:value-type="string">
            <text:p>8.8494e-07</text:p>
          </table:table-cell>
          <table:table-cell table:style-name="ce1" office:value-type="string">
            <text:p>8.9299e-09</text:p>
          </table:table-cell>
          <table:table-cell table:style-name="ce1" office:value-type="string">
            <text:p>3.1459e-08</text:p>
          </table:table-cell>
          <table:table-cell table:style-name="ce1" office:value-type="string">
            <text:p>5.8704e-07</text:p>
          </table:table-cell>
          <table:table-cell table:style-name="ce1" office:value-type="string">
            <text:p>2.3966e-05</text:p>
          </table:table-cell>
          <table:table-cell office:value-type="float" office:value="0.0021051">
            <text:p>0.0021051</text:p>
          </table:table-cell>
          <table:table-cell table:style-name="ce1" office:value-type="string">
            <text:p>3.092e-18</text:p>
          </table:table-cell>
          <table:table-cell table:style-name="ce1" office:value-type="string">
            <text:p>2.7122e-15</text:p>
          </table:table-cell>
          <table:table-cell table:style-name="ce1" office:value-type="string">
            <text:p>6.7693e-17</text:p>
          </table:table-cell>
          <table:table-cell table:style-name="ce1" office:value-type="string">
            <text:p>2.4169e-15</text:p>
          </table:table-cell>
        </table:table-row>
        <table:table-row table:style-name="ro4">
          <table:table-cell office:value-type="float" office:value="1180.702">
            <text:p>1180.702</text:p>
          </table:table-cell>
          <table:table-cell table:formula="of:=[.M120]*1000000" office:value-type="float" office:value="153.82">
            <text:p>153.82</text:p>
          </table:table-cell>
          <table:table-cell table:formula="of:=[.N120]*1000000" office:value-type="float" office:value="0.094052">
            <text:p>0.094052</text:p>
          </table:table-cell>
          <table:table-cell table:formula="of:=[.O120]*1000000" office:value-type="float" office:value="0.88003">
            <text:p>0.88003</text:p>
          </table:table-cell>
          <table:table-cell table:formula="of:=[.P120]*1000000" office:value-type="float" office:value="0.0089034">
            <text:p>0.0089034</text:p>
          </table:table-cell>
          <table:table-cell table:formula="of:=[.Q120]*1000000" office:value-type="float" office:value="0.031438">
            <text:p>0.031438</text:p>
          </table:table-cell>
          <table:table-cell table:formula="of:=[.R120]*1000000" office:value-type="float" office:value="0.58782">
            <text:p>0.58782</text:p>
          </table:table-cell>
          <table:table-cell table:formula="of:=[.S120]*1000000" office:value-type="float" office:value="23.98">
            <text:p>23.98</text:p>
          </table:table-cell>
          <table:table-cell table:formula="of:=[.T120]*1000000" office:value-type="float" office:value="2105.1">
            <text:p>2105.1</text:p>
          </table:table-cell>
          <table:table-cell table:formula="of:=[.U120]*1000000000000" office:value-type="float" office:value="0.0000030924">
            <text:p>3.0924E-006</text:p>
          </table:table-cell>
          <table:table-cell table:formula="of:=[.V120]*1000000000000" office:value-type="float" office:value="0.0027064">
            <text:p>0.0027064</text:p>
          </table:table-cell>
          <table:table-cell table:formula="of:=([.W120]+[.X120])*1000000000000" office:value-type="float" office:value="0.002485401">
            <text:p>0.002485401</text:p>
          </table:table-cell>
          <table:table-cell office:value-type="float" office:value="0.00015382">
            <text:p>0.00015382</text:p>
          </table:table-cell>
          <table:table-cell table:style-name="ce1" office:value-type="string">
            <text:p>9.4052e-08</text:p>
          </table:table-cell>
          <table:table-cell table:style-name="ce1" office:value-type="string">
            <text:p>8.8003e-07</text:p>
          </table:table-cell>
          <table:table-cell table:style-name="ce1" office:value-type="string">
            <text:p>8.9034e-09</text:p>
          </table:table-cell>
          <table:table-cell table:style-name="ce1" office:value-type="string">
            <text:p>3.1438e-08</text:p>
          </table:table-cell>
          <table:table-cell table:style-name="ce1" office:value-type="string">
            <text:p>5.8782e-07</text:p>
          </table:table-cell>
          <table:table-cell table:style-name="ce1" office:value-type="string">
            <text:p>2.398e-05</text:p>
          </table:table-cell>
          <table:table-cell office:value-type="float" office:value="0.0021051">
            <text:p>0.0021051</text:p>
          </table:table-cell>
          <table:table-cell table:style-name="ce1" office:value-type="string">
            <text:p>3.0924e-18</text:p>
          </table:table-cell>
          <table:table-cell table:style-name="ce1" office:value-type="string">
            <text:p>2.7064e-15</text:p>
          </table:table-cell>
          <table:table-cell table:style-name="ce1" office:value-type="string">
            <text:p>6.7701e-17</text:p>
          </table:table-cell>
          <table:table-cell table:style-name="ce1" office:value-type="string">
            <text:p>2.4177e-15</text:p>
          </table:table-cell>
        </table:table-row>
        <table:table-row table:style-name="ro4">
          <table:table-cell office:value-type="float" office:value="1190.702">
            <text:p>1190.702</text:p>
          </table:table-cell>
          <table:table-cell table:formula="of:=[.M121]*1000000" office:value-type="float" office:value="153.81">
            <text:p>153.81</text:p>
          </table:table-cell>
          <table:table-cell table:formula="of:=[.N121]*1000000" office:value-type="float" office:value="0.09422">
            <text:p>0.09422</text:p>
          </table:table-cell>
          <table:table-cell table:formula="of:=[.O121]*1000000" office:value-type="float" office:value="0.87517">
            <text:p>0.87517</text:p>
          </table:table-cell>
          <table:table-cell table:formula="of:=[.P121]*1000000" office:value-type="float" office:value="0.008877">
            <text:p>0.008877</text:p>
          </table:table-cell>
          <table:table-cell table:formula="of:=[.Q121]*1000000" office:value-type="float" office:value="0.031414">
            <text:p>0.031414</text:p>
          </table:table-cell>
          <table:table-cell table:formula="of:=[.R121]*1000000" office:value-type="float" office:value="0.58857">
            <text:p>0.58857</text:p>
          </table:table-cell>
          <table:table-cell table:formula="of:=[.S121]*1000000" office:value-type="float" office:value="23.993">
            <text:p>23.993</text:p>
          </table:table-cell>
          <table:table-cell table:formula="of:=[.T121]*1000000" office:value-type="float" office:value="2105">
            <text:p>2105</text:p>
          </table:table-cell>
          <table:table-cell table:formula="of:=[.U121]*1000000000000" office:value-type="float" office:value="0.0000030929">
            <text:p>3.0929E-006</text:p>
          </table:table-cell>
          <table:table-cell table:formula="of:=[.V121]*1000000000000" office:value-type="float" office:value="0.0027004">
            <text:p>0.0027004</text:p>
          </table:table-cell>
          <table:table-cell table:formula="of:=([.W121]+[.X121])*1000000000000" office:value-type="float" office:value="0.002486005">
            <text:p>0.002486005</text:p>
          </table:table-cell>
          <table:table-cell office:value-type="float" office:value="0.00015381">
            <text:p>0.00015381</text:p>
          </table:table-cell>
          <table:table-cell table:style-name="ce1" office:value-type="string">
            <text:p>9.422e-08</text:p>
          </table:table-cell>
          <table:table-cell table:style-name="ce1" office:value-type="string">
            <text:p>8.7517e-07</text:p>
          </table:table-cell>
          <table:table-cell table:style-name="ce1" office:value-type="string">
            <text:p>8.877e-09</text:p>
          </table:table-cell>
          <table:table-cell table:style-name="ce1" office:value-type="string">
            <text:p>3.1414e-08</text:p>
          </table:table-cell>
          <table:table-cell table:style-name="ce1" office:value-type="string">
            <text:p>5.8857e-07</text:p>
          </table:table-cell>
          <table:table-cell table:style-name="ce1" office:value-type="string">
            <text:p>2.3993e-05</text:p>
          </table:table-cell>
          <table:table-cell office:value-type="float" office:value="0.002105">
            <text:p>0.002105</text:p>
          </table:table-cell>
          <table:table-cell table:style-name="ce1" office:value-type="string">
            <text:p>3.0929e-18</text:p>
          </table:table-cell>
          <table:table-cell table:style-name="ce1" office:value-type="string">
            <text:p>2.7004e-15</text:p>
          </table:table-cell>
          <table:table-cell table:style-name="ce1" office:value-type="string">
            <text:p>6.7705e-17</text:p>
          </table:table-cell>
          <table:table-cell table:style-name="ce1" office:value-type="string">
            <text:p>2.4183e-15</text:p>
          </table:table-cell>
        </table:table-row>
        <table:table-row table:style-name="ro4">
          <table:table-cell office:value-type="float" office:value="1200.702">
            <text:p>1200.702</text:p>
          </table:table-cell>
          <table:table-cell table:formula="of:=[.M122]*1000000" office:value-type="float" office:value="153.8">
            <text:p>153.8</text:p>
          </table:table-cell>
          <table:table-cell table:formula="of:=[.N122]*1000000" office:value-type="float" office:value="0.094381">
            <text:p>0.094381</text:p>
          </table:table-cell>
          <table:table-cell table:formula="of:=[.O122]*1000000" office:value-type="float" office:value="0.87035">
            <text:p>0.87035</text:p>
          </table:table-cell>
          <table:table-cell table:formula="of:=[.P122]*1000000" office:value-type="float" office:value="0.0088507">
            <text:p>0.0088507</text:p>
          </table:table-cell>
          <table:table-cell table:formula="of:=[.Q122]*1000000" office:value-type="float" office:value="0.031388">
            <text:p>0.031388</text:p>
          </table:table-cell>
          <table:table-cell table:formula="of:=[.R122]*1000000" office:value-type="float" office:value="0.58929">
            <text:p>0.58929</text:p>
          </table:table-cell>
          <table:table-cell table:formula="of:=[.S122]*1000000" office:value-type="float" office:value="24.006">
            <text:p>24.006</text:p>
          </table:table-cell>
          <table:table-cell table:formula="of:=[.T122]*1000000" office:value-type="float" office:value="2105">
            <text:p>2105</text:p>
          </table:table-cell>
          <table:table-cell table:formula="of:=[.U122]*1000000000000" office:value-type="float" office:value="0.0000030933">
            <text:p>3.0933E-006</text:p>
          </table:table-cell>
          <table:table-cell table:formula="of:=[.V122]*1000000000000" office:value-type="float" office:value="0.0026943">
            <text:p>0.0026943</text:p>
          </table:table-cell>
          <table:table-cell table:formula="of:=([.W122]+[.X122])*1000000000000" office:value-type="float" office:value="0.002486504">
            <text:p>0.002486504</text:p>
          </table:table-cell>
          <table:table-cell office:value-type="float" office:value="0.0001538">
            <text:p>0.0001538</text:p>
          </table:table-cell>
          <table:table-cell table:style-name="ce1" office:value-type="string">
            <text:p>9.4381e-08</text:p>
          </table:table-cell>
          <table:table-cell table:style-name="ce1" office:value-type="string">
            <text:p>8.7035e-07</text:p>
          </table:table-cell>
          <table:table-cell table:style-name="ce1" office:value-type="string">
            <text:p>8.8507e-09</text:p>
          </table:table-cell>
          <table:table-cell table:style-name="ce1" office:value-type="string">
            <text:p>3.1388e-08</text:p>
          </table:table-cell>
          <table:table-cell table:style-name="ce1" office:value-type="string">
            <text:p>5.8929e-07</text:p>
          </table:table-cell>
          <table:table-cell table:style-name="ce1" office:value-type="string">
            <text:p>2.4006e-05</text:p>
          </table:table-cell>
          <table:table-cell office:value-type="float" office:value="0.002105">
            <text:p>0.002105</text:p>
          </table:table-cell>
          <table:table-cell table:style-name="ce1" office:value-type="string">
            <text:p>3.0933e-18</text:p>
          </table:table-cell>
          <table:table-cell table:style-name="ce1" office:value-type="string">
            <text:p>2.6943e-15</text:p>
          </table:table-cell>
          <table:table-cell table:style-name="ce1" office:value-type="string">
            <text:p>6.7704e-17</text:p>
          </table:table-cell>
          <table:table-cell table:style-name="ce1" office:value-type="string">
            <text:p>2.4188e-15</text:p>
          </table:table-cell>
        </table:table-row>
        <table:table-row table:style-name="ro4">
          <table:table-cell office:value-type="float" office:value="1210.702">
            <text:p>1210.702</text:p>
          </table:table-cell>
          <table:table-cell table:formula="of:=[.M123]*1000000" office:value-type="float" office:value="153.79">
            <text:p>153.79</text:p>
          </table:table-cell>
          <table:table-cell table:formula="of:=[.N123]*1000000" office:value-type="float" office:value="0.094536">
            <text:p>0.094536</text:p>
          </table:table-cell>
          <table:table-cell table:formula="of:=[.O123]*1000000" office:value-type="float" office:value="0.86556">
            <text:p>0.86556</text:p>
          </table:table-cell>
          <table:table-cell table:formula="of:=[.P123]*1000000" office:value-type="float" office:value="0.0088246">
            <text:p>0.0088246</text:p>
          </table:table-cell>
          <table:table-cell table:formula="of:=[.Q123]*1000000" office:value-type="float" office:value="0.031359">
            <text:p>0.031359</text:p>
          </table:table-cell>
          <table:table-cell table:formula="of:=[.R123]*1000000" office:value-type="float" office:value="0.58997">
            <text:p>0.58997</text:p>
          </table:table-cell>
          <table:table-cell table:formula="of:=[.S123]*1000000" office:value-type="float" office:value="24.019">
            <text:p>24.019</text:p>
          </table:table-cell>
          <table:table-cell table:formula="of:=[.T123]*1000000" office:value-type="float" office:value="2105">
            <text:p>2105</text:p>
          </table:table-cell>
          <table:table-cell table:formula="of:=[.U123]*1000000000000" office:value-type="float" office:value="0.0000030937">
            <text:p>3.0937E-006</text:p>
          </table:table-cell>
          <table:table-cell table:formula="of:=[.V123]*1000000000000" office:value-type="float" office:value="0.0026879">
            <text:p>0.0026879</text:p>
          </table:table-cell>
          <table:table-cell table:formula="of:=([.W123]+[.X123])*1000000000000" office:value-type="float" office:value="0.0024869">
            <text:p>0.0024869</text:p>
          </table:table-cell>
          <table:table-cell office:value-type="float" office:value="0.00015379">
            <text:p>0.00015379</text:p>
          </table:table-cell>
          <table:table-cell table:style-name="ce1" office:value-type="string">
            <text:p>9.4536e-08</text:p>
          </table:table-cell>
          <table:table-cell table:style-name="ce1" office:value-type="string">
            <text:p>8.6556e-07</text:p>
          </table:table-cell>
          <table:table-cell table:style-name="ce1" office:value-type="string">
            <text:p>8.8246e-09</text:p>
          </table:table-cell>
          <table:table-cell table:style-name="ce1" office:value-type="string">
            <text:p>3.1359e-08</text:p>
          </table:table-cell>
          <table:table-cell table:style-name="ce1" office:value-type="string">
            <text:p>5.8997e-07</text:p>
          </table:table-cell>
          <table:table-cell table:style-name="ce1" office:value-type="string">
            <text:p>2.4019e-05</text:p>
          </table:table-cell>
          <table:table-cell office:value-type="float" office:value="0.002105">
            <text:p>0.002105</text:p>
          </table:table-cell>
          <table:table-cell table:style-name="ce1" office:value-type="string">
            <text:p>3.0937e-18</text:p>
          </table:table-cell>
          <table:table-cell table:style-name="ce1" office:value-type="string">
            <text:p>2.6879e-15</text:p>
          </table:table-cell>
          <table:table-cell table:style-name="ce1" office:value-type="string">
            <text:p>6.77e-17</text:p>
          </table:table-cell>
          <table:table-cell table:style-name="ce1" office:value-type="string">
            <text:p>2.4192e-15</text:p>
          </table:table-cell>
        </table:table-row>
        <table:table-row table:style-name="ro4">
          <table:table-cell office:value-type="float" office:value="1220.702">
            <text:p>1220.702</text:p>
          </table:table-cell>
          <table:table-cell table:formula="of:=[.M124]*1000000" office:value-type="float" office:value="153.78">
            <text:p>153.78</text:p>
          </table:table-cell>
          <table:table-cell table:formula="of:=[.N124]*1000000" office:value-type="float" office:value="0.094685">
            <text:p>0.094685</text:p>
          </table:table-cell>
          <table:table-cell table:formula="of:=[.O124]*1000000" office:value-type="float" office:value="0.86082">
            <text:p>0.86082</text:p>
          </table:table-cell>
          <table:table-cell table:formula="of:=[.P124]*1000000" office:value-type="float" office:value="0.0087986">
            <text:p>0.0087986</text:p>
          </table:table-cell>
          <table:table-cell table:formula="of:=[.Q124]*1000000" office:value-type="float" office:value="0.031328">
            <text:p>0.031328</text:p>
          </table:table-cell>
          <table:table-cell table:formula="of:=[.R124]*1000000" office:value-type="float" office:value="0.59062">
            <text:p>0.59062</text:p>
          </table:table-cell>
          <table:table-cell table:formula="of:=[.S124]*1000000" office:value-type="float" office:value="24.032">
            <text:p>24.032</text:p>
          </table:table-cell>
          <table:table-cell table:formula="of:=[.T124]*1000000" office:value-type="float" office:value="2105">
            <text:p>2105</text:p>
          </table:table-cell>
          <table:table-cell table:formula="of:=[.U124]*1000000000000" office:value-type="float" office:value="0.0000030941">
            <text:p>3.0941E-006</text:p>
          </table:table-cell>
          <table:table-cell table:formula="of:=[.V124]*1000000000000" office:value-type="float" office:value="0.0026814">
            <text:p>0.0026814</text:p>
          </table:table-cell>
          <table:table-cell table:formula="of:=([.W124]+[.X124])*1000000000000" office:value-type="float" office:value="0.002487092">
            <text:p>0.002487092</text:p>
          </table:table-cell>
          <table:table-cell office:value-type="float" office:value="0.00015378">
            <text:p>0.00015378</text:p>
          </table:table-cell>
          <table:table-cell table:style-name="ce1" office:value-type="string">
            <text:p>9.4685e-08</text:p>
          </table:table-cell>
          <table:table-cell table:style-name="ce1" office:value-type="string">
            <text:p>8.6082e-07</text:p>
          </table:table-cell>
          <table:table-cell table:style-name="ce1" office:value-type="string">
            <text:p>8.7986e-09</text:p>
          </table:table-cell>
          <table:table-cell table:style-name="ce1" office:value-type="string">
            <text:p>3.1328e-08</text:p>
          </table:table-cell>
          <table:table-cell table:style-name="ce1" office:value-type="string">
            <text:p>5.9062e-07</text:p>
          </table:table-cell>
          <table:table-cell table:style-name="ce1" office:value-type="string">
            <text:p>2.4032e-05</text:p>
          </table:table-cell>
          <table:table-cell office:value-type="float" office:value="0.002105">
            <text:p>0.002105</text:p>
          </table:table-cell>
          <table:table-cell table:style-name="ce1" office:value-type="string">
            <text:p>3.0941e-18</text:p>
          </table:table-cell>
          <table:table-cell table:style-name="ce1" office:value-type="string">
            <text:p>2.6814e-15</text:p>
          </table:table-cell>
          <table:table-cell table:style-name="ce1" office:value-type="string">
            <text:p>6.7692e-17</text:p>
          </table:table-cell>
          <table:table-cell table:style-name="ce1" office:value-type="string">
            <text:p>2.4194e-15</text:p>
          </table:table-cell>
        </table:table-row>
        <table:table-row table:style-name="ro4">
          <table:table-cell office:value-type="float" office:value="1230.702">
            <text:p>1230.702</text:p>
          </table:table-cell>
          <table:table-cell table:formula="of:=[.M125]*1000000" office:value-type="float" office:value="153.77">
            <text:p>153.77</text:p>
          </table:table-cell>
          <table:table-cell table:formula="of:=[.N125]*1000000" office:value-type="float" office:value="0.094827">
            <text:p>0.094827</text:p>
          </table:table-cell>
          <table:table-cell table:formula="of:=[.O125]*1000000" office:value-type="float" office:value="0.85612">
            <text:p>0.85612</text:p>
          </table:table-cell>
          <table:table-cell table:formula="of:=[.P125]*1000000" office:value-type="float" office:value="0.0087727">
            <text:p>0.0087727</text:p>
          </table:table-cell>
          <table:table-cell table:formula="of:=[.Q125]*1000000" office:value-type="float" office:value="0.031294">
            <text:p>0.031294</text:p>
          </table:table-cell>
          <table:table-cell table:formula="of:=[.R125]*1000000" office:value-type="float" office:value="0.59124">
            <text:p>0.59124</text:p>
          </table:table-cell>
          <table:table-cell table:formula="of:=[.S125]*1000000" office:value-type="float" office:value="24.045">
            <text:p>24.045</text:p>
          </table:table-cell>
          <table:table-cell table:formula="of:=[.T125]*1000000" office:value-type="float" office:value="2104.9">
            <text:p>2104.9</text:p>
          </table:table-cell>
          <table:table-cell table:formula="of:=[.U125]*1000000000000" office:value-type="float" office:value="0.0000030945">
            <text:p>3.0945E-006</text:p>
          </table:table-cell>
          <table:table-cell table:formula="of:=[.V125]*1000000000000" office:value-type="float" office:value="0.0026747">
            <text:p>0.0026747</text:p>
          </table:table-cell>
          <table:table-cell table:formula="of:=([.W125]+[.X125])*1000000000000" office:value-type="float" office:value="0.002487081">
            <text:p>0.002487081</text:p>
          </table:table-cell>
          <table:table-cell office:value-type="float" office:value="0.00015377">
            <text:p>0.00015377</text:p>
          </table:table-cell>
          <table:table-cell table:style-name="ce1" office:value-type="string">
            <text:p>9.4827e-08</text:p>
          </table:table-cell>
          <table:table-cell table:style-name="ce1" office:value-type="string">
            <text:p>8.5612e-07</text:p>
          </table:table-cell>
          <table:table-cell table:style-name="ce1" office:value-type="string">
            <text:p>8.7727e-09</text:p>
          </table:table-cell>
          <table:table-cell table:style-name="ce1" office:value-type="string">
            <text:p>3.1294e-08</text:p>
          </table:table-cell>
          <table:table-cell table:style-name="ce1" office:value-type="string">
            <text:p>5.9124e-07</text:p>
          </table:table-cell>
          <table:table-cell table:style-name="ce1" office:value-type="string">
            <text:p>2.4045e-05</text:p>
          </table:table-cell>
          <table:table-cell office:value-type="float" office:value="0.0021049">
            <text:p>0.0021049</text:p>
          </table:table-cell>
          <table:table-cell table:style-name="ce1" office:value-type="string">
            <text:p>3.0945e-18</text:p>
          </table:table-cell>
          <table:table-cell table:style-name="ce1" office:value-type="string">
            <text:p>2.6747e-15</text:p>
          </table:table-cell>
          <table:table-cell table:style-name="ce1" office:value-type="string">
            <text:p>6.7681e-17</text:p>
          </table:table-cell>
          <table:table-cell table:style-name="ce1" office:value-type="string">
            <text:p>2.4194e-15</text:p>
          </table:table-cell>
        </table:table-row>
        <table:table-row table:style-name="ro4">
          <table:table-cell office:value-type="float" office:value="1240.702">
            <text:p>1240.702</text:p>
          </table:table-cell>
          <table:table-cell table:formula="of:=[.M126]*1000000" office:value-type="float" office:value="153.76">
            <text:p>153.76</text:p>
          </table:table-cell>
          <table:table-cell table:formula="of:=[.N126]*1000000" office:value-type="float" office:value="0.094963">
            <text:p>0.094963</text:p>
          </table:table-cell>
          <table:table-cell table:formula="of:=[.O126]*1000000" office:value-type="float" office:value="0.85146">
            <text:p>0.85146</text:p>
          </table:table-cell>
          <table:table-cell table:formula="of:=[.P126]*1000000" office:value-type="float" office:value="0.0087469">
            <text:p>0.0087469</text:p>
          </table:table-cell>
          <table:table-cell table:formula="of:=[.Q126]*1000000" office:value-type="float" office:value="0.031258">
            <text:p>0.031258</text:p>
          </table:table-cell>
          <table:table-cell table:formula="of:=[.R126]*1000000" office:value-type="float" office:value="0.59183">
            <text:p>0.59183</text:p>
          </table:table-cell>
          <table:table-cell table:formula="of:=[.S126]*1000000" office:value-type="float" office:value="24.058">
            <text:p>24.058</text:p>
          </table:table-cell>
          <table:table-cell table:formula="of:=[.T126]*1000000" office:value-type="float" office:value="2104.9">
            <text:p>2104.9</text:p>
          </table:table-cell>
          <table:table-cell table:formula="of:=[.U126]*1000000000000" office:value-type="float" office:value="0.0000030949">
            <text:p>3.0949E-006</text:p>
          </table:table-cell>
          <table:table-cell table:formula="of:=[.V126]*1000000000000" office:value-type="float" office:value="0.0026679">
            <text:p>0.0026679</text:p>
          </table:table-cell>
          <table:table-cell table:formula="of:=([.W126]+[.X126])*1000000000000" office:value-type="float" office:value="0.002486966">
            <text:p>0.002486966</text:p>
          </table:table-cell>
          <table:table-cell office:value-type="float" office:value="0.00015376">
            <text:p>0.00015376</text:p>
          </table:table-cell>
          <table:table-cell table:style-name="ce1" office:value-type="string">
            <text:p>9.4963e-08</text:p>
          </table:table-cell>
          <table:table-cell table:style-name="ce1" office:value-type="string">
            <text:p>8.5146e-07</text:p>
          </table:table-cell>
          <table:table-cell table:style-name="ce1" office:value-type="string">
            <text:p>8.7469e-09</text:p>
          </table:table-cell>
          <table:table-cell table:style-name="ce1" office:value-type="string">
            <text:p>3.1258e-08</text:p>
          </table:table-cell>
          <table:table-cell table:style-name="ce1" office:value-type="string">
            <text:p>5.9183e-07</text:p>
          </table:table-cell>
          <table:table-cell table:style-name="ce1" office:value-type="string">
            <text:p>2.4058e-05</text:p>
          </table:table-cell>
          <table:table-cell office:value-type="float" office:value="0.0021049">
            <text:p>0.0021049</text:p>
          </table:table-cell>
          <table:table-cell table:style-name="ce1" office:value-type="string">
            <text:p>3.0949e-18</text:p>
          </table:table-cell>
          <table:table-cell table:style-name="ce1" office:value-type="string">
            <text:p>2.6679e-15</text:p>
          </table:table-cell>
          <table:table-cell table:style-name="ce1" office:value-type="string">
            <text:p>6.7666e-17</text:p>
          </table:table-cell>
          <table:table-cell table:style-name="ce1" office:value-type="string">
            <text:p>2.4193e-15</text:p>
          </table:table-cell>
        </table:table-row>
        <table:table-row table:style-name="ro4">
          <table:table-cell office:value-type="float" office:value="1250.702">
            <text:p>1250.702</text:p>
          </table:table-cell>
          <table:table-cell table:formula="of:=[.M127]*1000000" office:value-type="float" office:value="153.75">
            <text:p>153.75</text:p>
          </table:table-cell>
          <table:table-cell table:formula="of:=[.N127]*1000000" office:value-type="float" office:value="0.095093">
            <text:p>0.095093</text:p>
          </table:table-cell>
          <table:table-cell table:formula="of:=[.O127]*1000000" office:value-type="float" office:value="0.84684">
            <text:p>0.84684</text:p>
          </table:table-cell>
          <table:table-cell table:formula="of:=[.P127]*1000000" office:value-type="float" office:value="0.0087212">
            <text:p>0.0087212</text:p>
          </table:table-cell>
          <table:table-cell table:formula="of:=[.Q127]*1000000" office:value-type="float" office:value="0.031219">
            <text:p>0.031219</text:p>
          </table:table-cell>
          <table:table-cell table:formula="of:=[.R127]*1000000" office:value-type="float" office:value="0.59238">
            <text:p>0.59238</text:p>
          </table:table-cell>
          <table:table-cell table:formula="of:=[.S127]*1000000" office:value-type="float" office:value="24.072">
            <text:p>24.072</text:p>
          </table:table-cell>
          <table:table-cell table:formula="of:=[.T127]*1000000" office:value-type="float" office:value="2104.9">
            <text:p>2104.9</text:p>
          </table:table-cell>
          <table:table-cell table:formula="of:=[.U127]*1000000000000" office:value-type="float" office:value="0.0000030953">
            <text:p>3.0953E-006</text:p>
          </table:table-cell>
          <table:table-cell table:formula="of:=[.V127]*1000000000000" office:value-type="float" office:value="0.0026608">
            <text:p>0.0026608</text:p>
          </table:table-cell>
          <table:table-cell table:formula="of:=([.W127]+[.X127])*1000000000000" office:value-type="float" office:value="0.002486747">
            <text:p>0.002486747</text:p>
          </table:table-cell>
          <table:table-cell office:value-type="float" office:value="0.00015375">
            <text:p>0.00015375</text:p>
          </table:table-cell>
          <table:table-cell table:style-name="ce1" office:value-type="string">
            <text:p>9.5093e-08</text:p>
          </table:table-cell>
          <table:table-cell table:style-name="ce1" office:value-type="string">
            <text:p>8.4684e-07</text:p>
          </table:table-cell>
          <table:table-cell table:style-name="ce1" office:value-type="string">
            <text:p>8.7212e-09</text:p>
          </table:table-cell>
          <table:table-cell table:style-name="ce1" office:value-type="string">
            <text:p>3.1219e-08</text:p>
          </table:table-cell>
          <table:table-cell table:style-name="ce1" office:value-type="string">
            <text:p>5.9238e-07</text:p>
          </table:table-cell>
          <table:table-cell table:style-name="ce1" office:value-type="string">
            <text:p>2.4072e-05</text:p>
          </table:table-cell>
          <table:table-cell office:value-type="float" office:value="0.0021049">
            <text:p>0.0021049</text:p>
          </table:table-cell>
          <table:table-cell table:style-name="ce1" office:value-type="string">
            <text:p>3.0953e-18</text:p>
          </table:table-cell>
          <table:table-cell table:style-name="ce1" office:value-type="string">
            <text:p>2.6608e-15</text:p>
          </table:table-cell>
          <table:table-cell table:style-name="ce1" office:value-type="string">
            <text:p>6.7647e-17</text:p>
          </table:table-cell>
          <table:table-cell table:style-name="ce1" office:value-type="string">
            <text:p>2.4191e-15</text:p>
          </table:table-cell>
        </table:table-row>
        <table:table-row table:style-name="ro4">
          <table:table-cell office:value-type="float" office:value="1260.702">
            <text:p>1260.702</text:p>
          </table:table-cell>
          <table:table-cell table:formula="of:=[.M128]*1000000" office:value-type="float" office:value="153.74">
            <text:p>153.74</text:p>
          </table:table-cell>
          <table:table-cell table:formula="of:=[.N128]*1000000" office:value-type="float" office:value="0.095217">
            <text:p>0.095217</text:p>
          </table:table-cell>
          <table:table-cell table:formula="of:=[.O128]*1000000" office:value-type="float" office:value="0.84225">
            <text:p>0.84225</text:p>
          </table:table-cell>
          <table:table-cell table:formula="of:=[.P128]*1000000" office:value-type="float" office:value="0.0086957">
            <text:p>0.0086957</text:p>
          </table:table-cell>
          <table:table-cell table:formula="of:=[.Q128]*1000000" office:value-type="float" office:value="0.031178">
            <text:p>0.031178</text:p>
          </table:table-cell>
          <table:table-cell table:formula="of:=[.R128]*1000000" office:value-type="float" office:value="0.5929">
            <text:p>0.5929</text:p>
          </table:table-cell>
          <table:table-cell table:formula="of:=[.S128]*1000000" office:value-type="float" office:value="24.085">
            <text:p>24.085</text:p>
          </table:table-cell>
          <table:table-cell table:formula="of:=[.T128]*1000000" office:value-type="float" office:value="2104.9">
            <text:p>2104.9</text:p>
          </table:table-cell>
          <table:table-cell table:formula="of:=[.U128]*1000000000000" office:value-type="float" office:value="0.0000030957">
            <text:p>3.0957E-006</text:p>
          </table:table-cell>
          <table:table-cell table:formula="of:=[.V128]*1000000000000" office:value-type="float" office:value="0.0026536">
            <text:p>0.0026536</text:p>
          </table:table-cell>
          <table:table-cell table:formula="of:=([.W128]+[.X128])*1000000000000" office:value-type="float" office:value="0.002486325">
            <text:p>0.002486325</text:p>
          </table:table-cell>
          <table:table-cell office:value-type="float" office:value="0.00015374">
            <text:p>0.00015374</text:p>
          </table:table-cell>
          <table:table-cell table:style-name="ce1" office:value-type="string">
            <text:p>9.5217e-08</text:p>
          </table:table-cell>
          <table:table-cell table:style-name="ce1" office:value-type="string">
            <text:p>8.4225e-07</text:p>
          </table:table-cell>
          <table:table-cell table:style-name="ce1" office:value-type="string">
            <text:p>8.6957e-09</text:p>
          </table:table-cell>
          <table:table-cell table:style-name="ce1" office:value-type="string">
            <text:p>3.1178e-08</text:p>
          </table:table-cell>
          <table:table-cell table:style-name="ce1" office:value-type="string">
            <text:p>5.929e-07</text:p>
          </table:table-cell>
          <table:table-cell table:style-name="ce1" office:value-type="string">
            <text:p>2.4085e-05</text:p>
          </table:table-cell>
          <table:table-cell office:value-type="float" office:value="0.0021049">
            <text:p>0.0021049</text:p>
          </table:table-cell>
          <table:table-cell table:style-name="ce1" office:value-type="string">
            <text:p>3.0957e-18</text:p>
          </table:table-cell>
          <table:table-cell table:style-name="ce1" office:value-type="string">
            <text:p>2.6536e-15</text:p>
          </table:table-cell>
          <table:table-cell table:style-name="ce1" office:value-type="string">
            <text:p>6.7625e-17</text:p>
          </table:table-cell>
          <table:table-cell table:style-name="ce1" office:value-type="string">
            <text:p>2.4187e-15</text:p>
          </table:table-cell>
        </table:table-row>
        <table:table-row table:style-name="ro4">
          <table:table-cell office:value-type="float" office:value="1270.702">
            <text:p>1270.702</text:p>
          </table:table-cell>
          <table:table-cell table:formula="of:=[.M129]*1000000" office:value-type="float" office:value="153.73">
            <text:p>153.73</text:p>
          </table:table-cell>
          <table:table-cell table:formula="of:=[.N129]*1000000" office:value-type="float" office:value="0.095335">
            <text:p>0.095335</text:p>
          </table:table-cell>
          <table:table-cell table:formula="of:=[.O129]*1000000" office:value-type="float" office:value="0.83771">
            <text:p>0.83771</text:p>
          </table:table-cell>
          <table:table-cell table:formula="of:=[.P129]*1000000" office:value-type="float" office:value="0.0086702">
            <text:p>0.0086702</text:p>
          </table:table-cell>
          <table:table-cell table:formula="of:=[.Q129]*1000000" office:value-type="float" office:value="0.031135">
            <text:p>0.031135</text:p>
          </table:table-cell>
          <table:table-cell table:formula="of:=[.R129]*1000000" office:value-type="float" office:value="0.59339">
            <text:p>0.59339</text:p>
          </table:table-cell>
          <table:table-cell table:formula="of:=[.S129]*1000000" office:value-type="float" office:value="24.098">
            <text:p>24.098</text:p>
          </table:table-cell>
          <table:table-cell table:formula="of:=[.T129]*1000000" office:value-type="float" office:value="2104.9">
            <text:p>2104.9</text:p>
          </table:table-cell>
          <table:table-cell table:formula="of:=[.U129]*1000000000000" office:value-type="float" office:value="0.0000030961">
            <text:p>3.0961E-006</text:p>
          </table:table-cell>
          <table:table-cell table:formula="of:=[.V129]*1000000000000" office:value-type="float" office:value="0.0026462">
            <text:p>0.0026462</text:p>
          </table:table-cell>
          <table:table-cell table:formula="of:=([.W129]+[.X129])*1000000000000" office:value-type="float" office:value="0.002485899">
            <text:p>0.002485899</text:p>
          </table:table-cell>
          <table:table-cell office:value-type="float" office:value="0.00015373">
            <text:p>0.00015373</text:p>
          </table:table-cell>
          <table:table-cell table:style-name="ce1" office:value-type="string">
            <text:p>9.5335e-08</text:p>
          </table:table-cell>
          <table:table-cell table:style-name="ce1" office:value-type="string">
            <text:p>8.3771e-07</text:p>
          </table:table-cell>
          <table:table-cell table:style-name="ce1" office:value-type="string">
            <text:p>8.6702e-09</text:p>
          </table:table-cell>
          <table:table-cell table:style-name="ce1" office:value-type="string">
            <text:p>3.1135e-08</text:p>
          </table:table-cell>
          <table:table-cell table:style-name="ce1" office:value-type="string">
            <text:p>5.9339e-07</text:p>
          </table:table-cell>
          <table:table-cell table:style-name="ce1" office:value-type="string">
            <text:p>2.4098e-05</text:p>
          </table:table-cell>
          <table:table-cell office:value-type="float" office:value="0.0021049">
            <text:p>0.0021049</text:p>
          </table:table-cell>
          <table:table-cell table:style-name="ce1" office:value-type="string">
            <text:p>3.0961e-18</text:p>
          </table:table-cell>
          <table:table-cell table:style-name="ce1" office:value-type="string">
            <text:p>2.6462e-15</text:p>
          </table:table-cell>
          <table:table-cell table:style-name="ce1" office:value-type="string">
            <text:p>6.7599e-17</text:p>
          </table:table-cell>
          <table:table-cell table:style-name="ce1" office:value-type="string">
            <text:p>2.4183e-15</text:p>
          </table:table-cell>
        </table:table-row>
        <table:table-row table:style-name="ro4">
          <table:table-cell office:value-type="float" office:value="1280.702">
            <text:p>1280.702</text:p>
          </table:table-cell>
          <table:table-cell table:formula="of:=[.M130]*1000000" office:value-type="float" office:value="153.72">
            <text:p>153.72</text:p>
          </table:table-cell>
          <table:table-cell table:formula="of:=[.N130]*1000000" office:value-type="float" office:value="0.095447">
            <text:p>0.095447</text:p>
          </table:table-cell>
          <table:table-cell table:formula="of:=[.O130]*1000000" office:value-type="float" office:value="0.8332">
            <text:p>0.8332</text:p>
          </table:table-cell>
          <table:table-cell table:formula="of:=[.P130]*1000000" office:value-type="float" office:value="0.0086449">
            <text:p>0.0086449</text:p>
          </table:table-cell>
          <table:table-cell table:formula="of:=[.Q130]*1000000" office:value-type="float" office:value="0.031089">
            <text:p>0.031089</text:p>
          </table:table-cell>
          <table:table-cell table:formula="of:=[.R130]*1000000" office:value-type="float" office:value="0.59385">
            <text:p>0.59385</text:p>
          </table:table-cell>
          <table:table-cell table:formula="of:=[.S130]*1000000" office:value-type="float" office:value="24.111">
            <text:p>24.111</text:p>
          </table:table-cell>
          <table:table-cell table:formula="of:=[.T130]*1000000" office:value-type="float" office:value="2104.8">
            <text:p>2104.8</text:p>
          </table:table-cell>
          <table:table-cell table:formula="of:=[.U130]*1000000000000" office:value-type="float" office:value="0.0000030965">
            <text:p>3.0965E-006</text:p>
          </table:table-cell>
          <table:table-cell table:formula="of:=[.V130]*1000000000000" office:value-type="float" office:value="0.0026387">
            <text:p>0.0026387</text:p>
          </table:table-cell>
          <table:table-cell table:formula="of:=([.W130]+[.X130])*1000000000000" office:value-type="float" office:value="0.00248527">
            <text:p>0.00248527</text:p>
          </table:table-cell>
          <table:table-cell office:value-type="float" office:value="0.00015372">
            <text:p>0.00015372</text:p>
          </table:table-cell>
          <table:table-cell table:style-name="ce1" office:value-type="string">
            <text:p>9.5447e-08</text:p>
          </table:table-cell>
          <table:table-cell table:style-name="ce1" office:value-type="string">
            <text:p>8.332e-07</text:p>
          </table:table-cell>
          <table:table-cell table:style-name="ce1" office:value-type="string">
            <text:p>8.6449e-09</text:p>
          </table:table-cell>
          <table:table-cell table:style-name="ce1" office:value-type="string">
            <text:p>3.1089e-08</text:p>
          </table:table-cell>
          <table:table-cell table:style-name="ce1" office:value-type="string">
            <text:p>5.9385e-07</text:p>
          </table:table-cell>
          <table:table-cell table:style-name="ce1" office:value-type="string">
            <text:p>2.4111e-05</text:p>
          </table:table-cell>
          <table:table-cell office:value-type="float" office:value="0.0021048">
            <text:p>0.0021048</text:p>
          </table:table-cell>
          <table:table-cell table:style-name="ce1" office:value-type="string">
            <text:p>3.0965e-18</text:p>
          </table:table-cell>
          <table:table-cell table:style-name="ce1" office:value-type="string">
            <text:p>2.6387e-15</text:p>
          </table:table-cell>
          <table:table-cell table:style-name="ce1" office:value-type="string">
            <text:p>6.757e-17</text:p>
          </table:table-cell>
          <table:table-cell table:style-name="ce1" office:value-type="string">
            <text:p>2.4177e-15</text:p>
          </table:table-cell>
        </table:table-row>
        <table:table-row table:style-name="ro4">
          <table:table-cell office:value-type="float" office:value="1290.702">
            <text:p>1290.702</text:p>
          </table:table-cell>
          <table:table-cell table:formula="of:=[.M131]*1000000" office:value-type="float" office:value="153.71">
            <text:p>153.71</text:p>
          </table:table-cell>
          <table:table-cell table:formula="of:=[.N131]*1000000" office:value-type="float" office:value="0.095553">
            <text:p>0.095553</text:p>
          </table:table-cell>
          <table:table-cell table:formula="of:=[.O131]*1000000" office:value-type="float" office:value="0.82873">
            <text:p>0.82873</text:p>
          </table:table-cell>
          <table:table-cell table:formula="of:=[.P131]*1000000" office:value-type="float" office:value="0.0086196">
            <text:p>0.0086196</text:p>
          </table:table-cell>
          <table:table-cell table:formula="of:=[.Q131]*1000000" office:value-type="float" office:value="0.031041">
            <text:p>0.031041</text:p>
          </table:table-cell>
          <table:table-cell table:formula="of:=[.R131]*1000000" office:value-type="float" office:value="0.59428">
            <text:p>0.59428</text:p>
          </table:table-cell>
          <table:table-cell table:formula="of:=[.S131]*1000000" office:value-type="float" office:value="24.124">
            <text:p>24.124</text:p>
          </table:table-cell>
          <table:table-cell table:formula="of:=[.T131]*1000000" office:value-type="float" office:value="2104.8">
            <text:p>2104.8</text:p>
          </table:table-cell>
          <table:table-cell table:formula="of:=[.U131]*1000000000000" office:value-type="float" office:value="0.0000030969">
            <text:p>3.0969E-006</text:p>
          </table:table-cell>
          <table:table-cell table:formula="of:=[.V131]*1000000000000" office:value-type="float" office:value="0.002631">
            <text:p>0.002631</text:p>
          </table:table-cell>
          <table:table-cell table:formula="of:=([.W131]+[.X131])*1000000000000" office:value-type="float" office:value="0.002484438">
            <text:p>0.002484438</text:p>
          </table:table-cell>
          <table:table-cell office:value-type="float" office:value="0.00015371">
            <text:p>0.00015371</text:p>
          </table:table-cell>
          <table:table-cell table:style-name="ce1" office:value-type="string">
            <text:p>9.5553e-08</text:p>
          </table:table-cell>
          <table:table-cell table:style-name="ce1" office:value-type="string">
            <text:p>8.2873e-07</text:p>
          </table:table-cell>
          <table:table-cell table:style-name="ce1" office:value-type="string">
            <text:p>8.6196e-09</text:p>
          </table:table-cell>
          <table:table-cell table:style-name="ce1" office:value-type="string">
            <text:p>3.1041e-08</text:p>
          </table:table-cell>
          <table:table-cell table:style-name="ce1" office:value-type="string">
            <text:p>5.9428e-07</text:p>
          </table:table-cell>
          <table:table-cell table:style-name="ce1" office:value-type="string">
            <text:p>2.4124e-05</text:p>
          </table:table-cell>
          <table:table-cell office:value-type="float" office:value="0.0021048">
            <text:p>0.0021048</text:p>
          </table:table-cell>
          <table:table-cell table:style-name="ce1" office:value-type="string">
            <text:p>3.0969e-18</text:p>
          </table:table-cell>
          <table:table-cell table:style-name="ce1" office:value-type="string">
            <text:p>2.631e-15</text:p>
          </table:table-cell>
          <table:table-cell table:style-name="ce1" office:value-type="string">
            <text:p>6.7538e-17</text:p>
          </table:table-cell>
          <table:table-cell table:style-name="ce1" office:value-type="string">
            <text:p>2.4169e-15</text:p>
          </table:table-cell>
        </table:table-row>
        <table:table-row table:style-name="ro4">
          <table:table-cell office:value-type="float" office:value="1300.702">
            <text:p>1300.702</text:p>
          </table:table-cell>
          <table:table-cell table:formula="of:=[.M132]*1000000" office:value-type="float" office:value="153.7">
            <text:p>153.7</text:p>
          </table:table-cell>
          <table:table-cell table:formula="of:=[.N132]*1000000" office:value-type="float" office:value="0.095653">
            <text:p>0.095653</text:p>
          </table:table-cell>
          <table:table-cell table:formula="of:=[.O132]*1000000" office:value-type="float" office:value="0.82429">
            <text:p>0.82429</text:p>
          </table:table-cell>
          <table:table-cell table:formula="of:=[.P132]*1000000" office:value-type="float" office:value="0.0085945">
            <text:p>0.0085945</text:p>
          </table:table-cell>
          <table:table-cell table:formula="of:=[.Q132]*1000000" office:value-type="float" office:value="0.030991">
            <text:p>0.030991</text:p>
          </table:table-cell>
          <table:table-cell table:formula="of:=[.R132]*1000000" office:value-type="float" office:value="0.59467">
            <text:p>0.59467</text:p>
          </table:table-cell>
          <table:table-cell table:formula="of:=[.S132]*1000000" office:value-type="float" office:value="24.137">
            <text:p>24.137</text:p>
          </table:table-cell>
          <table:table-cell table:formula="of:=[.T132]*1000000" office:value-type="float" office:value="2104.8">
            <text:p>2104.8</text:p>
          </table:table-cell>
          <table:table-cell table:formula="of:=[.U132]*1000000000000" office:value-type="float" office:value="0.0000030973">
            <text:p>3.0973E-006</text:p>
          </table:table-cell>
          <table:table-cell table:formula="of:=[.V132]*1000000000000" office:value-type="float" office:value="0.0026232">
            <text:p>0.0026232</text:p>
          </table:table-cell>
          <table:table-cell table:formula="of:=([.W132]+[.X132])*1000000000000" office:value-type="float" office:value="0.002483603">
            <text:p>0.002483603</text:p>
          </table:table-cell>
          <table:table-cell office:value-type="float" office:value="0.0001537">
            <text:p>0.0001537</text:p>
          </table:table-cell>
          <table:table-cell table:style-name="ce1" office:value-type="string">
            <text:p>9.5653e-08</text:p>
          </table:table-cell>
          <table:table-cell table:style-name="ce1" office:value-type="string">
            <text:p>8.2429e-07</text:p>
          </table:table-cell>
          <table:table-cell table:style-name="ce1" office:value-type="string">
            <text:p>8.5945e-09</text:p>
          </table:table-cell>
          <table:table-cell table:style-name="ce1" office:value-type="string">
            <text:p>3.0991e-08</text:p>
          </table:table-cell>
          <table:table-cell table:style-name="ce1" office:value-type="string">
            <text:p>5.9467e-07</text:p>
          </table:table-cell>
          <table:table-cell table:style-name="ce1" office:value-type="string">
            <text:p>2.4137e-05</text:p>
          </table:table-cell>
          <table:table-cell office:value-type="float" office:value="0.0021048">
            <text:p>0.0021048</text:p>
          </table:table-cell>
          <table:table-cell table:style-name="ce1" office:value-type="string">
            <text:p>3.0973e-18</text:p>
          </table:table-cell>
          <table:table-cell table:style-name="ce1" office:value-type="string">
            <text:p>2.6232e-15</text:p>
          </table:table-cell>
          <table:table-cell table:style-name="ce1" office:value-type="string">
            <text:p>6.7503e-17</text:p>
          </table:table-cell>
          <table:table-cell table:style-name="ce1" office:value-type="string">
            <text:p>2.4161e-15</text:p>
          </table:table-cell>
        </table:table-row>
        <table:table-row table:style-name="ro4">
          <table:table-cell office:value-type="float" office:value="1310.702">
            <text:p>1310.702</text:p>
          </table:table-cell>
          <table:table-cell table:formula="of:=[.M133]*1000000" office:value-type="float" office:value="153.69">
            <text:p>153.69</text:p>
          </table:table-cell>
          <table:table-cell table:formula="of:=[.N133]*1000000" office:value-type="float" office:value="0.095747">
            <text:p>0.095747</text:p>
          </table:table-cell>
          <table:table-cell table:formula="of:=[.O133]*1000000" office:value-type="float" office:value="0.8199">
            <text:p>0.8199</text:p>
          </table:table-cell>
          <table:table-cell table:formula="of:=[.P133]*1000000" office:value-type="float" office:value="0.0085695">
            <text:p>0.0085695</text:p>
          </table:table-cell>
          <table:table-cell table:formula="of:=[.Q133]*1000000" office:value-type="float" office:value="0.030939">
            <text:p>0.030939</text:p>
          </table:table-cell>
          <table:table-cell table:formula="of:=[.R133]*1000000" office:value-type="float" office:value="0.59504">
            <text:p>0.59504</text:p>
          </table:table-cell>
          <table:table-cell table:formula="of:=[.S133]*1000000" office:value-type="float" office:value="24.151">
            <text:p>24.151</text:p>
          </table:table-cell>
          <table:table-cell table:formula="of:=[.T133]*1000000" office:value-type="float" office:value="2104.8">
            <text:p>2104.8</text:p>
          </table:table-cell>
          <table:table-cell table:formula="of:=[.U133]*1000000000000" office:value-type="float" office:value="0.0000030977">
            <text:p>3.0977E-006</text:p>
          </table:table-cell>
          <table:table-cell table:formula="of:=[.V133]*1000000000000" office:value-type="float" office:value="0.0026152">
            <text:p>0.0026152</text:p>
          </table:table-cell>
          <table:table-cell table:formula="of:=([.W133]+[.X133])*1000000000000" office:value-type="float" office:value="0.002482565">
            <text:p>0.002482565</text:p>
          </table:table-cell>
          <table:table-cell office:value-type="float" office:value="0.00015369">
            <text:p>0.00015369</text:p>
          </table:table-cell>
          <table:table-cell table:style-name="ce1" office:value-type="string">
            <text:p>9.5747e-08</text:p>
          </table:table-cell>
          <table:table-cell table:style-name="ce1" office:value-type="string">
            <text:p>8.199e-07</text:p>
          </table:table-cell>
          <table:table-cell table:style-name="ce1" office:value-type="string">
            <text:p>8.5695e-09</text:p>
          </table:table-cell>
          <table:table-cell table:style-name="ce1" office:value-type="string">
            <text:p>3.0939e-08</text:p>
          </table:table-cell>
          <table:table-cell table:style-name="ce1" office:value-type="string">
            <text:p>5.9504e-07</text:p>
          </table:table-cell>
          <table:table-cell table:style-name="ce1" office:value-type="string">
            <text:p>2.4151e-05</text:p>
          </table:table-cell>
          <table:table-cell office:value-type="float" office:value="0.0021048">
            <text:p>0.0021048</text:p>
          </table:table-cell>
          <table:table-cell table:style-name="ce1" office:value-type="string">
            <text:p>3.0977e-18</text:p>
          </table:table-cell>
          <table:table-cell table:style-name="ce1" office:value-type="string">
            <text:p>2.6152e-15</text:p>
          </table:table-cell>
          <table:table-cell table:style-name="ce1" office:value-type="string">
            <text:p>6.7465e-17</text:p>
          </table:table-cell>
          <table:table-cell table:style-name="ce1" office:value-type="string">
            <text:p>2.4151e-15</text:p>
          </table:table-cell>
        </table:table-row>
        <table:table-row table:style-name="ro4">
          <table:table-cell office:value-type="float" office:value="1320.702">
            <text:p>1320.702</text:p>
          </table:table-cell>
          <table:table-cell table:formula="of:=[.M134]*1000000" office:value-type="float" office:value="153.68">
            <text:p>153.68</text:p>
          </table:table-cell>
          <table:table-cell table:formula="of:=[.N134]*1000000" office:value-type="float" office:value="0.095836">
            <text:p>0.095836</text:p>
          </table:table-cell>
          <table:table-cell table:formula="of:=[.O134]*1000000" office:value-type="float" office:value="0.81554">
            <text:p>0.81554</text:p>
          </table:table-cell>
          <table:table-cell table:formula="of:=[.P134]*1000000" office:value-type="float" office:value="0.0085446">
            <text:p>0.0085446</text:p>
          </table:table-cell>
          <table:table-cell table:formula="of:=[.Q134]*1000000" office:value-type="float" office:value="0.030884">
            <text:p>0.030884</text:p>
          </table:table-cell>
          <table:table-cell table:formula="of:=[.R134]*1000000" office:value-type="float" office:value="0.59538">
            <text:p>0.59538</text:p>
          </table:table-cell>
          <table:table-cell table:formula="of:=[.S134]*1000000" office:value-type="float" office:value="24.164">
            <text:p>24.164</text:p>
          </table:table-cell>
          <table:table-cell table:formula="of:=[.T134]*1000000" office:value-type="float" office:value="2104.7">
            <text:p>2104.7</text:p>
          </table:table-cell>
          <table:table-cell table:formula="of:=[.U134]*1000000000000" office:value-type="float" office:value="0.0000030981">
            <text:p>3.0981E-006</text:p>
          </table:table-cell>
          <table:table-cell table:formula="of:=[.V134]*1000000000000" office:value-type="float" office:value="0.0026071">
            <text:p>0.0026071</text:p>
          </table:table-cell>
          <table:table-cell table:formula="of:=([.W134]+[.X134])*1000000000000" office:value-type="float" office:value="0.002481523">
            <text:p>0.002481523</text:p>
          </table:table-cell>
          <table:table-cell office:value-type="float" office:value="0.00015368">
            <text:p>0.00015368</text:p>
          </table:table-cell>
          <table:table-cell table:style-name="ce1" office:value-type="string">
            <text:p>9.5836e-08</text:p>
          </table:table-cell>
          <table:table-cell table:style-name="ce1" office:value-type="string">
            <text:p>8.1554e-07</text:p>
          </table:table-cell>
          <table:table-cell table:style-name="ce1" office:value-type="string">
            <text:p>8.5446e-09</text:p>
          </table:table-cell>
          <table:table-cell table:style-name="ce1" office:value-type="string">
            <text:p>3.0884e-08</text:p>
          </table:table-cell>
          <table:table-cell table:style-name="ce1" office:value-type="string">
            <text:p>5.9538e-07</text:p>
          </table:table-cell>
          <table:table-cell table:style-name="ce1" office:value-type="string">
            <text:p>2.4164e-05</text:p>
          </table:table-cell>
          <table:table-cell office:value-type="float" office:value="0.0021047">
            <text:p>0.0021047</text:p>
          </table:table-cell>
          <table:table-cell table:style-name="ce1" office:value-type="string">
            <text:p>3.0981e-18</text:p>
          </table:table-cell>
          <table:table-cell table:style-name="ce1" office:value-type="string">
            <text:p>2.6071e-15</text:p>
          </table:table-cell>
          <table:table-cell table:style-name="ce1" office:value-type="string">
            <text:p>6.7423e-17</text:p>
          </table:table-cell>
          <table:table-cell table:style-name="ce1" office:value-type="string">
            <text:p>2.4141e-15</text:p>
          </table:table-cell>
        </table:table-row>
        <table:table-row table:style-name="ro4">
          <table:table-cell office:value-type="float" office:value="1330.702">
            <text:p>1330.702</text:p>
          </table:table-cell>
          <table:table-cell table:formula="of:=[.M135]*1000000" office:value-type="float" office:value="153.67">
            <text:p>153.67</text:p>
          </table:table-cell>
          <table:table-cell table:formula="of:=[.N135]*1000000" office:value-type="float" office:value="0.095919">
            <text:p>0.095919</text:p>
          </table:table-cell>
          <table:table-cell table:formula="of:=[.O135]*1000000" office:value-type="float" office:value="0.81121">
            <text:p>0.81121</text:p>
          </table:table-cell>
          <table:table-cell table:formula="of:=[.P135]*1000000" office:value-type="float" office:value="0.0085198">
            <text:p>0.0085198</text:p>
          </table:table-cell>
          <table:table-cell table:formula="of:=[.Q135]*1000000" office:value-type="float" office:value="0.030828">
            <text:p>0.030828</text:p>
          </table:table-cell>
          <table:table-cell table:formula="of:=[.R135]*1000000" office:value-type="float" office:value="0.59568">
            <text:p>0.59568</text:p>
          </table:table-cell>
          <table:table-cell table:formula="of:=[.S135]*1000000" office:value-type="float" office:value="24.177">
            <text:p>24.177</text:p>
          </table:table-cell>
          <table:table-cell table:formula="of:=[.T135]*1000000" office:value-type="float" office:value="2104.7">
            <text:p>2104.7</text:p>
          </table:table-cell>
          <table:table-cell table:formula="of:=[.U135]*1000000000000" office:value-type="float" office:value="0.0000030985">
            <text:p>3.0985E-006</text:p>
          </table:table-cell>
          <table:table-cell table:formula="of:=[.V135]*1000000000000" office:value-type="float" office:value="0.0025989">
            <text:p>0.0025989</text:p>
          </table:table-cell>
          <table:table-cell table:formula="of:=([.W135]+[.X135])*1000000000000" office:value-type="float" office:value="0.002480279">
            <text:p>0.002480279</text:p>
          </table:table-cell>
          <table:table-cell office:value-type="float" office:value="0.00015367">
            <text:p>0.00015367</text:p>
          </table:table-cell>
          <table:table-cell table:style-name="ce1" office:value-type="string">
            <text:p>9.5919e-08</text:p>
          </table:table-cell>
          <table:table-cell table:style-name="ce1" office:value-type="string">
            <text:p>8.1121e-07</text:p>
          </table:table-cell>
          <table:table-cell table:style-name="ce1" office:value-type="string">
            <text:p>8.5198e-09</text:p>
          </table:table-cell>
          <table:table-cell table:style-name="ce1" office:value-type="string">
            <text:p>3.0828e-08</text:p>
          </table:table-cell>
          <table:table-cell table:style-name="ce1" office:value-type="string">
            <text:p>5.9568e-07</text:p>
          </table:table-cell>
          <table:table-cell table:style-name="ce1" office:value-type="string">
            <text:p>2.4177e-05</text:p>
          </table:table-cell>
          <table:table-cell office:value-type="float" office:value="0.0021047">
            <text:p>0.0021047</text:p>
          </table:table-cell>
          <table:table-cell table:style-name="ce1" office:value-type="string">
            <text:p>3.0985e-18</text:p>
          </table:table-cell>
          <table:table-cell table:style-name="ce1" office:value-type="string">
            <text:p>2.5989e-15</text:p>
          </table:table-cell>
          <table:table-cell table:style-name="ce1" office:value-type="string">
            <text:p>6.7379e-17</text:p>
          </table:table-cell>
          <table:table-cell table:style-name="ce1" office:value-type="string">
            <text:p>2.4129e-15</text:p>
          </table:table-cell>
        </table:table-row>
        <table:table-row table:style-name="ro4">
          <table:table-cell office:value-type="float" office:value="1340.702">
            <text:p>1340.702</text:p>
          </table:table-cell>
          <table:table-cell table:formula="of:=[.M136]*1000000" office:value-type="float" office:value="153.66">
            <text:p>153.66</text:p>
          </table:table-cell>
          <table:table-cell table:formula="of:=[.N136]*1000000" office:value-type="float" office:value="0.095996">
            <text:p>0.095996</text:p>
          </table:table-cell>
          <table:table-cell table:formula="of:=[.O136]*1000000" office:value-type="float" office:value="0.80692">
            <text:p>0.80692</text:p>
          </table:table-cell>
          <table:table-cell table:formula="of:=[.P136]*1000000" office:value-type="float" office:value="0.0084951">
            <text:p>0.0084951</text:p>
          </table:table-cell>
          <table:table-cell table:formula="of:=[.Q136]*1000000" office:value-type="float" office:value="0.030769">
            <text:p>0.030769</text:p>
          </table:table-cell>
          <table:table-cell table:formula="of:=[.R136]*1000000" office:value-type="float" office:value="0.59596">
            <text:p>0.59596</text:p>
          </table:table-cell>
          <table:table-cell table:formula="of:=[.S136]*1000000" office:value-type="float" office:value="24.19">
            <text:p>24.19</text:p>
          </table:table-cell>
          <table:table-cell table:formula="of:=[.T136]*1000000" office:value-type="float" office:value="2104.7">
            <text:p>2104.7</text:p>
          </table:table-cell>
          <table:table-cell table:formula="of:=[.U136]*1000000000000" office:value-type="float" office:value="0.0000030989">
            <text:p>3.0989E-006</text:p>
          </table:table-cell>
          <table:table-cell table:formula="of:=[.V136]*1000000000000" office:value-type="float" office:value="0.0025905">
            <text:p>0.0025905</text:p>
          </table:table-cell>
          <table:table-cell table:formula="of:=([.W136]+[.X136])*1000000000000" office:value-type="float" office:value="0.002478932">
            <text:p>0.002478932</text:p>
          </table:table-cell>
          <table:table-cell office:value-type="float" office:value="0.00015366">
            <text:p>0.00015366</text:p>
          </table:table-cell>
          <table:table-cell table:style-name="ce1" office:value-type="string">
            <text:p>9.5996e-08</text:p>
          </table:table-cell>
          <table:table-cell table:style-name="ce1" office:value-type="string">
            <text:p>8.0692e-07</text:p>
          </table:table-cell>
          <table:table-cell table:style-name="ce1" office:value-type="string">
            <text:p>8.4951e-09</text:p>
          </table:table-cell>
          <table:table-cell table:style-name="ce1" office:value-type="string">
            <text:p>3.0769e-08</text:p>
          </table:table-cell>
          <table:table-cell table:style-name="ce1" office:value-type="string">
            <text:p>5.9596e-07</text:p>
          </table:table-cell>
          <table:table-cell table:style-name="ce1" office:value-type="string">
            <text:p>2.419e-05</text:p>
          </table:table-cell>
          <table:table-cell office:value-type="float" office:value="0.0021047">
            <text:p>0.0021047</text:p>
          </table:table-cell>
          <table:table-cell table:style-name="ce1" office:value-type="string">
            <text:p>3.0989e-18</text:p>
          </table:table-cell>
          <table:table-cell table:style-name="ce1" office:value-type="string">
            <text:p>2.5905e-15</text:p>
          </table:table-cell>
          <table:table-cell table:style-name="ce1" office:value-type="string">
            <text:p>6.7332e-17</text:p>
          </table:table-cell>
          <table:table-cell table:style-name="ce1" office:value-type="string">
            <text:p>2.4116e-15</text:p>
          </table:table-cell>
        </table:table-row>
        <table:table-row table:style-name="ro4">
          <table:table-cell office:value-type="float" office:value="1350.702">
            <text:p>1350.702</text:p>
          </table:table-cell>
          <table:table-cell table:formula="of:=[.M137]*1000000" office:value-type="float" office:value="153.65">
            <text:p>153.65</text:p>
          </table:table-cell>
          <table:table-cell table:formula="of:=[.N137]*1000000" office:value-type="float" office:value="0.096068">
            <text:p>0.096068</text:p>
          </table:table-cell>
          <table:table-cell table:formula="of:=[.O137]*1000000" office:value-type="float" office:value="0.80267">
            <text:p>0.80267</text:p>
          </table:table-cell>
          <table:table-cell table:formula="of:=[.P137]*1000000" office:value-type="float" office:value="0.0084705">
            <text:p>0.0084705</text:p>
          </table:table-cell>
          <table:table-cell table:formula="of:=[.Q137]*1000000" office:value-type="float" office:value="0.030709">
            <text:p>0.030709</text:p>
          </table:table-cell>
          <table:table-cell table:formula="of:=[.R137]*1000000" office:value-type="float" office:value="0.59621">
            <text:p>0.59621</text:p>
          </table:table-cell>
          <table:table-cell table:formula="of:=[.S137]*1000000" office:value-type="float" office:value="24.203">
            <text:p>24.203</text:p>
          </table:table-cell>
          <table:table-cell table:formula="of:=[.T137]*1000000" office:value-type="float" office:value="2104.7">
            <text:p>2104.7</text:p>
          </table:table-cell>
          <table:table-cell table:formula="of:=[.U137]*1000000000000" office:value-type="float" office:value="0.0000030993">
            <text:p>3.0993E-006</text:p>
          </table:table-cell>
          <table:table-cell table:formula="of:=[.V137]*1000000000000" office:value-type="float" office:value="0.002582">
            <text:p>0.002582</text:p>
          </table:table-cell>
          <table:table-cell table:formula="of:=([.W137]+[.X137])*1000000000000" office:value-type="float" office:value="0.002477482">
            <text:p>0.002477482</text:p>
          </table:table-cell>
          <table:table-cell office:value-type="float" office:value="0.00015365">
            <text:p>0.00015365</text:p>
          </table:table-cell>
          <table:table-cell table:style-name="ce1" office:value-type="string">
            <text:p>9.6068e-08</text:p>
          </table:table-cell>
          <table:table-cell table:style-name="ce1" office:value-type="string">
            <text:p>8.0267e-07</text:p>
          </table:table-cell>
          <table:table-cell table:style-name="ce1" office:value-type="string">
            <text:p>8.4705e-09</text:p>
          </table:table-cell>
          <table:table-cell table:style-name="ce1" office:value-type="string">
            <text:p>3.0709e-08</text:p>
          </table:table-cell>
          <table:table-cell table:style-name="ce1" office:value-type="string">
            <text:p>5.9621e-07</text:p>
          </table:table-cell>
          <table:table-cell table:style-name="ce1" office:value-type="string">
            <text:p>2.4203e-05</text:p>
          </table:table-cell>
          <table:table-cell office:value-type="float" office:value="0.0021047">
            <text:p>0.0021047</text:p>
          </table:table-cell>
          <table:table-cell table:style-name="ce1" office:value-type="string">
            <text:p>3.0993e-18</text:p>
          </table:table-cell>
          <table:table-cell table:style-name="ce1" office:value-type="string">
            <text:p>2.582e-15</text:p>
          </table:table-cell>
          <table:table-cell table:style-name="ce1" office:value-type="string">
            <text:p>6.7282e-17</text:p>
          </table:table-cell>
          <table:table-cell table:style-name="ce1" office:value-type="string">
            <text:p>2.4102e-15</text:p>
          </table:table-cell>
        </table:table-row>
        <table:table-row table:style-name="ro4">
          <table:table-cell office:value-type="float" office:value="1360.702">
            <text:p>1360.702</text:p>
          </table:table-cell>
          <table:table-cell table:formula="of:=[.M138]*1000000" office:value-type="float" office:value="153.64">
            <text:p>153.64</text:p>
          </table:table-cell>
          <table:table-cell table:formula="of:=[.N138]*1000000" office:value-type="float" office:value="0.096135">
            <text:p>0.096135</text:p>
          </table:table-cell>
          <table:table-cell table:formula="of:=[.O138]*1000000" office:value-type="float" office:value="0.79845">
            <text:p>0.79845</text:p>
          </table:table-cell>
          <table:table-cell table:formula="of:=[.P138]*1000000" office:value-type="float" office:value="0.008446">
            <text:p>0.008446</text:p>
          </table:table-cell>
          <table:table-cell table:formula="of:=[.Q138]*1000000" office:value-type="float" office:value="0.030646">
            <text:p>0.030646</text:p>
          </table:table-cell>
          <table:table-cell table:formula="of:=[.R138]*1000000" office:value-type="float" office:value="0.59643">
            <text:p>0.59643</text:p>
          </table:table-cell>
          <table:table-cell table:formula="of:=[.S138]*1000000" office:value-type="float" office:value="24.216">
            <text:p>24.216</text:p>
          </table:table-cell>
          <table:table-cell table:formula="of:=[.T138]*1000000" office:value-type="float" office:value="2104.6">
            <text:p>2104.6</text:p>
          </table:table-cell>
          <table:table-cell table:formula="of:=[.U138]*1000000000000" office:value-type="float" office:value="0.0000030997">
            <text:p>3.0997E-006</text:p>
          </table:table-cell>
          <table:table-cell table:formula="of:=[.V138]*1000000000000" office:value-type="float" office:value="0.0025733">
            <text:p>0.0025733</text:p>
          </table:table-cell>
          <table:table-cell table:formula="of:=([.W138]+[.X138])*1000000000000" office:value-type="float" office:value="0.002475829">
            <text:p>0.002475829</text:p>
          </table:table-cell>
          <table:table-cell office:value-type="float" office:value="0.00015364">
            <text:p>0.00015364</text:p>
          </table:table-cell>
          <table:table-cell table:style-name="ce1" office:value-type="string">
            <text:p>9.6135e-08</text:p>
          </table:table-cell>
          <table:table-cell table:style-name="ce1" office:value-type="string">
            <text:p>7.9845e-07</text:p>
          </table:table-cell>
          <table:table-cell table:style-name="ce1" office:value-type="string">
            <text:p>8.446e-09</text:p>
          </table:table-cell>
          <table:table-cell table:style-name="ce1" office:value-type="string">
            <text:p>3.0646e-08</text:p>
          </table:table-cell>
          <table:table-cell table:style-name="ce1" office:value-type="string">
            <text:p>5.9643e-07</text:p>
          </table:table-cell>
          <table:table-cell table:style-name="ce1" office:value-type="string">
            <text:p>2.4216e-05</text:p>
          </table:table-cell>
          <table:table-cell office:value-type="float" office:value="0.0021046">
            <text:p>0.0021046</text:p>
          </table:table-cell>
          <table:table-cell table:style-name="ce1" office:value-type="string">
            <text:p>3.0997e-18</text:p>
          </table:table-cell>
          <table:table-cell table:style-name="ce1" office:value-type="string">
            <text:p>2.5733e-15</text:p>
          </table:table-cell>
          <table:table-cell table:style-name="ce1" office:value-type="string">
            <text:p>6.7229e-17</text:p>
          </table:table-cell>
          <table:table-cell table:style-name="ce1" office:value-type="string">
            <text:p>2.4086e-15</text:p>
          </table:table-cell>
        </table:table-row>
        <table:table-row table:style-name="ro4">
          <table:table-cell office:value-type="float" office:value="1370.702">
            <text:p>1370.702</text:p>
          </table:table-cell>
          <table:table-cell table:formula="of:=[.M139]*1000000" office:value-type="float" office:value="153.63">
            <text:p>153.63</text:p>
          </table:table-cell>
          <table:table-cell table:formula="of:=[.N139]*1000000" office:value-type="float" office:value="0.096196">
            <text:p>0.096196</text:p>
          </table:table-cell>
          <table:table-cell table:formula="of:=[.O139]*1000000" office:value-type="float" office:value="0.79426">
            <text:p>0.79426</text:p>
          </table:table-cell>
          <table:table-cell table:formula="of:=[.P139]*1000000" office:value-type="float" office:value="0.0084217">
            <text:p>0.0084217</text:p>
          </table:table-cell>
          <table:table-cell table:formula="of:=[.Q139]*1000000" office:value-type="float" office:value="0.030582">
            <text:p>0.030582</text:p>
          </table:table-cell>
          <table:table-cell table:formula="of:=[.R139]*1000000" office:value-type="float" office:value="0.59663">
            <text:p>0.59663</text:p>
          </table:table-cell>
          <table:table-cell table:formula="of:=[.S139]*1000000" office:value-type="float" office:value="24.23">
            <text:p>24.23</text:p>
          </table:table-cell>
          <table:table-cell table:formula="of:=[.T139]*1000000" office:value-type="float" office:value="2104.6">
            <text:p>2104.6</text:p>
          </table:table-cell>
          <table:table-cell table:formula="of:=[.U139]*1000000000000" office:value-type="float" office:value="0.0000031001">
            <text:p>3.1001E-006</text:p>
          </table:table-cell>
          <table:table-cell table:formula="of:=[.V139]*1000000000000" office:value-type="float" office:value="0.0025645">
            <text:p>0.0025645</text:p>
          </table:table-cell>
          <table:table-cell table:formula="of:=([.W139]+[.X139])*1000000000000" office:value-type="float" office:value="0.002474173">
            <text:p>0.002474173</text:p>
          </table:table-cell>
          <table:table-cell office:value-type="float" office:value="0.00015363">
            <text:p>0.00015363</text:p>
          </table:table-cell>
          <table:table-cell table:style-name="ce1" office:value-type="string">
            <text:p>9.6196e-08</text:p>
          </table:table-cell>
          <table:table-cell table:style-name="ce1" office:value-type="string">
            <text:p>7.9426e-07</text:p>
          </table:table-cell>
          <table:table-cell table:style-name="ce1" office:value-type="string">
            <text:p>8.4217e-09</text:p>
          </table:table-cell>
          <table:table-cell table:style-name="ce1" office:value-type="string">
            <text:p>3.0582e-08</text:p>
          </table:table-cell>
          <table:table-cell table:style-name="ce1" office:value-type="string">
            <text:p>5.9663e-07</text:p>
          </table:table-cell>
          <table:table-cell table:style-name="ce1" office:value-type="string">
            <text:p>2.423e-05</text:p>
          </table:table-cell>
          <table:table-cell office:value-type="float" office:value="0.0021046">
            <text:p>0.0021046</text:p>
          </table:table-cell>
          <table:table-cell table:style-name="ce1" office:value-type="string">
            <text:p>3.1001e-18</text:p>
          </table:table-cell>
          <table:table-cell table:style-name="ce1" office:value-type="string">
            <text:p>2.5645e-15</text:p>
          </table:table-cell>
          <table:table-cell table:style-name="ce1" office:value-type="string">
            <text:p>6.7173e-17</text:p>
          </table:table-cell>
          <table:table-cell table:style-name="ce1" office:value-type="string">
            <text:p>2.407e-15</text:p>
          </table:table-cell>
        </table:table-row>
        <table:table-row table:style-name="ro4">
          <table:table-cell office:value-type="float" office:value="1380.702">
            <text:p>1380.702</text:p>
          </table:table-cell>
          <table:table-cell table:formula="of:=[.M140]*1000000" office:value-type="float" office:value="153.62">
            <text:p>153.62</text:p>
          </table:table-cell>
          <table:table-cell table:formula="of:=[.N140]*1000000" office:value-type="float" office:value="0.096252">
            <text:p>0.096252</text:p>
          </table:table-cell>
          <table:table-cell table:formula="of:=[.O140]*1000000" office:value-type="float" office:value="0.79011">
            <text:p>0.79011</text:p>
          </table:table-cell>
          <table:table-cell table:formula="of:=[.P140]*1000000" office:value-type="float" office:value="0.0083974">
            <text:p>0.0083974</text:p>
          </table:table-cell>
          <table:table-cell table:formula="of:=[.Q140]*1000000" office:value-type="float" office:value="0.030515">
            <text:p>0.030515</text:p>
          </table:table-cell>
          <table:table-cell table:formula="of:=[.R140]*1000000" office:value-type="float" office:value="0.59679">
            <text:p>0.59679</text:p>
          </table:table-cell>
          <table:table-cell table:formula="of:=[.S140]*1000000" office:value-type="float" office:value="24.243">
            <text:p>24.243</text:p>
          </table:table-cell>
          <table:table-cell table:formula="of:=[.T140]*1000000" office:value-type="float" office:value="2104.6">
            <text:p>2104.6</text:p>
          </table:table-cell>
          <table:table-cell table:formula="of:=[.U140]*1000000000000" office:value-type="float" office:value="0.0000031005">
            <text:p>3.1005E-006</text:p>
          </table:table-cell>
          <table:table-cell table:formula="of:=[.V140]*1000000000000" office:value-type="float" office:value="0.0025557">
            <text:p>0.0025557</text:p>
          </table:table-cell>
          <table:table-cell table:formula="of:=([.W140]+[.X140])*1000000000000" office:value-type="float" office:value="0.002472415">
            <text:p>0.002472415</text:p>
          </table:table-cell>
          <table:table-cell office:value-type="float" office:value="0.00015362">
            <text:p>0.00015362</text:p>
          </table:table-cell>
          <table:table-cell table:style-name="ce1" office:value-type="string">
            <text:p>9.6252e-08</text:p>
          </table:table-cell>
          <table:table-cell table:style-name="ce1" office:value-type="string">
            <text:p>7.9011e-07</text:p>
          </table:table-cell>
          <table:table-cell table:style-name="ce1" office:value-type="string">
            <text:p>8.3974e-09</text:p>
          </table:table-cell>
          <table:table-cell table:style-name="ce1" office:value-type="string">
            <text:p>3.0515e-08</text:p>
          </table:table-cell>
          <table:table-cell table:style-name="ce1" office:value-type="string">
            <text:p>5.9679e-07</text:p>
          </table:table-cell>
          <table:table-cell table:style-name="ce1" office:value-type="string">
            <text:p>2.4243e-05</text:p>
          </table:table-cell>
          <table:table-cell office:value-type="float" office:value="0.0021046">
            <text:p>0.0021046</text:p>
          </table:table-cell>
          <table:table-cell table:style-name="ce1" office:value-type="string">
            <text:p>3.1005e-18</text:p>
          </table:table-cell>
          <table:table-cell table:style-name="ce1" office:value-type="string">
            <text:p>2.5557e-15</text:p>
          </table:table-cell>
          <table:table-cell table:style-name="ce1" office:value-type="string">
            <text:p>6.7115e-17</text:p>
          </table:table-cell>
          <table:table-cell table:style-name="ce1" office:value-type="string">
            <text:p>2.4053e-15</text:p>
          </table:table-cell>
        </table:table-row>
        <table:table-row table:style-name="ro4">
          <table:table-cell office:value-type="float" office:value="1390.702">
            <text:p>1390.702</text:p>
          </table:table-cell>
          <table:table-cell table:formula="of:=[.M141]*1000000" office:value-type="float" office:value="153.61">
            <text:p>153.61</text:p>
          </table:table-cell>
          <table:table-cell table:formula="of:=[.N141]*1000000" office:value-type="float" office:value="0.096303">
            <text:p>0.096303</text:p>
          </table:table-cell>
          <table:table-cell table:formula="of:=[.O141]*1000000" office:value-type="float" office:value="0.786">
            <text:p>0.786</text:p>
          </table:table-cell>
          <table:table-cell table:formula="of:=[.P141]*1000000" office:value-type="float" office:value="0.0083732">
            <text:p>0.0083732</text:p>
          </table:table-cell>
          <table:table-cell table:formula="of:=[.Q141]*1000000" office:value-type="float" office:value="0.030447">
            <text:p>0.030447</text:p>
          </table:table-cell>
          <table:table-cell table:formula="of:=[.R141]*1000000" office:value-type="float" office:value="0.59693">
            <text:p>0.59693</text:p>
          </table:table-cell>
          <table:table-cell table:formula="of:=[.S141]*1000000" office:value-type="float" office:value="24.256">
            <text:p>24.256</text:p>
          </table:table-cell>
          <table:table-cell table:formula="of:=[.T141]*1000000" office:value-type="float" office:value="2104.6">
            <text:p>2104.6</text:p>
          </table:table-cell>
          <table:table-cell table:formula="of:=[.U141]*1000000000000" office:value-type="float" office:value="0.0000031009">
            <text:p>3.1009E-006</text:p>
          </table:table-cell>
          <table:table-cell table:formula="of:=[.V141]*1000000000000" office:value-type="float" office:value="0.0025466">
            <text:p>0.0025466</text:p>
          </table:table-cell>
          <table:table-cell table:formula="of:=([.W141]+[.X141])*1000000000000" office:value-type="float" office:value="0.002470554">
            <text:p>0.002470554</text:p>
          </table:table-cell>
          <table:table-cell office:value-type="float" office:value="0.00015361">
            <text:p>0.00015361</text:p>
          </table:table-cell>
          <table:table-cell table:style-name="ce1" office:value-type="string">
            <text:p>9.6303e-08</text:p>
          </table:table-cell>
          <table:table-cell table:style-name="ce1" office:value-type="string">
            <text:p>7.86e-07</text:p>
          </table:table-cell>
          <table:table-cell table:style-name="ce1" office:value-type="string">
            <text:p>8.3732e-09</text:p>
          </table:table-cell>
          <table:table-cell table:style-name="ce1" office:value-type="string">
            <text:p>3.0447e-08</text:p>
          </table:table-cell>
          <table:table-cell table:style-name="ce1" office:value-type="string">
            <text:p>5.9693e-07</text:p>
          </table:table-cell>
          <table:table-cell table:style-name="ce1" office:value-type="string">
            <text:p>2.4256e-05</text:p>
          </table:table-cell>
          <table:table-cell office:value-type="float" office:value="0.0021046">
            <text:p>0.0021046</text:p>
          </table:table-cell>
          <table:table-cell table:style-name="ce1" office:value-type="string">
            <text:p>3.1009e-18</text:p>
          </table:table-cell>
          <table:table-cell table:style-name="ce1" office:value-type="string">
            <text:p>2.5466e-15</text:p>
          </table:table-cell>
          <table:table-cell table:style-name="ce1" office:value-type="string">
            <text:p>6.7054e-17</text:p>
          </table:table-cell>
          <table:table-cell table:style-name="ce1" office:value-type="string">
            <text:p>2.4035e-15</text:p>
          </table:table-cell>
        </table:table-row>
        <table:table-row table:style-name="ro4">
          <table:table-cell office:value-type="float" office:value="1400.702">
            <text:p>1400.702</text:p>
          </table:table-cell>
          <table:table-cell table:formula="of:=[.M142]*1000000" office:value-type="float" office:value="153.6">
            <text:p>153.6</text:p>
          </table:table-cell>
          <table:table-cell table:formula="of:=[.N142]*1000000" office:value-type="float" office:value="0.096349">
            <text:p>0.096349</text:p>
          </table:table-cell>
          <table:table-cell table:formula="of:=[.O142]*1000000" office:value-type="float" office:value="0.78191">
            <text:p>0.78191</text:p>
          </table:table-cell>
          <table:table-cell table:formula="of:=[.P142]*1000000" office:value-type="float" office:value="0.0083491">
            <text:p>0.0083491</text:p>
          </table:table-cell>
          <table:table-cell table:formula="of:=[.Q142]*1000000" office:value-type="float" office:value="0.030377">
            <text:p>0.030377</text:p>
          </table:table-cell>
          <table:table-cell table:formula="of:=[.R142]*1000000" office:value-type="float" office:value="0.59704">
            <text:p>0.59704</text:p>
          </table:table-cell>
          <table:table-cell table:formula="of:=[.S142]*1000000" office:value-type="float" office:value="24.269">
            <text:p>24.269</text:p>
          </table:table-cell>
          <table:table-cell table:formula="of:=[.T142]*1000000" office:value-type="float" office:value="2104.5">
            <text:p>2104.5</text:p>
          </table:table-cell>
          <table:table-cell table:formula="of:=[.U142]*1000000000000" office:value-type="float" office:value="0.0000031012">
            <text:p>3.1012E-006</text:p>
          </table:table-cell>
          <table:table-cell table:formula="of:=[.V142]*1000000000000" office:value-type="float" office:value="0.0025375">
            <text:p>0.0025375</text:p>
          </table:table-cell>
          <table:table-cell table:formula="of:=([.W142]+[.X142])*1000000000000" office:value-type="float" office:value="0.002468591">
            <text:p>0.002468591</text:p>
          </table:table-cell>
          <table:table-cell office:value-type="float" office:value="0.0001536">
            <text:p>0.0001536</text:p>
          </table:table-cell>
          <table:table-cell table:style-name="ce1" office:value-type="string">
            <text:p>9.6349e-08</text:p>
          </table:table-cell>
          <table:table-cell table:style-name="ce1" office:value-type="string">
            <text:p>7.8191e-07</text:p>
          </table:table-cell>
          <table:table-cell table:style-name="ce1" office:value-type="string">
            <text:p>8.3491e-09</text:p>
          </table:table-cell>
          <table:table-cell table:style-name="ce1" office:value-type="string">
            <text:p>3.0377e-08</text:p>
          </table:table-cell>
          <table:table-cell table:style-name="ce1" office:value-type="string">
            <text:p>5.9704e-07</text:p>
          </table:table-cell>
          <table:table-cell table:style-name="ce1" office:value-type="string">
            <text:p>2.4269e-05</text:p>
          </table:table-cell>
          <table:table-cell office:value-type="float" office:value="0.0021045">
            <text:p>0.0021045</text:p>
          </table:table-cell>
          <table:table-cell table:style-name="ce1" office:value-type="string">
            <text:p>3.1012e-18</text:p>
          </table:table-cell>
          <table:table-cell table:style-name="ce1" office:value-type="string">
            <text:p>2.5375e-15</text:p>
          </table:table-cell>
          <table:table-cell table:style-name="ce1" office:value-type="string">
            <text:p>6.6991e-17</text:p>
          </table:table-cell>
          <table:table-cell table:style-name="ce1" office:value-type="string">
            <text:p>2.4016e-15</text:p>
          </table:table-cell>
        </table:table-row>
        <table:table-row table:style-name="ro4">
          <table:table-cell office:value-type="float" office:value="1410.702">
            <text:p>1410.702</text:p>
          </table:table-cell>
          <table:table-cell table:formula="of:=[.M143]*1000000" office:value-type="float" office:value="153.59">
            <text:p>153.59</text:p>
          </table:table-cell>
          <table:table-cell table:formula="of:=[.N143]*1000000" office:value-type="float" office:value="0.096389">
            <text:p>0.096389</text:p>
          </table:table-cell>
          <table:table-cell table:formula="of:=[.O143]*1000000" office:value-type="float" office:value="0.77786">
            <text:p>0.77786</text:p>
          </table:table-cell>
          <table:table-cell table:formula="of:=[.P143]*1000000" office:value-type="float" office:value="0.0083251">
            <text:p>0.0083251</text:p>
          </table:table-cell>
          <table:table-cell table:formula="of:=[.Q143]*1000000" office:value-type="float" office:value="0.030306">
            <text:p>0.030306</text:p>
          </table:table-cell>
          <table:table-cell table:formula="of:=[.R143]*1000000" office:value-type="float" office:value="0.59712">
            <text:p>0.59712</text:p>
          </table:table-cell>
          <table:table-cell table:formula="of:=[.S143]*1000000" office:value-type="float" office:value="24.282">
            <text:p>24.282</text:p>
          </table:table-cell>
          <table:table-cell table:formula="of:=[.T143]*1000000" office:value-type="float" office:value="2104.5">
            <text:p>2104.5</text:p>
          </table:table-cell>
          <table:table-cell table:formula="of:=[.U143]*1000000000000" office:value-type="float" office:value="0.0000031016">
            <text:p>3.1016E-006</text:p>
          </table:table-cell>
          <table:table-cell table:formula="of:=[.V143]*1000000000000" office:value-type="float" office:value="0.0025283">
            <text:p>0.0025283</text:p>
          </table:table-cell>
          <table:table-cell table:formula="of:=([.W143]+[.X143])*1000000000000" office:value-type="float" office:value="0.002466525">
            <text:p>0.002466525</text:p>
          </table:table-cell>
          <table:table-cell office:value-type="float" office:value="0.00015359">
            <text:p>0.00015359</text:p>
          </table:table-cell>
          <table:table-cell table:style-name="ce1" office:value-type="string">
            <text:p>9.6389e-08</text:p>
          </table:table-cell>
          <table:table-cell table:style-name="ce1" office:value-type="string">
            <text:p>7.7786e-07</text:p>
          </table:table-cell>
          <table:table-cell table:style-name="ce1" office:value-type="string">
            <text:p>8.3251e-09</text:p>
          </table:table-cell>
          <table:table-cell table:style-name="ce1" office:value-type="string">
            <text:p>3.0306e-08</text:p>
          </table:table-cell>
          <table:table-cell table:style-name="ce1" office:value-type="string">
            <text:p>5.9712e-07</text:p>
          </table:table-cell>
          <table:table-cell table:style-name="ce1" office:value-type="string">
            <text:p>2.4282e-05</text:p>
          </table:table-cell>
          <table:table-cell office:value-type="float" office:value="0.0021045">
            <text:p>0.0021045</text:p>
          </table:table-cell>
          <table:table-cell table:style-name="ce1" office:value-type="string">
            <text:p>3.1016e-18</text:p>
          </table:table-cell>
          <table:table-cell table:style-name="ce1" office:value-type="string">
            <text:p>2.5283e-15</text:p>
          </table:table-cell>
          <table:table-cell table:style-name="ce1" office:value-type="string">
            <text:p>6.6925e-17</text:p>
          </table:table-cell>
          <table:table-cell table:style-name="ce1" office:value-type="string">
            <text:p>2.3996e-15</text:p>
          </table:table-cell>
        </table:table-row>
        <table:table-row table:style-name="ro4">
          <table:table-cell office:value-type="float" office:value="1420.702">
            <text:p>1420.702</text:p>
          </table:table-cell>
          <table:table-cell table:formula="of:=[.M144]*1000000" office:value-type="float" office:value="153.58">
            <text:p>153.58</text:p>
          </table:table-cell>
          <table:table-cell table:formula="of:=[.N144]*1000000" office:value-type="float" office:value="0.096425">
            <text:p>0.096425</text:p>
          </table:table-cell>
          <table:table-cell table:formula="of:=[.O144]*1000000" office:value-type="float" office:value="0.77385">
            <text:p>0.77385</text:p>
          </table:table-cell>
          <table:table-cell table:formula="of:=[.P144]*1000000" office:value-type="float" office:value="0.0083012">
            <text:p>0.0083012</text:p>
          </table:table-cell>
          <table:table-cell table:formula="of:=[.Q144]*1000000" office:value-type="float" office:value="0.030232">
            <text:p>0.030232</text:p>
          </table:table-cell>
          <table:table-cell table:formula="of:=[.R144]*1000000" office:value-type="float" office:value="0.59718">
            <text:p>0.59718</text:p>
          </table:table-cell>
          <table:table-cell table:formula="of:=[.S144]*1000000" office:value-type="float" office:value="24.296">
            <text:p>24.296</text:p>
          </table:table-cell>
          <table:table-cell table:formula="of:=[.T144]*1000000" office:value-type="float" office:value="2104.5">
            <text:p>2104.5</text:p>
          </table:table-cell>
          <table:table-cell table:formula="of:=[.U144]*1000000000000" office:value-type="float" office:value="0.000003102">
            <text:p>0.000003102</text:p>
          </table:table-cell>
          <table:table-cell table:formula="of:=[.V144]*1000000000000" office:value-type="float" office:value="0.0025189">
            <text:p>0.0025189</text:p>
          </table:table-cell>
          <table:table-cell table:formula="of:=([.W144]+[.X144])*1000000000000" office:value-type="float" office:value="0.002464357">
            <text:p>0.002464357</text:p>
          </table:table-cell>
          <table:table-cell office:value-type="float" office:value="0.00015358">
            <text:p>0.00015358</text:p>
          </table:table-cell>
          <table:table-cell table:style-name="ce1" office:value-type="string">
            <text:p>9.6425e-08</text:p>
          </table:table-cell>
          <table:table-cell table:style-name="ce1" office:value-type="string">
            <text:p>7.7385e-07</text:p>
          </table:table-cell>
          <table:table-cell table:style-name="ce1" office:value-type="string">
            <text:p>8.3012e-09</text:p>
          </table:table-cell>
          <table:table-cell table:style-name="ce1" office:value-type="string">
            <text:p>3.0232e-08</text:p>
          </table:table-cell>
          <table:table-cell table:style-name="ce1" office:value-type="string">
            <text:p>5.9718e-07</text:p>
          </table:table-cell>
          <table:table-cell table:style-name="ce1" office:value-type="string">
            <text:p>2.4296e-05</text:p>
          </table:table-cell>
          <table:table-cell office:value-type="float" office:value="0.0021045">
            <text:p>0.0021045</text:p>
          </table:table-cell>
          <table:table-cell table:style-name="ce1" office:value-type="string">
            <text:p>3.102e-18</text:p>
          </table:table-cell>
          <table:table-cell table:style-name="ce1" office:value-type="string">
            <text:p>2.5189e-15</text:p>
          </table:table-cell>
          <table:table-cell table:style-name="ce1" office:value-type="string">
            <text:p>6.6857e-17</text:p>
          </table:table-cell>
          <table:table-cell table:style-name="ce1" office:value-type="string">
            <text:p>2.3975e-15</text:p>
          </table:table-cell>
        </table:table-row>
        <table:table-row table:style-name="ro4">
          <table:table-cell office:value-type="float" office:value="1430.702">
            <text:p>1430.702</text:p>
          </table:table-cell>
          <table:table-cell table:formula="of:=[.M145]*1000000" office:value-type="float" office:value="153.57">
            <text:p>153.57</text:p>
          </table:table-cell>
          <table:table-cell table:formula="of:=[.N145]*1000000" office:value-type="float" office:value="0.096456">
            <text:p>0.096456</text:p>
          </table:table-cell>
          <table:table-cell table:formula="of:=[.O145]*1000000" office:value-type="float" office:value="0.76986">
            <text:p>0.76986</text:p>
          </table:table-cell>
          <table:table-cell table:formula="of:=[.P145]*1000000" office:value-type="float" office:value="0.0082775">
            <text:p>0.0082775</text:p>
          </table:table-cell>
          <table:table-cell table:formula="of:=[.Q145]*1000000" office:value-type="float" office:value="0.030157">
            <text:p>0.030157</text:p>
          </table:table-cell>
          <table:table-cell table:formula="of:=[.R145]*1000000" office:value-type="float" office:value="0.59722">
            <text:p>0.59722</text:p>
          </table:table-cell>
          <table:table-cell table:formula="of:=[.S145]*1000000" office:value-type="float" office:value="24.309">
            <text:p>24.309</text:p>
          </table:table-cell>
          <table:table-cell table:formula="of:=[.T145]*1000000" office:value-type="float" office:value="2104.5">
            <text:p>2104.5</text:p>
          </table:table-cell>
          <table:table-cell table:formula="of:=[.U145]*1000000000000" office:value-type="float" office:value="0.0000031024">
            <text:p>3.1024E-006</text:p>
          </table:table-cell>
          <table:table-cell table:formula="of:=[.V145]*1000000000000" office:value-type="float" office:value="0.0025095">
            <text:p>0.0025095</text:p>
          </table:table-cell>
          <table:table-cell table:formula="of:=([.W145]+[.X145])*1000000000000" office:value-type="float" office:value="0.002462086">
            <text:p>0.002462086</text:p>
          </table:table-cell>
          <table:table-cell office:value-type="float" office:value="0.00015357">
            <text:p>0.00015357</text:p>
          </table:table-cell>
          <table:table-cell table:style-name="ce1" office:value-type="string">
            <text:p>9.6456e-08</text:p>
          </table:table-cell>
          <table:table-cell table:style-name="ce1" office:value-type="string">
            <text:p>7.6986e-07</text:p>
          </table:table-cell>
          <table:table-cell table:style-name="ce1" office:value-type="string">
            <text:p>8.2775e-09</text:p>
          </table:table-cell>
          <table:table-cell table:style-name="ce1" office:value-type="string">
            <text:p>3.0157e-08</text:p>
          </table:table-cell>
          <table:table-cell table:style-name="ce1" office:value-type="string">
            <text:p>5.9722e-07</text:p>
          </table:table-cell>
          <table:table-cell table:style-name="ce1" office:value-type="string">
            <text:p>2.4309e-05</text:p>
          </table:table-cell>
          <table:table-cell office:value-type="float" office:value="0.0021045">
            <text:p>0.0021045</text:p>
          </table:table-cell>
          <table:table-cell table:style-name="ce1" office:value-type="string">
            <text:p>3.1024e-18</text:p>
          </table:table-cell>
          <table:table-cell table:style-name="ce1" office:value-type="string">
            <text:p>2.5095e-15</text:p>
          </table:table-cell>
          <table:table-cell table:style-name="ce1" office:value-type="string">
            <text:p>6.6786e-17</text:p>
          </table:table-cell>
          <table:table-cell table:style-name="ce1" office:value-type="string">
            <text:p>2.3953e-15</text:p>
          </table:table-cell>
        </table:table-row>
        <table:table-row table:style-name="ro4">
          <table:table-cell office:value-type="float" office:value="1440.702">
            <text:p>1440.702</text:p>
          </table:table-cell>
          <table:table-cell table:formula="of:=[.M146]*1000000" office:value-type="float" office:value="153.56">
            <text:p>153.56</text:p>
          </table:table-cell>
          <table:table-cell table:formula="of:=[.N146]*1000000" office:value-type="float" office:value="0.096482">
            <text:p>0.096482</text:p>
          </table:table-cell>
          <table:table-cell table:formula="of:=[.O146]*1000000" office:value-type="float" office:value="0.76591">
            <text:p>0.76591</text:p>
          </table:table-cell>
          <table:table-cell table:formula="of:=[.P146]*1000000" office:value-type="float" office:value="0.0082538">
            <text:p>0.0082538</text:p>
          </table:table-cell>
          <table:table-cell table:formula="of:=[.Q146]*1000000" office:value-type="float" office:value="0.03008">
            <text:p>0.03008</text:p>
          </table:table-cell>
          <table:table-cell table:formula="of:=[.R146]*1000000" office:value-type="float" office:value="0.59722">
            <text:p>0.59722</text:p>
          </table:table-cell>
          <table:table-cell table:formula="of:=[.S146]*1000000" office:value-type="float" office:value="24.322">
            <text:p>24.322</text:p>
          </table:table-cell>
          <table:table-cell table:formula="of:=[.T146]*1000000" office:value-type="float" office:value="2104.5">
            <text:p>2104.5</text:p>
          </table:table-cell>
          <table:table-cell table:formula="of:=[.U146]*1000000000000" office:value-type="float" office:value="0.0000031027">
            <text:p>3.1027E-006</text:p>
          </table:table-cell>
          <table:table-cell table:formula="of:=[.V146]*1000000000000" office:value-type="float" office:value="0.0024999">
            <text:p>0.0024999</text:p>
          </table:table-cell>
          <table:table-cell table:formula="of:=([.W146]+[.X146])*1000000000000" office:value-type="float" office:value="0.002459713">
            <text:p>0.002459713</text:p>
          </table:table-cell>
          <table:table-cell office:value-type="float" office:value="0.00015356">
            <text:p>0.00015356</text:p>
          </table:table-cell>
          <table:table-cell table:style-name="ce1" office:value-type="string">
            <text:p>9.6482e-08</text:p>
          </table:table-cell>
          <table:table-cell table:style-name="ce1" office:value-type="string">
            <text:p>7.6591e-07</text:p>
          </table:table-cell>
          <table:table-cell table:style-name="ce1" office:value-type="string">
            <text:p>8.2538e-09</text:p>
          </table:table-cell>
          <table:table-cell table:style-name="ce1" office:value-type="string">
            <text:p>3.008e-08</text:p>
          </table:table-cell>
          <table:table-cell table:style-name="ce1" office:value-type="string">
            <text:p>5.9722e-07</text:p>
          </table:table-cell>
          <table:table-cell table:style-name="ce1" office:value-type="string">
            <text:p>2.4322e-05</text:p>
          </table:table-cell>
          <table:table-cell office:value-type="float" office:value="0.0021045">
            <text:p>0.0021045</text:p>
          </table:table-cell>
          <table:table-cell table:style-name="ce1" office:value-type="string">
            <text:p>3.1027e-18</text:p>
          </table:table-cell>
          <table:table-cell table:style-name="ce1" office:value-type="string">
            <text:p>2.4999e-15</text:p>
          </table:table-cell>
          <table:table-cell table:style-name="ce1" office:value-type="string">
            <text:p>6.6713e-17</text:p>
          </table:table-cell>
          <table:table-cell table:style-name="ce1" office:value-type="string">
            <text:p>2.393e-15</text:p>
          </table:table-cell>
        </table:table-row>
        <table:table-row table:style-name="ro4">
          <table:table-cell office:value-type="float" office:value="1450.702">
            <text:p>1450.702</text:p>
          </table:table-cell>
          <table:table-cell table:formula="of:=[.M147]*1000000" office:value-type="float" office:value="153.55">
            <text:p>153.55</text:p>
          </table:table-cell>
          <table:table-cell table:formula="of:=[.N147]*1000000" office:value-type="float" office:value="0.096503">
            <text:p>0.096503</text:p>
          </table:table-cell>
          <table:table-cell table:formula="of:=[.O147]*1000000" office:value-type="float" office:value="0.76198">
            <text:p>0.76198</text:p>
          </table:table-cell>
          <table:table-cell table:formula="of:=[.P147]*1000000" office:value-type="float" office:value="0.0082302">
            <text:p>0.0082302</text:p>
          </table:table-cell>
          <table:table-cell table:formula="of:=[.Q147]*1000000" office:value-type="float" office:value="0.030001">
            <text:p>0.030001</text:p>
          </table:table-cell>
          <table:table-cell table:formula="of:=[.R147]*1000000" office:value-type="float" office:value="0.5972">
            <text:p>0.5972</text:p>
          </table:table-cell>
          <table:table-cell table:formula="of:=[.S147]*1000000" office:value-type="float" office:value="24.335">
            <text:p>24.335</text:p>
          </table:table-cell>
          <table:table-cell table:formula="of:=[.T147]*1000000" office:value-type="float" office:value="2104.4">
            <text:p>2104.4</text:p>
          </table:table-cell>
          <table:table-cell table:formula="of:=[.U147]*1000000000000" office:value-type="float" office:value="0.0000031031">
            <text:p>3.1031E-006</text:p>
          </table:table-cell>
          <table:table-cell table:formula="of:=[.V147]*1000000000000" office:value-type="float" office:value="0.0024903">
            <text:p>0.0024903</text:p>
          </table:table-cell>
          <table:table-cell table:formula="of:=([.W147]+[.X147])*1000000000000" office:value-type="float" office:value="0.002457238">
            <text:p>0.002457238</text:p>
          </table:table-cell>
          <table:table-cell office:value-type="float" office:value="0.00015355">
            <text:p>0.00015355</text:p>
          </table:table-cell>
          <table:table-cell table:style-name="ce1" office:value-type="string">
            <text:p>9.6503e-08</text:p>
          </table:table-cell>
          <table:table-cell table:style-name="ce1" office:value-type="string">
            <text:p>7.6198e-07</text:p>
          </table:table-cell>
          <table:table-cell table:style-name="ce1" office:value-type="string">
            <text:p>8.2302e-09</text:p>
          </table:table-cell>
          <table:table-cell table:style-name="ce1" office:value-type="string">
            <text:p>3.0001e-08</text:p>
          </table:table-cell>
          <table:table-cell table:style-name="ce1" office:value-type="string">
            <text:p>5.972e-07</text:p>
          </table:table-cell>
          <table:table-cell table:style-name="ce1" office:value-type="string">
            <text:p>2.4335e-05</text:p>
          </table:table-cell>
          <table:table-cell office:value-type="float" office:value="0.0021044">
            <text:p>0.0021044</text:p>
          </table:table-cell>
          <table:table-cell table:style-name="ce1" office:value-type="string">
            <text:p>3.1031e-18</text:p>
          </table:table-cell>
          <table:table-cell table:style-name="ce1" office:value-type="string">
            <text:p>2.4903e-15</text:p>
          </table:table-cell>
          <table:table-cell table:style-name="ce1" office:value-type="string">
            <text:p>6.6638e-17</text:p>
          </table:table-cell>
          <table:table-cell table:style-name="ce1" office:value-type="string">
            <text:p>2.3906e-15</text:p>
          </table:table-cell>
        </table:table-row>
        <table:table-row table:style-name="ro4">
          <table:table-cell office:value-type="float" office:value="1460.702">
            <text:p>1460.702</text:p>
          </table:table-cell>
          <table:table-cell table:formula="of:=[.M148]*1000000" office:value-type="float" office:value="153.54">
            <text:p>153.54</text:p>
          </table:table-cell>
          <table:table-cell table:formula="of:=[.N148]*1000000" office:value-type="float" office:value="0.09652">
            <text:p>0.09652</text:p>
          </table:table-cell>
          <table:table-cell table:formula="of:=[.O148]*1000000" office:value-type="float" office:value="0.75809">
            <text:p>0.75809</text:p>
          </table:table-cell>
          <table:table-cell table:formula="of:=[.P148]*1000000" office:value-type="float" office:value="0.0082067">
            <text:p>0.0082067</text:p>
          </table:table-cell>
          <table:table-cell table:formula="of:=[.Q148]*1000000" office:value-type="float" office:value="0.029921">
            <text:p>0.029921</text:p>
          </table:table-cell>
          <table:table-cell table:formula="of:=[.R148]*1000000" office:value-type="float" office:value="0.59716">
            <text:p>0.59716</text:p>
          </table:table-cell>
          <table:table-cell table:formula="of:=[.S148]*1000000" office:value-type="float" office:value="24.348">
            <text:p>24.348</text:p>
          </table:table-cell>
          <table:table-cell table:formula="of:=[.T148]*1000000" office:value-type="float" office:value="2104.4">
            <text:p>2104.4</text:p>
          </table:table-cell>
          <table:table-cell table:formula="of:=[.U148]*1000000000000" office:value-type="float" office:value="0.0000031035">
            <text:p>3.1035E-006</text:p>
          </table:table-cell>
          <table:table-cell table:formula="of:=[.V148]*1000000000000" office:value-type="float" office:value="0.0024806">
            <text:p>0.0024806</text:p>
          </table:table-cell>
          <table:table-cell table:formula="of:=([.W148]+[.X148])*1000000000000" office:value-type="float" office:value="0.00245476">
            <text:p>0.00245476</text:p>
          </table:table-cell>
          <table:table-cell office:value-type="float" office:value="0.00015354">
            <text:p>0.00015354</text:p>
          </table:table-cell>
          <table:table-cell table:style-name="ce1" office:value-type="string">
            <text:p>9.652e-08</text:p>
          </table:table-cell>
          <table:table-cell table:style-name="ce1" office:value-type="string">
            <text:p>7.5809e-07</text:p>
          </table:table-cell>
          <table:table-cell table:style-name="ce1" office:value-type="string">
            <text:p>8.2067e-09</text:p>
          </table:table-cell>
          <table:table-cell table:style-name="ce1" office:value-type="string">
            <text:p>2.9921e-08</text:p>
          </table:table-cell>
          <table:table-cell table:style-name="ce1" office:value-type="string">
            <text:p>5.9716e-07</text:p>
          </table:table-cell>
          <table:table-cell table:style-name="ce1" office:value-type="string">
            <text:p>2.4348e-05</text:p>
          </table:table-cell>
          <table:table-cell office:value-type="float" office:value="0.0021044">
            <text:p>0.0021044</text:p>
          </table:table-cell>
          <table:table-cell table:style-name="ce1" office:value-type="string">
            <text:p>3.1035e-18</text:p>
          </table:table-cell>
          <table:table-cell table:style-name="ce1" office:value-type="string">
            <text:p>2.4806e-15</text:p>
          </table:table-cell>
          <table:table-cell table:style-name="ce1" office:value-type="string">
            <text:p>6.656e-17</text:p>
          </table:table-cell>
          <table:table-cell table:style-name="ce1" office:value-type="string">
            <text:p>2.3882e-15</text:p>
          </table:table-cell>
        </table:table-row>
        <table:table-row table:style-name="ro4">
          <table:table-cell office:value-type="float" office:value="1470.702">
            <text:p>1470.702</text:p>
          </table:table-cell>
          <table:table-cell table:formula="of:=[.M149]*1000000" office:value-type="float" office:value="153.53">
            <text:p>153.53</text:p>
          </table:table-cell>
          <table:table-cell table:formula="of:=[.N149]*1000000" office:value-type="float" office:value="0.096532">
            <text:p>0.096532</text:p>
          </table:table-cell>
          <table:table-cell table:formula="of:=[.O149]*1000000" office:value-type="float" office:value="0.75423">
            <text:p>0.75423</text:p>
          </table:table-cell>
          <table:table-cell table:formula="of:=[.P149]*1000000" office:value-type="float" office:value="0.0081833">
            <text:p>0.0081833</text:p>
          </table:table-cell>
          <table:table-cell table:formula="of:=[.Q149]*1000000" office:value-type="float" office:value="0.02984">
            <text:p>0.02984</text:p>
          </table:table-cell>
          <table:table-cell table:formula="of:=[.R149]*1000000" office:value-type="float" office:value="0.59709">
            <text:p>0.59709</text:p>
          </table:table-cell>
          <table:table-cell table:formula="of:=[.S149]*1000000" office:value-type="float" office:value="24.362">
            <text:p>24.362</text:p>
          </table:table-cell>
          <table:table-cell table:formula="of:=[.T149]*1000000" office:value-type="float" office:value="2104.4">
            <text:p>2104.4</text:p>
          </table:table-cell>
          <table:table-cell table:formula="of:=[.U149]*1000000000000" office:value-type="float" office:value="0.0000031039">
            <text:p>3.1039E-006</text:p>
          </table:table-cell>
          <table:table-cell table:formula="of:=[.V149]*1000000000000" office:value-type="float" office:value="0.0024707">
            <text:p>0.0024707</text:p>
          </table:table-cell>
          <table:table-cell table:formula="of:=([.W149]+[.X149])*1000000000000" office:value-type="float" office:value="0.002452081">
            <text:p>0.002452081</text:p>
          </table:table-cell>
          <table:table-cell office:value-type="float" office:value="0.00015353">
            <text:p>0.00015353</text:p>
          </table:table-cell>
          <table:table-cell table:style-name="ce1" office:value-type="string">
            <text:p>9.6532e-08</text:p>
          </table:table-cell>
          <table:table-cell table:style-name="ce1" office:value-type="string">
            <text:p>7.5423e-07</text:p>
          </table:table-cell>
          <table:table-cell table:style-name="ce1" office:value-type="string">
            <text:p>8.1833e-09</text:p>
          </table:table-cell>
          <table:table-cell table:style-name="ce1" office:value-type="string">
            <text:p>2.984e-08</text:p>
          </table:table-cell>
          <table:table-cell table:style-name="ce1" office:value-type="string">
            <text:p>5.9709e-07</text:p>
          </table:table-cell>
          <table:table-cell table:style-name="ce1" office:value-type="string">
            <text:p>2.4362e-05</text:p>
          </table:table-cell>
          <table:table-cell office:value-type="float" office:value="0.0021044">
            <text:p>0.0021044</text:p>
          </table:table-cell>
          <table:table-cell table:style-name="ce1" office:value-type="string">
            <text:p>3.1039e-18</text:p>
          </table:table-cell>
          <table:table-cell table:style-name="ce1" office:value-type="string">
            <text:p>2.4707e-15</text:p>
          </table:table-cell>
          <table:table-cell table:style-name="ce1" office:value-type="string">
            <text:p>6.6481e-17</text:p>
          </table:table-cell>
          <table:table-cell table:style-name="ce1" office:value-type="string">
            <text:p>2.3856e-15</text:p>
          </table:table-cell>
        </table:table-row>
        <table:table-row table:style-name="ro4">
          <table:table-cell office:value-type="float" office:value="1480.702">
            <text:p>1480.702</text:p>
          </table:table-cell>
          <table:table-cell table:formula="of:=[.M150]*1000000" office:value-type="float" office:value="153.52">
            <text:p>153.52</text:p>
          </table:table-cell>
          <table:table-cell table:formula="of:=[.N150]*1000000" office:value-type="float" office:value="0.096539">
            <text:p>0.096539</text:p>
          </table:table-cell>
          <table:table-cell table:formula="of:=[.O150]*1000000" office:value-type="float" office:value="0.75041">
            <text:p>0.75041</text:p>
          </table:table-cell>
          <table:table-cell table:formula="of:=[.P150]*1000000" office:value-type="float" office:value="0.00816">
            <text:p>0.00816</text:p>
          </table:table-cell>
          <table:table-cell table:formula="of:=[.Q150]*1000000" office:value-type="float" office:value="0.029757">
            <text:p>0.029757</text:p>
          </table:table-cell>
          <table:table-cell table:formula="of:=[.R150]*1000000" office:value-type="float" office:value="0.597">
            <text:p>0.597</text:p>
          </table:table-cell>
          <table:table-cell table:formula="of:=[.S150]*1000000" office:value-type="float" office:value="24.375">
            <text:p>24.375</text:p>
          </table:table-cell>
          <table:table-cell table:formula="of:=[.T150]*1000000" office:value-type="float" office:value="2104.4">
            <text:p>2104.4</text:p>
          </table:table-cell>
          <table:table-cell table:formula="of:=[.U150]*1000000000000" office:value-type="float" office:value="0.0000031042">
            <text:p>3.1042E-006</text:p>
          </table:table-cell>
          <table:table-cell table:formula="of:=[.V150]*1000000000000" office:value-type="float" office:value="0.0024608">
            <text:p>0.0024608</text:p>
          </table:table-cell>
          <table:table-cell table:formula="of:=([.W150]+[.X150])*1000000000000" office:value-type="float" office:value="0.002449399">
            <text:p>0.002449399</text:p>
          </table:table-cell>
          <table:table-cell office:value-type="float" office:value="0.00015352">
            <text:p>0.00015352</text:p>
          </table:table-cell>
          <table:table-cell table:style-name="ce1" office:value-type="string">
            <text:p>9.6539e-08</text:p>
          </table:table-cell>
          <table:table-cell table:style-name="ce1" office:value-type="string">
            <text:p>7.5041e-07</text:p>
          </table:table-cell>
          <table:table-cell table:style-name="ce1" office:value-type="string">
            <text:p>8.16e-09</text:p>
          </table:table-cell>
          <table:table-cell table:style-name="ce1" office:value-type="string">
            <text:p>2.9757e-08</text:p>
          </table:table-cell>
          <table:table-cell table:style-name="ce1" office:value-type="string">
            <text:p>5.97e-07</text:p>
          </table:table-cell>
          <table:table-cell table:style-name="ce1" office:value-type="string">
            <text:p>2.4375e-05</text:p>
          </table:table-cell>
          <table:table-cell office:value-type="float" office:value="0.0021044">
            <text:p>0.0021044</text:p>
          </table:table-cell>
          <table:table-cell table:style-name="ce1" office:value-type="string">
            <text:p>3.1042e-18</text:p>
          </table:table-cell>
          <table:table-cell table:style-name="ce1" office:value-type="string">
            <text:p>2.4608e-15</text:p>
          </table:table-cell>
          <table:table-cell table:style-name="ce1" office:value-type="string">
            <text:p>6.6399e-17</text:p>
          </table:table-cell>
          <table:table-cell table:style-name="ce1" office:value-type="string">
            <text:p>2.383e-15</text:p>
          </table:table-cell>
        </table:table-row>
        <table:table-row table:style-name="ro4">
          <table:table-cell office:value-type="float" office:value="1490.702">
            <text:p>1490.702</text:p>
          </table:table-cell>
          <table:table-cell table:formula="of:=[.M151]*1000000" office:value-type="float" office:value="153.52">
            <text:p>153.52</text:p>
          </table:table-cell>
          <table:table-cell table:formula="of:=[.N151]*1000000" office:value-type="float" office:value="0.096542">
            <text:p>0.096542</text:p>
          </table:table-cell>
          <table:table-cell table:formula="of:=[.O151]*1000000" office:value-type="float" office:value="0.74661">
            <text:p>0.74661</text:p>
          </table:table-cell>
          <table:table-cell table:formula="of:=[.P151]*1000000" office:value-type="float" office:value="0.0081367">
            <text:p>0.0081367</text:p>
          </table:table-cell>
          <table:table-cell table:formula="of:=[.Q151]*1000000" office:value-type="float" office:value="0.029672">
            <text:p>0.029672</text:p>
          </table:table-cell>
          <table:table-cell table:formula="of:=[.R151]*1000000" office:value-type="float" office:value="0.59689">
            <text:p>0.59689</text:p>
          </table:table-cell>
          <table:table-cell table:formula="of:=[.S151]*1000000" office:value-type="float" office:value="24.388">
            <text:p>24.388</text:p>
          </table:table-cell>
          <table:table-cell table:formula="of:=[.T151]*1000000" office:value-type="float" office:value="2104.3">
            <text:p>2104.3</text:p>
          </table:table-cell>
          <table:table-cell table:formula="of:=[.U151]*1000000000000" office:value-type="float" office:value="0.0000031046">
            <text:p>3.1046E-006</text:p>
          </table:table-cell>
          <table:table-cell table:formula="of:=[.V151]*1000000000000" office:value-type="float" office:value="0.0024508">
            <text:p>0.0024508</text:p>
          </table:table-cell>
          <table:table-cell table:formula="of:=([.W151]+[.X151])*1000000000000" office:value-type="float" office:value="0.002446615">
            <text:p>0.002446615</text:p>
          </table:table-cell>
          <table:table-cell office:value-type="float" office:value="0.00015352">
            <text:p>0.00015352</text:p>
          </table:table-cell>
          <table:table-cell table:style-name="ce1" office:value-type="string">
            <text:p>9.6542e-08</text:p>
          </table:table-cell>
          <table:table-cell table:style-name="ce1" office:value-type="string">
            <text:p>7.4661e-07</text:p>
          </table:table-cell>
          <table:table-cell table:style-name="ce1" office:value-type="string">
            <text:p>8.1367e-09</text:p>
          </table:table-cell>
          <table:table-cell table:style-name="ce1" office:value-type="string">
            <text:p>2.9672e-08</text:p>
          </table:table-cell>
          <table:table-cell table:style-name="ce1" office:value-type="string">
            <text:p>5.9689e-07</text:p>
          </table:table-cell>
          <table:table-cell table:style-name="ce1" office:value-type="string">
            <text:p>2.4388e-05</text:p>
          </table:table-cell>
          <table:table-cell office:value-type="float" office:value="0.0021043">
            <text:p>0.0021043</text:p>
          </table:table-cell>
          <table:table-cell table:style-name="ce1" office:value-type="string">
            <text:p>3.1046e-18</text:p>
          </table:table-cell>
          <table:table-cell table:style-name="ce1" office:value-type="string">
            <text:p>2.4508e-15</text:p>
          </table:table-cell>
          <table:table-cell table:style-name="ce1" office:value-type="string">
            <text:p>6.6315e-17</text:p>
          </table:table-cell>
          <table:table-cell table:style-name="ce1" office:value-type="string">
            <text:p>2.3803e-15</text:p>
          </table:table-cell>
        </table:table-row>
        <table:table-row table:style-name="ro4">
          <table:table-cell office:value-type="float" office:value="1500.702">
            <text:p>1500.702</text:p>
          </table:table-cell>
          <table:table-cell table:formula="of:=[.M152]*1000000" office:value-type="float" office:value="153.51">
            <text:p>153.51</text:p>
          </table:table-cell>
          <table:table-cell table:formula="of:=[.N152]*1000000" office:value-type="float" office:value="0.096541">
            <text:p>0.096541</text:p>
          </table:table-cell>
          <table:table-cell table:formula="of:=[.O152]*1000000" office:value-type="float" office:value="0.74284">
            <text:p>0.74284</text:p>
          </table:table-cell>
          <table:table-cell table:formula="of:=[.P152]*1000000" office:value-type="float" office:value="0.0081136">
            <text:p>0.0081136</text:p>
          </table:table-cell>
          <table:table-cell table:formula="of:=[.Q152]*1000000" office:value-type="float" office:value="0.029586">
            <text:p>0.029586</text:p>
          </table:table-cell>
          <table:table-cell table:formula="of:=[.R152]*1000000" office:value-type="float" office:value="0.59675">
            <text:p>0.59675</text:p>
          </table:table-cell>
          <table:table-cell table:formula="of:=[.S152]*1000000" office:value-type="float" office:value="24.401">
            <text:p>24.401</text:p>
          </table:table-cell>
          <table:table-cell table:formula="of:=[.T152]*1000000" office:value-type="float" office:value="2104.3">
            <text:p>2104.3</text:p>
          </table:table-cell>
          <table:table-cell table:formula="of:=[.U152]*1000000000000" office:value-type="float" office:value="0.000003105">
            <text:p>0.000003105</text:p>
          </table:table-cell>
          <table:table-cell table:formula="of:=[.V152]*1000000000000" office:value-type="float" office:value="0.0024407">
            <text:p>0.0024407</text:p>
          </table:table-cell>
          <table:table-cell table:formula="of:=([.W152]+[.X152])*1000000000000" office:value-type="float" office:value="0.002443729">
            <text:p>0.002443729</text:p>
          </table:table-cell>
          <table:table-cell office:value-type="float" office:value="0.00015351">
            <text:p>0.00015351</text:p>
          </table:table-cell>
          <table:table-cell table:style-name="ce1" office:value-type="string">
            <text:p>9.6541e-08</text:p>
          </table:table-cell>
          <table:table-cell table:style-name="ce1" office:value-type="string">
            <text:p>7.4284e-07</text:p>
          </table:table-cell>
          <table:table-cell table:style-name="ce1" office:value-type="string">
            <text:p>8.1136e-09</text:p>
          </table:table-cell>
          <table:table-cell table:style-name="ce1" office:value-type="string">
            <text:p>2.9586e-08</text:p>
          </table:table-cell>
          <table:table-cell table:style-name="ce1" office:value-type="string">
            <text:p>5.9675e-07</text:p>
          </table:table-cell>
          <table:table-cell table:style-name="ce1" office:value-type="string">
            <text:p>2.4401e-05</text:p>
          </table:table-cell>
          <table:table-cell office:value-type="float" office:value="0.0021043">
            <text:p>0.0021043</text:p>
          </table:table-cell>
          <table:table-cell table:style-name="ce1" office:value-type="string">
            <text:p>3.105e-18</text:p>
          </table:table-cell>
          <table:table-cell table:style-name="ce1" office:value-type="string">
            <text:p>2.4407e-15</text:p>
          </table:table-cell>
          <table:table-cell table:style-name="ce1" office:value-type="string">
            <text:p>6.6229e-17</text:p>
          </table:table-cell>
          <table:table-cell table:style-name="ce1" office:value-type="string">
            <text:p>2.3775e-15</text:p>
          </table:table-cell>
        </table:table-row>
        <table:table-row table:style-name="ro4">
          <table:table-cell office:value-type="float" office:value="1510.702">
            <text:p>1510.702</text:p>
          </table:table-cell>
          <table:table-cell table:formula="of:=[.M153]*1000000" office:value-type="float" office:value="153.5">
            <text:p>153.5</text:p>
          </table:table-cell>
          <table:table-cell table:formula="of:=[.N153]*1000000" office:value-type="float" office:value="0.096535">
            <text:p>0.096535</text:p>
          </table:table-cell>
          <table:table-cell table:formula="of:=[.O153]*1000000" office:value-type="float" office:value="0.7391">
            <text:p>0.7391</text:p>
          </table:table-cell>
          <table:table-cell table:formula="of:=[.P153]*1000000" office:value-type="float" office:value="0.0080906">
            <text:p>0.0080906</text:p>
          </table:table-cell>
          <table:table-cell table:formula="of:=[.Q153]*1000000" office:value-type="float" office:value="0.029499">
            <text:p>0.029499</text:p>
          </table:table-cell>
          <table:table-cell table:formula="of:=[.R153]*1000000" office:value-type="float" office:value="0.59659">
            <text:p>0.59659</text:p>
          </table:table-cell>
          <table:table-cell table:formula="of:=[.S153]*1000000" office:value-type="float" office:value="24.414">
            <text:p>24.414</text:p>
          </table:table-cell>
          <table:table-cell table:formula="of:=[.T153]*1000000" office:value-type="float" office:value="2104.3">
            <text:p>2104.3</text:p>
          </table:table-cell>
          <table:table-cell table:formula="of:=[.U153]*1000000000000" office:value-type="float" office:value="0.0000031054">
            <text:p>3.1054E-006</text:p>
          </table:table-cell>
          <table:table-cell table:formula="of:=[.V153]*1000000000000" office:value-type="float" office:value="0.0024306">
            <text:p>0.0024306</text:p>
          </table:table-cell>
          <table:table-cell table:formula="of:=([.W153]+[.X153])*1000000000000" office:value-type="float" office:value="0.002440842">
            <text:p>0.002440842</text:p>
          </table:table-cell>
          <table:table-cell office:value-type="float" office:value="0.0001535">
            <text:p>0.0001535</text:p>
          </table:table-cell>
          <table:table-cell table:style-name="ce1" office:value-type="string">
            <text:p>9.6535e-08</text:p>
          </table:table-cell>
          <table:table-cell table:style-name="ce1" office:value-type="string">
            <text:p>7.391e-07</text:p>
          </table:table-cell>
          <table:table-cell table:style-name="ce1" office:value-type="string">
            <text:p>8.0906e-09</text:p>
          </table:table-cell>
          <table:table-cell table:style-name="ce1" office:value-type="string">
            <text:p>2.9499e-08</text:p>
          </table:table-cell>
          <table:table-cell table:style-name="ce1" office:value-type="string">
            <text:p>5.9659e-07</text:p>
          </table:table-cell>
          <table:table-cell table:style-name="ce1" office:value-type="string">
            <text:p>2.4414e-05</text:p>
          </table:table-cell>
          <table:table-cell office:value-type="float" office:value="0.0021043">
            <text:p>0.0021043</text:p>
          </table:table-cell>
          <table:table-cell table:style-name="ce1" office:value-type="string">
            <text:p>3.1054e-18</text:p>
          </table:table-cell>
          <table:table-cell table:style-name="ce1" office:value-type="string">
            <text:p>2.4306e-15</text:p>
          </table:table-cell>
          <table:table-cell table:style-name="ce1" office:value-type="string">
            <text:p>6.6142e-17</text:p>
          </table:table-cell>
          <table:table-cell table:style-name="ce1" office:value-type="string">
            <text:p>2.3747e-15</text:p>
          </table:table-cell>
        </table:table-row>
        <table:table-row table:style-name="ro4">
          <table:table-cell office:value-type="float" office:value="1520.702">
            <text:p>1520.702</text:p>
          </table:table-cell>
          <table:table-cell table:formula="of:=[.M154]*1000000" office:value-type="float" office:value="153.49">
            <text:p>153.49</text:p>
          </table:table-cell>
          <table:table-cell table:formula="of:=[.N154]*1000000" office:value-type="float" office:value="0.096525">
            <text:p>0.096525</text:p>
          </table:table-cell>
          <table:table-cell table:formula="of:=[.O154]*1000000" office:value-type="float" office:value="0.73539">
            <text:p>0.73539</text:p>
          </table:table-cell>
          <table:table-cell table:formula="of:=[.P154]*1000000" office:value-type="float" office:value="0.0080676">
            <text:p>0.0080676</text:p>
          </table:table-cell>
          <table:table-cell table:formula="of:=[.Q154]*1000000" office:value-type="float" office:value="0.02941">
            <text:p>0.02941</text:p>
          </table:table-cell>
          <table:table-cell table:formula="of:=[.R154]*1000000" office:value-type="float" office:value="0.5964">
            <text:p>0.5964</text:p>
          </table:table-cell>
          <table:table-cell table:formula="of:=[.S154]*1000000" office:value-type="float" office:value="24.427">
            <text:p>24.427</text:p>
          </table:table-cell>
          <table:table-cell table:formula="of:=[.T154]*1000000" office:value-type="float" office:value="2104.3">
            <text:p>2104.3</text:p>
          </table:table-cell>
          <table:table-cell table:formula="of:=[.U154]*1000000000000" office:value-type="float" office:value="0.0000031057">
            <text:p>3.1057E-006</text:p>
          </table:table-cell>
          <table:table-cell table:formula="of:=[.V154]*1000000000000" office:value-type="float" office:value="0.0024203">
            <text:p>0.0024203</text:p>
          </table:table-cell>
          <table:table-cell table:formula="of:=([.W154]+[.X154])*1000000000000" office:value-type="float" office:value="0.002437852">
            <text:p>0.002437852</text:p>
          </table:table-cell>
          <table:table-cell office:value-type="float" office:value="0.00015349">
            <text:p>0.00015349</text:p>
          </table:table-cell>
          <table:table-cell table:style-name="ce1" office:value-type="string">
            <text:p>9.6525e-08</text:p>
          </table:table-cell>
          <table:table-cell table:style-name="ce1" office:value-type="string">
            <text:p>7.3539e-07</text:p>
          </table:table-cell>
          <table:table-cell table:style-name="ce1" office:value-type="string">
            <text:p>8.0676e-09</text:p>
          </table:table-cell>
          <table:table-cell table:style-name="ce1" office:value-type="string">
            <text:p>2.941e-08</text:p>
          </table:table-cell>
          <table:table-cell table:style-name="ce1" office:value-type="string">
            <text:p>5.964e-07</text:p>
          </table:table-cell>
          <table:table-cell table:style-name="ce1" office:value-type="string">
            <text:p>2.4427e-05</text:p>
          </table:table-cell>
          <table:table-cell office:value-type="float" office:value="0.0021043">
            <text:p>0.0021043</text:p>
          </table:table-cell>
          <table:table-cell table:style-name="ce1" office:value-type="string">
            <text:p>3.1057e-18</text:p>
          </table:table-cell>
          <table:table-cell table:style-name="ce1" office:value-type="string">
            <text:p>2.4203e-15</text:p>
          </table:table-cell>
          <table:table-cell table:style-name="ce1" office:value-type="string">
            <text:p>6.6052e-17</text:p>
          </table:table-cell>
          <table:table-cell table:style-name="ce1" office:value-type="string">
            <text:p>2.3718e-15</text:p>
          </table:table-cell>
        </table:table-row>
        <table:table-row table:style-name="ro4">
          <table:table-cell office:value-type="float" office:value="1530.702">
            <text:p>1530.702</text:p>
          </table:table-cell>
          <table:table-cell table:formula="of:=[.M155]*1000000" office:value-type="float" office:value="153.48">
            <text:p>153.48</text:p>
          </table:table-cell>
          <table:table-cell table:formula="of:=[.N155]*1000000" office:value-type="float" office:value="0.096511">
            <text:p>0.096511</text:p>
          </table:table-cell>
          <table:table-cell table:formula="of:=[.O155]*1000000" office:value-type="float" office:value="0.73171">
            <text:p>0.73171</text:p>
          </table:table-cell>
          <table:table-cell table:formula="of:=[.P155]*1000000" office:value-type="float" office:value="0.0080448">
            <text:p>0.0080448</text:p>
          </table:table-cell>
          <table:table-cell table:formula="of:=[.Q155]*1000000" office:value-type="float" office:value="0.02932">
            <text:p>0.02932</text:p>
          </table:table-cell>
          <table:table-cell table:formula="of:=[.R155]*1000000" office:value-type="float" office:value="0.5962">
            <text:p>0.5962</text:p>
          </table:table-cell>
          <table:table-cell table:formula="of:=[.S155]*1000000" office:value-type="float" office:value="24.44">
            <text:p>24.44</text:p>
          </table:table-cell>
          <table:table-cell table:formula="of:=[.T155]*1000000" office:value-type="float" office:value="2104.2">
            <text:p>2104.2</text:p>
          </table:table-cell>
          <table:table-cell table:formula="of:=[.U155]*1000000000000" office:value-type="float" office:value="0.0000031061">
            <text:p>3.1061E-006</text:p>
          </table:table-cell>
          <table:table-cell table:formula="of:=[.V155]*1000000000000" office:value-type="float" office:value="0.00241">
            <text:p>0.00241</text:p>
          </table:table-cell>
          <table:table-cell table:formula="of:=([.W155]+[.X155])*1000000000000" office:value-type="float" office:value="0.00243476">
            <text:p>0.00243476</text:p>
          </table:table-cell>
          <table:table-cell office:value-type="float" office:value="0.00015348">
            <text:p>0.00015348</text:p>
          </table:table-cell>
          <table:table-cell table:style-name="ce1" office:value-type="string">
            <text:p>9.6511e-08</text:p>
          </table:table-cell>
          <table:table-cell table:style-name="ce1" office:value-type="string">
            <text:p>7.3171e-07</text:p>
          </table:table-cell>
          <table:table-cell table:style-name="ce1" office:value-type="string">
            <text:p>8.0448e-09</text:p>
          </table:table-cell>
          <table:table-cell table:style-name="ce1" office:value-type="string">
            <text:p>2.932e-08</text:p>
          </table:table-cell>
          <table:table-cell table:style-name="ce1" office:value-type="string">
            <text:p>5.962e-07</text:p>
          </table:table-cell>
          <table:table-cell table:style-name="ce1" office:value-type="string">
            <text:p>2.444e-05</text:p>
          </table:table-cell>
          <table:table-cell office:value-type="float" office:value="0.0021042">
            <text:p>0.0021042</text:p>
          </table:table-cell>
          <table:table-cell table:style-name="ce1" office:value-type="string">
            <text:p>3.1061e-18</text:p>
          </table:table-cell>
          <table:table-cell table:style-name="ce1" office:value-type="string">
            <text:p>2.41e-15</text:p>
          </table:table-cell>
          <table:table-cell table:style-name="ce1" office:value-type="string">
            <text:p>6.596e-17</text:p>
          </table:table-cell>
          <table:table-cell table:style-name="ce1" office:value-type="string">
            <text:p>2.3688e-15</text:p>
          </table:table-cell>
        </table:table-row>
        <table:table-row table:style-name="ro4">
          <table:table-cell office:value-type="float" office:value="1540.702">
            <text:p>1540.702</text:p>
          </table:table-cell>
          <table:table-cell table:formula="of:=[.M156]*1000000" office:value-type="float" office:value="153.47">
            <text:p>153.47</text:p>
          </table:table-cell>
          <table:table-cell table:formula="of:=[.N156]*1000000" office:value-type="float" office:value="0.096492">
            <text:p>0.096492</text:p>
          </table:table-cell>
          <table:table-cell table:formula="of:=[.O156]*1000000" office:value-type="float" office:value="0.72806">
            <text:p>0.72806</text:p>
          </table:table-cell>
          <table:table-cell table:formula="of:=[.P156]*1000000" office:value-type="float" office:value="0.008022">
            <text:p>0.008022</text:p>
          </table:table-cell>
          <table:table-cell table:formula="of:=[.Q156]*1000000" office:value-type="float" office:value="0.029228">
            <text:p>0.029228</text:p>
          </table:table-cell>
          <table:table-cell table:formula="of:=[.R156]*1000000" office:value-type="float" office:value="0.59597">
            <text:p>0.59597</text:p>
          </table:table-cell>
          <table:table-cell table:formula="of:=[.S156]*1000000" office:value-type="float" office:value="24.454">
            <text:p>24.454</text:p>
          </table:table-cell>
          <table:table-cell table:formula="of:=[.T156]*1000000" office:value-type="float" office:value="2104.2">
            <text:p>2104.2</text:p>
          </table:table-cell>
          <table:table-cell table:formula="of:=[.U156]*1000000000000" office:value-type="float" office:value="0.0000031065">
            <text:p>3.1065E-006</text:p>
          </table:table-cell>
          <table:table-cell table:formula="of:=[.V156]*1000000000000" office:value-type="float" office:value="0.0023997">
            <text:p>0.0023997</text:p>
          </table:table-cell>
          <table:table-cell table:formula="of:=([.W156]+[.X156])*1000000000000" office:value-type="float" office:value="0.002431567">
            <text:p>0.002431567</text:p>
          </table:table-cell>
          <table:table-cell office:value-type="float" office:value="0.00015347">
            <text:p>0.00015347</text:p>
          </table:table-cell>
          <table:table-cell table:style-name="ce1" office:value-type="string">
            <text:p>9.6492e-08</text:p>
          </table:table-cell>
          <table:table-cell table:style-name="ce1" office:value-type="string">
            <text:p>7.2806e-07</text:p>
          </table:table-cell>
          <table:table-cell table:style-name="ce1" office:value-type="string">
            <text:p>8.022e-09</text:p>
          </table:table-cell>
          <table:table-cell table:style-name="ce1" office:value-type="string">
            <text:p>2.9228e-08</text:p>
          </table:table-cell>
          <table:table-cell table:style-name="ce1" office:value-type="string">
            <text:p>5.9597e-07</text:p>
          </table:table-cell>
          <table:table-cell table:style-name="ce1" office:value-type="string">
            <text:p>2.4454e-05</text:p>
          </table:table-cell>
          <table:table-cell office:value-type="float" office:value="0.0021042">
            <text:p>0.0021042</text:p>
          </table:table-cell>
          <table:table-cell table:style-name="ce1" office:value-type="string">
            <text:p>3.1065e-18</text:p>
          </table:table-cell>
          <table:table-cell table:style-name="ce1" office:value-type="string">
            <text:p>2.3997e-15</text:p>
          </table:table-cell>
          <table:table-cell table:style-name="ce1" office:value-type="string">
            <text:p>6.5867e-17</text:p>
          </table:table-cell>
          <table:table-cell table:style-name="ce1" office:value-type="string">
            <text:p>2.3657e-15</text:p>
          </table:table-cell>
        </table:table-row>
        <table:table-row table:style-name="ro4">
          <table:table-cell office:value-type="float" office:value="1550.702">
            <text:p>1550.702</text:p>
          </table:table-cell>
          <table:table-cell table:formula="of:=[.M157]*1000000" office:value-type="float" office:value="153.46">
            <text:p>153.46</text:p>
          </table:table-cell>
          <table:table-cell table:formula="of:=[.N157]*1000000" office:value-type="float" office:value="0.09647">
            <text:p>0.09647</text:p>
          </table:table-cell>
          <table:table-cell table:formula="of:=[.O157]*1000000" office:value-type="float" office:value="0.72444">
            <text:p>0.72444</text:p>
          </table:table-cell>
          <table:table-cell table:formula="of:=[.P157]*1000000" office:value-type="float" office:value="0.0079993">
            <text:p>0.0079993</text:p>
          </table:table-cell>
          <table:table-cell table:formula="of:=[.Q157]*1000000" office:value-type="float" office:value="0.029135">
            <text:p>0.029135</text:p>
          </table:table-cell>
          <table:table-cell table:formula="of:=[.R157]*1000000" office:value-type="float" office:value="0.59572">
            <text:p>0.59572</text:p>
          </table:table-cell>
          <table:table-cell table:formula="of:=[.S157]*1000000" office:value-type="float" office:value="24.467">
            <text:p>24.467</text:p>
          </table:table-cell>
          <table:table-cell table:formula="of:=[.T157]*1000000" office:value-type="float" office:value="2104.2">
            <text:p>2104.2</text:p>
          </table:table-cell>
          <table:table-cell table:formula="of:=[.U157]*1000000000000" office:value-type="float" office:value="0.0000031068">
            <text:p>3.1068E-006</text:p>
          </table:table-cell>
          <table:table-cell table:formula="of:=[.V157]*1000000000000" office:value-type="float" office:value="0.0023892">
            <text:p>0.0023892</text:p>
          </table:table-cell>
          <table:table-cell table:formula="of:=([.W157]+[.X157])*1000000000000" office:value-type="float" office:value="0.002428372">
            <text:p>0.002428372</text:p>
          </table:table-cell>
          <table:table-cell office:value-type="float" office:value="0.00015346">
            <text:p>0.00015346</text:p>
          </table:table-cell>
          <table:table-cell table:style-name="ce1" office:value-type="string">
            <text:p>9.647e-08</text:p>
          </table:table-cell>
          <table:table-cell table:style-name="ce1" office:value-type="string">
            <text:p>7.2444e-07</text:p>
          </table:table-cell>
          <table:table-cell table:style-name="ce1" office:value-type="string">
            <text:p>7.9993e-09</text:p>
          </table:table-cell>
          <table:table-cell table:style-name="ce1" office:value-type="string">
            <text:p>2.9135e-08</text:p>
          </table:table-cell>
          <table:table-cell table:style-name="ce1" office:value-type="string">
            <text:p>5.9572e-07</text:p>
          </table:table-cell>
          <table:table-cell table:style-name="ce1" office:value-type="string">
            <text:p>2.4467e-05</text:p>
          </table:table-cell>
          <table:table-cell office:value-type="float" office:value="0.0021042">
            <text:p>0.0021042</text:p>
          </table:table-cell>
          <table:table-cell table:style-name="ce1" office:value-type="string">
            <text:p>3.1068e-18</text:p>
          </table:table-cell>
          <table:table-cell table:style-name="ce1" office:value-type="string">
            <text:p>2.3892e-15</text:p>
          </table:table-cell>
          <table:table-cell table:style-name="ce1" office:value-type="string">
            <text:p>6.5772e-17</text:p>
          </table:table-cell>
          <table:table-cell table:style-name="ce1" office:value-type="string">
            <text:p>2.3626e-15</text:p>
          </table:table-cell>
        </table:table-row>
        <table:table-row table:style-name="ro4">
          <table:table-cell office:value-type="float" office:value="1560.702">
            <text:p>1560.702</text:p>
          </table:table-cell>
          <table:table-cell table:formula="of:=[.M158]*1000000" office:value-type="float" office:value="153.45">
            <text:p>153.45</text:p>
          </table:table-cell>
          <table:table-cell table:formula="of:=[.N158]*1000000" office:value-type="float" office:value="0.096444">
            <text:p>0.096444</text:p>
          </table:table-cell>
          <table:table-cell table:formula="of:=[.O158]*1000000" office:value-type="float" office:value="0.72084">
            <text:p>0.72084</text:p>
          </table:table-cell>
          <table:table-cell table:formula="of:=[.P158]*1000000" office:value-type="float" office:value="0.0079767">
            <text:p>0.0079767</text:p>
          </table:table-cell>
          <table:table-cell table:formula="of:=[.Q158]*1000000" office:value-type="float" office:value="0.029041">
            <text:p>0.029041</text:p>
          </table:table-cell>
          <table:table-cell table:formula="of:=[.R158]*1000000" office:value-type="float" office:value="0.59545">
            <text:p>0.59545</text:p>
          </table:table-cell>
          <table:table-cell table:formula="of:=[.S158]*1000000" office:value-type="float" office:value="24.48">
            <text:p>24.48</text:p>
          </table:table-cell>
          <table:table-cell table:formula="of:=[.T158]*1000000" office:value-type="float" office:value="2104.2">
            <text:p>2104.2</text:p>
          </table:table-cell>
          <table:table-cell table:formula="of:=[.U158]*1000000000000" office:value-type="float" office:value="0.0000031072">
            <text:p>3.1072E-006</text:p>
          </table:table-cell>
          <table:table-cell table:formula="of:=[.V158]*1000000000000" office:value-type="float" office:value="0.0023787">
            <text:p>0.0023787</text:p>
          </table:table-cell>
          <table:table-cell table:formula="of:=([.W158]+[.X158])*1000000000000" office:value-type="float" office:value="0.002425075">
            <text:p>0.002425075</text:p>
          </table:table-cell>
          <table:table-cell office:value-type="float" office:value="0.00015345">
            <text:p>0.00015345</text:p>
          </table:table-cell>
          <table:table-cell table:style-name="ce1" office:value-type="string">
            <text:p>9.6444e-08</text:p>
          </table:table-cell>
          <table:table-cell table:style-name="ce1" office:value-type="string">
            <text:p>7.2084e-07</text:p>
          </table:table-cell>
          <table:table-cell table:style-name="ce1" office:value-type="string">
            <text:p>7.9767e-09</text:p>
          </table:table-cell>
          <table:table-cell table:style-name="ce1" office:value-type="string">
            <text:p>2.9041e-08</text:p>
          </table:table-cell>
          <table:table-cell table:style-name="ce1" office:value-type="string">
            <text:p>5.9545e-07</text:p>
          </table:table-cell>
          <table:table-cell table:style-name="ce1" office:value-type="string">
            <text:p>2.448e-05</text:p>
          </table:table-cell>
          <table:table-cell office:value-type="float" office:value="0.0021042">
            <text:p>0.0021042</text:p>
          </table:table-cell>
          <table:table-cell table:style-name="ce1" office:value-type="string">
            <text:p>3.1072e-18</text:p>
          </table:table-cell>
          <table:table-cell table:style-name="ce1" office:value-type="string">
            <text:p>2.3787e-15</text:p>
          </table:table-cell>
          <table:table-cell table:style-name="ce1" office:value-type="string">
            <text:p>6.5675e-17</text:p>
          </table:table-cell>
          <table:table-cell table:style-name="ce1" office:value-type="string">
            <text:p>2.3594e-15</text:p>
          </table:table-cell>
        </table:table-row>
        <table:table-row table:style-name="ro4">
          <table:table-cell office:value-type="float" office:value="1570.702">
            <text:p>1570.702</text:p>
          </table:table-cell>
          <table:table-cell table:formula="of:=[.M159]*1000000" office:value-type="float" office:value="153.44">
            <text:p>153.44</text:p>
          </table:table-cell>
          <table:table-cell table:formula="of:=[.N159]*1000000" office:value-type="float" office:value="0.096413">
            <text:p>0.096413</text:p>
          </table:table-cell>
          <table:table-cell table:formula="of:=[.O159]*1000000" office:value-type="float" office:value="0.71728">
            <text:p>0.71728</text:p>
          </table:table-cell>
          <table:table-cell table:formula="of:=[.P159]*1000000" office:value-type="float" office:value="0.0079542">
            <text:p>0.0079542</text:p>
          </table:table-cell>
          <table:table-cell table:formula="of:=[.Q159]*1000000" office:value-type="float" office:value="0.028946">
            <text:p>0.028946</text:p>
          </table:table-cell>
          <table:table-cell table:formula="of:=[.R159]*1000000" office:value-type="float" office:value="0.59516">
            <text:p>0.59516</text:p>
          </table:table-cell>
          <table:table-cell table:formula="of:=[.S159]*1000000" office:value-type="float" office:value="24.493">
            <text:p>24.493</text:p>
          </table:table-cell>
          <table:table-cell table:formula="of:=[.T159]*1000000" office:value-type="float" office:value="2104.2">
            <text:p>2104.2</text:p>
          </table:table-cell>
          <table:table-cell table:formula="of:=[.U159]*1000000000000" office:value-type="float" office:value="0.0000031075">
            <text:p>3.1075E-006</text:p>
          </table:table-cell>
          <table:table-cell table:formula="of:=[.V159]*1000000000000" office:value-type="float" office:value="0.0023681">
            <text:p>0.0023681</text:p>
          </table:table-cell>
          <table:table-cell table:formula="of:=([.W159]+[.X159])*1000000000000" office:value-type="float" office:value="0.002421676">
            <text:p>0.002421676</text:p>
          </table:table-cell>
          <table:table-cell office:value-type="float" office:value="0.00015344">
            <text:p>0.00015344</text:p>
          </table:table-cell>
          <table:table-cell table:style-name="ce1" office:value-type="string">
            <text:p>9.6413e-08</text:p>
          </table:table-cell>
          <table:table-cell table:style-name="ce1" office:value-type="string">
            <text:p>7.1728e-07</text:p>
          </table:table-cell>
          <table:table-cell table:style-name="ce1" office:value-type="string">
            <text:p>7.9542e-09</text:p>
          </table:table-cell>
          <table:table-cell table:style-name="ce1" office:value-type="string">
            <text:p>2.8946e-08</text:p>
          </table:table-cell>
          <table:table-cell table:style-name="ce1" office:value-type="string">
            <text:p>5.9516e-07</text:p>
          </table:table-cell>
          <table:table-cell table:style-name="ce1" office:value-type="string">
            <text:p>2.4493e-05</text:p>
          </table:table-cell>
          <table:table-cell office:value-type="float" office:value="0.0021042">
            <text:p>0.0021042</text:p>
          </table:table-cell>
          <table:table-cell table:style-name="ce1" office:value-type="string">
            <text:p>3.1075e-18</text:p>
          </table:table-cell>
          <table:table-cell table:style-name="ce1" office:value-type="string">
            <text:p>2.3681e-15</text:p>
          </table:table-cell>
          <table:table-cell table:style-name="ce1" office:value-type="string">
            <text:p>6.5576e-17</text:p>
          </table:table-cell>
          <table:table-cell table:style-name="ce1" office:value-type="string">
            <text:p>2.3561e-15</text:p>
          </table:table-cell>
        </table:table-row>
        <table:table-row table:style-name="ro4">
          <table:table-cell office:value-type="float" office:value="1580.702">
            <text:p>1580.702</text:p>
          </table:table-cell>
          <table:table-cell table:formula="of:=[.M160]*1000000" office:value-type="float" office:value="153.43">
            <text:p>153.43</text:p>
          </table:table-cell>
          <table:table-cell table:formula="of:=[.N160]*1000000" office:value-type="float" office:value="0.096379">
            <text:p>0.096379</text:p>
          </table:table-cell>
          <table:table-cell table:formula="of:=[.O160]*1000000" office:value-type="float" office:value="0.71374">
            <text:p>0.71374</text:p>
          </table:table-cell>
          <table:table-cell table:formula="of:=[.P160]*1000000" office:value-type="float" office:value="0.0079318">
            <text:p>0.0079318</text:p>
          </table:table-cell>
          <table:table-cell table:formula="of:=[.Q160]*1000000" office:value-type="float" office:value="0.02885">
            <text:p>0.02885</text:p>
          </table:table-cell>
          <table:table-cell table:formula="of:=[.R160]*1000000" office:value-type="float" office:value="0.59485">
            <text:p>0.59485</text:p>
          </table:table-cell>
          <table:table-cell table:formula="of:=[.S160]*1000000" office:value-type="float" office:value="24.506">
            <text:p>24.506</text:p>
          </table:table-cell>
          <table:table-cell table:formula="of:=[.T160]*1000000" office:value-type="float" office:value="2104.1">
            <text:p>2104.1</text:p>
          </table:table-cell>
          <table:table-cell table:formula="of:=[.U160]*1000000000000" office:value-type="float" office:value="0.0000031079">
            <text:p>3.1079E-006</text:p>
          </table:table-cell>
          <table:table-cell table:formula="of:=[.V160]*1000000000000" office:value-type="float" office:value="0.0023575">
            <text:p>0.0023575</text:p>
          </table:table-cell>
          <table:table-cell table:formula="of:=([.W160]+[.X160])*1000000000000" office:value-type="float" office:value="0.002418276">
            <text:p>0.002418276</text:p>
          </table:table-cell>
          <table:table-cell office:value-type="float" office:value="0.00015343">
            <text:p>0.00015343</text:p>
          </table:table-cell>
          <table:table-cell table:style-name="ce1" office:value-type="string">
            <text:p>9.6379e-08</text:p>
          </table:table-cell>
          <table:table-cell table:style-name="ce1" office:value-type="string">
            <text:p>7.1374e-07</text:p>
          </table:table-cell>
          <table:table-cell table:style-name="ce1" office:value-type="string">
            <text:p>7.9318e-09</text:p>
          </table:table-cell>
          <table:table-cell table:style-name="ce1" office:value-type="string">
            <text:p>2.885e-08</text:p>
          </table:table-cell>
          <table:table-cell table:style-name="ce1" office:value-type="string">
            <text:p>5.9485e-07</text:p>
          </table:table-cell>
          <table:table-cell table:style-name="ce1" office:value-type="string">
            <text:p>2.4506e-05</text:p>
          </table:table-cell>
          <table:table-cell office:value-type="float" office:value="0.0021041">
            <text:p>0.0021041</text:p>
          </table:table-cell>
          <table:table-cell table:style-name="ce1" office:value-type="string">
            <text:p>3.1079e-18</text:p>
          </table:table-cell>
          <table:table-cell table:style-name="ce1" office:value-type="string">
            <text:p>2.3575e-15</text:p>
          </table:table-cell>
          <table:table-cell table:style-name="ce1" office:value-type="string">
            <text:p>6.5476e-17</text:p>
          </table:table-cell>
          <table:table-cell table:style-name="ce1" office:value-type="string">
            <text:p>2.3528e-15</text:p>
          </table:table-cell>
        </table:table-row>
        <table:table-row table:style-name="ro4">
          <table:table-cell office:value-type="float" office:value="1590.702">
            <text:p>1590.702</text:p>
          </table:table-cell>
          <table:table-cell table:formula="of:=[.M161]*1000000" office:value-type="float" office:value="153.42">
            <text:p>153.42</text:p>
          </table:table-cell>
          <table:table-cell table:formula="of:=[.N161]*1000000" office:value-type="float" office:value="0.096341">
            <text:p>0.096341</text:p>
          </table:table-cell>
          <table:table-cell table:formula="of:=[.O161]*1000000" office:value-type="float" office:value="0.71023">
            <text:p>0.71023</text:p>
          </table:table-cell>
          <table:table-cell table:formula="of:=[.P161]*1000000" office:value-type="float" office:value="0.0079095">
            <text:p>0.0079095</text:p>
          </table:table-cell>
          <table:table-cell table:formula="of:=[.Q161]*1000000" office:value-type="float" office:value="0.028753">
            <text:p>0.028753</text:p>
          </table:table-cell>
          <table:table-cell table:formula="of:=[.R161]*1000000" office:value-type="float" office:value="0.59452">
            <text:p>0.59452</text:p>
          </table:table-cell>
          <table:table-cell table:formula="of:=[.S161]*1000000" office:value-type="float" office:value="24.519">
            <text:p>24.519</text:p>
          </table:table-cell>
          <table:table-cell table:formula="of:=[.T161]*1000000" office:value-type="float" office:value="2104.1">
            <text:p>2104.1</text:p>
          </table:table-cell>
          <table:table-cell table:formula="of:=[.U161]*1000000000000" office:value-type="float" office:value="0.0000031083">
            <text:p>3.1083E-006</text:p>
          </table:table-cell>
          <table:table-cell table:formula="of:=[.V161]*1000000000000" office:value-type="float" office:value="0.0023468">
            <text:p>0.0023468</text:p>
          </table:table-cell>
          <table:table-cell table:formula="of:=([.W161]+[.X161])*1000000000000" office:value-type="float" office:value="0.002414774">
            <text:p>0.002414774</text:p>
          </table:table-cell>
          <table:table-cell office:value-type="float" office:value="0.00015342">
            <text:p>0.00015342</text:p>
          </table:table-cell>
          <table:table-cell table:style-name="ce1" office:value-type="string">
            <text:p>9.6341e-08</text:p>
          </table:table-cell>
          <table:table-cell table:style-name="ce1" office:value-type="string">
            <text:p>7.1023e-07</text:p>
          </table:table-cell>
          <table:table-cell table:style-name="ce1" office:value-type="string">
            <text:p>7.9095e-09</text:p>
          </table:table-cell>
          <table:table-cell table:style-name="ce1" office:value-type="string">
            <text:p>2.8753e-08</text:p>
          </table:table-cell>
          <table:table-cell table:style-name="ce1" office:value-type="string">
            <text:p>5.9452e-07</text:p>
          </table:table-cell>
          <table:table-cell table:style-name="ce1" office:value-type="string">
            <text:p>2.4519e-05</text:p>
          </table:table-cell>
          <table:table-cell office:value-type="float" office:value="0.0021041">
            <text:p>0.0021041</text:p>
          </table:table-cell>
          <table:table-cell table:style-name="ce1" office:value-type="string">
            <text:p>3.1083e-18</text:p>
          </table:table-cell>
          <table:table-cell table:style-name="ce1" office:value-type="string">
            <text:p>2.3468e-15</text:p>
          </table:table-cell>
          <table:table-cell table:style-name="ce1" office:value-type="string">
            <text:p>6.5374e-17</text:p>
          </table:table-cell>
          <table:table-cell table:style-name="ce1" office:value-type="string">
            <text:p>2.3494e-15</text:p>
          </table:table-cell>
        </table:table-row>
        <table:table-row table:style-name="ro4">
          <table:table-cell office:value-type="float" office:value="1600.702">
            <text:p>1600.702</text:p>
          </table:table-cell>
          <table:table-cell table:formula="of:=[.M162]*1000000" office:value-type="float" office:value="153.41">
            <text:p>153.41</text:p>
          </table:table-cell>
          <table:table-cell table:formula="of:=[.N162]*1000000" office:value-type="float" office:value="0.0963">
            <text:p>0.0963</text:p>
          </table:table-cell>
          <table:table-cell table:formula="of:=[.O162]*1000000" office:value-type="float" office:value="0.70674">
            <text:p>0.70674</text:p>
          </table:table-cell>
          <table:table-cell table:formula="of:=[.P162]*1000000" office:value-type="float" office:value="0.0078872">
            <text:p>0.0078872</text:p>
          </table:table-cell>
          <table:table-cell table:formula="of:=[.Q162]*1000000" office:value-type="float" office:value="0.028654">
            <text:p>0.028654</text:p>
          </table:table-cell>
          <table:table-cell table:formula="of:=[.R162]*1000000" office:value-type="float" office:value="0.59417">
            <text:p>0.59417</text:p>
          </table:table-cell>
          <table:table-cell table:formula="of:=[.S162]*1000000" office:value-type="float" office:value="24.532">
            <text:p>24.532</text:p>
          </table:table-cell>
          <table:table-cell table:formula="of:=[.T162]*1000000" office:value-type="float" office:value="2104.1">
            <text:p>2104.1</text:p>
          </table:table-cell>
          <table:table-cell table:formula="of:=[.U162]*1000000000000" office:value-type="float" office:value="0.0000031086">
            <text:p>3.1086E-006</text:p>
          </table:table-cell>
          <table:table-cell table:formula="of:=[.V162]*1000000000000" office:value-type="float" office:value="0.0023361">
            <text:p>0.0023361</text:p>
          </table:table-cell>
          <table:table-cell table:formula="of:=([.W162]+[.X162])*1000000000000" office:value-type="float" office:value="0.002411171">
            <text:p>0.002411171</text:p>
          </table:table-cell>
          <table:table-cell office:value-type="float" office:value="0.00015341">
            <text:p>0.00015341</text:p>
          </table:table-cell>
          <table:table-cell table:style-name="ce1" office:value-type="string">
            <text:p>9.63e-08</text:p>
          </table:table-cell>
          <table:table-cell table:style-name="ce1" office:value-type="string">
            <text:p>7.0674e-07</text:p>
          </table:table-cell>
          <table:table-cell table:style-name="ce1" office:value-type="string">
            <text:p>7.8872e-09</text:p>
          </table:table-cell>
          <table:table-cell table:style-name="ce1" office:value-type="string">
            <text:p>2.8654e-08</text:p>
          </table:table-cell>
          <table:table-cell table:style-name="ce1" office:value-type="string">
            <text:p>5.9417e-07</text:p>
          </table:table-cell>
          <table:table-cell table:style-name="ce1" office:value-type="string">
            <text:p>2.4532e-05</text:p>
          </table:table-cell>
          <table:table-cell office:value-type="float" office:value="0.0021041">
            <text:p>0.0021041</text:p>
          </table:table-cell>
          <table:table-cell table:style-name="ce1" office:value-type="string">
            <text:p>3.1086e-18</text:p>
          </table:table-cell>
          <table:table-cell table:style-name="ce1" office:value-type="string">
            <text:p>2.3361e-15</text:p>
          </table:table-cell>
          <table:table-cell table:style-name="ce1" office:value-type="string">
            <text:p>6.5271e-17</text:p>
          </table:table-cell>
          <table:table-cell table:style-name="ce1" office:value-type="string">
            <text:p>2.3459e-15</text:p>
          </table:table-cell>
        </table:table-row>
        <table:table-row table:style-name="ro4">
          <table:table-cell office:value-type="float" office:value="1610.702">
            <text:p>1610.702</text:p>
          </table:table-cell>
          <table:table-cell table:formula="of:=[.M163]*1000000" office:value-type="float" office:value="153.4">
            <text:p>153.4</text:p>
          </table:table-cell>
          <table:table-cell table:formula="of:=[.N163]*1000000" office:value-type="float" office:value="0.096254">
            <text:p>0.096254</text:p>
          </table:table-cell>
          <table:table-cell table:formula="of:=[.O163]*1000000" office:value-type="float" office:value="0.70328">
            <text:p>0.70328</text:p>
          </table:table-cell>
          <table:table-cell table:formula="of:=[.P163]*1000000" office:value-type="float" office:value="0.0078651">
            <text:p>0.0078651</text:p>
          </table:table-cell>
          <table:table-cell table:formula="of:=[.Q163]*1000000" office:value-type="float" office:value="0.028554">
            <text:p>0.028554</text:p>
          </table:table-cell>
          <table:table-cell table:formula="of:=[.R163]*1000000" office:value-type="float" office:value="0.5938">
            <text:p>0.5938</text:p>
          </table:table-cell>
          <table:table-cell table:formula="of:=[.S163]*1000000" office:value-type="float" office:value="24.545">
            <text:p>24.545</text:p>
          </table:table-cell>
          <table:table-cell table:formula="of:=[.T163]*1000000" office:value-type="float" office:value="2104.1">
            <text:p>2104.1</text:p>
          </table:table-cell>
          <table:table-cell table:formula="of:=[.U163]*1000000000000" office:value-type="float" office:value="0.000003109">
            <text:p>0.000003109</text:p>
          </table:table-cell>
          <table:table-cell table:formula="of:=[.V163]*1000000000000" office:value-type="float" office:value="0.0023253">
            <text:p>0.0023253</text:p>
          </table:table-cell>
          <table:table-cell table:formula="of:=([.W163]+[.X163])*1000000000000" office:value-type="float" office:value="0.002407566">
            <text:p>0.002407566</text:p>
          </table:table-cell>
          <table:table-cell office:value-type="float" office:value="0.0001534">
            <text:p>0.0001534</text:p>
          </table:table-cell>
          <table:table-cell table:style-name="ce1" office:value-type="string">
            <text:p>9.6254e-08</text:p>
          </table:table-cell>
          <table:table-cell table:style-name="ce1" office:value-type="string">
            <text:p>7.0328e-07</text:p>
          </table:table-cell>
          <table:table-cell table:style-name="ce1" office:value-type="string">
            <text:p>7.8651e-09</text:p>
          </table:table-cell>
          <table:table-cell table:style-name="ce1" office:value-type="string">
            <text:p>2.8554e-08</text:p>
          </table:table-cell>
          <table:table-cell table:style-name="ce1" office:value-type="string">
            <text:p>5.938e-07</text:p>
          </table:table-cell>
          <table:table-cell table:style-name="ce1" office:value-type="string">
            <text:p>2.4545e-05</text:p>
          </table:table-cell>
          <table:table-cell office:value-type="float" office:value="0.0021041">
            <text:p>0.0021041</text:p>
          </table:table-cell>
          <table:table-cell table:style-name="ce1" office:value-type="string">
            <text:p>3.109e-18</text:p>
          </table:table-cell>
          <table:table-cell table:style-name="ce1" office:value-type="string">
            <text:p>2.3253e-15</text:p>
          </table:table-cell>
          <table:table-cell table:style-name="ce1" office:value-type="string">
            <text:p>6.5166e-17</text:p>
          </table:table-cell>
          <table:table-cell table:style-name="ce1" office:value-type="string">
            <text:p>2.3424e-15</text:p>
          </table:table-cell>
        </table:table-row>
        <table:table-row table:style-name="ro4">
          <table:table-cell office:value-type="float" office:value="1620.702">
            <text:p>1620.702</text:p>
          </table:table-cell>
          <table:table-cell table:formula="of:=[.M164]*1000000" office:value-type="float" office:value="153.39">
            <text:p>153.39</text:p>
          </table:table-cell>
          <table:table-cell table:formula="of:=[.N164]*1000000" office:value-type="float" office:value="0.096205">
            <text:p>0.096205</text:p>
          </table:table-cell>
          <table:table-cell table:formula="of:=[.O164]*1000000" office:value-type="float" office:value="0.69985">
            <text:p>0.69985</text:p>
          </table:table-cell>
          <table:table-cell table:formula="of:=[.P164]*1000000" office:value-type="float" office:value="0.007843">
            <text:p>0.007843</text:p>
          </table:table-cell>
          <table:table-cell table:formula="of:=[.Q164]*1000000" office:value-type="float" office:value="0.028454">
            <text:p>0.028454</text:p>
          </table:table-cell>
          <table:table-cell table:formula="of:=[.R164]*1000000" office:value-type="float" office:value="0.59341">
            <text:p>0.59341</text:p>
          </table:table-cell>
          <table:table-cell table:formula="of:=[.S164]*1000000" office:value-type="float" office:value="24.558">
            <text:p>24.558</text:p>
          </table:table-cell>
          <table:table-cell table:formula="of:=[.T164]*1000000" office:value-type="float" office:value="2104">
            <text:p>2104</text:p>
          </table:table-cell>
          <table:table-cell table:formula="of:=[.U164]*1000000000000" office:value-type="float" office:value="0.0000031093">
            <text:p>3.1093E-006</text:p>
          </table:table-cell>
          <table:table-cell table:formula="of:=[.V164]*1000000000000" office:value-type="float" office:value="0.0023145">
            <text:p>0.0023145</text:p>
          </table:table-cell>
          <table:table-cell table:formula="of:=([.W164]+[.X164])*1000000000000" office:value-type="float" office:value="0.002403859">
            <text:p>0.002403859</text:p>
          </table:table-cell>
          <table:table-cell office:value-type="float" office:value="0.00015339">
            <text:p>0.00015339</text:p>
          </table:table-cell>
          <table:table-cell table:style-name="ce1" office:value-type="string">
            <text:p>9.6205e-08</text:p>
          </table:table-cell>
          <table:table-cell table:style-name="ce1" office:value-type="string">
            <text:p>6.9985e-07</text:p>
          </table:table-cell>
          <table:table-cell table:style-name="ce1" office:value-type="string">
            <text:p>7.843e-09</text:p>
          </table:table-cell>
          <table:table-cell table:style-name="ce1" office:value-type="string">
            <text:p>2.8454e-08</text:p>
          </table:table-cell>
          <table:table-cell table:style-name="ce1" office:value-type="string">
            <text:p>5.9341e-07</text:p>
          </table:table-cell>
          <table:table-cell table:style-name="ce1" office:value-type="string">
            <text:p>2.4558e-05</text:p>
          </table:table-cell>
          <table:table-cell office:value-type="float" office:value="0.002104">
            <text:p>0.002104</text:p>
          </table:table-cell>
          <table:table-cell table:style-name="ce1" office:value-type="string">
            <text:p>3.1093e-18</text:p>
          </table:table-cell>
          <table:table-cell table:style-name="ce1" office:value-type="string">
            <text:p>2.3145e-15</text:p>
          </table:table-cell>
          <table:table-cell table:style-name="ce1" office:value-type="string">
            <text:p>6.5059e-17</text:p>
          </table:table-cell>
          <table:table-cell table:style-name="ce1" office:value-type="string">
            <text:p>2.3388e-15</text:p>
          </table:table-cell>
        </table:table-row>
        <table:table-row table:style-name="ro4">
          <table:table-cell office:value-type="float" office:value="1630.702">
            <text:p>1630.702</text:p>
          </table:table-cell>
          <table:table-cell table:formula="of:=[.M165]*1000000" office:value-type="float" office:value="153.38">
            <text:p>153.38</text:p>
          </table:table-cell>
          <table:table-cell table:formula="of:=[.N165]*1000000" office:value-type="float" office:value="0.096153">
            <text:p>0.096153</text:p>
          </table:table-cell>
          <table:table-cell table:formula="of:=[.O165]*1000000" office:value-type="float" office:value="0.69645">
            <text:p>0.69645</text:p>
          </table:table-cell>
          <table:table-cell table:formula="of:=[.P165]*1000000" office:value-type="float" office:value="0.007821">
            <text:p>0.007821</text:p>
          </table:table-cell>
          <table:table-cell table:formula="of:=[.Q165]*1000000" office:value-type="float" office:value="0.028352">
            <text:p>0.028352</text:p>
          </table:table-cell>
          <table:table-cell table:formula="of:=[.R165]*1000000" office:value-type="float" office:value="0.593">
            <text:p>0.593</text:p>
          </table:table-cell>
          <table:table-cell table:formula="of:=[.S165]*1000000" office:value-type="float" office:value="24.571">
            <text:p>24.571</text:p>
          </table:table-cell>
          <table:table-cell table:formula="of:=[.T165]*1000000" office:value-type="float" office:value="2104">
            <text:p>2104</text:p>
          </table:table-cell>
          <table:table-cell table:formula="of:=[.U165]*1000000000000" office:value-type="float" office:value="0.0000031097">
            <text:p>3.1097E-006</text:p>
          </table:table-cell>
          <table:table-cell table:formula="of:=[.V165]*1000000000000" office:value-type="float" office:value="0.0023036">
            <text:p>0.0023036</text:p>
          </table:table-cell>
          <table:table-cell table:formula="of:=([.W165]+[.X165])*1000000000000" office:value-type="float" office:value="0.002400151">
            <text:p>0.002400151</text:p>
          </table:table-cell>
          <table:table-cell office:value-type="float" office:value="0.00015338">
            <text:p>0.00015338</text:p>
          </table:table-cell>
          <table:table-cell table:style-name="ce1" office:value-type="string">
            <text:p>9.6153e-08</text:p>
          </table:table-cell>
          <table:table-cell table:style-name="ce1" office:value-type="string">
            <text:p>6.9645e-07</text:p>
          </table:table-cell>
          <table:table-cell table:style-name="ce1" office:value-type="string">
            <text:p>7.821e-09</text:p>
          </table:table-cell>
          <table:table-cell table:style-name="ce1" office:value-type="string">
            <text:p>2.8352e-08</text:p>
          </table:table-cell>
          <table:table-cell table:style-name="ce1" office:value-type="string">
            <text:p>5.93e-07</text:p>
          </table:table-cell>
          <table:table-cell table:style-name="ce1" office:value-type="string">
            <text:p>2.4571e-05</text:p>
          </table:table-cell>
          <table:table-cell office:value-type="float" office:value="0.002104">
            <text:p>0.002104</text:p>
          </table:table-cell>
          <table:table-cell table:style-name="ce1" office:value-type="string">
            <text:p>3.1097e-18</text:p>
          </table:table-cell>
          <table:table-cell table:style-name="ce1" office:value-type="string">
            <text:p>2.3036e-15</text:p>
          </table:table-cell>
          <table:table-cell table:style-name="ce1" office:value-type="string">
            <text:p>6.4951e-17</text:p>
          </table:table-cell>
          <table:table-cell table:style-name="ce1" office:value-type="string">
            <text:p>2.3352e-15</text:p>
          </table:table-cell>
        </table:table-row>
        <table:table-row table:style-name="ro4">
          <table:table-cell office:value-type="float" office:value="1640.702">
            <text:p>1640.702</text:p>
          </table:table-cell>
          <table:table-cell table:formula="of:=[.M166]*1000000" office:value-type="float" office:value="153.37">
            <text:p>153.37</text:p>
          </table:table-cell>
          <table:table-cell table:formula="of:=[.N166]*1000000" office:value-type="float" office:value="0.096097">
            <text:p>0.096097</text:p>
          </table:table-cell>
          <table:table-cell table:formula="of:=[.O166]*1000000" office:value-type="float" office:value="0.69307">
            <text:p>0.69307</text:p>
          </table:table-cell>
          <table:table-cell table:formula="of:=[.P166]*1000000" office:value-type="float" office:value="0.0077991">
            <text:p>0.0077991</text:p>
          </table:table-cell>
          <table:table-cell table:formula="of:=[.Q166]*1000000" office:value-type="float" office:value="0.028249">
            <text:p>0.028249</text:p>
          </table:table-cell>
          <table:table-cell table:formula="of:=[.R166]*1000000" office:value-type="float" office:value="0.59257">
            <text:p>0.59257</text:p>
          </table:table-cell>
          <table:table-cell table:formula="of:=[.S166]*1000000" office:value-type="float" office:value="24.584">
            <text:p>24.584</text:p>
          </table:table-cell>
          <table:table-cell table:formula="of:=[.T166]*1000000" office:value-type="float" office:value="2104">
            <text:p>2104</text:p>
          </table:table-cell>
          <table:table-cell table:formula="of:=[.U166]*1000000000000" office:value-type="float" office:value="0.0000031101">
            <text:p>3.1101E-006</text:p>
          </table:table-cell>
          <table:table-cell table:formula="of:=[.V166]*1000000000000" office:value-type="float" office:value="0.0022926">
            <text:p>0.0022926</text:p>
          </table:table-cell>
          <table:table-cell table:formula="of:=([.W166]+[.X166])*1000000000000" office:value-type="float" office:value="0.002396342">
            <text:p>0.002396342</text:p>
          </table:table-cell>
          <table:table-cell office:value-type="float" office:value="0.00015337">
            <text:p>0.00015337</text:p>
          </table:table-cell>
          <table:table-cell table:style-name="ce1" office:value-type="string">
            <text:p>9.6097e-08</text:p>
          </table:table-cell>
          <table:table-cell table:style-name="ce1" office:value-type="string">
            <text:p>6.9307e-07</text:p>
          </table:table-cell>
          <table:table-cell table:style-name="ce1" office:value-type="string">
            <text:p>7.7991e-09</text:p>
          </table:table-cell>
          <table:table-cell table:style-name="ce1" office:value-type="string">
            <text:p>2.8249e-08</text:p>
          </table:table-cell>
          <table:table-cell table:style-name="ce1" office:value-type="string">
            <text:p>5.9257e-07</text:p>
          </table:table-cell>
          <table:table-cell table:style-name="ce1" office:value-type="string">
            <text:p>2.4584e-05</text:p>
          </table:table-cell>
          <table:table-cell office:value-type="float" office:value="0.002104">
            <text:p>0.002104</text:p>
          </table:table-cell>
          <table:table-cell table:style-name="ce1" office:value-type="string">
            <text:p>3.1101e-18</text:p>
          </table:table-cell>
          <table:table-cell table:style-name="ce1" office:value-type="string">
            <text:p>2.2926e-15</text:p>
          </table:table-cell>
          <table:table-cell table:style-name="ce1" office:value-type="string">
            <text:p>6.4842e-17</text:p>
          </table:table-cell>
          <table:table-cell table:style-name="ce1" office:value-type="string">
            <text:p>2.3315e-15</text:p>
          </table:table-cell>
        </table:table-row>
        <table:table-row table:style-name="ro4">
          <table:table-cell office:value-type="float" office:value="1650.702">
            <text:p>1650.702</text:p>
          </table:table-cell>
          <table:table-cell table:formula="of:=[.M167]*1000000" office:value-type="float" office:value="153.36">
            <text:p>153.36</text:p>
          </table:table-cell>
          <table:table-cell table:formula="of:=[.N167]*1000000" office:value-type="float" office:value="0.096038">
            <text:p>0.096038</text:p>
          </table:table-cell>
          <table:table-cell table:formula="of:=[.O167]*1000000" office:value-type="float" office:value="0.68972">
            <text:p>0.68972</text:p>
          </table:table-cell>
          <table:table-cell table:formula="of:=[.P167]*1000000" office:value-type="float" office:value="0.0077773">
            <text:p>0.0077773</text:p>
          </table:table-cell>
          <table:table-cell table:formula="of:=[.Q167]*1000000" office:value-type="float" office:value="0.028146">
            <text:p>0.028146</text:p>
          </table:table-cell>
          <table:table-cell table:formula="of:=[.R167]*1000000" office:value-type="float" office:value="0.59213">
            <text:p>0.59213</text:p>
          </table:table-cell>
          <table:table-cell table:formula="of:=[.S167]*1000000" office:value-type="float" office:value="24.597">
            <text:p>24.597</text:p>
          </table:table-cell>
          <table:table-cell table:formula="of:=[.T167]*1000000" office:value-type="float" office:value="2104">
            <text:p>2104</text:p>
          </table:table-cell>
          <table:table-cell table:formula="of:=[.U167]*1000000000000" office:value-type="float" office:value="0.0000031104">
            <text:p>3.1104E-006</text:p>
          </table:table-cell>
          <table:table-cell table:formula="of:=[.V167]*1000000000000" office:value-type="float" office:value="0.0022817">
            <text:p>0.0022817</text:p>
          </table:table-cell>
          <table:table-cell table:formula="of:=([.W167]+[.X167])*1000000000000" office:value-type="float" office:value="0.002392531">
            <text:p>0.002392531</text:p>
          </table:table-cell>
          <table:table-cell office:value-type="float" office:value="0.00015336">
            <text:p>0.00015336</text:p>
          </table:table-cell>
          <table:table-cell table:style-name="ce1" office:value-type="string">
            <text:p>9.6038e-08</text:p>
          </table:table-cell>
          <table:table-cell table:style-name="ce1" office:value-type="string">
            <text:p>6.8972e-07</text:p>
          </table:table-cell>
          <table:table-cell table:style-name="ce1" office:value-type="string">
            <text:p>7.7773e-09</text:p>
          </table:table-cell>
          <table:table-cell table:style-name="ce1" office:value-type="string">
            <text:p>2.8146e-08</text:p>
          </table:table-cell>
          <table:table-cell table:style-name="ce1" office:value-type="string">
            <text:p>5.9213e-07</text:p>
          </table:table-cell>
          <table:table-cell table:style-name="ce1" office:value-type="string">
            <text:p>2.4597e-05</text:p>
          </table:table-cell>
          <table:table-cell office:value-type="float" office:value="0.002104">
            <text:p>0.002104</text:p>
          </table:table-cell>
          <table:table-cell table:style-name="ce1" office:value-type="string">
            <text:p>3.1104e-18</text:p>
          </table:table-cell>
          <table:table-cell table:style-name="ce1" office:value-type="string">
            <text:p>2.2817e-15</text:p>
          </table:table-cell>
          <table:table-cell table:style-name="ce1" office:value-type="string">
            <text:p>6.4731e-17</text:p>
          </table:table-cell>
          <table:table-cell table:style-name="ce1" office:value-type="string">
            <text:p>2.3278e-15</text:p>
          </table:table-cell>
        </table:table-row>
        <table:table-row table:style-name="ro4">
          <table:table-cell office:value-type="float" office:value="1660.702">
            <text:p>1660.702</text:p>
          </table:table-cell>
          <table:table-cell table:formula="of:=[.M168]*1000000" office:value-type="float" office:value="153.36">
            <text:p>153.36</text:p>
          </table:table-cell>
          <table:table-cell table:formula="of:=[.N168]*1000000" office:value-type="float" office:value="0.095975">
            <text:p>0.095975</text:p>
          </table:table-cell>
          <table:table-cell table:formula="of:=[.O168]*1000000" office:value-type="float" office:value="0.68639">
            <text:p>0.68639</text:p>
          </table:table-cell>
          <table:table-cell table:formula="of:=[.P168]*1000000" office:value-type="float" office:value="0.0077555">
            <text:p>0.0077555</text:p>
          </table:table-cell>
          <table:table-cell table:formula="of:=[.Q168]*1000000" office:value-type="float" office:value="0.028041">
            <text:p>0.028041</text:p>
          </table:table-cell>
          <table:table-cell table:formula="of:=[.R168]*1000000" office:value-type="float" office:value="0.59166">
            <text:p>0.59166</text:p>
          </table:table-cell>
          <table:table-cell table:formula="of:=[.S168]*1000000" office:value-type="float" office:value="24.61">
            <text:p>24.61</text:p>
          </table:table-cell>
          <table:table-cell table:formula="of:=[.T168]*1000000" office:value-type="float" office:value="2103.9">
            <text:p>2103.9</text:p>
          </table:table-cell>
          <table:table-cell table:formula="of:=[.U168]*1000000000000" office:value-type="float" office:value="0.0000031108">
            <text:p>3.1108E-006</text:p>
          </table:table-cell>
          <table:table-cell table:formula="of:=[.V168]*1000000000000" office:value-type="float" office:value="0.0022707">
            <text:p>0.0022707</text:p>
          </table:table-cell>
          <table:table-cell table:formula="of:=([.W168]+[.X168])*1000000000000" office:value-type="float" office:value="0.002388619">
            <text:p>0.002388619</text:p>
          </table:table-cell>
          <table:table-cell office:value-type="float" office:value="0.00015336">
            <text:p>0.00015336</text:p>
          </table:table-cell>
          <table:table-cell table:style-name="ce1" office:value-type="string">
            <text:p>9.5975e-08</text:p>
          </table:table-cell>
          <table:table-cell table:style-name="ce1" office:value-type="string">
            <text:p>6.8639e-07</text:p>
          </table:table-cell>
          <table:table-cell table:style-name="ce1" office:value-type="string">
            <text:p>7.7555e-09</text:p>
          </table:table-cell>
          <table:table-cell table:style-name="ce1" office:value-type="string">
            <text:p>2.8041e-08</text:p>
          </table:table-cell>
          <table:table-cell table:style-name="ce1" office:value-type="string">
            <text:p>5.9166e-07</text:p>
          </table:table-cell>
          <table:table-cell table:style-name="ce1" office:value-type="string">
            <text:p>2.461e-05</text:p>
          </table:table-cell>
          <table:table-cell office:value-type="float" office:value="0.0021039">
            <text:p>0.0021039</text:p>
          </table:table-cell>
          <table:table-cell table:style-name="ce1" office:value-type="string">
            <text:p>3.1108e-18</text:p>
          </table:table-cell>
          <table:table-cell table:style-name="ce1" office:value-type="string">
            <text:p>2.2707e-15</text:p>
          </table:table-cell>
          <table:table-cell table:style-name="ce1" office:value-type="string">
            <text:p>6.4619e-17</text:p>
          </table:table-cell>
          <table:table-cell table:style-name="ce1" office:value-type="string">
            <text:p>2.324e-15</text:p>
          </table:table-cell>
        </table:table-row>
        <table:table-row table:style-name="ro4">
          <table:table-cell office:value-type="float" office:value="1670.702">
            <text:p>1670.702</text:p>
          </table:table-cell>
          <table:table-cell table:formula="of:=[.M169]*1000000" office:value-type="float" office:value="153.35">
            <text:p>153.35</text:p>
          </table:table-cell>
          <table:table-cell table:formula="of:=[.N169]*1000000" office:value-type="float" office:value="0.095909">
            <text:p>0.095909</text:p>
          </table:table-cell>
          <table:table-cell table:formula="of:=[.O169]*1000000" office:value-type="float" office:value="0.68309">
            <text:p>0.68309</text:p>
          </table:table-cell>
          <table:table-cell table:formula="of:=[.P169]*1000000" office:value-type="float" office:value="0.0077338">
            <text:p>0.0077338</text:p>
          </table:table-cell>
          <table:table-cell table:formula="of:=[.Q169]*1000000" office:value-type="float" office:value="0.027936">
            <text:p>0.027936</text:p>
          </table:table-cell>
          <table:table-cell table:formula="of:=[.R169]*1000000" office:value-type="float" office:value="0.59118">
            <text:p>0.59118</text:p>
          </table:table-cell>
          <table:table-cell table:formula="of:=[.S169]*1000000" office:value-type="float" office:value="24.623">
            <text:p>24.623</text:p>
          </table:table-cell>
          <table:table-cell table:formula="of:=[.T169]*1000000" office:value-type="float" office:value="2103.9">
            <text:p>2103.9</text:p>
          </table:table-cell>
          <table:table-cell table:formula="of:=[.U169]*1000000000000" office:value-type="float" office:value="0.0000031111">
            <text:p>3.1111E-006</text:p>
          </table:table-cell>
          <table:table-cell table:formula="of:=[.V169]*1000000000000" office:value-type="float" office:value="0.0022596">
            <text:p>0.0022596</text:p>
          </table:table-cell>
          <table:table-cell table:formula="of:=([.W169]+[.X169])*1000000000000" office:value-type="float" office:value="0.002384705">
            <text:p>0.002384705</text:p>
          </table:table-cell>
          <table:table-cell office:value-type="float" office:value="0.00015335">
            <text:p>0.00015335</text:p>
          </table:table-cell>
          <table:table-cell table:style-name="ce1" office:value-type="string">
            <text:p>9.5909e-08</text:p>
          </table:table-cell>
          <table:table-cell table:style-name="ce1" office:value-type="string">
            <text:p>6.8309e-07</text:p>
          </table:table-cell>
          <table:table-cell table:style-name="ce1" office:value-type="string">
            <text:p>7.7338e-09</text:p>
          </table:table-cell>
          <table:table-cell table:style-name="ce1" office:value-type="string">
            <text:p>2.7936e-08</text:p>
          </table:table-cell>
          <table:table-cell table:style-name="ce1" office:value-type="string">
            <text:p>5.9118e-07</text:p>
          </table:table-cell>
          <table:table-cell table:style-name="ce1" office:value-type="string">
            <text:p>2.4623e-05</text:p>
          </table:table-cell>
          <table:table-cell office:value-type="float" office:value="0.0021039">
            <text:p>0.0021039</text:p>
          </table:table-cell>
          <table:table-cell table:style-name="ce1" office:value-type="string">
            <text:p>3.1111e-18</text:p>
          </table:table-cell>
          <table:table-cell table:style-name="ce1" office:value-type="string">
            <text:p>2.2596e-15</text:p>
          </table:table-cell>
          <table:table-cell table:style-name="ce1" office:value-type="string">
            <text:p>6.4505e-17</text:p>
          </table:table-cell>
          <table:table-cell table:style-name="ce1" office:value-type="string">
            <text:p>2.3202e-15</text:p>
          </table:table-cell>
        </table:table-row>
        <table:table-row table:style-name="ro4">
          <table:table-cell office:value-type="float" office:value="1680.702">
            <text:p>1680.702</text:p>
          </table:table-cell>
          <table:table-cell table:formula="of:=[.M170]*1000000" office:value-type="float" office:value="153.34">
            <text:p>153.34</text:p>
          </table:table-cell>
          <table:table-cell table:formula="of:=[.N170]*1000000" office:value-type="float" office:value="0.09584">
            <text:p>0.09584</text:p>
          </table:table-cell>
          <table:table-cell table:formula="of:=[.O170]*1000000" office:value-type="float" office:value="0.67982">
            <text:p>0.67982</text:p>
          </table:table-cell>
          <table:table-cell table:formula="of:=[.P170]*1000000" office:value-type="float" office:value="0.0077123">
            <text:p>0.0077123</text:p>
          </table:table-cell>
          <table:table-cell table:formula="of:=[.Q170]*1000000" office:value-type="float" office:value="0.02783">
            <text:p>0.02783</text:p>
          </table:table-cell>
          <table:table-cell table:formula="of:=[.R170]*1000000" office:value-type="float" office:value="0.59069">
            <text:p>0.59069</text:p>
          </table:table-cell>
          <table:table-cell table:formula="of:=[.S170]*1000000" office:value-type="float" office:value="24.636">
            <text:p>24.636</text:p>
          </table:table-cell>
          <table:table-cell table:formula="of:=[.T170]*1000000" office:value-type="float" office:value="2103.9">
            <text:p>2103.9</text:p>
          </table:table-cell>
          <table:table-cell table:formula="of:=[.U170]*1000000000000" office:value-type="float" office:value="0.0000031115">
            <text:p>3.1115E-006</text:p>
          </table:table-cell>
          <table:table-cell table:formula="of:=[.V170]*1000000000000" office:value-type="float" office:value="0.0022486">
            <text:p>0.0022486</text:p>
          </table:table-cell>
          <table:table-cell table:formula="of:=([.W170]+[.X170])*1000000000000" office:value-type="float" office:value="0.00238069">
            <text:p>0.00238069</text:p>
          </table:table-cell>
          <table:table-cell office:value-type="float" office:value="0.00015334">
            <text:p>0.00015334</text:p>
          </table:table-cell>
          <table:table-cell table:style-name="ce1" office:value-type="string">
            <text:p>9.584e-08</text:p>
          </table:table-cell>
          <table:table-cell table:style-name="ce1" office:value-type="string">
            <text:p>6.7982e-07</text:p>
          </table:table-cell>
          <table:table-cell table:style-name="ce1" office:value-type="string">
            <text:p>7.7123e-09</text:p>
          </table:table-cell>
          <table:table-cell table:style-name="ce1" office:value-type="string">
            <text:p>2.783e-08</text:p>
          </table:table-cell>
          <table:table-cell table:style-name="ce1" office:value-type="string">
            <text:p>5.9069e-07</text:p>
          </table:table-cell>
          <table:table-cell table:style-name="ce1" office:value-type="string">
            <text:p>2.4636e-05</text:p>
          </table:table-cell>
          <table:table-cell office:value-type="float" office:value="0.0021039">
            <text:p>0.0021039</text:p>
          </table:table-cell>
          <table:table-cell table:style-name="ce1" office:value-type="string">
            <text:p>3.1115e-18</text:p>
          </table:table-cell>
          <table:table-cell table:style-name="ce1" office:value-type="string">
            <text:p>2.2486e-15</text:p>
          </table:table-cell>
          <table:table-cell table:style-name="ce1" office:value-type="string">
            <text:p>6.439e-17</text:p>
          </table:table-cell>
          <table:table-cell table:style-name="ce1" office:value-type="string">
            <text:p>2.3163e-15</text:p>
          </table:table-cell>
        </table:table-row>
        <table:table-row table:style-name="ro4">
          <table:table-cell office:value-type="float" office:value="1690.702">
            <text:p>1690.702</text:p>
          </table:table-cell>
          <table:table-cell table:formula="of:=[.M171]*1000000" office:value-type="float" office:value="153.33">
            <text:p>153.33</text:p>
          </table:table-cell>
          <table:table-cell table:formula="of:=[.N171]*1000000" office:value-type="float" office:value="0.095767">
            <text:p>0.095767</text:p>
          </table:table-cell>
          <table:table-cell table:formula="of:=[.O171]*1000000" office:value-type="float" office:value="0.67656">
            <text:p>0.67656</text:p>
          </table:table-cell>
          <table:table-cell table:formula="of:=[.P171]*1000000" office:value-type="float" office:value="0.0076908">
            <text:p>0.0076908</text:p>
          </table:table-cell>
          <table:table-cell table:formula="of:=[.Q171]*1000000" office:value-type="float" office:value="0.027723">
            <text:p>0.027723</text:p>
          </table:table-cell>
          <table:table-cell table:formula="of:=[.R171]*1000000" office:value-type="float" office:value="0.59017">
            <text:p>0.59017</text:p>
          </table:table-cell>
          <table:table-cell table:formula="of:=[.S171]*1000000" office:value-type="float" office:value="24.649">
            <text:p>24.649</text:p>
          </table:table-cell>
          <table:table-cell table:formula="of:=[.T171]*1000000" office:value-type="float" office:value="2103.9">
            <text:p>2103.9</text:p>
          </table:table-cell>
          <table:table-cell table:formula="of:=[.U171]*1000000000000" office:value-type="float" office:value="0.0000031118">
            <text:p>3.1118E-006</text:p>
          </table:table-cell>
          <table:table-cell table:formula="of:=[.V171]*1000000000000" office:value-type="float" office:value="0.0022375">
            <text:p>0.0022375</text:p>
          </table:table-cell>
          <table:table-cell table:formula="of:=([.W171]+[.X171])*1000000000000" office:value-type="float" office:value="0.002376574">
            <text:p>0.002376574</text:p>
          </table:table-cell>
          <table:table-cell office:value-type="float" office:value="0.00015333">
            <text:p>0.00015333</text:p>
          </table:table-cell>
          <table:table-cell table:style-name="ce1" office:value-type="string">
            <text:p>9.5767e-08</text:p>
          </table:table-cell>
          <table:table-cell table:style-name="ce1" office:value-type="string">
            <text:p>6.7656e-07</text:p>
          </table:table-cell>
          <table:table-cell table:style-name="ce1" office:value-type="string">
            <text:p>7.6908e-09</text:p>
          </table:table-cell>
          <table:table-cell table:style-name="ce1" office:value-type="string">
            <text:p>2.7723e-08</text:p>
          </table:table-cell>
          <table:table-cell table:style-name="ce1" office:value-type="string">
            <text:p>5.9017e-07</text:p>
          </table:table-cell>
          <table:table-cell table:style-name="ce1" office:value-type="string">
            <text:p>2.4649e-05</text:p>
          </table:table-cell>
          <table:table-cell office:value-type="float" office:value="0.0021039">
            <text:p>0.0021039</text:p>
          </table:table-cell>
          <table:table-cell table:style-name="ce1" office:value-type="string">
            <text:p>3.1118e-18</text:p>
          </table:table-cell>
          <table:table-cell table:style-name="ce1" office:value-type="string">
            <text:p>2.2375e-15</text:p>
          </table:table-cell>
          <table:table-cell table:style-name="ce1" office:value-type="string">
            <text:p>6.4274e-17</text:p>
          </table:table-cell>
          <table:table-cell table:style-name="ce1" office:value-type="string">
            <text:p>2.3123e-15</text:p>
          </table:table-cell>
        </table:table-row>
        <table:table-row table:style-name="ro4">
          <table:table-cell office:value-type="float" office:value="1700.702">
            <text:p>1700.702</text:p>
          </table:table-cell>
          <table:table-cell table:formula="of:=[.M172]*1000000" office:value-type="float" office:value="153.32">
            <text:p>153.32</text:p>
          </table:table-cell>
          <table:table-cell table:formula="of:=[.N172]*1000000" office:value-type="float" office:value="0.095692">
            <text:p>0.095692</text:p>
          </table:table-cell>
          <table:table-cell table:formula="of:=[.O172]*1000000" office:value-type="float" office:value="0.67334">
            <text:p>0.67334</text:p>
          </table:table-cell>
          <table:table-cell table:formula="of:=[.P172]*1000000" office:value-type="float" office:value="0.0076693">
            <text:p>0.0076693</text:p>
          </table:table-cell>
          <table:table-cell table:formula="of:=[.Q172]*1000000" office:value-type="float" office:value="0.027615">
            <text:p>0.027615</text:p>
          </table:table-cell>
          <table:table-cell table:formula="of:=[.R172]*1000000" office:value-type="float" office:value="0.58964">
            <text:p>0.58964</text:p>
          </table:table-cell>
          <table:table-cell table:formula="of:=[.S172]*1000000" office:value-type="float" office:value="24.662">
            <text:p>24.662</text:p>
          </table:table-cell>
          <table:table-cell table:formula="of:=[.T172]*1000000" office:value-type="float" office:value="2103.9">
            <text:p>2103.9</text:p>
          </table:table-cell>
          <table:table-cell table:formula="of:=[.U172]*1000000000000" office:value-type="float" office:value="0.0000031122">
            <text:p>3.1122E-006</text:p>
          </table:table-cell>
          <table:table-cell table:formula="of:=[.V172]*1000000000000" office:value-type="float" office:value="0.0022263">
            <text:p>0.0022263</text:p>
          </table:table-cell>
          <table:table-cell table:formula="of:=([.W172]+[.X172])*1000000000000" office:value-type="float" office:value="0.002372457">
            <text:p>0.002372457</text:p>
          </table:table-cell>
          <table:table-cell office:value-type="float" office:value="0.00015332">
            <text:p>0.00015332</text:p>
          </table:table-cell>
          <table:table-cell table:style-name="ce1" office:value-type="string">
            <text:p>9.5692e-08</text:p>
          </table:table-cell>
          <table:table-cell table:style-name="ce1" office:value-type="string">
            <text:p>6.7334e-07</text:p>
          </table:table-cell>
          <table:table-cell table:style-name="ce1" office:value-type="string">
            <text:p>7.6693e-09</text:p>
          </table:table-cell>
          <table:table-cell table:style-name="ce1" office:value-type="string">
            <text:p>2.7615e-08</text:p>
          </table:table-cell>
          <table:table-cell table:style-name="ce1" office:value-type="string">
            <text:p>5.8964e-07</text:p>
          </table:table-cell>
          <table:table-cell table:style-name="ce1" office:value-type="string">
            <text:p>2.4662e-05</text:p>
          </table:table-cell>
          <table:table-cell office:value-type="float" office:value="0.0021039">
            <text:p>0.0021039</text:p>
          </table:table-cell>
          <table:table-cell table:style-name="ce1" office:value-type="string">
            <text:p>3.1122e-18</text:p>
          </table:table-cell>
          <table:table-cell table:style-name="ce1" office:value-type="string">
            <text:p>2.2263e-15</text:p>
          </table:table-cell>
          <table:table-cell table:style-name="ce1" office:value-type="string">
            <text:p>6.4157e-17</text:p>
          </table:table-cell>
          <table:table-cell table:style-name="ce1" office:value-type="string">
            <text:p>2.3083e-15</text:p>
          </table:table-cell>
        </table:table-row>
        <table:table-row table:style-name="ro4">
          <table:table-cell office:value-type="float" office:value="1710.702">
            <text:p>1710.702</text:p>
          </table:table-cell>
          <table:table-cell table:formula="of:=[.M173]*1000000" office:value-type="float" office:value="153.31">
            <text:p>153.31</text:p>
          </table:table-cell>
          <table:table-cell table:formula="of:=[.N173]*1000000" office:value-type="float" office:value="0.095614">
            <text:p>0.095614</text:p>
          </table:table-cell>
          <table:table-cell table:formula="of:=[.O173]*1000000" office:value-type="float" office:value="0.67014">
            <text:p>0.67014</text:p>
          </table:table-cell>
          <table:table-cell table:formula="of:=[.P173]*1000000" office:value-type="float" office:value="0.007648">
            <text:p>0.007648</text:p>
          </table:table-cell>
          <table:table-cell table:formula="of:=[.Q173]*1000000" office:value-type="float" office:value="0.027506">
            <text:p>0.027506</text:p>
          </table:table-cell>
          <table:table-cell table:formula="of:=[.R173]*1000000" office:value-type="float" office:value="0.58909">
            <text:p>0.58909</text:p>
          </table:table-cell>
          <table:table-cell table:formula="of:=[.S173]*1000000" office:value-type="float" office:value="24.675">
            <text:p>24.675</text:p>
          </table:table-cell>
          <table:table-cell table:formula="of:=[.T173]*1000000" office:value-type="float" office:value="2103.8">
            <text:p>2103.8</text:p>
          </table:table-cell>
          <table:table-cell table:formula="of:=[.U173]*1000000000000" office:value-type="float" office:value="0.0000031125">
            <text:p>3.1125E-006</text:p>
          </table:table-cell>
          <table:table-cell table:formula="of:=[.V173]*1000000000000" office:value-type="float" office:value="0.0022152">
            <text:p>0.0022152</text:p>
          </table:table-cell>
          <table:table-cell table:formula="of:=([.W173]+[.X173])*1000000000000" office:value-type="float" office:value="0.002368339">
            <text:p>0.002368339</text:p>
          </table:table-cell>
          <table:table-cell office:value-type="float" office:value="0.00015331">
            <text:p>0.00015331</text:p>
          </table:table-cell>
          <table:table-cell table:style-name="ce1" office:value-type="string">
            <text:p>9.5614e-08</text:p>
          </table:table-cell>
          <table:table-cell table:style-name="ce1" office:value-type="string">
            <text:p>6.7014e-07</text:p>
          </table:table-cell>
          <table:table-cell table:style-name="ce1" office:value-type="string">
            <text:p>7.648e-09</text:p>
          </table:table-cell>
          <table:table-cell table:style-name="ce1" office:value-type="string">
            <text:p>2.7506e-08</text:p>
          </table:table-cell>
          <table:table-cell table:style-name="ce1" office:value-type="string">
            <text:p>5.8909e-07</text:p>
          </table:table-cell>
          <table:table-cell table:style-name="ce1" office:value-type="string">
            <text:p>2.4675e-05</text:p>
          </table:table-cell>
          <table:table-cell office:value-type="float" office:value="0.0021038">
            <text:p>0.0021038</text:p>
          </table:table-cell>
          <table:table-cell table:style-name="ce1" office:value-type="string">
            <text:p>3.1125e-18</text:p>
          </table:table-cell>
          <table:table-cell table:style-name="ce1" office:value-type="string">
            <text:p>2.2152e-15</text:p>
          </table:table-cell>
          <table:table-cell table:style-name="ce1" office:value-type="string">
            <text:p>6.4039e-17</text:p>
          </table:table-cell>
          <table:table-cell table:style-name="ce1" office:value-type="string">
            <text:p>2.3043e-15</text:p>
          </table:table-cell>
        </table:table-row>
        <table:table-row table:style-name="ro4">
          <table:table-cell office:value-type="float" office:value="1720.702">
            <text:p>1720.702</text:p>
          </table:table-cell>
          <table:table-cell table:formula="of:=[.M174]*1000000" office:value-type="float" office:value="153.3">
            <text:p>153.3</text:p>
          </table:table-cell>
          <table:table-cell table:formula="of:=[.N174]*1000000" office:value-type="float" office:value="0.095532">
            <text:p>0.095532</text:p>
          </table:table-cell>
          <table:table-cell table:formula="of:=[.O174]*1000000" office:value-type="float" office:value="0.66696">
            <text:p>0.66696</text:p>
          </table:table-cell>
          <table:table-cell table:formula="of:=[.P174]*1000000" office:value-type="float" office:value="0.0076267">
            <text:p>0.0076267</text:p>
          </table:table-cell>
          <table:table-cell table:formula="of:=[.Q174]*1000000" office:value-type="float" office:value="0.027397">
            <text:p>0.027397</text:p>
          </table:table-cell>
          <table:table-cell table:formula="of:=[.R174]*1000000" office:value-type="float" office:value="0.58853">
            <text:p>0.58853</text:p>
          </table:table-cell>
          <table:table-cell table:formula="of:=[.S174]*1000000" office:value-type="float" office:value="24.688">
            <text:p>24.688</text:p>
          </table:table-cell>
          <table:table-cell table:formula="of:=[.T174]*1000000" office:value-type="float" office:value="2103.8">
            <text:p>2103.8</text:p>
          </table:table-cell>
          <table:table-cell table:formula="of:=[.U174]*1000000000000" office:value-type="float" office:value="0.0000031129">
            <text:p>3.1129E-006</text:p>
          </table:table-cell>
          <table:table-cell table:formula="of:=[.V174]*1000000000000" office:value-type="float" office:value="0.002204">
            <text:p>0.002204</text:p>
          </table:table-cell>
          <table:table-cell table:formula="of:=([.W174]+[.X174])*1000000000000" office:value-type="float" office:value="0.002364119">
            <text:p>0.002364119</text:p>
          </table:table-cell>
          <table:table-cell office:value-type="float" office:value="0.0001533">
            <text:p>0.0001533</text:p>
          </table:table-cell>
          <table:table-cell table:style-name="ce1" office:value-type="string">
            <text:p>9.5532e-08</text:p>
          </table:table-cell>
          <table:table-cell table:style-name="ce1" office:value-type="string">
            <text:p>6.6696e-07</text:p>
          </table:table-cell>
          <table:table-cell table:style-name="ce1" office:value-type="string">
            <text:p>7.6267e-09</text:p>
          </table:table-cell>
          <table:table-cell table:style-name="ce1" office:value-type="string">
            <text:p>2.7397e-08</text:p>
          </table:table-cell>
          <table:table-cell table:style-name="ce1" office:value-type="string">
            <text:p>5.8853e-07</text:p>
          </table:table-cell>
          <table:table-cell table:style-name="ce1" office:value-type="string">
            <text:p>2.4688e-05</text:p>
          </table:table-cell>
          <table:table-cell office:value-type="float" office:value="0.0021038">
            <text:p>0.0021038</text:p>
          </table:table-cell>
          <table:table-cell table:style-name="ce1" office:value-type="string">
            <text:p>3.1129e-18</text:p>
          </table:table-cell>
          <table:table-cell table:style-name="ce1" office:value-type="string">
            <text:p>2.204e-15</text:p>
          </table:table-cell>
          <table:table-cell table:style-name="ce1" office:value-type="string">
            <text:p>6.3919e-17</text:p>
          </table:table-cell>
          <table:table-cell table:style-name="ce1" office:value-type="string">
            <text:p>2.3002e-15</text:p>
          </table:table-cell>
        </table:table-row>
        <table:table-row table:style-name="ro4">
          <table:table-cell office:value-type="float" office:value="1730.702">
            <text:p>1730.702</text:p>
          </table:table-cell>
          <table:table-cell table:formula="of:=[.M175]*1000000" office:value-type="float" office:value="153.29">
            <text:p>153.29</text:p>
          </table:table-cell>
          <table:table-cell table:formula="of:=[.N175]*1000000" office:value-type="float" office:value="0.095448">
            <text:p>0.095448</text:p>
          </table:table-cell>
          <table:table-cell table:formula="of:=[.O175]*1000000" office:value-type="float" office:value="0.6638">
            <text:p>0.6638</text:p>
          </table:table-cell>
          <table:table-cell table:formula="of:=[.P175]*1000000" office:value-type="float" office:value="0.0076055">
            <text:p>0.0076055</text:p>
          </table:table-cell>
          <table:table-cell table:formula="of:=[.Q175]*1000000" office:value-type="float" office:value="0.027287">
            <text:p>0.027287</text:p>
          </table:table-cell>
          <table:table-cell table:formula="of:=[.R175]*1000000" office:value-type="float" office:value="0.58795">
            <text:p>0.58795</text:p>
          </table:table-cell>
          <table:table-cell table:formula="of:=[.S175]*1000000" office:value-type="float" office:value="24.701">
            <text:p>24.701</text:p>
          </table:table-cell>
          <table:table-cell table:formula="of:=[.T175]*1000000" office:value-type="float" office:value="2103.8">
            <text:p>2103.8</text:p>
          </table:table-cell>
          <table:table-cell table:formula="of:=[.U175]*1000000000000" office:value-type="float" office:value="0.0000031132">
            <text:p>3.1132E-006</text:p>
          </table:table-cell>
          <table:table-cell table:formula="of:=[.V175]*1000000000000" office:value-type="float" office:value="0.0021928">
            <text:p>0.0021928</text:p>
          </table:table-cell>
          <table:table-cell table:formula="of:=([.W175]+[.X175])*1000000000000" office:value-type="float" office:value="0.002359899">
            <text:p>0.002359899</text:p>
          </table:table-cell>
          <table:table-cell office:value-type="float" office:value="0.00015329">
            <text:p>0.00015329</text:p>
          </table:table-cell>
          <table:table-cell table:style-name="ce1" office:value-type="string">
            <text:p>9.5448e-08</text:p>
          </table:table-cell>
          <table:table-cell table:style-name="ce1" office:value-type="string">
            <text:p>6.638e-07</text:p>
          </table:table-cell>
          <table:table-cell table:style-name="ce1" office:value-type="string">
            <text:p>7.6055e-09</text:p>
          </table:table-cell>
          <table:table-cell table:style-name="ce1" office:value-type="string">
            <text:p>2.7287e-08</text:p>
          </table:table-cell>
          <table:table-cell table:style-name="ce1" office:value-type="string">
            <text:p>5.8795e-07</text:p>
          </table:table-cell>
          <table:table-cell table:style-name="ce1" office:value-type="string">
            <text:p>2.4701e-05</text:p>
          </table:table-cell>
          <table:table-cell office:value-type="float" office:value="0.0021038">
            <text:p>0.0021038</text:p>
          </table:table-cell>
          <table:table-cell table:style-name="ce1" office:value-type="string">
            <text:p>3.1132e-18</text:p>
          </table:table-cell>
          <table:table-cell table:style-name="ce1" office:value-type="string">
            <text:p>2.1928e-15</text:p>
          </table:table-cell>
          <table:table-cell table:style-name="ce1" office:value-type="string">
            <text:p>6.3799e-17</text:p>
          </table:table-cell>
          <table:table-cell table:style-name="ce1" office:value-type="string">
            <text:p>2.2961e-15</text:p>
          </table:table-cell>
        </table:table-row>
        <table:table-row table:style-name="ro4">
          <table:table-cell office:value-type="float" office:value="1740.702">
            <text:p>1740.702</text:p>
          </table:table-cell>
          <table:table-cell table:formula="of:=[.M176]*1000000" office:value-type="float" office:value="153.28">
            <text:p>153.28</text:p>
          </table:table-cell>
          <table:table-cell table:formula="of:=[.N176]*1000000" office:value-type="float" office:value="0.09536">
            <text:p>0.09536</text:p>
          </table:table-cell>
          <table:table-cell table:formula="of:=[.O176]*1000000" office:value-type="float" office:value="0.66067">
            <text:p>0.66067</text:p>
          </table:table-cell>
          <table:table-cell table:formula="of:=[.P176]*1000000" office:value-type="float" office:value="0.0075844">
            <text:p>0.0075844</text:p>
          </table:table-cell>
          <table:table-cell table:formula="of:=[.Q176]*1000000" office:value-type="float" office:value="0.027176">
            <text:p>0.027176</text:p>
          </table:table-cell>
          <table:table-cell table:formula="of:=[.R176]*1000000" office:value-type="float" office:value="0.58736">
            <text:p>0.58736</text:p>
          </table:table-cell>
          <table:table-cell table:formula="of:=[.S176]*1000000" office:value-type="float" office:value="24.714">
            <text:p>24.714</text:p>
          </table:table-cell>
          <table:table-cell table:formula="of:=[.T176]*1000000" office:value-type="float" office:value="2103.8">
            <text:p>2103.8</text:p>
          </table:table-cell>
          <table:table-cell table:formula="of:=[.U176]*1000000000000" office:value-type="float" office:value="0.0000031136">
            <text:p>3.1136E-006</text:p>
          </table:table-cell>
          <table:table-cell table:formula="of:=[.V176]*1000000000000" office:value-type="float" office:value="0.0021816">
            <text:p>0.0021816</text:p>
          </table:table-cell>
          <table:table-cell table:formula="of:=([.W176]+[.X176])*1000000000000" office:value-type="float" office:value="0.002355577">
            <text:p>0.002355577</text:p>
          </table:table-cell>
          <table:table-cell office:value-type="float" office:value="0.00015328">
            <text:p>0.00015328</text:p>
          </table:table-cell>
          <table:table-cell table:style-name="ce1" office:value-type="string">
            <text:p>9.536e-08</text:p>
          </table:table-cell>
          <table:table-cell table:style-name="ce1" office:value-type="string">
            <text:p>6.6067e-07</text:p>
          </table:table-cell>
          <table:table-cell table:style-name="ce1" office:value-type="string">
            <text:p>7.5844e-09</text:p>
          </table:table-cell>
          <table:table-cell table:style-name="ce1" office:value-type="string">
            <text:p>2.7176e-08</text:p>
          </table:table-cell>
          <table:table-cell table:style-name="ce1" office:value-type="string">
            <text:p>5.8736e-07</text:p>
          </table:table-cell>
          <table:table-cell table:style-name="ce1" office:value-type="string">
            <text:p>2.4714e-05</text:p>
          </table:table-cell>
          <table:table-cell office:value-type="float" office:value="0.0021038">
            <text:p>0.0021038</text:p>
          </table:table-cell>
          <table:table-cell table:style-name="ce1" office:value-type="string">
            <text:p>3.1136e-18</text:p>
          </table:table-cell>
          <table:table-cell table:style-name="ce1" office:value-type="string">
            <text:p>2.1816e-15</text:p>
          </table:table-cell>
          <table:table-cell table:style-name="ce1" office:value-type="string">
            <text:p>6.3677e-17</text:p>
          </table:table-cell>
          <table:table-cell table:style-name="ce1" office:value-type="string">
            <text:p>2.2919e-15</text:p>
          </table:table-cell>
        </table:table-row>
        <table:table-row table:style-name="ro4">
          <table:table-cell office:value-type="float" office:value="1750.702">
            <text:p>1750.702</text:p>
          </table:table-cell>
          <table:table-cell table:formula="of:=[.M177]*1000000" office:value-type="float" office:value="153.27">
            <text:p>153.27</text:p>
          </table:table-cell>
          <table:table-cell table:formula="of:=[.N177]*1000000" office:value-type="float" office:value="0.09527">
            <text:p>0.09527</text:p>
          </table:table-cell>
          <table:table-cell table:formula="of:=[.O177]*1000000" office:value-type="float" office:value="0.65757">
            <text:p>0.65757</text:p>
          </table:table-cell>
          <table:table-cell table:formula="of:=[.P177]*1000000" office:value-type="float" office:value="0.0075634">
            <text:p>0.0075634</text:p>
          </table:table-cell>
          <table:table-cell table:formula="of:=[.Q177]*1000000" office:value-type="float" office:value="0.027064">
            <text:p>0.027064</text:p>
          </table:table-cell>
          <table:table-cell table:formula="of:=[.R177]*1000000" office:value-type="float" office:value="0.58675">
            <text:p>0.58675</text:p>
          </table:table-cell>
          <table:table-cell table:formula="of:=[.S177]*1000000" office:value-type="float" office:value="24.727">
            <text:p>24.727</text:p>
          </table:table-cell>
          <table:table-cell table:formula="of:=[.T177]*1000000" office:value-type="float" office:value="2103.7">
            <text:p>2103.7</text:p>
          </table:table-cell>
          <table:table-cell table:formula="of:=[.U177]*1000000000000" office:value-type="float" office:value="0.0000031139">
            <text:p>3.1139E-006</text:p>
          </table:table-cell>
          <table:table-cell table:formula="of:=[.V177]*1000000000000" office:value-type="float" office:value="0.0021703">
            <text:p>0.0021703</text:p>
          </table:table-cell>
          <table:table-cell table:formula="of:=([.W177]+[.X177])*1000000000000" office:value-type="float" office:value="0.002351254">
            <text:p>0.002351254</text:p>
          </table:table-cell>
          <table:table-cell office:value-type="float" office:value="0.00015327">
            <text:p>0.00015327</text:p>
          </table:table-cell>
          <table:table-cell table:style-name="ce1" office:value-type="string">
            <text:p>9.527e-08</text:p>
          </table:table-cell>
          <table:table-cell table:style-name="ce1" office:value-type="string">
            <text:p>6.5757e-07</text:p>
          </table:table-cell>
          <table:table-cell table:style-name="ce1" office:value-type="string">
            <text:p>7.5634e-09</text:p>
          </table:table-cell>
          <table:table-cell table:style-name="ce1" office:value-type="string">
            <text:p>2.7064e-08</text:p>
          </table:table-cell>
          <table:table-cell table:style-name="ce1" office:value-type="string">
            <text:p>5.8675e-07</text:p>
          </table:table-cell>
          <table:table-cell table:style-name="ce1" office:value-type="string">
            <text:p>2.4727e-05</text:p>
          </table:table-cell>
          <table:table-cell office:value-type="float" office:value="0.0021037">
            <text:p>0.0021037</text:p>
          </table:table-cell>
          <table:table-cell table:style-name="ce1" office:value-type="string">
            <text:p>3.1139e-18</text:p>
          </table:table-cell>
          <table:table-cell table:style-name="ce1" office:value-type="string">
            <text:p>2.1703e-15</text:p>
          </table:table-cell>
          <table:table-cell table:style-name="ce1" office:value-type="string">
            <text:p>6.3554e-17</text:p>
          </table:table-cell>
          <table:table-cell table:style-name="ce1" office:value-type="string">
            <text:p>2.2877e-15</text:p>
          </table:table-cell>
        </table:table-row>
        <table:table-row table:style-name="ro4">
          <table:table-cell office:value-type="float" office:value="1760.702">
            <text:p>1760.702</text:p>
          </table:table-cell>
          <table:table-cell table:formula="of:=[.M178]*1000000" office:value-type="float" office:value="153.26">
            <text:p>153.26</text:p>
          </table:table-cell>
          <table:table-cell table:formula="of:=[.N178]*1000000" office:value-type="float" office:value="0.095177">
            <text:p>0.095177</text:p>
          </table:table-cell>
          <table:table-cell table:formula="of:=[.O178]*1000000" office:value-type="float" office:value="0.65448">
            <text:p>0.65448</text:p>
          </table:table-cell>
          <table:table-cell table:formula="of:=[.P178]*1000000" office:value-type="float" office:value="0.0075424">
            <text:p>0.0075424</text:p>
          </table:table-cell>
          <table:table-cell table:formula="of:=[.Q178]*1000000" office:value-type="float" office:value="0.026952">
            <text:p>0.026952</text:p>
          </table:table-cell>
          <table:table-cell table:formula="of:=[.R178]*1000000" office:value-type="float" office:value="0.58613">
            <text:p>0.58613</text:p>
          </table:table-cell>
          <table:table-cell table:formula="of:=[.S178]*1000000" office:value-type="float" office:value="24.74">
            <text:p>24.74</text:p>
          </table:table-cell>
          <table:table-cell table:formula="of:=[.T178]*1000000" office:value-type="float" office:value="2103.7">
            <text:p>2103.7</text:p>
          </table:table-cell>
          <table:table-cell table:formula="of:=[.U178]*1000000000000" office:value-type="float" office:value="0.0000031143">
            <text:p>3.1143E-006</text:p>
          </table:table-cell>
          <table:table-cell table:formula="of:=[.V178]*1000000000000" office:value-type="float" office:value="0.0021591">
            <text:p>0.0021591</text:p>
          </table:table-cell>
          <table:table-cell table:formula="of:=([.W178]+[.X178])*1000000000000" office:value-type="float" office:value="0.00234693">
            <text:p>0.00234693</text:p>
          </table:table-cell>
          <table:table-cell office:value-type="float" office:value="0.00015326">
            <text:p>0.00015326</text:p>
          </table:table-cell>
          <table:table-cell table:style-name="ce1" office:value-type="string">
            <text:p>9.5177e-08</text:p>
          </table:table-cell>
          <table:table-cell table:style-name="ce1" office:value-type="string">
            <text:p>6.5448e-07</text:p>
          </table:table-cell>
          <table:table-cell table:style-name="ce1" office:value-type="string">
            <text:p>7.5424e-09</text:p>
          </table:table-cell>
          <table:table-cell table:style-name="ce1" office:value-type="string">
            <text:p>2.6952e-08</text:p>
          </table:table-cell>
          <table:table-cell table:style-name="ce1" office:value-type="string">
            <text:p>5.8613e-07</text:p>
          </table:table-cell>
          <table:table-cell table:style-name="ce1" office:value-type="string">
            <text:p>2.474e-05</text:p>
          </table:table-cell>
          <table:table-cell office:value-type="float" office:value="0.0021037">
            <text:p>0.0021037</text:p>
          </table:table-cell>
          <table:table-cell table:style-name="ce1" office:value-type="string">
            <text:p>3.1143e-18</text:p>
          </table:table-cell>
          <table:table-cell table:style-name="ce1" office:value-type="string">
            <text:p>2.1591e-15</text:p>
          </table:table-cell>
          <table:table-cell table:style-name="ce1" office:value-type="string">
            <text:p>6.343e-17</text:p>
          </table:table-cell>
          <table:table-cell table:style-name="ce1" office:value-type="string">
            <text:p>2.2835e-15</text:p>
          </table:table-cell>
        </table:table-row>
        <table:table-row table:style-name="ro4">
          <table:table-cell office:value-type="float" office:value="1770.702">
            <text:p>1770.702</text:p>
          </table:table-cell>
          <table:table-cell table:formula="of:=[.M179]*1000000" office:value-type="float" office:value="153.25">
            <text:p>153.25</text:p>
          </table:table-cell>
          <table:table-cell table:formula="of:=[.N179]*1000000" office:value-type="float" office:value="0.095082">
            <text:p>0.095082</text:p>
          </table:table-cell>
          <table:table-cell table:formula="of:=[.O179]*1000000" office:value-type="float" office:value="0.65142">
            <text:p>0.65142</text:p>
          </table:table-cell>
          <table:table-cell table:formula="of:=[.P179]*1000000" office:value-type="float" office:value="0.0075215">
            <text:p>0.0075215</text:p>
          </table:table-cell>
          <table:table-cell table:formula="of:=[.Q179]*1000000" office:value-type="float" office:value="0.02684">
            <text:p>0.02684</text:p>
          </table:table-cell>
          <table:table-cell table:formula="of:=[.R179]*1000000" office:value-type="float" office:value="0.58549">
            <text:p>0.58549</text:p>
          </table:table-cell>
          <table:table-cell table:formula="of:=[.S179]*1000000" office:value-type="float" office:value="24.753">
            <text:p>24.753</text:p>
          </table:table-cell>
          <table:table-cell table:formula="of:=[.T179]*1000000" office:value-type="float" office:value="2103.7">
            <text:p>2103.7</text:p>
          </table:table-cell>
          <table:table-cell table:formula="of:=[.U179]*1000000000000" office:value-type="float" office:value="0.0000031146">
            <text:p>3.1146E-006</text:p>
          </table:table-cell>
          <table:table-cell table:formula="of:=[.V179]*1000000000000" office:value-type="float" office:value="0.0021478">
            <text:p>0.0021478</text:p>
          </table:table-cell>
          <table:table-cell table:formula="of:=([.W179]+[.X179])*1000000000000" office:value-type="float" office:value="0.002342505">
            <text:p>0.002342505</text:p>
          </table:table-cell>
          <table:table-cell office:value-type="float" office:value="0.00015325">
            <text:p>0.00015325</text:p>
          </table:table-cell>
          <table:table-cell table:style-name="ce1" office:value-type="string">
            <text:p>9.5082e-08</text:p>
          </table:table-cell>
          <table:table-cell table:style-name="ce1" office:value-type="string">
            <text:p>6.5142e-07</text:p>
          </table:table-cell>
          <table:table-cell table:style-name="ce1" office:value-type="string">
            <text:p>7.5215e-09</text:p>
          </table:table-cell>
          <table:table-cell table:style-name="ce1" office:value-type="string">
            <text:p>2.684e-08</text:p>
          </table:table-cell>
          <table:table-cell table:style-name="ce1" office:value-type="string">
            <text:p>5.8549e-07</text:p>
          </table:table-cell>
          <table:table-cell table:style-name="ce1" office:value-type="string">
            <text:p>2.4753e-05</text:p>
          </table:table-cell>
          <table:table-cell office:value-type="float" office:value="0.0021037">
            <text:p>0.0021037</text:p>
          </table:table-cell>
          <table:table-cell table:style-name="ce1" office:value-type="string">
            <text:p>3.1146e-18</text:p>
          </table:table-cell>
          <table:table-cell table:style-name="ce1" office:value-type="string">
            <text:p>2.1478e-15</text:p>
          </table:table-cell>
          <table:table-cell table:style-name="ce1" office:value-type="string">
            <text:p>6.3305e-17</text:p>
          </table:table-cell>
          <table:table-cell table:style-name="ce1" office:value-type="string">
            <text:p>2.2792e-15</text:p>
          </table:table-cell>
        </table:table-row>
        <table:table-row table:style-name="ro4">
          <table:table-cell office:value-type="float" office:value="1780.702">
            <text:p>1780.702</text:p>
          </table:table-cell>
          <table:table-cell table:formula="of:=[.M180]*1000000" office:value-type="float" office:value="153.25">
            <text:p>153.25</text:p>
          </table:table-cell>
          <table:table-cell table:formula="of:=[.N180]*1000000" office:value-type="float" office:value="0.094984">
            <text:p>0.094984</text:p>
          </table:table-cell>
          <table:table-cell table:formula="of:=[.O180]*1000000" office:value-type="float" office:value="0.64838">
            <text:p>0.64838</text:p>
          </table:table-cell>
          <table:table-cell table:formula="of:=[.P180]*1000000" office:value-type="float" office:value="0.0075007">
            <text:p>0.0075007</text:p>
          </table:table-cell>
          <table:table-cell table:formula="of:=[.Q180]*1000000" office:value-type="float" office:value="0.026727">
            <text:p>0.026727</text:p>
          </table:table-cell>
          <table:table-cell table:formula="of:=[.R180]*1000000" office:value-type="float" office:value="0.58484">
            <text:p>0.58484</text:p>
          </table:table-cell>
          <table:table-cell table:formula="of:=[.S180]*1000000" office:value-type="float" office:value="24.766">
            <text:p>24.766</text:p>
          </table:table-cell>
          <table:table-cell table:formula="of:=[.T180]*1000000" office:value-type="float" office:value="2103.7">
            <text:p>2103.7</text:p>
          </table:table-cell>
          <table:table-cell table:formula="of:=[.U180]*1000000000000" office:value-type="float" office:value="0.000003115">
            <text:p>0.000003115</text:p>
          </table:table-cell>
          <table:table-cell table:formula="of:=[.V180]*1000000000000" office:value-type="float" office:value="0.0021365">
            <text:p>0.0021365</text:p>
          </table:table-cell>
          <table:table-cell table:formula="of:=([.W180]+[.X180])*1000000000000" office:value-type="float" office:value="0.00233808">
            <text:p>0.00233808</text:p>
          </table:table-cell>
          <table:table-cell office:value-type="float" office:value="0.00015325">
            <text:p>0.00015325</text:p>
          </table:table-cell>
          <table:table-cell table:style-name="ce1" office:value-type="string">
            <text:p>9.4984e-08</text:p>
          </table:table-cell>
          <table:table-cell table:style-name="ce1" office:value-type="string">
            <text:p>6.4838e-07</text:p>
          </table:table-cell>
          <table:table-cell table:style-name="ce1" office:value-type="string">
            <text:p>7.5007e-09</text:p>
          </table:table-cell>
          <table:table-cell table:style-name="ce1" office:value-type="string">
            <text:p>2.6727e-08</text:p>
          </table:table-cell>
          <table:table-cell table:style-name="ce1" office:value-type="string">
            <text:p>5.8484e-07</text:p>
          </table:table-cell>
          <table:table-cell table:style-name="ce1" office:value-type="string">
            <text:p>2.4766e-05</text:p>
          </table:table-cell>
          <table:table-cell office:value-type="float" office:value="0.0021037">
            <text:p>0.0021037</text:p>
          </table:table-cell>
          <table:table-cell table:style-name="ce1" office:value-type="string">
            <text:p>3.115e-18</text:p>
          </table:table-cell>
          <table:table-cell table:style-name="ce1" office:value-type="string">
            <text:p>2.1365e-15</text:p>
          </table:table-cell>
          <table:table-cell table:style-name="ce1" office:value-type="string">
            <text:p>6.318e-17</text:p>
          </table:table-cell>
          <table:table-cell table:style-name="ce1" office:value-type="string">
            <text:p>2.2749e-15</text:p>
          </table:table-cell>
        </table:table-row>
        <table:table-row table:style-name="ro4">
          <table:table-cell office:value-type="float" office:value="1790.702">
            <text:p>1790.702</text:p>
          </table:table-cell>
          <table:table-cell table:formula="of:=[.M181]*1000000" office:value-type="float" office:value="153.24">
            <text:p>153.24</text:p>
          </table:table-cell>
          <table:table-cell table:formula="of:=[.N181]*1000000" office:value-type="float" office:value="0.094883">
            <text:p>0.094883</text:p>
          </table:table-cell>
          <table:table-cell table:formula="of:=[.O181]*1000000" office:value-type="float" office:value="0.64537">
            <text:p>0.64537</text:p>
          </table:table-cell>
          <table:table-cell table:formula="of:=[.P181]*1000000" office:value-type="float" office:value="0.00748">
            <text:p>0.00748</text:p>
          </table:table-cell>
          <table:table-cell table:formula="of:=[.Q181]*1000000" office:value-type="float" office:value="0.026613">
            <text:p>0.026613</text:p>
          </table:table-cell>
          <table:table-cell table:formula="of:=[.R181]*1000000" office:value-type="float" office:value="0.58417">
            <text:p>0.58417</text:p>
          </table:table-cell>
          <table:table-cell table:formula="of:=[.S181]*1000000" office:value-type="float" office:value="24.778">
            <text:p>24.778</text:p>
          </table:table-cell>
          <table:table-cell table:formula="of:=[.T181]*1000000" office:value-type="float" office:value="2103.6">
            <text:p>2103.6</text:p>
          </table:table-cell>
          <table:table-cell table:formula="of:=[.U181]*1000000000000" office:value-type="float" office:value="0.0000031153">
            <text:p>3.1153E-006</text:p>
          </table:table-cell>
          <table:table-cell table:formula="of:=[.V181]*1000000000000" office:value-type="float" office:value="0.0021252">
            <text:p>0.0021252</text:p>
          </table:table-cell>
          <table:table-cell table:formula="of:=([.W181]+[.X181])*1000000000000" office:value-type="float" office:value="0.002333553">
            <text:p>0.002333553</text:p>
          </table:table-cell>
          <table:table-cell office:value-type="float" office:value="0.00015324">
            <text:p>0.00015324</text:p>
          </table:table-cell>
          <table:table-cell table:style-name="ce1" office:value-type="string">
            <text:p>9.4883e-08</text:p>
          </table:table-cell>
          <table:table-cell table:style-name="ce1" office:value-type="string">
            <text:p>6.4537e-07</text:p>
          </table:table-cell>
          <table:table-cell table:style-name="ce1" office:value-type="string">
            <text:p>7.48e-09</text:p>
          </table:table-cell>
          <table:table-cell table:style-name="ce1" office:value-type="string">
            <text:p>2.6613e-08</text:p>
          </table:table-cell>
          <table:table-cell table:style-name="ce1" office:value-type="string">
            <text:p>5.8417e-07</text:p>
          </table:table-cell>
          <table:table-cell table:style-name="ce1" office:value-type="string">
            <text:p>2.4778e-05</text:p>
          </table:table-cell>
          <table:table-cell office:value-type="float" office:value="0.0021036">
            <text:p>0.0021036</text:p>
          </table:table-cell>
          <table:table-cell table:style-name="ce1" office:value-type="string">
            <text:p>3.1153e-18</text:p>
          </table:table-cell>
          <table:table-cell table:style-name="ce1" office:value-type="string">
            <text:p>2.1252e-15</text:p>
          </table:table-cell>
          <table:table-cell table:style-name="ce1" office:value-type="string">
            <text:p>6.3053e-17</text:p>
          </table:table-cell>
          <table:table-cell table:style-name="ce1" office:value-type="string">
            <text:p>2.2705e-15</text:p>
          </table:table-cell>
        </table:table-row>
        <table:table-row table:style-name="ro4">
          <table:table-cell office:value-type="float" office:value="1800.702">
            <text:p>1800.702</text:p>
          </table:table-cell>
          <table:table-cell table:formula="of:=[.M182]*1000000" office:value-type="float" office:value="153.23">
            <text:p>153.23</text:p>
          </table:table-cell>
          <table:table-cell table:formula="of:=[.N182]*1000000" office:value-type="float" office:value="0.094779">
            <text:p>0.094779</text:p>
          </table:table-cell>
          <table:table-cell table:formula="of:=[.O182]*1000000" office:value-type="float" office:value="0.64237">
            <text:p>0.64237</text:p>
          </table:table-cell>
          <table:table-cell table:formula="of:=[.P182]*1000000" office:value-type="float" office:value="0.0074593">
            <text:p>0.0074593</text:p>
          </table:table-cell>
          <table:table-cell table:formula="of:=[.Q182]*1000000" office:value-type="float" office:value="0.026499">
            <text:p>0.026499</text:p>
          </table:table-cell>
          <table:table-cell table:formula="of:=[.R182]*1000000" office:value-type="float" office:value="0.58349">
            <text:p>0.58349</text:p>
          </table:table-cell>
          <table:table-cell table:formula="of:=[.S182]*1000000" office:value-type="float" office:value="24.791">
            <text:p>24.791</text:p>
          </table:table-cell>
          <table:table-cell table:formula="of:=[.T182]*1000000" office:value-type="float" office:value="2103.6">
            <text:p>2103.6</text:p>
          </table:table-cell>
          <table:table-cell table:formula="of:=[.U182]*1000000000000" office:value-type="float" office:value="0.0000031157">
            <text:p>3.1157E-006</text:p>
          </table:table-cell>
          <table:table-cell table:formula="of:=[.V182]*1000000000000" office:value-type="float" office:value="0.0021139">
            <text:p>0.0021139</text:p>
          </table:table-cell>
          <table:table-cell table:formula="of:=([.W182]+[.X182])*1000000000000" office:value-type="float" office:value="0.002329025">
            <text:p>0.002329025</text:p>
          </table:table-cell>
          <table:table-cell office:value-type="float" office:value="0.00015323">
            <text:p>0.00015323</text:p>
          </table:table-cell>
          <table:table-cell table:style-name="ce1" office:value-type="string">
            <text:p>9.4779e-08</text:p>
          </table:table-cell>
          <table:table-cell table:style-name="ce1" office:value-type="string">
            <text:p>6.4237e-07</text:p>
          </table:table-cell>
          <table:table-cell table:style-name="ce1" office:value-type="string">
            <text:p>7.4593e-09</text:p>
          </table:table-cell>
          <table:table-cell table:style-name="ce1" office:value-type="string">
            <text:p>2.6499e-08</text:p>
          </table:table-cell>
          <table:table-cell table:style-name="ce1" office:value-type="string">
            <text:p>5.8349e-07</text:p>
          </table:table-cell>
          <table:table-cell table:style-name="ce1" office:value-type="string">
            <text:p>2.4791e-05</text:p>
          </table:table-cell>
          <table:table-cell office:value-type="float" office:value="0.0021036">
            <text:p>0.0021036</text:p>
          </table:table-cell>
          <table:table-cell table:style-name="ce1" office:value-type="string">
            <text:p>3.1157e-18</text:p>
          </table:table-cell>
          <table:table-cell table:style-name="ce1" office:value-type="string">
            <text:p>2.1139e-15</text:p>
          </table:table-cell>
          <table:table-cell table:style-name="ce1" office:value-type="string">
            <text:p>6.2925e-17</text:p>
          </table:table-cell>
          <table:table-cell table:style-name="ce1" office:value-type="string">
            <text:p>2.2661e-15</text:p>
          </table:table-cell>
        </table:table-row>
        <table:table-row table:style-name="ro4">
          <table:table-cell office:value-type="float" office:value="1810.702">
            <text:p>1810.702</text:p>
          </table:table-cell>
          <table:table-cell table:formula="of:=[.M183]*1000000" office:value-type="float" office:value="153.22">
            <text:p>153.22</text:p>
          </table:table-cell>
          <table:table-cell table:formula="of:=[.N183]*1000000" office:value-type="float" office:value="0.094673">
            <text:p>0.094673</text:p>
          </table:table-cell>
          <table:table-cell table:formula="of:=[.O183]*1000000" office:value-type="float" office:value="0.6394">
            <text:p>0.6394</text:p>
          </table:table-cell>
          <table:table-cell table:formula="of:=[.P183]*1000000" office:value-type="float" office:value="0.0074387">
            <text:p>0.0074387</text:p>
          </table:table-cell>
          <table:table-cell table:formula="of:=[.Q183]*1000000" office:value-type="float" office:value="0.026384">
            <text:p>0.026384</text:p>
          </table:table-cell>
          <table:table-cell table:formula="of:=[.R183]*1000000" office:value-type="float" office:value="0.5828">
            <text:p>0.5828</text:p>
          </table:table-cell>
          <table:table-cell table:formula="of:=[.S183]*1000000" office:value-type="float" office:value="24.804">
            <text:p>24.804</text:p>
          </table:table-cell>
          <table:table-cell table:formula="of:=[.T183]*1000000" office:value-type="float" office:value="2103.6">
            <text:p>2103.6</text:p>
          </table:table-cell>
          <table:table-cell table:formula="of:=[.U183]*1000000000000" office:value-type="float" office:value="0.000003116">
            <text:p>0.000003116</text:p>
          </table:table-cell>
          <table:table-cell table:formula="of:=[.V183]*1000000000000" office:value-type="float" office:value="0.0021026">
            <text:p>0.0021026</text:p>
          </table:table-cell>
          <table:table-cell table:formula="of:=([.W183]+[.X183])*1000000000000" office:value-type="float" office:value="0.002324497">
            <text:p>0.002324497</text:p>
          </table:table-cell>
          <table:table-cell office:value-type="float" office:value="0.00015322">
            <text:p>0.00015322</text:p>
          </table:table-cell>
          <table:table-cell table:style-name="ce1" office:value-type="string">
            <text:p>9.4673e-08</text:p>
          </table:table-cell>
          <table:table-cell table:style-name="ce1" office:value-type="string">
            <text:p>6.394e-07</text:p>
          </table:table-cell>
          <table:table-cell table:style-name="ce1" office:value-type="string">
            <text:p>7.4387e-09</text:p>
          </table:table-cell>
          <table:table-cell table:style-name="ce1" office:value-type="string">
            <text:p>2.6384e-08</text:p>
          </table:table-cell>
          <table:table-cell table:style-name="ce1" office:value-type="string">
            <text:p>5.828e-07</text:p>
          </table:table-cell>
          <table:table-cell table:style-name="ce1" office:value-type="string">
            <text:p>2.4804e-05</text:p>
          </table:table-cell>
          <table:table-cell office:value-type="float" office:value="0.0021036">
            <text:p>0.0021036</text:p>
          </table:table-cell>
          <table:table-cell table:style-name="ce1" office:value-type="string">
            <text:p>3.116e-18</text:p>
          </table:table-cell>
          <table:table-cell table:style-name="ce1" office:value-type="string">
            <text:p>2.1026e-15</text:p>
          </table:table-cell>
          <table:table-cell table:style-name="ce1" office:value-type="string">
            <text:p>6.2797e-17</text:p>
          </table:table-cell>
          <table:table-cell table:style-name="ce1" office:value-type="string">
            <text:p>2.2617e-15</text:p>
          </table:table-cell>
        </table:table-row>
        <table:table-row table:style-name="ro4">
          <table:table-cell office:value-type="float" office:value="1820.702">
            <text:p>1820.702</text:p>
          </table:table-cell>
          <table:table-cell table:formula="of:=[.M184]*1000000" office:value-type="float" office:value="153.21">
            <text:p>153.21</text:p>
          </table:table-cell>
          <table:table-cell table:formula="of:=[.N184]*1000000" office:value-type="float" office:value="0.094565">
            <text:p>0.094565</text:p>
          </table:table-cell>
          <table:table-cell table:formula="of:=[.O184]*1000000" office:value-type="float" office:value="0.63645">
            <text:p>0.63645</text:p>
          </table:table-cell>
          <table:table-cell table:formula="of:=[.P184]*1000000" office:value-type="float" office:value="0.0074182">
            <text:p>0.0074182</text:p>
          </table:table-cell>
          <table:table-cell table:formula="of:=[.Q184]*1000000" office:value-type="float" office:value="0.026268">
            <text:p>0.026268</text:p>
          </table:table-cell>
          <table:table-cell table:formula="of:=[.R184]*1000000" office:value-type="float" office:value="0.5821">
            <text:p>0.5821</text:p>
          </table:table-cell>
          <table:table-cell table:formula="of:=[.S184]*1000000" office:value-type="float" office:value="24.817">
            <text:p>24.817</text:p>
          </table:table-cell>
          <table:table-cell table:formula="of:=[.T184]*1000000" office:value-type="float" office:value="2103.6">
            <text:p>2103.6</text:p>
          </table:table-cell>
          <table:table-cell table:formula="of:=[.U184]*1000000000000" office:value-type="float" office:value="0.0000031164">
            <text:p>3.1164E-006</text:p>
          </table:table-cell>
          <table:table-cell table:formula="of:=[.V184]*1000000000000" office:value-type="float" office:value="0.0020913">
            <text:p>0.0020913</text:p>
          </table:table-cell>
          <table:table-cell table:formula="of:=([.W184]+[.X184])*1000000000000" office:value-type="float" office:value="0.002319867">
            <text:p>0.002319867</text:p>
          </table:table-cell>
          <table:table-cell office:value-type="float" office:value="0.00015321">
            <text:p>0.00015321</text:p>
          </table:table-cell>
          <table:table-cell table:style-name="ce1" office:value-type="string">
            <text:p>9.4565e-08</text:p>
          </table:table-cell>
          <table:table-cell table:style-name="ce1" office:value-type="string">
            <text:p>6.3645e-07</text:p>
          </table:table-cell>
          <table:table-cell table:style-name="ce1" office:value-type="string">
            <text:p>7.4182e-09</text:p>
          </table:table-cell>
          <table:table-cell table:style-name="ce1" office:value-type="string">
            <text:p>2.6268e-08</text:p>
          </table:table-cell>
          <table:table-cell table:style-name="ce1" office:value-type="string">
            <text:p>5.821e-07</text:p>
          </table:table-cell>
          <table:table-cell table:style-name="ce1" office:value-type="string">
            <text:p>2.4817e-05</text:p>
          </table:table-cell>
          <table:table-cell office:value-type="float" office:value="0.0021036">
            <text:p>0.0021036</text:p>
          </table:table-cell>
          <table:table-cell table:style-name="ce1" office:value-type="string">
            <text:p>3.1164e-18</text:p>
          </table:table-cell>
          <table:table-cell table:style-name="ce1" office:value-type="string">
            <text:p>2.0913e-15</text:p>
          </table:table-cell>
          <table:table-cell table:style-name="ce1" office:value-type="string">
            <text:p>6.2667e-17</text:p>
          </table:table-cell>
          <table:table-cell table:style-name="ce1" office:value-type="string">
            <text:p>2.2572e-15</text:p>
          </table:table-cell>
        </table:table-row>
        <table:table-row table:style-name="ro4">
          <table:table-cell office:value-type="float" office:value="1830.702">
            <text:p>1830.702</text:p>
          </table:table-cell>
          <table:table-cell table:formula="of:=[.M185]*1000000" office:value-type="float" office:value="153.2">
            <text:p>153.2</text:p>
          </table:table-cell>
          <table:table-cell table:formula="of:=[.N185]*1000000" office:value-type="float" office:value="0.094454">
            <text:p>0.094454</text:p>
          </table:table-cell>
          <table:table-cell table:formula="of:=[.O185]*1000000" office:value-type="float" office:value="0.63353">
            <text:p>0.63353</text:p>
          </table:table-cell>
          <table:table-cell table:formula="of:=[.P185]*1000000" office:value-type="float" office:value="0.0073977">
            <text:p>0.0073977</text:p>
          </table:table-cell>
          <table:table-cell table:formula="of:=[.Q185]*1000000" office:value-type="float" office:value="0.026153">
            <text:p>0.026153</text:p>
          </table:table-cell>
          <table:table-cell table:formula="of:=[.R185]*1000000" office:value-type="float" office:value="0.58138">
            <text:p>0.58138</text:p>
          </table:table-cell>
          <table:table-cell table:formula="of:=[.S185]*1000000" office:value-type="float" office:value="24.83">
            <text:p>24.83</text:p>
          </table:table-cell>
          <table:table-cell table:formula="of:=[.T185]*1000000" office:value-type="float" office:value="2103.6">
            <text:p>2103.6</text:p>
          </table:table-cell>
          <table:table-cell table:formula="of:=[.U185]*1000000000000" office:value-type="float" office:value="0.0000031167">
            <text:p>3.1167E-006</text:p>
          </table:table-cell>
          <table:table-cell table:formula="of:=[.V185]*1000000000000" office:value-type="float" office:value="0.00208">
            <text:p>0.00208</text:p>
          </table:table-cell>
          <table:table-cell table:formula="of:=([.W185]+[.X185])*1000000000000" office:value-type="float" office:value="0.002315237">
            <text:p>0.002315237</text:p>
          </table:table-cell>
          <table:table-cell office:value-type="float" office:value="0.0001532">
            <text:p>0.0001532</text:p>
          </table:table-cell>
          <table:table-cell table:style-name="ce1" office:value-type="string">
            <text:p>9.4454e-08</text:p>
          </table:table-cell>
          <table:table-cell table:style-name="ce1" office:value-type="string">
            <text:p>6.3353e-07</text:p>
          </table:table-cell>
          <table:table-cell table:style-name="ce1" office:value-type="string">
            <text:p>7.3977e-09</text:p>
          </table:table-cell>
          <table:table-cell table:style-name="ce1" office:value-type="string">
            <text:p>2.6153e-08</text:p>
          </table:table-cell>
          <table:table-cell table:style-name="ce1" office:value-type="string">
            <text:p>5.8138e-07</text:p>
          </table:table-cell>
          <table:table-cell table:style-name="ce1" office:value-type="string">
            <text:p>2.483e-05</text:p>
          </table:table-cell>
          <table:table-cell office:value-type="float" office:value="0.0021036">
            <text:p>0.0021036</text:p>
          </table:table-cell>
          <table:table-cell table:style-name="ce1" office:value-type="string">
            <text:p>3.1167e-18</text:p>
          </table:table-cell>
          <table:table-cell table:style-name="ce1" office:value-type="string">
            <text:p>2.08e-15</text:p>
          </table:table-cell>
          <table:table-cell table:style-name="ce1" office:value-type="string">
            <text:p>6.2537e-17</text:p>
          </table:table-cell>
          <table:table-cell table:style-name="ce1" office:value-type="string">
            <text:p>2.2527e-15</text:p>
          </table:table-cell>
        </table:table-row>
        <table:table-row table:style-name="ro4">
          <table:table-cell office:value-type="float" office:value="1840.702">
            <text:p>1840.702</text:p>
          </table:table-cell>
          <table:table-cell table:formula="of:=[.M186]*1000000" office:value-type="float" office:value="153.19">
            <text:p>153.19</text:p>
          </table:table-cell>
          <table:table-cell table:formula="of:=[.N186]*1000000" office:value-type="float" office:value="0.094341">
            <text:p>0.094341</text:p>
          </table:table-cell>
          <table:table-cell table:formula="of:=[.O186]*1000000" office:value-type="float" office:value="0.63062">
            <text:p>0.63062</text:p>
          </table:table-cell>
          <table:table-cell table:formula="of:=[.P186]*1000000" office:value-type="float" office:value="0.0073774">
            <text:p>0.0073774</text:p>
          </table:table-cell>
          <table:table-cell table:formula="of:=[.Q186]*1000000" office:value-type="float" office:value="0.026037">
            <text:p>0.026037</text:p>
          </table:table-cell>
          <table:table-cell table:formula="of:=[.R186]*1000000" office:value-type="float" office:value="0.58065">
            <text:p>0.58065</text:p>
          </table:table-cell>
          <table:table-cell table:formula="of:=[.S186]*1000000" office:value-type="float" office:value="24.842">
            <text:p>24.842</text:p>
          </table:table-cell>
          <table:table-cell table:formula="of:=[.T186]*1000000" office:value-type="float" office:value="2103.5">
            <text:p>2103.5</text:p>
          </table:table-cell>
          <table:table-cell table:formula="of:=[.U186]*1000000000000" office:value-type="float" office:value="0.000003117">
            <text:p>0.000003117</text:p>
          </table:table-cell>
          <table:table-cell table:formula="of:=[.V186]*1000000000000" office:value-type="float" office:value="0.0020687">
            <text:p>0.0020687</text:p>
          </table:table-cell>
          <table:table-cell table:formula="of:=([.W186]+[.X186])*1000000000000" office:value-type="float" office:value="0.002310606">
            <text:p>0.002310606</text:p>
          </table:table-cell>
          <table:table-cell office:value-type="float" office:value="0.00015319">
            <text:p>0.00015319</text:p>
          </table:table-cell>
          <table:table-cell table:style-name="ce1" office:value-type="string">
            <text:p>9.4341e-08</text:p>
          </table:table-cell>
          <table:table-cell table:style-name="ce1" office:value-type="string">
            <text:p>6.3062e-07</text:p>
          </table:table-cell>
          <table:table-cell table:style-name="ce1" office:value-type="string">
            <text:p>7.3774e-09</text:p>
          </table:table-cell>
          <table:table-cell table:style-name="ce1" office:value-type="string">
            <text:p>2.6037e-08</text:p>
          </table:table-cell>
          <table:table-cell table:style-name="ce1" office:value-type="string">
            <text:p>5.8065e-07</text:p>
          </table:table-cell>
          <table:table-cell table:style-name="ce1" office:value-type="string">
            <text:p>2.4842e-05</text:p>
          </table:table-cell>
          <table:table-cell office:value-type="float" office:value="0.0021035">
            <text:p>0.0021035</text:p>
          </table:table-cell>
          <table:table-cell table:style-name="ce1" office:value-type="string">
            <text:p>3.117e-18</text:p>
          </table:table-cell>
          <table:table-cell table:style-name="ce1" office:value-type="string">
            <text:p>2.0687e-15</text:p>
          </table:table-cell>
          <table:table-cell table:style-name="ce1" office:value-type="string">
            <text:p>6.2406e-17</text:p>
          </table:table-cell>
          <table:table-cell table:style-name="ce1" office:value-type="string">
            <text:p>2.2482e-15</text:p>
          </table:table-cell>
        </table:table-row>
        <table:table-row table:style-name="ro4">
          <table:table-cell office:value-type="float" office:value="1850.702">
            <text:p>1850.702</text:p>
          </table:table-cell>
          <table:table-cell table:formula="of:=[.M187]*1000000" office:value-type="float" office:value="153.18">
            <text:p>153.18</text:p>
          </table:table-cell>
          <table:table-cell table:formula="of:=[.N187]*1000000" office:value-type="float" office:value="0.094226">
            <text:p>0.094226</text:p>
          </table:table-cell>
          <table:table-cell table:formula="of:=[.O187]*1000000" office:value-type="float" office:value="0.62774">
            <text:p>0.62774</text:p>
          </table:table-cell>
          <table:table-cell table:formula="of:=[.P187]*1000000" office:value-type="float" office:value="0.0073571">
            <text:p>0.0073571</text:p>
          </table:table-cell>
          <table:table-cell table:formula="of:=[.Q187]*1000000" office:value-type="float" office:value="0.02592">
            <text:p>0.02592</text:p>
          </table:table-cell>
          <table:table-cell table:formula="of:=[.R187]*1000000" office:value-type="float" office:value="0.5799">
            <text:p>0.5799</text:p>
          </table:table-cell>
          <table:table-cell table:formula="of:=[.S187]*1000000" office:value-type="float" office:value="24.855">
            <text:p>24.855</text:p>
          </table:table-cell>
          <table:table-cell table:formula="of:=[.T187]*1000000" office:value-type="float" office:value="2103.5">
            <text:p>2103.5</text:p>
          </table:table-cell>
          <table:table-cell table:formula="of:=[.U187]*1000000000000" office:value-type="float" office:value="0.0000031174">
            <text:p>3.1174E-006</text:p>
          </table:table-cell>
          <table:table-cell table:formula="of:=[.V187]*1000000000000" office:value-type="float" office:value="0.0020574">
            <text:p>0.0020574</text:p>
          </table:table-cell>
          <table:table-cell table:formula="of:=([.W187]+[.X187])*1000000000000" office:value-type="float" office:value="0.002305975">
            <text:p>0.002305975</text:p>
          </table:table-cell>
          <table:table-cell office:value-type="float" office:value="0.00015318">
            <text:p>0.00015318</text:p>
          </table:table-cell>
          <table:table-cell table:style-name="ce1" office:value-type="string">
            <text:p>9.4226e-08</text:p>
          </table:table-cell>
          <table:table-cell table:style-name="ce1" office:value-type="string">
            <text:p>6.2774e-07</text:p>
          </table:table-cell>
          <table:table-cell table:style-name="ce1" office:value-type="string">
            <text:p>7.3571e-09</text:p>
          </table:table-cell>
          <table:table-cell table:style-name="ce1" office:value-type="string">
            <text:p>2.592e-08</text:p>
          </table:table-cell>
          <table:table-cell table:style-name="ce1" office:value-type="string">
            <text:p>5.799e-07</text:p>
          </table:table-cell>
          <table:table-cell table:style-name="ce1" office:value-type="string">
            <text:p>2.4855e-05</text:p>
          </table:table-cell>
          <table:table-cell office:value-type="float" office:value="0.0021035">
            <text:p>0.0021035</text:p>
          </table:table-cell>
          <table:table-cell table:style-name="ce1" office:value-type="string">
            <text:p>3.1174e-18</text:p>
          </table:table-cell>
          <table:table-cell table:style-name="ce1" office:value-type="string">
            <text:p>2.0574e-15</text:p>
          </table:table-cell>
          <table:table-cell table:style-name="ce1" office:value-type="string">
            <text:p>6.2275e-17</text:p>
          </table:table-cell>
          <table:table-cell table:style-name="ce1" office:value-type="string">
            <text:p>2.2437e-15</text:p>
          </table:table-cell>
        </table:table-row>
        <table:table-row table:style-name="ro4">
          <table:table-cell office:value-type="float" office:value="1860.702">
            <text:p>1860.702</text:p>
          </table:table-cell>
          <table:table-cell table:formula="of:=[.M188]*1000000" office:value-type="float" office:value="153.17">
            <text:p>153.17</text:p>
          </table:table-cell>
          <table:table-cell table:formula="of:=[.N188]*1000000" office:value-type="float" office:value="0.094108">
            <text:p>0.094108</text:p>
          </table:table-cell>
          <table:table-cell table:formula="of:=[.O188]*1000000" office:value-type="float" office:value="0.62487">
            <text:p>0.62487</text:p>
          </table:table-cell>
          <table:table-cell table:formula="of:=[.P188]*1000000" office:value-type="float" office:value="0.0073368">
            <text:p>0.0073368</text:p>
          </table:table-cell>
          <table:table-cell table:formula="of:=[.Q188]*1000000" office:value-type="float" office:value="0.025803">
            <text:p>0.025803</text:p>
          </table:table-cell>
          <table:table-cell table:formula="of:=[.R188]*1000000" office:value-type="float" office:value="0.57915">
            <text:p>0.57915</text:p>
          </table:table-cell>
          <table:table-cell table:formula="of:=[.S188]*1000000" office:value-type="float" office:value="24.868">
            <text:p>24.868</text:p>
          </table:table-cell>
          <table:table-cell table:formula="of:=[.T188]*1000000" office:value-type="float" office:value="2103.5">
            <text:p>2103.5</text:p>
          </table:table-cell>
          <table:table-cell table:formula="of:=[.U188]*1000000000000" office:value-type="float" office:value="0.0000031177">
            <text:p>3.1177E-006</text:p>
          </table:table-cell>
          <table:table-cell table:formula="of:=[.V188]*1000000000000" office:value-type="float" office:value="0.0020461">
            <text:p>0.0020461</text:p>
          </table:table-cell>
          <table:table-cell table:formula="of:=([.W188]+[.X188])*1000000000000" office:value-type="float" office:value="0.002301242">
            <text:p>0.002301242</text:p>
          </table:table-cell>
          <table:table-cell office:value-type="float" office:value="0.00015317">
            <text:p>0.00015317</text:p>
          </table:table-cell>
          <table:table-cell table:style-name="ce1" office:value-type="string">
            <text:p>9.4108e-08</text:p>
          </table:table-cell>
          <table:table-cell table:style-name="ce1" office:value-type="string">
            <text:p>6.2487e-07</text:p>
          </table:table-cell>
          <table:table-cell table:style-name="ce1" office:value-type="string">
            <text:p>7.3368e-09</text:p>
          </table:table-cell>
          <table:table-cell table:style-name="ce1" office:value-type="string">
            <text:p>2.5803e-08</text:p>
          </table:table-cell>
          <table:table-cell table:style-name="ce1" office:value-type="string">
            <text:p>5.7915e-07</text:p>
          </table:table-cell>
          <table:table-cell table:style-name="ce1" office:value-type="string">
            <text:p>2.4868e-05</text:p>
          </table:table-cell>
          <table:table-cell office:value-type="float" office:value="0.0021035">
            <text:p>0.0021035</text:p>
          </table:table-cell>
          <table:table-cell table:style-name="ce1" office:value-type="string">
            <text:p>3.1177e-18</text:p>
          </table:table-cell>
          <table:table-cell table:style-name="ce1" office:value-type="string">
            <text:p>2.0461e-15</text:p>
          </table:table-cell>
          <table:table-cell table:style-name="ce1" office:value-type="string">
            <text:p>6.2142e-17</text:p>
          </table:table-cell>
          <table:table-cell table:style-name="ce1" office:value-type="string">
            <text:p>2.2391e-15</text:p>
          </table:table-cell>
        </table:table-row>
        <table:table-row table:style-name="ro4">
          <table:table-cell office:value-type="float" office:value="1870.702">
            <text:p>1870.702</text:p>
          </table:table-cell>
          <table:table-cell table:formula="of:=[.M189]*1000000" office:value-type="float" office:value="153.16">
            <text:p>153.16</text:p>
          </table:table-cell>
          <table:table-cell table:formula="of:=[.N189]*1000000" office:value-type="float" office:value="0.093988">
            <text:p>0.093988</text:p>
          </table:table-cell>
          <table:table-cell table:formula="of:=[.O189]*1000000" office:value-type="float" office:value="0.62203">
            <text:p>0.62203</text:p>
          </table:table-cell>
          <table:table-cell table:formula="of:=[.P189]*1000000" office:value-type="float" office:value="0.0073167">
            <text:p>0.0073167</text:p>
          </table:table-cell>
          <table:table-cell table:formula="of:=[.Q189]*1000000" office:value-type="float" office:value="0.025686">
            <text:p>0.025686</text:p>
          </table:table-cell>
          <table:table-cell table:formula="of:=[.R189]*1000000" office:value-type="float" office:value="0.57838">
            <text:p>0.57838</text:p>
          </table:table-cell>
          <table:table-cell table:formula="of:=[.S189]*1000000" office:value-type="float" office:value="24.881">
            <text:p>24.881</text:p>
          </table:table-cell>
          <table:table-cell table:formula="of:=[.T189]*1000000" office:value-type="float" office:value="2103.5">
            <text:p>2103.5</text:p>
          </table:table-cell>
          <table:table-cell table:formula="of:=[.U189]*1000000000000" office:value-type="float" office:value="0.0000031181">
            <text:p>3.1181E-006</text:p>
          </table:table-cell>
          <table:table-cell table:formula="of:=[.V189]*1000000000000" office:value-type="float" office:value="0.0020348">
            <text:p>0.0020348</text:p>
          </table:table-cell>
          <table:table-cell table:formula="of:=([.W189]+[.X189])*1000000000000" office:value-type="float" office:value="0.002296509">
            <text:p>0.002296509</text:p>
          </table:table-cell>
          <table:table-cell office:value-type="float" office:value="0.00015316">
            <text:p>0.00015316</text:p>
          </table:table-cell>
          <table:table-cell table:style-name="ce1" office:value-type="string">
            <text:p>9.3988e-08</text:p>
          </table:table-cell>
          <table:table-cell table:style-name="ce1" office:value-type="string">
            <text:p>6.2203e-07</text:p>
          </table:table-cell>
          <table:table-cell table:style-name="ce1" office:value-type="string">
            <text:p>7.3167e-09</text:p>
          </table:table-cell>
          <table:table-cell table:style-name="ce1" office:value-type="string">
            <text:p>2.5686e-08</text:p>
          </table:table-cell>
          <table:table-cell table:style-name="ce1" office:value-type="string">
            <text:p>5.7838e-07</text:p>
          </table:table-cell>
          <table:table-cell table:style-name="ce1" office:value-type="string">
            <text:p>2.4881e-05</text:p>
          </table:table-cell>
          <table:table-cell office:value-type="float" office:value="0.0021035">
            <text:p>0.0021035</text:p>
          </table:table-cell>
          <table:table-cell table:style-name="ce1" office:value-type="string">
            <text:p>3.1181e-18</text:p>
          </table:table-cell>
          <table:table-cell table:style-name="ce1" office:value-type="string">
            <text:p>2.0348e-15</text:p>
          </table:table-cell>
          <table:table-cell table:style-name="ce1" office:value-type="string">
            <text:p>6.2009e-17</text:p>
          </table:table-cell>
          <table:table-cell table:style-name="ce1" office:value-type="string">
            <text:p>2.2345e-15</text:p>
          </table:table-cell>
        </table:table-row>
        <table:table-row table:style-name="ro4">
          <table:table-cell office:value-type="float" office:value="1880.702">
            <text:p>1880.702</text:p>
          </table:table-cell>
          <table:table-cell table:formula="of:=[.M190]*1000000" office:value-type="float" office:value="153.16">
            <text:p>153.16</text:p>
          </table:table-cell>
          <table:table-cell table:formula="of:=[.N190]*1000000" office:value-type="float" office:value="0.093866">
            <text:p>0.093866</text:p>
          </table:table-cell>
          <table:table-cell table:formula="of:=[.O190]*1000000" office:value-type="float" office:value="0.61921">
            <text:p>0.61921</text:p>
          </table:table-cell>
          <table:table-cell table:formula="of:=[.P190]*1000000" office:value-type="float" office:value="0.0072966">
            <text:p>0.0072966</text:p>
          </table:table-cell>
          <table:table-cell table:formula="of:=[.Q190]*1000000" office:value-type="float" office:value="0.025568">
            <text:p>0.025568</text:p>
          </table:table-cell>
          <table:table-cell table:formula="of:=[.R190]*1000000" office:value-type="float" office:value="0.5776">
            <text:p>0.5776</text:p>
          </table:table-cell>
          <table:table-cell table:formula="of:=[.S190]*1000000" office:value-type="float" office:value="24.893">
            <text:p>24.893</text:p>
          </table:table-cell>
          <table:table-cell table:formula="of:=[.T190]*1000000" office:value-type="float" office:value="2103.4">
            <text:p>2103.4</text:p>
          </table:table-cell>
          <table:table-cell table:formula="of:=[.U190]*1000000000000" office:value-type="float" office:value="0.0000031184">
            <text:p>3.1184E-006</text:p>
          </table:table-cell>
          <table:table-cell table:formula="of:=[.V190]*1000000000000" office:value-type="float" office:value="0.0020235">
            <text:p>0.0020235</text:p>
          </table:table-cell>
          <table:table-cell table:formula="of:=([.W190]+[.X190])*1000000000000" office:value-type="float" office:value="0.002291675">
            <text:p>0.002291675</text:p>
          </table:table-cell>
          <table:table-cell office:value-type="float" office:value="0.00015316">
            <text:p>0.00015316</text:p>
          </table:table-cell>
          <table:table-cell table:style-name="ce1" office:value-type="string">
            <text:p>9.3866e-08</text:p>
          </table:table-cell>
          <table:table-cell table:style-name="ce1" office:value-type="string">
            <text:p>6.1921e-07</text:p>
          </table:table-cell>
          <table:table-cell table:style-name="ce1" office:value-type="string">
            <text:p>7.2966e-09</text:p>
          </table:table-cell>
          <table:table-cell table:style-name="ce1" office:value-type="string">
            <text:p>2.5568e-08</text:p>
          </table:table-cell>
          <table:table-cell table:style-name="ce1" office:value-type="string">
            <text:p>5.776e-07</text:p>
          </table:table-cell>
          <table:table-cell table:style-name="ce1" office:value-type="string">
            <text:p>2.4893e-05</text:p>
          </table:table-cell>
          <table:table-cell office:value-type="float" office:value="0.0021034">
            <text:p>0.0021034</text:p>
          </table:table-cell>
          <table:table-cell table:style-name="ce1" office:value-type="string">
            <text:p>3.1184e-18</text:p>
          </table:table-cell>
          <table:table-cell table:style-name="ce1" office:value-type="string">
            <text:p>2.0235e-15</text:p>
          </table:table-cell>
          <table:table-cell table:style-name="ce1" office:value-type="string">
            <text:p>6.1875e-17</text:p>
          </table:table-cell>
          <table:table-cell table:style-name="ce1" office:value-type="string">
            <text:p>2.2298e-15</text:p>
          </table:table-cell>
        </table:table-row>
        <table:table-row table:style-name="ro4">
          <table:table-cell office:value-type="float" office:value="1890.702">
            <text:p>1890.702</text:p>
          </table:table-cell>
          <table:table-cell table:formula="of:=[.M191]*1000000" office:value-type="float" office:value="153.15">
            <text:p>153.15</text:p>
          </table:table-cell>
          <table:table-cell table:formula="of:=[.N191]*1000000" office:value-type="float" office:value="0.093742">
            <text:p>0.093742</text:p>
          </table:table-cell>
          <table:table-cell table:formula="of:=[.O191]*1000000" office:value-type="float" office:value="0.61641">
            <text:p>0.61641</text:p>
          </table:table-cell>
          <table:table-cell table:formula="of:=[.P191]*1000000" office:value-type="float" office:value="0.0072766">
            <text:p>0.0072766</text:p>
          </table:table-cell>
          <table:table-cell table:formula="of:=[.Q191]*1000000" office:value-type="float" office:value="0.02545">
            <text:p>0.02545</text:p>
          </table:table-cell>
          <table:table-cell table:formula="of:=[.R191]*1000000" office:value-type="float" office:value="0.57682">
            <text:p>0.57682</text:p>
          </table:table-cell>
          <table:table-cell table:formula="of:=[.S191]*1000000" office:value-type="float" office:value="24.906">
            <text:p>24.906</text:p>
          </table:table-cell>
          <table:table-cell table:formula="of:=[.T191]*1000000" office:value-type="float" office:value="2103.4">
            <text:p>2103.4</text:p>
          </table:table-cell>
          <table:table-cell table:formula="of:=[.U191]*1000000000000" office:value-type="float" office:value="0.0000031188">
            <text:p>3.1188E-006</text:p>
          </table:table-cell>
          <table:table-cell table:formula="of:=[.V191]*1000000000000" office:value-type="float" office:value="0.0020122">
            <text:p>0.0020122</text:p>
          </table:table-cell>
          <table:table-cell table:formula="of:=([.W191]+[.X191])*1000000000000" office:value-type="float" office:value="0.002286841">
            <text:p>0.002286841</text:p>
          </table:table-cell>
          <table:table-cell office:value-type="float" office:value="0.00015315">
            <text:p>0.00015315</text:p>
          </table:table-cell>
          <table:table-cell table:style-name="ce1" office:value-type="string">
            <text:p>9.3742e-08</text:p>
          </table:table-cell>
          <table:table-cell table:style-name="ce1" office:value-type="string">
            <text:p>6.1641e-07</text:p>
          </table:table-cell>
          <table:table-cell table:style-name="ce1" office:value-type="string">
            <text:p>7.2766e-09</text:p>
          </table:table-cell>
          <table:table-cell table:style-name="ce1" office:value-type="string">
            <text:p>2.545e-08</text:p>
          </table:table-cell>
          <table:table-cell table:style-name="ce1" office:value-type="string">
            <text:p>5.7682e-07</text:p>
          </table:table-cell>
          <table:table-cell table:style-name="ce1" office:value-type="string">
            <text:p>2.4906e-05</text:p>
          </table:table-cell>
          <table:table-cell office:value-type="float" office:value="0.0021034">
            <text:p>0.0021034</text:p>
          </table:table-cell>
          <table:table-cell table:style-name="ce1" office:value-type="string">
            <text:p>3.1188e-18</text:p>
          </table:table-cell>
          <table:table-cell table:style-name="ce1" office:value-type="string">
            <text:p>2.0122e-15</text:p>
          </table:table-cell>
          <table:table-cell table:style-name="ce1" office:value-type="string">
            <text:p>6.1741e-17</text:p>
          </table:table-cell>
          <table:table-cell table:style-name="ce1" office:value-type="string">
            <text:p>2.2251e-15</text:p>
          </table:table-cell>
        </table:table-row>
        <table:table-row table:style-name="ro4">
          <table:table-cell office:value-type="float" office:value="1900.702">
            <text:p>1900.702</text:p>
          </table:table-cell>
          <table:table-cell table:formula="of:=[.M192]*1000000" office:value-type="float" office:value="153.14">
            <text:p>153.14</text:p>
          </table:table-cell>
          <table:table-cell table:formula="of:=[.N192]*1000000" office:value-type="float" office:value="0.093616">
            <text:p>0.093616</text:p>
          </table:table-cell>
          <table:table-cell table:formula="of:=[.O192]*1000000" office:value-type="float" office:value="0.61363">
            <text:p>0.61363</text:p>
          </table:table-cell>
          <table:table-cell table:formula="of:=[.P192]*1000000" office:value-type="float" office:value="0.0072566">
            <text:p>0.0072566</text:p>
          </table:table-cell>
          <table:table-cell table:formula="of:=[.Q192]*1000000" office:value-type="float" office:value="0.025332">
            <text:p>0.025332</text:p>
          </table:table-cell>
          <table:table-cell table:formula="of:=[.R192]*1000000" office:value-type="float" office:value="0.57602">
            <text:p>0.57602</text:p>
          </table:table-cell>
          <table:table-cell table:formula="of:=[.S192]*1000000" office:value-type="float" office:value="24.919">
            <text:p>24.919</text:p>
          </table:table-cell>
          <table:table-cell table:formula="of:=[.T192]*1000000" office:value-type="float" office:value="2103.4">
            <text:p>2103.4</text:p>
          </table:table-cell>
          <table:table-cell table:formula="of:=[.U192]*1000000000000" office:value-type="float" office:value="0.0000031191">
            <text:p>3.1191E-006</text:p>
          </table:table-cell>
          <table:table-cell table:formula="of:=[.V192]*1000000000000" office:value-type="float" office:value="0.0020009">
            <text:p>0.0020009</text:p>
          </table:table-cell>
          <table:table-cell table:formula="of:=([.W192]+[.X192])*1000000000000" office:value-type="float" office:value="0.002282005">
            <text:p>0.002282005</text:p>
          </table:table-cell>
          <table:table-cell office:value-type="float" office:value="0.00015314">
            <text:p>0.00015314</text:p>
          </table:table-cell>
          <table:table-cell table:style-name="ce1" office:value-type="string">
            <text:p>9.3616e-08</text:p>
          </table:table-cell>
          <table:table-cell table:style-name="ce1" office:value-type="string">
            <text:p>6.1363e-07</text:p>
          </table:table-cell>
          <table:table-cell table:style-name="ce1" office:value-type="string">
            <text:p>7.2566e-09</text:p>
          </table:table-cell>
          <table:table-cell table:style-name="ce1" office:value-type="string">
            <text:p>2.5332e-08</text:p>
          </table:table-cell>
          <table:table-cell table:style-name="ce1" office:value-type="string">
            <text:p>5.7602e-07</text:p>
          </table:table-cell>
          <table:table-cell table:style-name="ce1" office:value-type="string">
            <text:p>2.4919e-05</text:p>
          </table:table-cell>
          <table:table-cell office:value-type="float" office:value="0.0021034">
            <text:p>0.0021034</text:p>
          </table:table-cell>
          <table:table-cell table:style-name="ce1" office:value-type="string">
            <text:p>3.1191e-18</text:p>
          </table:table-cell>
          <table:table-cell table:style-name="ce1" office:value-type="string">
            <text:p>2.0009e-15</text:p>
          </table:table-cell>
          <table:table-cell table:style-name="ce1" office:value-type="string">
            <text:p>6.1605e-17</text:p>
          </table:table-cell>
          <table:table-cell table:style-name="ce1" office:value-type="string">
            <text:p>2.2204e-15</text:p>
          </table:table-cell>
        </table:table-row>
        <table:table-row table:style-name="ro4">
          <table:table-cell office:value-type="float" office:value="1910.702">
            <text:p>1910.702</text:p>
          </table:table-cell>
          <table:table-cell table:formula="of:=[.M193]*1000000" office:value-type="float" office:value="153.13">
            <text:p>153.13</text:p>
          </table:table-cell>
          <table:table-cell table:formula="of:=[.N193]*1000000" office:value-type="float" office:value="0.093488">
            <text:p>0.093488</text:p>
          </table:table-cell>
          <table:table-cell table:formula="of:=[.O193]*1000000" office:value-type="float" office:value="0.61086">
            <text:p>0.61086</text:p>
          </table:table-cell>
          <table:table-cell table:formula="of:=[.P193]*1000000" office:value-type="float" office:value="0.0072367">
            <text:p>0.0072367</text:p>
          </table:table-cell>
          <table:table-cell table:formula="of:=[.Q193]*1000000" office:value-type="float" office:value="0.025214">
            <text:p>0.025214</text:p>
          </table:table-cell>
          <table:table-cell table:formula="of:=[.R193]*1000000" office:value-type="float" office:value="0.5752">
            <text:p>0.5752</text:p>
          </table:table-cell>
          <table:table-cell table:formula="of:=[.S193]*1000000" office:value-type="float" office:value="24.931">
            <text:p>24.931</text:p>
          </table:table-cell>
          <table:table-cell table:formula="of:=[.T193]*1000000" office:value-type="float" office:value="2103.4">
            <text:p>2103.4</text:p>
          </table:table-cell>
          <table:table-cell table:formula="of:=[.U193]*1000000000000" office:value-type="float" office:value="0.0000031195">
            <text:p>3.1195E-006</text:p>
          </table:table-cell>
          <table:table-cell table:formula="of:=[.V193]*1000000000000" office:value-type="float" office:value="0.0019896">
            <text:p>0.0019896</text:p>
          </table:table-cell>
          <table:table-cell table:formula="of:=([.W193]+[.X193])*1000000000000" office:value-type="float" office:value="0.002277169">
            <text:p>0.002277169</text:p>
          </table:table-cell>
          <table:table-cell office:value-type="float" office:value="0.00015313">
            <text:p>0.00015313</text:p>
          </table:table-cell>
          <table:table-cell table:style-name="ce1" office:value-type="string">
            <text:p>9.3488e-08</text:p>
          </table:table-cell>
          <table:table-cell table:style-name="ce1" office:value-type="string">
            <text:p>6.1086e-07</text:p>
          </table:table-cell>
          <table:table-cell table:style-name="ce1" office:value-type="string">
            <text:p>7.2367e-09</text:p>
          </table:table-cell>
          <table:table-cell table:style-name="ce1" office:value-type="string">
            <text:p>2.5214e-08</text:p>
          </table:table-cell>
          <table:table-cell table:style-name="ce1" office:value-type="string">
            <text:p>5.752e-07</text:p>
          </table:table-cell>
          <table:table-cell table:style-name="ce1" office:value-type="string">
            <text:p>2.4931e-05</text:p>
          </table:table-cell>
          <table:table-cell office:value-type="float" office:value="0.0021034">
            <text:p>0.0021034</text:p>
          </table:table-cell>
          <table:table-cell table:style-name="ce1" office:value-type="string">
            <text:p>3.1195e-18</text:p>
          </table:table-cell>
          <table:table-cell table:style-name="ce1" office:value-type="string">
            <text:p>1.9896e-15</text:p>
          </table:table-cell>
          <table:table-cell table:style-name="ce1" office:value-type="string">
            <text:p>6.1469e-17</text:p>
          </table:table-cell>
          <table:table-cell table:style-name="ce1" office:value-type="string">
            <text:p>2.2157e-15</text:p>
          </table:table-cell>
        </table:table-row>
        <table:table-row table:style-name="ro4">
          <table:table-cell office:value-type="float" office:value="1920.702">
            <text:p>1920.702</text:p>
          </table:table-cell>
          <table:table-cell table:formula="of:=[.M194]*1000000" office:value-type="float" office:value="153.12">
            <text:p>153.12</text:p>
          </table:table-cell>
          <table:table-cell table:formula="of:=[.N194]*1000000" office:value-type="float" office:value="0.093358">
            <text:p>0.093358</text:p>
          </table:table-cell>
          <table:table-cell table:formula="of:=[.O194]*1000000" office:value-type="float" office:value="0.60812">
            <text:p>0.60812</text:p>
          </table:table-cell>
          <table:table-cell table:formula="of:=[.P194]*1000000" office:value-type="float" office:value="0.0072169">
            <text:p>0.0072169</text:p>
          </table:table-cell>
          <table:table-cell table:formula="of:=[.Q194]*1000000" office:value-type="float" office:value="0.025095">
            <text:p>0.025095</text:p>
          </table:table-cell>
          <table:table-cell table:formula="of:=[.R194]*1000000" office:value-type="float" office:value="0.57438">
            <text:p>0.57438</text:p>
          </table:table-cell>
          <table:table-cell table:formula="of:=[.S194]*1000000" office:value-type="float" office:value="24.944">
            <text:p>24.944</text:p>
          </table:table-cell>
          <table:table-cell table:formula="of:=[.T194]*1000000" office:value-type="float" office:value="2103.4">
            <text:p>2103.4</text:p>
          </table:table-cell>
          <table:table-cell table:formula="of:=[.U194]*1000000000000" office:value-type="float" office:value="0.0000031198">
            <text:p>3.1198E-006</text:p>
          </table:table-cell>
          <table:table-cell table:formula="of:=[.V194]*1000000000000" office:value-type="float" office:value="0.0019784">
            <text:p>0.0019784</text:p>
          </table:table-cell>
          <table:table-cell table:formula="of:=([.W194]+[.X194])*1000000000000" office:value-type="float" office:value="0.002272333">
            <text:p>0.002272333</text:p>
          </table:table-cell>
          <table:table-cell office:value-type="float" office:value="0.00015312">
            <text:p>0.00015312</text:p>
          </table:table-cell>
          <table:table-cell table:style-name="ce1" office:value-type="string">
            <text:p>9.3358e-08</text:p>
          </table:table-cell>
          <table:table-cell table:style-name="ce1" office:value-type="string">
            <text:p>6.0812e-07</text:p>
          </table:table-cell>
          <table:table-cell table:style-name="ce1" office:value-type="string">
            <text:p>7.2169e-09</text:p>
          </table:table-cell>
          <table:table-cell table:style-name="ce1" office:value-type="string">
            <text:p>2.5095e-08</text:p>
          </table:table-cell>
          <table:table-cell table:style-name="ce1" office:value-type="string">
            <text:p>5.7438e-07</text:p>
          </table:table-cell>
          <table:table-cell table:style-name="ce1" office:value-type="string">
            <text:p>2.4944e-05</text:p>
          </table:table-cell>
          <table:table-cell office:value-type="float" office:value="0.0021034">
            <text:p>0.0021034</text:p>
          </table:table-cell>
          <table:table-cell table:style-name="ce1" office:value-type="string">
            <text:p>3.1198e-18</text:p>
          </table:table-cell>
          <table:table-cell table:style-name="ce1" office:value-type="string">
            <text:p>1.9784e-15</text:p>
          </table:table-cell>
          <table:table-cell table:style-name="ce1" office:value-type="string">
            <text:p>6.1333e-17</text:p>
          </table:table-cell>
          <table:table-cell table:style-name="ce1" office:value-type="string">
            <text:p>2.211e-15</text:p>
          </table:table-cell>
        </table:table-row>
        <table:table-row table:style-name="ro4">
          <table:table-cell office:value-type="float" office:value="1930.702">
            <text:p>1930.702</text:p>
          </table:table-cell>
          <table:table-cell table:formula="of:=[.M195]*1000000" office:value-type="float" office:value="153.11">
            <text:p>153.11</text:p>
          </table:table-cell>
          <table:table-cell table:formula="of:=[.N195]*1000000" office:value-type="float" office:value="0.093225">
            <text:p>0.093225</text:p>
          </table:table-cell>
          <table:table-cell table:formula="of:=[.O195]*1000000" office:value-type="float" office:value="0.6054">
            <text:p>0.6054</text:p>
          </table:table-cell>
          <table:table-cell table:formula="of:=[.P195]*1000000" office:value-type="float" office:value="0.0071972">
            <text:p>0.0071972</text:p>
          </table:table-cell>
          <table:table-cell table:formula="of:=[.Q195]*1000000" office:value-type="float" office:value="0.024976">
            <text:p>0.024976</text:p>
          </table:table-cell>
          <table:table-cell table:formula="of:=[.R195]*1000000" office:value-type="float" office:value="0.57355">
            <text:p>0.57355</text:p>
          </table:table-cell>
          <table:table-cell table:formula="of:=[.S195]*1000000" office:value-type="float" office:value="24.957">
            <text:p>24.957</text:p>
          </table:table-cell>
          <table:table-cell table:formula="of:=[.T195]*1000000" office:value-type="float" office:value="2103.3">
            <text:p>2103.3</text:p>
          </table:table-cell>
          <table:table-cell table:formula="of:=[.U195]*1000000000000" office:value-type="float" office:value="0.0000031201">
            <text:p>3.1201E-006</text:p>
          </table:table-cell>
          <table:table-cell table:formula="of:=[.V195]*1000000000000" office:value-type="float" office:value="0.0019671">
            <text:p>0.0019671</text:p>
          </table:table-cell>
          <table:table-cell table:formula="of:=([.W195]+[.X195])*1000000000000" office:value-type="float" office:value="0.002267396">
            <text:p>0.002267396</text:p>
          </table:table-cell>
          <table:table-cell office:value-type="float" office:value="0.00015311">
            <text:p>0.00015311</text:p>
          </table:table-cell>
          <table:table-cell table:style-name="ce1" office:value-type="string">
            <text:p>9.3225e-08</text:p>
          </table:table-cell>
          <table:table-cell table:style-name="ce1" office:value-type="string">
            <text:p>6.054e-07</text:p>
          </table:table-cell>
          <table:table-cell table:style-name="ce1" office:value-type="string">
            <text:p>7.1972e-09</text:p>
          </table:table-cell>
          <table:table-cell table:style-name="ce1" office:value-type="string">
            <text:p>2.4976e-08</text:p>
          </table:table-cell>
          <table:table-cell table:style-name="ce1" office:value-type="string">
            <text:p>5.7355e-07</text:p>
          </table:table-cell>
          <table:table-cell table:style-name="ce1" office:value-type="string">
            <text:p>2.4957e-05</text:p>
          </table:table-cell>
          <table:table-cell office:value-type="float" office:value="0.0021033">
            <text:p>0.0021033</text:p>
          </table:table-cell>
          <table:table-cell table:style-name="ce1" office:value-type="string">
            <text:p>3.1201e-18</text:p>
          </table:table-cell>
          <table:table-cell table:style-name="ce1" office:value-type="string">
            <text:p>1.9671e-15</text:p>
          </table:table-cell>
          <table:table-cell table:style-name="ce1" office:value-type="string">
            <text:p>6.1196e-17</text:p>
          </table:table-cell>
          <table:table-cell table:style-name="ce1" office:value-type="string">
            <text:p>2.2062e-15</text:p>
          </table:table-cell>
        </table:table-row>
        <table:table-row table:style-name="ro4">
          <table:table-cell office:value-type="float" office:value="1940.702">
            <text:p>1940.702</text:p>
          </table:table-cell>
          <table:table-cell table:formula="of:=[.M196]*1000000" office:value-type="float" office:value="153.1">
            <text:p>153.1</text:p>
          </table:table-cell>
          <table:table-cell table:formula="of:=[.N196]*1000000" office:value-type="float" office:value="0.093091">
            <text:p>0.093091</text:p>
          </table:table-cell>
          <table:table-cell table:formula="of:=[.O196]*1000000" office:value-type="float" office:value="0.6027">
            <text:p>0.6027</text:p>
          </table:table-cell>
          <table:table-cell table:formula="of:=[.P196]*1000000" office:value-type="float" office:value="0.0071775">
            <text:p>0.0071775</text:p>
          </table:table-cell>
          <table:table-cell table:formula="of:=[.Q196]*1000000" office:value-type="float" office:value="0.024857">
            <text:p>0.024857</text:p>
          </table:table-cell>
          <table:table-cell table:formula="of:=[.R196]*1000000" office:value-type="float" office:value="0.57271">
            <text:p>0.57271</text:p>
          </table:table-cell>
          <table:table-cell table:formula="of:=[.S196]*1000000" office:value-type="float" office:value="24.969">
            <text:p>24.969</text:p>
          </table:table-cell>
          <table:table-cell table:formula="of:=[.T196]*1000000" office:value-type="float" office:value="2103.3">
            <text:p>2103.3</text:p>
          </table:table-cell>
          <table:table-cell table:formula="of:=[.U196]*1000000000000" office:value-type="float" office:value="0.0000031205">
            <text:p>3.1205E-006</text:p>
          </table:table-cell>
          <table:table-cell table:formula="of:=[.V196]*1000000000000" office:value-type="float" office:value="0.0019559">
            <text:p>0.0019559</text:p>
          </table:table-cell>
          <table:table-cell table:formula="of:=([.W196]+[.X196])*1000000000000" office:value-type="float" office:value="0.002262458">
            <text:p>0.002262458</text:p>
          </table:table-cell>
          <table:table-cell office:value-type="float" office:value="0.0001531">
            <text:p>0.0001531</text:p>
          </table:table-cell>
          <table:table-cell table:style-name="ce1" office:value-type="string">
            <text:p>9.3091e-08</text:p>
          </table:table-cell>
          <table:table-cell table:style-name="ce1" office:value-type="string">
            <text:p>6.027e-07</text:p>
          </table:table-cell>
          <table:table-cell table:style-name="ce1" office:value-type="string">
            <text:p>7.1775e-09</text:p>
          </table:table-cell>
          <table:table-cell table:style-name="ce1" office:value-type="string">
            <text:p>2.4857e-08</text:p>
          </table:table-cell>
          <table:table-cell table:style-name="ce1" office:value-type="string">
            <text:p>5.7271e-07</text:p>
          </table:table-cell>
          <table:table-cell table:style-name="ce1" office:value-type="string">
            <text:p>2.4969e-05</text:p>
          </table:table-cell>
          <table:table-cell office:value-type="float" office:value="0.0021033">
            <text:p>0.0021033</text:p>
          </table:table-cell>
          <table:table-cell table:style-name="ce1" office:value-type="string">
            <text:p>3.1205e-18</text:p>
          </table:table-cell>
          <table:table-cell table:style-name="ce1" office:value-type="string">
            <text:p>1.9559e-15</text:p>
          </table:table-cell>
          <table:table-cell table:style-name="ce1" office:value-type="string">
            <text:p>6.1058e-17</text:p>
          </table:table-cell>
          <table:table-cell table:style-name="ce1" office:value-type="string">
            <text:p>2.2014e-15</text:p>
          </table:table-cell>
        </table:table-row>
        <table:table-row table:style-name="ro4">
          <table:table-cell office:value-type="float" office:value="1950.702">
            <text:p>1950.702</text:p>
          </table:table-cell>
          <table:table-cell table:formula="of:=[.M197]*1000000" office:value-type="float" office:value="153.09">
            <text:p>153.09</text:p>
          </table:table-cell>
          <table:table-cell table:formula="of:=[.N197]*1000000" office:value-type="float" office:value="0.092956">
            <text:p>0.092956</text:p>
          </table:table-cell>
          <table:table-cell table:formula="of:=[.O197]*1000000" office:value-type="float" office:value="0.60002">
            <text:p>0.60002</text:p>
          </table:table-cell>
          <table:table-cell table:formula="of:=[.P197]*1000000" office:value-type="float" office:value="0.0071579">
            <text:p>0.0071579</text:p>
          </table:table-cell>
          <table:table-cell table:formula="of:=[.Q197]*1000000" office:value-type="float" office:value="0.024737">
            <text:p>0.024737</text:p>
          </table:table-cell>
          <table:table-cell table:formula="of:=[.R197]*1000000" office:value-type="float" office:value="0.57186">
            <text:p>0.57186</text:p>
          </table:table-cell>
          <table:table-cell table:formula="of:=[.S197]*1000000" office:value-type="float" office:value="24.982">
            <text:p>24.982</text:p>
          </table:table-cell>
          <table:table-cell table:formula="of:=[.T197]*1000000" office:value-type="float" office:value="2103.3">
            <text:p>2103.3</text:p>
          </table:table-cell>
          <table:table-cell table:formula="of:=[.U197]*1000000000000" office:value-type="float" office:value="0.0000031208">
            <text:p>3.1208E-006</text:p>
          </table:table-cell>
          <table:table-cell table:formula="of:=[.V197]*1000000000000" office:value-type="float" office:value="0.0019447">
            <text:p>0.0019447</text:p>
          </table:table-cell>
          <table:table-cell table:formula="of:=([.W197]+[.X197])*1000000000000" office:value-type="float" office:value="0.00225752">
            <text:p>0.00225752</text:p>
          </table:table-cell>
          <table:table-cell office:value-type="float" office:value="0.00015309">
            <text:p>0.00015309</text:p>
          </table:table-cell>
          <table:table-cell table:style-name="ce1" office:value-type="string">
            <text:p>9.2956e-08</text:p>
          </table:table-cell>
          <table:table-cell table:style-name="ce1" office:value-type="string">
            <text:p>6.0002e-07</text:p>
          </table:table-cell>
          <table:table-cell table:style-name="ce1" office:value-type="string">
            <text:p>7.1579e-09</text:p>
          </table:table-cell>
          <table:table-cell table:style-name="ce1" office:value-type="string">
            <text:p>2.4737e-08</text:p>
          </table:table-cell>
          <table:table-cell table:style-name="ce1" office:value-type="string">
            <text:p>5.7186e-07</text:p>
          </table:table-cell>
          <table:table-cell table:style-name="ce1" office:value-type="string">
            <text:p>2.4982e-05</text:p>
          </table:table-cell>
          <table:table-cell office:value-type="float" office:value="0.0021033">
            <text:p>0.0021033</text:p>
          </table:table-cell>
          <table:table-cell table:style-name="ce1" office:value-type="string">
            <text:p>3.1208e-18</text:p>
          </table:table-cell>
          <table:table-cell table:style-name="ce1" office:value-type="string">
            <text:p>1.9447e-15</text:p>
          </table:table-cell>
          <table:table-cell table:style-name="ce1" office:value-type="string">
            <text:p>6.092e-17</text:p>
          </table:table-cell>
          <table:table-cell table:style-name="ce1" office:value-type="string">
            <text:p>2.1966e-15</text:p>
          </table:table-cell>
        </table:table-row>
        <table:table-row table:style-name="ro4">
          <table:table-cell office:value-type="float" office:value="1960.702">
            <text:p>1960.702</text:p>
          </table:table-cell>
          <table:table-cell table:formula="of:=[.M198]*1000000" office:value-type="float" office:value="153.09">
            <text:p>153.09</text:p>
          </table:table-cell>
          <table:table-cell table:formula="of:=[.N198]*1000000" office:value-type="float" office:value="0.092818">
            <text:p>0.092818</text:p>
          </table:table-cell>
          <table:table-cell table:formula="of:=[.O198]*1000000" office:value-type="float" office:value="0.59736">
            <text:p>0.59736</text:p>
          </table:table-cell>
          <table:table-cell table:formula="of:=[.P198]*1000000" office:value-type="float" office:value="0.0071384">
            <text:p>0.0071384</text:p>
          </table:table-cell>
          <table:table-cell table:formula="of:=[.Q198]*1000000" office:value-type="float" office:value="0.024618">
            <text:p>0.024618</text:p>
          </table:table-cell>
          <table:table-cell table:formula="of:=[.R198]*1000000" office:value-type="float" office:value="0.571">
            <text:p>0.571</text:p>
          </table:table-cell>
          <table:table-cell table:formula="of:=[.S198]*1000000" office:value-type="float" office:value="24.994">
            <text:p>24.994</text:p>
          </table:table-cell>
          <table:table-cell table:formula="of:=[.T198]*1000000" office:value-type="float" office:value="2103.3">
            <text:p>2103.3</text:p>
          </table:table-cell>
          <table:table-cell table:formula="of:=[.U198]*1000000000000" office:value-type="float" office:value="0.0000031212">
            <text:p>3.1212E-006</text:p>
          </table:table-cell>
          <table:table-cell table:formula="of:=[.V198]*1000000000000" office:value-type="float" office:value="0.0019335">
            <text:p>0.0019335</text:p>
          </table:table-cell>
          <table:table-cell table:formula="of:=([.W198]+[.X198])*1000000000000" office:value-type="float" office:value="0.002252582">
            <text:p>0.002252582</text:p>
          </table:table-cell>
          <table:table-cell office:value-type="float" office:value="0.00015309">
            <text:p>0.00015309</text:p>
          </table:table-cell>
          <table:table-cell table:style-name="ce1" office:value-type="string">
            <text:p>9.2818e-08</text:p>
          </table:table-cell>
          <table:table-cell table:style-name="ce1" office:value-type="string">
            <text:p>5.9736e-07</text:p>
          </table:table-cell>
          <table:table-cell table:style-name="ce1" office:value-type="string">
            <text:p>7.1384e-09</text:p>
          </table:table-cell>
          <table:table-cell table:style-name="ce1" office:value-type="string">
            <text:p>2.4618e-08</text:p>
          </table:table-cell>
          <table:table-cell table:style-name="ce1" office:value-type="string">
            <text:p>5.71e-07</text:p>
          </table:table-cell>
          <table:table-cell table:style-name="ce1" office:value-type="string">
            <text:p>2.4994e-05</text:p>
          </table:table-cell>
          <table:table-cell office:value-type="float" office:value="0.0021033">
            <text:p>0.0021033</text:p>
          </table:table-cell>
          <table:table-cell table:style-name="ce1" office:value-type="string">
            <text:p>3.1212e-18</text:p>
          </table:table-cell>
          <table:table-cell table:style-name="ce1" office:value-type="string">
            <text:p>1.9335e-15</text:p>
          </table:table-cell>
          <table:table-cell table:style-name="ce1" office:value-type="string">
            <text:p>6.0782e-17</text:p>
          </table:table-cell>
          <table:table-cell table:style-name="ce1" office:value-type="string">
            <text:p>2.1918e-15</text:p>
          </table:table-cell>
        </table:table-row>
        <table:table-row table:style-name="ro4">
          <table:table-cell office:value-type="float" office:value="1970.702">
            <text:p>1970.702</text:p>
          </table:table-cell>
          <table:table-cell table:formula="of:=[.M199]*1000000" office:value-type="float" office:value="153.08">
            <text:p>153.08</text:p>
          </table:table-cell>
          <table:table-cell table:formula="of:=[.N199]*1000000" office:value-type="float" office:value="0.092679">
            <text:p>0.092679</text:p>
          </table:table-cell>
          <table:table-cell table:formula="of:=[.O199]*1000000" office:value-type="float" office:value="0.59471">
            <text:p>0.59471</text:p>
          </table:table-cell>
          <table:table-cell table:formula="of:=[.P199]*1000000" office:value-type="float" office:value="0.0071189">
            <text:p>0.0071189</text:p>
          </table:table-cell>
          <table:table-cell table:formula="of:=[.Q199]*1000000" office:value-type="float" office:value="0.024498">
            <text:p>0.024498</text:p>
          </table:table-cell>
          <table:table-cell table:formula="of:=[.R199]*1000000" office:value-type="float" office:value="0.57013">
            <text:p>0.57013</text:p>
          </table:table-cell>
          <table:table-cell table:formula="of:=[.S199]*1000000" office:value-type="float" office:value="25.007">
            <text:p>25.007</text:p>
          </table:table-cell>
          <table:table-cell table:formula="of:=[.T199]*1000000" office:value-type="float" office:value="2103.2">
            <text:p>2103.2</text:p>
          </table:table-cell>
          <table:table-cell table:formula="of:=[.U199]*1000000000000" office:value-type="float" office:value="0.0000031215">
            <text:p>3.1215E-006</text:p>
          </table:table-cell>
          <table:table-cell table:formula="of:=[.V199]*1000000000000" office:value-type="float" office:value="0.0019223">
            <text:p>0.0019223</text:p>
          </table:table-cell>
          <table:table-cell table:formula="of:=([.W199]+[.X199])*1000000000000" office:value-type="float" office:value="0.002247543">
            <text:p>0.002247543</text:p>
          </table:table-cell>
          <table:table-cell office:value-type="float" office:value="0.00015308">
            <text:p>0.00015308</text:p>
          </table:table-cell>
          <table:table-cell table:style-name="ce1" office:value-type="string">
            <text:p>9.2679e-08</text:p>
          </table:table-cell>
          <table:table-cell table:style-name="ce1" office:value-type="string">
            <text:p>5.9471e-07</text:p>
          </table:table-cell>
          <table:table-cell table:style-name="ce1" office:value-type="string">
            <text:p>7.1189e-09</text:p>
          </table:table-cell>
          <table:table-cell table:style-name="ce1" office:value-type="string">
            <text:p>2.4498e-08</text:p>
          </table:table-cell>
          <table:table-cell table:style-name="ce1" office:value-type="string">
            <text:p>5.7013e-07</text:p>
          </table:table-cell>
          <table:table-cell table:style-name="ce1" office:value-type="string">
            <text:p>2.5007e-05</text:p>
          </table:table-cell>
          <table:table-cell office:value-type="float" office:value="0.0021032">
            <text:p>0.0021032</text:p>
          </table:table-cell>
          <table:table-cell table:style-name="ce1" office:value-type="string">
            <text:p>3.1215e-18</text:p>
          </table:table-cell>
          <table:table-cell table:style-name="ce1" office:value-type="string">
            <text:p>1.9223e-15</text:p>
          </table:table-cell>
          <table:table-cell table:style-name="ce1" office:value-type="string">
            <text:p>6.0643e-17</text:p>
          </table:table-cell>
          <table:table-cell table:style-name="ce1" office:value-type="string">
            <text:p>2.1869e-15</text:p>
          </table:table-cell>
        </table:table-row>
        <table:table-row table:style-name="ro4">
          <table:table-cell office:value-type="float" office:value="1980.702">
            <text:p>1980.702</text:p>
          </table:table-cell>
          <table:table-cell table:formula="of:=[.M200]*1000000" office:value-type="float" office:value="153.07">
            <text:p>153.07</text:p>
          </table:table-cell>
          <table:table-cell table:formula="of:=[.N200]*1000000" office:value-type="float" office:value="0.092537">
            <text:p>0.092537</text:p>
          </table:table-cell>
          <table:table-cell table:formula="of:=[.O200]*1000000" office:value-type="float" office:value="0.59209">
            <text:p>0.59209</text:p>
          </table:table-cell>
          <table:table-cell table:formula="of:=[.P200]*1000000" office:value-type="float" office:value="0.0070995">
            <text:p>0.0070995</text:p>
          </table:table-cell>
          <table:table-cell table:formula="of:=[.Q200]*1000000" office:value-type="float" office:value="0.024378">
            <text:p>0.024378</text:p>
          </table:table-cell>
          <table:table-cell table:formula="of:=[.R200]*1000000" office:value-type="float" office:value="0.56925">
            <text:p>0.56925</text:p>
          </table:table-cell>
          <table:table-cell table:formula="of:=[.S200]*1000000" office:value-type="float" office:value="25.019">
            <text:p>25.019</text:p>
          </table:table-cell>
          <table:table-cell table:formula="of:=[.T200]*1000000" office:value-type="float" office:value="2103.2">
            <text:p>2103.2</text:p>
          </table:table-cell>
          <table:table-cell table:formula="of:=[.U200]*1000000000000" office:value-type="float" office:value="0.0000031218">
            <text:p>3.1218E-006</text:p>
          </table:table-cell>
          <table:table-cell table:formula="of:=[.V200]*1000000000000" office:value-type="float" office:value="0.0019111">
            <text:p>0.0019111</text:p>
          </table:table-cell>
          <table:table-cell table:formula="of:=([.W200]+[.X200])*1000000000000" office:value-type="float" office:value="0.002242503">
            <text:p>0.002242503</text:p>
          </table:table-cell>
          <table:table-cell office:value-type="float" office:value="0.00015307">
            <text:p>0.00015307</text:p>
          </table:table-cell>
          <table:table-cell table:style-name="ce1" office:value-type="string">
            <text:p>9.2537e-08</text:p>
          </table:table-cell>
          <table:table-cell table:style-name="ce1" office:value-type="string">
            <text:p>5.9209e-07</text:p>
          </table:table-cell>
          <table:table-cell table:style-name="ce1" office:value-type="string">
            <text:p>7.0995e-09</text:p>
          </table:table-cell>
          <table:table-cell table:style-name="ce1" office:value-type="string">
            <text:p>2.4378e-08</text:p>
          </table:table-cell>
          <table:table-cell table:style-name="ce1" office:value-type="string">
            <text:p>5.6925e-07</text:p>
          </table:table-cell>
          <table:table-cell table:style-name="ce1" office:value-type="string">
            <text:p>2.5019e-05</text:p>
          </table:table-cell>
          <table:table-cell office:value-type="float" office:value="0.0021032">
            <text:p>0.0021032</text:p>
          </table:table-cell>
          <table:table-cell table:style-name="ce1" office:value-type="string">
            <text:p>3.1218e-18</text:p>
          </table:table-cell>
          <table:table-cell table:style-name="ce1" office:value-type="string">
            <text:p>1.9111e-15</text:p>
          </table:table-cell>
          <table:table-cell table:style-name="ce1" office:value-type="string">
            <text:p>6.0503e-17</text:p>
          </table:table-cell>
          <table:table-cell table:style-name="ce1" office:value-type="string">
            <text:p>2.182e-15</text:p>
          </table:table-cell>
        </table:table-row>
        <table:table-row table:style-name="ro4">
          <table:table-cell office:value-type="float" office:value="1990.702">
            <text:p>1990.702</text:p>
          </table:table-cell>
          <table:table-cell table:formula="of:=[.M201]*1000000" office:value-type="float" office:value="153.06">
            <text:p>153.06</text:p>
          </table:table-cell>
          <table:table-cell table:formula="of:=[.N201]*1000000" office:value-type="float" office:value="0.092395">
            <text:p>0.092395</text:p>
          </table:table-cell>
          <table:table-cell table:formula="of:=[.O201]*1000000" office:value-type="float" office:value="0.58948">
            <text:p>0.58948</text:p>
          </table:table-cell>
          <table:table-cell table:formula="of:=[.P201]*1000000" office:value-type="float" office:value="0.0070801">
            <text:p>0.0070801</text:p>
          </table:table-cell>
          <table:table-cell table:formula="of:=[.Q201]*1000000" office:value-type="float" office:value="0.024259">
            <text:p>0.024259</text:p>
          </table:table-cell>
          <table:table-cell table:formula="of:=[.R201]*1000000" office:value-type="float" office:value="0.56836">
            <text:p>0.56836</text:p>
          </table:table-cell>
          <table:table-cell table:formula="of:=[.S201]*1000000" office:value-type="float" office:value="25.032">
            <text:p>25.032</text:p>
          </table:table-cell>
          <table:table-cell table:formula="of:=[.T201]*1000000" office:value-type="float" office:value="2103.2">
            <text:p>2103.2</text:p>
          </table:table-cell>
          <table:table-cell table:formula="of:=[.U201]*1000000000000" office:value-type="float" office:value="0.0000031222">
            <text:p>3.1222E-006</text:p>
          </table:table-cell>
          <table:table-cell table:formula="of:=[.V201]*1000000000000" office:value-type="float" office:value="0.0019">
            <text:p>0.0019</text:p>
          </table:table-cell>
          <table:table-cell table:formula="of:=([.W201]+[.X201])*1000000000000" office:value-type="float" office:value="0.002237463">
            <text:p>0.002237463</text:p>
          </table:table-cell>
          <table:table-cell office:value-type="float" office:value="0.00015306">
            <text:p>0.00015306</text:p>
          </table:table-cell>
          <table:table-cell table:style-name="ce1" office:value-type="string">
            <text:p>9.2395e-08</text:p>
          </table:table-cell>
          <table:table-cell table:style-name="ce1" office:value-type="string">
            <text:p>5.8948e-07</text:p>
          </table:table-cell>
          <table:table-cell table:style-name="ce1" office:value-type="string">
            <text:p>7.0801e-09</text:p>
          </table:table-cell>
          <table:table-cell table:style-name="ce1" office:value-type="string">
            <text:p>2.4259e-08</text:p>
          </table:table-cell>
          <table:table-cell table:style-name="ce1" office:value-type="string">
            <text:p>5.6836e-07</text:p>
          </table:table-cell>
          <table:table-cell table:style-name="ce1" office:value-type="string">
            <text:p>2.5032e-05</text:p>
          </table:table-cell>
          <table:table-cell office:value-type="float" office:value="0.0021032">
            <text:p>0.0021032</text:p>
          </table:table-cell>
          <table:table-cell table:style-name="ce1" office:value-type="string">
            <text:p>3.1222e-18</text:p>
          </table:table-cell>
          <table:table-cell table:style-name="ce1" office:value-type="string">
            <text:p>1.9e-15</text:p>
          </table:table-cell>
          <table:table-cell table:style-name="ce1" office:value-type="string">
            <text:p>6.0363e-17</text:p>
          </table:table-cell>
          <table:table-cell table:style-name="ce1" office:value-type="string">
            <text:p>2.1771e-15</text:p>
          </table:table-cell>
        </table:table-row>
        <table:table-row table:style-name="ro4">
          <table:table-cell office:value-type="float" office:value="2000.702">
            <text:p>2000.702</text:p>
          </table:table-cell>
          <table:table-cell table:formula="of:=[.M202]*1000000" office:value-type="float" office:value="153.05">
            <text:p>153.05</text:p>
          </table:table-cell>
          <table:table-cell table:formula="of:=[.N202]*1000000" office:value-type="float" office:value="0.09225">
            <text:p>0.09225</text:p>
          </table:table-cell>
          <table:table-cell table:formula="of:=[.O202]*1000000" office:value-type="float" office:value="0.58689">
            <text:p>0.58689</text:p>
          </table:table-cell>
          <table:table-cell table:formula="of:=[.P202]*1000000" office:value-type="float" office:value="0.0070609">
            <text:p>0.0070609</text:p>
          </table:table-cell>
          <table:table-cell table:formula="of:=[.Q202]*1000000" office:value-type="float" office:value="0.024139">
            <text:p>0.024139</text:p>
          </table:table-cell>
          <table:table-cell table:formula="of:=[.R202]*1000000" office:value-type="float" office:value="0.56746">
            <text:p>0.56746</text:p>
          </table:table-cell>
          <table:table-cell table:formula="of:=[.S202]*1000000" office:value-type="float" office:value="25.044">
            <text:p>25.044</text:p>
          </table:table-cell>
          <table:table-cell table:formula="of:=[.T202]*1000000" office:value-type="float" office:value="2103.2">
            <text:p>2103.2</text:p>
          </table:table-cell>
          <table:table-cell table:formula="of:=[.U202]*1000000000000" office:value-type="float" office:value="0.0000031225">
            <text:p>3.1225E-006</text:p>
          </table:table-cell>
          <table:table-cell table:formula="of:=[.V202]*1000000000000" office:value-type="float" office:value="0.0018889">
            <text:p>0.0018889</text:p>
          </table:table-cell>
          <table:table-cell table:formula="of:=([.W202]+[.X202])*1000000000000" office:value-type="float" office:value="0.002232423">
            <text:p>0.002232423</text:p>
          </table:table-cell>
          <table:table-cell office:value-type="float" office:value="0.00015305">
            <text:p>0.00015305</text:p>
          </table:table-cell>
          <table:table-cell table:style-name="ce1" office:value-type="string">
            <text:p>9.225e-08</text:p>
          </table:table-cell>
          <table:table-cell table:style-name="ce1" office:value-type="string">
            <text:p>5.8689e-07</text:p>
          </table:table-cell>
          <table:table-cell table:style-name="ce1" office:value-type="string">
            <text:p>7.0609e-09</text:p>
          </table:table-cell>
          <table:table-cell table:style-name="ce1" office:value-type="string">
            <text:p>2.4139e-08</text:p>
          </table:table-cell>
          <table:table-cell table:style-name="ce1" office:value-type="string">
            <text:p>5.6746e-07</text:p>
          </table:table-cell>
          <table:table-cell table:style-name="ce1" office:value-type="string">
            <text:p>2.5044e-05</text:p>
          </table:table-cell>
          <table:table-cell office:value-type="float" office:value="0.0021032">
            <text:p>0.0021032</text:p>
          </table:table-cell>
          <table:table-cell table:style-name="ce1" office:value-type="string">
            <text:p>3.1225e-18</text:p>
          </table:table-cell>
          <table:table-cell table:style-name="ce1" office:value-type="string">
            <text:p>1.8889e-15</text:p>
          </table:table-cell>
          <table:table-cell table:style-name="ce1" office:value-type="string">
            <text:p>6.0223e-17</text:p>
          </table:table-cell>
          <table:table-cell table:style-name="ce1" office:value-type="string">
            <text:p>2.1722e-15</text:p>
          </table:table-cell>
        </table:table-row>
        <table:table-row table:style-name="ro4">
          <table:table-cell office:value-type="float" office:value="2010.702">
            <text:p>2010.702</text:p>
          </table:table-cell>
          <table:table-cell table:formula="of:=[.M203]*1000000" office:value-type="float" office:value="153.04">
            <text:p>153.04</text:p>
          </table:table-cell>
          <table:table-cell table:formula="of:=[.N203]*1000000" office:value-type="float" office:value="0.092104">
            <text:p>0.092104</text:p>
          </table:table-cell>
          <table:table-cell table:formula="of:=[.O203]*1000000" office:value-type="float" office:value="0.58432">
            <text:p>0.58432</text:p>
          </table:table-cell>
          <table:table-cell table:formula="of:=[.P203]*1000000" office:value-type="float" office:value="0.0070416">
            <text:p>0.0070416</text:p>
          </table:table-cell>
          <table:table-cell table:formula="of:=[.Q203]*1000000" office:value-type="float" office:value="0.024018">
            <text:p>0.024018</text:p>
          </table:table-cell>
          <table:table-cell table:formula="of:=[.R203]*1000000" office:value-type="float" office:value="0.56656">
            <text:p>0.56656</text:p>
          </table:table-cell>
          <table:table-cell table:formula="of:=[.S203]*1000000" office:value-type="float" office:value="25.057">
            <text:p>25.057</text:p>
          </table:table-cell>
          <table:table-cell table:formula="of:=[.T203]*1000000" office:value-type="float" office:value="2103.2">
            <text:p>2103.2</text:p>
          </table:table-cell>
          <table:table-cell table:formula="of:=[.U203]*1000000000000" office:value-type="float" office:value="0.0000031229">
            <text:p>3.1229E-006</text:p>
          </table:table-cell>
          <table:table-cell table:formula="of:=[.V203]*1000000000000" office:value-type="float" office:value="0.0018778">
            <text:p>0.0018778</text:p>
          </table:table-cell>
          <table:table-cell table:formula="of:=([.W203]+[.X203])*1000000000000" office:value-type="float" office:value="0.002227382">
            <text:p>0.002227382</text:p>
          </table:table-cell>
          <table:table-cell office:value-type="float" office:value="0.00015304">
            <text:p>0.00015304</text:p>
          </table:table-cell>
          <table:table-cell table:style-name="ce1" office:value-type="string">
            <text:p>9.2104e-08</text:p>
          </table:table-cell>
          <table:table-cell table:style-name="ce1" office:value-type="string">
            <text:p>5.8432e-07</text:p>
          </table:table-cell>
          <table:table-cell table:style-name="ce1" office:value-type="string">
            <text:p>7.0416e-09</text:p>
          </table:table-cell>
          <table:table-cell table:style-name="ce1" office:value-type="string">
            <text:p>2.4018e-08</text:p>
          </table:table-cell>
          <table:table-cell table:style-name="ce1" office:value-type="string">
            <text:p>5.6656e-07</text:p>
          </table:table-cell>
          <table:table-cell table:style-name="ce1" office:value-type="string">
            <text:p>2.5057e-05</text:p>
          </table:table-cell>
          <table:table-cell office:value-type="float" office:value="0.0021032">
            <text:p>0.0021032</text:p>
          </table:table-cell>
          <table:table-cell table:style-name="ce1" office:value-type="string">
            <text:p>3.1229e-18</text:p>
          </table:table-cell>
          <table:table-cell table:style-name="ce1" office:value-type="string">
            <text:p>1.8778e-15</text:p>
          </table:table-cell>
          <table:table-cell table:style-name="ce1" office:value-type="string">
            <text:p>6.0082e-17</text:p>
          </table:table-cell>
          <table:table-cell table:style-name="ce1" office:value-type="string">
            <text:p>2.1673e-15</text:p>
          </table:table-cell>
        </table:table-row>
        <table:table-row table:style-name="ro4">
          <table:table-cell office:value-type="float" office:value="2020.702">
            <text:p>2020.702</text:p>
          </table:table-cell>
          <table:table-cell table:formula="of:=[.M204]*1000000" office:value-type="float" office:value="153.03">
            <text:p>153.03</text:p>
          </table:table-cell>
          <table:table-cell table:formula="of:=[.N204]*1000000" office:value-type="float" office:value="0.091957">
            <text:p>0.091957</text:p>
          </table:table-cell>
          <table:table-cell table:formula="of:=[.O204]*1000000" office:value-type="float" office:value="0.58177">
            <text:p>0.58177</text:p>
          </table:table-cell>
          <table:table-cell table:formula="of:=[.P204]*1000000" office:value-type="float" office:value="0.0070225">
            <text:p>0.0070225</text:p>
          </table:table-cell>
          <table:table-cell table:formula="of:=[.Q204]*1000000" office:value-type="float" office:value="0.023898">
            <text:p>0.023898</text:p>
          </table:table-cell>
          <table:table-cell table:formula="of:=[.R204]*1000000" office:value-type="float" office:value="0.56564">
            <text:p>0.56564</text:p>
          </table:table-cell>
          <table:table-cell table:formula="of:=[.S204]*1000000" office:value-type="float" office:value="25.069">
            <text:p>25.069</text:p>
          </table:table-cell>
          <table:table-cell table:formula="of:=[.T204]*1000000" office:value-type="float" office:value="2103.1">
            <text:p>2103.1</text:p>
          </table:table-cell>
          <table:table-cell table:formula="of:=[.U204]*1000000000000" office:value-type="float" office:value="0.0000031232">
            <text:p>3.1232E-006</text:p>
          </table:table-cell>
          <table:table-cell table:formula="of:=[.V204]*1000000000000" office:value-type="float" office:value="0.0018667">
            <text:p>0.0018667</text:p>
          </table:table-cell>
          <table:table-cell table:formula="of:=([.W204]+[.X204])*1000000000000" office:value-type="float" office:value="0.00222224">
            <text:p>0.00222224</text:p>
          </table:table-cell>
          <table:table-cell office:value-type="float" office:value="0.00015303">
            <text:p>0.00015303</text:p>
          </table:table-cell>
          <table:table-cell table:style-name="ce1" office:value-type="string">
            <text:p>9.1957e-08</text:p>
          </table:table-cell>
          <table:table-cell table:style-name="ce1" office:value-type="string">
            <text:p>5.8177e-07</text:p>
          </table:table-cell>
          <table:table-cell table:style-name="ce1" office:value-type="string">
            <text:p>7.0225e-09</text:p>
          </table:table-cell>
          <table:table-cell table:style-name="ce1" office:value-type="string">
            <text:p>2.3898e-08</text:p>
          </table:table-cell>
          <table:table-cell table:style-name="ce1" office:value-type="string">
            <text:p>5.6564e-07</text:p>
          </table:table-cell>
          <table:table-cell table:style-name="ce1" office:value-type="string">
            <text:p>2.5069e-05</text:p>
          </table:table-cell>
          <table:table-cell office:value-type="float" office:value="0.0021031">
            <text:p>0.0021031</text:p>
          </table:table-cell>
          <table:table-cell table:style-name="ce1" office:value-type="string">
            <text:p>3.1232e-18</text:p>
          </table:table-cell>
          <table:table-cell table:style-name="ce1" office:value-type="string">
            <text:p>1.8667e-15</text:p>
          </table:table-cell>
          <table:table-cell table:style-name="ce1" office:value-type="string">
            <text:p>5.994e-17</text:p>
          </table:table-cell>
          <table:table-cell table:style-name="ce1" office:value-type="string">
            <text:p>2.1623e-15</text:p>
          </table:table-cell>
        </table:table-row>
        <table:table-row table:style-name="ro4">
          <table:table-cell office:value-type="float" office:value="2030.702">
            <text:p>2030.702</text:p>
          </table:table-cell>
          <table:table-cell table:formula="of:=[.M205]*1000000" office:value-type="float" office:value="153.03">
            <text:p>153.03</text:p>
          </table:table-cell>
          <table:table-cell table:formula="of:=[.N205]*1000000" office:value-type="float" office:value="0.091807">
            <text:p>0.091807</text:p>
          </table:table-cell>
          <table:table-cell table:formula="of:=[.O205]*1000000" office:value-type="float" office:value="0.57924">
            <text:p>0.57924</text:p>
          </table:table-cell>
          <table:table-cell table:formula="of:=[.P205]*1000000" office:value-type="float" office:value="0.0070034">
            <text:p>0.0070034</text:p>
          </table:table-cell>
          <table:table-cell table:formula="of:=[.Q205]*1000000" office:value-type="float" office:value="0.023778">
            <text:p>0.023778</text:p>
          </table:table-cell>
          <table:table-cell table:formula="of:=[.R205]*1000000" office:value-type="float" office:value="0.56472">
            <text:p>0.56472</text:p>
          </table:table-cell>
          <table:table-cell table:formula="of:=[.S205]*1000000" office:value-type="float" office:value="25.082">
            <text:p>25.082</text:p>
          </table:table-cell>
          <table:table-cell table:formula="of:=[.T205]*1000000" office:value-type="float" office:value="2103.1">
            <text:p>2103.1</text:p>
          </table:table-cell>
          <table:table-cell table:formula="of:=[.U205]*1000000000000" office:value-type="float" office:value="0.0000031236">
            <text:p>3.1236E-006</text:p>
          </table:table-cell>
          <table:table-cell table:formula="of:=[.V205]*1000000000000" office:value-type="float" office:value="0.0018557">
            <text:p>0.0018557</text:p>
          </table:table-cell>
          <table:table-cell table:formula="of:=([.W205]+[.X205])*1000000000000" office:value-type="float" office:value="0.002217199">
            <text:p>0.002217199</text:p>
          </table:table-cell>
          <table:table-cell office:value-type="float" office:value="0.00015303">
            <text:p>0.00015303</text:p>
          </table:table-cell>
          <table:table-cell table:style-name="ce1" office:value-type="string">
            <text:p>9.1807e-08</text:p>
          </table:table-cell>
          <table:table-cell table:style-name="ce1" office:value-type="string">
            <text:p>5.7924e-07</text:p>
          </table:table-cell>
          <table:table-cell table:style-name="ce1" office:value-type="string">
            <text:p>7.0034e-09</text:p>
          </table:table-cell>
          <table:table-cell table:style-name="ce1" office:value-type="string">
            <text:p>2.3778e-08</text:p>
          </table:table-cell>
          <table:table-cell table:style-name="ce1" office:value-type="string">
            <text:p>5.6472e-07</text:p>
          </table:table-cell>
          <table:table-cell table:style-name="ce1" office:value-type="string">
            <text:p>2.5082e-05</text:p>
          </table:table-cell>
          <table:table-cell office:value-type="float" office:value="0.0021031">
            <text:p>0.0021031</text:p>
          </table:table-cell>
          <table:table-cell table:style-name="ce1" office:value-type="string">
            <text:p>3.1236e-18</text:p>
          </table:table-cell>
          <table:table-cell table:style-name="ce1" office:value-type="string">
            <text:p>1.8557e-15</text:p>
          </table:table-cell>
          <table:table-cell table:style-name="ce1" office:value-type="string">
            <text:p>5.9799e-17</text:p>
          </table:table-cell>
          <table:table-cell table:style-name="ce1" office:value-type="string">
            <text:p>2.1574e-15</text:p>
          </table:table-cell>
        </table:table-row>
        <table:table-row table:style-name="ro4">
          <table:table-cell office:value-type="float" office:value="2040.702">
            <text:p>2040.702</text:p>
          </table:table-cell>
          <table:table-cell table:formula="of:=[.M206]*1000000" office:value-type="float" office:value="153.02">
            <text:p>153.02</text:p>
          </table:table-cell>
          <table:table-cell table:formula="of:=[.N206]*1000000" office:value-type="float" office:value="0.091657">
            <text:p>0.091657</text:p>
          </table:table-cell>
          <table:table-cell table:formula="of:=[.O206]*1000000" office:value-type="float" office:value="0.57673">
            <text:p>0.57673</text:p>
          </table:table-cell>
          <table:table-cell table:formula="of:=[.P206]*1000000" office:value-type="float" office:value="0.0069844">
            <text:p>0.0069844</text:p>
          </table:table-cell>
          <table:table-cell table:formula="of:=[.Q206]*1000000" office:value-type="float" office:value="0.023658">
            <text:p>0.023658</text:p>
          </table:table-cell>
          <table:table-cell table:formula="of:=[.R206]*1000000" office:value-type="float" office:value="0.56379">
            <text:p>0.56379</text:p>
          </table:table-cell>
          <table:table-cell table:formula="of:=[.S206]*1000000" office:value-type="float" office:value="25.094">
            <text:p>25.094</text:p>
          </table:table-cell>
          <table:table-cell table:formula="of:=[.T206]*1000000" office:value-type="float" office:value="2103.1">
            <text:p>2103.1</text:p>
          </table:table-cell>
          <table:table-cell table:formula="of:=[.U206]*1000000000000" office:value-type="float" office:value="0.0000031239">
            <text:p>3.1239E-006</text:p>
          </table:table-cell>
          <table:table-cell table:formula="of:=[.V206]*1000000000000" office:value-type="float" office:value="0.0018447">
            <text:p>0.0018447</text:p>
          </table:table-cell>
          <table:table-cell table:formula="of:=([.W206]+[.X206])*1000000000000" office:value-type="float" office:value="0.002212057">
            <text:p>0.002212057</text:p>
          </table:table-cell>
          <table:table-cell office:value-type="float" office:value="0.00015302">
            <text:p>0.00015302</text:p>
          </table:table-cell>
          <table:table-cell table:style-name="ce1" office:value-type="string">
            <text:p>9.1657e-08</text:p>
          </table:table-cell>
          <table:table-cell table:style-name="ce1" office:value-type="string">
            <text:p>5.7673e-07</text:p>
          </table:table-cell>
          <table:table-cell table:style-name="ce1" office:value-type="string">
            <text:p>6.9844e-09</text:p>
          </table:table-cell>
          <table:table-cell table:style-name="ce1" office:value-type="string">
            <text:p>2.3658e-08</text:p>
          </table:table-cell>
          <table:table-cell table:style-name="ce1" office:value-type="string">
            <text:p>5.6379e-07</text:p>
          </table:table-cell>
          <table:table-cell table:style-name="ce1" office:value-type="string">
            <text:p>2.5094e-05</text:p>
          </table:table-cell>
          <table:table-cell office:value-type="float" office:value="0.0021031">
            <text:p>0.0021031</text:p>
          </table:table-cell>
          <table:table-cell table:style-name="ce1" office:value-type="string">
            <text:p>3.1239e-18</text:p>
          </table:table-cell>
          <table:table-cell table:style-name="ce1" office:value-type="string">
            <text:p>1.8447e-15</text:p>
          </table:table-cell>
          <table:table-cell table:style-name="ce1" office:value-type="string">
            <text:p>5.9657e-17</text:p>
          </table:table-cell>
          <table:table-cell table:style-name="ce1" office:value-type="string">
            <text:p>2.1524e-15</text:p>
          </table:table-cell>
        </table:table-row>
        <table:table-row table:style-name="ro4">
          <table:table-cell office:value-type="float" office:value="2050.702">
            <text:p>2050.702</text:p>
          </table:table-cell>
          <table:table-cell table:formula="of:=[.M207]*1000000" office:value-type="float" office:value="153.01">
            <text:p>153.01</text:p>
          </table:table-cell>
          <table:table-cell table:formula="of:=[.N207]*1000000" office:value-type="float" office:value="0.091505">
            <text:p>0.091505</text:p>
          </table:table-cell>
          <table:table-cell table:formula="of:=[.O207]*1000000" office:value-type="float" office:value="0.57423">
            <text:p>0.57423</text:p>
          </table:table-cell>
          <table:table-cell table:formula="of:=[.P207]*1000000" office:value-type="float" office:value="0.0069654">
            <text:p>0.0069654</text:p>
          </table:table-cell>
          <table:table-cell table:formula="of:=[.Q207]*1000000" office:value-type="float" office:value="0.023538">
            <text:p>0.023538</text:p>
          </table:table-cell>
          <table:table-cell table:formula="of:=[.R207]*1000000" office:value-type="float" office:value="0.56285">
            <text:p>0.56285</text:p>
          </table:table-cell>
          <table:table-cell table:formula="of:=[.S207]*1000000" office:value-type="float" office:value="25.106">
            <text:p>25.106</text:p>
          </table:table-cell>
          <table:table-cell table:formula="of:=[.T207]*1000000" office:value-type="float" office:value="2103.1">
            <text:p>2103.1</text:p>
          </table:table-cell>
          <table:table-cell table:formula="of:=[.U207]*1000000000000" office:value-type="float" office:value="0.0000031242">
            <text:p>3.1242E-006</text:p>
          </table:table-cell>
          <table:table-cell table:formula="of:=[.V207]*1000000000000" office:value-type="float" office:value="0.0018337">
            <text:p>0.0018337</text:p>
          </table:table-cell>
          <table:table-cell table:formula="of:=([.W207]+[.X207])*1000000000000" office:value-type="float" office:value="0.002206915">
            <text:p>0.002206915</text:p>
          </table:table-cell>
          <table:table-cell office:value-type="float" office:value="0.00015301">
            <text:p>0.00015301</text:p>
          </table:table-cell>
          <table:table-cell table:style-name="ce1" office:value-type="string">
            <text:p>9.1505e-08</text:p>
          </table:table-cell>
          <table:table-cell table:style-name="ce1" office:value-type="string">
            <text:p>5.7423e-07</text:p>
          </table:table-cell>
          <table:table-cell table:style-name="ce1" office:value-type="string">
            <text:p>6.9654e-09</text:p>
          </table:table-cell>
          <table:table-cell table:style-name="ce1" office:value-type="string">
            <text:p>2.3538e-08</text:p>
          </table:table-cell>
          <table:table-cell table:style-name="ce1" office:value-type="string">
            <text:p>5.6285e-07</text:p>
          </table:table-cell>
          <table:table-cell table:style-name="ce1" office:value-type="string">
            <text:p>2.5106e-05</text:p>
          </table:table-cell>
          <table:table-cell office:value-type="float" office:value="0.0021031">
            <text:p>0.0021031</text:p>
          </table:table-cell>
          <table:table-cell table:style-name="ce1" office:value-type="string">
            <text:p>3.1242e-18</text:p>
          </table:table-cell>
          <table:table-cell table:style-name="ce1" office:value-type="string">
            <text:p>1.8337e-15</text:p>
          </table:table-cell>
          <table:table-cell table:style-name="ce1" office:value-type="string">
            <text:p>5.9515e-17</text:p>
          </table:table-cell>
          <table:table-cell table:style-name="ce1" office:value-type="string">
            <text:p>2.1474e-15</text:p>
          </table:table-cell>
        </table:table-row>
        <table:table-row table:style-name="ro4">
          <table:table-cell office:value-type="float" office:value="2060.702">
            <text:p>2060.702</text:p>
          </table:table-cell>
          <table:table-cell table:formula="of:=[.M208]*1000000" office:value-type="float" office:value="153">
            <text:p>153</text:p>
          </table:table-cell>
          <table:table-cell table:formula="of:=[.N208]*1000000" office:value-type="float" office:value="0.091351">
            <text:p>0.091351</text:p>
          </table:table-cell>
          <table:table-cell table:formula="of:=[.O208]*1000000" office:value-type="float" office:value="0.57175">
            <text:p>0.57175</text:p>
          </table:table-cell>
          <table:table-cell table:formula="of:=[.P208]*1000000" office:value-type="float" office:value="0.0069465">
            <text:p>0.0069465</text:p>
          </table:table-cell>
          <table:table-cell table:formula="of:=[.Q208]*1000000" office:value-type="float" office:value="0.023418">
            <text:p>0.023418</text:p>
          </table:table-cell>
          <table:table-cell table:formula="of:=[.R208]*1000000" office:value-type="float" office:value="0.56191">
            <text:p>0.56191</text:p>
          </table:table-cell>
          <table:table-cell table:formula="of:=[.S208]*1000000" office:value-type="float" office:value="25.119">
            <text:p>25.119</text:p>
          </table:table-cell>
          <table:table-cell table:formula="of:=[.T208]*1000000" office:value-type="float" office:value="2103">
            <text:p>2103</text:p>
          </table:table-cell>
          <table:table-cell table:formula="of:=[.U208]*1000000000000" office:value-type="float" office:value="0.0000031246">
            <text:p>3.1246E-006</text:p>
          </table:table-cell>
          <table:table-cell table:formula="of:=[.V208]*1000000000000" office:value-type="float" office:value="0.0018228">
            <text:p>0.0018228</text:p>
          </table:table-cell>
          <table:table-cell table:formula="of:=([.W208]+[.X208])*1000000000000" office:value-type="float" office:value="0.002201772">
            <text:p>0.002201772</text:p>
          </table:table-cell>
          <table:table-cell office:value-type="float" office:value="0.000153">
            <text:p>0.000153</text:p>
          </table:table-cell>
          <table:table-cell table:style-name="ce1" office:value-type="string">
            <text:p>9.1351e-08</text:p>
          </table:table-cell>
          <table:table-cell table:style-name="ce1" office:value-type="string">
            <text:p>5.7175e-07</text:p>
          </table:table-cell>
          <table:table-cell table:style-name="ce1" office:value-type="string">
            <text:p>6.9465e-09</text:p>
          </table:table-cell>
          <table:table-cell table:style-name="ce1" office:value-type="string">
            <text:p>2.3418e-08</text:p>
          </table:table-cell>
          <table:table-cell table:style-name="ce1" office:value-type="string">
            <text:p>5.6191e-07</text:p>
          </table:table-cell>
          <table:table-cell table:style-name="ce1" office:value-type="string">
            <text:p>2.5119e-05</text:p>
          </table:table-cell>
          <table:table-cell office:value-type="float" office:value="0.002103">
            <text:p>0.002103</text:p>
          </table:table-cell>
          <table:table-cell table:style-name="ce1" office:value-type="string">
            <text:p>3.1246e-18</text:p>
          </table:table-cell>
          <table:table-cell table:style-name="ce1" office:value-type="string">
            <text:p>1.8228e-15</text:p>
          </table:table-cell>
          <table:table-cell table:style-name="ce1" office:value-type="string">
            <text:p>5.9372e-17</text:p>
          </table:table-cell>
          <table:table-cell table:style-name="ce1" office:value-type="string">
            <text:p>2.1424e-15</text:p>
          </table:table-cell>
        </table:table-row>
        <table:table-row table:style-name="ro4">
          <table:table-cell office:value-type="float" office:value="2070.702">
            <text:p>2070.702</text:p>
          </table:table-cell>
          <table:table-cell table:formula="of:=[.M209]*1000000" office:value-type="float" office:value="152.99">
            <text:p>152.99</text:p>
          </table:table-cell>
          <table:table-cell table:formula="of:=[.N209]*1000000" office:value-type="float" office:value="0.091196">
            <text:p>0.091196</text:p>
          </table:table-cell>
          <table:table-cell table:formula="of:=[.O209]*1000000" office:value-type="float" office:value="0.56929">
            <text:p>0.56929</text:p>
          </table:table-cell>
          <table:table-cell table:formula="of:=[.P209]*1000000" office:value-type="float" office:value="0.0069277">
            <text:p>0.0069277</text:p>
          </table:table-cell>
          <table:table-cell table:formula="of:=[.Q209]*1000000" office:value-type="float" office:value="0.023297">
            <text:p>0.023297</text:p>
          </table:table-cell>
          <table:table-cell table:formula="of:=[.R209]*1000000" office:value-type="float" office:value="0.56096">
            <text:p>0.56096</text:p>
          </table:table-cell>
          <table:table-cell table:formula="of:=[.S209]*1000000" office:value-type="float" office:value="25.131">
            <text:p>25.131</text:p>
          </table:table-cell>
          <table:table-cell table:formula="of:=[.T209]*1000000" office:value-type="float" office:value="2103">
            <text:p>2103</text:p>
          </table:table-cell>
          <table:table-cell table:formula="of:=[.U209]*1000000000000" office:value-type="float" office:value="0.0000031249">
            <text:p>3.1249E-006</text:p>
          </table:table-cell>
          <table:table-cell table:formula="of:=[.V209]*1000000000000" office:value-type="float" office:value="0.0018118">
            <text:p>0.0018118</text:p>
          </table:table-cell>
          <table:table-cell table:formula="of:=([.W209]+[.X209])*1000000000000" office:value-type="float" office:value="0.002196629">
            <text:p>0.002196629</text:p>
          </table:table-cell>
          <table:table-cell office:value-type="float" office:value="0.00015299">
            <text:p>0.00015299</text:p>
          </table:table-cell>
          <table:table-cell table:style-name="ce1" office:value-type="string">
            <text:p>9.1196e-08</text:p>
          </table:table-cell>
          <table:table-cell table:style-name="ce1" office:value-type="string">
            <text:p>5.6929e-07</text:p>
          </table:table-cell>
          <table:table-cell table:style-name="ce1" office:value-type="string">
            <text:p>6.9277e-09</text:p>
          </table:table-cell>
          <table:table-cell table:style-name="ce1" office:value-type="string">
            <text:p>2.3297e-08</text:p>
          </table:table-cell>
          <table:table-cell table:style-name="ce1" office:value-type="string">
            <text:p>5.6096e-07</text:p>
          </table:table-cell>
          <table:table-cell table:style-name="ce1" office:value-type="string">
            <text:p>2.5131e-05</text:p>
          </table:table-cell>
          <table:table-cell office:value-type="float" office:value="0.002103">
            <text:p>0.002103</text:p>
          </table:table-cell>
          <table:table-cell table:style-name="ce1" office:value-type="string">
            <text:p>3.1249e-18</text:p>
          </table:table-cell>
          <table:table-cell table:style-name="ce1" office:value-type="string">
            <text:p>1.8118e-15</text:p>
          </table:table-cell>
          <table:table-cell table:style-name="ce1" office:value-type="string">
            <text:p>5.9229e-17</text:p>
          </table:table-cell>
          <table:table-cell table:style-name="ce1" office:value-type="string">
            <text:p>2.1374e-15</text:p>
          </table:table-cell>
        </table:table-row>
        <table:table-row table:style-name="ro4">
          <table:table-cell office:value-type="float" office:value="2080.702">
            <text:p>2080.702</text:p>
          </table:table-cell>
          <table:table-cell table:formula="of:=[.M210]*1000000" office:value-type="float" office:value="152.98">
            <text:p>152.98</text:p>
          </table:table-cell>
          <table:table-cell table:formula="of:=[.N210]*1000000" office:value-type="float" office:value="0.09104">
            <text:p>0.09104</text:p>
          </table:table-cell>
          <table:table-cell table:formula="of:=[.O210]*1000000" office:value-type="float" office:value="0.56684">
            <text:p>0.56684</text:p>
          </table:table-cell>
          <table:table-cell table:formula="of:=[.P210]*1000000" office:value-type="float" office:value="0.0069089">
            <text:p>0.0069089</text:p>
          </table:table-cell>
          <table:table-cell table:formula="of:=[.Q210]*1000000" office:value-type="float" office:value="0.023177">
            <text:p>0.023177</text:p>
          </table:table-cell>
          <table:table-cell table:formula="of:=[.R210]*1000000" office:value-type="float" office:value="0.56">
            <text:p>0.56</text:p>
          </table:table-cell>
          <table:table-cell table:formula="of:=[.S210]*1000000" office:value-type="float" office:value="25.144">
            <text:p>25.144</text:p>
          </table:table-cell>
          <table:table-cell table:formula="of:=[.T210]*1000000" office:value-type="float" office:value="2103">
            <text:p>2103</text:p>
          </table:table-cell>
          <table:table-cell table:formula="of:=[.U210]*1000000000000" office:value-type="float" office:value="0.0000031253">
            <text:p>3.1253E-006</text:p>
          </table:table-cell>
          <table:table-cell table:formula="of:=[.V210]*1000000000000" office:value-type="float" office:value="0.001801">
            <text:p>0.001801</text:p>
          </table:table-cell>
          <table:table-cell table:formula="of:=([.W210]+[.X210])*1000000000000" office:value-type="float" office:value="0.002191486">
            <text:p>0.002191486</text:p>
          </table:table-cell>
          <table:table-cell office:value-type="float" office:value="0.00015298">
            <text:p>0.00015298</text:p>
          </table:table-cell>
          <table:table-cell table:style-name="ce1" office:value-type="string">
            <text:p>9.104e-08</text:p>
          </table:table-cell>
          <table:table-cell table:style-name="ce1" office:value-type="string">
            <text:p>5.6684e-07</text:p>
          </table:table-cell>
          <table:table-cell table:style-name="ce1" office:value-type="string">
            <text:p>6.9089e-09</text:p>
          </table:table-cell>
          <table:table-cell table:style-name="ce1" office:value-type="string">
            <text:p>2.3177e-08</text:p>
          </table:table-cell>
          <table:table-cell table:style-name="ce1" office:value-type="string">
            <text:p>5.6e-07</text:p>
          </table:table-cell>
          <table:table-cell table:style-name="ce1" office:value-type="string">
            <text:p>2.5144e-05</text:p>
          </table:table-cell>
          <table:table-cell office:value-type="float" office:value="0.002103">
            <text:p>0.002103</text:p>
          </table:table-cell>
          <table:table-cell table:style-name="ce1" office:value-type="string">
            <text:p>3.1253e-18</text:p>
          </table:table-cell>
          <table:table-cell table:style-name="ce1" office:value-type="string">
            <text:p>1.801e-15</text:p>
          </table:table-cell>
          <table:table-cell table:style-name="ce1" office:value-type="string">
            <text:p>5.9086e-17</text:p>
          </table:table-cell>
          <table:table-cell table:style-name="ce1" office:value-type="string">
            <text:p>2.1324e-15</text:p>
          </table:table-cell>
        </table:table-row>
        <table:table-row table:style-name="ro4">
          <table:table-cell office:value-type="float" office:value="2090.702">
            <text:p>2090.702</text:p>
          </table:table-cell>
          <table:table-cell table:formula="of:=[.M211]*1000000" office:value-type="float" office:value="152.97">
            <text:p>152.97</text:p>
          </table:table-cell>
          <table:table-cell table:formula="of:=[.N211]*1000000" office:value-type="float" office:value="0.090883">
            <text:p>0.090883</text:p>
          </table:table-cell>
          <table:table-cell table:formula="of:=[.O211]*1000000" office:value-type="float" office:value="0.56441">
            <text:p>0.56441</text:p>
          </table:table-cell>
          <table:table-cell table:formula="of:=[.P211]*1000000" office:value-type="float" office:value="0.0068902">
            <text:p>0.0068902</text:p>
          </table:table-cell>
          <table:table-cell table:formula="of:=[.Q211]*1000000" office:value-type="float" office:value="0.023057">
            <text:p>0.023057</text:p>
          </table:table-cell>
          <table:table-cell table:formula="of:=[.R211]*1000000" office:value-type="float" office:value="0.55903">
            <text:p>0.55903</text:p>
          </table:table-cell>
          <table:table-cell table:formula="of:=[.S211]*1000000" office:value-type="float" office:value="25.156">
            <text:p>25.156</text:p>
          </table:table-cell>
          <table:table-cell table:formula="of:=[.T211]*1000000" office:value-type="float" office:value="2103">
            <text:p>2103</text:p>
          </table:table-cell>
          <table:table-cell table:formula="of:=[.U211]*1000000000000" office:value-type="float" office:value="0.0000031256">
            <text:p>3.1256E-006</text:p>
          </table:table-cell>
          <table:table-cell table:formula="of:=[.V211]*1000000000000" office:value-type="float" office:value="0.0017901">
            <text:p>0.0017901</text:p>
          </table:table-cell>
          <table:table-cell table:formula="of:=([.W211]+[.X211])*1000000000000" office:value-type="float" office:value="0.002186242">
            <text:p>0.002186242</text:p>
          </table:table-cell>
          <table:table-cell office:value-type="float" office:value="0.00015297">
            <text:p>0.00015297</text:p>
          </table:table-cell>
          <table:table-cell table:style-name="ce1" office:value-type="string">
            <text:p>9.0883e-08</text:p>
          </table:table-cell>
          <table:table-cell table:style-name="ce1" office:value-type="string">
            <text:p>5.6441e-07</text:p>
          </table:table-cell>
          <table:table-cell table:style-name="ce1" office:value-type="string">
            <text:p>6.8902e-09</text:p>
          </table:table-cell>
          <table:table-cell table:style-name="ce1" office:value-type="string">
            <text:p>2.3057e-08</text:p>
          </table:table-cell>
          <table:table-cell table:style-name="ce1" office:value-type="string">
            <text:p>5.5903e-07</text:p>
          </table:table-cell>
          <table:table-cell table:style-name="ce1" office:value-type="string">
            <text:p>2.5156e-05</text:p>
          </table:table-cell>
          <table:table-cell office:value-type="float" office:value="0.002103">
            <text:p>0.002103</text:p>
          </table:table-cell>
          <table:table-cell table:style-name="ce1" office:value-type="string">
            <text:p>3.1256e-18</text:p>
          </table:table-cell>
          <table:table-cell table:style-name="ce1" office:value-type="string">
            <text:p>1.7901e-15</text:p>
          </table:table-cell>
          <table:table-cell table:style-name="ce1" office:value-type="string">
            <text:p>5.8942e-17</text:p>
          </table:table-cell>
          <table:table-cell table:style-name="ce1" office:value-type="string">
            <text:p>2.1273e-15</text:p>
          </table:table-cell>
        </table:table-row>
        <table:table-row table:style-name="ro4">
          <table:table-cell office:value-type="float" office:value="2100.702">
            <text:p>2100.702</text:p>
          </table:table-cell>
          <table:table-cell table:formula="of:=[.M212]*1000000" office:value-type="float" office:value="152.97">
            <text:p>152.97</text:p>
          </table:table-cell>
          <table:table-cell table:formula="of:=[.N212]*1000000" office:value-type="float" office:value="0.090724">
            <text:p>0.090724</text:p>
          </table:table-cell>
          <table:table-cell table:formula="of:=[.O212]*1000000" office:value-type="float" office:value="0.562">
            <text:p>0.562</text:p>
          </table:table-cell>
          <table:table-cell table:formula="of:=[.P212]*1000000" office:value-type="float" office:value="0.0068716">
            <text:p>0.0068716</text:p>
          </table:table-cell>
          <table:table-cell table:formula="of:=[.Q212]*1000000" office:value-type="float" office:value="0.022937">
            <text:p>0.022937</text:p>
          </table:table-cell>
          <table:table-cell table:formula="of:=[.R212]*1000000" office:value-type="float" office:value="0.55806">
            <text:p>0.55806</text:p>
          </table:table-cell>
          <table:table-cell table:formula="of:=[.S212]*1000000" office:value-type="float" office:value="25.168">
            <text:p>25.168</text:p>
          </table:table-cell>
          <table:table-cell table:formula="of:=[.T212]*1000000" office:value-type="float" office:value="2103">
            <text:p>2103</text:p>
          </table:table-cell>
          <table:table-cell table:formula="of:=[.U212]*1000000000000" office:value-type="float" office:value="0.0000031259">
            <text:p>3.1259E-006</text:p>
          </table:table-cell>
          <table:table-cell table:formula="of:=[.V212]*1000000000000" office:value-type="float" office:value="0.0017793">
            <text:p>0.0017793</text:p>
          </table:table-cell>
          <table:table-cell table:formula="of:=([.W212]+[.X212])*1000000000000" office:value-type="float" office:value="0.002181098">
            <text:p>0.002181098</text:p>
          </table:table-cell>
          <table:table-cell office:value-type="float" office:value="0.00015297">
            <text:p>0.00015297</text:p>
          </table:table-cell>
          <table:table-cell table:style-name="ce1" office:value-type="string">
            <text:p>9.0724e-08</text:p>
          </table:table-cell>
          <table:table-cell table:style-name="ce1" office:value-type="string">
            <text:p>5.62e-07</text:p>
          </table:table-cell>
          <table:table-cell table:style-name="ce1" office:value-type="string">
            <text:p>6.8716e-09</text:p>
          </table:table-cell>
          <table:table-cell table:style-name="ce1" office:value-type="string">
            <text:p>2.2937e-08</text:p>
          </table:table-cell>
          <table:table-cell table:style-name="ce1" office:value-type="string">
            <text:p>5.5806e-07</text:p>
          </table:table-cell>
          <table:table-cell table:style-name="ce1" office:value-type="string">
            <text:p>2.5168e-05</text:p>
          </table:table-cell>
          <table:table-cell office:value-type="float" office:value="0.002103">
            <text:p>0.002103</text:p>
          </table:table-cell>
          <table:table-cell table:style-name="ce1" office:value-type="string">
            <text:p>3.1259e-18</text:p>
          </table:table-cell>
          <table:table-cell table:style-name="ce1" office:value-type="string">
            <text:p>1.7793e-15</text:p>
          </table:table-cell>
          <table:table-cell table:style-name="ce1" office:value-type="string">
            <text:p>5.8798e-17</text:p>
          </table:table-cell>
          <table:table-cell table:style-name="ce1" office:value-type="string">
            <text:p>2.1223e-15</text:p>
          </table:table-cell>
        </table:table-row>
        <table:table-row table:style-name="ro4">
          <table:table-cell office:value-type="float" office:value="2110.702">
            <text:p>2110.702</text:p>
          </table:table-cell>
          <table:table-cell table:formula="of:=[.M213]*1000000" office:value-type="float" office:value="152.96">
            <text:p>152.96</text:p>
          </table:table-cell>
          <table:table-cell table:formula="of:=[.N213]*1000000" office:value-type="float" office:value="0.090564">
            <text:p>0.090564</text:p>
          </table:table-cell>
          <table:table-cell table:formula="of:=[.O213]*1000000" office:value-type="float" office:value="0.55961">
            <text:p>0.55961</text:p>
          </table:table-cell>
          <table:table-cell table:formula="of:=[.P213]*1000000" office:value-type="float" office:value="0.006853">
            <text:p>0.006853</text:p>
          </table:table-cell>
          <table:table-cell table:formula="of:=[.Q213]*1000000" office:value-type="float" office:value="0.022818">
            <text:p>0.022818</text:p>
          </table:table-cell>
          <table:table-cell table:formula="of:=[.R213]*1000000" office:value-type="float" office:value="0.55708">
            <text:p>0.55708</text:p>
          </table:table-cell>
          <table:table-cell table:formula="of:=[.S213]*1000000" office:value-type="float" office:value="25.18">
            <text:p>25.18</text:p>
          </table:table-cell>
          <table:table-cell table:formula="of:=[.T213]*1000000" office:value-type="float" office:value="2102.9">
            <text:p>2102.9</text:p>
          </table:table-cell>
          <table:table-cell table:formula="of:=[.U213]*1000000000000" office:value-type="float" office:value="0.0000031263">
            <text:p>3.1263E-006</text:p>
          </table:table-cell>
          <table:table-cell table:formula="of:=[.V213]*1000000000000" office:value-type="float" office:value="0.0017685">
            <text:p>0.0017685</text:p>
          </table:table-cell>
          <table:table-cell table:formula="of:=([.W213]+[.X213])*1000000000000" office:value-type="float" office:value="0.002175855">
            <text:p>0.002175855</text:p>
          </table:table-cell>
          <table:table-cell office:value-type="float" office:value="0.00015296">
            <text:p>0.00015296</text:p>
          </table:table-cell>
          <table:table-cell table:style-name="ce1" office:value-type="string">
            <text:p>9.0564e-08</text:p>
          </table:table-cell>
          <table:table-cell table:style-name="ce1" office:value-type="string">
            <text:p>5.5961e-07</text:p>
          </table:table-cell>
          <table:table-cell table:style-name="ce1" office:value-type="string">
            <text:p>6.853e-09</text:p>
          </table:table-cell>
          <table:table-cell table:style-name="ce1" office:value-type="string">
            <text:p>2.2818e-08</text:p>
          </table:table-cell>
          <table:table-cell table:style-name="ce1" office:value-type="string">
            <text:p>5.5708e-07</text:p>
          </table:table-cell>
          <table:table-cell table:style-name="ce1" office:value-type="string">
            <text:p>2.518e-05</text:p>
          </table:table-cell>
          <table:table-cell office:value-type="float" office:value="0.0021029">
            <text:p>0.0021029</text:p>
          </table:table-cell>
          <table:table-cell table:style-name="ce1" office:value-type="string">
            <text:p>3.1263e-18</text:p>
          </table:table-cell>
          <table:table-cell table:style-name="ce1" office:value-type="string">
            <text:p>1.7685e-15</text:p>
          </table:table-cell>
          <table:table-cell table:style-name="ce1" office:value-type="string">
            <text:p>5.8655e-17</text:p>
          </table:table-cell>
          <table:table-cell table:style-name="ce1" office:value-type="string">
            <text:p>2.1172e-15</text:p>
          </table:table-cell>
        </table:table-row>
        <table:table-row table:style-name="ro4">
          <table:table-cell office:value-type="float" office:value="2120.702">
            <text:p>2120.702</text:p>
          </table:table-cell>
          <table:table-cell table:formula="of:=[.M214]*1000000" office:value-type="float" office:value="152.95">
            <text:p>152.95</text:p>
          </table:table-cell>
          <table:table-cell table:formula="of:=[.N214]*1000000" office:value-type="float" office:value="0.090403">
            <text:p>0.090403</text:p>
          </table:table-cell>
          <table:table-cell table:formula="of:=[.O214]*1000000" office:value-type="float" office:value="0.55723">
            <text:p>0.55723</text:p>
          </table:table-cell>
          <table:table-cell table:formula="of:=[.P214]*1000000" office:value-type="float" office:value="0.0068345">
            <text:p>0.0068345</text:p>
          </table:table-cell>
          <table:table-cell table:formula="of:=[.Q214]*1000000" office:value-type="float" office:value="0.022698">
            <text:p>0.022698</text:p>
          </table:table-cell>
          <table:table-cell table:formula="of:=[.R214]*1000000" office:value-type="float" office:value="0.55609">
            <text:p>0.55609</text:p>
          </table:table-cell>
          <table:table-cell table:formula="of:=[.S214]*1000000" office:value-type="float" office:value="25.193">
            <text:p>25.193</text:p>
          </table:table-cell>
          <table:table-cell table:formula="of:=[.T214]*1000000" office:value-type="float" office:value="2102.9">
            <text:p>2102.9</text:p>
          </table:table-cell>
          <table:table-cell table:formula="of:=[.U214]*1000000000000" office:value-type="float" office:value="0.0000031266">
            <text:p>3.1266E-006</text:p>
          </table:table-cell>
          <table:table-cell table:formula="of:=[.V214]*1000000000000" office:value-type="float" office:value="0.0017577">
            <text:p>0.0017577</text:p>
          </table:table-cell>
          <table:table-cell table:formula="of:=([.W214]+[.X214])*1000000000000" office:value-type="float" office:value="0.00217061">
            <text:p>0.00217061</text:p>
          </table:table-cell>
          <table:table-cell office:value-type="float" office:value="0.00015295">
            <text:p>0.00015295</text:p>
          </table:table-cell>
          <table:table-cell table:style-name="ce1" office:value-type="string">
            <text:p>9.0403e-08</text:p>
          </table:table-cell>
          <table:table-cell table:style-name="ce1" office:value-type="string">
            <text:p>5.5723e-07</text:p>
          </table:table-cell>
          <table:table-cell table:style-name="ce1" office:value-type="string">
            <text:p>6.8345e-09</text:p>
          </table:table-cell>
          <table:table-cell table:style-name="ce1" office:value-type="string">
            <text:p>2.2698e-08</text:p>
          </table:table-cell>
          <table:table-cell table:style-name="ce1" office:value-type="string">
            <text:p>5.5609e-07</text:p>
          </table:table-cell>
          <table:table-cell table:style-name="ce1" office:value-type="string">
            <text:p>2.5193e-05</text:p>
          </table:table-cell>
          <table:table-cell office:value-type="float" office:value="0.0021029">
            <text:p>0.0021029</text:p>
          </table:table-cell>
          <table:table-cell table:style-name="ce1" office:value-type="string">
            <text:p>3.1266e-18</text:p>
          </table:table-cell>
          <table:table-cell table:style-name="ce1" office:value-type="string">
            <text:p>1.7577e-15</text:p>
          </table:table-cell>
          <table:table-cell table:style-name="ce1" office:value-type="string">
            <text:p>5.851e-17</text:p>
          </table:table-cell>
          <table:table-cell table:style-name="ce1" office:value-type="string">
            <text:p>2.1121e-15</text:p>
          </table:table-cell>
        </table:table-row>
        <table:table-row table:style-name="ro4">
          <table:table-cell office:value-type="float" office:value="2130.702">
            <text:p>2130.702</text:p>
          </table:table-cell>
          <table:table-cell table:formula="of:=[.M215]*1000000" office:value-type="float" office:value="152.94">
            <text:p>152.94</text:p>
          </table:table-cell>
          <table:table-cell table:formula="of:=[.N215]*1000000" office:value-type="float" office:value="0.09024">
            <text:p>0.09024</text:p>
          </table:table-cell>
          <table:table-cell table:formula="of:=[.O215]*1000000" office:value-type="float" office:value="0.55487">
            <text:p>0.55487</text:p>
          </table:table-cell>
          <table:table-cell table:formula="of:=[.P215]*1000000" office:value-type="float" office:value="0.006816">
            <text:p>0.006816</text:p>
          </table:table-cell>
          <table:table-cell table:formula="of:=[.Q215]*1000000" office:value-type="float" office:value="0.022578">
            <text:p>0.022578</text:p>
          </table:table-cell>
          <table:table-cell table:formula="of:=[.R215]*1000000" office:value-type="float" office:value="0.5551">
            <text:p>0.5551</text:p>
          </table:table-cell>
          <table:table-cell table:formula="of:=[.S215]*1000000" office:value-type="float" office:value="25.205">
            <text:p>25.205</text:p>
          </table:table-cell>
          <table:table-cell table:formula="of:=[.T215]*1000000" office:value-type="float" office:value="2102.9">
            <text:p>2102.9</text:p>
          </table:table-cell>
          <table:table-cell table:formula="of:=[.U215]*1000000000000" office:value-type="float" office:value="0.000003127">
            <text:p>0.000003127</text:p>
          </table:table-cell>
          <table:table-cell table:formula="of:=[.V215]*1000000000000" office:value-type="float" office:value="0.001747">
            <text:p>0.001747</text:p>
          </table:table-cell>
          <table:table-cell table:formula="of:=([.W215]+[.X215])*1000000000000" office:value-type="float" office:value="0.002165366">
            <text:p>0.002165366</text:p>
          </table:table-cell>
          <table:table-cell office:value-type="float" office:value="0.00015294">
            <text:p>0.00015294</text:p>
          </table:table-cell>
          <table:table-cell table:style-name="ce1" office:value-type="string">
            <text:p>9.024e-08</text:p>
          </table:table-cell>
          <table:table-cell table:style-name="ce1" office:value-type="string">
            <text:p>5.5487e-07</text:p>
          </table:table-cell>
          <table:table-cell table:style-name="ce1" office:value-type="string">
            <text:p>6.816e-09</text:p>
          </table:table-cell>
          <table:table-cell table:style-name="ce1" office:value-type="string">
            <text:p>2.2578e-08</text:p>
          </table:table-cell>
          <table:table-cell table:style-name="ce1" office:value-type="string">
            <text:p>5.551e-07</text:p>
          </table:table-cell>
          <table:table-cell table:style-name="ce1" office:value-type="string">
            <text:p>2.5205e-05</text:p>
          </table:table-cell>
          <table:table-cell office:value-type="float" office:value="0.0021029">
            <text:p>0.0021029</text:p>
          </table:table-cell>
          <table:table-cell table:style-name="ce1" office:value-type="string">
            <text:p>3.127e-18</text:p>
          </table:table-cell>
          <table:table-cell table:style-name="ce1" office:value-type="string">
            <text:p>1.747e-15</text:p>
          </table:table-cell>
          <table:table-cell table:style-name="ce1" office:value-type="string">
            <text:p>5.8366e-17</text:p>
          </table:table-cell>
          <table:table-cell table:style-name="ce1" office:value-type="string">
            <text:p>2.107e-15</text:p>
          </table:table-cell>
        </table:table-row>
        <table:table-row table:style-name="ro4">
          <table:table-cell office:value-type="float" office:value="2140.702">
            <text:p>2140.702</text:p>
          </table:table-cell>
          <table:table-cell table:formula="of:=[.M216]*1000000" office:value-type="float" office:value="152.93">
            <text:p>152.93</text:p>
          </table:table-cell>
          <table:table-cell table:formula="of:=[.N216]*1000000" office:value-type="float" office:value="0.090077">
            <text:p>0.090077</text:p>
          </table:table-cell>
          <table:table-cell table:formula="of:=[.O216]*1000000" office:value-type="float" office:value="0.55252">
            <text:p>0.55252</text:p>
          </table:table-cell>
          <table:table-cell table:formula="of:=[.P216]*1000000" office:value-type="float" office:value="0.0067976">
            <text:p>0.0067976</text:p>
          </table:table-cell>
          <table:table-cell table:formula="of:=[.Q216]*1000000" office:value-type="float" office:value="0.022459">
            <text:p>0.022459</text:p>
          </table:table-cell>
          <table:table-cell table:formula="of:=[.R216]*1000000" office:value-type="float" office:value="0.5541">
            <text:p>0.5541</text:p>
          </table:table-cell>
          <table:table-cell table:formula="of:=[.S216]*1000000" office:value-type="float" office:value="25.217">
            <text:p>25.217</text:p>
          </table:table-cell>
          <table:table-cell table:formula="of:=[.T216]*1000000" office:value-type="float" office:value="2102.9">
            <text:p>2102.9</text:p>
          </table:table-cell>
          <table:table-cell table:formula="of:=[.U216]*1000000000000" office:value-type="float" office:value="0.0000031273">
            <text:p>3.1273E-006</text:p>
          </table:table-cell>
          <table:table-cell table:formula="of:=[.V216]*1000000000000" office:value-type="float" office:value="0.0017363">
            <text:p>0.0017363</text:p>
          </table:table-cell>
          <table:table-cell table:formula="of:=([.W216]+[.X216])*1000000000000" office:value-type="float" office:value="0.002160221">
            <text:p>0.002160221</text:p>
          </table:table-cell>
          <table:table-cell office:value-type="float" office:value="0.00015293">
            <text:p>0.00015293</text:p>
          </table:table-cell>
          <table:table-cell table:style-name="ce1" office:value-type="string">
            <text:p>9.0077e-08</text:p>
          </table:table-cell>
          <table:table-cell table:style-name="ce1" office:value-type="string">
            <text:p>5.5252e-07</text:p>
          </table:table-cell>
          <table:table-cell table:style-name="ce1" office:value-type="string">
            <text:p>6.7976e-09</text:p>
          </table:table-cell>
          <table:table-cell table:style-name="ce1" office:value-type="string">
            <text:p>2.2459e-08</text:p>
          </table:table-cell>
          <table:table-cell table:style-name="ce1" office:value-type="string">
            <text:p>5.541e-07</text:p>
          </table:table-cell>
          <table:table-cell table:style-name="ce1" office:value-type="string">
            <text:p>2.5217e-05</text:p>
          </table:table-cell>
          <table:table-cell office:value-type="float" office:value="0.0021029">
            <text:p>0.0021029</text:p>
          </table:table-cell>
          <table:table-cell table:style-name="ce1" office:value-type="string">
            <text:p>3.1273e-18</text:p>
          </table:table-cell>
          <table:table-cell table:style-name="ce1" office:value-type="string">
            <text:p>1.7363e-15</text:p>
          </table:table-cell>
          <table:table-cell table:style-name="ce1" office:value-type="string">
            <text:p>5.8221e-17</text:p>
          </table:table-cell>
          <table:table-cell table:style-name="ce1" office:value-type="string">
            <text:p>2.102e-15</text:p>
          </table:table-cell>
        </table:table-row>
        <table:table-row table:style-name="ro4">
          <table:table-cell office:value-type="float" office:value="2150.702">
            <text:p>2150.702</text:p>
          </table:table-cell>
          <table:table-cell table:formula="of:=[.M217]*1000000" office:value-type="float" office:value="152.92">
            <text:p>152.92</text:p>
          </table:table-cell>
          <table:table-cell table:formula="of:=[.N217]*1000000" office:value-type="float" office:value="0.089912">
            <text:p>0.089912</text:p>
          </table:table-cell>
          <table:table-cell table:formula="of:=[.O217]*1000000" office:value-type="float" office:value="0.5502">
            <text:p>0.5502</text:p>
          </table:table-cell>
          <table:table-cell table:formula="of:=[.P217]*1000000" office:value-type="float" office:value="0.0067793">
            <text:p>0.0067793</text:p>
          </table:table-cell>
          <table:table-cell table:formula="of:=[.Q217]*1000000" office:value-type="float" office:value="0.022339">
            <text:p>0.022339</text:p>
          </table:table-cell>
          <table:table-cell table:formula="of:=[.R217]*1000000" office:value-type="float" office:value="0.5531">
            <text:p>0.5531</text:p>
          </table:table-cell>
          <table:table-cell table:formula="of:=[.S217]*1000000" office:value-type="float" office:value="25.229">
            <text:p>25.229</text:p>
          </table:table-cell>
          <table:table-cell table:formula="of:=[.T217]*1000000" office:value-type="float" office:value="2102.9">
            <text:p>2102.9</text:p>
          </table:table-cell>
          <table:table-cell table:formula="of:=[.U217]*1000000000000" office:value-type="float" office:value="0.0000031276">
            <text:p>3.1276E-006</text:p>
          </table:table-cell>
          <table:table-cell table:formula="of:=[.V217]*1000000000000" office:value-type="float" office:value="0.0017257">
            <text:p>0.0017257</text:p>
          </table:table-cell>
          <table:table-cell table:formula="of:=([.W217]+[.X217])*1000000000000" office:value-type="float" office:value="0.002154977">
            <text:p>0.002154977</text:p>
          </table:table-cell>
          <table:table-cell office:value-type="float" office:value="0.00015292">
            <text:p>0.00015292</text:p>
          </table:table-cell>
          <table:table-cell table:style-name="ce1" office:value-type="string">
            <text:p>8.9912e-08</text:p>
          </table:table-cell>
          <table:table-cell table:style-name="ce1" office:value-type="string">
            <text:p>5.502e-07</text:p>
          </table:table-cell>
          <table:table-cell table:style-name="ce1" office:value-type="string">
            <text:p>6.7793e-09</text:p>
          </table:table-cell>
          <table:table-cell table:style-name="ce1" office:value-type="string">
            <text:p>2.2339e-08</text:p>
          </table:table-cell>
          <table:table-cell table:style-name="ce1" office:value-type="string">
            <text:p>5.531e-07</text:p>
          </table:table-cell>
          <table:table-cell table:style-name="ce1" office:value-type="string">
            <text:p>2.5229e-05</text:p>
          </table:table-cell>
          <table:table-cell office:value-type="float" office:value="0.0021029">
            <text:p>0.0021029</text:p>
          </table:table-cell>
          <table:table-cell table:style-name="ce1" office:value-type="string">
            <text:p>3.1276e-18</text:p>
          </table:table-cell>
          <table:table-cell table:style-name="ce1" office:value-type="string">
            <text:p>1.7257e-15</text:p>
          </table:table-cell>
          <table:table-cell table:style-name="ce1" office:value-type="string">
            <text:p>5.8077e-17</text:p>
          </table:table-cell>
          <table:table-cell table:style-name="ce1" office:value-type="string">
            <text:p>2.0969e-15</text:p>
          </table:table-cell>
        </table:table-row>
        <table:table-row table:style-name="ro4">
          <table:table-cell office:value-type="float" office:value="2160.702">
            <text:p>2160.702</text:p>
          </table:table-cell>
          <table:table-cell table:formula="of:=[.M218]*1000000" office:value-type="float" office:value="152.92">
            <text:p>152.92</text:p>
          </table:table-cell>
          <table:table-cell table:formula="of:=[.N218]*1000000" office:value-type="float" office:value="0.089747">
            <text:p>0.089747</text:p>
          </table:table-cell>
          <table:table-cell table:formula="of:=[.O218]*1000000" office:value-type="float" office:value="0.54788">
            <text:p>0.54788</text:p>
          </table:table-cell>
          <table:table-cell table:formula="of:=[.P218]*1000000" office:value-type="float" office:value="0.006761">
            <text:p>0.006761</text:p>
          </table:table-cell>
          <table:table-cell table:formula="of:=[.Q218]*1000000" office:value-type="float" office:value="0.02222">
            <text:p>0.02222</text:p>
          </table:table-cell>
          <table:table-cell table:formula="of:=[.R218]*1000000" office:value-type="float" office:value="0.55209">
            <text:p>0.55209</text:p>
          </table:table-cell>
          <table:table-cell table:formula="of:=[.S218]*1000000" office:value-type="float" office:value="25.241">
            <text:p>25.241</text:p>
          </table:table-cell>
          <table:table-cell table:formula="of:=[.T218]*1000000" office:value-type="float" office:value="2102.8">
            <text:p>2102.8</text:p>
          </table:table-cell>
          <table:table-cell table:formula="of:=[.U218]*1000000000000" office:value-type="float" office:value="0.000003128">
            <text:p>0.000003128</text:p>
          </table:table-cell>
          <table:table-cell table:formula="of:=[.V218]*1000000000000" office:value-type="float" office:value="0.0017151">
            <text:p>0.0017151</text:p>
          </table:table-cell>
          <table:table-cell table:formula="of:=([.W218]+[.X218])*1000000000000" office:value-type="float" office:value="0.002149632">
            <text:p>0.002149632</text:p>
          </table:table-cell>
          <table:table-cell office:value-type="float" office:value="0.00015292">
            <text:p>0.00015292</text:p>
          </table:table-cell>
          <table:table-cell table:style-name="ce1" office:value-type="string">
            <text:p>8.9747e-08</text:p>
          </table:table-cell>
          <table:table-cell table:style-name="ce1" office:value-type="string">
            <text:p>5.4788e-07</text:p>
          </table:table-cell>
          <table:table-cell table:style-name="ce1" office:value-type="string">
            <text:p>6.761e-09</text:p>
          </table:table-cell>
          <table:table-cell table:style-name="ce1" office:value-type="string">
            <text:p>2.222e-08</text:p>
          </table:table-cell>
          <table:table-cell table:style-name="ce1" office:value-type="string">
            <text:p>5.5209e-07</text:p>
          </table:table-cell>
          <table:table-cell table:style-name="ce1" office:value-type="string">
            <text:p>2.5241e-05</text:p>
          </table:table-cell>
          <table:table-cell office:value-type="float" office:value="0.0021028">
            <text:p>0.0021028</text:p>
          </table:table-cell>
          <table:table-cell table:style-name="ce1" office:value-type="string">
            <text:p>3.128e-18</text:p>
          </table:table-cell>
          <table:table-cell table:style-name="ce1" office:value-type="string">
            <text:p>1.7151e-15</text:p>
          </table:table-cell>
          <table:table-cell table:style-name="ce1" office:value-type="string">
            <text:p>5.7932e-17</text:p>
          </table:table-cell>
          <table:table-cell table:style-name="ce1" office:value-type="string">
            <text:p>2.0917e-15</text:p>
          </table:table-cell>
        </table:table-row>
        <table:table-row table:style-name="ro4">
          <table:table-cell office:value-type="float" office:value="2170.702">
            <text:p>2170.702</text:p>
          </table:table-cell>
          <table:table-cell table:formula="of:=[.M219]*1000000" office:value-type="float" office:value="152.91">
            <text:p>152.91</text:p>
          </table:table-cell>
          <table:table-cell table:formula="of:=[.N219]*1000000" office:value-type="float" office:value="0.08958">
            <text:p>0.08958</text:p>
          </table:table-cell>
          <table:table-cell table:formula="of:=[.O219]*1000000" office:value-type="float" office:value="0.54559">
            <text:p>0.54559</text:p>
          </table:table-cell>
          <table:table-cell table:formula="of:=[.P219]*1000000" office:value-type="float" office:value="0.0067428">
            <text:p>0.0067428</text:p>
          </table:table-cell>
          <table:table-cell table:formula="of:=[.Q219]*1000000" office:value-type="float" office:value="0.022101">
            <text:p>0.022101</text:p>
          </table:table-cell>
          <table:table-cell table:formula="of:=[.R219]*1000000" office:value-type="float" office:value="0.55108">
            <text:p>0.55108</text:p>
          </table:table-cell>
          <table:table-cell table:formula="of:=[.S219]*1000000" office:value-type="float" office:value="25.254">
            <text:p>25.254</text:p>
          </table:table-cell>
          <table:table-cell table:formula="of:=[.T219]*1000000" office:value-type="float" office:value="2102.8">
            <text:p>2102.8</text:p>
          </table:table-cell>
          <table:table-cell table:formula="of:=[.U219]*1000000000000" office:value-type="float" office:value="0.0000031283">
            <text:p>3.1283E-006</text:p>
          </table:table-cell>
          <table:table-cell table:formula="of:=[.V219]*1000000000000" office:value-type="float" office:value="0.0017045">
            <text:p>0.0017045</text:p>
          </table:table-cell>
          <table:table-cell table:formula="of:=([.W219]+[.X219])*1000000000000" office:value-type="float" office:value="0.002144387">
            <text:p>0.002144387</text:p>
          </table:table-cell>
          <table:table-cell office:value-type="float" office:value="0.00015291">
            <text:p>0.00015291</text:p>
          </table:table-cell>
          <table:table-cell table:style-name="ce1" office:value-type="string">
            <text:p>8.958e-08</text:p>
          </table:table-cell>
          <table:table-cell table:style-name="ce1" office:value-type="string">
            <text:p>5.4559e-07</text:p>
          </table:table-cell>
          <table:table-cell table:style-name="ce1" office:value-type="string">
            <text:p>6.7428e-09</text:p>
          </table:table-cell>
          <table:table-cell table:style-name="ce1" office:value-type="string">
            <text:p>2.2101e-08</text:p>
          </table:table-cell>
          <table:table-cell table:style-name="ce1" office:value-type="string">
            <text:p>5.5108e-07</text:p>
          </table:table-cell>
          <table:table-cell table:style-name="ce1" office:value-type="string">
            <text:p>2.5254e-05</text:p>
          </table:table-cell>
          <table:table-cell office:value-type="float" office:value="0.0021028">
            <text:p>0.0021028</text:p>
          </table:table-cell>
          <table:table-cell table:style-name="ce1" office:value-type="string">
            <text:p>3.1283e-18</text:p>
          </table:table-cell>
          <table:table-cell table:style-name="ce1" office:value-type="string">
            <text:p>1.7045e-15</text:p>
          </table:table-cell>
          <table:table-cell table:style-name="ce1" office:value-type="string">
            <text:p>5.7787e-17</text:p>
          </table:table-cell>
          <table:table-cell table:style-name="ce1" office:value-type="string">
            <text:p>2.0866e-15</text:p>
          </table:table-cell>
        </table:table-row>
        <table:table-row table:style-name="ro4">
          <table:table-cell office:value-type="float" office:value="2180.702">
            <text:p>2180.702</text:p>
          </table:table-cell>
          <table:table-cell table:formula="of:=[.M220]*1000000" office:value-type="float" office:value="152.9">
            <text:p>152.9</text:p>
          </table:table-cell>
          <table:table-cell table:formula="of:=[.N220]*1000000" office:value-type="float" office:value="0.089412">
            <text:p>0.089412</text:p>
          </table:table-cell>
          <table:table-cell table:formula="of:=[.O220]*1000000" office:value-type="float" office:value="0.54331">
            <text:p>0.54331</text:p>
          </table:table-cell>
          <table:table-cell table:formula="of:=[.P220]*1000000" office:value-type="float" office:value="0.0067246">
            <text:p>0.0067246</text:p>
          </table:table-cell>
          <table:table-cell table:formula="of:=[.Q220]*1000000" office:value-type="float" office:value="0.021982">
            <text:p>0.021982</text:p>
          </table:table-cell>
          <table:table-cell table:formula="of:=[.R220]*1000000" office:value-type="float" office:value="0.55006">
            <text:p>0.55006</text:p>
          </table:table-cell>
          <table:table-cell table:formula="of:=[.S220]*1000000" office:value-type="float" office:value="25.266">
            <text:p>25.266</text:p>
          </table:table-cell>
          <table:table-cell table:formula="of:=[.T220]*1000000" office:value-type="float" office:value="2102.8">
            <text:p>2102.8</text:p>
          </table:table-cell>
          <table:table-cell table:formula="of:=[.U220]*1000000000000" office:value-type="float" office:value="0.0000031287">
            <text:p>3.1287E-006</text:p>
          </table:table-cell>
          <table:table-cell table:formula="of:=[.V220]*1000000000000" office:value-type="float" office:value="0.001694">
            <text:p>0.001694</text:p>
          </table:table-cell>
          <table:table-cell table:formula="of:=([.W220]+[.X220])*1000000000000" office:value-type="float" office:value="0.002139141">
            <text:p>0.002139141</text:p>
          </table:table-cell>
          <table:table-cell office:value-type="float" office:value="0.0001529">
            <text:p>0.0001529</text:p>
          </table:table-cell>
          <table:table-cell table:style-name="ce1" office:value-type="string">
            <text:p>8.9412e-08</text:p>
          </table:table-cell>
          <table:table-cell table:style-name="ce1" office:value-type="string">
            <text:p>5.4331e-07</text:p>
          </table:table-cell>
          <table:table-cell table:style-name="ce1" office:value-type="string">
            <text:p>6.7246e-09</text:p>
          </table:table-cell>
          <table:table-cell table:style-name="ce1" office:value-type="string">
            <text:p>2.1982e-08</text:p>
          </table:table-cell>
          <table:table-cell table:style-name="ce1" office:value-type="string">
            <text:p>5.5006e-07</text:p>
          </table:table-cell>
          <table:table-cell table:style-name="ce1" office:value-type="string">
            <text:p>2.5266e-05</text:p>
          </table:table-cell>
          <table:table-cell office:value-type="float" office:value="0.0021028">
            <text:p>0.0021028</text:p>
          </table:table-cell>
          <table:table-cell table:style-name="ce1" office:value-type="string">
            <text:p>3.1287e-18</text:p>
          </table:table-cell>
          <table:table-cell table:style-name="ce1" office:value-type="string">
            <text:p>1.694e-15</text:p>
          </table:table-cell>
          <table:table-cell table:style-name="ce1" office:value-type="string">
            <text:p>5.7641e-17</text:p>
          </table:table-cell>
          <table:table-cell table:style-name="ce1" office:value-type="string">
            <text:p>2.0815e-15</text:p>
          </table:table-cell>
        </table:table-row>
        <table:table-row table:style-name="ro4">
          <table:table-cell office:value-type="float" office:value="2190.702">
            <text:p>2190.702</text:p>
          </table:table-cell>
          <table:table-cell table:formula="of:=[.M221]*1000000" office:value-type="float" office:value="152.89">
            <text:p>152.89</text:p>
          </table:table-cell>
          <table:table-cell table:formula="of:=[.N221]*1000000" office:value-type="float" office:value="0.089244">
            <text:p>0.089244</text:p>
          </table:table-cell>
          <table:table-cell table:formula="of:=[.O221]*1000000" office:value-type="float" office:value="0.54104">
            <text:p>0.54104</text:p>
          </table:table-cell>
          <table:table-cell table:formula="of:=[.P221]*1000000" office:value-type="float" office:value="0.0067065">
            <text:p>0.0067065</text:p>
          </table:table-cell>
          <table:table-cell table:formula="of:=[.Q221]*1000000" office:value-type="float" office:value="0.021863">
            <text:p>0.021863</text:p>
          </table:table-cell>
          <table:table-cell table:formula="of:=[.R221]*1000000" office:value-type="float" office:value="0.54903">
            <text:p>0.54903</text:p>
          </table:table-cell>
          <table:table-cell table:formula="of:=[.S221]*1000000" office:value-type="float" office:value="25.278">
            <text:p>25.278</text:p>
          </table:table-cell>
          <table:table-cell table:formula="of:=[.T221]*1000000" office:value-type="float" office:value="2102.8">
            <text:p>2102.8</text:p>
          </table:table-cell>
          <table:table-cell table:formula="of:=[.U221]*1000000000000" office:value-type="float" office:value="0.000003129">
            <text:p>0.000003129</text:p>
          </table:table-cell>
          <table:table-cell table:formula="of:=[.V221]*1000000000000" office:value-type="float" office:value="0.0016835">
            <text:p>0.0016835</text:p>
          </table:table-cell>
          <table:table-cell table:formula="of:=([.W221]+[.X221])*1000000000000" office:value-type="float" office:value="0.002133896">
            <text:p>0.002133896</text:p>
          </table:table-cell>
          <table:table-cell office:value-type="float" office:value="0.00015289">
            <text:p>0.00015289</text:p>
          </table:table-cell>
          <table:table-cell table:style-name="ce1" office:value-type="string">
            <text:p>8.9244e-08</text:p>
          </table:table-cell>
          <table:table-cell table:style-name="ce1" office:value-type="string">
            <text:p>5.4104e-07</text:p>
          </table:table-cell>
          <table:table-cell table:style-name="ce1" office:value-type="string">
            <text:p>6.7065e-09</text:p>
          </table:table-cell>
          <table:table-cell table:style-name="ce1" office:value-type="string">
            <text:p>2.1863e-08</text:p>
          </table:table-cell>
          <table:table-cell table:style-name="ce1" office:value-type="string">
            <text:p>5.4903e-07</text:p>
          </table:table-cell>
          <table:table-cell table:style-name="ce1" office:value-type="string">
            <text:p>2.5278e-05</text:p>
          </table:table-cell>
          <table:table-cell office:value-type="float" office:value="0.0021028">
            <text:p>0.0021028</text:p>
          </table:table-cell>
          <table:table-cell table:style-name="ce1" office:value-type="string">
            <text:p>3.129e-18</text:p>
          </table:table-cell>
          <table:table-cell table:style-name="ce1" office:value-type="string">
            <text:p>1.6835e-15</text:p>
          </table:table-cell>
          <table:table-cell table:style-name="ce1" office:value-type="string">
            <text:p>5.7496e-17</text:p>
          </table:table-cell>
          <table:table-cell table:style-name="ce1" office:value-type="string">
            <text:p>2.0764e-15</text:p>
          </table:table-cell>
        </table:table-row>
        <table:table-row table:style-name="ro4">
          <table:table-cell office:value-type="float" office:value="2200.702">
            <text:p>2200.702</text:p>
          </table:table-cell>
          <table:table-cell table:formula="of:=[.M222]*1000000" office:value-type="float" office:value="152.88">
            <text:p>152.88</text:p>
          </table:table-cell>
          <table:table-cell table:formula="of:=[.N222]*1000000" office:value-type="float" office:value="0.089074">
            <text:p>0.089074</text:p>
          </table:table-cell>
          <table:table-cell table:formula="of:=[.O222]*1000000" office:value-type="float" office:value="0.53879">
            <text:p>0.53879</text:p>
          </table:table-cell>
          <table:table-cell table:formula="of:=[.P222]*1000000" office:value-type="float" office:value="0.0066884">
            <text:p>0.0066884</text:p>
          </table:table-cell>
          <table:table-cell table:formula="of:=[.Q222]*1000000" office:value-type="float" office:value="0.021745">
            <text:p>0.021745</text:p>
          </table:table-cell>
          <table:table-cell table:formula="of:=[.R222]*1000000" office:value-type="float" office:value="0.548">
            <text:p>0.548</text:p>
          </table:table-cell>
          <table:table-cell table:formula="of:=[.S222]*1000000" office:value-type="float" office:value="25.29">
            <text:p>25.29</text:p>
          </table:table-cell>
          <table:table-cell table:formula="of:=[.T222]*1000000" office:value-type="float" office:value="2102.8">
            <text:p>2102.8</text:p>
          </table:table-cell>
          <table:table-cell table:formula="of:=[.U222]*1000000000000" office:value-type="float" office:value="0.0000031293">
            <text:p>3.1293E-006</text:p>
          </table:table-cell>
          <table:table-cell table:formula="of:=[.V222]*1000000000000" office:value-type="float" office:value="0.0016731">
            <text:p>0.0016731</text:p>
          </table:table-cell>
          <table:table-cell table:formula="of:=([.W222]+[.X222])*1000000000000" office:value-type="float" office:value="0.002128651">
            <text:p>0.002128651</text:p>
          </table:table-cell>
          <table:table-cell office:value-type="float" office:value="0.00015288">
            <text:p>0.00015288</text:p>
          </table:table-cell>
          <table:table-cell table:style-name="ce1" office:value-type="string">
            <text:p>8.9074e-08</text:p>
          </table:table-cell>
          <table:table-cell table:style-name="ce1" office:value-type="string">
            <text:p>5.3879e-07</text:p>
          </table:table-cell>
          <table:table-cell table:style-name="ce1" office:value-type="string">
            <text:p>6.6884e-09</text:p>
          </table:table-cell>
          <table:table-cell table:style-name="ce1" office:value-type="string">
            <text:p>2.1745e-08</text:p>
          </table:table-cell>
          <table:table-cell table:style-name="ce1" office:value-type="string">
            <text:p>5.48e-07</text:p>
          </table:table-cell>
          <table:table-cell table:style-name="ce1" office:value-type="string">
            <text:p>2.529e-05</text:p>
          </table:table-cell>
          <table:table-cell office:value-type="float" office:value="0.0021028">
            <text:p>0.0021028</text:p>
          </table:table-cell>
          <table:table-cell table:style-name="ce1" office:value-type="string">
            <text:p>3.1293e-18</text:p>
          </table:table-cell>
          <table:table-cell table:style-name="ce1" office:value-type="string">
            <text:p>1.6731e-15</text:p>
          </table:table-cell>
          <table:table-cell table:style-name="ce1" office:value-type="string">
            <text:p>5.7351e-17</text:p>
          </table:table-cell>
          <table:table-cell table:style-name="ce1" office:value-type="string">
            <text:p>2.0713e-15</text:p>
          </table:table-cell>
        </table:table-row>
        <table:table-row table:style-name="ro4">
          <table:table-cell office:value-type="float" office:value="2210.702">
            <text:p>2210.702</text:p>
          </table:table-cell>
          <table:table-cell table:formula="of:=[.M223]*1000000" office:value-type="float" office:value="152.88">
            <text:p>152.88</text:p>
          </table:table-cell>
          <table:table-cell table:formula="of:=[.N223]*1000000" office:value-type="float" office:value="0.088903">
            <text:p>0.088903</text:p>
          </table:table-cell>
          <table:table-cell table:formula="of:=[.O223]*1000000" office:value-type="float" office:value="0.53656">
            <text:p>0.53656</text:p>
          </table:table-cell>
          <table:table-cell table:formula="of:=[.P223]*1000000" office:value-type="float" office:value="0.0066704">
            <text:p>0.0066704</text:p>
          </table:table-cell>
          <table:table-cell table:formula="of:=[.Q223]*1000000" office:value-type="float" office:value="0.021627">
            <text:p>0.021627</text:p>
          </table:table-cell>
          <table:table-cell table:formula="of:=[.R223]*1000000" office:value-type="float" office:value="0.54697">
            <text:p>0.54697</text:p>
          </table:table-cell>
          <table:table-cell table:formula="of:=[.S223]*1000000" office:value-type="float" office:value="25.302">
            <text:p>25.302</text:p>
          </table:table-cell>
          <table:table-cell table:formula="of:=[.T223]*1000000" office:value-type="float" office:value="2102.7">
            <text:p>2102.7</text:p>
          </table:table-cell>
          <table:table-cell table:formula="of:=[.U223]*1000000000000" office:value-type="float" office:value="0.0000031297">
            <text:p>3.1297E-006</text:p>
          </table:table-cell>
          <table:table-cell table:formula="of:=[.V223]*1000000000000" office:value-type="float" office:value="0.0016627">
            <text:p>0.0016627</text:p>
          </table:table-cell>
          <table:table-cell table:formula="of:=([.W223]+[.X223])*1000000000000" office:value-type="float" office:value="0.002123305">
            <text:p>0.002123305</text:p>
          </table:table-cell>
          <table:table-cell office:value-type="float" office:value="0.00015288">
            <text:p>0.00015288</text:p>
          </table:table-cell>
          <table:table-cell table:style-name="ce1" office:value-type="string">
            <text:p>8.8903e-08</text:p>
          </table:table-cell>
          <table:table-cell table:style-name="ce1" office:value-type="string">
            <text:p>5.3656e-07</text:p>
          </table:table-cell>
          <table:table-cell table:style-name="ce1" office:value-type="string">
            <text:p>6.6704e-09</text:p>
          </table:table-cell>
          <table:table-cell table:style-name="ce1" office:value-type="string">
            <text:p>2.1627e-08</text:p>
          </table:table-cell>
          <table:table-cell table:style-name="ce1" office:value-type="string">
            <text:p>5.4697e-07</text:p>
          </table:table-cell>
          <table:table-cell table:style-name="ce1" office:value-type="string">
            <text:p>2.5302e-05</text:p>
          </table:table-cell>
          <table:table-cell office:value-type="float" office:value="0.0021027">
            <text:p>0.0021027</text:p>
          </table:table-cell>
          <table:table-cell table:style-name="ce1" office:value-type="string">
            <text:p>3.1297e-18</text:p>
          </table:table-cell>
          <table:table-cell table:style-name="ce1" office:value-type="string">
            <text:p>1.6627e-15</text:p>
          </table:table-cell>
          <table:table-cell table:style-name="ce1" office:value-type="string">
            <text:p>5.7205e-17</text:p>
          </table:table-cell>
          <table:table-cell table:style-name="ce1" office:value-type="string">
            <text:p>2.0661e-15</text:p>
          </table:table-cell>
        </table:table-row>
        <table:table-row table:style-name="ro4">
          <table:table-cell office:value-type="float" office:value="2220.702">
            <text:p>2220.702</text:p>
          </table:table-cell>
          <table:table-cell table:formula="of:=[.M224]*1000000" office:value-type="float" office:value="152.87">
            <text:p>152.87</text:p>
          </table:table-cell>
          <table:table-cell table:formula="of:=[.N224]*1000000" office:value-type="float" office:value="0.088732">
            <text:p>0.088732</text:p>
          </table:table-cell>
          <table:table-cell table:formula="of:=[.O224]*1000000" office:value-type="float" office:value="0.53434">
            <text:p>0.53434</text:p>
          </table:table-cell>
          <table:table-cell table:formula="of:=[.P224]*1000000" office:value-type="float" office:value="0.0066525">
            <text:p>0.0066525</text:p>
          </table:table-cell>
          <table:table-cell table:formula="of:=[.Q224]*1000000" office:value-type="float" office:value="0.021509">
            <text:p>0.021509</text:p>
          </table:table-cell>
          <table:table-cell table:formula="of:=[.R224]*1000000" office:value-type="float" office:value="0.54593">
            <text:p>0.54593</text:p>
          </table:table-cell>
          <table:table-cell table:formula="of:=[.S224]*1000000" office:value-type="float" office:value="25.314">
            <text:p>25.314</text:p>
          </table:table-cell>
          <table:table-cell table:formula="of:=[.T224]*1000000" office:value-type="float" office:value="2102.7">
            <text:p>2102.7</text:p>
          </table:table-cell>
          <table:table-cell table:formula="of:=[.U224]*1000000000000" office:value-type="float" office:value="0.00000313">
            <text:p>0.00000313</text:p>
          </table:table-cell>
          <table:table-cell table:formula="of:=[.V224]*1000000000000" office:value-type="float" office:value="0.0016523">
            <text:p>0.0016523</text:p>
          </table:table-cell>
          <table:table-cell table:formula="of:=([.W224]+[.X224])*1000000000000" office:value-type="float" office:value="0.00211806">
            <text:p>0.00211806</text:p>
          </table:table-cell>
          <table:table-cell office:value-type="float" office:value="0.00015287">
            <text:p>0.00015287</text:p>
          </table:table-cell>
          <table:table-cell table:style-name="ce1" office:value-type="string">
            <text:p>8.8732e-08</text:p>
          </table:table-cell>
          <table:table-cell table:style-name="ce1" office:value-type="string">
            <text:p>5.3434e-07</text:p>
          </table:table-cell>
          <table:table-cell table:style-name="ce1" office:value-type="string">
            <text:p>6.6525e-09</text:p>
          </table:table-cell>
          <table:table-cell table:style-name="ce1" office:value-type="string">
            <text:p>2.1509e-08</text:p>
          </table:table-cell>
          <table:table-cell table:style-name="ce1" office:value-type="string">
            <text:p>5.4593e-07</text:p>
          </table:table-cell>
          <table:table-cell table:style-name="ce1" office:value-type="string">
            <text:p>2.5314e-05</text:p>
          </table:table-cell>
          <table:table-cell office:value-type="float" office:value="0.0021027">
            <text:p>0.0021027</text:p>
          </table:table-cell>
          <table:table-cell table:style-name="ce1" office:value-type="string">
            <text:p>3.13e-18</text:p>
          </table:table-cell>
          <table:table-cell table:style-name="ce1" office:value-type="string">
            <text:p>1.6523e-15</text:p>
          </table:table-cell>
          <table:table-cell table:style-name="ce1" office:value-type="string">
            <text:p>5.706e-17</text:p>
          </table:table-cell>
          <table:table-cell table:style-name="ce1" office:value-type="string">
            <text:p>2.061e-15</text:p>
          </table:table-cell>
        </table:table-row>
        <table:table-row table:style-name="ro4">
          <table:table-cell office:value-type="float" office:value="2230.702">
            <text:p>2230.702</text:p>
          </table:table-cell>
          <table:table-cell table:formula="of:=[.M225]*1000000" office:value-type="float" office:value="152.86">
            <text:p>152.86</text:p>
          </table:table-cell>
          <table:table-cell table:formula="of:=[.N225]*1000000" office:value-type="float" office:value="0.08856">
            <text:p>0.08856</text:p>
          </table:table-cell>
          <table:table-cell table:formula="of:=[.O225]*1000000" office:value-type="float" office:value="0.53213">
            <text:p>0.53213</text:p>
          </table:table-cell>
          <table:table-cell table:formula="of:=[.P225]*1000000" office:value-type="float" office:value="0.0066346">
            <text:p>0.0066346</text:p>
          </table:table-cell>
          <table:table-cell table:formula="of:=[.Q225]*1000000" office:value-type="float" office:value="0.021391">
            <text:p>0.021391</text:p>
          </table:table-cell>
          <table:table-cell table:formula="of:=[.R225]*1000000" office:value-type="float" office:value="0.54488">
            <text:p>0.54488</text:p>
          </table:table-cell>
          <table:table-cell table:formula="of:=[.S225]*1000000" office:value-type="float" office:value="25.326">
            <text:p>25.326</text:p>
          </table:table-cell>
          <table:table-cell table:formula="of:=[.T225]*1000000" office:value-type="float" office:value="2102.7">
            <text:p>2102.7</text:p>
          </table:table-cell>
          <table:table-cell table:formula="of:=[.U225]*1000000000000" office:value-type="float" office:value="0.0000031304">
            <text:p>3.1304E-006</text:p>
          </table:table-cell>
          <table:table-cell table:formula="of:=[.V225]*1000000000000" office:value-type="float" office:value="0.001642">
            <text:p>0.001642</text:p>
          </table:table-cell>
          <table:table-cell table:formula="of:=([.W225]+[.X225])*1000000000000" office:value-type="float" office:value="0.002112714">
            <text:p>0.002112714</text:p>
          </table:table-cell>
          <table:table-cell office:value-type="float" office:value="0.00015286">
            <text:p>0.00015286</text:p>
          </table:table-cell>
          <table:table-cell table:style-name="ce1" office:value-type="string">
            <text:p>8.856e-08</text:p>
          </table:table-cell>
          <table:table-cell table:style-name="ce1" office:value-type="string">
            <text:p>5.3213e-07</text:p>
          </table:table-cell>
          <table:table-cell table:style-name="ce1" office:value-type="string">
            <text:p>6.6346e-09</text:p>
          </table:table-cell>
          <table:table-cell table:style-name="ce1" office:value-type="string">
            <text:p>2.1391e-08</text:p>
          </table:table-cell>
          <table:table-cell table:style-name="ce1" office:value-type="string">
            <text:p>5.4488e-07</text:p>
          </table:table-cell>
          <table:table-cell table:style-name="ce1" office:value-type="string">
            <text:p>2.5326e-05</text:p>
          </table:table-cell>
          <table:table-cell office:value-type="float" office:value="0.0021027">
            <text:p>0.0021027</text:p>
          </table:table-cell>
          <table:table-cell table:style-name="ce1" office:value-type="string">
            <text:p>3.1304e-18</text:p>
          </table:table-cell>
          <table:table-cell table:style-name="ce1" office:value-type="string">
            <text:p>1.642e-15</text:p>
          </table:table-cell>
          <table:table-cell table:style-name="ce1" office:value-type="string">
            <text:p>5.6914e-17</text:p>
          </table:table-cell>
          <table:table-cell table:style-name="ce1" office:value-type="string">
            <text:p>2.0558e-15</text:p>
          </table:table-cell>
        </table:table-row>
        <table:table-row table:style-name="ro4">
          <table:table-cell office:value-type="float" office:value="2240.702">
            <text:p>2240.702</text:p>
          </table:table-cell>
          <table:table-cell table:formula="of:=[.M226]*1000000" office:value-type="float" office:value="152.85">
            <text:p>152.85</text:p>
          </table:table-cell>
          <table:table-cell table:formula="of:=[.N226]*1000000" office:value-type="float" office:value="0.088386">
            <text:p>0.088386</text:p>
          </table:table-cell>
          <table:table-cell table:formula="of:=[.O226]*1000000" office:value-type="float" office:value="0.52994">
            <text:p>0.52994</text:p>
          </table:table-cell>
          <table:table-cell table:formula="of:=[.P226]*1000000" office:value-type="float" office:value="0.0066168">
            <text:p>0.0066168</text:p>
          </table:table-cell>
          <table:table-cell table:formula="of:=[.Q226]*1000000" office:value-type="float" office:value="0.021274">
            <text:p>0.021274</text:p>
          </table:table-cell>
          <table:table-cell table:formula="of:=[.R226]*1000000" office:value-type="float" office:value="0.54383">
            <text:p>0.54383</text:p>
          </table:table-cell>
          <table:table-cell table:formula="of:=[.S226]*1000000" office:value-type="float" office:value="25.338">
            <text:p>25.338</text:p>
          </table:table-cell>
          <table:table-cell table:formula="of:=[.T226]*1000000" office:value-type="float" office:value="2102.7">
            <text:p>2102.7</text:p>
          </table:table-cell>
          <table:table-cell table:formula="of:=[.U226]*1000000000000" office:value-type="float" office:value="0.0000031307">
            <text:p>3.1307E-006</text:p>
          </table:table-cell>
          <table:table-cell table:formula="of:=[.V226]*1000000000000" office:value-type="float" office:value="0.0016317">
            <text:p>0.0016317</text:p>
          </table:table-cell>
          <table:table-cell table:formula="of:=([.W226]+[.X226])*1000000000000" office:value-type="float" office:value="0.002107468">
            <text:p>0.002107468</text:p>
          </table:table-cell>
          <table:table-cell office:value-type="float" office:value="0.00015285">
            <text:p>0.00015285</text:p>
          </table:table-cell>
          <table:table-cell table:style-name="ce1" office:value-type="string">
            <text:p>8.8386e-08</text:p>
          </table:table-cell>
          <table:table-cell table:style-name="ce1" office:value-type="string">
            <text:p>5.2994e-07</text:p>
          </table:table-cell>
          <table:table-cell table:style-name="ce1" office:value-type="string">
            <text:p>6.6168e-09</text:p>
          </table:table-cell>
          <table:table-cell table:style-name="ce1" office:value-type="string">
            <text:p>2.1274e-08</text:p>
          </table:table-cell>
          <table:table-cell table:style-name="ce1" office:value-type="string">
            <text:p>5.4383e-07</text:p>
          </table:table-cell>
          <table:table-cell table:style-name="ce1" office:value-type="string">
            <text:p>2.5338e-05</text:p>
          </table:table-cell>
          <table:table-cell office:value-type="float" office:value="0.0021027">
            <text:p>0.0021027</text:p>
          </table:table-cell>
          <table:table-cell table:style-name="ce1" office:value-type="string">
            <text:p>3.1307e-18</text:p>
          </table:table-cell>
          <table:table-cell table:style-name="ce1" office:value-type="string">
            <text:p>1.6317e-15</text:p>
          </table:table-cell>
          <table:table-cell table:style-name="ce1" office:value-type="string">
            <text:p>5.6768e-17</text:p>
          </table:table-cell>
          <table:table-cell table:style-name="ce1" office:value-type="string">
            <text:p>2.0507e-15</text:p>
          </table:table-cell>
        </table:table-row>
        <table:table-row table:style-name="ro4">
          <table:table-cell office:value-type="float" office:value="2250.702">
            <text:p>2250.702</text:p>
          </table:table-cell>
          <table:table-cell table:formula="of:=[.M227]*1000000" office:value-type="float" office:value="152.84">
            <text:p>152.84</text:p>
          </table:table-cell>
          <table:table-cell table:formula="of:=[.N227]*1000000" office:value-type="float" office:value="0.088212">
            <text:p>0.088212</text:p>
          </table:table-cell>
          <table:table-cell table:formula="of:=[.O227]*1000000" office:value-type="float" office:value="0.52777">
            <text:p>0.52777</text:p>
          </table:table-cell>
          <table:table-cell table:formula="of:=[.P227]*1000000" office:value-type="float" office:value="0.0065991">
            <text:p>0.0065991</text:p>
          </table:table-cell>
          <table:table-cell table:formula="of:=[.Q227]*1000000" office:value-type="float" office:value="0.021156">
            <text:p>0.021156</text:p>
          </table:table-cell>
          <table:table-cell table:formula="of:=[.R227]*1000000" office:value-type="float" office:value="0.54278">
            <text:p>0.54278</text:p>
          </table:table-cell>
          <table:table-cell table:formula="of:=[.S227]*1000000" office:value-type="float" office:value="25.35">
            <text:p>25.35</text:p>
          </table:table-cell>
          <table:table-cell table:formula="of:=[.T227]*1000000" office:value-type="float" office:value="2102.6">
            <text:p>2102.6</text:p>
          </table:table-cell>
          <table:table-cell table:formula="of:=[.U227]*1000000000000" office:value-type="float" office:value="0.000003131">
            <text:p>0.000003131</text:p>
          </table:table-cell>
          <table:table-cell table:formula="of:=[.V227]*1000000000000" office:value-type="float" office:value="0.0016215">
            <text:p>0.0016215</text:p>
          </table:table-cell>
          <table:table-cell table:formula="of:=([.W227]+[.X227])*1000000000000" office:value-type="float" office:value="0.002102123">
            <text:p>0.002102123</text:p>
          </table:table-cell>
          <table:table-cell office:value-type="float" office:value="0.00015284">
            <text:p>0.00015284</text:p>
          </table:table-cell>
          <table:table-cell table:style-name="ce1" office:value-type="string">
            <text:p>8.8212e-08</text:p>
          </table:table-cell>
          <table:table-cell table:style-name="ce1" office:value-type="string">
            <text:p>5.2777e-07</text:p>
          </table:table-cell>
          <table:table-cell table:style-name="ce1" office:value-type="string">
            <text:p>6.5991e-09</text:p>
          </table:table-cell>
          <table:table-cell table:style-name="ce1" office:value-type="string">
            <text:p>2.1156e-08</text:p>
          </table:table-cell>
          <table:table-cell table:style-name="ce1" office:value-type="string">
            <text:p>5.4278e-07</text:p>
          </table:table-cell>
          <table:table-cell table:style-name="ce1" office:value-type="string">
            <text:p>2.535e-05</text:p>
          </table:table-cell>
          <table:table-cell office:value-type="float" office:value="0.0021026">
            <text:p>0.0021026</text:p>
          </table:table-cell>
          <table:table-cell table:style-name="ce1" office:value-type="string">
            <text:p>3.131e-18</text:p>
          </table:table-cell>
          <table:table-cell table:style-name="ce1" office:value-type="string">
            <text:p>1.6215e-15</text:p>
          </table:table-cell>
          <table:table-cell table:style-name="ce1" office:value-type="string">
            <text:p>5.6623e-17</text:p>
          </table:table-cell>
          <table:table-cell table:style-name="ce1" office:value-type="string">
            <text:p>2.0455e-15</text:p>
          </table:table-cell>
        </table:table-row>
        <table:table-row table:style-name="ro4">
          <table:table-cell office:value-type="float" office:value="2260.702">
            <text:p>2260.702</text:p>
          </table:table-cell>
          <table:table-cell table:formula="of:=[.M228]*1000000" office:value-type="float" office:value="152.84">
            <text:p>152.84</text:p>
          </table:table-cell>
          <table:table-cell table:formula="of:=[.N228]*1000000" office:value-type="float" office:value="0.088038">
            <text:p>0.088038</text:p>
          </table:table-cell>
          <table:table-cell table:formula="of:=[.O228]*1000000" office:value-type="float" office:value="0.52561">
            <text:p>0.52561</text:p>
          </table:table-cell>
          <table:table-cell table:formula="of:=[.P228]*1000000" office:value-type="float" office:value="0.0065814">
            <text:p>0.0065814</text:p>
          </table:table-cell>
          <table:table-cell table:formula="of:=[.Q228]*1000000" office:value-type="float" office:value="0.021039">
            <text:p>0.021039</text:p>
          </table:table-cell>
          <table:table-cell table:formula="of:=[.R228]*1000000" office:value-type="float" office:value="0.54172">
            <text:p>0.54172</text:p>
          </table:table-cell>
          <table:table-cell table:formula="of:=[.S228]*1000000" office:value-type="float" office:value="25.362">
            <text:p>25.362</text:p>
          </table:table-cell>
          <table:table-cell table:formula="of:=[.T228]*1000000" office:value-type="float" office:value="2102.6">
            <text:p>2102.6</text:p>
          </table:table-cell>
          <table:table-cell table:formula="of:=[.U228]*1000000000000" office:value-type="float" office:value="0.0000031314">
            <text:p>3.1314E-006</text:p>
          </table:table-cell>
          <table:table-cell table:formula="of:=[.V228]*1000000000000" office:value-type="float" office:value="0.0016113">
            <text:p>0.0016113</text:p>
          </table:table-cell>
          <table:table-cell table:formula="of:=([.W228]+[.X228])*1000000000000" office:value-type="float" office:value="0.002096877">
            <text:p>0.002096877</text:p>
          </table:table-cell>
          <table:table-cell office:value-type="float" office:value="0.00015284">
            <text:p>0.00015284</text:p>
          </table:table-cell>
          <table:table-cell table:style-name="ce1" office:value-type="string">
            <text:p>8.8038e-08</text:p>
          </table:table-cell>
          <table:table-cell table:style-name="ce1" office:value-type="string">
            <text:p>5.2561e-07</text:p>
          </table:table-cell>
          <table:table-cell table:style-name="ce1" office:value-type="string">
            <text:p>6.5814e-09</text:p>
          </table:table-cell>
          <table:table-cell table:style-name="ce1" office:value-type="string">
            <text:p>2.1039e-08</text:p>
          </table:table-cell>
          <table:table-cell table:style-name="ce1" office:value-type="string">
            <text:p>5.4172e-07</text:p>
          </table:table-cell>
          <table:table-cell table:style-name="ce1" office:value-type="string">
            <text:p>2.5362e-05</text:p>
          </table:table-cell>
          <table:table-cell office:value-type="float" office:value="0.0021026">
            <text:p>0.0021026</text:p>
          </table:table-cell>
          <table:table-cell table:style-name="ce1" office:value-type="string">
            <text:p>3.1314e-18</text:p>
          </table:table-cell>
          <table:table-cell table:style-name="ce1" office:value-type="string">
            <text:p>1.6113e-15</text:p>
          </table:table-cell>
          <table:table-cell table:style-name="ce1" office:value-type="string">
            <text:p>5.6477e-17</text:p>
          </table:table-cell>
          <table:table-cell table:style-name="ce1" office:value-type="string">
            <text:p>2.0404e-15</text:p>
          </table:table-cell>
        </table:table-row>
        <table:table-row table:style-name="ro4">
          <table:table-cell office:value-type="float" office:value="2270.702">
            <text:p>2270.702</text:p>
          </table:table-cell>
          <table:table-cell table:formula="of:=[.M229]*1000000" office:value-type="float" office:value="152.83">
            <text:p>152.83</text:p>
          </table:table-cell>
          <table:table-cell table:formula="of:=[.N229]*1000000" office:value-type="float" office:value="0.087862">
            <text:p>0.087862</text:p>
          </table:table-cell>
          <table:table-cell table:formula="of:=[.O229]*1000000" office:value-type="float" office:value="0.52347">
            <text:p>0.52347</text:p>
          </table:table-cell>
          <table:table-cell table:formula="of:=[.P229]*1000000" office:value-type="float" office:value="0.0065637">
            <text:p>0.0065637</text:p>
          </table:table-cell>
          <table:table-cell table:formula="of:=[.Q229]*1000000" office:value-type="float" office:value="0.020923">
            <text:p>0.020923</text:p>
          </table:table-cell>
          <table:table-cell table:formula="of:=[.R229]*1000000" office:value-type="float" office:value="0.54066">
            <text:p>0.54066</text:p>
          </table:table-cell>
          <table:table-cell table:formula="of:=[.S229]*1000000" office:value-type="float" office:value="25.374">
            <text:p>25.374</text:p>
          </table:table-cell>
          <table:table-cell table:formula="of:=[.T229]*1000000" office:value-type="float" office:value="2102.6">
            <text:p>2102.6</text:p>
          </table:table-cell>
          <table:table-cell table:formula="of:=[.U229]*1000000000000" office:value-type="float" office:value="0.0000031317">
            <text:p>3.1317E-006</text:p>
          </table:table-cell>
          <table:table-cell table:formula="of:=[.V229]*1000000000000" office:value-type="float" office:value="0.0016012">
            <text:p>0.0016012</text:p>
          </table:table-cell>
          <table:table-cell table:formula="of:=([.W229]+[.X229])*1000000000000" office:value-type="float" office:value="0.002091531">
            <text:p>0.002091531</text:p>
          </table:table-cell>
          <table:table-cell office:value-type="float" office:value="0.00015283">
            <text:p>0.00015283</text:p>
          </table:table-cell>
          <table:table-cell table:style-name="ce1" office:value-type="string">
            <text:p>8.7862e-08</text:p>
          </table:table-cell>
          <table:table-cell table:style-name="ce1" office:value-type="string">
            <text:p>5.2347e-07</text:p>
          </table:table-cell>
          <table:table-cell table:style-name="ce1" office:value-type="string">
            <text:p>6.5637e-09</text:p>
          </table:table-cell>
          <table:table-cell table:style-name="ce1" office:value-type="string">
            <text:p>2.0923e-08</text:p>
          </table:table-cell>
          <table:table-cell table:style-name="ce1" office:value-type="string">
            <text:p>5.4066e-07</text:p>
          </table:table-cell>
          <table:table-cell table:style-name="ce1" office:value-type="string">
            <text:p>2.5374e-05</text:p>
          </table:table-cell>
          <table:table-cell office:value-type="float" office:value="0.0021026">
            <text:p>0.0021026</text:p>
          </table:table-cell>
          <table:table-cell table:style-name="ce1" office:value-type="string">
            <text:p>3.1317e-18</text:p>
          </table:table-cell>
          <table:table-cell table:style-name="ce1" office:value-type="string">
            <text:p>1.6012e-15</text:p>
          </table:table-cell>
          <table:table-cell table:style-name="ce1" office:value-type="string">
            <text:p>5.6331e-17</text:p>
          </table:table-cell>
          <table:table-cell table:style-name="ce1" office:value-type="string">
            <text:p>2.0352e-15</text:p>
          </table:table-cell>
        </table:table-row>
        <table:table-row table:style-name="ro4">
          <table:table-cell office:value-type="float" office:value="2280.702">
            <text:p>2280.702</text:p>
          </table:table-cell>
          <table:table-cell table:formula="of:=[.M230]*1000000" office:value-type="float" office:value="152.82">
            <text:p>152.82</text:p>
          </table:table-cell>
          <table:table-cell table:formula="of:=[.N230]*1000000" office:value-type="float" office:value="0.087686">
            <text:p>0.087686</text:p>
          </table:table-cell>
          <table:table-cell table:formula="of:=[.O230]*1000000" office:value-type="float" office:value="0.52134">
            <text:p>0.52134</text:p>
          </table:table-cell>
          <table:table-cell table:formula="of:=[.P230]*1000000" office:value-type="float" office:value="0.0065461">
            <text:p>0.0065461</text:p>
          </table:table-cell>
          <table:table-cell table:formula="of:=[.Q230]*1000000" office:value-type="float" office:value="0.020806">
            <text:p>0.020806</text:p>
          </table:table-cell>
          <table:table-cell table:formula="of:=[.R230]*1000000" office:value-type="float" office:value="0.5396">
            <text:p>0.5396</text:p>
          </table:table-cell>
          <table:table-cell table:formula="of:=[.S230]*1000000" office:value-type="float" office:value="25.386">
            <text:p>25.386</text:p>
          </table:table-cell>
          <table:table-cell table:formula="of:=[.T230]*1000000" office:value-type="float" office:value="2102.6">
            <text:p>2102.6</text:p>
          </table:table-cell>
          <table:table-cell table:formula="of:=[.U230]*1000000000000" office:value-type="float" office:value="0.0000031321">
            <text:p>3.1321E-006</text:p>
          </table:table-cell>
          <table:table-cell table:formula="of:=[.V230]*1000000000000" office:value-type="float" office:value="0.0015911">
            <text:p>0.0015911</text:p>
          </table:table-cell>
          <table:table-cell table:formula="of:=([.W230]+[.X230])*1000000000000" office:value-type="float" office:value="0.002086286">
            <text:p>0.002086286</text:p>
          </table:table-cell>
          <table:table-cell office:value-type="float" office:value="0.00015282">
            <text:p>0.00015282</text:p>
          </table:table-cell>
          <table:table-cell table:style-name="ce1" office:value-type="string">
            <text:p>8.7686e-08</text:p>
          </table:table-cell>
          <table:table-cell table:style-name="ce1" office:value-type="string">
            <text:p>5.2134e-07</text:p>
          </table:table-cell>
          <table:table-cell table:style-name="ce1" office:value-type="string">
            <text:p>6.5461e-09</text:p>
          </table:table-cell>
          <table:table-cell table:style-name="ce1" office:value-type="string">
            <text:p>2.0806e-08</text:p>
          </table:table-cell>
          <table:table-cell table:style-name="ce1" office:value-type="string">
            <text:p>5.396e-07</text:p>
          </table:table-cell>
          <table:table-cell table:style-name="ce1" office:value-type="string">
            <text:p>2.5386e-05</text:p>
          </table:table-cell>
          <table:table-cell office:value-type="float" office:value="0.0021026">
            <text:p>0.0021026</text:p>
          </table:table-cell>
          <table:table-cell table:style-name="ce1" office:value-type="string">
            <text:p>3.1321e-18</text:p>
          </table:table-cell>
          <table:table-cell table:style-name="ce1" office:value-type="string">
            <text:p>1.5911e-15</text:p>
          </table:table-cell>
          <table:table-cell table:style-name="ce1" office:value-type="string">
            <text:p>5.6186e-17</text:p>
          </table:table-cell>
          <table:table-cell table:style-name="ce1" office:value-type="string">
            <text:p>2.0301e-15</text:p>
          </table:table-cell>
        </table:table-row>
        <table:table-row table:style-name="ro4">
          <table:table-cell office:value-type="float" office:value="2290.702">
            <text:p>2290.702</text:p>
          </table:table-cell>
          <table:table-cell table:formula="of:=[.M231]*1000000" office:value-type="float" office:value="152.81">
            <text:p>152.81</text:p>
          </table:table-cell>
          <table:table-cell table:formula="of:=[.N231]*1000000" office:value-type="float" office:value="0.087509">
            <text:p>0.087509</text:p>
          </table:table-cell>
          <table:table-cell table:formula="of:=[.O231]*1000000" office:value-type="float" office:value="0.51922">
            <text:p>0.51922</text:p>
          </table:table-cell>
          <table:table-cell table:formula="of:=[.P231]*1000000" office:value-type="float" office:value="0.0065286">
            <text:p>0.0065286</text:p>
          </table:table-cell>
          <table:table-cell table:formula="of:=[.Q231]*1000000" office:value-type="float" office:value="0.02069">
            <text:p>0.02069</text:p>
          </table:table-cell>
          <table:table-cell table:formula="of:=[.R231]*1000000" office:value-type="float" office:value="0.53853">
            <text:p>0.53853</text:p>
          </table:table-cell>
          <table:table-cell table:formula="of:=[.S231]*1000000" office:value-type="float" office:value="25.397">
            <text:p>25.397</text:p>
          </table:table-cell>
          <table:table-cell table:formula="of:=[.T231]*1000000" office:value-type="float" office:value="2102.6">
            <text:p>2102.6</text:p>
          </table:table-cell>
          <table:table-cell table:formula="of:=[.U231]*1000000000000" office:value-type="float" office:value="0.0000031324">
            <text:p>3.1324E-006</text:p>
          </table:table-cell>
          <table:table-cell table:formula="of:=[.V231]*1000000000000" office:value-type="float" office:value="0.0015811">
            <text:p>0.0015811</text:p>
          </table:table-cell>
          <table:table-cell table:formula="of:=([.W231]+[.X231])*1000000000000" office:value-type="float" office:value="0.00208094">
            <text:p>0.00208094</text:p>
          </table:table-cell>
          <table:table-cell office:value-type="float" office:value="0.00015281">
            <text:p>0.00015281</text:p>
          </table:table-cell>
          <table:table-cell table:style-name="ce1" office:value-type="string">
            <text:p>8.7509e-08</text:p>
          </table:table-cell>
          <table:table-cell table:style-name="ce1" office:value-type="string">
            <text:p>5.1922e-07</text:p>
          </table:table-cell>
          <table:table-cell table:style-name="ce1" office:value-type="string">
            <text:p>6.5286e-09</text:p>
          </table:table-cell>
          <table:table-cell table:style-name="ce1" office:value-type="string">
            <text:p>2.069e-08</text:p>
          </table:table-cell>
          <table:table-cell table:style-name="ce1" office:value-type="string">
            <text:p>5.3853e-07</text:p>
          </table:table-cell>
          <table:table-cell table:style-name="ce1" office:value-type="string">
            <text:p>2.5397e-05</text:p>
          </table:table-cell>
          <table:table-cell office:value-type="float" office:value="0.0021026">
            <text:p>0.0021026</text:p>
          </table:table-cell>
          <table:table-cell table:style-name="ce1" office:value-type="string">
            <text:p>3.1324e-18</text:p>
          </table:table-cell>
          <table:table-cell table:style-name="ce1" office:value-type="string">
            <text:p>1.5811e-15</text:p>
          </table:table-cell>
          <table:table-cell table:style-name="ce1" office:value-type="string">
            <text:p>5.604e-17</text:p>
          </table:table-cell>
          <table:table-cell table:style-name="ce1" office:value-type="string">
            <text:p>2.0249e-15</text:p>
          </table:table-cell>
        </table:table-row>
        <table:table-row table:style-name="ro4">
          <table:table-cell office:value-type="float" office:value="2300.702">
            <text:p>2300.702</text:p>
          </table:table-cell>
          <table:table-cell table:formula="of:=[.M232]*1000000" office:value-type="float" office:value="152.8">
            <text:p>152.8</text:p>
          </table:table-cell>
          <table:table-cell table:formula="of:=[.N232]*1000000" office:value-type="float" office:value="0.087331">
            <text:p>0.087331</text:p>
          </table:table-cell>
          <table:table-cell table:formula="of:=[.O232]*1000000" office:value-type="float" office:value="0.51712">
            <text:p>0.51712</text:p>
          </table:table-cell>
          <table:table-cell table:formula="of:=[.P232]*1000000" office:value-type="float" office:value="0.0065111">
            <text:p>0.0065111</text:p>
          </table:table-cell>
          <table:table-cell table:formula="of:=[.Q232]*1000000" office:value-type="float" office:value="0.020575">
            <text:p>0.020575</text:p>
          </table:table-cell>
          <table:table-cell table:formula="of:=[.R232]*1000000" office:value-type="float" office:value="0.53746">
            <text:p>0.53746</text:p>
          </table:table-cell>
          <table:table-cell table:formula="of:=[.S232]*1000000" office:value-type="float" office:value="25.409">
            <text:p>25.409</text:p>
          </table:table-cell>
          <table:table-cell table:formula="of:=[.T232]*1000000" office:value-type="float" office:value="2102.5">
            <text:p>2102.5</text:p>
          </table:table-cell>
          <table:table-cell table:formula="of:=[.U232]*1000000000000" office:value-type="float" office:value="0.0000031327">
            <text:p>3.1327E-006</text:p>
          </table:table-cell>
          <table:table-cell table:formula="of:=[.V232]*1000000000000" office:value-type="float" office:value="0.0015711">
            <text:p>0.0015711</text:p>
          </table:table-cell>
          <table:table-cell table:formula="of:=([.W232]+[.X232])*1000000000000" office:value-type="float" office:value="0.002075594">
            <text:p>0.002075594</text:p>
          </table:table-cell>
          <table:table-cell office:value-type="float" office:value="0.0001528">
            <text:p>0.0001528</text:p>
          </table:table-cell>
          <table:table-cell table:style-name="ce1" office:value-type="string">
            <text:p>8.7331e-08</text:p>
          </table:table-cell>
          <table:table-cell table:style-name="ce1" office:value-type="string">
            <text:p>5.1712e-07</text:p>
          </table:table-cell>
          <table:table-cell table:style-name="ce1" office:value-type="string">
            <text:p>6.5111e-09</text:p>
          </table:table-cell>
          <table:table-cell table:style-name="ce1" office:value-type="string">
            <text:p>2.0575e-08</text:p>
          </table:table-cell>
          <table:table-cell table:style-name="ce1" office:value-type="string">
            <text:p>5.3746e-07</text:p>
          </table:table-cell>
          <table:table-cell table:style-name="ce1" office:value-type="string">
            <text:p>2.5409e-05</text:p>
          </table:table-cell>
          <table:table-cell office:value-type="float" office:value="0.0021025">
            <text:p>0.0021025</text:p>
          </table:table-cell>
          <table:table-cell table:style-name="ce1" office:value-type="string">
            <text:p>3.1327e-18</text:p>
          </table:table-cell>
          <table:table-cell table:style-name="ce1" office:value-type="string">
            <text:p>1.5711e-15</text:p>
          </table:table-cell>
          <table:table-cell table:style-name="ce1" office:value-type="string">
            <text:p>5.5894e-17</text:p>
          </table:table-cell>
          <table:table-cell table:style-name="ce1" office:value-type="string">
            <text:p>2.0197e-15</text:p>
          </table:table-cell>
        </table:table-row>
        <table:table-row table:style-name="ro4">
          <table:table-cell office:value-type="float" office:value="2310.702">
            <text:p>2310.702</text:p>
          </table:table-cell>
          <table:table-cell table:formula="of:=[.M233]*1000000" office:value-type="float" office:value="152.8">
            <text:p>152.8</text:p>
          </table:table-cell>
          <table:table-cell table:formula="of:=[.N233]*1000000" office:value-type="float" office:value="0.087153">
            <text:p>0.087153</text:p>
          </table:table-cell>
          <table:table-cell table:formula="of:=[.O233]*1000000" office:value-type="float" office:value="0.51503">
            <text:p>0.51503</text:p>
          </table:table-cell>
          <table:table-cell table:formula="of:=[.P233]*1000000" office:value-type="float" office:value="0.0064937">
            <text:p>0.0064937</text:p>
          </table:table-cell>
          <table:table-cell table:formula="of:=[.Q233]*1000000" office:value-type="float" office:value="0.020459">
            <text:p>0.020459</text:p>
          </table:table-cell>
          <table:table-cell table:formula="of:=[.R233]*1000000" office:value-type="float" office:value="0.53638">
            <text:p>0.53638</text:p>
          </table:table-cell>
          <table:table-cell table:formula="of:=[.S233]*1000000" office:value-type="float" office:value="25.421">
            <text:p>25.421</text:p>
          </table:table-cell>
          <table:table-cell table:formula="of:=[.T233]*1000000" office:value-type="float" office:value="2102.5">
            <text:p>2102.5</text:p>
          </table:table-cell>
          <table:table-cell table:formula="of:=[.U233]*1000000000000" office:value-type="float" office:value="0.0000031331">
            <text:p>3.1331E-006</text:p>
          </table:table-cell>
          <table:table-cell table:formula="of:=[.V233]*1000000000000" office:value-type="float" office:value="0.0015611">
            <text:p>0.0015611</text:p>
          </table:table-cell>
          <table:table-cell table:formula="of:=([.W233]+[.X233])*1000000000000" office:value-type="float" office:value="0.002070348">
            <text:p>0.002070348</text:p>
          </table:table-cell>
          <table:table-cell office:value-type="float" office:value="0.0001528">
            <text:p>0.0001528</text:p>
          </table:table-cell>
          <table:table-cell table:style-name="ce1" office:value-type="string">
            <text:p>8.7153e-08</text:p>
          </table:table-cell>
          <table:table-cell table:style-name="ce1" office:value-type="string">
            <text:p>5.1503e-07</text:p>
          </table:table-cell>
          <table:table-cell table:style-name="ce1" office:value-type="string">
            <text:p>6.4937e-09</text:p>
          </table:table-cell>
          <table:table-cell table:style-name="ce1" office:value-type="string">
            <text:p>2.0459e-08</text:p>
          </table:table-cell>
          <table:table-cell table:style-name="ce1" office:value-type="string">
            <text:p>5.3638e-07</text:p>
          </table:table-cell>
          <table:table-cell table:style-name="ce1" office:value-type="string">
            <text:p>2.5421e-05</text:p>
          </table:table-cell>
          <table:table-cell office:value-type="float" office:value="0.0021025">
            <text:p>0.0021025</text:p>
          </table:table-cell>
          <table:table-cell table:style-name="ce1" office:value-type="string">
            <text:p>3.1331e-18</text:p>
          </table:table-cell>
          <table:table-cell table:style-name="ce1" office:value-type="string">
            <text:p>1.5611e-15</text:p>
          </table:table-cell>
          <table:table-cell table:style-name="ce1" office:value-type="string">
            <text:p>5.5748e-17</text:p>
          </table:table-cell>
          <table:table-cell table:style-name="ce1" office:value-type="string">
            <text:p>2.0146e-15</text:p>
          </table:table-cell>
        </table:table-row>
        <table:table-row table:style-name="ro4">
          <table:table-cell office:value-type="float" office:value="2320.702">
            <text:p>2320.702</text:p>
          </table:table-cell>
          <table:table-cell table:formula="of:=[.M234]*1000000" office:value-type="float" office:value="152.79">
            <text:p>152.79</text:p>
          </table:table-cell>
          <table:table-cell table:formula="of:=[.N234]*1000000" office:value-type="float" office:value="0.086974">
            <text:p>0.086974</text:p>
          </table:table-cell>
          <table:table-cell table:formula="of:=[.O234]*1000000" office:value-type="float" office:value="0.51296">
            <text:p>0.51296</text:p>
          </table:table-cell>
          <table:table-cell table:formula="of:=[.P234]*1000000" office:value-type="float" office:value="0.0064763">
            <text:p>0.0064763</text:p>
          </table:table-cell>
          <table:table-cell table:formula="of:=[.Q234]*1000000" office:value-type="float" office:value="0.020344">
            <text:p>0.020344</text:p>
          </table:table-cell>
          <table:table-cell table:formula="of:=[.R234]*1000000" office:value-type="float" office:value="0.5353">
            <text:p>0.5353</text:p>
          </table:table-cell>
          <table:table-cell table:formula="of:=[.S234]*1000000" office:value-type="float" office:value="25.433">
            <text:p>25.433</text:p>
          </table:table-cell>
          <table:table-cell table:formula="of:=[.T234]*1000000" office:value-type="float" office:value="2102.5">
            <text:p>2102.5</text:p>
          </table:table-cell>
          <table:table-cell table:formula="of:=[.U234]*1000000000000" office:value-type="float" office:value="0.0000031334">
            <text:p>3.1334E-006</text:p>
          </table:table-cell>
          <table:table-cell table:formula="of:=[.V234]*1000000000000" office:value-type="float" office:value="0.0015512">
            <text:p>0.0015512</text:p>
          </table:table-cell>
          <table:table-cell table:formula="of:=([.W234]+[.X234])*1000000000000" office:value-type="float" office:value="0.002065003">
            <text:p>0.002065003</text:p>
          </table:table-cell>
          <table:table-cell office:value-type="float" office:value="0.00015279">
            <text:p>0.00015279</text:p>
          </table:table-cell>
          <table:table-cell table:style-name="ce1" office:value-type="string">
            <text:p>8.6974e-08</text:p>
          </table:table-cell>
          <table:table-cell table:style-name="ce1" office:value-type="string">
            <text:p>5.1296e-07</text:p>
          </table:table-cell>
          <table:table-cell table:style-name="ce1" office:value-type="string">
            <text:p>6.4763e-09</text:p>
          </table:table-cell>
          <table:table-cell table:style-name="ce1" office:value-type="string">
            <text:p>2.0344e-08</text:p>
          </table:table-cell>
          <table:table-cell table:style-name="ce1" office:value-type="string">
            <text:p>5.353e-07</text:p>
          </table:table-cell>
          <table:table-cell table:style-name="ce1" office:value-type="string">
            <text:p>2.5433e-05</text:p>
          </table:table-cell>
          <table:table-cell office:value-type="float" office:value="0.0021025">
            <text:p>0.0021025</text:p>
          </table:table-cell>
          <table:table-cell table:style-name="ce1" office:value-type="string">
            <text:p>3.1334e-18</text:p>
          </table:table-cell>
          <table:table-cell table:style-name="ce1" office:value-type="string">
            <text:p>1.5512e-15</text:p>
          </table:table-cell>
          <table:table-cell table:style-name="ce1" office:value-type="string">
            <text:p>5.5603e-17</text:p>
          </table:table-cell>
          <table:table-cell table:style-name="ce1" office:value-type="string">
            <text:p>2.0094e-15</text:p>
          </table:table-cell>
        </table:table-row>
        <table:table-row table:style-name="ro4">
          <table:table-cell office:value-type="float" office:value="2330.702">
            <text:p>2330.702</text:p>
          </table:table-cell>
          <table:table-cell table:formula="of:=[.M235]*1000000" office:value-type="float" office:value="152.78">
            <text:p>152.78</text:p>
          </table:table-cell>
          <table:table-cell table:formula="of:=[.N235]*1000000" office:value-type="float" office:value="0.086795">
            <text:p>0.086795</text:p>
          </table:table-cell>
          <table:table-cell table:formula="of:=[.O235]*1000000" office:value-type="float" office:value="0.5109">
            <text:p>0.5109</text:p>
          </table:table-cell>
          <table:table-cell table:formula="of:=[.P235]*1000000" office:value-type="float" office:value="0.006459">
            <text:p>0.006459</text:p>
          </table:table-cell>
          <table:table-cell table:formula="of:=[.Q235]*1000000" office:value-type="float" office:value="0.020229">
            <text:p>0.020229</text:p>
          </table:table-cell>
          <table:table-cell table:formula="of:=[.R235]*1000000" office:value-type="float" office:value="0.53422">
            <text:p>0.53422</text:p>
          </table:table-cell>
          <table:table-cell table:formula="of:=[.S235]*1000000" office:value-type="float" office:value="25.445">
            <text:p>25.445</text:p>
          </table:table-cell>
          <table:table-cell table:formula="of:=[.T235]*1000000" office:value-type="float" office:value="2102.5">
            <text:p>2102.5</text:p>
          </table:table-cell>
          <table:table-cell table:formula="of:=[.U235]*1000000000000" office:value-type="float" office:value="0.0000031338">
            <text:p>3.1338E-006</text:p>
          </table:table-cell>
          <table:table-cell table:formula="of:=[.V235]*1000000000000" office:value-type="float" office:value="0.0015414">
            <text:p>0.0015414</text:p>
          </table:table-cell>
          <table:table-cell table:formula="of:=([.W235]+[.X235])*1000000000000" office:value-type="float" office:value="0.002059757">
            <text:p>0.002059757</text:p>
          </table:table-cell>
          <table:table-cell office:value-type="float" office:value="0.00015278">
            <text:p>0.00015278</text:p>
          </table:table-cell>
          <table:table-cell table:style-name="ce1" office:value-type="string">
            <text:p>8.6795e-08</text:p>
          </table:table-cell>
          <table:table-cell table:style-name="ce1" office:value-type="string">
            <text:p>5.109e-07</text:p>
          </table:table-cell>
          <table:table-cell table:style-name="ce1" office:value-type="string">
            <text:p>6.459e-09</text:p>
          </table:table-cell>
          <table:table-cell table:style-name="ce1" office:value-type="string">
            <text:p>2.0229e-08</text:p>
          </table:table-cell>
          <table:table-cell table:style-name="ce1" office:value-type="string">
            <text:p>5.3422e-07</text:p>
          </table:table-cell>
          <table:table-cell table:style-name="ce1" office:value-type="string">
            <text:p>2.5445e-05</text:p>
          </table:table-cell>
          <table:table-cell office:value-type="float" office:value="0.0021025">
            <text:p>0.0021025</text:p>
          </table:table-cell>
          <table:table-cell table:style-name="ce1" office:value-type="string">
            <text:p>3.1338e-18</text:p>
          </table:table-cell>
          <table:table-cell table:style-name="ce1" office:value-type="string">
            <text:p>1.5414e-15</text:p>
          </table:table-cell>
          <table:table-cell table:style-name="ce1" office:value-type="string">
            <text:p>5.5457e-17</text:p>
          </table:table-cell>
          <table:table-cell table:style-name="ce1" office:value-type="string">
            <text:p>2.0043e-15</text:p>
          </table:table-cell>
        </table:table-row>
        <table:table-row table:style-name="ro4">
          <table:table-cell office:value-type="float" office:value="2340.702">
            <text:p>2340.702</text:p>
          </table:table-cell>
          <table:table-cell table:formula="of:=[.M236]*1000000" office:value-type="float" office:value="152.77">
            <text:p>152.77</text:p>
          </table:table-cell>
          <table:table-cell table:formula="of:=[.N236]*1000000" office:value-type="float" office:value="0.086614">
            <text:p>0.086614</text:p>
          </table:table-cell>
          <table:table-cell table:formula="of:=[.O236]*1000000" office:value-type="float" office:value="0.50885">
            <text:p>0.50885</text:p>
          </table:table-cell>
          <table:table-cell table:formula="of:=[.P236]*1000000" office:value-type="float" office:value="0.0064417">
            <text:p>0.0064417</text:p>
          </table:table-cell>
          <table:table-cell table:formula="of:=[.Q236]*1000000" office:value-type="float" office:value="0.020115">
            <text:p>0.020115</text:p>
          </table:table-cell>
          <table:table-cell table:formula="of:=[.R236]*1000000" office:value-type="float" office:value="0.53314">
            <text:p>0.53314</text:p>
          </table:table-cell>
          <table:table-cell table:formula="of:=[.S236]*1000000" office:value-type="float" office:value="25.456">
            <text:p>25.456</text:p>
          </table:table-cell>
          <table:table-cell table:formula="of:=[.T236]*1000000" office:value-type="float" office:value="2102.5">
            <text:p>2102.5</text:p>
          </table:table-cell>
          <table:table-cell table:formula="of:=[.U236]*1000000000000" office:value-type="float" office:value="0.0000031341">
            <text:p>3.1341E-006</text:p>
          </table:table-cell>
          <table:table-cell table:formula="of:=[.V236]*1000000000000" office:value-type="float" office:value="0.0015316">
            <text:p>0.0015316</text:p>
          </table:table-cell>
          <table:table-cell table:formula="of:=([.W236]+[.X236])*1000000000000" office:value-type="float" office:value="0.002054412">
            <text:p>0.002054412</text:p>
          </table:table-cell>
          <table:table-cell office:value-type="float" office:value="0.00015277">
            <text:p>0.00015277</text:p>
          </table:table-cell>
          <table:table-cell table:style-name="ce1" office:value-type="string">
            <text:p>8.6614e-08</text:p>
          </table:table-cell>
          <table:table-cell table:style-name="ce1" office:value-type="string">
            <text:p>5.0885e-07</text:p>
          </table:table-cell>
          <table:table-cell table:style-name="ce1" office:value-type="string">
            <text:p>6.4417e-09</text:p>
          </table:table-cell>
          <table:table-cell table:style-name="ce1" office:value-type="string">
            <text:p>2.0115e-08</text:p>
          </table:table-cell>
          <table:table-cell table:style-name="ce1" office:value-type="string">
            <text:p>5.3314e-07</text:p>
          </table:table-cell>
          <table:table-cell table:style-name="ce1" office:value-type="string">
            <text:p>2.5456e-05</text:p>
          </table:table-cell>
          <table:table-cell office:value-type="float" office:value="0.0021025">
            <text:p>0.0021025</text:p>
          </table:table-cell>
          <table:table-cell table:style-name="ce1" office:value-type="string">
            <text:p>3.1341e-18</text:p>
          </table:table-cell>
          <table:table-cell table:style-name="ce1" office:value-type="string">
            <text:p>1.5316e-15</text:p>
          </table:table-cell>
          <table:table-cell table:style-name="ce1" office:value-type="string">
            <text:p>5.5312e-17</text:p>
          </table:table-cell>
          <table:table-cell table:style-name="ce1" office:value-type="string">
            <text:p>1.9991e-15</text:p>
          </table:table-cell>
        </table:table-row>
        <table:table-row table:style-name="ro4">
          <table:table-cell office:value-type="float" office:value="2350.702">
            <text:p>2350.702</text:p>
          </table:table-cell>
          <table:table-cell table:formula="of:=[.M237]*1000000" office:value-type="float" office:value="152.76">
            <text:p>152.76</text:p>
          </table:table-cell>
          <table:table-cell table:formula="of:=[.N237]*1000000" office:value-type="float" office:value="0.086434">
            <text:p>0.086434</text:p>
          </table:table-cell>
          <table:table-cell table:formula="of:=[.O237]*1000000" office:value-type="float" office:value="0.50682">
            <text:p>0.50682</text:p>
          </table:table-cell>
          <table:table-cell table:formula="of:=[.P237]*1000000" office:value-type="float" office:value="0.0064245">
            <text:p>0.0064245</text:p>
          </table:table-cell>
          <table:table-cell table:formula="of:=[.Q237]*1000000" office:value-type="float" office:value="0.020001">
            <text:p>0.020001</text:p>
          </table:table-cell>
          <table:table-cell table:formula="of:=[.R237]*1000000" office:value-type="float" office:value="0.53205">
            <text:p>0.53205</text:p>
          </table:table-cell>
          <table:table-cell table:formula="of:=[.S237]*1000000" office:value-type="float" office:value="25.468">
            <text:p>25.468</text:p>
          </table:table-cell>
          <table:table-cell table:formula="of:=[.T237]*1000000" office:value-type="float" office:value="2102.4">
            <text:p>2102.4</text:p>
          </table:table-cell>
          <table:table-cell table:formula="of:=[.U237]*1000000000000" office:value-type="float" office:value="0.0000031345">
            <text:p>3.1345E-006</text:p>
          </table:table-cell>
          <table:table-cell table:formula="of:=[.V237]*1000000000000" office:value-type="float" office:value="0.0015218">
            <text:p>0.0015218</text:p>
          </table:table-cell>
          <table:table-cell table:formula="of:=([.W237]+[.X237])*1000000000000" office:value-type="float" office:value="0.002049166">
            <text:p>0.002049166</text:p>
          </table:table-cell>
          <table:table-cell office:value-type="float" office:value="0.00015276">
            <text:p>0.00015276</text:p>
          </table:table-cell>
          <table:table-cell table:style-name="ce1" office:value-type="string">
            <text:p>8.6434e-08</text:p>
          </table:table-cell>
          <table:table-cell table:style-name="ce1" office:value-type="string">
            <text:p>5.0682e-07</text:p>
          </table:table-cell>
          <table:table-cell table:style-name="ce1" office:value-type="string">
            <text:p>6.4245e-09</text:p>
          </table:table-cell>
          <table:table-cell table:style-name="ce1" office:value-type="string">
            <text:p>2.0001e-08</text:p>
          </table:table-cell>
          <table:table-cell table:style-name="ce1" office:value-type="string">
            <text:p>5.3205e-07</text:p>
          </table:table-cell>
          <table:table-cell table:style-name="ce1" office:value-type="string">
            <text:p>2.5468e-05</text:p>
          </table:table-cell>
          <table:table-cell office:value-type="float" office:value="0.0021024">
            <text:p>0.0021024</text:p>
          </table:table-cell>
          <table:table-cell table:style-name="ce1" office:value-type="string">
            <text:p>3.1345e-18</text:p>
          </table:table-cell>
          <table:table-cell table:style-name="ce1" office:value-type="string">
            <text:p>1.5218e-15</text:p>
          </table:table-cell>
          <table:table-cell table:style-name="ce1" office:value-type="string">
            <text:p>5.5166e-17</text:p>
          </table:table-cell>
          <table:table-cell table:style-name="ce1" office:value-type="string">
            <text:p>1.994e-15</text:p>
          </table:table-cell>
        </table:table-row>
        <table:table-row table:style-name="ro4">
          <table:table-cell office:value-type="float" office:value="2360.702">
            <text:p>2360.702</text:p>
          </table:table-cell>
          <table:table-cell table:formula="of:=[.M238]*1000000" office:value-type="float" office:value="152.76">
            <text:p>152.76</text:p>
          </table:table-cell>
          <table:table-cell table:formula="of:=[.N238]*1000000" office:value-type="float" office:value="0.086253">
            <text:p>0.086253</text:p>
          </table:table-cell>
          <table:table-cell table:formula="of:=[.O238]*1000000" office:value-type="float" office:value="0.5048">
            <text:p>0.5048</text:p>
          </table:table-cell>
          <table:table-cell table:formula="of:=[.P238]*1000000" office:value-type="float" office:value="0.0064074">
            <text:p>0.0064074</text:p>
          </table:table-cell>
          <table:table-cell table:formula="of:=[.Q238]*1000000" office:value-type="float" office:value="0.019887">
            <text:p>0.019887</text:p>
          </table:table-cell>
          <table:table-cell table:formula="of:=[.R238]*1000000" office:value-type="float" office:value="0.53096">
            <text:p>0.53096</text:p>
          </table:table-cell>
          <table:table-cell table:formula="of:=[.S238]*1000000" office:value-type="float" office:value="25.48">
            <text:p>25.48</text:p>
          </table:table-cell>
          <table:table-cell table:formula="of:=[.T238]*1000000" office:value-type="float" office:value="2102.4">
            <text:p>2102.4</text:p>
          </table:table-cell>
          <table:table-cell table:formula="of:=[.U238]*1000000000000" office:value-type="float" office:value="0.0000031348">
            <text:p>3.1348E-006</text:p>
          </table:table-cell>
          <table:table-cell table:formula="of:=[.V238]*1000000000000" office:value-type="float" office:value="0.0015121">
            <text:p>0.0015121</text:p>
          </table:table-cell>
          <table:table-cell table:formula="of:=([.W238]+[.X238])*1000000000000" office:value-type="float" office:value="0.002043821">
            <text:p>0.002043821</text:p>
          </table:table-cell>
          <table:table-cell office:value-type="float" office:value="0.00015276">
            <text:p>0.00015276</text:p>
          </table:table-cell>
          <table:table-cell table:style-name="ce1" office:value-type="string">
            <text:p>8.6253e-08</text:p>
          </table:table-cell>
          <table:table-cell table:style-name="ce1" office:value-type="string">
            <text:p>5.048e-07</text:p>
          </table:table-cell>
          <table:table-cell table:style-name="ce1" office:value-type="string">
            <text:p>6.4074e-09</text:p>
          </table:table-cell>
          <table:table-cell table:style-name="ce1" office:value-type="string">
            <text:p>1.9887e-08</text:p>
          </table:table-cell>
          <table:table-cell table:style-name="ce1" office:value-type="string">
            <text:p>5.3096e-07</text:p>
          </table:table-cell>
          <table:table-cell table:style-name="ce1" office:value-type="string">
            <text:p>2.548e-05</text:p>
          </table:table-cell>
          <table:table-cell office:value-type="float" office:value="0.0021024">
            <text:p>0.0021024</text:p>
          </table:table-cell>
          <table:table-cell table:style-name="ce1" office:value-type="string">
            <text:p>3.1348e-18</text:p>
          </table:table-cell>
          <table:table-cell table:style-name="ce1" office:value-type="string">
            <text:p>1.5121e-15</text:p>
          </table:table-cell>
          <table:table-cell table:style-name="ce1" office:value-type="string">
            <text:p>5.5021e-17</text:p>
          </table:table-cell>
          <table:table-cell table:style-name="ce1" office:value-type="string">
            <text:p>1.9888e-15</text:p>
          </table:table-cell>
        </table:table-row>
        <table:table-row table:style-name="ro4">
          <table:table-cell office:value-type="float" office:value="2370.702">
            <text:p>2370.702</text:p>
          </table:table-cell>
          <table:table-cell table:formula="of:=[.M239]*1000000" office:value-type="float" office:value="152.75">
            <text:p>152.75</text:p>
          </table:table-cell>
          <table:table-cell table:formula="of:=[.N239]*1000000" office:value-type="float" office:value="0.086071">
            <text:p>0.086071</text:p>
          </table:table-cell>
          <table:table-cell table:formula="of:=[.O239]*1000000" office:value-type="float" office:value="0.50279">
            <text:p>0.50279</text:p>
          </table:table-cell>
          <table:table-cell table:formula="of:=[.P239]*1000000" office:value-type="float" office:value="0.0063903">
            <text:p>0.0063903</text:p>
          </table:table-cell>
          <table:table-cell table:formula="of:=[.Q239]*1000000" office:value-type="float" office:value="0.019774">
            <text:p>0.019774</text:p>
          </table:table-cell>
          <table:table-cell table:formula="of:=[.R239]*1000000" office:value-type="float" office:value="0.52987">
            <text:p>0.52987</text:p>
          </table:table-cell>
          <table:table-cell table:formula="of:=[.S239]*1000000" office:value-type="float" office:value="25.492">
            <text:p>25.492</text:p>
          </table:table-cell>
          <table:table-cell table:formula="of:=[.T239]*1000000" office:value-type="float" office:value="2102.4">
            <text:p>2102.4</text:p>
          </table:table-cell>
          <table:table-cell table:formula="of:=[.U239]*1000000000000" office:value-type="float" office:value="0.0000031351">
            <text:p>3.1351E-006</text:p>
          </table:table-cell>
          <table:table-cell table:formula="of:=[.V239]*1000000000000" office:value-type="float" office:value="0.0015025">
            <text:p>0.0015025</text:p>
          </table:table-cell>
          <table:table-cell table:formula="of:=([.W239]+[.X239])*1000000000000" office:value-type="float" office:value="0.002038476">
            <text:p>0.002038476</text:p>
          </table:table-cell>
          <table:table-cell office:value-type="float" office:value="0.00015275">
            <text:p>0.00015275</text:p>
          </table:table-cell>
          <table:table-cell table:style-name="ce1" office:value-type="string">
            <text:p>8.6071e-08</text:p>
          </table:table-cell>
          <table:table-cell table:style-name="ce1" office:value-type="string">
            <text:p>5.0279e-07</text:p>
          </table:table-cell>
          <table:table-cell table:style-name="ce1" office:value-type="string">
            <text:p>6.3903e-09</text:p>
          </table:table-cell>
          <table:table-cell table:style-name="ce1" office:value-type="string">
            <text:p>1.9774e-08</text:p>
          </table:table-cell>
          <table:table-cell table:style-name="ce1" office:value-type="string">
            <text:p>5.2987e-07</text:p>
          </table:table-cell>
          <table:table-cell table:style-name="ce1" office:value-type="string">
            <text:p>2.5492e-05</text:p>
          </table:table-cell>
          <table:table-cell office:value-type="float" office:value="0.0021024">
            <text:p>0.0021024</text:p>
          </table:table-cell>
          <table:table-cell table:style-name="ce1" office:value-type="string">
            <text:p>3.1351e-18</text:p>
          </table:table-cell>
          <table:table-cell table:style-name="ce1" office:value-type="string">
            <text:p>1.5025e-15</text:p>
          </table:table-cell>
          <table:table-cell table:style-name="ce1" office:value-type="string">
            <text:p>5.4876e-17</text:p>
          </table:table-cell>
          <table:table-cell table:style-name="ce1" office:value-type="string">
            <text:p>1.9836e-15</text:p>
          </table:table-cell>
        </table:table-row>
        <table:table-row table:style-name="ro4">
          <table:table-cell office:value-type="float" office:value="2380.702">
            <text:p>2380.702</text:p>
          </table:table-cell>
          <table:table-cell table:formula="of:=[.M240]*1000000" office:value-type="float" office:value="152.74">
            <text:p>152.74</text:p>
          </table:table-cell>
          <table:table-cell table:formula="of:=[.N240]*1000000" office:value-type="float" office:value="0.085889">
            <text:p>0.085889</text:p>
          </table:table-cell>
          <table:table-cell table:formula="of:=[.O240]*1000000" office:value-type="float" office:value="0.5008">
            <text:p>0.5008</text:p>
          </table:table-cell>
          <table:table-cell table:formula="of:=[.P240]*1000000" office:value-type="float" office:value="0.0063732">
            <text:p>0.0063732</text:p>
          </table:table-cell>
          <table:table-cell table:formula="of:=[.Q240]*1000000" office:value-type="float" office:value="0.019661">
            <text:p>0.019661</text:p>
          </table:table-cell>
          <table:table-cell table:formula="of:=[.R240]*1000000" office:value-type="float" office:value="0.52877">
            <text:p>0.52877</text:p>
          </table:table-cell>
          <table:table-cell table:formula="of:=[.S240]*1000000" office:value-type="float" office:value="25.503">
            <text:p>25.503</text:p>
          </table:table-cell>
          <table:table-cell table:formula="of:=[.T240]*1000000" office:value-type="float" office:value="2102.4">
            <text:p>2102.4</text:p>
          </table:table-cell>
          <table:table-cell table:formula="of:=[.U240]*1000000000000" office:value-type="float" office:value="0.0000031355">
            <text:p>3.1355E-006</text:p>
          </table:table-cell>
          <table:table-cell table:formula="of:=[.V240]*1000000000000" office:value-type="float" office:value="0.0014929">
            <text:p>0.0014929</text:p>
          </table:table-cell>
          <table:table-cell table:formula="of:=([.W240]+[.X240])*1000000000000" office:value-type="float" office:value="0.002033231">
            <text:p>0.002033231</text:p>
          </table:table-cell>
          <table:table-cell office:value-type="float" office:value="0.00015274">
            <text:p>0.00015274</text:p>
          </table:table-cell>
          <table:table-cell table:style-name="ce1" office:value-type="string">
            <text:p>8.5889e-08</text:p>
          </table:table-cell>
          <table:table-cell table:style-name="ce1" office:value-type="string">
            <text:p>5.008e-07</text:p>
          </table:table-cell>
          <table:table-cell table:style-name="ce1" office:value-type="string">
            <text:p>6.3732e-09</text:p>
          </table:table-cell>
          <table:table-cell table:style-name="ce1" office:value-type="string">
            <text:p>1.9661e-08</text:p>
          </table:table-cell>
          <table:table-cell table:style-name="ce1" office:value-type="string">
            <text:p>5.2877e-07</text:p>
          </table:table-cell>
          <table:table-cell table:style-name="ce1" office:value-type="string">
            <text:p>2.5503e-05</text:p>
          </table:table-cell>
          <table:table-cell office:value-type="float" office:value="0.0021024">
            <text:p>0.0021024</text:p>
          </table:table-cell>
          <table:table-cell table:style-name="ce1" office:value-type="string">
            <text:p>3.1355e-18</text:p>
          </table:table-cell>
          <table:table-cell table:style-name="ce1" office:value-type="string">
            <text:p>1.4929e-15</text:p>
          </table:table-cell>
          <table:table-cell table:style-name="ce1" office:value-type="string">
            <text:p>5.4731e-17</text:p>
          </table:table-cell>
          <table:table-cell table:style-name="ce1" office:value-type="string">
            <text:p>1.9785e-15</text:p>
          </table:table-cell>
        </table:table-row>
        <table:table-row table:style-name="ro4">
          <table:table-cell office:value-type="float" office:value="2390.702">
            <text:p>2390.702</text:p>
          </table:table-cell>
          <table:table-cell table:formula="of:=[.M241]*1000000" office:value-type="float" office:value="152.73">
            <text:p>152.73</text:p>
          </table:table-cell>
          <table:table-cell table:formula="of:=[.N241]*1000000" office:value-type="float" office:value="0.085706">
            <text:p>0.085706</text:p>
          </table:table-cell>
          <table:table-cell table:formula="of:=[.O241]*1000000" office:value-type="float" office:value="0.49882">
            <text:p>0.49882</text:p>
          </table:table-cell>
          <table:table-cell table:formula="of:=[.P241]*1000000" office:value-type="float" office:value="0.0063562">
            <text:p>0.0063562</text:p>
          </table:table-cell>
          <table:table-cell table:formula="of:=[.Q241]*1000000" office:value-type="float" office:value="0.019549">
            <text:p>0.019549</text:p>
          </table:table-cell>
          <table:table-cell table:formula="of:=[.R241]*1000000" office:value-type="float" office:value="0.52767">
            <text:p>0.52767</text:p>
          </table:table-cell>
          <table:table-cell table:formula="of:=[.S241]*1000000" office:value-type="float" office:value="25.515">
            <text:p>25.515</text:p>
          </table:table-cell>
          <table:table-cell table:formula="of:=[.T241]*1000000" office:value-type="float" office:value="2102.4">
            <text:p>2102.4</text:p>
          </table:table-cell>
          <table:table-cell table:formula="of:=[.U241]*1000000000000" office:value-type="float" office:value="0.0000031358">
            <text:p>3.1358E-006</text:p>
          </table:table-cell>
          <table:table-cell table:formula="of:=[.V241]*1000000000000" office:value-type="float" office:value="0.0014833">
            <text:p>0.0014833</text:p>
          </table:table-cell>
          <table:table-cell table:formula="of:=([.W241]+[.X241])*1000000000000" office:value-type="float" office:value="0.002027886">
            <text:p>0.002027886</text:p>
          </table:table-cell>
          <table:table-cell office:value-type="float" office:value="0.00015273">
            <text:p>0.00015273</text:p>
          </table:table-cell>
          <table:table-cell table:style-name="ce1" office:value-type="string">
            <text:p>8.5706e-08</text:p>
          </table:table-cell>
          <table:table-cell table:style-name="ce1" office:value-type="string">
            <text:p>4.9882e-07</text:p>
          </table:table-cell>
          <table:table-cell table:style-name="ce1" office:value-type="string">
            <text:p>6.3562e-09</text:p>
          </table:table-cell>
          <table:table-cell table:style-name="ce1" office:value-type="string">
            <text:p>1.9549e-08</text:p>
          </table:table-cell>
          <table:table-cell table:style-name="ce1" office:value-type="string">
            <text:p>5.2767e-07</text:p>
          </table:table-cell>
          <table:table-cell table:style-name="ce1" office:value-type="string">
            <text:p>2.5515e-05</text:p>
          </table:table-cell>
          <table:table-cell office:value-type="float" office:value="0.0021024">
            <text:p>0.0021024</text:p>
          </table:table-cell>
          <table:table-cell table:style-name="ce1" office:value-type="string">
            <text:p>3.1358e-18</text:p>
          </table:table-cell>
          <table:table-cell table:style-name="ce1" office:value-type="string">
            <text:p>1.4833e-15</text:p>
          </table:table-cell>
          <table:table-cell table:style-name="ce1" office:value-type="string">
            <text:p>5.4586e-17</text:p>
          </table:table-cell>
          <table:table-cell table:style-name="ce1" office:value-type="string">
            <text:p>1.9733e-15</text:p>
          </table:table-cell>
        </table:table-row>
        <table:table-row table:style-name="ro4">
          <table:table-cell office:value-type="float" office:value="2400.702">
            <text:p>2400.702</text:p>
          </table:table-cell>
          <table:table-cell table:formula="of:=[.M242]*1000000" office:value-type="float" office:value="152.72">
            <text:p>152.72</text:p>
          </table:table-cell>
          <table:table-cell table:formula="of:=[.N242]*1000000" office:value-type="float" office:value="0.085523">
            <text:p>0.085523</text:p>
          </table:table-cell>
          <table:table-cell table:formula="of:=[.O242]*1000000" office:value-type="float" office:value="0.49686">
            <text:p>0.49686</text:p>
          </table:table-cell>
          <table:table-cell table:formula="of:=[.P242]*1000000" office:value-type="float" office:value="0.0063393">
            <text:p>0.0063393</text:p>
          </table:table-cell>
          <table:table-cell table:formula="of:=[.Q242]*1000000" office:value-type="float" office:value="0.019437">
            <text:p>0.019437</text:p>
          </table:table-cell>
          <table:table-cell table:formula="of:=[.R242]*1000000" office:value-type="float" office:value="0.52657">
            <text:p>0.52657</text:p>
          </table:table-cell>
          <table:table-cell table:formula="of:=[.S242]*1000000" office:value-type="float" office:value="25.527">
            <text:p>25.527</text:p>
          </table:table-cell>
          <table:table-cell table:formula="of:=[.T242]*1000000" office:value-type="float" office:value="2102.3">
            <text:p>2102.3</text:p>
          </table:table-cell>
          <table:table-cell table:formula="of:=[.U242]*1000000000000" office:value-type="float" office:value="0.0000031362">
            <text:p>3.1362E-006</text:p>
          </table:table-cell>
          <table:table-cell table:formula="of:=[.V242]*1000000000000" office:value-type="float" office:value="0.0014738">
            <text:p>0.0014738</text:p>
          </table:table-cell>
          <table:table-cell table:formula="of:=([.W242]+[.X242])*1000000000000" office:value-type="float" office:value="0.002022641">
            <text:p>0.002022641</text:p>
          </table:table-cell>
          <table:table-cell office:value-type="float" office:value="0.00015272">
            <text:p>0.00015272</text:p>
          </table:table-cell>
          <table:table-cell table:style-name="ce1" office:value-type="string">
            <text:p>8.5523e-08</text:p>
          </table:table-cell>
          <table:table-cell table:style-name="ce1" office:value-type="string">
            <text:p>4.9686e-07</text:p>
          </table:table-cell>
          <table:table-cell table:style-name="ce1" office:value-type="string">
            <text:p>6.3393e-09</text:p>
          </table:table-cell>
          <table:table-cell table:style-name="ce1" office:value-type="string">
            <text:p>1.9437e-08</text:p>
          </table:table-cell>
          <table:table-cell table:style-name="ce1" office:value-type="string">
            <text:p>5.2657e-07</text:p>
          </table:table-cell>
          <table:table-cell table:style-name="ce1" office:value-type="string">
            <text:p>2.5527e-05</text:p>
          </table:table-cell>
          <table:table-cell office:value-type="float" office:value="0.0021023">
            <text:p>0.0021023</text:p>
          </table:table-cell>
          <table:table-cell table:style-name="ce1" office:value-type="string">
            <text:p>3.1362e-18</text:p>
          </table:table-cell>
          <table:table-cell table:style-name="ce1" office:value-type="string">
            <text:p>1.4738e-15</text:p>
          </table:table-cell>
          <table:table-cell table:style-name="ce1" office:value-type="string">
            <text:p>5.4441e-17</text:p>
          </table:table-cell>
          <table:table-cell table:style-name="ce1" office:value-type="string">
            <text:p>1.9682e-15</text:p>
          </table:table-cell>
        </table:table-row>
        <table:table-row table:style-name="ro4">
          <table:table-cell office:value-type="float" office:value="2410.702">
            <text:p>2410.702</text:p>
          </table:table-cell>
          <table:table-cell table:formula="of:=[.M243]*1000000" office:value-type="float" office:value="152.72">
            <text:p>152.72</text:p>
          </table:table-cell>
          <table:table-cell table:formula="of:=[.N243]*1000000" office:value-type="float" office:value="0.085339">
            <text:p>0.085339</text:p>
          </table:table-cell>
          <table:table-cell table:formula="of:=[.O243]*1000000" office:value-type="float" office:value="0.4949">
            <text:p>0.4949</text:p>
          </table:table-cell>
          <table:table-cell table:formula="of:=[.P243]*1000000" office:value-type="float" office:value="0.0063224">
            <text:p>0.0063224</text:p>
          </table:table-cell>
          <table:table-cell table:formula="of:=[.Q243]*1000000" office:value-type="float" office:value="0.019325">
            <text:p>0.019325</text:p>
          </table:table-cell>
          <table:table-cell table:formula="of:=[.R243]*1000000" office:value-type="float" office:value="0.52547">
            <text:p>0.52547</text:p>
          </table:table-cell>
          <table:table-cell table:formula="of:=[.S243]*1000000" office:value-type="float" office:value="25.538">
            <text:p>25.538</text:p>
          </table:table-cell>
          <table:table-cell table:formula="of:=[.T243]*1000000" office:value-type="float" office:value="2102.3">
            <text:p>2102.3</text:p>
          </table:table-cell>
          <table:table-cell table:formula="of:=[.U243]*1000000000000" office:value-type="float" office:value="0.0000031365">
            <text:p>3.1365E-006</text:p>
          </table:table-cell>
          <table:table-cell table:formula="of:=[.V243]*1000000000000" office:value-type="float" office:value="0.0014643">
            <text:p>0.0014643</text:p>
          </table:table-cell>
          <table:table-cell table:formula="of:=([.W243]+[.X243])*1000000000000" office:value-type="float" office:value="0.002017396">
            <text:p>0.002017396</text:p>
          </table:table-cell>
          <table:table-cell office:value-type="float" office:value="0.00015272">
            <text:p>0.00015272</text:p>
          </table:table-cell>
          <table:table-cell table:style-name="ce1" office:value-type="string">
            <text:p>8.5339e-08</text:p>
          </table:table-cell>
          <table:table-cell table:style-name="ce1" office:value-type="string">
            <text:p>4.949e-07</text:p>
          </table:table-cell>
          <table:table-cell table:style-name="ce1" office:value-type="string">
            <text:p>6.3224e-09</text:p>
          </table:table-cell>
          <table:table-cell table:style-name="ce1" office:value-type="string">
            <text:p>1.9325e-08</text:p>
          </table:table-cell>
          <table:table-cell table:style-name="ce1" office:value-type="string">
            <text:p>5.2547e-07</text:p>
          </table:table-cell>
          <table:table-cell table:style-name="ce1" office:value-type="string">
            <text:p>2.5538e-05</text:p>
          </table:table-cell>
          <table:table-cell office:value-type="float" office:value="0.0021023">
            <text:p>0.0021023</text:p>
          </table:table-cell>
          <table:table-cell table:style-name="ce1" office:value-type="string">
            <text:p>3.1365e-18</text:p>
          </table:table-cell>
          <table:table-cell table:style-name="ce1" office:value-type="string">
            <text:p>1.4643e-15</text:p>
          </table:table-cell>
          <table:table-cell table:style-name="ce1" office:value-type="string">
            <text:p>5.4296e-17</text:p>
          </table:table-cell>
          <table:table-cell table:style-name="ce1" office:value-type="string">
            <text:p>1.9631e-15</text:p>
          </table:table-cell>
        </table:table-row>
        <table:table-row table:style-name="ro4">
          <table:table-cell office:value-type="float" office:value="2420.702">
            <text:p>2420.702</text:p>
          </table:table-cell>
          <table:table-cell table:formula="of:=[.M244]*1000000" office:value-type="float" office:value="152.71">
            <text:p>152.71</text:p>
          </table:table-cell>
          <table:table-cell table:formula="of:=[.N244]*1000000" office:value-type="float" office:value="0.085155">
            <text:p>0.085155</text:p>
          </table:table-cell>
          <table:table-cell table:formula="of:=[.O244]*1000000" office:value-type="float" office:value="0.49296">
            <text:p>0.49296</text:p>
          </table:table-cell>
          <table:table-cell table:formula="of:=[.P244]*1000000" office:value-type="float" office:value="0.0063056">
            <text:p>0.0063056</text:p>
          </table:table-cell>
          <table:table-cell table:formula="of:=[.Q244]*1000000" office:value-type="float" office:value="0.019214">
            <text:p>0.019214</text:p>
          </table:table-cell>
          <table:table-cell table:formula="of:=[.R244]*1000000" office:value-type="float" office:value="0.52437">
            <text:p>0.52437</text:p>
          </table:table-cell>
          <table:table-cell table:formula="of:=[.S244]*1000000" office:value-type="float" office:value="25.55">
            <text:p>25.55</text:p>
          </table:table-cell>
          <table:table-cell table:formula="of:=[.T244]*1000000" office:value-type="float" office:value="2102.3">
            <text:p>2102.3</text:p>
          </table:table-cell>
          <table:table-cell table:formula="of:=[.U244]*1000000000000" office:value-type="float" office:value="0.0000031369">
            <text:p>3.1369E-006</text:p>
          </table:table-cell>
          <table:table-cell table:formula="of:=[.V244]*1000000000000" office:value-type="float" office:value="0.0014549">
            <text:p>0.0014549</text:p>
          </table:table-cell>
          <table:table-cell table:formula="of:=([.W244]+[.X244])*1000000000000" office:value-type="float" office:value="0.002012052">
            <text:p>0.002012052</text:p>
          </table:table-cell>
          <table:table-cell office:value-type="float" office:value="0.00015271">
            <text:p>0.00015271</text:p>
          </table:table-cell>
          <table:table-cell table:style-name="ce1" office:value-type="string">
            <text:p>8.5155e-08</text:p>
          </table:table-cell>
          <table:table-cell table:style-name="ce1" office:value-type="string">
            <text:p>4.9296e-07</text:p>
          </table:table-cell>
          <table:table-cell table:style-name="ce1" office:value-type="string">
            <text:p>6.3056e-09</text:p>
          </table:table-cell>
          <table:table-cell table:style-name="ce1" office:value-type="string">
            <text:p>1.9214e-08</text:p>
          </table:table-cell>
          <table:table-cell table:style-name="ce1" office:value-type="string">
            <text:p>5.2437e-07</text:p>
          </table:table-cell>
          <table:table-cell table:style-name="ce1" office:value-type="string">
            <text:p>2.555e-05</text:p>
          </table:table-cell>
          <table:table-cell office:value-type="float" office:value="0.0021023">
            <text:p>0.0021023</text:p>
          </table:table-cell>
          <table:table-cell table:style-name="ce1" office:value-type="string">
            <text:p>3.1369e-18</text:p>
          </table:table-cell>
          <table:table-cell table:style-name="ce1" office:value-type="string">
            <text:p>1.4549e-15</text:p>
          </table:table-cell>
          <table:table-cell table:style-name="ce1" office:value-type="string">
            <text:p>5.4152e-17</text:p>
          </table:table-cell>
          <table:table-cell table:style-name="ce1" office:value-type="string">
            <text:p>1.9579e-15</text:p>
          </table:table-cell>
        </table:table-row>
        <table:table-row table:style-name="ro4">
          <table:table-cell office:value-type="float" office:value="2430.702">
            <text:p>2430.702</text:p>
          </table:table-cell>
          <table:table-cell table:formula="of:=[.M245]*1000000" office:value-type="float" office:value="152.7">
            <text:p>152.7</text:p>
          </table:table-cell>
          <table:table-cell table:formula="of:=[.N245]*1000000" office:value-type="float" office:value="0.084971">
            <text:p>0.084971</text:p>
          </table:table-cell>
          <table:table-cell table:formula="of:=[.O245]*1000000" office:value-type="float" office:value="0.49104">
            <text:p>0.49104</text:p>
          </table:table-cell>
          <table:table-cell table:formula="of:=[.P245]*1000000" office:value-type="float" office:value="0.0062888">
            <text:p>0.0062888</text:p>
          </table:table-cell>
          <table:table-cell table:formula="of:=[.Q245]*1000000" office:value-type="float" office:value="0.019103">
            <text:p>0.019103</text:p>
          </table:table-cell>
          <table:table-cell table:formula="of:=[.R245]*1000000" office:value-type="float" office:value="0.52326">
            <text:p>0.52326</text:p>
          </table:table-cell>
          <table:table-cell table:formula="of:=[.S245]*1000000" office:value-type="float" office:value="25.561">
            <text:p>25.561</text:p>
          </table:table-cell>
          <table:table-cell table:formula="of:=[.T245]*1000000" office:value-type="float" office:value="2102.3">
            <text:p>2102.3</text:p>
          </table:table-cell>
          <table:table-cell table:formula="of:=[.U245]*1000000000000" office:value-type="float" office:value="0.0000031372">
            <text:p>3.1372E-006</text:p>
          </table:table-cell>
          <table:table-cell table:formula="of:=[.V245]*1000000000000" office:value-type="float" office:value="0.0014456">
            <text:p>0.0014456</text:p>
          </table:table-cell>
          <table:table-cell table:formula="of:=([.W245]+[.X245])*1000000000000" office:value-type="float" office:value="0.002006807">
            <text:p>0.002006807</text:p>
          </table:table-cell>
          <table:table-cell office:value-type="float" office:value="0.0001527">
            <text:p>0.0001527</text:p>
          </table:table-cell>
          <table:table-cell table:style-name="ce1" office:value-type="string">
            <text:p>8.4971e-08</text:p>
          </table:table-cell>
          <table:table-cell table:style-name="ce1" office:value-type="string">
            <text:p>4.9104e-07</text:p>
          </table:table-cell>
          <table:table-cell table:style-name="ce1" office:value-type="string">
            <text:p>6.2888e-09</text:p>
          </table:table-cell>
          <table:table-cell table:style-name="ce1" office:value-type="string">
            <text:p>1.9103e-08</text:p>
          </table:table-cell>
          <table:table-cell table:style-name="ce1" office:value-type="string">
            <text:p>5.2326e-07</text:p>
          </table:table-cell>
          <table:table-cell table:style-name="ce1" office:value-type="string">
            <text:p>2.5561e-05</text:p>
          </table:table-cell>
          <table:table-cell office:value-type="float" office:value="0.0021023">
            <text:p>0.0021023</text:p>
          </table:table-cell>
          <table:table-cell table:style-name="ce1" office:value-type="string">
            <text:p>3.1372e-18</text:p>
          </table:table-cell>
          <table:table-cell table:style-name="ce1" office:value-type="string">
            <text:p>1.4456e-15</text:p>
          </table:table-cell>
          <table:table-cell table:style-name="ce1" office:value-type="string">
            <text:p>5.4007e-17</text:p>
          </table:table-cell>
          <table:table-cell table:style-name="ce1" office:value-type="string">
            <text:p>1.9528e-15</text:p>
          </table:table-cell>
        </table:table-row>
        <table:table-row table:style-name="ro4">
          <table:table-cell office:value-type="float" office:value="2440.702">
            <text:p>2440.702</text:p>
          </table:table-cell>
          <table:table-cell table:formula="of:=[.M246]*1000000" office:value-type="float" office:value="152.69">
            <text:p>152.69</text:p>
          </table:table-cell>
          <table:table-cell table:formula="of:=[.N246]*1000000" office:value-type="float" office:value="0.084786">
            <text:p>0.084786</text:p>
          </table:table-cell>
          <table:table-cell table:formula="of:=[.O246]*1000000" office:value-type="float" office:value="0.48912">
            <text:p>0.48912</text:p>
          </table:table-cell>
          <table:table-cell table:formula="of:=[.P246]*1000000" office:value-type="float" office:value="0.006272">
            <text:p>0.006272</text:p>
          </table:table-cell>
          <table:table-cell table:formula="of:=[.Q246]*1000000" office:value-type="float" office:value="0.018992">
            <text:p>0.018992</text:p>
          </table:table-cell>
          <table:table-cell table:formula="of:=[.R246]*1000000" office:value-type="float" office:value="0.52215">
            <text:p>0.52215</text:p>
          </table:table-cell>
          <table:table-cell table:formula="of:=[.S246]*1000000" office:value-type="float" office:value="25.573">
            <text:p>25.573</text:p>
          </table:table-cell>
          <table:table-cell table:formula="of:=[.T246]*1000000" office:value-type="float" office:value="2102.3">
            <text:p>2102.3</text:p>
          </table:table-cell>
          <table:table-cell table:formula="of:=[.U246]*1000000000000" office:value-type="float" office:value="0.0000031375">
            <text:p>3.1375E-006</text:p>
          </table:table-cell>
          <table:table-cell table:formula="of:=[.V246]*1000000000000" office:value-type="float" office:value="0.0014363">
            <text:p>0.0014363</text:p>
          </table:table-cell>
          <table:table-cell table:formula="of:=([.W246]+[.X246])*1000000000000" office:value-type="float" office:value="0.002001563">
            <text:p>0.002001563</text:p>
          </table:table-cell>
          <table:table-cell office:value-type="float" office:value="0.00015269">
            <text:p>0.00015269</text:p>
          </table:table-cell>
          <table:table-cell table:style-name="ce1" office:value-type="string">
            <text:p>8.4786e-08</text:p>
          </table:table-cell>
          <table:table-cell table:style-name="ce1" office:value-type="string">
            <text:p>4.8912e-07</text:p>
          </table:table-cell>
          <table:table-cell table:style-name="ce1" office:value-type="string">
            <text:p>6.272e-09</text:p>
          </table:table-cell>
          <table:table-cell table:style-name="ce1" office:value-type="string">
            <text:p>1.8992e-08</text:p>
          </table:table-cell>
          <table:table-cell table:style-name="ce1" office:value-type="string">
            <text:p>5.2215e-07</text:p>
          </table:table-cell>
          <table:table-cell table:style-name="ce1" office:value-type="string">
            <text:p>2.5573e-05</text:p>
          </table:table-cell>
          <table:table-cell office:value-type="float" office:value="0.0021023">
            <text:p>0.0021023</text:p>
          </table:table-cell>
          <table:table-cell table:style-name="ce1" office:value-type="string">
            <text:p>3.1375e-18</text:p>
          </table:table-cell>
          <table:table-cell table:style-name="ce1" office:value-type="string">
            <text:p>1.4363e-15</text:p>
          </table:table-cell>
          <table:table-cell table:style-name="ce1" office:value-type="string">
            <text:p>5.3863e-17</text:p>
          </table:table-cell>
          <table:table-cell table:style-name="ce1" office:value-type="string">
            <text:p>1.9477e-15</text:p>
          </table:table-cell>
        </table:table-row>
        <table:table-row table:style-name="ro4">
          <table:table-cell office:value-type="float" office:value="2450.702">
            <text:p>2450.702</text:p>
          </table:table-cell>
          <table:table-cell table:formula="of:=[.M247]*1000000" office:value-type="float" office:value="152.69">
            <text:p>152.69</text:p>
          </table:table-cell>
          <table:table-cell table:formula="of:=[.N247]*1000000" office:value-type="float" office:value="0.084601">
            <text:p>0.084601</text:p>
          </table:table-cell>
          <table:table-cell table:formula="of:=[.O247]*1000000" office:value-type="float" office:value="0.48722">
            <text:p>0.48722</text:p>
          </table:table-cell>
          <table:table-cell table:formula="of:=[.P247]*1000000" office:value-type="float" office:value="0.0062554">
            <text:p>0.0062554</text:p>
          </table:table-cell>
          <table:table-cell table:formula="of:=[.Q247]*1000000" office:value-type="float" office:value="0.018882">
            <text:p>0.018882</text:p>
          </table:table-cell>
          <table:table-cell table:formula="of:=[.R247]*1000000" office:value-type="float" office:value="0.52104">
            <text:p>0.52104</text:p>
          </table:table-cell>
          <table:table-cell table:formula="of:=[.S247]*1000000" office:value-type="float" office:value="25.584">
            <text:p>25.584</text:p>
          </table:table-cell>
          <table:table-cell table:formula="of:=[.T247]*1000000" office:value-type="float" office:value="2102.2">
            <text:p>2102.2</text:p>
          </table:table-cell>
          <table:table-cell table:formula="of:=[.U247]*1000000000000" office:value-type="float" office:value="0.0000031379">
            <text:p>3.1379E-006</text:p>
          </table:table-cell>
          <table:table-cell table:formula="of:=[.V247]*1000000000000" office:value-type="float" office:value="0.0014271">
            <text:p>0.0014271</text:p>
          </table:table-cell>
          <table:table-cell table:formula="of:=([.W247]+[.X247])*1000000000000" office:value-type="float" office:value="0.001996219">
            <text:p>0.001996219</text:p>
          </table:table-cell>
          <table:table-cell office:value-type="float" office:value="0.00015269">
            <text:p>0.00015269</text:p>
          </table:table-cell>
          <table:table-cell table:style-name="ce1" office:value-type="string">
            <text:p>8.4601e-08</text:p>
          </table:table-cell>
          <table:table-cell table:style-name="ce1" office:value-type="string">
            <text:p>4.8722e-07</text:p>
          </table:table-cell>
          <table:table-cell table:style-name="ce1" office:value-type="string">
            <text:p>6.2554e-09</text:p>
          </table:table-cell>
          <table:table-cell table:style-name="ce1" office:value-type="string">
            <text:p>1.8882e-08</text:p>
          </table:table-cell>
          <table:table-cell table:style-name="ce1" office:value-type="string">
            <text:p>5.2104e-07</text:p>
          </table:table-cell>
          <table:table-cell table:style-name="ce1" office:value-type="string">
            <text:p>2.5584e-05</text:p>
          </table:table-cell>
          <table:table-cell office:value-type="float" office:value="0.0021022">
            <text:p>0.0021022</text:p>
          </table:table-cell>
          <table:table-cell table:style-name="ce1" office:value-type="string">
            <text:p>3.1379e-18</text:p>
          </table:table-cell>
          <table:table-cell table:style-name="ce1" office:value-type="string">
            <text:p>1.4271e-15</text:p>
          </table:table-cell>
          <table:table-cell table:style-name="ce1" office:value-type="string">
            <text:p>5.3719e-17</text:p>
          </table:table-cell>
          <table:table-cell table:style-name="ce1" office:value-type="string">
            <text:p>1.9425e-15</text:p>
          </table:table-cell>
        </table:table-row>
        <table:table-row table:style-name="ro4">
          <table:table-cell office:value-type="float" office:value="2460.702">
            <text:p>2460.702</text:p>
          </table:table-cell>
          <table:table-cell table:formula="of:=[.M248]*1000000" office:value-type="float" office:value="152.68">
            <text:p>152.68</text:p>
          </table:table-cell>
          <table:table-cell table:formula="of:=[.N248]*1000000" office:value-type="float" office:value="0.084416">
            <text:p>0.084416</text:p>
          </table:table-cell>
          <table:table-cell table:formula="of:=[.O248]*1000000" office:value-type="float" office:value="0.48533">
            <text:p>0.48533</text:p>
          </table:table-cell>
          <table:table-cell table:formula="of:=[.P248]*1000000" office:value-type="float" office:value="0.0062387">
            <text:p>0.0062387</text:p>
          </table:table-cell>
          <table:table-cell table:formula="of:=[.Q248]*1000000" office:value-type="float" office:value="0.018773">
            <text:p>0.018773</text:p>
          </table:table-cell>
          <table:table-cell table:formula="of:=[.R248]*1000000" office:value-type="float" office:value="0.51993">
            <text:p>0.51993</text:p>
          </table:table-cell>
          <table:table-cell table:formula="of:=[.S248]*1000000" office:value-type="float" office:value="25.596">
            <text:p>25.596</text:p>
          </table:table-cell>
          <table:table-cell table:formula="of:=[.T248]*1000000" office:value-type="float" office:value="2102.2">
            <text:p>2102.2</text:p>
          </table:table-cell>
          <table:table-cell table:formula="of:=[.U248]*1000000000000" office:value-type="float" office:value="0.0000031382">
            <text:p>3.1382E-006</text:p>
          </table:table-cell>
          <table:table-cell table:formula="of:=[.V248]*1000000000000" office:value-type="float" office:value="0.0014179">
            <text:p>0.0014179</text:p>
          </table:table-cell>
          <table:table-cell table:formula="of:=([.W248]+[.X248])*1000000000000" office:value-type="float" office:value="0.001990975">
            <text:p>0.001990975</text:p>
          </table:table-cell>
          <table:table-cell office:value-type="float" office:value="0.00015268">
            <text:p>0.00015268</text:p>
          </table:table-cell>
          <table:table-cell table:style-name="ce1" office:value-type="string">
            <text:p>8.4416e-08</text:p>
          </table:table-cell>
          <table:table-cell table:style-name="ce1" office:value-type="string">
            <text:p>4.8533e-07</text:p>
          </table:table-cell>
          <table:table-cell table:style-name="ce1" office:value-type="string">
            <text:p>6.2387e-09</text:p>
          </table:table-cell>
          <table:table-cell table:style-name="ce1" office:value-type="string">
            <text:p>1.8773e-08</text:p>
          </table:table-cell>
          <table:table-cell table:style-name="ce1" office:value-type="string">
            <text:p>5.1993e-07</text:p>
          </table:table-cell>
          <table:table-cell table:style-name="ce1" office:value-type="string">
            <text:p>2.5596e-05</text:p>
          </table:table-cell>
          <table:table-cell office:value-type="float" office:value="0.0021022">
            <text:p>0.0021022</text:p>
          </table:table-cell>
          <table:table-cell table:style-name="ce1" office:value-type="string">
            <text:p>3.1382e-18</text:p>
          </table:table-cell>
          <table:table-cell table:style-name="ce1" office:value-type="string">
            <text:p>1.4179e-15</text:p>
          </table:table-cell>
          <table:table-cell table:style-name="ce1" office:value-type="string">
            <text:p>5.3575e-17</text:p>
          </table:table-cell>
          <table:table-cell table:style-name="ce1" office:value-type="string">
            <text:p>1.9374e-15</text:p>
          </table:table-cell>
        </table:table-row>
        <table:table-row table:style-name="ro4">
          <table:table-cell office:value-type="float" office:value="2470.702">
            <text:p>2470.702</text:p>
          </table:table-cell>
          <table:table-cell table:formula="of:=[.M249]*1000000" office:value-type="float" office:value="152.67">
            <text:p>152.67</text:p>
          </table:table-cell>
          <table:table-cell table:formula="of:=[.N249]*1000000" office:value-type="float" office:value="0.08423">
            <text:p>0.08423</text:p>
          </table:table-cell>
          <table:table-cell table:formula="of:=[.O249]*1000000" office:value-type="float" office:value="0.48345">
            <text:p>0.48345</text:p>
          </table:table-cell>
          <table:table-cell table:formula="of:=[.P249]*1000000" office:value-type="float" office:value="0.0062221">
            <text:p>0.0062221</text:p>
          </table:table-cell>
          <table:table-cell table:formula="of:=[.Q249]*1000000" office:value-type="float" office:value="0.018664">
            <text:p>0.018664</text:p>
          </table:table-cell>
          <table:table-cell table:formula="of:=[.R249]*1000000" office:value-type="float" office:value="0.51882">
            <text:p>0.51882</text:p>
          </table:table-cell>
          <table:table-cell table:formula="of:=[.S249]*1000000" office:value-type="float" office:value="25.607">
            <text:p>25.607</text:p>
          </table:table-cell>
          <table:table-cell table:formula="of:=[.T249]*1000000" office:value-type="float" office:value="2102.2">
            <text:p>2102.2</text:p>
          </table:table-cell>
          <table:table-cell table:formula="of:=[.U249]*1000000000000" office:value-type="float" office:value="0.0000031386">
            <text:p>3.1386E-006</text:p>
          </table:table-cell>
          <table:table-cell table:formula="of:=[.V249]*1000000000000" office:value-type="float" office:value="0.0014087">
            <text:p>0.0014087</text:p>
          </table:table-cell>
          <table:table-cell table:formula="of:=([.W249]+[.X249])*1000000000000" office:value-type="float" office:value="0.001985731">
            <text:p>0.001985731</text:p>
          </table:table-cell>
          <table:table-cell office:value-type="float" office:value="0.00015267">
            <text:p>0.00015267</text:p>
          </table:table-cell>
          <table:table-cell table:style-name="ce1" office:value-type="string">
            <text:p>8.423e-08</text:p>
          </table:table-cell>
          <table:table-cell table:style-name="ce1" office:value-type="string">
            <text:p>4.8345e-07</text:p>
          </table:table-cell>
          <table:table-cell table:style-name="ce1" office:value-type="string">
            <text:p>6.2221e-09</text:p>
          </table:table-cell>
          <table:table-cell table:style-name="ce1" office:value-type="string">
            <text:p>1.8664e-08</text:p>
          </table:table-cell>
          <table:table-cell table:style-name="ce1" office:value-type="string">
            <text:p>5.1882e-07</text:p>
          </table:table-cell>
          <table:table-cell table:style-name="ce1" office:value-type="string">
            <text:p>2.5607e-05</text:p>
          </table:table-cell>
          <table:table-cell office:value-type="float" office:value="0.0021022">
            <text:p>0.0021022</text:p>
          </table:table-cell>
          <table:table-cell table:style-name="ce1" office:value-type="string">
            <text:p>3.1386e-18</text:p>
          </table:table-cell>
          <table:table-cell table:style-name="ce1" office:value-type="string">
            <text:p>1.4087e-15</text:p>
          </table:table-cell>
          <table:table-cell table:style-name="ce1" office:value-type="string">
            <text:p>5.3431e-17</text:p>
          </table:table-cell>
          <table:table-cell table:style-name="ce1" office:value-type="string">
            <text:p>1.9323e-15</text:p>
          </table:table-cell>
        </table:table-row>
        <table:table-row table:style-name="ro4">
          <table:table-cell office:value-type="float" office:value="2480.702">
            <text:p>2480.702</text:p>
          </table:table-cell>
          <table:table-cell table:formula="of:=[.M250]*1000000" office:value-type="float" office:value="152.66">
            <text:p>152.66</text:p>
          </table:table-cell>
          <table:table-cell table:formula="of:=[.N250]*1000000" office:value-type="float" office:value="0.084044">
            <text:p>0.084044</text:p>
          </table:table-cell>
          <table:table-cell table:formula="of:=[.O250]*1000000" office:value-type="float" office:value="0.48159">
            <text:p>0.48159</text:p>
          </table:table-cell>
          <table:table-cell table:formula="of:=[.P250]*1000000" office:value-type="float" office:value="0.0062056">
            <text:p>0.0062056</text:p>
          </table:table-cell>
          <table:table-cell table:formula="of:=[.Q250]*1000000" office:value-type="float" office:value="0.018555">
            <text:p>0.018555</text:p>
          </table:table-cell>
          <table:table-cell table:formula="of:=[.R250]*1000000" office:value-type="float" office:value="0.5177">
            <text:p>0.5177</text:p>
          </table:table-cell>
          <table:table-cell table:formula="of:=[.S250]*1000000" office:value-type="float" office:value="25.619">
            <text:p>25.619</text:p>
          </table:table-cell>
          <table:table-cell table:formula="of:=[.T250]*1000000" office:value-type="float" office:value="2102.2">
            <text:p>2102.2</text:p>
          </table:table-cell>
          <table:table-cell table:formula="of:=[.U250]*1000000000000" office:value-type="float" office:value="0.0000031389">
            <text:p>3.1389E-006</text:p>
          </table:table-cell>
          <table:table-cell table:formula="of:=[.V250]*1000000000000" office:value-type="float" office:value="0.0013996">
            <text:p>0.0013996</text:p>
          </table:table-cell>
          <table:table-cell table:formula="of:=([.W250]+[.X250])*1000000000000" office:value-type="float" office:value="0.001980488">
            <text:p>0.001980488</text:p>
          </table:table-cell>
          <table:table-cell office:value-type="float" office:value="0.00015266">
            <text:p>0.00015266</text:p>
          </table:table-cell>
          <table:table-cell table:style-name="ce1" office:value-type="string">
            <text:p>8.4044e-08</text:p>
          </table:table-cell>
          <table:table-cell table:style-name="ce1" office:value-type="string">
            <text:p>4.8159e-07</text:p>
          </table:table-cell>
          <table:table-cell table:style-name="ce1" office:value-type="string">
            <text:p>6.2056e-09</text:p>
          </table:table-cell>
          <table:table-cell table:style-name="ce1" office:value-type="string">
            <text:p>1.8555e-08</text:p>
          </table:table-cell>
          <table:table-cell table:style-name="ce1" office:value-type="string">
            <text:p>5.177e-07</text:p>
          </table:table-cell>
          <table:table-cell table:style-name="ce1" office:value-type="string">
            <text:p>2.5619e-05</text:p>
          </table:table-cell>
          <table:table-cell office:value-type="float" office:value="0.0021022">
            <text:p>0.0021022</text:p>
          </table:table-cell>
          <table:table-cell table:style-name="ce1" office:value-type="string">
            <text:p>3.1389e-18</text:p>
          </table:table-cell>
          <table:table-cell table:style-name="ce1" office:value-type="string">
            <text:p>1.3996e-15</text:p>
          </table:table-cell>
          <table:table-cell table:style-name="ce1" office:value-type="string">
            <text:p>5.3288e-17</text:p>
          </table:table-cell>
          <table:table-cell table:style-name="ce1" office:value-type="string">
            <text:p>1.9272e-15</text:p>
          </table:table-cell>
        </table:table-row>
        <table:table-row table:style-name="ro4">
          <table:table-cell office:value-type="float" office:value="2490.702">
            <text:p>2490.702</text:p>
          </table:table-cell>
          <table:table-cell table:formula="of:=[.M251]*1000000" office:value-type="float" office:value="152.66">
            <text:p>152.66</text:p>
          </table:table-cell>
          <table:table-cell table:formula="of:=[.N251]*1000000" office:value-type="float" office:value="0.083858">
            <text:p>0.083858</text:p>
          </table:table-cell>
          <table:table-cell table:formula="of:=[.O251]*1000000" office:value-type="float" office:value="0.47973">
            <text:p>0.47973</text:p>
          </table:table-cell>
          <table:table-cell table:formula="of:=[.P251]*1000000" office:value-type="float" office:value="0.0061891">
            <text:p>0.0061891</text:p>
          </table:table-cell>
          <table:table-cell table:formula="of:=[.Q251]*1000000" office:value-type="float" office:value="0.018447">
            <text:p>0.018447</text:p>
          </table:table-cell>
          <table:table-cell table:formula="of:=[.R251]*1000000" office:value-type="float" office:value="0.51659">
            <text:p>0.51659</text:p>
          </table:table-cell>
          <table:table-cell table:formula="of:=[.S251]*1000000" office:value-type="float" office:value="25.63">
            <text:p>25.63</text:p>
          </table:table-cell>
          <table:table-cell table:formula="of:=[.T251]*1000000" office:value-type="float" office:value="2102.2">
            <text:p>2102.2</text:p>
          </table:table-cell>
          <table:table-cell table:formula="of:=[.U251]*1000000000000" office:value-type="float" office:value="0.0000031393">
            <text:p>3.1393E-006</text:p>
          </table:table-cell>
          <table:table-cell table:formula="of:=[.V251]*1000000000000" office:value-type="float" office:value="0.0013906">
            <text:p>0.0013906</text:p>
          </table:table-cell>
          <table:table-cell table:formula="of:=([.W251]+[.X251])*1000000000000" office:value-type="float" office:value="0.001975244">
            <text:p>0.001975244</text:p>
          </table:table-cell>
          <table:table-cell office:value-type="float" office:value="0.00015266">
            <text:p>0.00015266</text:p>
          </table:table-cell>
          <table:table-cell table:style-name="ce1" office:value-type="string">
            <text:p>8.3858e-08</text:p>
          </table:table-cell>
          <table:table-cell table:style-name="ce1" office:value-type="string">
            <text:p>4.7973e-07</text:p>
          </table:table-cell>
          <table:table-cell table:style-name="ce1" office:value-type="string">
            <text:p>6.1891e-09</text:p>
          </table:table-cell>
          <table:table-cell table:style-name="ce1" office:value-type="string">
            <text:p>1.8447e-08</text:p>
          </table:table-cell>
          <table:table-cell table:style-name="ce1" office:value-type="string">
            <text:p>5.1659e-07</text:p>
          </table:table-cell>
          <table:table-cell table:style-name="ce1" office:value-type="string">
            <text:p>2.563e-05</text:p>
          </table:table-cell>
          <table:table-cell office:value-type="float" office:value="0.0021022">
            <text:p>0.0021022</text:p>
          </table:table-cell>
          <table:table-cell table:style-name="ce1" office:value-type="string">
            <text:p>3.1393e-18</text:p>
          </table:table-cell>
          <table:table-cell table:style-name="ce1" office:value-type="string">
            <text:p>1.3906e-15</text:p>
          </table:table-cell>
          <table:table-cell table:style-name="ce1" office:value-type="string">
            <text:p>5.3144e-17</text:p>
          </table:table-cell>
          <table:table-cell table:style-name="ce1" office:value-type="string">
            <text:p>1.9221e-15</text:p>
          </table:table-cell>
        </table:table-row>
        <table:table-row table:style-name="ro4">
          <table:table-cell office:value-type="float" office:value="2500.702">
            <text:p>2500.702</text:p>
          </table:table-cell>
          <table:table-cell table:formula="of:=[.M252]*1000000" office:value-type="float" office:value="152.65">
            <text:p>152.65</text:p>
          </table:table-cell>
          <table:table-cell table:formula="of:=[.N252]*1000000" office:value-type="float" office:value="0.083671">
            <text:p>0.083671</text:p>
          </table:table-cell>
          <table:table-cell table:formula="of:=[.O252]*1000000" office:value-type="float" office:value="0.47789">
            <text:p>0.47789</text:p>
          </table:table-cell>
          <table:table-cell table:formula="of:=[.P252]*1000000" office:value-type="float" office:value="0.0061727">
            <text:p>0.0061727</text:p>
          </table:table-cell>
          <table:table-cell table:formula="of:=[.Q252]*1000000" office:value-type="float" office:value="0.018339">
            <text:p>0.018339</text:p>
          </table:table-cell>
          <table:table-cell table:formula="of:=[.R252]*1000000" office:value-type="float" office:value="0.51547">
            <text:p>0.51547</text:p>
          </table:table-cell>
          <table:table-cell table:formula="of:=[.S252]*1000000" office:value-type="float" office:value="25.641">
            <text:p>25.641</text:p>
          </table:table-cell>
          <table:table-cell table:formula="of:=[.T252]*1000000" office:value-type="float" office:value="2102.1">
            <text:p>2102.1</text:p>
          </table:table-cell>
          <table:table-cell table:formula="of:=[.U252]*1000000000000" office:value-type="float" office:value="0.0000031396">
            <text:p>3.1396E-006</text:p>
          </table:table-cell>
          <table:table-cell table:formula="of:=[.V252]*1000000000000" office:value-type="float" office:value="0.0013816">
            <text:p>0.0013816</text:p>
          </table:table-cell>
          <table:table-cell table:formula="of:=([.W252]+[.X252])*1000000000000" office:value-type="float" office:value="0.001970001">
            <text:p>0.001970001</text:p>
          </table:table-cell>
          <table:table-cell office:value-type="float" office:value="0.00015265">
            <text:p>0.00015265</text:p>
          </table:table-cell>
          <table:table-cell table:style-name="ce1" office:value-type="string">
            <text:p>8.3671e-08</text:p>
          </table:table-cell>
          <table:table-cell table:style-name="ce1" office:value-type="string">
            <text:p>4.7789e-07</text:p>
          </table:table-cell>
          <table:table-cell table:style-name="ce1" office:value-type="string">
            <text:p>6.1727e-09</text:p>
          </table:table-cell>
          <table:table-cell table:style-name="ce1" office:value-type="string">
            <text:p>1.8339e-08</text:p>
          </table:table-cell>
          <table:table-cell table:style-name="ce1" office:value-type="string">
            <text:p>5.1547e-07</text:p>
          </table:table-cell>
          <table:table-cell table:style-name="ce1" office:value-type="string">
            <text:p>2.5641e-05</text:p>
          </table:table-cell>
          <table:table-cell office:value-type="float" office:value="0.0021021">
            <text:p>0.0021021</text:p>
          </table:table-cell>
          <table:table-cell table:style-name="ce1" office:value-type="string">
            <text:p>3.1396e-18</text:p>
          </table:table-cell>
          <table:table-cell table:style-name="ce1" office:value-type="string">
            <text:p>1.3816e-15</text:p>
          </table:table-cell>
          <table:table-cell table:style-name="ce1" office:value-type="string">
            <text:p>5.3001e-17</text:p>
          </table:table-cell>
          <table:table-cell table:style-name="ce1" office:value-type="string">
            <text:p>1.917e-15</text:p>
          </table:table-cell>
        </table:table-row>
        <table:table-row table:style-name="ro4">
          <table:table-cell office:value-type="float" office:value="2510.702">
            <text:p>2510.702</text:p>
          </table:table-cell>
          <table:table-cell table:formula="of:=[.M253]*1000000" office:value-type="float" office:value="152.64">
            <text:p>152.64</text:p>
          </table:table-cell>
          <table:table-cell table:formula="of:=[.N253]*1000000" office:value-type="float" office:value="0.083484">
            <text:p>0.083484</text:p>
          </table:table-cell>
          <table:table-cell table:formula="of:=[.O253]*1000000" office:value-type="float" office:value="0.47606">
            <text:p>0.47606</text:p>
          </table:table-cell>
          <table:table-cell table:formula="of:=[.P253]*1000000" office:value-type="float" office:value="0.0061563">
            <text:p>0.0061563</text:p>
          </table:table-cell>
          <table:table-cell table:formula="of:=[.Q253]*1000000" office:value-type="float" office:value="0.018232">
            <text:p>0.018232</text:p>
          </table:table-cell>
          <table:table-cell table:formula="of:=[.R253]*1000000" office:value-type="float" office:value="0.51435">
            <text:p>0.51435</text:p>
          </table:table-cell>
          <table:table-cell table:formula="of:=[.S253]*1000000" office:value-type="float" office:value="25.653">
            <text:p>25.653</text:p>
          </table:table-cell>
          <table:table-cell table:formula="of:=[.T253]*1000000" office:value-type="float" office:value="2102.1">
            <text:p>2102.1</text:p>
          </table:table-cell>
          <table:table-cell table:formula="of:=[.U253]*1000000000000" office:value-type="float" office:value="0.00000314">
            <text:p>0.00000314</text:p>
          </table:table-cell>
          <table:table-cell table:formula="of:=[.V253]*1000000000000" office:value-type="float" office:value="0.0013727">
            <text:p>0.0013727</text:p>
          </table:table-cell>
          <table:table-cell table:formula="of:=([.W253]+[.X253])*1000000000000" office:value-type="float" office:value="0.001964758">
            <text:p>0.001964758</text:p>
          </table:table-cell>
          <table:table-cell office:value-type="float" office:value="0.00015264">
            <text:p>0.00015264</text:p>
          </table:table-cell>
          <table:table-cell table:style-name="ce1" office:value-type="string">
            <text:p>8.3484e-08</text:p>
          </table:table-cell>
          <table:table-cell table:style-name="ce1" office:value-type="string">
            <text:p>4.7606e-07</text:p>
          </table:table-cell>
          <table:table-cell table:style-name="ce1" office:value-type="string">
            <text:p>6.1563e-09</text:p>
          </table:table-cell>
          <table:table-cell table:style-name="ce1" office:value-type="string">
            <text:p>1.8232e-08</text:p>
          </table:table-cell>
          <table:table-cell table:style-name="ce1" office:value-type="string">
            <text:p>5.1435e-07</text:p>
          </table:table-cell>
          <table:table-cell table:style-name="ce1" office:value-type="string">
            <text:p>2.5653e-05</text:p>
          </table:table-cell>
          <table:table-cell office:value-type="float" office:value="0.0021021">
            <text:p>0.0021021</text:p>
          </table:table-cell>
          <table:table-cell table:style-name="ce1" office:value-type="string">
            <text:p>3.14e-18</text:p>
          </table:table-cell>
          <table:table-cell table:style-name="ce1" office:value-type="string">
            <text:p>1.3727e-15</text:p>
          </table:table-cell>
          <table:table-cell table:style-name="ce1" office:value-type="string">
            <text:p>5.2858e-17</text:p>
          </table:table-cell>
          <table:table-cell table:style-name="ce1" office:value-type="string">
            <text:p>1.9119e-15</text:p>
          </table:table-cell>
        </table:table-row>
        <table:table-row table:style-name="ro4">
          <table:table-cell office:value-type="float" office:value="2520.702">
            <text:p>2520.702</text:p>
          </table:table-cell>
          <table:table-cell table:formula="of:=[.M254]*1000000" office:value-type="float" office:value="152.63">
            <text:p>152.63</text:p>
          </table:table-cell>
          <table:table-cell table:formula="of:=[.N254]*1000000" office:value-type="float" office:value="0.083297">
            <text:p>0.083297</text:p>
          </table:table-cell>
          <table:table-cell table:formula="of:=[.O254]*1000000" office:value-type="float" office:value="0.47424">
            <text:p>0.47424</text:p>
          </table:table-cell>
          <table:table-cell table:formula="of:=[.P254]*1000000" office:value-type="float" office:value="0.00614">
            <text:p>0.00614</text:p>
          </table:table-cell>
          <table:table-cell table:formula="of:=[.Q254]*1000000" office:value-type="float" office:value="0.018125">
            <text:p>0.018125</text:p>
          </table:table-cell>
          <table:table-cell table:formula="of:=[.R254]*1000000" office:value-type="float" office:value="0.51323">
            <text:p>0.51323</text:p>
          </table:table-cell>
          <table:table-cell table:formula="of:=[.S254]*1000000" office:value-type="float" office:value="25.664">
            <text:p>25.664</text:p>
          </table:table-cell>
          <table:table-cell table:formula="of:=[.T254]*1000000" office:value-type="float" office:value="2102.1">
            <text:p>2102.1</text:p>
          </table:table-cell>
          <table:table-cell table:formula="of:=[.U254]*1000000000000" office:value-type="float" office:value="0.0000031403">
            <text:p>3.1403E-006</text:p>
          </table:table-cell>
          <table:table-cell table:formula="of:=[.V254]*1000000000000" office:value-type="float" office:value="0.0013638">
            <text:p>0.0013638</text:p>
          </table:table-cell>
          <table:table-cell table:formula="of:=([.W254]+[.X254])*1000000000000" office:value-type="float" office:value="0.001959516">
            <text:p>0.001959516</text:p>
          </table:table-cell>
          <table:table-cell office:value-type="float" office:value="0.00015263">
            <text:p>0.00015263</text:p>
          </table:table-cell>
          <table:table-cell table:style-name="ce1" office:value-type="string">
            <text:p>8.3297e-08</text:p>
          </table:table-cell>
          <table:table-cell table:style-name="ce1" office:value-type="string">
            <text:p>4.7424e-07</text:p>
          </table:table-cell>
          <table:table-cell table:style-name="ce1" office:value-type="string">
            <text:p>6.14e-09</text:p>
          </table:table-cell>
          <table:table-cell table:style-name="ce1" office:value-type="string">
            <text:p>1.8125e-08</text:p>
          </table:table-cell>
          <table:table-cell table:style-name="ce1" office:value-type="string">
            <text:p>5.1323e-07</text:p>
          </table:table-cell>
          <table:table-cell table:style-name="ce1" office:value-type="string">
            <text:p>2.5664e-05</text:p>
          </table:table-cell>
          <table:table-cell office:value-type="float" office:value="0.0021021">
            <text:p>0.0021021</text:p>
          </table:table-cell>
          <table:table-cell table:style-name="ce1" office:value-type="string">
            <text:p>3.1403e-18</text:p>
          </table:table-cell>
          <table:table-cell table:style-name="ce1" office:value-type="string">
            <text:p>1.3638e-15</text:p>
          </table:table-cell>
          <table:table-cell table:style-name="ce1" office:value-type="string">
            <text:p>5.2716e-17</text:p>
          </table:table-cell>
          <table:table-cell table:style-name="ce1" office:value-type="string">
            <text:p>1.9068e-15</text:p>
          </table:table-cell>
        </table:table-row>
        <table:table-row table:style-name="ro4">
          <table:table-cell office:value-type="float" office:value="2530.702">
            <text:p>2530.702</text:p>
          </table:table-cell>
          <table:table-cell table:formula="of:=[.M255]*1000000" office:value-type="float" office:value="152.63">
            <text:p>152.63</text:p>
          </table:table-cell>
          <table:table-cell table:formula="of:=[.N255]*1000000" office:value-type="float" office:value="0.08311">
            <text:p>0.08311</text:p>
          </table:table-cell>
          <table:table-cell table:formula="of:=[.O255]*1000000" office:value-type="float" office:value="0.47244">
            <text:p>0.47244</text:p>
          </table:table-cell>
          <table:table-cell table:formula="of:=[.P255]*1000000" office:value-type="float" office:value="0.0061237">
            <text:p>0.0061237</text:p>
          </table:table-cell>
          <table:table-cell table:formula="of:=[.Q255]*1000000" office:value-type="float" office:value="0.018019">
            <text:p>0.018019</text:p>
          </table:table-cell>
          <table:table-cell table:formula="of:=[.R255]*1000000" office:value-type="float" office:value="0.51211">
            <text:p>0.51211</text:p>
          </table:table-cell>
          <table:table-cell table:formula="of:=[.S255]*1000000" office:value-type="float" office:value="25.676">
            <text:p>25.676</text:p>
          </table:table-cell>
          <table:table-cell table:formula="of:=[.T255]*1000000" office:value-type="float" office:value="2102.1">
            <text:p>2102.1</text:p>
          </table:table-cell>
          <table:table-cell table:formula="of:=[.U255]*1000000000000" office:value-type="float" office:value="0.0000031406">
            <text:p>3.1406E-006</text:p>
          </table:table-cell>
          <table:table-cell table:formula="of:=[.V255]*1000000000000" office:value-type="float" office:value="0.001355">
            <text:p>0.001355</text:p>
          </table:table-cell>
          <table:table-cell table:formula="of:=([.W255]+[.X255])*1000000000000" office:value-type="float" office:value="0.001954373">
            <text:p>0.001954373</text:p>
          </table:table-cell>
          <table:table-cell office:value-type="float" office:value="0.00015263">
            <text:p>0.00015263</text:p>
          </table:table-cell>
          <table:table-cell table:style-name="ce1" office:value-type="string">
            <text:p>8.311e-08</text:p>
          </table:table-cell>
          <table:table-cell table:style-name="ce1" office:value-type="string">
            <text:p>4.7244e-07</text:p>
          </table:table-cell>
          <table:table-cell table:style-name="ce1" office:value-type="string">
            <text:p>6.1237e-09</text:p>
          </table:table-cell>
          <table:table-cell table:style-name="ce1" office:value-type="string">
            <text:p>1.8019e-08</text:p>
          </table:table-cell>
          <table:table-cell table:style-name="ce1" office:value-type="string">
            <text:p>5.1211e-07</text:p>
          </table:table-cell>
          <table:table-cell table:style-name="ce1" office:value-type="string">
            <text:p>2.5676e-05</text:p>
          </table:table-cell>
          <table:table-cell office:value-type="float" office:value="0.0021021">
            <text:p>0.0021021</text:p>
          </table:table-cell>
          <table:table-cell table:style-name="ce1" office:value-type="string">
            <text:p>3.1406e-18</text:p>
          </table:table-cell>
          <table:table-cell table:style-name="ce1" office:value-type="string">
            <text:p>1.355e-15</text:p>
          </table:table-cell>
          <table:table-cell table:style-name="ce1" office:value-type="string">
            <text:p>5.2573e-17</text:p>
          </table:table-cell>
          <table:table-cell table:style-name="ce1" office:value-type="string">
            <text:p>1.9018e-15</text:p>
          </table:table-cell>
        </table:table-row>
        <table:table-row table:style-name="ro4">
          <table:table-cell office:value-type="float" office:value="2540.702">
            <text:p>2540.702</text:p>
          </table:table-cell>
          <table:table-cell table:formula="of:=[.M256]*1000000" office:value-type="float" office:value="152.62">
            <text:p>152.62</text:p>
          </table:table-cell>
          <table:table-cell table:formula="of:=[.N256]*1000000" office:value-type="float" office:value="0.082923">
            <text:p>0.082923</text:p>
          </table:table-cell>
          <table:table-cell table:formula="of:=[.O256]*1000000" office:value-type="float" office:value="0.47065">
            <text:p>0.47065</text:p>
          </table:table-cell>
          <table:table-cell table:formula="of:=[.P256]*1000000" office:value-type="float" office:value="0.0061075">
            <text:p>0.0061075</text:p>
          </table:table-cell>
          <table:table-cell table:formula="of:=[.Q256]*1000000" office:value-type="float" office:value="0.017913">
            <text:p>0.017913</text:p>
          </table:table-cell>
          <table:table-cell table:formula="of:=[.R256]*1000000" office:value-type="float" office:value="0.51099">
            <text:p>0.51099</text:p>
          </table:table-cell>
          <table:table-cell table:formula="of:=[.S256]*1000000" office:value-type="float" office:value="25.687">
            <text:p>25.687</text:p>
          </table:table-cell>
          <table:table-cell table:formula="of:=[.T256]*1000000" office:value-type="float" office:value="2102.1">
            <text:p>2102.1</text:p>
          </table:table-cell>
          <table:table-cell table:formula="of:=[.U256]*1000000000000" office:value-type="float" office:value="0.000003141">
            <text:p>0.000003141</text:p>
          </table:table-cell>
          <table:table-cell table:formula="of:=[.V256]*1000000000000" office:value-type="float" office:value="0.0013462">
            <text:p>0.0013462</text:p>
          </table:table-cell>
          <table:table-cell table:formula="of:=([.W256]+[.X256])*1000000000000" office:value-type="float" office:value="0.001949131">
            <text:p>0.001949131</text:p>
          </table:table-cell>
          <table:table-cell office:value-type="float" office:value="0.00015262">
            <text:p>0.00015262</text:p>
          </table:table-cell>
          <table:table-cell table:style-name="ce1" office:value-type="string">
            <text:p>8.2923e-08</text:p>
          </table:table-cell>
          <table:table-cell table:style-name="ce1" office:value-type="string">
            <text:p>4.7065e-07</text:p>
          </table:table-cell>
          <table:table-cell table:style-name="ce1" office:value-type="string">
            <text:p>6.1075e-09</text:p>
          </table:table-cell>
          <table:table-cell table:style-name="ce1" office:value-type="string">
            <text:p>1.7913e-08</text:p>
          </table:table-cell>
          <table:table-cell table:style-name="ce1" office:value-type="string">
            <text:p>5.1099e-07</text:p>
          </table:table-cell>
          <table:table-cell table:style-name="ce1" office:value-type="string">
            <text:p>2.5687e-05</text:p>
          </table:table-cell>
          <table:table-cell office:value-type="float" office:value="0.0021021">
            <text:p>0.0021021</text:p>
          </table:table-cell>
          <table:table-cell table:style-name="ce1" office:value-type="string">
            <text:p>3.141e-18</text:p>
          </table:table-cell>
          <table:table-cell table:style-name="ce1" office:value-type="string">
            <text:p>1.3462e-15</text:p>
          </table:table-cell>
          <table:table-cell table:style-name="ce1" office:value-type="string">
            <text:p>5.2431e-17</text:p>
          </table:table-cell>
          <table:table-cell table:style-name="ce1" office:value-type="string">
            <text:p>1.8967e-15</text:p>
          </table:table-cell>
        </table:table-row>
        <table:table-row table:style-name="ro4">
          <table:table-cell office:value-type="float" office:value="2550.702">
            <text:p>2550.702</text:p>
          </table:table-cell>
          <table:table-cell table:formula="of:=[.M257]*1000000" office:value-type="float" office:value="152.61">
            <text:p>152.61</text:p>
          </table:table-cell>
          <table:table-cell table:formula="of:=[.N257]*1000000" office:value-type="float" office:value="0.082735">
            <text:p>0.082735</text:p>
          </table:table-cell>
          <table:table-cell table:formula="of:=[.O257]*1000000" office:value-type="float" office:value="0.46886">
            <text:p>0.46886</text:p>
          </table:table-cell>
          <table:table-cell table:formula="of:=[.P257]*1000000" office:value-type="float" office:value="0.0060913">
            <text:p>0.0060913</text:p>
          </table:table-cell>
          <table:table-cell table:formula="of:=[.Q257]*1000000" office:value-type="float" office:value="0.017808">
            <text:p>0.017808</text:p>
          </table:table-cell>
          <table:table-cell table:formula="of:=[.R257]*1000000" office:value-type="float" office:value="0.50987">
            <text:p>0.50987</text:p>
          </table:table-cell>
          <table:table-cell table:formula="of:=[.S257]*1000000" office:value-type="float" office:value="25.698">
            <text:p>25.698</text:p>
          </table:table-cell>
          <table:table-cell table:formula="of:=[.T257]*1000000" office:value-type="float" office:value="2102">
            <text:p>2102</text:p>
          </table:table-cell>
          <table:table-cell table:formula="of:=[.U257]*1000000000000" office:value-type="float" office:value="0.0000031413">
            <text:p>3.1413E-006</text:p>
          </table:table-cell>
          <table:table-cell table:formula="of:=[.V257]*1000000000000" office:value-type="float" office:value="0.0013375">
            <text:p>0.0013375</text:p>
          </table:table-cell>
          <table:table-cell table:formula="of:=([.W257]+[.X257])*1000000000000" office:value-type="float" office:value="0.001943889">
            <text:p>0.001943889</text:p>
          </table:table-cell>
          <table:table-cell office:value-type="float" office:value="0.00015261">
            <text:p>0.00015261</text:p>
          </table:table-cell>
          <table:table-cell table:style-name="ce1" office:value-type="string">
            <text:p>8.2735e-08</text:p>
          </table:table-cell>
          <table:table-cell table:style-name="ce1" office:value-type="string">
            <text:p>4.6886e-07</text:p>
          </table:table-cell>
          <table:table-cell table:style-name="ce1" office:value-type="string">
            <text:p>6.0913e-09</text:p>
          </table:table-cell>
          <table:table-cell table:style-name="ce1" office:value-type="string">
            <text:p>1.7808e-08</text:p>
          </table:table-cell>
          <table:table-cell table:style-name="ce1" office:value-type="string">
            <text:p>5.0987e-07</text:p>
          </table:table-cell>
          <table:table-cell table:style-name="ce1" office:value-type="string">
            <text:p>2.5698e-05</text:p>
          </table:table-cell>
          <table:table-cell office:value-type="float" office:value="0.002102">
            <text:p>0.002102</text:p>
          </table:table-cell>
          <table:table-cell table:style-name="ce1" office:value-type="string">
            <text:p>3.1413e-18</text:p>
          </table:table-cell>
          <table:table-cell table:style-name="ce1" office:value-type="string">
            <text:p>1.3375e-15</text:p>
          </table:table-cell>
          <table:table-cell table:style-name="ce1" office:value-type="string">
            <text:p>5.2289e-17</text:p>
          </table:table-cell>
          <table:table-cell table:style-name="ce1" office:value-type="string">
            <text:p>1.8916e-15</text:p>
          </table:table-cell>
        </table:table-row>
        <table:table-row table:style-name="ro4">
          <table:table-cell office:value-type="float" office:value="2560.702">
            <text:p>2560.702</text:p>
          </table:table-cell>
          <table:table-cell table:formula="of:=[.M258]*1000000" office:value-type="float" office:value="152.6">
            <text:p>152.6</text:p>
          </table:table-cell>
          <table:table-cell table:formula="of:=[.N258]*1000000" office:value-type="float" office:value="0.082548">
            <text:p>0.082548</text:p>
          </table:table-cell>
          <table:table-cell table:formula="of:=[.O258]*1000000" office:value-type="float" office:value="0.46709">
            <text:p>0.46709</text:p>
          </table:table-cell>
          <table:table-cell table:formula="of:=[.P258]*1000000" office:value-type="float" office:value="0.0060752">
            <text:p>0.0060752</text:p>
          </table:table-cell>
          <table:table-cell table:formula="of:=[.Q258]*1000000" office:value-type="float" office:value="0.017703">
            <text:p>0.017703</text:p>
          </table:table-cell>
          <table:table-cell table:formula="of:=[.R258]*1000000" office:value-type="float" office:value="0.50875">
            <text:p>0.50875</text:p>
          </table:table-cell>
          <table:table-cell table:formula="of:=[.S258]*1000000" office:value-type="float" office:value="25.709">
            <text:p>25.709</text:p>
          </table:table-cell>
          <table:table-cell table:formula="of:=[.T258]*1000000" office:value-type="float" office:value="2102">
            <text:p>2102</text:p>
          </table:table-cell>
          <table:table-cell table:formula="of:=[.U258]*1000000000000" office:value-type="float" office:value="0.0000031417">
            <text:p>3.1417E-006</text:p>
          </table:table-cell>
          <table:table-cell table:formula="of:=[.V258]*1000000000000" office:value-type="float" office:value="0.0013288">
            <text:p>0.0013288</text:p>
          </table:table-cell>
          <table:table-cell table:formula="of:=([.W258]+[.X258])*1000000000000" office:value-type="float" office:value="0.001938748">
            <text:p>0.001938748</text:p>
          </table:table-cell>
          <table:table-cell office:value-type="float" office:value="0.0001526">
            <text:p>0.0001526</text:p>
          </table:table-cell>
          <table:table-cell table:style-name="ce1" office:value-type="string">
            <text:p>8.2548e-08</text:p>
          </table:table-cell>
          <table:table-cell table:style-name="ce1" office:value-type="string">
            <text:p>4.6709e-07</text:p>
          </table:table-cell>
          <table:table-cell table:style-name="ce1" office:value-type="string">
            <text:p>6.0752e-09</text:p>
          </table:table-cell>
          <table:table-cell table:style-name="ce1" office:value-type="string">
            <text:p>1.7703e-08</text:p>
          </table:table-cell>
          <table:table-cell table:style-name="ce1" office:value-type="string">
            <text:p>5.0875e-07</text:p>
          </table:table-cell>
          <table:table-cell table:style-name="ce1" office:value-type="string">
            <text:p>2.5709e-05</text:p>
          </table:table-cell>
          <table:table-cell office:value-type="float" office:value="0.002102">
            <text:p>0.002102</text:p>
          </table:table-cell>
          <table:table-cell table:style-name="ce1" office:value-type="string">
            <text:p>3.1417e-18</text:p>
          </table:table-cell>
          <table:table-cell table:style-name="ce1" office:value-type="string">
            <text:p>1.3288e-15</text:p>
          </table:table-cell>
          <table:table-cell table:style-name="ce1" office:value-type="string">
            <text:p>5.2148e-17</text:p>
          </table:table-cell>
          <table:table-cell table:style-name="ce1" office:value-type="string">
            <text:p>1.8866e-15</text:p>
          </table:table-cell>
        </table:table-row>
        <table:table-row table:style-name="ro4">
          <table:table-cell office:value-type="float" office:value="2570.702">
            <text:p>2570.702</text:p>
          </table:table-cell>
          <table:table-cell table:formula="of:=[.M259]*1000000" office:value-type="float" office:value="152.6">
            <text:p>152.6</text:p>
          </table:table-cell>
          <table:table-cell table:formula="of:=[.N259]*1000000" office:value-type="float" office:value="0.08236">
            <text:p>0.08236</text:p>
          </table:table-cell>
          <table:table-cell table:formula="of:=[.O259]*1000000" office:value-type="float" office:value="0.46533">
            <text:p>0.46533</text:p>
          </table:table-cell>
          <table:table-cell table:formula="of:=[.P259]*1000000" office:value-type="float" office:value="0.0060591">
            <text:p>0.0060591</text:p>
          </table:table-cell>
          <table:table-cell table:formula="of:=[.Q259]*1000000" office:value-type="float" office:value="0.017598">
            <text:p>0.017598</text:p>
          </table:table-cell>
          <table:table-cell table:formula="of:=[.R259]*1000000" office:value-type="float" office:value="0.50763">
            <text:p>0.50763</text:p>
          </table:table-cell>
          <table:table-cell table:formula="of:=[.S259]*1000000" office:value-type="float" office:value="25.721">
            <text:p>25.721</text:p>
          </table:table-cell>
          <table:table-cell table:formula="of:=[.T259]*1000000" office:value-type="float" office:value="2102">
            <text:p>2102</text:p>
          </table:table-cell>
          <table:table-cell table:formula="of:=[.U259]*1000000000000" office:value-type="float" office:value="0.000003142">
            <text:p>0.000003142</text:p>
          </table:table-cell>
          <table:table-cell table:formula="of:=[.V259]*1000000000000" office:value-type="float" office:value="0.0013202">
            <text:p>0.0013202</text:p>
          </table:table-cell>
          <table:table-cell table:formula="of:=([.W259]+[.X259])*1000000000000" office:value-type="float" office:value="0.001933606">
            <text:p>0.001933606</text:p>
          </table:table-cell>
          <table:table-cell office:value-type="float" office:value="0.0001526">
            <text:p>0.0001526</text:p>
          </table:table-cell>
          <table:table-cell table:style-name="ce1" office:value-type="string">
            <text:p>8.236e-08</text:p>
          </table:table-cell>
          <table:table-cell table:style-name="ce1" office:value-type="string">
            <text:p>4.6533e-07</text:p>
          </table:table-cell>
          <table:table-cell table:style-name="ce1" office:value-type="string">
            <text:p>6.0591e-09</text:p>
          </table:table-cell>
          <table:table-cell table:style-name="ce1" office:value-type="string">
            <text:p>1.7598e-08</text:p>
          </table:table-cell>
          <table:table-cell table:style-name="ce1" office:value-type="string">
            <text:p>5.0763e-07</text:p>
          </table:table-cell>
          <table:table-cell table:style-name="ce1" office:value-type="string">
            <text:p>2.5721e-05</text:p>
          </table:table-cell>
          <table:table-cell office:value-type="float" office:value="0.002102">
            <text:p>0.002102</text:p>
          </table:table-cell>
          <table:table-cell table:style-name="ce1" office:value-type="string">
            <text:p>3.142e-18</text:p>
          </table:table-cell>
          <table:table-cell table:style-name="ce1" office:value-type="string">
            <text:p>1.3202e-15</text:p>
          </table:table-cell>
          <table:table-cell table:style-name="ce1" office:value-type="string">
            <text:p>5.2006e-17</text:p>
          </table:table-cell>
          <table:table-cell table:style-name="ce1" office:value-type="string">
            <text:p>1.8816e-15</text:p>
          </table:table-cell>
        </table:table-row>
        <table:table-row table:style-name="ro4">
          <table:table-cell office:value-type="float" office:value="2580.702">
            <text:p>2580.702</text:p>
          </table:table-cell>
          <table:table-cell table:formula="of:=[.M260]*1000000" office:value-type="float" office:value="152.59">
            <text:p>152.59</text:p>
          </table:table-cell>
          <table:table-cell table:formula="of:=[.N260]*1000000" office:value-type="float" office:value="0.082172">
            <text:p>0.082172</text:p>
          </table:table-cell>
          <table:table-cell table:formula="of:=[.O260]*1000000" office:value-type="float" office:value="0.46358">
            <text:p>0.46358</text:p>
          </table:table-cell>
          <table:table-cell table:formula="of:=[.P260]*1000000" office:value-type="float" office:value="0.0060431">
            <text:p>0.0060431</text:p>
          </table:table-cell>
          <table:table-cell table:formula="of:=[.Q260]*1000000" office:value-type="float" office:value="0.017494">
            <text:p>0.017494</text:p>
          </table:table-cell>
          <table:table-cell table:formula="of:=[.R260]*1000000" office:value-type="float" office:value="0.5065">
            <text:p>0.5065</text:p>
          </table:table-cell>
          <table:table-cell table:formula="of:=[.S260]*1000000" office:value-type="float" office:value="25.732">
            <text:p>25.732</text:p>
          </table:table-cell>
          <table:table-cell table:formula="of:=[.T260]*1000000" office:value-type="float" office:value="2102">
            <text:p>2102</text:p>
          </table:table-cell>
          <table:table-cell table:formula="of:=[.U260]*1000000000000" office:value-type="float" office:value="0.0000031424">
            <text:p>3.1424E-006</text:p>
          </table:table-cell>
          <table:table-cell table:formula="of:=[.V260]*1000000000000" office:value-type="float" office:value="0.0013117">
            <text:p>0.0013117</text:p>
          </table:table-cell>
          <table:table-cell table:formula="of:=([.W260]+[.X260])*1000000000000" office:value-type="float" office:value="0.001928365">
            <text:p>0.001928365</text:p>
          </table:table-cell>
          <table:table-cell office:value-type="float" office:value="0.00015259">
            <text:p>0.00015259</text:p>
          </table:table-cell>
          <table:table-cell table:style-name="ce1" office:value-type="string">
            <text:p>8.2172e-08</text:p>
          </table:table-cell>
          <table:table-cell table:style-name="ce1" office:value-type="string">
            <text:p>4.6358e-07</text:p>
          </table:table-cell>
          <table:table-cell table:style-name="ce1" office:value-type="string">
            <text:p>6.0431e-09</text:p>
          </table:table-cell>
          <table:table-cell table:style-name="ce1" office:value-type="string">
            <text:p>1.7494e-08</text:p>
          </table:table-cell>
          <table:table-cell table:style-name="ce1" office:value-type="string">
            <text:p>5.065e-07</text:p>
          </table:table-cell>
          <table:table-cell table:style-name="ce1" office:value-type="string">
            <text:p>2.5732e-05</text:p>
          </table:table-cell>
          <table:table-cell office:value-type="float" office:value="0.002102">
            <text:p>0.002102</text:p>
          </table:table-cell>
          <table:table-cell table:style-name="ce1" office:value-type="string">
            <text:p>3.1424e-18</text:p>
          </table:table-cell>
          <table:table-cell table:style-name="ce1" office:value-type="string">
            <text:p>1.3117e-15</text:p>
          </table:table-cell>
          <table:table-cell table:style-name="ce1" office:value-type="string">
            <text:p>5.1865e-17</text:p>
          </table:table-cell>
          <table:table-cell table:style-name="ce1" office:value-type="string">
            <text:p>1.8765e-15</text:p>
          </table:table-cell>
        </table:table-row>
        <table:table-row table:style-name="ro4">
          <table:table-cell office:value-type="float" office:value="2590.702">
            <text:p>2590.702</text:p>
          </table:table-cell>
          <table:table-cell table:formula="of:=[.M261]*1000000" office:value-type="float" office:value="152.58">
            <text:p>152.58</text:p>
          </table:table-cell>
          <table:table-cell table:formula="of:=[.N261]*1000000" office:value-type="float" office:value="0.081984">
            <text:p>0.081984</text:p>
          </table:table-cell>
          <table:table-cell table:formula="of:=[.O261]*1000000" office:value-type="float" office:value="0.46185">
            <text:p>0.46185</text:p>
          </table:table-cell>
          <table:table-cell table:formula="of:=[.P261]*1000000" office:value-type="float" office:value="0.0060271">
            <text:p>0.0060271</text:p>
          </table:table-cell>
          <table:table-cell table:formula="of:=[.Q261]*1000000" office:value-type="float" office:value="0.017391">
            <text:p>0.017391</text:p>
          </table:table-cell>
          <table:table-cell table:formula="of:=[.R261]*1000000" office:value-type="float" office:value="0.50538">
            <text:p>0.50538</text:p>
          </table:table-cell>
          <table:table-cell table:formula="of:=[.S261]*1000000" office:value-type="float" office:value="25.743">
            <text:p>25.743</text:p>
          </table:table-cell>
          <table:table-cell table:formula="of:=[.T261]*1000000" office:value-type="float" office:value="2102">
            <text:p>2102</text:p>
          </table:table-cell>
          <table:table-cell table:formula="of:=[.U261]*1000000000000" office:value-type="float" office:value="0.0000031427">
            <text:p>3.1427E-006</text:p>
          </table:table-cell>
          <table:table-cell table:formula="of:=[.V261]*1000000000000" office:value-type="float" office:value="0.0013032">
            <text:p>0.0013032</text:p>
          </table:table-cell>
          <table:table-cell table:formula="of:=([.W261]+[.X261])*1000000000000" office:value-type="float" office:value="0.001923224">
            <text:p>0.001923224</text:p>
          </table:table-cell>
          <table:table-cell office:value-type="float" office:value="0.00015258">
            <text:p>0.00015258</text:p>
          </table:table-cell>
          <table:table-cell table:style-name="ce1" office:value-type="string">
            <text:p>8.1984e-08</text:p>
          </table:table-cell>
          <table:table-cell table:style-name="ce1" office:value-type="string">
            <text:p>4.6185e-07</text:p>
          </table:table-cell>
          <table:table-cell table:style-name="ce1" office:value-type="string">
            <text:p>6.0271e-09</text:p>
          </table:table-cell>
          <table:table-cell table:style-name="ce1" office:value-type="string">
            <text:p>1.7391e-08</text:p>
          </table:table-cell>
          <table:table-cell table:style-name="ce1" office:value-type="string">
            <text:p>5.0538e-07</text:p>
          </table:table-cell>
          <table:table-cell table:style-name="ce1" office:value-type="string">
            <text:p>2.5743e-05</text:p>
          </table:table-cell>
          <table:table-cell office:value-type="float" office:value="0.002102">
            <text:p>0.002102</text:p>
          </table:table-cell>
          <table:table-cell table:style-name="ce1" office:value-type="string">
            <text:p>3.1427e-18</text:p>
          </table:table-cell>
          <table:table-cell table:style-name="ce1" office:value-type="string">
            <text:p>1.3032e-15</text:p>
          </table:table-cell>
          <table:table-cell table:style-name="ce1" office:value-type="string">
            <text:p>5.1724e-17</text:p>
          </table:table-cell>
          <table:table-cell table:style-name="ce1" office:value-type="string">
            <text:p>1.8715e-15</text:p>
          </table:table-cell>
        </table:table-row>
        <table:table-row table:style-name="ro4">
          <table:table-cell office:value-type="float" office:value="2600.702">
            <text:p>2600.702</text:p>
          </table:table-cell>
          <table:table-cell table:formula="of:=[.M262]*1000000" office:value-type="float" office:value="152.57">
            <text:p>152.57</text:p>
          </table:table-cell>
          <table:table-cell table:formula="of:=[.N262]*1000000" office:value-type="float" office:value="0.081796">
            <text:p>0.081796</text:p>
          </table:table-cell>
          <table:table-cell table:formula="of:=[.O262]*1000000" office:value-type="float" office:value="0.46012">
            <text:p>0.46012</text:p>
          </table:table-cell>
          <table:table-cell table:formula="of:=[.P262]*1000000" office:value-type="float" office:value="0.0060112">
            <text:p>0.0060112</text:p>
          </table:table-cell>
          <table:table-cell table:formula="of:=[.Q262]*1000000" office:value-type="float" office:value="0.017288">
            <text:p>0.017288</text:p>
          </table:table-cell>
          <table:table-cell table:formula="of:=[.R262]*1000000" office:value-type="float" office:value="0.50426">
            <text:p>0.50426</text:p>
          </table:table-cell>
          <table:table-cell table:formula="of:=[.S262]*1000000" office:value-type="float" office:value="25.754">
            <text:p>25.754</text:p>
          </table:table-cell>
          <table:table-cell table:formula="of:=[.T262]*1000000" office:value-type="float" office:value="2101.9">
            <text:p>2101.9</text:p>
          </table:table-cell>
          <table:table-cell table:formula="of:=[.U262]*1000000000000" office:value-type="float" office:value="0.0000031431">
            <text:p>3.1431E-006</text:p>
          </table:table-cell>
          <table:table-cell table:formula="of:=[.V262]*1000000000000" office:value-type="float" office:value="0.0012947">
            <text:p>0.0012947</text:p>
          </table:table-cell>
          <table:table-cell table:formula="of:=([.W262]+[.X262])*1000000000000" office:value-type="float" office:value="0.001918083">
            <text:p>0.001918083</text:p>
          </table:table-cell>
          <table:table-cell office:value-type="float" office:value="0.00015257">
            <text:p>0.00015257</text:p>
          </table:table-cell>
          <table:table-cell table:style-name="ce1" office:value-type="string">
            <text:p>8.1796e-08</text:p>
          </table:table-cell>
          <table:table-cell table:style-name="ce1" office:value-type="string">
            <text:p>4.6012e-07</text:p>
          </table:table-cell>
          <table:table-cell table:style-name="ce1" office:value-type="string">
            <text:p>6.0112e-09</text:p>
          </table:table-cell>
          <table:table-cell table:style-name="ce1" office:value-type="string">
            <text:p>1.7288e-08</text:p>
          </table:table-cell>
          <table:table-cell table:style-name="ce1" office:value-type="string">
            <text:p>5.0426e-07</text:p>
          </table:table-cell>
          <table:table-cell table:style-name="ce1" office:value-type="string">
            <text:p>2.5754e-05</text:p>
          </table:table-cell>
          <table:table-cell office:value-type="float" office:value="0.0021019">
            <text:p>0.0021019</text:p>
          </table:table-cell>
          <table:table-cell table:style-name="ce1" office:value-type="string">
            <text:p>3.1431e-18</text:p>
          </table:table-cell>
          <table:table-cell table:style-name="ce1" office:value-type="string">
            <text:p>1.2947e-15</text:p>
          </table:table-cell>
          <table:table-cell table:style-name="ce1" office:value-type="string">
            <text:p>5.1583e-17</text:p>
          </table:table-cell>
          <table:table-cell table:style-name="ce1" office:value-type="string">
            <text:p>1.8665e-15</text:p>
          </table:table-cell>
        </table:table-row>
        <table:table-row table:style-name="ro4">
          <table:table-cell office:value-type="float" office:value="2610.702">
            <text:p>2610.702</text:p>
          </table:table-cell>
          <table:table-cell table:formula="of:=[.M263]*1000000" office:value-type="float" office:value="152.57">
            <text:p>152.57</text:p>
          </table:table-cell>
          <table:table-cell table:formula="of:=[.N263]*1000000" office:value-type="float" office:value="0.081608">
            <text:p>0.081608</text:p>
          </table:table-cell>
          <table:table-cell table:formula="of:=[.O263]*1000000" office:value-type="float" office:value="0.4584">
            <text:p>0.4584</text:p>
          </table:table-cell>
          <table:table-cell table:formula="of:=[.P263]*1000000" office:value-type="float" office:value="0.0059953">
            <text:p>0.0059953</text:p>
          </table:table-cell>
          <table:table-cell table:formula="of:=[.Q263]*1000000" office:value-type="float" office:value="0.017186">
            <text:p>0.017186</text:p>
          </table:table-cell>
          <table:table-cell table:formula="of:=[.R263]*1000000" office:value-type="float" office:value="0.50313">
            <text:p>0.50313</text:p>
          </table:table-cell>
          <table:table-cell table:formula="of:=[.S263]*1000000" office:value-type="float" office:value="25.765">
            <text:p>25.765</text:p>
          </table:table-cell>
          <table:table-cell table:formula="of:=[.T263]*1000000" office:value-type="float" office:value="2101.9">
            <text:p>2101.9</text:p>
          </table:table-cell>
          <table:table-cell table:formula="of:=[.U263]*1000000000000" office:value-type="float" office:value="0.0000031434">
            <text:p>3.1434E-006</text:p>
          </table:table-cell>
          <table:table-cell table:formula="of:=[.V263]*1000000000000" office:value-type="float" office:value="0.0012863">
            <text:p>0.0012863</text:p>
          </table:table-cell>
          <table:table-cell table:formula="of:=([.W263]+[.X263])*1000000000000" office:value-type="float" office:value="0.001912943">
            <text:p>0.001912943</text:p>
          </table:table-cell>
          <table:table-cell office:value-type="float" office:value="0.00015257">
            <text:p>0.00015257</text:p>
          </table:table-cell>
          <table:table-cell table:style-name="ce1" office:value-type="string">
            <text:p>8.1608e-08</text:p>
          </table:table-cell>
          <table:table-cell table:style-name="ce1" office:value-type="string">
            <text:p>4.584e-07</text:p>
          </table:table-cell>
          <table:table-cell table:style-name="ce1" office:value-type="string">
            <text:p>5.9953e-09</text:p>
          </table:table-cell>
          <table:table-cell table:style-name="ce1" office:value-type="string">
            <text:p>1.7186e-08</text:p>
          </table:table-cell>
          <table:table-cell table:style-name="ce1" office:value-type="string">
            <text:p>5.0313e-07</text:p>
          </table:table-cell>
          <table:table-cell table:style-name="ce1" office:value-type="string">
            <text:p>2.5765e-05</text:p>
          </table:table-cell>
          <table:table-cell office:value-type="float" office:value="0.0021019">
            <text:p>0.0021019</text:p>
          </table:table-cell>
          <table:table-cell table:style-name="ce1" office:value-type="string">
            <text:p>3.1434e-18</text:p>
          </table:table-cell>
          <table:table-cell table:style-name="ce1" office:value-type="string">
            <text:p>1.2863e-15</text:p>
          </table:table-cell>
          <table:table-cell table:style-name="ce1" office:value-type="string">
            <text:p>5.1443e-17</text:p>
          </table:table-cell>
          <table:table-cell table:style-name="ce1" office:value-type="string">
            <text:p>1.8615e-15</text:p>
          </table:table-cell>
        </table:table-row>
        <table:table-row table:style-name="ro4">
          <table:table-cell office:value-type="float" office:value="2620.702">
            <text:p>2620.702</text:p>
          </table:table-cell>
          <table:table-cell table:formula="of:=[.M264]*1000000" office:value-type="float" office:value="152.56">
            <text:p>152.56</text:p>
          </table:table-cell>
          <table:table-cell table:formula="of:=[.N264]*1000000" office:value-type="float" office:value="0.08142">
            <text:p>0.08142</text:p>
          </table:table-cell>
          <table:table-cell table:formula="of:=[.O264]*1000000" office:value-type="float" office:value="0.4567">
            <text:p>0.4567</text:p>
          </table:table-cell>
          <table:table-cell table:formula="of:=[.P264]*1000000" office:value-type="float" office:value="0.0059794">
            <text:p>0.0059794</text:p>
          </table:table-cell>
          <table:table-cell table:formula="of:=[.Q264]*1000000" office:value-type="float" office:value="0.017084">
            <text:p>0.017084</text:p>
          </table:table-cell>
          <table:table-cell table:formula="of:=[.R264]*1000000" office:value-type="float" office:value="0.50201">
            <text:p>0.50201</text:p>
          </table:table-cell>
          <table:table-cell table:formula="of:=[.S264]*1000000" office:value-type="float" office:value="25.776">
            <text:p>25.776</text:p>
          </table:table-cell>
          <table:table-cell table:formula="of:=[.T264]*1000000" office:value-type="float" office:value="2101.9">
            <text:p>2101.9</text:p>
          </table:table-cell>
          <table:table-cell table:formula="of:=[.U264]*1000000000000" office:value-type="float" office:value="0.0000031438">
            <text:p>3.1438E-006</text:p>
          </table:table-cell>
          <table:table-cell table:formula="of:=[.V264]*1000000000000" office:value-type="float" office:value="0.001278">
            <text:p>0.001278</text:p>
          </table:table-cell>
          <table:table-cell table:formula="of:=([.W264]+[.X264])*1000000000000" office:value-type="float" office:value="0.001907803">
            <text:p>0.001907803</text:p>
          </table:table-cell>
          <table:table-cell office:value-type="float" office:value="0.00015256">
            <text:p>0.00015256</text:p>
          </table:table-cell>
          <table:table-cell table:style-name="ce1" office:value-type="string">
            <text:p>8.142e-08</text:p>
          </table:table-cell>
          <table:table-cell table:style-name="ce1" office:value-type="string">
            <text:p>4.567e-07</text:p>
          </table:table-cell>
          <table:table-cell table:style-name="ce1" office:value-type="string">
            <text:p>5.9794e-09</text:p>
          </table:table-cell>
          <table:table-cell table:style-name="ce1" office:value-type="string">
            <text:p>1.7084e-08</text:p>
          </table:table-cell>
          <table:table-cell table:style-name="ce1" office:value-type="string">
            <text:p>5.0201e-07</text:p>
          </table:table-cell>
          <table:table-cell table:style-name="ce1" office:value-type="string">
            <text:p>2.5776e-05</text:p>
          </table:table-cell>
          <table:table-cell office:value-type="float" office:value="0.0021019">
            <text:p>0.0021019</text:p>
          </table:table-cell>
          <table:table-cell table:style-name="ce1" office:value-type="string">
            <text:p>3.1438e-18</text:p>
          </table:table-cell>
          <table:table-cell table:style-name="ce1" office:value-type="string">
            <text:p>1.278e-15</text:p>
          </table:table-cell>
          <table:table-cell table:style-name="ce1" office:value-type="string">
            <text:p>5.1303e-17</text:p>
          </table:table-cell>
          <table:table-cell table:style-name="ce1" office:value-type="string">
            <text:p>1.8565e-15</text:p>
          </table:table-cell>
        </table:table-row>
        <table:table-row table:style-name="ro4">
          <table:table-cell office:value-type="float" office:value="2630.702">
            <text:p>2630.702</text:p>
          </table:table-cell>
          <table:table-cell table:formula="of:=[.M265]*1000000" office:value-type="float" office:value="152.55">
            <text:p>152.55</text:p>
          </table:table-cell>
          <table:table-cell table:formula="of:=[.N265]*1000000" office:value-type="float" office:value="0.081231">
            <text:p>0.081231</text:p>
          </table:table-cell>
          <table:table-cell table:formula="of:=[.O265]*1000000" office:value-type="float" office:value="0.45501">
            <text:p>0.45501</text:p>
          </table:table-cell>
          <table:table-cell table:formula="of:=[.P265]*1000000" office:value-type="float" office:value="0.0059636">
            <text:p>0.0059636</text:p>
          </table:table-cell>
          <table:table-cell table:formula="of:=[.Q265]*1000000" office:value-type="float" office:value="0.016982">
            <text:p>0.016982</text:p>
          </table:table-cell>
          <table:table-cell table:formula="of:=[.R265]*1000000" office:value-type="float" office:value="0.50088">
            <text:p>0.50088</text:p>
          </table:table-cell>
          <table:table-cell table:formula="of:=[.S265]*1000000" office:value-type="float" office:value="25.787">
            <text:p>25.787</text:p>
          </table:table-cell>
          <table:table-cell table:formula="of:=[.T265]*1000000" office:value-type="float" office:value="2101.9">
            <text:p>2101.9</text:p>
          </table:table-cell>
          <table:table-cell table:formula="of:=[.U265]*1000000000000" office:value-type="float" office:value="0.0000031441">
            <text:p>3.1441E-006</text:p>
          </table:table-cell>
          <table:table-cell table:formula="of:=[.V265]*1000000000000" office:value-type="float" office:value="0.0012697">
            <text:p>0.0012697</text:p>
          </table:table-cell>
          <table:table-cell table:formula="of:=([.W265]+[.X265])*1000000000000" office:value-type="float" office:value="0.001902663">
            <text:p>0.001902663</text:p>
          </table:table-cell>
          <table:table-cell office:value-type="float" office:value="0.00015255">
            <text:p>0.00015255</text:p>
          </table:table-cell>
          <table:table-cell table:style-name="ce1" office:value-type="string">
            <text:p>8.1231e-08</text:p>
          </table:table-cell>
          <table:table-cell table:style-name="ce1" office:value-type="string">
            <text:p>4.5501e-07</text:p>
          </table:table-cell>
          <table:table-cell table:style-name="ce1" office:value-type="string">
            <text:p>5.9636e-09</text:p>
          </table:table-cell>
          <table:table-cell table:style-name="ce1" office:value-type="string">
            <text:p>1.6982e-08</text:p>
          </table:table-cell>
          <table:table-cell table:style-name="ce1" office:value-type="string">
            <text:p>5.0088e-07</text:p>
          </table:table-cell>
          <table:table-cell table:style-name="ce1" office:value-type="string">
            <text:p>2.5787e-05</text:p>
          </table:table-cell>
          <table:table-cell office:value-type="float" office:value="0.0021019">
            <text:p>0.0021019</text:p>
          </table:table-cell>
          <table:table-cell table:style-name="ce1" office:value-type="string">
            <text:p>3.1441e-18</text:p>
          </table:table-cell>
          <table:table-cell table:style-name="ce1" office:value-type="string">
            <text:p>1.2697e-15</text:p>
          </table:table-cell>
          <table:table-cell table:style-name="ce1" office:value-type="string">
            <text:p>5.1163e-17</text:p>
          </table:table-cell>
          <table:table-cell table:style-name="ce1" office:value-type="string">
            <text:p>1.8515e-15</text:p>
          </table:table-cell>
        </table:table-row>
        <table:table-row table:style-name="ro4">
          <table:table-cell office:value-type="float" office:value="2640.702">
            <text:p>2640.702</text:p>
          </table:table-cell>
          <table:table-cell table:formula="of:=[.M266]*1000000" office:value-type="float" office:value="152.54">
            <text:p>152.54</text:p>
          </table:table-cell>
          <table:table-cell table:formula="of:=[.N266]*1000000" office:value-type="float" office:value="0.081043">
            <text:p>0.081043</text:p>
          </table:table-cell>
          <table:table-cell table:formula="of:=[.O266]*1000000" office:value-type="float" office:value="0.45332">
            <text:p>0.45332</text:p>
          </table:table-cell>
          <table:table-cell table:formula="of:=[.P266]*1000000" office:value-type="float" office:value="0.0059479">
            <text:p>0.0059479</text:p>
          </table:table-cell>
          <table:table-cell table:formula="of:=[.Q266]*1000000" office:value-type="float" office:value="0.016881">
            <text:p>0.016881</text:p>
          </table:table-cell>
          <table:table-cell table:formula="of:=[.R266]*1000000" office:value-type="float" office:value="0.49976">
            <text:p>0.49976</text:p>
          </table:table-cell>
          <table:table-cell table:formula="of:=[.S266]*1000000" office:value-type="float" office:value="25.798">
            <text:p>25.798</text:p>
          </table:table-cell>
          <table:table-cell table:formula="of:=[.T266]*1000000" office:value-type="float" office:value="2101.9">
            <text:p>2101.9</text:p>
          </table:table-cell>
          <table:table-cell table:formula="of:=[.U266]*1000000000000" office:value-type="float" office:value="0.0000031445">
            <text:p>3.1445E-006</text:p>
          </table:table-cell>
          <table:table-cell table:formula="of:=[.V266]*1000000000000" office:value-type="float" office:value="0.0012615">
            <text:p>0.0012615</text:p>
          </table:table-cell>
          <table:table-cell table:formula="of:=([.W266]+[.X266])*1000000000000" office:value-type="float" office:value="0.001897524">
            <text:p>0.001897524</text:p>
          </table:table-cell>
          <table:table-cell office:value-type="float" office:value="0.00015254">
            <text:p>0.00015254</text:p>
          </table:table-cell>
          <table:table-cell table:style-name="ce1" office:value-type="string">
            <text:p>8.1043e-08</text:p>
          </table:table-cell>
          <table:table-cell table:style-name="ce1" office:value-type="string">
            <text:p>4.5332e-07</text:p>
          </table:table-cell>
          <table:table-cell table:style-name="ce1" office:value-type="string">
            <text:p>5.9479e-09</text:p>
          </table:table-cell>
          <table:table-cell table:style-name="ce1" office:value-type="string">
            <text:p>1.6881e-08</text:p>
          </table:table-cell>
          <table:table-cell table:style-name="ce1" office:value-type="string">
            <text:p>4.9976e-07</text:p>
          </table:table-cell>
          <table:table-cell table:style-name="ce1" office:value-type="string">
            <text:p>2.5798e-05</text:p>
          </table:table-cell>
          <table:table-cell office:value-type="float" office:value="0.0021019">
            <text:p>0.0021019</text:p>
          </table:table-cell>
          <table:table-cell table:style-name="ce1" office:value-type="string">
            <text:p>3.1445e-18</text:p>
          </table:table-cell>
          <table:table-cell table:style-name="ce1" office:value-type="string">
            <text:p>1.2615e-15</text:p>
          </table:table-cell>
          <table:table-cell table:style-name="ce1" office:value-type="string">
            <text:p>5.1024e-17</text:p>
          </table:table-cell>
          <table:table-cell table:style-name="ce1" office:value-type="string">
            <text:p>1.8465e-15</text:p>
          </table:table-cell>
        </table:table-row>
        <table:table-row table:style-name="ro4">
          <table:table-cell office:value-type="float" office:value="2650.702">
            <text:p>2650.702</text:p>
          </table:table-cell>
          <table:table-cell table:formula="of:=[.M267]*1000000" office:value-type="float" office:value="152.54">
            <text:p>152.54</text:p>
          </table:table-cell>
          <table:table-cell table:formula="of:=[.N267]*1000000" office:value-type="float" office:value="0.080855">
            <text:p>0.080855</text:p>
          </table:table-cell>
          <table:table-cell table:formula="of:=[.O267]*1000000" office:value-type="float" office:value="0.45165">
            <text:p>0.45165</text:p>
          </table:table-cell>
          <table:table-cell table:formula="of:=[.P267]*1000000" office:value-type="float" office:value="0.0059322">
            <text:p>0.0059322</text:p>
          </table:table-cell>
          <table:table-cell table:formula="of:=[.Q267]*1000000" office:value-type="float" office:value="0.016781">
            <text:p>0.016781</text:p>
          </table:table-cell>
          <table:table-cell table:formula="of:=[.R267]*1000000" office:value-type="float" office:value="0.49863">
            <text:p>0.49863</text:p>
          </table:table-cell>
          <table:table-cell table:formula="of:=[.S267]*1000000" office:value-type="float" office:value="25.81">
            <text:p>25.81</text:p>
          </table:table-cell>
          <table:table-cell table:formula="of:=[.T267]*1000000" office:value-type="float" office:value="2101.9">
            <text:p>2101.9</text:p>
          </table:table-cell>
          <table:table-cell table:formula="of:=[.U267]*1000000000000" office:value-type="float" office:value="0.0000031448">
            <text:p>3.1448E-006</text:p>
          </table:table-cell>
          <table:table-cell table:formula="of:=[.V267]*1000000000000" office:value-type="float" office:value="0.0012533">
            <text:p>0.0012533</text:p>
          </table:table-cell>
          <table:table-cell table:formula="of:=([.W267]+[.X267])*1000000000000" office:value-type="float" office:value="0.001892485">
            <text:p>0.001892485</text:p>
          </table:table-cell>
          <table:table-cell office:value-type="float" office:value="0.00015254">
            <text:p>0.00015254</text:p>
          </table:table-cell>
          <table:table-cell table:style-name="ce1" office:value-type="string">
            <text:p>8.0855e-08</text:p>
          </table:table-cell>
          <table:table-cell table:style-name="ce1" office:value-type="string">
            <text:p>4.5165e-07</text:p>
          </table:table-cell>
          <table:table-cell table:style-name="ce1" office:value-type="string">
            <text:p>5.9322e-09</text:p>
          </table:table-cell>
          <table:table-cell table:style-name="ce1" office:value-type="string">
            <text:p>1.6781e-08</text:p>
          </table:table-cell>
          <table:table-cell table:style-name="ce1" office:value-type="string">
            <text:p>4.9863e-07</text:p>
          </table:table-cell>
          <table:table-cell table:style-name="ce1" office:value-type="string">
            <text:p>2.581e-05</text:p>
          </table:table-cell>
          <table:table-cell office:value-type="float" office:value="0.0021019">
            <text:p>0.0021019</text:p>
          </table:table-cell>
          <table:table-cell table:style-name="ce1" office:value-type="string">
            <text:p>3.1448e-18</text:p>
          </table:table-cell>
          <table:table-cell table:style-name="ce1" office:value-type="string">
            <text:p>1.2533e-15</text:p>
          </table:table-cell>
          <table:table-cell table:style-name="ce1" office:value-type="string">
            <text:p>5.0885e-17</text:p>
          </table:table-cell>
          <table:table-cell table:style-name="ce1" office:value-type="string">
            <text:p>1.8416e-15</text:p>
          </table:table-cell>
        </table:table-row>
        <table:table-row table:style-name="ro4">
          <table:table-cell office:value-type="float" office:value="2660.702">
            <text:p>2660.702</text:p>
          </table:table-cell>
          <table:table-cell table:formula="of:=[.M268]*1000000" office:value-type="float" office:value="152.53">
            <text:p>152.53</text:p>
          </table:table-cell>
          <table:table-cell table:formula="of:=[.N268]*1000000" office:value-type="float" office:value="0.080666">
            <text:p>0.080666</text:p>
          </table:table-cell>
          <table:table-cell table:formula="of:=[.O268]*1000000" office:value-type="float" office:value="0.44999">
            <text:p>0.44999</text:p>
          </table:table-cell>
          <table:table-cell table:formula="of:=[.P268]*1000000" office:value-type="float" office:value="0.0059166">
            <text:p>0.0059166</text:p>
          </table:table-cell>
          <table:table-cell table:formula="of:=[.Q268]*1000000" office:value-type="float" office:value="0.016681">
            <text:p>0.016681</text:p>
          </table:table-cell>
          <table:table-cell table:formula="of:=[.R268]*1000000" office:value-type="float" office:value="0.49751">
            <text:p>0.49751</text:p>
          </table:table-cell>
          <table:table-cell table:formula="of:=[.S268]*1000000" office:value-type="float" office:value="25.821">
            <text:p>25.821</text:p>
          </table:table-cell>
          <table:table-cell table:formula="of:=[.T268]*1000000" office:value-type="float" office:value="2101.8">
            <text:p>2101.8</text:p>
          </table:table-cell>
          <table:table-cell table:formula="of:=[.U268]*1000000000000" office:value-type="float" office:value="0.0000031452">
            <text:p>3.1452E-006</text:p>
          </table:table-cell>
          <table:table-cell table:formula="of:=[.V268]*1000000000000" office:value-type="float" office:value="0.0012452">
            <text:p>0.0012452</text:p>
          </table:table-cell>
          <table:table-cell table:formula="of:=([.W268]+[.X268])*1000000000000" office:value-type="float" office:value="0.001887346">
            <text:p>0.001887346</text:p>
          </table:table-cell>
          <table:table-cell office:value-type="float" office:value="0.00015253">
            <text:p>0.00015253</text:p>
          </table:table-cell>
          <table:table-cell table:style-name="ce1" office:value-type="string">
            <text:p>8.0666e-08</text:p>
          </table:table-cell>
          <table:table-cell table:style-name="ce1" office:value-type="string">
            <text:p>4.4999e-07</text:p>
          </table:table-cell>
          <table:table-cell table:style-name="ce1" office:value-type="string">
            <text:p>5.9166e-09</text:p>
          </table:table-cell>
          <table:table-cell table:style-name="ce1" office:value-type="string">
            <text:p>1.6681e-08</text:p>
          </table:table-cell>
          <table:table-cell table:style-name="ce1" office:value-type="string">
            <text:p>4.9751e-07</text:p>
          </table:table-cell>
          <table:table-cell table:style-name="ce1" office:value-type="string">
            <text:p>2.5821e-05</text:p>
          </table:table-cell>
          <table:table-cell office:value-type="float" office:value="0.0021018">
            <text:p>0.0021018</text:p>
          </table:table-cell>
          <table:table-cell table:style-name="ce1" office:value-type="string">
            <text:p>3.1452e-18</text:p>
          </table:table-cell>
          <table:table-cell table:style-name="ce1" office:value-type="string">
            <text:p>1.2452e-15</text:p>
          </table:table-cell>
          <table:table-cell table:style-name="ce1" office:value-type="string">
            <text:p>5.0746e-17</text:p>
          </table:table-cell>
          <table:table-cell table:style-name="ce1" office:value-type="string">
            <text:p>1.8366e-15</text:p>
          </table:table-cell>
        </table:table-row>
        <table:table-row table:style-name="ro4">
          <table:table-cell office:value-type="float" office:value="2670.702">
            <text:p>2670.702</text:p>
          </table:table-cell>
          <table:table-cell table:formula="of:=[.M269]*1000000" office:value-type="float" office:value="152.52">
            <text:p>152.52</text:p>
          </table:table-cell>
          <table:table-cell table:formula="of:=[.N269]*1000000" office:value-type="float" office:value="0.080478">
            <text:p>0.080478</text:p>
          </table:table-cell>
          <table:table-cell table:formula="of:=[.O269]*1000000" office:value-type="float" office:value="0.44834">
            <text:p>0.44834</text:p>
          </table:table-cell>
          <table:table-cell table:formula="of:=[.P269]*1000000" office:value-type="float" office:value="0.005901">
            <text:p>0.005901</text:p>
          </table:table-cell>
          <table:table-cell table:formula="of:=[.Q269]*1000000" office:value-type="float" office:value="0.016582">
            <text:p>0.016582</text:p>
          </table:table-cell>
          <table:table-cell table:formula="of:=[.R269]*1000000" office:value-type="float" office:value="0.49639">
            <text:p>0.49639</text:p>
          </table:table-cell>
          <table:table-cell table:formula="of:=[.S269]*1000000" office:value-type="float" office:value="25.832">
            <text:p>25.832</text:p>
          </table:table-cell>
          <table:table-cell table:formula="of:=[.T269]*1000000" office:value-type="float" office:value="2101.8">
            <text:p>2101.8</text:p>
          </table:table-cell>
          <table:table-cell table:formula="of:=[.U269]*1000000000000" office:value-type="float" office:value="0.0000031455">
            <text:p>3.1455E-006</text:p>
          </table:table-cell>
          <table:table-cell table:formula="of:=[.V269]*1000000000000" office:value-type="float" office:value="0.0012371">
            <text:p>0.0012371</text:p>
          </table:table-cell>
          <table:table-cell table:formula="of:=([.W269]+[.X269])*1000000000000" office:value-type="float" office:value="0.001882307">
            <text:p>0.001882307</text:p>
          </table:table-cell>
          <table:table-cell office:value-type="float" office:value="0.00015252">
            <text:p>0.00015252</text:p>
          </table:table-cell>
          <table:table-cell table:style-name="ce1" office:value-type="string">
            <text:p>8.0478e-08</text:p>
          </table:table-cell>
          <table:table-cell table:style-name="ce1" office:value-type="string">
            <text:p>4.4834e-07</text:p>
          </table:table-cell>
          <table:table-cell table:style-name="ce1" office:value-type="string">
            <text:p>5.901e-09</text:p>
          </table:table-cell>
          <table:table-cell table:style-name="ce1" office:value-type="string">
            <text:p>1.6582e-08</text:p>
          </table:table-cell>
          <table:table-cell table:style-name="ce1" office:value-type="string">
            <text:p>4.9639e-07</text:p>
          </table:table-cell>
          <table:table-cell table:style-name="ce1" office:value-type="string">
            <text:p>2.5832e-05</text:p>
          </table:table-cell>
          <table:table-cell office:value-type="float" office:value="0.0021018">
            <text:p>0.0021018</text:p>
          </table:table-cell>
          <table:table-cell table:style-name="ce1" office:value-type="string">
            <text:p>3.1455e-18</text:p>
          </table:table-cell>
          <table:table-cell table:style-name="ce1" office:value-type="string">
            <text:p>1.2371e-15</text:p>
          </table:table-cell>
          <table:table-cell table:style-name="ce1" office:value-type="string">
            <text:p>5.0607e-17</text:p>
          </table:table-cell>
          <table:table-cell table:style-name="ce1" office:value-type="string">
            <text:p>1.8317e-15</text:p>
          </table:table-cell>
        </table:table-row>
        <table:table-row table:style-name="ro4">
          <table:table-cell office:value-type="float" office:value="2680.702">
            <text:p>2680.702</text:p>
          </table:table-cell>
          <table:table-cell table:formula="of:=[.M270]*1000000" office:value-type="float" office:value="152.52">
            <text:p>152.52</text:p>
          </table:table-cell>
          <table:table-cell table:formula="of:=[.N270]*1000000" office:value-type="float" office:value="0.08029">
            <text:p>0.08029</text:p>
          </table:table-cell>
          <table:table-cell table:formula="of:=[.O270]*1000000" office:value-type="float" office:value="0.4467">
            <text:p>0.4467</text:p>
          </table:table-cell>
          <table:table-cell table:formula="of:=[.P270]*1000000" office:value-type="float" office:value="0.0058854">
            <text:p>0.0058854</text:p>
          </table:table-cell>
          <table:table-cell table:formula="of:=[.Q270]*1000000" office:value-type="float" office:value="0.016483">
            <text:p>0.016483</text:p>
          </table:table-cell>
          <table:table-cell table:formula="of:=[.R270]*1000000" office:value-type="float" office:value="0.49526">
            <text:p>0.49526</text:p>
          </table:table-cell>
          <table:table-cell table:formula="of:=[.S270]*1000000" office:value-type="float" office:value="25.843">
            <text:p>25.843</text:p>
          </table:table-cell>
          <table:table-cell table:formula="of:=[.T270]*1000000" office:value-type="float" office:value="2101.8">
            <text:p>2101.8</text:p>
          </table:table-cell>
          <table:table-cell table:formula="of:=[.U270]*1000000000000" office:value-type="float" office:value="0.0000031459">
            <text:p>3.1459E-006</text:p>
          </table:table-cell>
          <table:table-cell table:formula="of:=[.V270]*1000000000000" office:value-type="float" office:value="0.0012291">
            <text:p>0.0012291</text:p>
          </table:table-cell>
          <table:table-cell table:formula="of:=([.W270]+[.X270])*1000000000000" office:value-type="float" office:value="0.001877169">
            <text:p>0.001877169</text:p>
          </table:table-cell>
          <table:table-cell office:value-type="float" office:value="0.00015252">
            <text:p>0.00015252</text:p>
          </table:table-cell>
          <table:table-cell table:style-name="ce1" office:value-type="string">
            <text:p>8.029e-08</text:p>
          </table:table-cell>
          <table:table-cell table:style-name="ce1" office:value-type="string">
            <text:p>4.467e-07</text:p>
          </table:table-cell>
          <table:table-cell table:style-name="ce1" office:value-type="string">
            <text:p>5.8854e-09</text:p>
          </table:table-cell>
          <table:table-cell table:style-name="ce1" office:value-type="string">
            <text:p>1.6483e-08</text:p>
          </table:table-cell>
          <table:table-cell table:style-name="ce1" office:value-type="string">
            <text:p>4.9526e-07</text:p>
          </table:table-cell>
          <table:table-cell table:style-name="ce1" office:value-type="string">
            <text:p>2.5843e-05</text:p>
          </table:table-cell>
          <table:table-cell office:value-type="float" office:value="0.0021018">
            <text:p>0.0021018</text:p>
          </table:table-cell>
          <table:table-cell table:style-name="ce1" office:value-type="string">
            <text:p>3.1459e-18</text:p>
          </table:table-cell>
          <table:table-cell table:style-name="ce1" office:value-type="string">
            <text:p>1.2291e-15</text:p>
          </table:table-cell>
          <table:table-cell table:style-name="ce1" office:value-type="string">
            <text:p>5.0469e-17</text:p>
          </table:table-cell>
          <table:table-cell table:style-name="ce1" office:value-type="string">
            <text:p>1.8267e-15</text:p>
          </table:table-cell>
        </table:table-row>
        <table:table-row table:style-name="ro4">
          <table:table-cell office:value-type="float" office:value="2690.702">
            <text:p>2690.702</text:p>
          </table:table-cell>
          <table:table-cell table:formula="of:=[.M271]*1000000" office:value-type="float" office:value="152.51">
            <text:p>152.51</text:p>
          </table:table-cell>
          <table:table-cell table:formula="of:=[.N271]*1000000" office:value-type="float" office:value="0.080101">
            <text:p>0.080101</text:p>
          </table:table-cell>
          <table:table-cell table:formula="of:=[.O271]*1000000" office:value-type="float" office:value="0.44507">
            <text:p>0.44507</text:p>
          </table:table-cell>
          <table:table-cell table:formula="of:=[.P271]*1000000" office:value-type="float" office:value="0.0058699">
            <text:p>0.0058699</text:p>
          </table:table-cell>
          <table:table-cell table:formula="of:=[.Q271]*1000000" office:value-type="float" office:value="0.016385">
            <text:p>0.016385</text:p>
          </table:table-cell>
          <table:table-cell table:formula="of:=[.R271]*1000000" office:value-type="float" office:value="0.49414">
            <text:p>0.49414</text:p>
          </table:table-cell>
          <table:table-cell table:formula="of:=[.S271]*1000000" office:value-type="float" office:value="25.853">
            <text:p>25.853</text:p>
          </table:table-cell>
          <table:table-cell table:formula="of:=[.T271]*1000000" office:value-type="float" office:value="2101.8">
            <text:p>2101.8</text:p>
          </table:table-cell>
          <table:table-cell table:formula="of:=[.U271]*1000000000000" office:value-type="float" office:value="0.0000031462">
            <text:p>3.1462E-006</text:p>
          </table:table-cell>
          <table:table-cell table:formula="of:=[.V271]*1000000000000" office:value-type="float" office:value="0.0012211">
            <text:p>0.0012211</text:p>
          </table:table-cell>
          <table:table-cell table:formula="of:=([.W271]+[.X271])*1000000000000" office:value-type="float" office:value="0.001872131">
            <text:p>0.001872131</text:p>
          </table:table-cell>
          <table:table-cell office:value-type="float" office:value="0.00015251">
            <text:p>0.00015251</text:p>
          </table:table-cell>
          <table:table-cell table:style-name="ce1" office:value-type="string">
            <text:p>8.0101e-08</text:p>
          </table:table-cell>
          <table:table-cell table:style-name="ce1" office:value-type="string">
            <text:p>4.4507e-07</text:p>
          </table:table-cell>
          <table:table-cell table:style-name="ce1" office:value-type="string">
            <text:p>5.8699e-09</text:p>
          </table:table-cell>
          <table:table-cell table:style-name="ce1" office:value-type="string">
            <text:p>1.6385e-08</text:p>
          </table:table-cell>
          <table:table-cell table:style-name="ce1" office:value-type="string">
            <text:p>4.9414e-07</text:p>
          </table:table-cell>
          <table:table-cell table:style-name="ce1" office:value-type="string">
            <text:p>2.5853e-05</text:p>
          </table:table-cell>
          <table:table-cell office:value-type="float" office:value="0.0021018">
            <text:p>0.0021018</text:p>
          </table:table-cell>
          <table:table-cell table:style-name="ce1" office:value-type="string">
            <text:p>3.1462e-18</text:p>
          </table:table-cell>
          <table:table-cell table:style-name="ce1" office:value-type="string">
            <text:p>1.2211e-15</text:p>
          </table:table-cell>
          <table:table-cell table:style-name="ce1" office:value-type="string">
            <text:p>5.0331e-17</text:p>
          </table:table-cell>
          <table:table-cell table:style-name="ce1" office:value-type="string">
            <text:p>1.8218e-15</text:p>
          </table:table-cell>
        </table:table-row>
        <table:table-row table:style-name="ro4">
          <table:table-cell office:value-type="float" office:value="2700.702">
            <text:p>2700.702</text:p>
          </table:table-cell>
          <table:table-cell table:formula="of:=[.M272]*1000000" office:value-type="float" office:value="152.5">
            <text:p>152.5</text:p>
          </table:table-cell>
          <table:table-cell table:formula="of:=[.N272]*1000000" office:value-type="float" office:value="0.079913">
            <text:p>0.079913</text:p>
          </table:table-cell>
          <table:table-cell table:formula="of:=[.O272]*1000000" office:value-type="float" office:value="0.44345">
            <text:p>0.44345</text:p>
          </table:table-cell>
          <table:table-cell table:formula="of:=[.P272]*1000000" office:value-type="float" office:value="0.0058544">
            <text:p>0.0058544</text:p>
          </table:table-cell>
          <table:table-cell table:formula="of:=[.Q272]*1000000" office:value-type="float" office:value="0.016287">
            <text:p>0.016287</text:p>
          </table:table-cell>
          <table:table-cell table:formula="of:=[.R272]*1000000" office:value-type="float" office:value="0.49302">
            <text:p>0.49302</text:p>
          </table:table-cell>
          <table:table-cell table:formula="of:=[.S272]*1000000" office:value-type="float" office:value="25.864">
            <text:p>25.864</text:p>
          </table:table-cell>
          <table:table-cell table:formula="of:=[.T272]*1000000" office:value-type="float" office:value="2101.8">
            <text:p>2101.8</text:p>
          </table:table-cell>
          <table:table-cell table:formula="of:=[.U272]*1000000000000" office:value-type="float" office:value="0.0000031466">
            <text:p>3.1466E-006</text:p>
          </table:table-cell>
          <table:table-cell table:formula="of:=[.V272]*1000000000000" office:value-type="float" office:value="0.0012132">
            <text:p>0.0012132</text:p>
          </table:table-cell>
          <table:table-cell table:formula="of:=([.W272]+[.X272])*1000000000000" office:value-type="float" office:value="0.001867094">
            <text:p>0.001867094</text:p>
          </table:table-cell>
          <table:table-cell office:value-type="float" office:value="0.0001525">
            <text:p>0.0001525</text:p>
          </table:table-cell>
          <table:table-cell table:style-name="ce1" office:value-type="string">
            <text:p>7.9913e-08</text:p>
          </table:table-cell>
          <table:table-cell table:style-name="ce1" office:value-type="string">
            <text:p>4.4345e-07</text:p>
          </table:table-cell>
          <table:table-cell table:style-name="ce1" office:value-type="string">
            <text:p>5.8544e-09</text:p>
          </table:table-cell>
          <table:table-cell table:style-name="ce1" office:value-type="string">
            <text:p>1.6287e-08</text:p>
          </table:table-cell>
          <table:table-cell table:style-name="ce1" office:value-type="string">
            <text:p>4.9302e-07</text:p>
          </table:table-cell>
          <table:table-cell table:style-name="ce1" office:value-type="string">
            <text:p>2.5864e-05</text:p>
          </table:table-cell>
          <table:table-cell office:value-type="float" office:value="0.0021018">
            <text:p>0.0021018</text:p>
          </table:table-cell>
          <table:table-cell table:style-name="ce1" office:value-type="string">
            <text:p>3.1466e-18</text:p>
          </table:table-cell>
          <table:table-cell table:style-name="ce1" office:value-type="string">
            <text:p>1.2132e-15</text:p>
          </table:table-cell>
          <table:table-cell table:style-name="ce1" office:value-type="string">
            <text:p>5.0194e-17</text:p>
          </table:table-cell>
          <table:table-cell table:style-name="ce1" office:value-type="string">
            <text:p>1.8169e-15</text:p>
          </table:table-cell>
        </table:table-row>
        <table:table-row table:style-name="ro4">
          <table:table-cell office:value-type="float" office:value="2710.702">
            <text:p>2710.702</text:p>
          </table:table-cell>
          <table:table-cell table:formula="of:=[.M273]*1000000" office:value-type="float" office:value="152.49">
            <text:p>152.49</text:p>
          </table:table-cell>
          <table:table-cell table:formula="of:=[.N273]*1000000" office:value-type="float" office:value="0.079725">
            <text:p>0.079725</text:p>
          </table:table-cell>
          <table:table-cell table:formula="of:=[.O273]*1000000" office:value-type="float" office:value="0.44184">
            <text:p>0.44184</text:p>
          </table:table-cell>
          <table:table-cell table:formula="of:=[.P273]*1000000" office:value-type="float" office:value="0.005839">
            <text:p>0.005839</text:p>
          </table:table-cell>
          <table:table-cell table:formula="of:=[.Q273]*1000000" office:value-type="float" office:value="0.01619">
            <text:p>0.01619</text:p>
          </table:table-cell>
          <table:table-cell table:formula="of:=[.R273]*1000000" office:value-type="float" office:value="0.49189">
            <text:p>0.49189</text:p>
          </table:table-cell>
          <table:table-cell table:formula="of:=[.S273]*1000000" office:value-type="float" office:value="25.875">
            <text:p>25.875</text:p>
          </table:table-cell>
          <table:table-cell table:formula="of:=[.T273]*1000000" office:value-type="float" office:value="2101.7">
            <text:p>2101.7</text:p>
          </table:table-cell>
          <table:table-cell table:formula="of:=[.U273]*1000000000000" office:value-type="float" office:value="0.0000031469">
            <text:p>3.1469E-006</text:p>
          </table:table-cell>
          <table:table-cell table:formula="of:=[.V273]*1000000000000" office:value-type="float" office:value="0.0012053">
            <text:p>0.0012053</text:p>
          </table:table-cell>
          <table:table-cell table:formula="of:=([.W273]+[.X273])*1000000000000" office:value-type="float" office:value="0.001862057">
            <text:p>0.001862057</text:p>
          </table:table-cell>
          <table:table-cell office:value-type="float" office:value="0.00015249">
            <text:p>0.00015249</text:p>
          </table:table-cell>
          <table:table-cell table:style-name="ce1" office:value-type="string">
            <text:p>7.9725e-08</text:p>
          </table:table-cell>
          <table:table-cell table:style-name="ce1" office:value-type="string">
            <text:p>4.4184e-07</text:p>
          </table:table-cell>
          <table:table-cell table:style-name="ce1" office:value-type="string">
            <text:p>5.839e-09</text:p>
          </table:table-cell>
          <table:table-cell table:style-name="ce1" office:value-type="string">
            <text:p>1.619e-08</text:p>
          </table:table-cell>
          <table:table-cell table:style-name="ce1" office:value-type="string">
            <text:p>4.9189e-07</text:p>
          </table:table-cell>
          <table:table-cell table:style-name="ce1" office:value-type="string">
            <text:p>2.5875e-05</text:p>
          </table:table-cell>
          <table:table-cell office:value-type="float" office:value="0.0021017">
            <text:p>0.0021017</text:p>
          </table:table-cell>
          <table:table-cell table:style-name="ce1" office:value-type="string">
            <text:p>3.1469e-18</text:p>
          </table:table-cell>
          <table:table-cell table:style-name="ce1" office:value-type="string">
            <text:p>1.2053e-15</text:p>
          </table:table-cell>
          <table:table-cell table:style-name="ce1" office:value-type="string">
            <text:p>5.0057e-17</text:p>
          </table:table-cell>
          <table:table-cell table:style-name="ce1" office:value-type="string">
            <text:p>1.812e-15</text:p>
          </table:table-cell>
        </table:table-row>
        <table:table-row table:style-name="ro4">
          <table:table-cell office:value-type="float" office:value="2720.702">
            <text:p>2720.702</text:p>
          </table:table-cell>
          <table:table-cell table:formula="of:=[.M274]*1000000" office:value-type="float" office:value="152.49">
            <text:p>152.49</text:p>
          </table:table-cell>
          <table:table-cell table:formula="of:=[.N274]*1000000" office:value-type="float" office:value="0.079537">
            <text:p>0.079537</text:p>
          </table:table-cell>
          <table:table-cell table:formula="of:=[.O274]*1000000" office:value-type="float" office:value="0.44024">
            <text:p>0.44024</text:p>
          </table:table-cell>
          <table:table-cell table:formula="of:=[.P274]*1000000" office:value-type="float" office:value="0.0058236">
            <text:p>0.0058236</text:p>
          </table:table-cell>
          <table:table-cell table:formula="of:=[.Q274]*1000000" office:value-type="float" office:value="0.016093">
            <text:p>0.016093</text:p>
          </table:table-cell>
          <table:table-cell table:formula="of:=[.R274]*1000000" office:value-type="float" office:value="0.49077">
            <text:p>0.49077</text:p>
          </table:table-cell>
          <table:table-cell table:formula="of:=[.S274]*1000000" office:value-type="float" office:value="25.886">
            <text:p>25.886</text:p>
          </table:table-cell>
          <table:table-cell table:formula="of:=[.T274]*1000000" office:value-type="float" office:value="2101.7">
            <text:p>2101.7</text:p>
          </table:table-cell>
          <table:table-cell table:formula="of:=[.U274]*1000000000000" office:value-type="float" office:value="0.0000031473">
            <text:p>3.1473E-006</text:p>
          </table:table-cell>
          <table:table-cell table:formula="of:=[.V274]*1000000000000" office:value-type="float" office:value="0.0011975">
            <text:p>0.0011975</text:p>
          </table:table-cell>
          <table:table-cell table:formula="of:=([.W274]+[.X274])*1000000000000" office:value-type="float" office:value="0.00185702">
            <text:p>0.00185702</text:p>
          </table:table-cell>
          <table:table-cell office:value-type="float" office:value="0.00015249">
            <text:p>0.00015249</text:p>
          </table:table-cell>
          <table:table-cell table:style-name="ce1" office:value-type="string">
            <text:p>7.9537e-08</text:p>
          </table:table-cell>
          <table:table-cell table:style-name="ce1" office:value-type="string">
            <text:p>4.4024e-07</text:p>
          </table:table-cell>
          <table:table-cell table:style-name="ce1" office:value-type="string">
            <text:p>5.8236e-09</text:p>
          </table:table-cell>
          <table:table-cell table:style-name="ce1" office:value-type="string">
            <text:p>1.6093e-08</text:p>
          </table:table-cell>
          <table:table-cell table:style-name="ce1" office:value-type="string">
            <text:p>4.9077e-07</text:p>
          </table:table-cell>
          <table:table-cell table:style-name="ce1" office:value-type="string">
            <text:p>2.5886e-05</text:p>
          </table:table-cell>
          <table:table-cell office:value-type="float" office:value="0.0021017">
            <text:p>0.0021017</text:p>
          </table:table-cell>
          <table:table-cell table:style-name="ce1" office:value-type="string">
            <text:p>3.1473e-18</text:p>
          </table:table-cell>
          <table:table-cell table:style-name="ce1" office:value-type="string">
            <text:p>1.1975e-15</text:p>
          </table:table-cell>
          <table:table-cell table:style-name="ce1" office:value-type="string">
            <text:p>4.992e-17</text:p>
          </table:table-cell>
          <table:table-cell table:style-name="ce1" office:value-type="string">
            <text:p>1.8071e-15</text:p>
          </table:table-cell>
        </table:table-row>
        <table:table-row table:style-name="ro4">
          <table:table-cell office:value-type="float" office:value="2730.702">
            <text:p>2730.702</text:p>
          </table:table-cell>
          <table:table-cell table:formula="of:=[.M275]*1000000" office:value-type="float" office:value="152.48">
            <text:p>152.48</text:p>
          </table:table-cell>
          <table:table-cell table:formula="of:=[.N275]*1000000" office:value-type="float" office:value="0.079349">
            <text:p>0.079349</text:p>
          </table:table-cell>
          <table:table-cell table:formula="of:=[.O275]*1000000" office:value-type="float" office:value="0.43865">
            <text:p>0.43865</text:p>
          </table:table-cell>
          <table:table-cell table:formula="of:=[.P275]*1000000" office:value-type="float" office:value="0.0058083">
            <text:p>0.0058083</text:p>
          </table:table-cell>
          <table:table-cell table:formula="of:=[.Q275]*1000000" office:value-type="float" office:value="0.015997">
            <text:p>0.015997</text:p>
          </table:table-cell>
          <table:table-cell table:formula="of:=[.R275]*1000000" office:value-type="float" office:value="0.48965">
            <text:p>0.48965</text:p>
          </table:table-cell>
          <table:table-cell table:formula="of:=[.S275]*1000000" office:value-type="float" office:value="25.897">
            <text:p>25.897</text:p>
          </table:table-cell>
          <table:table-cell table:formula="of:=[.T275]*1000000" office:value-type="float" office:value="2101.7">
            <text:p>2101.7</text:p>
          </table:table-cell>
          <table:table-cell table:formula="of:=[.U275]*1000000000000" office:value-type="float" office:value="0.0000031476">
            <text:p>3.1476E-006</text:p>
          </table:table-cell>
          <table:table-cell table:formula="of:=[.V275]*1000000000000" office:value-type="float" office:value="0.0011898">
            <text:p>0.0011898</text:p>
          </table:table-cell>
          <table:table-cell table:formula="of:=([.W275]+[.X275])*1000000000000" office:value-type="float" office:value="0.001851983">
            <text:p>0.001851983</text:p>
          </table:table-cell>
          <table:table-cell office:value-type="float" office:value="0.00015248">
            <text:p>0.00015248</text:p>
          </table:table-cell>
          <table:table-cell table:style-name="ce1" office:value-type="string">
            <text:p>7.9349e-08</text:p>
          </table:table-cell>
          <table:table-cell table:style-name="ce1" office:value-type="string">
            <text:p>4.3865e-07</text:p>
          </table:table-cell>
          <table:table-cell table:style-name="ce1" office:value-type="string">
            <text:p>5.8083e-09</text:p>
          </table:table-cell>
          <table:table-cell table:style-name="ce1" office:value-type="string">
            <text:p>1.5997e-08</text:p>
          </table:table-cell>
          <table:table-cell table:style-name="ce1" office:value-type="string">
            <text:p>4.8965e-07</text:p>
          </table:table-cell>
          <table:table-cell table:style-name="ce1" office:value-type="string">
            <text:p>2.5897e-05</text:p>
          </table:table-cell>
          <table:table-cell office:value-type="float" office:value="0.0021017">
            <text:p>0.0021017</text:p>
          </table:table-cell>
          <table:table-cell table:style-name="ce1" office:value-type="string">
            <text:p>3.1476e-18</text:p>
          </table:table-cell>
          <table:table-cell table:style-name="ce1" office:value-type="string">
            <text:p>1.1898e-15</text:p>
          </table:table-cell>
          <table:table-cell table:style-name="ce1" office:value-type="string">
            <text:p>4.9783e-17</text:p>
          </table:table-cell>
          <table:table-cell table:style-name="ce1" office:value-type="string">
            <text:p>1.8022e-15</text:p>
          </table:table-cell>
        </table:table-row>
        <table:table-row table:style-name="ro4">
          <table:table-cell office:value-type="float" office:value="2740.702">
            <text:p>2740.702</text:p>
          </table:table-cell>
          <table:table-cell table:formula="of:=[.M276]*1000000" office:value-type="float" office:value="152.47">
            <text:p>152.47</text:p>
          </table:table-cell>
          <table:table-cell table:formula="of:=[.N276]*1000000" office:value-type="float" office:value="0.079161">
            <text:p>0.079161</text:p>
          </table:table-cell>
          <table:table-cell table:formula="of:=[.O276]*1000000" office:value-type="float" office:value="0.43707">
            <text:p>0.43707</text:p>
          </table:table-cell>
          <table:table-cell table:formula="of:=[.P276]*1000000" office:value-type="float" office:value="0.005793">
            <text:p>0.005793</text:p>
          </table:table-cell>
          <table:table-cell table:formula="of:=[.Q276]*1000000" office:value-type="float" office:value="0.015901">
            <text:p>0.015901</text:p>
          </table:table-cell>
          <table:table-cell table:formula="of:=[.R276]*1000000" office:value-type="float" office:value="0.48853">
            <text:p>0.48853</text:p>
          </table:table-cell>
          <table:table-cell table:formula="of:=[.S276]*1000000" office:value-type="float" office:value="25.908">
            <text:p>25.908</text:p>
          </table:table-cell>
          <table:table-cell table:formula="of:=[.T276]*1000000" office:value-type="float" office:value="2101.7">
            <text:p>2101.7</text:p>
          </table:table-cell>
          <table:table-cell table:formula="of:=[.U276]*1000000000000" office:value-type="float" office:value="0.000003148">
            <text:p>0.000003148</text:p>
          </table:table-cell>
          <table:table-cell table:formula="of:=[.V276]*1000000000000" office:value-type="float" office:value="0.0011821">
            <text:p>0.0011821</text:p>
          </table:table-cell>
          <table:table-cell table:formula="of:=([.W276]+[.X276])*1000000000000" office:value-type="float" office:value="0.001846947">
            <text:p>0.001846947</text:p>
          </table:table-cell>
          <table:table-cell office:value-type="float" office:value="0.00015247">
            <text:p>0.00015247</text:p>
          </table:table-cell>
          <table:table-cell table:style-name="ce1" office:value-type="string">
            <text:p>7.9161e-08</text:p>
          </table:table-cell>
          <table:table-cell table:style-name="ce1" office:value-type="string">
            <text:p>4.3707e-07</text:p>
          </table:table-cell>
          <table:table-cell table:style-name="ce1" office:value-type="string">
            <text:p>5.793e-09</text:p>
          </table:table-cell>
          <table:table-cell table:style-name="ce1" office:value-type="string">
            <text:p>1.5901e-08</text:p>
          </table:table-cell>
          <table:table-cell table:style-name="ce1" office:value-type="string">
            <text:p>4.8853e-07</text:p>
          </table:table-cell>
          <table:table-cell table:style-name="ce1" office:value-type="string">
            <text:p>2.5908e-05</text:p>
          </table:table-cell>
          <table:table-cell office:value-type="float" office:value="0.0021017">
            <text:p>0.0021017</text:p>
          </table:table-cell>
          <table:table-cell table:style-name="ce1" office:value-type="string">
            <text:p>3.148e-18</text:p>
          </table:table-cell>
          <table:table-cell table:style-name="ce1" office:value-type="string">
            <text:p>1.1821e-15</text:p>
          </table:table-cell>
          <table:table-cell table:style-name="ce1" office:value-type="string">
            <text:p>4.9647e-17</text:p>
          </table:table-cell>
          <table:table-cell table:style-name="ce1" office:value-type="string">
            <text:p>1.7973e-15</text:p>
          </table:table-cell>
        </table:table-row>
        <table:table-row table:style-name="ro4">
          <table:table-cell office:value-type="float" office:value="2750.702">
            <text:p>2750.702</text:p>
          </table:table-cell>
          <table:table-cell table:formula="of:=[.M277]*1000000" office:value-type="float" office:value="152.47">
            <text:p>152.47</text:p>
          </table:table-cell>
          <table:table-cell table:formula="of:=[.N277]*1000000" office:value-type="float" office:value="0.078973">
            <text:p>0.078973</text:p>
          </table:table-cell>
          <table:table-cell table:formula="of:=[.O277]*1000000" office:value-type="float" office:value="0.4355">
            <text:p>0.4355</text:p>
          </table:table-cell>
          <table:table-cell table:formula="of:=[.P277]*1000000" office:value-type="float" office:value="0.0057778">
            <text:p>0.0057778</text:p>
          </table:table-cell>
          <table:table-cell table:formula="of:=[.Q277]*1000000" office:value-type="float" office:value="0.015806">
            <text:p>0.015806</text:p>
          </table:table-cell>
          <table:table-cell table:formula="of:=[.R277]*1000000" office:value-type="float" office:value="0.48741">
            <text:p>0.48741</text:p>
          </table:table-cell>
          <table:table-cell table:formula="of:=[.S277]*1000000" office:value-type="float" office:value="25.919">
            <text:p>25.919</text:p>
          </table:table-cell>
          <table:table-cell table:formula="of:=[.T277]*1000000" office:value-type="float" office:value="2101.7">
            <text:p>2101.7</text:p>
          </table:table-cell>
          <table:table-cell table:formula="of:=[.U277]*1000000000000" office:value-type="float" office:value="0.0000031483">
            <text:p>3.1483E-006</text:p>
          </table:table-cell>
          <table:table-cell table:formula="of:=[.V277]*1000000000000" office:value-type="float" office:value="0.0011744">
            <text:p>0.0011744</text:p>
          </table:table-cell>
          <table:table-cell table:formula="of:=([.W277]+[.X277])*1000000000000" office:value-type="float" office:value="0.001842012">
            <text:p>0.001842012</text:p>
          </table:table-cell>
          <table:table-cell office:value-type="float" office:value="0.00015247">
            <text:p>0.00015247</text:p>
          </table:table-cell>
          <table:table-cell table:style-name="ce1" office:value-type="string">
            <text:p>7.8973e-08</text:p>
          </table:table-cell>
          <table:table-cell table:style-name="ce1" office:value-type="string">
            <text:p>4.355e-07</text:p>
          </table:table-cell>
          <table:table-cell table:style-name="ce1" office:value-type="string">
            <text:p>5.7778e-09</text:p>
          </table:table-cell>
          <table:table-cell table:style-name="ce1" office:value-type="string">
            <text:p>1.5806e-08</text:p>
          </table:table-cell>
          <table:table-cell table:style-name="ce1" office:value-type="string">
            <text:p>4.8741e-07</text:p>
          </table:table-cell>
          <table:table-cell table:style-name="ce1" office:value-type="string">
            <text:p>2.5919e-05</text:p>
          </table:table-cell>
          <table:table-cell office:value-type="float" office:value="0.0021017">
            <text:p>0.0021017</text:p>
          </table:table-cell>
          <table:table-cell table:style-name="ce1" office:value-type="string">
            <text:p>3.1483e-18</text:p>
          </table:table-cell>
          <table:table-cell table:style-name="ce1" office:value-type="string">
            <text:p>1.1744e-15</text:p>
          </table:table-cell>
          <table:table-cell table:style-name="ce1" office:value-type="string">
            <text:p>4.9512e-17</text:p>
          </table:table-cell>
          <table:table-cell table:style-name="ce1" office:value-type="string">
            <text:p>1.7925e-15</text:p>
          </table:table-cell>
        </table:table-row>
        <table:table-row table:style-name="ro4">
          <table:table-cell office:value-type="float" office:value="2760.702">
            <text:p>2760.702</text:p>
          </table:table-cell>
          <table:table-cell table:formula="of:=[.M278]*1000000" office:value-type="float" office:value="152.46">
            <text:p>152.46</text:p>
          </table:table-cell>
          <table:table-cell table:formula="of:=[.N278]*1000000" office:value-type="float" office:value="0.078786">
            <text:p>0.078786</text:p>
          </table:table-cell>
          <table:table-cell table:formula="of:=[.O278]*1000000" office:value-type="float" office:value="0.43393">
            <text:p>0.43393</text:p>
          </table:table-cell>
          <table:table-cell table:formula="of:=[.P278]*1000000" office:value-type="float" office:value="0.0057626">
            <text:p>0.0057626</text:p>
          </table:table-cell>
          <table:table-cell table:formula="of:=[.Q278]*1000000" office:value-type="float" office:value="0.015712">
            <text:p>0.015712</text:p>
          </table:table-cell>
          <table:table-cell table:formula="of:=[.R278]*1000000" office:value-type="float" office:value="0.48629">
            <text:p>0.48629</text:p>
          </table:table-cell>
          <table:table-cell table:formula="of:=[.S278]*1000000" office:value-type="float" office:value="25.929">
            <text:p>25.929</text:p>
          </table:table-cell>
          <table:table-cell table:formula="of:=[.T278]*1000000" office:value-type="float" office:value="2101.6">
            <text:p>2101.6</text:p>
          </table:table-cell>
          <table:table-cell table:formula="of:=[.U278]*1000000000000" office:value-type="float" office:value="0.0000031487">
            <text:p>3.1487E-006</text:p>
          </table:table-cell>
          <table:table-cell table:formula="of:=[.V278]*1000000000000" office:value-type="float" office:value="0.0011668">
            <text:p>0.0011668</text:p>
          </table:table-cell>
          <table:table-cell table:formula="of:=([.W278]+[.X278])*1000000000000" office:value-type="float" office:value="0.001836976">
            <text:p>0.001836976</text:p>
          </table:table-cell>
          <table:table-cell office:value-type="float" office:value="0.00015246">
            <text:p>0.00015246</text:p>
          </table:table-cell>
          <table:table-cell table:style-name="ce1" office:value-type="string">
            <text:p>7.8786e-08</text:p>
          </table:table-cell>
          <table:table-cell table:style-name="ce1" office:value-type="string">
            <text:p>4.3393e-07</text:p>
          </table:table-cell>
          <table:table-cell table:style-name="ce1" office:value-type="string">
            <text:p>5.7626e-09</text:p>
          </table:table-cell>
          <table:table-cell table:style-name="ce1" office:value-type="string">
            <text:p>1.5712e-08</text:p>
          </table:table-cell>
          <table:table-cell table:style-name="ce1" office:value-type="string">
            <text:p>4.8629e-07</text:p>
          </table:table-cell>
          <table:table-cell table:style-name="ce1" office:value-type="string">
            <text:p>2.5929e-05</text:p>
          </table:table-cell>
          <table:table-cell office:value-type="float" office:value="0.0021016">
            <text:p>0.0021016</text:p>
          </table:table-cell>
          <table:table-cell table:style-name="ce1" office:value-type="string">
            <text:p>3.1487e-18</text:p>
          </table:table-cell>
          <table:table-cell table:style-name="ce1" office:value-type="string">
            <text:p>1.1668e-15</text:p>
          </table:table-cell>
          <table:table-cell table:style-name="ce1" office:value-type="string">
            <text:p>4.9376e-17</text:p>
          </table:table-cell>
          <table:table-cell table:style-name="ce1" office:value-type="string">
            <text:p>1.7876e-15</text:p>
          </table:table-cell>
        </table:table-row>
        <table:table-row table:style-name="ro4">
          <table:table-cell office:value-type="float" office:value="2770.702">
            <text:p>2770.702</text:p>
          </table:table-cell>
          <table:table-cell table:formula="of:=[.M279]*1000000" office:value-type="float" office:value="152.45">
            <text:p>152.45</text:p>
          </table:table-cell>
          <table:table-cell table:formula="of:=[.N279]*1000000" office:value-type="float" office:value="0.078598">
            <text:p>0.078598</text:p>
          </table:table-cell>
          <table:table-cell table:formula="of:=[.O279]*1000000" office:value-type="float" office:value="0.43238">
            <text:p>0.43238</text:p>
          </table:table-cell>
          <table:table-cell table:formula="of:=[.P279]*1000000" office:value-type="float" office:value="0.0057474">
            <text:p>0.0057474</text:p>
          </table:table-cell>
          <table:table-cell table:formula="of:=[.Q279]*1000000" office:value-type="float" office:value="0.015618">
            <text:p>0.015618</text:p>
          </table:table-cell>
          <table:table-cell table:formula="of:=[.R279]*1000000" office:value-type="float" office:value="0.48517">
            <text:p>0.48517</text:p>
          </table:table-cell>
          <table:table-cell table:formula="of:=[.S279]*1000000" office:value-type="float" office:value="25.94">
            <text:p>25.94</text:p>
          </table:table-cell>
          <table:table-cell table:formula="of:=[.T279]*1000000" office:value-type="float" office:value="2101.6">
            <text:p>2101.6</text:p>
          </table:table-cell>
          <table:table-cell table:formula="of:=[.U279]*1000000000000" office:value-type="float" office:value="0.000003149">
            <text:p>0.000003149</text:p>
          </table:table-cell>
          <table:table-cell table:formula="of:=[.V279]*1000000000000" office:value-type="float" office:value="0.0011593">
            <text:p>0.0011593</text:p>
          </table:table-cell>
          <table:table-cell table:formula="of:=([.W279]+[.X279])*1000000000000" office:value-type="float" office:value="0.001832041">
            <text:p>0.001832041</text:p>
          </table:table-cell>
          <table:table-cell office:value-type="float" office:value="0.00015245">
            <text:p>0.00015245</text:p>
          </table:table-cell>
          <table:table-cell table:style-name="ce1" office:value-type="string">
            <text:p>7.8598e-08</text:p>
          </table:table-cell>
          <table:table-cell table:style-name="ce1" office:value-type="string">
            <text:p>4.3238e-07</text:p>
          </table:table-cell>
          <table:table-cell table:style-name="ce1" office:value-type="string">
            <text:p>5.7474e-09</text:p>
          </table:table-cell>
          <table:table-cell table:style-name="ce1" office:value-type="string">
            <text:p>1.5618e-08</text:p>
          </table:table-cell>
          <table:table-cell table:style-name="ce1" office:value-type="string">
            <text:p>4.8517e-07</text:p>
          </table:table-cell>
          <table:table-cell table:style-name="ce1" office:value-type="string">
            <text:p>2.594e-05</text:p>
          </table:table-cell>
          <table:table-cell office:value-type="float" office:value="0.0021016">
            <text:p>0.0021016</text:p>
          </table:table-cell>
          <table:table-cell table:style-name="ce1" office:value-type="string">
            <text:p>3.149e-18</text:p>
          </table:table-cell>
          <table:table-cell table:style-name="ce1" office:value-type="string">
            <text:p>1.1593e-15</text:p>
          </table:table-cell>
          <table:table-cell table:style-name="ce1" office:value-type="string">
            <text:p>4.9241e-17</text:p>
          </table:table-cell>
          <table:table-cell table:style-name="ce1" office:value-type="string">
            <text:p>1.7828e-15</text:p>
          </table:table-cell>
        </table:table-row>
        <table:table-row table:style-name="ro4">
          <table:table-cell office:value-type="float" office:value="2780.702">
            <text:p>2780.702</text:p>
          </table:table-cell>
          <table:table-cell table:formula="of:=[.M280]*1000000" office:value-type="float" office:value="152.45">
            <text:p>152.45</text:p>
          </table:table-cell>
          <table:table-cell table:formula="of:=[.N280]*1000000" office:value-type="float" office:value="0.078411">
            <text:p>0.078411</text:p>
          </table:table-cell>
          <table:table-cell table:formula="of:=[.O280]*1000000" office:value-type="float" office:value="0.43084">
            <text:p>0.43084</text:p>
          </table:table-cell>
          <table:table-cell table:formula="of:=[.P280]*1000000" office:value-type="float" office:value="0.0057323">
            <text:p>0.0057323</text:p>
          </table:table-cell>
          <table:table-cell table:formula="of:=[.Q280]*1000000" office:value-type="float" office:value="0.015524">
            <text:p>0.015524</text:p>
          </table:table-cell>
          <table:table-cell table:formula="of:=[.R280]*1000000" office:value-type="float" office:value="0.48406">
            <text:p>0.48406</text:p>
          </table:table-cell>
          <table:table-cell table:formula="of:=[.S280]*1000000" office:value-type="float" office:value="25.951">
            <text:p>25.951</text:p>
          </table:table-cell>
          <table:table-cell table:formula="of:=[.T280]*1000000" office:value-type="float" office:value="2101.6">
            <text:p>2101.6</text:p>
          </table:table-cell>
          <table:table-cell table:formula="of:=[.U280]*1000000000000" office:value-type="float" office:value="0.0000031494">
            <text:p>3.1494E-006</text:p>
          </table:table-cell>
          <table:table-cell table:formula="of:=[.V280]*1000000000000" office:value-type="float" office:value="0.0011518">
            <text:p>0.0011518</text:p>
          </table:table-cell>
          <table:table-cell table:formula="of:=([.W280]+[.X280])*1000000000000" office:value-type="float" office:value="0.001827106">
            <text:p>0.001827106</text:p>
          </table:table-cell>
          <table:table-cell office:value-type="float" office:value="0.00015245">
            <text:p>0.00015245</text:p>
          </table:table-cell>
          <table:table-cell table:style-name="ce1" office:value-type="string">
            <text:p>7.8411e-08</text:p>
          </table:table-cell>
          <table:table-cell table:style-name="ce1" office:value-type="string">
            <text:p>4.3084e-07</text:p>
          </table:table-cell>
          <table:table-cell table:style-name="ce1" office:value-type="string">
            <text:p>5.7323e-09</text:p>
          </table:table-cell>
          <table:table-cell table:style-name="ce1" office:value-type="string">
            <text:p>1.5524e-08</text:p>
          </table:table-cell>
          <table:table-cell table:style-name="ce1" office:value-type="string">
            <text:p>4.8406e-07</text:p>
          </table:table-cell>
          <table:table-cell table:style-name="ce1" office:value-type="string">
            <text:p>2.5951e-05</text:p>
          </table:table-cell>
          <table:table-cell office:value-type="float" office:value="0.0021016">
            <text:p>0.0021016</text:p>
          </table:table-cell>
          <table:table-cell table:style-name="ce1" office:value-type="string">
            <text:p>3.1494e-18</text:p>
          </table:table-cell>
          <table:table-cell table:style-name="ce1" office:value-type="string">
            <text:p>1.1518e-15</text:p>
          </table:table-cell>
          <table:table-cell table:style-name="ce1" office:value-type="string">
            <text:p>4.9106e-17</text:p>
          </table:table-cell>
          <table:table-cell table:style-name="ce1" office:value-type="string">
            <text:p>1.778e-15</text:p>
          </table:table-cell>
        </table:table-row>
        <table:table-row table:style-name="ro4">
          <table:table-cell office:value-type="float" office:value="2790.702">
            <text:p>2790.702</text:p>
          </table:table-cell>
          <table:table-cell table:formula="of:=[.M281]*1000000" office:value-type="float" office:value="152.44">
            <text:p>152.44</text:p>
          </table:table-cell>
          <table:table-cell table:formula="of:=[.N281]*1000000" office:value-type="float" office:value="0.078223">
            <text:p>0.078223</text:p>
          </table:table-cell>
          <table:table-cell table:formula="of:=[.O281]*1000000" office:value-type="float" office:value="0.42931">
            <text:p>0.42931</text:p>
          </table:table-cell>
          <table:table-cell table:formula="of:=[.P281]*1000000" office:value-type="float" office:value="0.0057173">
            <text:p>0.0057173</text:p>
          </table:table-cell>
          <table:table-cell table:formula="of:=[.Q281]*1000000" office:value-type="float" office:value="0.015431">
            <text:p>0.015431</text:p>
          </table:table-cell>
          <table:table-cell table:formula="of:=[.R281]*1000000" office:value-type="float" office:value="0.48294">
            <text:p>0.48294</text:p>
          </table:table-cell>
          <table:table-cell table:formula="of:=[.S281]*1000000" office:value-type="float" office:value="25.962">
            <text:p>25.962</text:p>
          </table:table-cell>
          <table:table-cell table:formula="of:=[.T281]*1000000" office:value-type="float" office:value="2101.6">
            <text:p>2101.6</text:p>
          </table:table-cell>
          <table:table-cell table:formula="of:=[.U281]*1000000000000" office:value-type="float" office:value="0.0000031497">
            <text:p>3.1497E-006</text:p>
          </table:table-cell>
          <table:table-cell table:formula="of:=[.V281]*1000000000000" office:value-type="float" office:value="0.0011443">
            <text:p>0.0011443</text:p>
          </table:table-cell>
          <table:table-cell table:formula="of:=([.W281]+[.X281])*1000000000000" office:value-type="float" office:value="0.001822172">
            <text:p>0.001822172</text:p>
          </table:table-cell>
          <table:table-cell office:value-type="float" office:value="0.00015244">
            <text:p>0.00015244</text:p>
          </table:table-cell>
          <table:table-cell table:style-name="ce1" office:value-type="string">
            <text:p>7.8223e-08</text:p>
          </table:table-cell>
          <table:table-cell table:style-name="ce1" office:value-type="string">
            <text:p>4.2931e-07</text:p>
          </table:table-cell>
          <table:table-cell table:style-name="ce1" office:value-type="string">
            <text:p>5.7173e-09</text:p>
          </table:table-cell>
          <table:table-cell table:style-name="ce1" office:value-type="string">
            <text:p>1.5431e-08</text:p>
          </table:table-cell>
          <table:table-cell table:style-name="ce1" office:value-type="string">
            <text:p>4.8294e-07</text:p>
          </table:table-cell>
          <table:table-cell table:style-name="ce1" office:value-type="string">
            <text:p>2.5962e-05</text:p>
          </table:table-cell>
          <table:table-cell office:value-type="float" office:value="0.0021016">
            <text:p>0.0021016</text:p>
          </table:table-cell>
          <table:table-cell table:style-name="ce1" office:value-type="string">
            <text:p>3.1497e-18</text:p>
          </table:table-cell>
          <table:table-cell table:style-name="ce1" office:value-type="string">
            <text:p>1.1443e-15</text:p>
          </table:table-cell>
          <table:table-cell table:style-name="ce1" office:value-type="string">
            <text:p>4.8972e-17</text:p>
          </table:table-cell>
          <table:table-cell table:style-name="ce1" office:value-type="string">
            <text:p>1.7732e-15</text:p>
          </table:table-cell>
        </table:table-row>
        <table:table-row table:style-name="ro4">
          <table:table-cell office:value-type="float" office:value="2800.702">
            <text:p>2800.702</text:p>
          </table:table-cell>
          <table:table-cell table:formula="of:=[.M282]*1000000" office:value-type="float" office:value="152.43">
            <text:p>152.43</text:p>
          </table:table-cell>
          <table:table-cell table:formula="of:=[.N282]*1000000" office:value-type="float" office:value="0.078036">
            <text:p>0.078036</text:p>
          </table:table-cell>
          <table:table-cell table:formula="of:=[.O282]*1000000" office:value-type="float" office:value="0.42779">
            <text:p>0.42779</text:p>
          </table:table-cell>
          <table:table-cell table:formula="of:=[.P282]*1000000" office:value-type="float" office:value="0.0057023">
            <text:p>0.0057023</text:p>
          </table:table-cell>
          <table:table-cell table:formula="of:=[.Q282]*1000000" office:value-type="float" office:value="0.015339">
            <text:p>0.015339</text:p>
          </table:table-cell>
          <table:table-cell table:formula="of:=[.R282]*1000000" office:value-type="float" office:value="0.48182">
            <text:p>0.48182</text:p>
          </table:table-cell>
          <table:table-cell table:formula="of:=[.S282]*1000000" office:value-type="float" office:value="25.972">
            <text:p>25.972</text:p>
          </table:table-cell>
          <table:table-cell table:formula="of:=[.T282]*1000000" office:value-type="float" office:value="2101.6">
            <text:p>2101.6</text:p>
          </table:table-cell>
          <table:table-cell table:formula="of:=[.U282]*1000000000000" office:value-type="float" office:value="0.0000031501">
            <text:p>3.1501E-006</text:p>
          </table:table-cell>
          <table:table-cell table:formula="of:=[.V282]*1000000000000" office:value-type="float" office:value="0.0011369">
            <text:p>0.0011369</text:p>
          </table:table-cell>
          <table:table-cell table:formula="of:=([.W282]+[.X282])*1000000000000" office:value-type="float" office:value="0.001817238">
            <text:p>0.001817238</text:p>
          </table:table-cell>
          <table:table-cell office:value-type="float" office:value="0.00015243">
            <text:p>0.00015243</text:p>
          </table:table-cell>
          <table:table-cell table:style-name="ce1" office:value-type="string">
            <text:p>7.8036e-08</text:p>
          </table:table-cell>
          <table:table-cell table:style-name="ce1" office:value-type="string">
            <text:p>4.2779e-07</text:p>
          </table:table-cell>
          <table:table-cell table:style-name="ce1" office:value-type="string">
            <text:p>5.7023e-09</text:p>
          </table:table-cell>
          <table:table-cell table:style-name="ce1" office:value-type="string">
            <text:p>1.5339e-08</text:p>
          </table:table-cell>
          <table:table-cell table:style-name="ce1" office:value-type="string">
            <text:p>4.8182e-07</text:p>
          </table:table-cell>
          <table:table-cell table:style-name="ce1" office:value-type="string">
            <text:p>2.5972e-05</text:p>
          </table:table-cell>
          <table:table-cell office:value-type="float" office:value="0.0021016">
            <text:p>0.0021016</text:p>
          </table:table-cell>
          <table:table-cell table:style-name="ce1" office:value-type="string">
            <text:p>3.1501e-18</text:p>
          </table:table-cell>
          <table:table-cell table:style-name="ce1" office:value-type="string">
            <text:p>1.1369e-15</text:p>
          </table:table-cell>
          <table:table-cell table:style-name="ce1" office:value-type="string">
            <text:p>4.8838e-17</text:p>
          </table:table-cell>
          <table:table-cell table:style-name="ce1" office:value-type="string">
            <text:p>1.7684e-15</text:p>
          </table:table-cell>
        </table:table-row>
        <table:table-row table:style-name="ro4">
          <table:table-cell office:value-type="float" office:value="2810.702">
            <text:p>2810.702</text:p>
          </table:table-cell>
          <table:table-cell table:formula="of:=[.M283]*1000000" office:value-type="float" office:value="152.42">
            <text:p>152.42</text:p>
          </table:table-cell>
          <table:table-cell table:formula="of:=[.N283]*1000000" office:value-type="float" office:value="0.07785">
            <text:p>0.07785</text:p>
          </table:table-cell>
          <table:table-cell table:formula="of:=[.O283]*1000000" office:value-type="float" office:value="0.42627">
            <text:p>0.42627</text:p>
          </table:table-cell>
          <table:table-cell table:formula="of:=[.P283]*1000000" office:value-type="float" office:value="0.0056873">
            <text:p>0.0056873</text:p>
          </table:table-cell>
          <table:table-cell table:formula="of:=[.Q283]*1000000" office:value-type="float" office:value="0.015247">
            <text:p>0.015247</text:p>
          </table:table-cell>
          <table:table-cell table:formula="of:=[.R283]*1000000" office:value-type="float" office:value="0.48071">
            <text:p>0.48071</text:p>
          </table:table-cell>
          <table:table-cell table:formula="of:=[.S283]*1000000" office:value-type="float" office:value="25.983">
            <text:p>25.983</text:p>
          </table:table-cell>
          <table:table-cell table:formula="of:=[.T283]*1000000" office:value-type="float" office:value="2101.6">
            <text:p>2101.6</text:p>
          </table:table-cell>
          <table:table-cell table:formula="of:=[.U283]*1000000000000" office:value-type="float" office:value="0.0000031504">
            <text:p>3.1504E-006</text:p>
          </table:table-cell>
          <table:table-cell table:formula="of:=[.V283]*1000000000000" office:value-type="float" office:value="0.0011296">
            <text:p>0.0011296</text:p>
          </table:table-cell>
          <table:table-cell table:formula="of:=([.W283]+[.X283])*1000000000000" office:value-type="float" office:value="0.001812304">
            <text:p>0.001812304</text:p>
          </table:table-cell>
          <table:table-cell office:value-type="float" office:value="0.00015242">
            <text:p>0.00015242</text:p>
          </table:table-cell>
          <table:table-cell table:style-name="ce1" office:value-type="string">
            <text:p>7.785e-08</text:p>
          </table:table-cell>
          <table:table-cell table:style-name="ce1" office:value-type="string">
            <text:p>4.2627e-07</text:p>
          </table:table-cell>
          <table:table-cell table:style-name="ce1" office:value-type="string">
            <text:p>5.6873e-09</text:p>
          </table:table-cell>
          <table:table-cell table:style-name="ce1" office:value-type="string">
            <text:p>1.5247e-08</text:p>
          </table:table-cell>
          <table:table-cell table:style-name="ce1" office:value-type="string">
            <text:p>4.8071e-07</text:p>
          </table:table-cell>
          <table:table-cell table:style-name="ce1" office:value-type="string">
            <text:p>2.5983e-05</text:p>
          </table:table-cell>
          <table:table-cell office:value-type="float" office:value="0.0021016">
            <text:p>0.0021016</text:p>
          </table:table-cell>
          <table:table-cell table:style-name="ce1" office:value-type="string">
            <text:p>3.1504e-18</text:p>
          </table:table-cell>
          <table:table-cell table:style-name="ce1" office:value-type="string">
            <text:p>1.1296e-15</text:p>
          </table:table-cell>
          <table:table-cell table:style-name="ce1" office:value-type="string">
            <text:p>4.8704e-17</text:p>
          </table:table-cell>
          <table:table-cell table:style-name="ce1" office:value-type="string">
            <text:p>1.7636e-15</text:p>
          </table:table-cell>
        </table:table-row>
        <table:table-row table:style-name="ro4">
          <table:table-cell office:value-type="float" office:value="2820.702">
            <text:p>2820.702</text:p>
          </table:table-cell>
          <table:table-cell table:formula="of:=[.M284]*1000000" office:value-type="float" office:value="152.42">
            <text:p>152.42</text:p>
          </table:table-cell>
          <table:table-cell table:formula="of:=[.N284]*1000000" office:value-type="float" office:value="0.077663">
            <text:p>0.077663</text:p>
          </table:table-cell>
          <table:table-cell table:formula="of:=[.O284]*1000000" office:value-type="float" office:value="0.42477">
            <text:p>0.42477</text:p>
          </table:table-cell>
          <table:table-cell table:formula="of:=[.P284]*1000000" office:value-type="float" office:value="0.0056724">
            <text:p>0.0056724</text:p>
          </table:table-cell>
          <table:table-cell table:formula="of:=[.Q284]*1000000" office:value-type="float" office:value="0.015156">
            <text:p>0.015156</text:p>
          </table:table-cell>
          <table:table-cell table:formula="of:=[.R284]*1000000" office:value-type="float" office:value="0.4796">
            <text:p>0.4796</text:p>
          </table:table-cell>
          <table:table-cell table:formula="of:=[.S284]*1000000" office:value-type="float" office:value="25.994">
            <text:p>25.994</text:p>
          </table:table-cell>
          <table:table-cell table:formula="of:=[.T284]*1000000" office:value-type="float" office:value="2101.5">
            <text:p>2101.5</text:p>
          </table:table-cell>
          <table:table-cell table:formula="of:=[.U284]*1000000000000" office:value-type="float" office:value="0.0000031508">
            <text:p>3.1508E-006</text:p>
          </table:table-cell>
          <table:table-cell table:formula="of:=[.V284]*1000000000000" office:value-type="float" office:value="0.0011223">
            <text:p>0.0011223</text:p>
          </table:table-cell>
          <table:table-cell table:formula="of:=([.W284]+[.X284])*1000000000000" office:value-type="float" office:value="0.001807471">
            <text:p>0.001807471</text:p>
          </table:table-cell>
          <table:table-cell office:value-type="float" office:value="0.00015242">
            <text:p>0.00015242</text:p>
          </table:table-cell>
          <table:table-cell table:style-name="ce1" office:value-type="string">
            <text:p>7.7663e-08</text:p>
          </table:table-cell>
          <table:table-cell table:style-name="ce1" office:value-type="string">
            <text:p>4.2477e-07</text:p>
          </table:table-cell>
          <table:table-cell table:style-name="ce1" office:value-type="string">
            <text:p>5.6724e-09</text:p>
          </table:table-cell>
          <table:table-cell table:style-name="ce1" office:value-type="string">
            <text:p>1.5156e-08</text:p>
          </table:table-cell>
          <table:table-cell table:style-name="ce1" office:value-type="string">
            <text:p>4.796e-07</text:p>
          </table:table-cell>
          <table:table-cell table:style-name="ce1" office:value-type="string">
            <text:p>2.5994e-05</text:p>
          </table:table-cell>
          <table:table-cell office:value-type="float" office:value="0.0021015">
            <text:p>0.0021015</text:p>
          </table:table-cell>
          <table:table-cell table:style-name="ce1" office:value-type="string">
            <text:p>3.1508e-18</text:p>
          </table:table-cell>
          <table:table-cell table:style-name="ce1" office:value-type="string">
            <text:p>1.1223e-15</text:p>
          </table:table-cell>
          <table:table-cell table:style-name="ce1" office:value-type="string">
            <text:p>4.8571e-17</text:p>
          </table:table-cell>
          <table:table-cell table:style-name="ce1" office:value-type="string">
            <text:p>1.7589e-15</text:p>
          </table:table-cell>
        </table:table-row>
        <table:table-row table:style-name="ro4">
          <table:table-cell office:value-type="float" office:value="2830.702">
            <text:p>2830.702</text:p>
          </table:table-cell>
          <table:table-cell table:formula="of:=[.M285]*1000000" office:value-type="float" office:value="152.41">
            <text:p>152.41</text:p>
          </table:table-cell>
          <table:table-cell table:formula="of:=[.N285]*1000000" office:value-type="float" office:value="0.077476">
            <text:p>0.077476</text:p>
          </table:table-cell>
          <table:table-cell table:formula="of:=[.O285]*1000000" office:value-type="float" office:value="0.42328">
            <text:p>0.42328</text:p>
          </table:table-cell>
          <table:table-cell table:formula="of:=[.P285]*1000000" office:value-type="float" office:value="0.0056575">
            <text:p>0.0056575</text:p>
          </table:table-cell>
          <table:table-cell table:formula="of:=[.Q285]*1000000" office:value-type="float" office:value="0.015065">
            <text:p>0.015065</text:p>
          </table:table-cell>
          <table:table-cell table:formula="of:=[.R285]*1000000" office:value-type="float" office:value="0.47849">
            <text:p>0.47849</text:p>
          </table:table-cell>
          <table:table-cell table:formula="of:=[.S285]*1000000" office:value-type="float" office:value="26.004">
            <text:p>26.004</text:p>
          </table:table-cell>
          <table:table-cell table:formula="of:=[.T285]*1000000" office:value-type="float" office:value="2101.5">
            <text:p>2101.5</text:p>
          </table:table-cell>
          <table:table-cell table:formula="of:=[.U285]*1000000000000" office:value-type="float" office:value="0.0000031511">
            <text:p>3.1511E-006</text:p>
          </table:table-cell>
          <table:table-cell table:formula="of:=[.V285]*1000000000000" office:value-type="float" office:value="0.0011151">
            <text:p>0.0011151</text:p>
          </table:table-cell>
          <table:table-cell table:formula="of:=([.W285]+[.X285])*1000000000000" office:value-type="float" office:value="0.001802539">
            <text:p>0.001802539</text:p>
          </table:table-cell>
          <table:table-cell office:value-type="float" office:value="0.00015241">
            <text:p>0.00015241</text:p>
          </table:table-cell>
          <table:table-cell table:style-name="ce1" office:value-type="string">
            <text:p>7.7476e-08</text:p>
          </table:table-cell>
          <table:table-cell table:style-name="ce1" office:value-type="string">
            <text:p>4.2328e-07</text:p>
          </table:table-cell>
          <table:table-cell table:style-name="ce1" office:value-type="string">
            <text:p>5.6575e-09</text:p>
          </table:table-cell>
          <table:table-cell table:style-name="ce1" office:value-type="string">
            <text:p>1.5065e-08</text:p>
          </table:table-cell>
          <table:table-cell table:style-name="ce1" office:value-type="string">
            <text:p>4.7849e-07</text:p>
          </table:table-cell>
          <table:table-cell table:style-name="ce1" office:value-type="string">
            <text:p>2.6004e-05</text:p>
          </table:table-cell>
          <table:table-cell office:value-type="float" office:value="0.0021015">
            <text:p>0.0021015</text:p>
          </table:table-cell>
          <table:table-cell table:style-name="ce1" office:value-type="string">
            <text:p>3.1511e-18</text:p>
          </table:table-cell>
          <table:table-cell table:style-name="ce1" office:value-type="string">
            <text:p>1.1151e-15</text:p>
          </table:table-cell>
          <table:table-cell table:style-name="ce1" office:value-type="string">
            <text:p>4.8439e-17</text:p>
          </table:table-cell>
          <table:table-cell table:style-name="ce1" office:value-type="string">
            <text:p>1.7541e-15</text:p>
          </table:table-cell>
        </table:table-row>
        <table:table-row table:style-name="ro4">
          <table:table-cell office:value-type="float" office:value="2840.702">
            <text:p>2840.702</text:p>
          </table:table-cell>
          <table:table-cell table:formula="of:=[.M286]*1000000" office:value-type="float" office:value="152.4">
            <text:p>152.4</text:p>
          </table:table-cell>
          <table:table-cell table:formula="of:=[.N286]*1000000" office:value-type="float" office:value="0.07729">
            <text:p>0.07729</text:p>
          </table:table-cell>
          <table:table-cell table:formula="of:=[.O286]*1000000" office:value-type="float" office:value="0.42179">
            <text:p>0.42179</text:p>
          </table:table-cell>
          <table:table-cell table:formula="of:=[.P286]*1000000" office:value-type="float" office:value="0.0056427">
            <text:p>0.0056427</text:p>
          </table:table-cell>
          <table:table-cell table:formula="of:=[.Q286]*1000000" office:value-type="float" office:value="0.014975">
            <text:p>0.014975</text:p>
          </table:table-cell>
          <table:table-cell table:formula="of:=[.R286]*1000000" office:value-type="float" office:value="0.47738">
            <text:p>0.47738</text:p>
          </table:table-cell>
          <table:table-cell table:formula="of:=[.S286]*1000000" office:value-type="float" office:value="26.015">
            <text:p>26.015</text:p>
          </table:table-cell>
          <table:table-cell table:formula="of:=[.T286]*1000000" office:value-type="float" office:value="2101.5">
            <text:p>2101.5</text:p>
          </table:table-cell>
          <table:table-cell table:formula="of:=[.U286]*1000000000000" office:value-type="float" office:value="0.0000031515">
            <text:p>3.1515E-006</text:p>
          </table:table-cell>
          <table:table-cell table:formula="of:=[.V286]*1000000000000" office:value-type="float" office:value="0.0011079">
            <text:p>0.0011079</text:p>
          </table:table-cell>
          <table:table-cell table:formula="of:=([.W286]+[.X286])*1000000000000" office:value-type="float" office:value="0.001797706">
            <text:p>0.001797706</text:p>
          </table:table-cell>
          <table:table-cell office:value-type="float" office:value="0.0001524">
            <text:p>0.0001524</text:p>
          </table:table-cell>
          <table:table-cell table:style-name="ce1" office:value-type="string">
            <text:p>7.729e-08</text:p>
          </table:table-cell>
          <table:table-cell table:style-name="ce1" office:value-type="string">
            <text:p>4.2179e-07</text:p>
          </table:table-cell>
          <table:table-cell table:style-name="ce1" office:value-type="string">
            <text:p>5.6427e-09</text:p>
          </table:table-cell>
          <table:table-cell table:style-name="ce1" office:value-type="string">
            <text:p>1.4975e-08</text:p>
          </table:table-cell>
          <table:table-cell table:style-name="ce1" office:value-type="string">
            <text:p>4.7738e-07</text:p>
          </table:table-cell>
          <table:table-cell table:style-name="ce1" office:value-type="string">
            <text:p>2.6015e-05</text:p>
          </table:table-cell>
          <table:table-cell office:value-type="float" office:value="0.0021015">
            <text:p>0.0021015</text:p>
          </table:table-cell>
          <table:table-cell table:style-name="ce1" office:value-type="string">
            <text:p>3.1515e-18</text:p>
          </table:table-cell>
          <table:table-cell table:style-name="ce1" office:value-type="string">
            <text:p>1.1079e-15</text:p>
          </table:table-cell>
          <table:table-cell table:style-name="ce1" office:value-type="string">
            <text:p>4.8306e-17</text:p>
          </table:table-cell>
          <table:table-cell table:style-name="ce1" office:value-type="string">
            <text:p>1.7494e-15</text:p>
          </table:table-cell>
        </table:table-row>
        <table:table-row table:style-name="ro4">
          <table:table-cell office:value-type="float" office:value="2850.702">
            <text:p>2850.702</text:p>
          </table:table-cell>
          <table:table-cell table:formula="of:=[.M287]*1000000" office:value-type="float" office:value="152.4">
            <text:p>152.4</text:p>
          </table:table-cell>
          <table:table-cell table:formula="of:=[.N287]*1000000" office:value-type="float" office:value="0.077104">
            <text:p>0.077104</text:p>
          </table:table-cell>
          <table:table-cell table:formula="of:=[.O287]*1000000" office:value-type="float" office:value="0.42031">
            <text:p>0.42031</text:p>
          </table:table-cell>
          <table:table-cell table:formula="of:=[.P287]*1000000" office:value-type="float" office:value="0.0056279">
            <text:p>0.0056279</text:p>
          </table:table-cell>
          <table:table-cell table:formula="of:=[.Q287]*1000000" office:value-type="float" office:value="0.014885">
            <text:p>0.014885</text:p>
          </table:table-cell>
          <table:table-cell table:formula="of:=[.R287]*1000000" office:value-type="float" office:value="0.47627">
            <text:p>0.47627</text:p>
          </table:table-cell>
          <table:table-cell table:formula="of:=[.S287]*1000000" office:value-type="float" office:value="26.025">
            <text:p>26.025</text:p>
          </table:table-cell>
          <table:table-cell table:formula="of:=[.T287]*1000000" office:value-type="float" office:value="2101.5">
            <text:p>2101.5</text:p>
          </table:table-cell>
          <table:table-cell table:formula="of:=[.U287]*1000000000000" office:value-type="float" office:value="0.0000031518">
            <text:p>3.1518E-006</text:p>
          </table:table-cell>
          <table:table-cell table:formula="of:=[.V287]*1000000000000" office:value-type="float" office:value="0.0011007">
            <text:p>0.0011007</text:p>
          </table:table-cell>
          <table:table-cell table:formula="of:=([.W287]+[.X287])*1000000000000" office:value-type="float" office:value="0.001792774">
            <text:p>0.001792774</text:p>
          </table:table-cell>
          <table:table-cell office:value-type="float" office:value="0.0001524">
            <text:p>0.0001524</text:p>
          </table:table-cell>
          <table:table-cell table:style-name="ce1" office:value-type="string">
            <text:p>7.7104e-08</text:p>
          </table:table-cell>
          <table:table-cell table:style-name="ce1" office:value-type="string">
            <text:p>4.2031e-07</text:p>
          </table:table-cell>
          <table:table-cell table:style-name="ce1" office:value-type="string">
            <text:p>5.6279e-09</text:p>
          </table:table-cell>
          <table:table-cell table:style-name="ce1" office:value-type="string">
            <text:p>1.4885e-08</text:p>
          </table:table-cell>
          <table:table-cell table:style-name="ce1" office:value-type="string">
            <text:p>4.7627e-07</text:p>
          </table:table-cell>
          <table:table-cell table:style-name="ce1" office:value-type="string">
            <text:p>2.6025e-05</text:p>
          </table:table-cell>
          <table:table-cell office:value-type="float" office:value="0.0021015">
            <text:p>0.0021015</text:p>
          </table:table-cell>
          <table:table-cell table:style-name="ce1" office:value-type="string">
            <text:p>3.1518e-18</text:p>
          </table:table-cell>
          <table:table-cell table:style-name="ce1" office:value-type="string">
            <text:p>1.1007e-15</text:p>
          </table:table-cell>
          <table:table-cell table:style-name="ce1" office:value-type="string">
            <text:p>4.8174e-17</text:p>
          </table:table-cell>
          <table:table-cell table:style-name="ce1" office:value-type="string">
            <text:p>1.7446e-15</text:p>
          </table:table-cell>
        </table:table-row>
        <table:table-row table:style-name="ro4">
          <table:table-cell office:value-type="float" office:value="2860.702">
            <text:p>2860.702</text:p>
          </table:table-cell>
          <table:table-cell table:formula="of:=[.M288]*1000000" office:value-type="float" office:value="152.39">
            <text:p>152.39</text:p>
          </table:table-cell>
          <table:table-cell table:formula="of:=[.N288]*1000000" office:value-type="float" office:value="0.076918">
            <text:p>0.076918</text:p>
          </table:table-cell>
          <table:table-cell table:formula="of:=[.O288]*1000000" office:value-type="float" office:value="0.41885">
            <text:p>0.41885</text:p>
          </table:table-cell>
          <table:table-cell table:formula="of:=[.P288]*1000000" office:value-type="float" office:value="0.0056131">
            <text:p>0.0056131</text:p>
          </table:table-cell>
          <table:table-cell table:formula="of:=[.Q288]*1000000" office:value-type="float" office:value="0.014796">
            <text:p>0.014796</text:p>
          </table:table-cell>
          <table:table-cell table:formula="of:=[.R288]*1000000" office:value-type="float" office:value="0.47516">
            <text:p>0.47516</text:p>
          </table:table-cell>
          <table:table-cell table:formula="of:=[.S288]*1000000" office:value-type="float" office:value="26.036">
            <text:p>26.036</text:p>
          </table:table-cell>
          <table:table-cell table:formula="of:=[.T288]*1000000" office:value-type="float" office:value="2101.5">
            <text:p>2101.5</text:p>
          </table:table-cell>
          <table:table-cell table:formula="of:=[.U288]*1000000000000" office:value-type="float" office:value="0.0000031522">
            <text:p>3.1522E-006</text:p>
          </table:table-cell>
          <table:table-cell table:formula="of:=[.V288]*1000000000000" office:value-type="float" office:value="0.0010937">
            <text:p>0.0010937</text:p>
          </table:table-cell>
          <table:table-cell table:formula="of:=([.W288]+[.X288])*1000000000000" office:value-type="float" office:value="0.001787942">
            <text:p>0.001787942</text:p>
          </table:table-cell>
          <table:table-cell office:value-type="float" office:value="0.00015239">
            <text:p>0.00015239</text:p>
          </table:table-cell>
          <table:table-cell table:style-name="ce1" office:value-type="string">
            <text:p>7.6918e-08</text:p>
          </table:table-cell>
          <table:table-cell table:style-name="ce1" office:value-type="string">
            <text:p>4.1885e-07</text:p>
          </table:table-cell>
          <table:table-cell table:style-name="ce1" office:value-type="string">
            <text:p>5.6131e-09</text:p>
          </table:table-cell>
          <table:table-cell table:style-name="ce1" office:value-type="string">
            <text:p>1.4796e-08</text:p>
          </table:table-cell>
          <table:table-cell table:style-name="ce1" office:value-type="string">
            <text:p>4.7516e-07</text:p>
          </table:table-cell>
          <table:table-cell table:style-name="ce1" office:value-type="string">
            <text:p>2.6036e-05</text:p>
          </table:table-cell>
          <table:table-cell office:value-type="float" office:value="0.0021015">
            <text:p>0.0021015</text:p>
          </table:table-cell>
          <table:table-cell table:style-name="ce1" office:value-type="string">
            <text:p>3.1522e-18</text:p>
          </table:table-cell>
          <table:table-cell table:style-name="ce1" office:value-type="string">
            <text:p>1.0937e-15</text:p>
          </table:table-cell>
          <table:table-cell table:style-name="ce1" office:value-type="string">
            <text:p>4.8042e-17</text:p>
          </table:table-cell>
          <table:table-cell table:style-name="ce1" office:value-type="string">
            <text:p>1.7399e-15</text:p>
          </table:table-cell>
        </table:table-row>
        <table:table-row table:style-name="ro4">
          <table:table-cell office:value-type="float" office:value="2870.702">
            <text:p>2870.702</text:p>
          </table:table-cell>
          <table:table-cell table:formula="of:=[.M289]*1000000" office:value-type="float" office:value="152.38">
            <text:p>152.38</text:p>
          </table:table-cell>
          <table:table-cell table:formula="of:=[.N289]*1000000" office:value-type="float" office:value="0.076732">
            <text:p>0.076732</text:p>
          </table:table-cell>
          <table:table-cell table:formula="of:=[.O289]*1000000" office:value-type="float" office:value="0.41739">
            <text:p>0.41739</text:p>
          </table:table-cell>
          <table:table-cell table:formula="of:=[.P289]*1000000" office:value-type="float" office:value="0.0055984">
            <text:p>0.0055984</text:p>
          </table:table-cell>
          <table:table-cell table:formula="of:=[.Q289]*1000000" office:value-type="float" office:value="0.014707">
            <text:p>0.014707</text:p>
          </table:table-cell>
          <table:table-cell table:formula="of:=[.R289]*1000000" office:value-type="float" office:value="0.47405">
            <text:p>0.47405</text:p>
          </table:table-cell>
          <table:table-cell table:formula="of:=[.S289]*1000000" office:value-type="float" office:value="26.046">
            <text:p>26.046</text:p>
          </table:table-cell>
          <table:table-cell table:formula="of:=[.T289]*1000000" office:value-type="float" office:value="2101.4">
            <text:p>2101.4</text:p>
          </table:table-cell>
          <table:table-cell table:formula="of:=[.U289]*1000000000000" office:value-type="float" office:value="0.0000031525">
            <text:p>3.1525E-006</text:p>
          </table:table-cell>
          <table:table-cell table:formula="of:=[.V289]*1000000000000" office:value-type="float" office:value="0.0010866">
            <text:p>0.0010866</text:p>
          </table:table-cell>
          <table:table-cell table:formula="of:=([.W289]+[.X289])*1000000000000" office:value-type="float" office:value="0.001783111">
            <text:p>0.001783111</text:p>
          </table:table-cell>
          <table:table-cell office:value-type="float" office:value="0.00015238">
            <text:p>0.00015238</text:p>
          </table:table-cell>
          <table:table-cell table:style-name="ce1" office:value-type="string">
            <text:p>7.6732e-08</text:p>
          </table:table-cell>
          <table:table-cell table:style-name="ce1" office:value-type="string">
            <text:p>4.1739e-07</text:p>
          </table:table-cell>
          <table:table-cell table:style-name="ce1" office:value-type="string">
            <text:p>5.5984e-09</text:p>
          </table:table-cell>
          <table:table-cell table:style-name="ce1" office:value-type="string">
            <text:p>1.4707e-08</text:p>
          </table:table-cell>
          <table:table-cell table:style-name="ce1" office:value-type="string">
            <text:p>4.7405e-07</text:p>
          </table:table-cell>
          <table:table-cell table:style-name="ce1" office:value-type="string">
            <text:p>2.6046e-05</text:p>
          </table:table-cell>
          <table:table-cell office:value-type="float" office:value="0.0021014">
            <text:p>0.0021014</text:p>
          </table:table-cell>
          <table:table-cell table:style-name="ce1" office:value-type="string">
            <text:p>3.1525e-18</text:p>
          </table:table-cell>
          <table:table-cell table:style-name="ce1" office:value-type="string">
            <text:p>1.0866e-15</text:p>
          </table:table-cell>
          <table:table-cell table:style-name="ce1" office:value-type="string">
            <text:p>4.7911e-17</text:p>
          </table:table-cell>
          <table:table-cell table:style-name="ce1" office:value-type="string">
            <text:p>1.7352e-15</text:p>
          </table:table-cell>
        </table:table-row>
        <table:table-row table:style-name="ro4">
          <table:table-cell office:value-type="float" office:value="2880.702">
            <text:p>2880.702</text:p>
          </table:table-cell>
          <table:table-cell table:formula="of:=[.M290]*1000000" office:value-type="float" office:value="152.38">
            <text:p>152.38</text:p>
          </table:table-cell>
          <table:table-cell table:formula="of:=[.N290]*1000000" office:value-type="float" office:value="0.076547">
            <text:p>0.076547</text:p>
          </table:table-cell>
          <table:table-cell table:formula="of:=[.O290]*1000000" office:value-type="float" office:value="0.41594">
            <text:p>0.41594</text:p>
          </table:table-cell>
          <table:table-cell table:formula="of:=[.P290]*1000000" office:value-type="float" office:value="0.0055838">
            <text:p>0.0055838</text:p>
          </table:table-cell>
          <table:table-cell table:formula="of:=[.Q290]*1000000" office:value-type="float" office:value="0.014619">
            <text:p>0.014619</text:p>
          </table:table-cell>
          <table:table-cell table:formula="of:=[.R290]*1000000" office:value-type="float" office:value="0.47295">
            <text:p>0.47295</text:p>
          </table:table-cell>
          <table:table-cell table:formula="of:=[.S290]*1000000" office:value-type="float" office:value="26.057">
            <text:p>26.057</text:p>
          </table:table-cell>
          <table:table-cell table:formula="of:=[.T290]*1000000" office:value-type="float" office:value="2101.4">
            <text:p>2101.4</text:p>
          </table:table-cell>
          <table:table-cell table:formula="of:=[.U290]*1000000000000" office:value-type="float" office:value="0.0000031529">
            <text:p>3.1529E-006</text:p>
          </table:table-cell>
          <table:table-cell table:formula="of:=[.V290]*1000000000000" office:value-type="float" office:value="0.0010797">
            <text:p>0.0010797</text:p>
          </table:table-cell>
          <table:table-cell table:formula="of:=([.W290]+[.X290])*1000000000000" office:value-type="float" office:value="0.00177828">
            <text:p>0.00177828</text:p>
          </table:table-cell>
          <table:table-cell office:value-type="float" office:value="0.00015238">
            <text:p>0.00015238</text:p>
          </table:table-cell>
          <table:table-cell table:style-name="ce1" office:value-type="string">
            <text:p>7.6547e-08</text:p>
          </table:table-cell>
          <table:table-cell table:style-name="ce1" office:value-type="string">
            <text:p>4.1594e-07</text:p>
          </table:table-cell>
          <table:table-cell table:style-name="ce1" office:value-type="string">
            <text:p>5.5838e-09</text:p>
          </table:table-cell>
          <table:table-cell table:style-name="ce1" office:value-type="string">
            <text:p>1.4619e-08</text:p>
          </table:table-cell>
          <table:table-cell table:style-name="ce1" office:value-type="string">
            <text:p>4.7295e-07</text:p>
          </table:table-cell>
          <table:table-cell table:style-name="ce1" office:value-type="string">
            <text:p>2.6057e-05</text:p>
          </table:table-cell>
          <table:table-cell office:value-type="float" office:value="0.0021014">
            <text:p>0.0021014</text:p>
          </table:table-cell>
          <table:table-cell table:style-name="ce1" office:value-type="string">
            <text:p>3.1529e-18</text:p>
          </table:table-cell>
          <table:table-cell table:style-name="ce1" office:value-type="string">
            <text:p>1.0797e-15</text:p>
          </table:table-cell>
          <table:table-cell table:style-name="ce1" office:value-type="string">
            <text:p>4.778e-17</text:p>
          </table:table-cell>
          <table:table-cell table:style-name="ce1" office:value-type="string">
            <text:p>1.7305e-15</text:p>
          </table:table-cell>
        </table:table-row>
        <table:table-row table:style-name="ro4">
          <table:table-cell office:value-type="float" office:value="2890.702">
            <text:p>2890.702</text:p>
          </table:table-cell>
          <table:table-cell table:formula="of:=[.M291]*1000000" office:value-type="float" office:value="152.37">
            <text:p>152.37</text:p>
          </table:table-cell>
          <table:table-cell table:formula="of:=[.N291]*1000000" office:value-type="float" office:value="0.076362">
            <text:p>0.076362</text:p>
          </table:table-cell>
          <table:table-cell table:formula="of:=[.O291]*1000000" office:value-type="float" office:value="0.4145">
            <text:p>0.4145</text:p>
          </table:table-cell>
          <table:table-cell table:formula="of:=[.P291]*1000000" office:value-type="float" office:value="0.0055691">
            <text:p>0.0055691</text:p>
          </table:table-cell>
          <table:table-cell table:formula="of:=[.Q291]*1000000" office:value-type="float" office:value="0.014531">
            <text:p>0.014531</text:p>
          </table:table-cell>
          <table:table-cell table:formula="of:=[.R291]*1000000" office:value-type="float" office:value="0.47185">
            <text:p>0.47185</text:p>
          </table:table-cell>
          <table:table-cell table:formula="of:=[.S291]*1000000" office:value-type="float" office:value="26.067">
            <text:p>26.067</text:p>
          </table:table-cell>
          <table:table-cell table:formula="of:=[.T291]*1000000" office:value-type="float" office:value="2101.4">
            <text:p>2101.4</text:p>
          </table:table-cell>
          <table:table-cell table:formula="of:=[.U291]*1000000000000" office:value-type="float" office:value="0.0000031533">
            <text:p>3.1533E-006</text:p>
          </table:table-cell>
          <table:table-cell table:formula="of:=[.V291]*1000000000000" office:value-type="float" office:value="0.0010727">
            <text:p>0.0010727</text:p>
          </table:table-cell>
          <table:table-cell table:formula="of:=([.W291]+[.X291])*1000000000000" office:value-type="float" office:value="0.00177355">
            <text:p>0.00177355</text:p>
          </table:table-cell>
          <table:table-cell office:value-type="float" office:value="0.00015237">
            <text:p>0.00015237</text:p>
          </table:table-cell>
          <table:table-cell table:style-name="ce1" office:value-type="string">
            <text:p>7.6362e-08</text:p>
          </table:table-cell>
          <table:table-cell table:style-name="ce1" office:value-type="string">
            <text:p>4.145e-07</text:p>
          </table:table-cell>
          <table:table-cell table:style-name="ce1" office:value-type="string">
            <text:p>5.5691e-09</text:p>
          </table:table-cell>
          <table:table-cell table:style-name="ce1" office:value-type="string">
            <text:p>1.4531e-08</text:p>
          </table:table-cell>
          <table:table-cell table:style-name="ce1" office:value-type="string">
            <text:p>4.7185e-07</text:p>
          </table:table-cell>
          <table:table-cell table:style-name="ce1" office:value-type="string">
            <text:p>2.6067e-05</text:p>
          </table:table-cell>
          <table:table-cell office:value-type="float" office:value="0.0021014">
            <text:p>0.0021014</text:p>
          </table:table-cell>
          <table:table-cell table:style-name="ce1" office:value-type="string">
            <text:p>3.1533e-18</text:p>
          </table:table-cell>
          <table:table-cell table:style-name="ce1" office:value-type="string">
            <text:p>1.0727e-15</text:p>
          </table:table-cell>
          <table:table-cell table:style-name="ce1" office:value-type="string">
            <text:p>4.765e-17</text:p>
          </table:table-cell>
          <table:table-cell table:style-name="ce1" office:value-type="string">
            <text:p>1.7259e-15</text:p>
          </table:table-cell>
        </table:table-row>
        <table:table-row table:style-name="ro4">
          <table:table-cell office:value-type="float" office:value="2900.702">
            <text:p>2900.702</text:p>
          </table:table-cell>
          <table:table-cell table:formula="of:=[.M292]*1000000" office:value-type="float" office:value="152.36">
            <text:p>152.36</text:p>
          </table:table-cell>
          <table:table-cell table:formula="of:=[.N292]*1000000" office:value-type="float" office:value="0.076177">
            <text:p>0.076177</text:p>
          </table:table-cell>
          <table:table-cell table:formula="of:=[.O292]*1000000" office:value-type="float" office:value="0.41307">
            <text:p>0.41307</text:p>
          </table:table-cell>
          <table:table-cell table:formula="of:=[.P292]*1000000" office:value-type="float" office:value="0.0055546">
            <text:p>0.0055546</text:p>
          </table:table-cell>
          <table:table-cell table:formula="of:=[.Q292]*1000000" office:value-type="float" office:value="0.014444">
            <text:p>0.014444</text:p>
          </table:table-cell>
          <table:table-cell table:formula="of:=[.R292]*1000000" office:value-type="float" office:value="0.47074">
            <text:p>0.47074</text:p>
          </table:table-cell>
          <table:table-cell table:formula="of:=[.S292]*1000000" office:value-type="float" office:value="26.078">
            <text:p>26.078</text:p>
          </table:table-cell>
          <table:table-cell table:formula="of:=[.T292]*1000000" office:value-type="float" office:value="2101.4">
            <text:p>2101.4</text:p>
          </table:table-cell>
          <table:table-cell table:formula="of:=[.U292]*1000000000000" office:value-type="float" office:value="0.0000031536">
            <text:p>3.1536E-006</text:p>
          </table:table-cell>
          <table:table-cell table:formula="of:=[.V292]*1000000000000" office:value-type="float" office:value="0.0010658">
            <text:p>0.0010658</text:p>
          </table:table-cell>
          <table:table-cell table:formula="of:=([.W292]+[.X292])*1000000000000" office:value-type="float" office:value="0.00176872">
            <text:p>0.00176872</text:p>
          </table:table-cell>
          <table:table-cell office:value-type="float" office:value="0.00015236">
            <text:p>0.00015236</text:p>
          </table:table-cell>
          <table:table-cell table:style-name="ce1" office:value-type="string">
            <text:p>7.6177e-08</text:p>
          </table:table-cell>
          <table:table-cell table:style-name="ce1" office:value-type="string">
            <text:p>4.1307e-07</text:p>
          </table:table-cell>
          <table:table-cell table:style-name="ce1" office:value-type="string">
            <text:p>5.5546e-09</text:p>
          </table:table-cell>
          <table:table-cell table:style-name="ce1" office:value-type="string">
            <text:p>1.4444e-08</text:p>
          </table:table-cell>
          <table:table-cell table:style-name="ce1" office:value-type="string">
            <text:p>4.7074e-07</text:p>
          </table:table-cell>
          <table:table-cell table:style-name="ce1" office:value-type="string">
            <text:p>2.6078e-05</text:p>
          </table:table-cell>
          <table:table-cell office:value-type="float" office:value="0.0021014">
            <text:p>0.0021014</text:p>
          </table:table-cell>
          <table:table-cell table:style-name="ce1" office:value-type="string">
            <text:p>3.1536e-18</text:p>
          </table:table-cell>
          <table:table-cell table:style-name="ce1" office:value-type="string">
            <text:p>1.0658e-15</text:p>
          </table:table-cell>
          <table:table-cell table:style-name="ce1" office:value-type="string">
            <text:p>4.752e-17</text:p>
          </table:table-cell>
          <table:table-cell table:style-name="ce1" office:value-type="string">
            <text:p>1.7212e-15</text:p>
          </table:table-cell>
        </table:table-row>
        <table:table-row table:style-name="ro4">
          <table:table-cell office:value-type="float" office:value="2910.702">
            <text:p>2910.702</text:p>
          </table:table-cell>
          <table:table-cell table:formula="of:=[.M293]*1000000" office:value-type="float" office:value="152.36">
            <text:p>152.36</text:p>
          </table:table-cell>
          <table:table-cell table:formula="of:=[.N293]*1000000" office:value-type="float" office:value="0.075992">
            <text:p>0.075992</text:p>
          </table:table-cell>
          <table:table-cell table:formula="of:=[.O293]*1000000" office:value-type="float" office:value="0.41164">
            <text:p>0.41164</text:p>
          </table:table-cell>
          <table:table-cell table:formula="of:=[.P293]*1000000" office:value-type="float" office:value="0.00554">
            <text:p>0.00554</text:p>
          </table:table-cell>
          <table:table-cell table:formula="of:=[.Q293]*1000000" office:value-type="float" office:value="0.014358">
            <text:p>0.014358</text:p>
          </table:table-cell>
          <table:table-cell table:formula="of:=[.R293]*1000000" office:value-type="float" office:value="0.46964">
            <text:p>0.46964</text:p>
          </table:table-cell>
          <table:table-cell table:formula="of:=[.S293]*1000000" office:value-type="float" office:value="26.088">
            <text:p>26.088</text:p>
          </table:table-cell>
          <table:table-cell table:formula="of:=[.T293]*1000000" office:value-type="float" office:value="2101.4">
            <text:p>2101.4</text:p>
          </table:table-cell>
          <table:table-cell table:formula="of:=[.U293]*1000000000000" office:value-type="float" office:value="0.000003154">
            <text:p>0.000003154</text:p>
          </table:table-cell>
          <table:table-cell table:formula="of:=[.V293]*1000000000000" office:value-type="float" office:value="0.001059">
            <text:p>0.001059</text:p>
          </table:table-cell>
          <table:table-cell table:formula="of:=([.W293]+[.X293])*1000000000000" office:value-type="float" office:value="0.00176399">
            <text:p>0.00176399</text:p>
          </table:table-cell>
          <table:table-cell office:value-type="float" office:value="0.00015236">
            <text:p>0.00015236</text:p>
          </table:table-cell>
          <table:table-cell table:style-name="ce1" office:value-type="string">
            <text:p>7.5992e-08</text:p>
          </table:table-cell>
          <table:table-cell table:style-name="ce1" office:value-type="string">
            <text:p>4.1164e-07</text:p>
          </table:table-cell>
          <table:table-cell table:style-name="ce1" office:value-type="string">
            <text:p>5.54e-09</text:p>
          </table:table-cell>
          <table:table-cell table:style-name="ce1" office:value-type="string">
            <text:p>1.4358e-08</text:p>
          </table:table-cell>
          <table:table-cell table:style-name="ce1" office:value-type="string">
            <text:p>4.6964e-07</text:p>
          </table:table-cell>
          <table:table-cell table:style-name="ce1" office:value-type="string">
            <text:p>2.6088e-05</text:p>
          </table:table-cell>
          <table:table-cell office:value-type="float" office:value="0.0021014">
            <text:p>0.0021014</text:p>
          </table:table-cell>
          <table:table-cell table:style-name="ce1" office:value-type="string">
            <text:p>3.154e-18</text:p>
          </table:table-cell>
          <table:table-cell table:style-name="ce1" office:value-type="string">
            <text:p>1.059e-15</text:p>
          </table:table-cell>
          <table:table-cell table:style-name="ce1" office:value-type="string">
            <text:p>4.739e-17</text:p>
          </table:table-cell>
          <table:table-cell table:style-name="ce1" office:value-type="string">
            <text:p>1.7166e-15</text:p>
          </table:table-cell>
        </table:table-row>
        <table:table-row table:style-name="ro4">
          <table:table-cell office:value-type="float" office:value="2920.702">
            <text:p>2920.702</text:p>
          </table:table-cell>
          <table:table-cell table:formula="of:=[.M294]*1000000" office:value-type="float" office:value="152.35">
            <text:p>152.35</text:p>
          </table:table-cell>
          <table:table-cell table:formula="of:=[.N294]*1000000" office:value-type="float" office:value="0.075808">
            <text:p>0.075808</text:p>
          </table:table-cell>
          <table:table-cell table:formula="of:=[.O294]*1000000" office:value-type="float" office:value="0.41023">
            <text:p>0.41023</text:p>
          </table:table-cell>
          <table:table-cell table:formula="of:=[.P294]*1000000" office:value-type="float" office:value="0.0055255">
            <text:p>0.0055255</text:p>
          </table:table-cell>
          <table:table-cell table:formula="of:=[.Q294]*1000000" office:value-type="float" office:value="0.014272">
            <text:p>0.014272</text:p>
          </table:table-cell>
          <table:table-cell table:formula="of:=[.R294]*1000000" office:value-type="float" office:value="0.46855">
            <text:p>0.46855</text:p>
          </table:table-cell>
          <table:table-cell table:formula="of:=[.S294]*1000000" office:value-type="float" office:value="26.099">
            <text:p>26.099</text:p>
          </table:table-cell>
          <table:table-cell table:formula="of:=[.T294]*1000000" office:value-type="float" office:value="2101.4">
            <text:p>2101.4</text:p>
          </table:table-cell>
          <table:table-cell table:formula="of:=[.U294]*1000000000000" office:value-type="float" office:value="0.0000031543">
            <text:p>3.1543E-006</text:p>
          </table:table-cell>
          <table:table-cell table:formula="of:=[.V294]*1000000000000" office:value-type="float" office:value="0.0010522">
            <text:p>0.0010522</text:p>
          </table:table-cell>
          <table:table-cell table:formula="of:=([.W294]+[.X294])*1000000000000" office:value-type="float" office:value="0.001759161">
            <text:p>0.001759161</text:p>
          </table:table-cell>
          <table:table-cell office:value-type="float" office:value="0.00015235">
            <text:p>0.00015235</text:p>
          </table:table-cell>
          <table:table-cell table:style-name="ce1" office:value-type="string">
            <text:p>7.5808e-08</text:p>
          </table:table-cell>
          <table:table-cell table:style-name="ce1" office:value-type="string">
            <text:p>4.1023e-07</text:p>
          </table:table-cell>
          <table:table-cell table:style-name="ce1" office:value-type="string">
            <text:p>5.5255e-09</text:p>
          </table:table-cell>
          <table:table-cell table:style-name="ce1" office:value-type="string">
            <text:p>1.4272e-08</text:p>
          </table:table-cell>
          <table:table-cell table:style-name="ce1" office:value-type="string">
            <text:p>4.6855e-07</text:p>
          </table:table-cell>
          <table:table-cell table:style-name="ce1" office:value-type="string">
            <text:p>2.6099e-05</text:p>
          </table:table-cell>
          <table:table-cell office:value-type="float" office:value="0.0021014">
            <text:p>0.0021014</text:p>
          </table:table-cell>
          <table:table-cell table:style-name="ce1" office:value-type="string">
            <text:p>3.1543e-18</text:p>
          </table:table-cell>
          <table:table-cell table:style-name="ce1" office:value-type="string">
            <text:p>1.0522e-15</text:p>
          </table:table-cell>
          <table:table-cell table:style-name="ce1" office:value-type="string">
            <text:p>4.7261e-17</text:p>
          </table:table-cell>
          <table:table-cell table:style-name="ce1" office:value-type="string">
            <text:p>1.7119e-15</text:p>
          </table:table-cell>
        </table:table-row>
        <table:table-row table:style-name="ro4">
          <table:table-cell office:value-type="float" office:value="2930.702">
            <text:p>2930.702</text:p>
          </table:table-cell>
          <table:table-cell table:formula="of:=[.M295]*1000000" office:value-type="float" office:value="152.34">
            <text:p>152.34</text:p>
          </table:table-cell>
          <table:table-cell table:formula="of:=[.N295]*1000000" office:value-type="float" office:value="0.075624">
            <text:p>0.075624</text:p>
          </table:table-cell>
          <table:table-cell table:formula="of:=[.O295]*1000000" office:value-type="float" office:value="0.40882">
            <text:p>0.40882</text:p>
          </table:table-cell>
          <table:table-cell table:formula="of:=[.P295]*1000000" office:value-type="float" office:value="0.0055111">
            <text:p>0.0055111</text:p>
          </table:table-cell>
          <table:table-cell table:formula="of:=[.Q295]*1000000" office:value-type="float" office:value="0.014186">
            <text:p>0.014186</text:p>
          </table:table-cell>
          <table:table-cell table:formula="of:=[.R295]*1000000" office:value-type="float" office:value="0.46745">
            <text:p>0.46745</text:p>
          </table:table-cell>
          <table:table-cell table:formula="of:=[.S295]*1000000" office:value-type="float" office:value="26.109">
            <text:p>26.109</text:p>
          </table:table-cell>
          <table:table-cell table:formula="of:=[.T295]*1000000" office:value-type="float" office:value="2101.3">
            <text:p>2101.3</text:p>
          </table:table-cell>
          <table:table-cell table:formula="of:=[.U295]*1000000000000" office:value-type="float" office:value="0.0000031547">
            <text:p>3.1547E-006</text:p>
          </table:table-cell>
          <table:table-cell table:formula="of:=[.V295]*1000000000000" office:value-type="float" office:value="0.0010455">
            <text:p>0.0010455</text:p>
          </table:table-cell>
          <table:table-cell table:formula="of:=([.W295]+[.X295])*1000000000000" office:value-type="float" office:value="0.001754432">
            <text:p>0.001754432</text:p>
          </table:table-cell>
          <table:table-cell office:value-type="float" office:value="0.00015234">
            <text:p>0.00015234</text:p>
          </table:table-cell>
          <table:table-cell table:style-name="ce1" office:value-type="string">
            <text:p>7.5624e-08</text:p>
          </table:table-cell>
          <table:table-cell table:style-name="ce1" office:value-type="string">
            <text:p>4.0882e-07</text:p>
          </table:table-cell>
          <table:table-cell table:style-name="ce1" office:value-type="string">
            <text:p>5.5111e-09</text:p>
          </table:table-cell>
          <table:table-cell table:style-name="ce1" office:value-type="string">
            <text:p>1.4186e-08</text:p>
          </table:table-cell>
          <table:table-cell table:style-name="ce1" office:value-type="string">
            <text:p>4.6745e-07</text:p>
          </table:table-cell>
          <table:table-cell table:style-name="ce1" office:value-type="string">
            <text:p>2.6109e-05</text:p>
          </table:table-cell>
          <table:table-cell office:value-type="float" office:value="0.0021013">
            <text:p>0.0021013</text:p>
          </table:table-cell>
          <table:table-cell table:style-name="ce1" office:value-type="string">
            <text:p>3.1547e-18</text:p>
          </table:table-cell>
          <table:table-cell table:style-name="ce1" office:value-type="string">
            <text:p>1.0455e-15</text:p>
          </table:table-cell>
          <table:table-cell table:style-name="ce1" office:value-type="string">
            <text:p>4.7132e-17</text:p>
          </table:table-cell>
          <table:table-cell table:style-name="ce1" office:value-type="string">
            <text:p>1.7073e-15</text:p>
          </table:table-cell>
        </table:table-row>
        <table:table-row table:style-name="ro4">
          <table:table-cell office:value-type="float" office:value="2940.702">
            <text:p>2940.702</text:p>
          </table:table-cell>
          <table:table-cell table:formula="of:=[.M296]*1000000" office:value-type="float" office:value="152.34">
            <text:p>152.34</text:p>
          </table:table-cell>
          <table:table-cell table:formula="of:=[.N296]*1000000" office:value-type="float" office:value="0.07544">
            <text:p>0.07544</text:p>
          </table:table-cell>
          <table:table-cell table:formula="of:=[.O296]*1000000" office:value-type="float" office:value="0.40742">
            <text:p>0.40742</text:p>
          </table:table-cell>
          <table:table-cell table:formula="of:=[.P296]*1000000" office:value-type="float" office:value="0.0054967">
            <text:p>0.0054967</text:p>
          </table:table-cell>
          <table:table-cell table:formula="of:=[.Q296]*1000000" office:value-type="float" office:value="0.014102">
            <text:p>0.014102</text:p>
          </table:table-cell>
          <table:table-cell table:formula="of:=[.R296]*1000000" office:value-type="float" office:value="0.46635">
            <text:p>0.46635</text:p>
          </table:table-cell>
          <table:table-cell table:formula="of:=[.S296]*1000000" office:value-type="float" office:value="26.119">
            <text:p>26.119</text:p>
          </table:table-cell>
          <table:table-cell table:formula="of:=[.T296]*1000000" office:value-type="float" office:value="2101.3">
            <text:p>2101.3</text:p>
          </table:table-cell>
          <table:table-cell table:formula="of:=[.U296]*1000000000000" office:value-type="float" office:value="0.000003155">
            <text:p>0.000003155</text:p>
          </table:table-cell>
          <table:table-cell table:formula="of:=[.V296]*1000000000000" office:value-type="float" office:value="0.0010388">
            <text:p>0.0010388</text:p>
          </table:table-cell>
          <table:table-cell table:formula="of:=([.W296]+[.X296])*1000000000000" office:value-type="float" office:value="0.001749704">
            <text:p>0.001749704</text:p>
          </table:table-cell>
          <table:table-cell office:value-type="float" office:value="0.00015234">
            <text:p>0.00015234</text:p>
          </table:table-cell>
          <table:table-cell table:style-name="ce1" office:value-type="string">
            <text:p>7.544e-08</text:p>
          </table:table-cell>
          <table:table-cell table:style-name="ce1" office:value-type="string">
            <text:p>4.0742e-07</text:p>
          </table:table-cell>
          <table:table-cell table:style-name="ce1" office:value-type="string">
            <text:p>5.4967e-09</text:p>
          </table:table-cell>
          <table:table-cell table:style-name="ce1" office:value-type="string">
            <text:p>1.4102e-08</text:p>
          </table:table-cell>
          <table:table-cell table:style-name="ce1" office:value-type="string">
            <text:p>4.6635e-07</text:p>
          </table:table-cell>
          <table:table-cell table:style-name="ce1" office:value-type="string">
            <text:p>2.6119e-05</text:p>
          </table:table-cell>
          <table:table-cell office:value-type="float" office:value="0.0021013">
            <text:p>0.0021013</text:p>
          </table:table-cell>
          <table:table-cell table:style-name="ce1" office:value-type="string">
            <text:p>3.155e-18</text:p>
          </table:table-cell>
          <table:table-cell table:style-name="ce1" office:value-type="string">
            <text:p>1.0388e-15</text:p>
          </table:table-cell>
          <table:table-cell table:style-name="ce1" office:value-type="string">
            <text:p>4.7004e-17</text:p>
          </table:table-cell>
          <table:table-cell table:style-name="ce1" office:value-type="string">
            <text:p>1.7027e-15</text:p>
          </table:table-cell>
        </table:table-row>
        <table:table-row table:style-name="ro4">
          <table:table-cell office:value-type="float" office:value="2950.702">
            <text:p>2950.702</text:p>
          </table:table-cell>
          <table:table-cell table:formula="of:=[.M297]*1000000" office:value-type="float" office:value="152.33">
            <text:p>152.33</text:p>
          </table:table-cell>
          <table:table-cell table:formula="of:=[.N297]*1000000" office:value-type="float" office:value="0.075257">
            <text:p>0.075257</text:p>
          </table:table-cell>
          <table:table-cell table:formula="of:=[.O297]*1000000" office:value-type="float" office:value="0.40604">
            <text:p>0.40604</text:p>
          </table:table-cell>
          <table:table-cell table:formula="of:=[.P297]*1000000" office:value-type="float" office:value="0.0054823">
            <text:p>0.0054823</text:p>
          </table:table-cell>
          <table:table-cell table:formula="of:=[.Q297]*1000000" office:value-type="float" office:value="0.014017">
            <text:p>0.014017</text:p>
          </table:table-cell>
          <table:table-cell table:formula="of:=[.R297]*1000000" office:value-type="float" office:value="0.46526">
            <text:p>0.46526</text:p>
          </table:table-cell>
          <table:table-cell table:formula="of:=[.S297]*1000000" office:value-type="float" office:value="26.13">
            <text:p>26.13</text:p>
          </table:table-cell>
          <table:table-cell table:formula="of:=[.T297]*1000000" office:value-type="float" office:value="2101.3">
            <text:p>2101.3</text:p>
          </table:table-cell>
          <table:table-cell table:formula="of:=[.U297]*1000000000000" office:value-type="float" office:value="0.0000031554">
            <text:p>3.1554E-006</text:p>
          </table:table-cell>
          <table:table-cell table:formula="of:=[.V297]*1000000000000" office:value-type="float" office:value="0.0010322">
            <text:p>0.0010322</text:p>
          </table:table-cell>
          <table:table-cell table:formula="of:=([.W297]+[.X297])*1000000000000" office:value-type="float" office:value="0.001744976">
            <text:p>0.001744976</text:p>
          </table:table-cell>
          <table:table-cell office:value-type="float" office:value="0.00015233">
            <text:p>0.00015233</text:p>
          </table:table-cell>
          <table:table-cell table:style-name="ce1" office:value-type="string">
            <text:p>7.5257e-08</text:p>
          </table:table-cell>
          <table:table-cell table:style-name="ce1" office:value-type="string">
            <text:p>4.0604e-07</text:p>
          </table:table-cell>
          <table:table-cell table:style-name="ce1" office:value-type="string">
            <text:p>5.4823e-09</text:p>
          </table:table-cell>
          <table:table-cell table:style-name="ce1" office:value-type="string">
            <text:p>1.4017e-08</text:p>
          </table:table-cell>
          <table:table-cell table:style-name="ce1" office:value-type="string">
            <text:p>4.6526e-07</text:p>
          </table:table-cell>
          <table:table-cell table:style-name="ce1" office:value-type="string">
            <text:p>2.613e-05</text:p>
          </table:table-cell>
          <table:table-cell office:value-type="float" office:value="0.0021013">
            <text:p>0.0021013</text:p>
          </table:table-cell>
          <table:table-cell table:style-name="ce1" office:value-type="string">
            <text:p>3.1554e-18</text:p>
          </table:table-cell>
          <table:table-cell table:style-name="ce1" office:value-type="string">
            <text:p>1.0322e-15</text:p>
          </table:table-cell>
          <table:table-cell table:style-name="ce1" office:value-type="string">
            <text:p>4.6876e-17</text:p>
          </table:table-cell>
          <table:table-cell table:style-name="ce1" office:value-type="string">
            <text:p>1.6981e-15</text:p>
          </table:table-cell>
        </table:table-row>
        <table:table-row table:style-name="ro4">
          <table:table-cell office:value-type="float" office:value="2960.702">
            <text:p>2960.702</text:p>
          </table:table-cell>
          <table:table-cell table:formula="of:=[.M298]*1000000" office:value-type="float" office:value="152.32">
            <text:p>152.32</text:p>
          </table:table-cell>
          <table:table-cell table:formula="of:=[.N298]*1000000" office:value-type="float" office:value="0.075074">
            <text:p>0.075074</text:p>
          </table:table-cell>
          <table:table-cell table:formula="of:=[.O298]*1000000" office:value-type="float" office:value="0.40465">
            <text:p>0.40465</text:p>
          </table:table-cell>
          <table:table-cell table:formula="of:=[.P298]*1000000" office:value-type="float" office:value="0.005468">
            <text:p>0.005468</text:p>
          </table:table-cell>
          <table:table-cell table:formula="of:=[.Q298]*1000000" office:value-type="float" office:value="0.013933">
            <text:p>0.013933</text:p>
          </table:table-cell>
          <table:table-cell table:formula="of:=[.R298]*1000000" office:value-type="float" office:value="0.46417">
            <text:p>0.46417</text:p>
          </table:table-cell>
          <table:table-cell table:formula="of:=[.S298]*1000000" office:value-type="float" office:value="26.14">
            <text:p>26.14</text:p>
          </table:table-cell>
          <table:table-cell table:formula="of:=[.T298]*1000000" office:value-type="float" office:value="2101.3">
            <text:p>2101.3</text:p>
          </table:table-cell>
          <table:table-cell table:formula="of:=[.U298]*1000000000000" office:value-type="float" office:value="0.0000031558">
            <text:p>3.1558E-006</text:p>
          </table:table-cell>
          <table:table-cell table:formula="of:=[.V298]*1000000000000" office:value-type="float" office:value="0.0010256">
            <text:p>0.0010256</text:p>
          </table:table-cell>
          <table:table-cell table:formula="of:=([.W298]+[.X298])*1000000000000" office:value-type="float" office:value="0.001740349">
            <text:p>0.001740349</text:p>
          </table:table-cell>
          <table:table-cell office:value-type="float" office:value="0.00015232">
            <text:p>0.00015232</text:p>
          </table:table-cell>
          <table:table-cell table:style-name="ce1" office:value-type="string">
            <text:p>7.5074e-08</text:p>
          </table:table-cell>
          <table:table-cell table:style-name="ce1" office:value-type="string">
            <text:p>4.0465e-07</text:p>
          </table:table-cell>
          <table:table-cell table:style-name="ce1" office:value-type="string">
            <text:p>5.468e-09</text:p>
          </table:table-cell>
          <table:table-cell table:style-name="ce1" office:value-type="string">
            <text:p>1.3933e-08</text:p>
          </table:table-cell>
          <table:table-cell table:style-name="ce1" office:value-type="string">
            <text:p>4.6417e-07</text:p>
          </table:table-cell>
          <table:table-cell table:style-name="ce1" office:value-type="string">
            <text:p>2.614e-05</text:p>
          </table:table-cell>
          <table:table-cell office:value-type="float" office:value="0.0021013">
            <text:p>0.0021013</text:p>
          </table:table-cell>
          <table:table-cell table:style-name="ce1" office:value-type="string">
            <text:p>3.1558e-18</text:p>
          </table:table-cell>
          <table:table-cell table:style-name="ce1" office:value-type="string">
            <text:p>1.0256e-15</text:p>
          </table:table-cell>
          <table:table-cell table:style-name="ce1" office:value-type="string">
            <text:p>4.6749e-17</text:p>
          </table:table-cell>
          <table:table-cell table:style-name="ce1" office:value-type="string">
            <text:p>1.6936e-15</text:p>
          </table:table-cell>
        </table:table-row>
        <table:table-row table:style-name="ro4">
          <table:table-cell office:value-type="float" office:value="2970.702">
            <text:p>2970.702</text:p>
          </table:table-cell>
          <table:table-cell table:formula="of:=[.M299]*1000000" office:value-type="float" office:value="152.32">
            <text:p>152.32</text:p>
          </table:table-cell>
          <table:table-cell table:formula="of:=[.N299]*1000000" office:value-type="float" office:value="0.074891">
            <text:p>0.074891</text:p>
          </table:table-cell>
          <table:table-cell table:formula="of:=[.O299]*1000000" office:value-type="float" office:value="0.40328">
            <text:p>0.40328</text:p>
          </table:table-cell>
          <table:table-cell table:formula="of:=[.P299]*1000000" office:value-type="float" office:value="0.0054537">
            <text:p>0.0054537</text:p>
          </table:table-cell>
          <table:table-cell table:formula="of:=[.Q299]*1000000" office:value-type="float" office:value="0.01385">
            <text:p>0.01385</text:p>
          </table:table-cell>
          <table:table-cell table:formula="of:=[.R299]*1000000" office:value-type="float" office:value="0.46308">
            <text:p>0.46308</text:p>
          </table:table-cell>
          <table:table-cell table:formula="of:=[.S299]*1000000" office:value-type="float" office:value="26.15">
            <text:p>26.15</text:p>
          </table:table-cell>
          <table:table-cell table:formula="of:=[.T299]*1000000" office:value-type="float" office:value="2101.3">
            <text:p>2101.3</text:p>
          </table:table-cell>
          <table:table-cell table:formula="of:=[.U299]*1000000000000" office:value-type="float" office:value="0.0000031561">
            <text:p>3.1561E-006</text:p>
          </table:table-cell>
          <table:table-cell table:formula="of:=[.V299]*1000000000000" office:value-type="float" office:value="0.0010191">
            <text:p>0.0010191</text:p>
          </table:table-cell>
          <table:table-cell table:formula="of:=([.W299]+[.X299])*1000000000000" office:value-type="float" office:value="0.001735621">
            <text:p>0.001735621</text:p>
          </table:table-cell>
          <table:table-cell office:value-type="float" office:value="0.00015232">
            <text:p>0.00015232</text:p>
          </table:table-cell>
          <table:table-cell table:style-name="ce1" office:value-type="string">
            <text:p>7.4891e-08</text:p>
          </table:table-cell>
          <table:table-cell table:style-name="ce1" office:value-type="string">
            <text:p>4.0328e-07</text:p>
          </table:table-cell>
          <table:table-cell table:style-name="ce1" office:value-type="string">
            <text:p>5.4537e-09</text:p>
          </table:table-cell>
          <table:table-cell table:style-name="ce1" office:value-type="string">
            <text:p>1.385e-08</text:p>
          </table:table-cell>
          <table:table-cell table:style-name="ce1" office:value-type="string">
            <text:p>4.6308e-07</text:p>
          </table:table-cell>
          <table:table-cell table:style-name="ce1" office:value-type="string">
            <text:p>2.615e-05</text:p>
          </table:table-cell>
          <table:table-cell office:value-type="float" office:value="0.0021013">
            <text:p>0.0021013</text:p>
          </table:table-cell>
          <table:table-cell table:style-name="ce1" office:value-type="string">
            <text:p>3.1561e-18</text:p>
          </table:table-cell>
          <table:table-cell table:style-name="ce1" office:value-type="string">
            <text:p>1.0191e-15</text:p>
          </table:table-cell>
          <table:table-cell table:style-name="ce1" office:value-type="string">
            <text:p>4.6621e-17</text:p>
          </table:table-cell>
          <table:table-cell table:style-name="ce1" office:value-type="string">
            <text:p>1.689e-15</text:p>
          </table:table-cell>
        </table:table-row>
        <table:table-row table:style-name="ro4">
          <table:table-cell office:value-type="float" office:value="2980.702">
            <text:p>2980.702</text:p>
          </table:table-cell>
          <table:table-cell table:formula="of:=[.M300]*1000000" office:value-type="float" office:value="152.31">
            <text:p>152.31</text:p>
          </table:table-cell>
          <table:table-cell table:formula="of:=[.N300]*1000000" office:value-type="float" office:value="0.074708">
            <text:p>0.074708</text:p>
          </table:table-cell>
          <table:table-cell table:formula="of:=[.O300]*1000000" office:value-type="float" office:value="0.40192">
            <text:p>0.40192</text:p>
          </table:table-cell>
          <table:table-cell table:formula="of:=[.P300]*1000000" office:value-type="float" office:value="0.0054394">
            <text:p>0.0054394</text:p>
          </table:table-cell>
          <table:table-cell table:formula="of:=[.Q300]*1000000" office:value-type="float" office:value="0.013767">
            <text:p>0.013767</text:p>
          </table:table-cell>
          <table:table-cell table:formula="of:=[.R300]*1000000" office:value-type="float" office:value="0.46199">
            <text:p>0.46199</text:p>
          </table:table-cell>
          <table:table-cell table:formula="of:=[.S300]*1000000" office:value-type="float" office:value="26.161">
            <text:p>26.161</text:p>
          </table:table-cell>
          <table:table-cell table:formula="of:=[.T300]*1000000" office:value-type="float" office:value="2101.2">
            <text:p>2101.2</text:p>
          </table:table-cell>
          <table:table-cell table:formula="of:=[.U300]*1000000000000" office:value-type="float" office:value="0.0000031565">
            <text:p>3.1565E-006</text:p>
          </table:table-cell>
          <table:table-cell table:formula="of:=[.V300]*1000000000000" office:value-type="float" office:value="0.0010126">
            <text:p>0.0010126</text:p>
          </table:table-cell>
          <table:table-cell table:formula="of:=([.W300]+[.X300])*1000000000000" office:value-type="float" office:value="0.001730995">
            <text:p>0.001730995</text:p>
          </table:table-cell>
          <table:table-cell office:value-type="float" office:value="0.00015231">
            <text:p>0.00015231</text:p>
          </table:table-cell>
          <table:table-cell table:style-name="ce1" office:value-type="string">
            <text:p>7.4708e-08</text:p>
          </table:table-cell>
          <table:table-cell table:style-name="ce1" office:value-type="string">
            <text:p>4.0192e-07</text:p>
          </table:table-cell>
          <table:table-cell table:style-name="ce1" office:value-type="string">
            <text:p>5.4394e-09</text:p>
          </table:table-cell>
          <table:table-cell table:style-name="ce1" office:value-type="string">
            <text:p>1.3767e-08</text:p>
          </table:table-cell>
          <table:table-cell table:style-name="ce1" office:value-type="string">
            <text:p>4.6199e-07</text:p>
          </table:table-cell>
          <table:table-cell table:style-name="ce1" office:value-type="string">
            <text:p>2.6161e-05</text:p>
          </table:table-cell>
          <table:table-cell office:value-type="float" office:value="0.0021012">
            <text:p>0.0021012</text:p>
          </table:table-cell>
          <table:table-cell table:style-name="ce1" office:value-type="string">
            <text:p>3.1565e-18</text:p>
          </table:table-cell>
          <table:table-cell table:style-name="ce1" office:value-type="string">
            <text:p>1.0126e-15</text:p>
          </table:table-cell>
          <table:table-cell table:style-name="ce1" office:value-type="string">
            <text:p>4.6495e-17</text:p>
          </table:table-cell>
          <table:table-cell table:style-name="ce1" office:value-type="string">
            <text:p>1.6845e-15</text:p>
          </table:table-cell>
        </table:table-row>
        <table:table-row table:style-name="ro4">
          <table:table-cell office:value-type="float" office:value="2990.702">
            <text:p>2990.702</text:p>
          </table:table-cell>
          <table:table-cell table:formula="of:=[.M301]*1000000" office:value-type="float" office:value="152.3">
            <text:p>152.3</text:p>
          </table:table-cell>
          <table:table-cell table:formula="of:=[.N301]*1000000" office:value-type="float" office:value="0.074526">
            <text:p>0.074526</text:p>
          </table:table-cell>
          <table:table-cell table:formula="of:=[.O301]*1000000" office:value-type="float" office:value="0.40056">
            <text:p>0.40056</text:p>
          </table:table-cell>
          <table:table-cell table:formula="of:=[.P301]*1000000" office:value-type="float" office:value="0.0054252">
            <text:p>0.0054252</text:p>
          </table:table-cell>
          <table:table-cell table:formula="of:=[.Q301]*1000000" office:value-type="float" office:value="0.013685">
            <text:p>0.013685</text:p>
          </table:table-cell>
          <table:table-cell table:formula="of:=[.R301]*1000000" office:value-type="float" office:value="0.46091">
            <text:p>0.46091</text:p>
          </table:table-cell>
          <table:table-cell table:formula="of:=[.S301]*1000000" office:value-type="float" office:value="26.171">
            <text:p>26.171</text:p>
          </table:table-cell>
          <table:table-cell table:formula="of:=[.T301]*1000000" office:value-type="float" office:value="2101.2">
            <text:p>2101.2</text:p>
          </table:table-cell>
          <table:table-cell table:formula="of:=[.U301]*1000000000000" office:value-type="float" office:value="0.0000031568">
            <text:p>3.1568E-006</text:p>
          </table:table-cell>
          <table:table-cell table:formula="of:=[.V301]*1000000000000" office:value-type="float" office:value="0.0010061">
            <text:p>0.0010061</text:p>
          </table:table-cell>
          <table:table-cell table:formula="of:=([.W301]+[.X301])*1000000000000" office:value-type="float" office:value="0.001726269">
            <text:p>0.001726269</text:p>
          </table:table-cell>
          <table:table-cell office:value-type="float" office:value="0.0001523">
            <text:p>0.0001523</text:p>
          </table:table-cell>
          <table:table-cell table:style-name="ce1" office:value-type="string">
            <text:p>7.4526e-08</text:p>
          </table:table-cell>
          <table:table-cell table:style-name="ce1" office:value-type="string">
            <text:p>4.0056e-07</text:p>
          </table:table-cell>
          <table:table-cell table:style-name="ce1" office:value-type="string">
            <text:p>5.4252e-09</text:p>
          </table:table-cell>
          <table:table-cell table:style-name="ce1" office:value-type="string">
            <text:p>1.3685e-08</text:p>
          </table:table-cell>
          <table:table-cell table:style-name="ce1" office:value-type="string">
            <text:p>4.6091e-07</text:p>
          </table:table-cell>
          <table:table-cell table:style-name="ce1" office:value-type="string">
            <text:p>2.6171e-05</text:p>
          </table:table-cell>
          <table:table-cell office:value-type="float" office:value="0.0021012">
            <text:p>0.0021012</text:p>
          </table:table-cell>
          <table:table-cell table:style-name="ce1" office:value-type="string">
            <text:p>3.1568e-18</text:p>
          </table:table-cell>
          <table:table-cell table:style-name="ce1" office:value-type="string">
            <text:p>1.0061e-15</text:p>
          </table:table-cell>
          <table:table-cell table:style-name="ce1" office:value-type="string">
            <text:p>4.6369e-17</text:p>
          </table:table-cell>
          <table:table-cell table:style-name="ce1" office:value-type="string">
            <text:p>1.6799e-15</text:p>
          </table:table-cell>
        </table:table-row>
        <table:table-row table:style-name="ro4">
          <table:table-cell office:value-type="float" office:value="3000.702">
            <text:p>3000.702</text:p>
          </table:table-cell>
          <table:table-cell table:formula="of:=[.M302]*1000000" office:value-type="float" office:value="152.3">
            <text:p>152.3</text:p>
          </table:table-cell>
          <table:table-cell table:formula="of:=[.N302]*1000000" office:value-type="float" office:value="0.074344">
            <text:p>0.074344</text:p>
          </table:table-cell>
          <table:table-cell table:formula="of:=[.O302]*1000000" office:value-type="float" office:value="0.39921">
            <text:p>0.39921</text:p>
          </table:table-cell>
          <table:table-cell table:formula="of:=[.P302]*1000000" office:value-type="float" office:value="0.0054111">
            <text:p>0.0054111</text:p>
          </table:table-cell>
          <table:table-cell table:formula="of:=[.Q302]*1000000" office:value-type="float" office:value="0.013604">
            <text:p>0.013604</text:p>
          </table:table-cell>
          <table:table-cell table:formula="of:=[.R302]*1000000" office:value-type="float" office:value="0.45982">
            <text:p>0.45982</text:p>
          </table:table-cell>
          <table:table-cell table:formula="of:=[.S302]*1000000" office:value-type="float" office:value="26.181">
            <text:p>26.181</text:p>
          </table:table-cell>
          <table:table-cell table:formula="of:=[.T302]*1000000" office:value-type="float" office:value="2101.2">
            <text:p>2101.2</text:p>
          </table:table-cell>
          <table:table-cell table:formula="of:=[.U302]*1000000000000" office:value-type="float" office:value="0.0000031572">
            <text:p>3.1572E-006</text:p>
          </table:table-cell>
          <table:table-cell table:formula="of:=[.V302]*1000000000000" office:value-type="float" office:value="0.00099974">
            <text:p>0.00099974</text:p>
          </table:table-cell>
          <table:table-cell table:formula="of:=([.W302]+[.X302])*1000000000000" office:value-type="float" office:value="0.001721643">
            <text:p>0.001721643</text:p>
          </table:table-cell>
          <table:table-cell office:value-type="float" office:value="0.0001523">
            <text:p>0.0001523</text:p>
          </table:table-cell>
          <table:table-cell table:style-name="ce1" office:value-type="string">
            <text:p>7.4344e-08</text:p>
          </table:table-cell>
          <table:table-cell table:style-name="ce1" office:value-type="string">
            <text:p>3.9921e-07</text:p>
          </table:table-cell>
          <table:table-cell table:style-name="ce1" office:value-type="string">
            <text:p>5.4111e-09</text:p>
          </table:table-cell>
          <table:table-cell table:style-name="ce1" office:value-type="string">
            <text:p>1.3604e-08</text:p>
          </table:table-cell>
          <table:table-cell table:style-name="ce1" office:value-type="string">
            <text:p>4.5982e-07</text:p>
          </table:table-cell>
          <table:table-cell table:style-name="ce1" office:value-type="string">
            <text:p>2.6181e-05</text:p>
          </table:table-cell>
          <table:table-cell office:value-type="float" office:value="0.0021012">
            <text:p>0.0021012</text:p>
          </table:table-cell>
          <table:table-cell table:style-name="ce1" office:value-type="string">
            <text:p>3.1572e-18</text:p>
          </table:table-cell>
          <table:table-cell table:style-name="ce1" office:value-type="string">
            <text:p>9.9974e-16</text:p>
          </table:table-cell>
          <table:table-cell table:style-name="ce1" office:value-type="string">
            <text:p>4.6243e-17</text:p>
          </table:table-cell>
          <table:table-cell table:style-name="ce1" office:value-type="string">
            <text:p>1.6754e-15</text:p>
          </table:table-cell>
        </table:table-row>
        <table:table-row table:style-name="ro4">
          <table:table-cell office:value-type="float" office:value="3010.702">
            <text:p>3010.702</text:p>
          </table:table-cell>
          <table:table-cell table:formula="of:=[.M303]*1000000" office:value-type="float" office:value="152.29">
            <text:p>152.29</text:p>
          </table:table-cell>
          <table:table-cell table:formula="of:=[.N303]*1000000" office:value-type="float" office:value="0.074163">
            <text:p>0.074163</text:p>
          </table:table-cell>
          <table:table-cell table:formula="of:=[.O303]*1000000" office:value-type="float" office:value="0.39787">
            <text:p>0.39787</text:p>
          </table:table-cell>
          <table:table-cell table:formula="of:=[.P303]*1000000" office:value-type="float" office:value="0.005397">
            <text:p>0.005397</text:p>
          </table:table-cell>
          <table:table-cell table:formula="of:=[.Q303]*1000000" office:value-type="float" office:value="0.013522">
            <text:p>0.013522</text:p>
          </table:table-cell>
          <table:table-cell table:formula="of:=[.R303]*1000000" office:value-type="float" office:value="0.45874">
            <text:p>0.45874</text:p>
          </table:table-cell>
          <table:table-cell table:formula="of:=[.S303]*1000000" office:value-type="float" office:value="26.191">
            <text:p>26.191</text:p>
          </table:table-cell>
          <table:table-cell table:formula="of:=[.T303]*1000000" office:value-type="float" office:value="2101.2">
            <text:p>2101.2</text:p>
          </table:table-cell>
          <table:table-cell table:formula="of:=[.U303]*1000000000000" office:value-type="float" office:value="0.0000031575">
            <text:p>3.1575E-006</text:p>
          </table:table-cell>
          <table:table-cell table:formula="of:=[.V303]*1000000000000" office:value-type="float" office:value="0.0009934">
            <text:p>0.0009934</text:p>
          </table:table-cell>
          <table:table-cell table:formula="of:=([.W303]+[.X303])*1000000000000" office:value-type="float" office:value="0.001717017">
            <text:p>0.001717017</text:p>
          </table:table-cell>
          <table:table-cell office:value-type="float" office:value="0.00015229">
            <text:p>0.00015229</text:p>
          </table:table-cell>
          <table:table-cell table:style-name="ce1" office:value-type="string">
            <text:p>7.4163e-08</text:p>
          </table:table-cell>
          <table:table-cell table:style-name="ce1" office:value-type="string">
            <text:p>3.9787e-07</text:p>
          </table:table-cell>
          <table:table-cell table:style-name="ce1" office:value-type="string">
            <text:p>5.397e-09</text:p>
          </table:table-cell>
          <table:table-cell table:style-name="ce1" office:value-type="string">
            <text:p>1.3522e-08</text:p>
          </table:table-cell>
          <table:table-cell table:style-name="ce1" office:value-type="string">
            <text:p>4.5874e-07</text:p>
          </table:table-cell>
          <table:table-cell table:style-name="ce1" office:value-type="string">
            <text:p>2.6191e-05</text:p>
          </table:table-cell>
          <table:table-cell office:value-type="float" office:value="0.0021012">
            <text:p>0.0021012</text:p>
          </table:table-cell>
          <table:table-cell table:style-name="ce1" office:value-type="string">
            <text:p>3.1575e-18</text:p>
          </table:table-cell>
          <table:table-cell table:style-name="ce1" office:value-type="string">
            <text:p>9.934e-16</text:p>
          </table:table-cell>
          <table:table-cell table:style-name="ce1" office:value-type="string">
            <text:p>4.6117e-17</text:p>
          </table:table-cell>
          <table:table-cell table:style-name="ce1" office:value-type="string">
            <text:p>1.6709e-15</text:p>
          </table:table-cell>
        </table:table-row>
        <table:table-row table:style-name="ro4">
          <table:table-cell office:value-type="float" office:value="3020.702">
            <text:p>3020.702</text:p>
          </table:table-cell>
          <table:table-cell table:formula="of:=[.M304]*1000000" office:value-type="float" office:value="152.28">
            <text:p>152.28</text:p>
          </table:table-cell>
          <table:table-cell table:formula="of:=[.N304]*1000000" office:value-type="float" office:value="0.073982">
            <text:p>0.073982</text:p>
          </table:table-cell>
          <table:table-cell table:formula="of:=[.O304]*1000000" office:value-type="float" office:value="0.39654">
            <text:p>0.39654</text:p>
          </table:table-cell>
          <table:table-cell table:formula="of:=[.P304]*1000000" office:value-type="float" office:value="0.0053829">
            <text:p>0.0053829</text:p>
          </table:table-cell>
          <table:table-cell table:formula="of:=[.Q304]*1000000" office:value-type="float" office:value="0.013442">
            <text:p>0.013442</text:p>
          </table:table-cell>
          <table:table-cell table:formula="of:=[.R304]*1000000" office:value-type="float" office:value="0.45766">
            <text:p>0.45766</text:p>
          </table:table-cell>
          <table:table-cell table:formula="of:=[.S304]*1000000" office:value-type="float" office:value="26.202">
            <text:p>26.202</text:p>
          </table:table-cell>
          <table:table-cell table:formula="of:=[.T304]*1000000" office:value-type="float" office:value="2101.2">
            <text:p>2101.2</text:p>
          </table:table-cell>
          <table:table-cell table:formula="of:=[.U304]*1000000000000" office:value-type="float" office:value="0.0000031579">
            <text:p>3.1579E-006</text:p>
          </table:table-cell>
          <table:table-cell table:formula="of:=[.V304]*1000000000000" office:value-type="float" office:value="0.0009871">
            <text:p>0.0009871</text:p>
          </table:table-cell>
          <table:table-cell table:formula="of:=([.W304]+[.X304])*1000000000000" office:value-type="float" office:value="0.001712392">
            <text:p>0.001712392</text:p>
          </table:table-cell>
          <table:table-cell office:value-type="float" office:value="0.00015228">
            <text:p>0.00015228</text:p>
          </table:table-cell>
          <table:table-cell table:style-name="ce1" office:value-type="string">
            <text:p>7.3982e-08</text:p>
          </table:table-cell>
          <table:table-cell table:style-name="ce1" office:value-type="string">
            <text:p>3.9654e-07</text:p>
          </table:table-cell>
          <table:table-cell table:style-name="ce1" office:value-type="string">
            <text:p>5.3829e-09</text:p>
          </table:table-cell>
          <table:table-cell table:style-name="ce1" office:value-type="string">
            <text:p>1.3442e-08</text:p>
          </table:table-cell>
          <table:table-cell table:style-name="ce1" office:value-type="string">
            <text:p>4.5766e-07</text:p>
          </table:table-cell>
          <table:table-cell table:style-name="ce1" office:value-type="string">
            <text:p>2.6202e-05</text:p>
          </table:table-cell>
          <table:table-cell office:value-type="float" office:value="0.0021012">
            <text:p>0.0021012</text:p>
          </table:table-cell>
          <table:table-cell table:style-name="ce1" office:value-type="string">
            <text:p>3.1579e-18</text:p>
          </table:table-cell>
          <table:table-cell table:style-name="ce1" office:value-type="string">
            <text:p>9.871e-16</text:p>
          </table:table-cell>
          <table:table-cell table:style-name="ce1" office:value-type="string">
            <text:p>4.5992e-17</text:p>
          </table:table-cell>
          <table:table-cell table:style-name="ce1" office:value-type="string">
            <text:p>1.6664e-15</text:p>
          </table:table-cell>
        </table:table-row>
        <table:table-row table:style-name="ro4">
          <table:table-cell office:value-type="float" office:value="3030.702">
            <text:p>3030.702</text:p>
          </table:table-cell>
          <table:table-cell table:formula="of:=[.M305]*1000000" office:value-type="float" office:value="152.28">
            <text:p>152.28</text:p>
          </table:table-cell>
          <table:table-cell table:formula="of:=[.N305]*1000000" office:value-type="float" office:value="0.073801">
            <text:p>0.073801</text:p>
          </table:table-cell>
          <table:table-cell table:formula="of:=[.O305]*1000000" office:value-type="float" office:value="0.39522">
            <text:p>0.39522</text:p>
          </table:table-cell>
          <table:table-cell table:formula="of:=[.P305]*1000000" office:value-type="float" office:value="0.0053688">
            <text:p>0.0053688</text:p>
          </table:table-cell>
          <table:table-cell table:formula="of:=[.Q305]*1000000" office:value-type="float" office:value="0.013362">
            <text:p>0.013362</text:p>
          </table:table-cell>
          <table:table-cell table:formula="of:=[.R305]*1000000" office:value-type="float" office:value="0.45659">
            <text:p>0.45659</text:p>
          </table:table-cell>
          <table:table-cell table:formula="of:=[.S305]*1000000" office:value-type="float" office:value="26.212">
            <text:p>26.212</text:p>
          </table:table-cell>
          <table:table-cell table:formula="of:=[.T305]*1000000" office:value-type="float" office:value="2101.2">
            <text:p>2101.2</text:p>
          </table:table-cell>
          <table:table-cell table:formula="of:=[.U305]*1000000000000" office:value-type="float" office:value="0.0000031583">
            <text:p>3.1583E-006</text:p>
          </table:table-cell>
          <table:table-cell table:formula="of:=[.V305]*1000000000000" office:value-type="float" office:value="0.00098085">
            <text:p>0.00098085</text:p>
          </table:table-cell>
          <table:table-cell table:formula="of:=([.W305]+[.X305])*1000000000000" office:value-type="float" office:value="0.001707868">
            <text:p>0.001707868</text:p>
          </table:table-cell>
          <table:table-cell office:value-type="float" office:value="0.00015228">
            <text:p>0.00015228</text:p>
          </table:table-cell>
          <table:table-cell table:style-name="ce1" office:value-type="string">
            <text:p>7.3801e-08</text:p>
          </table:table-cell>
          <table:table-cell table:style-name="ce1" office:value-type="string">
            <text:p>3.9522e-07</text:p>
          </table:table-cell>
          <table:table-cell table:style-name="ce1" office:value-type="string">
            <text:p>5.3688e-09</text:p>
          </table:table-cell>
          <table:table-cell table:style-name="ce1" office:value-type="string">
            <text:p>1.3362e-08</text:p>
          </table:table-cell>
          <table:table-cell table:style-name="ce1" office:value-type="string">
            <text:p>4.5659e-07</text:p>
          </table:table-cell>
          <table:table-cell table:style-name="ce1" office:value-type="string">
            <text:p>2.6212e-05</text:p>
          </table:table-cell>
          <table:table-cell office:value-type="float" office:value="0.0021012">
            <text:p>0.0021012</text:p>
          </table:table-cell>
          <table:table-cell table:style-name="ce1" office:value-type="string">
            <text:p>3.1583e-18</text:p>
          </table:table-cell>
          <table:table-cell table:style-name="ce1" office:value-type="string">
            <text:p>9.8085e-16</text:p>
          </table:table-cell>
          <table:table-cell table:style-name="ce1" office:value-type="string">
            <text:p>4.5868e-17</text:p>
          </table:table-cell>
          <table:table-cell table:style-name="ce1" office:value-type="string">
            <text:p>1.662e-15</text:p>
          </table:table-cell>
        </table:table-row>
        <table:table-row table:style-name="ro4">
          <table:table-cell office:value-type="float" office:value="3040.702">
            <text:p>3040.702</text:p>
          </table:table-cell>
          <table:table-cell table:formula="of:=[.M306]*1000000" office:value-type="float" office:value="152.27">
            <text:p>152.27</text:p>
          </table:table-cell>
          <table:table-cell table:formula="of:=[.N306]*1000000" office:value-type="float" office:value="0.07362">
            <text:p>0.07362</text:p>
          </table:table-cell>
          <table:table-cell table:formula="of:=[.O306]*1000000" office:value-type="float" office:value="0.3939">
            <text:p>0.3939</text:p>
          </table:table-cell>
          <table:table-cell table:formula="of:=[.P306]*1000000" office:value-type="float" office:value="0.0053548">
            <text:p>0.0053548</text:p>
          </table:table-cell>
          <table:table-cell table:formula="of:=[.Q306]*1000000" office:value-type="float" office:value="0.013282">
            <text:p>0.013282</text:p>
          </table:table-cell>
          <table:table-cell table:formula="of:=[.R306]*1000000" office:value-type="float" office:value="0.45551">
            <text:p>0.45551</text:p>
          </table:table-cell>
          <table:table-cell table:formula="of:=[.S306]*1000000" office:value-type="float" office:value="26.222">
            <text:p>26.222</text:p>
          </table:table-cell>
          <table:table-cell table:formula="of:=[.T306]*1000000" office:value-type="float" office:value="2101.1">
            <text:p>2101.1</text:p>
          </table:table-cell>
          <table:table-cell table:formula="of:=[.U306]*1000000000000" office:value-type="float" office:value="0.0000031586">
            <text:p>3.1586E-006</text:p>
          </table:table-cell>
          <table:table-cell table:formula="of:=[.V306]*1000000000000" office:value-type="float" office:value="0.00097465">
            <text:p>0.00097465</text:p>
          </table:table-cell>
          <table:table-cell table:formula="of:=([.W306]+[.X306])*1000000000000" office:value-type="float" office:value="0.001703244">
            <text:p>0.001703244</text:p>
          </table:table-cell>
          <table:table-cell office:value-type="float" office:value="0.00015227">
            <text:p>0.00015227</text:p>
          </table:table-cell>
          <table:table-cell table:style-name="ce1" office:value-type="string">
            <text:p>7.362e-08</text:p>
          </table:table-cell>
          <table:table-cell table:style-name="ce1" office:value-type="string">
            <text:p>3.939e-07</text:p>
          </table:table-cell>
          <table:table-cell table:style-name="ce1" office:value-type="string">
            <text:p>5.3548e-09</text:p>
          </table:table-cell>
          <table:table-cell table:style-name="ce1" office:value-type="string">
            <text:p>1.3282e-08</text:p>
          </table:table-cell>
          <table:table-cell table:style-name="ce1" office:value-type="string">
            <text:p>4.5551e-07</text:p>
          </table:table-cell>
          <table:table-cell table:style-name="ce1" office:value-type="string">
            <text:p>2.6222e-05</text:p>
          </table:table-cell>
          <table:table-cell office:value-type="float" office:value="0.0021011">
            <text:p>0.0021011</text:p>
          </table:table-cell>
          <table:table-cell table:style-name="ce1" office:value-type="string">
            <text:p>3.1586e-18</text:p>
          </table:table-cell>
          <table:table-cell table:style-name="ce1" office:value-type="string">
            <text:p>9.7465e-16</text:p>
          </table:table-cell>
          <table:table-cell table:style-name="ce1" office:value-type="string">
            <text:p>4.5744e-17</text:p>
          </table:table-cell>
          <table:table-cell table:style-name="ce1" office:value-type="string">
            <text:p>1.6575e-15</text:p>
          </table:table-cell>
        </table:table-row>
        <table:table-row table:style-name="ro4">
          <table:table-cell office:value-type="float" office:value="3050.702">
            <text:p>3050.702</text:p>
          </table:table-cell>
          <table:table-cell table:formula="of:=[.M307]*1000000" office:value-type="float" office:value="152.26">
            <text:p>152.26</text:p>
          </table:table-cell>
          <table:table-cell table:formula="of:=[.N307]*1000000" office:value-type="float" office:value="0.07344">
            <text:p>0.07344</text:p>
          </table:table-cell>
          <table:table-cell table:formula="of:=[.O307]*1000000" office:value-type="float" office:value="0.39259">
            <text:p>0.39259</text:p>
          </table:table-cell>
          <table:table-cell table:formula="of:=[.P307]*1000000" office:value-type="float" office:value="0.0053409">
            <text:p>0.0053409</text:p>
          </table:table-cell>
          <table:table-cell table:formula="of:=[.Q307]*1000000" office:value-type="float" office:value="0.013203">
            <text:p>0.013203</text:p>
          </table:table-cell>
          <table:table-cell table:formula="of:=[.R307]*1000000" office:value-type="float" office:value="0.45444">
            <text:p>0.45444</text:p>
          </table:table-cell>
          <table:table-cell table:formula="of:=[.S307]*1000000" office:value-type="float" office:value="26.232">
            <text:p>26.232</text:p>
          </table:table-cell>
          <table:table-cell table:formula="of:=[.T307]*1000000" office:value-type="float" office:value="2101.1">
            <text:p>2101.1</text:p>
          </table:table-cell>
          <table:table-cell table:formula="of:=[.U307]*1000000000000" office:value-type="float" office:value="0.000003159">
            <text:p>0.000003159</text:p>
          </table:table-cell>
          <table:table-cell table:formula="of:=[.V307]*1000000000000" office:value-type="float" office:value="0.00096849">
            <text:p>0.00096849</text:p>
          </table:table-cell>
          <table:table-cell table:formula="of:=([.W307]+[.X307])*1000000000000" office:value-type="float" office:value="0.00169872">
            <text:p>0.00169872</text:p>
          </table:table-cell>
          <table:table-cell office:value-type="float" office:value="0.00015226">
            <text:p>0.00015226</text:p>
          </table:table-cell>
          <table:table-cell table:style-name="ce1" office:value-type="string">
            <text:p>7.344e-08</text:p>
          </table:table-cell>
          <table:table-cell table:style-name="ce1" office:value-type="string">
            <text:p>3.9259e-07</text:p>
          </table:table-cell>
          <table:table-cell table:style-name="ce1" office:value-type="string">
            <text:p>5.3409e-09</text:p>
          </table:table-cell>
          <table:table-cell table:style-name="ce1" office:value-type="string">
            <text:p>1.3203e-08</text:p>
          </table:table-cell>
          <table:table-cell table:style-name="ce1" office:value-type="string">
            <text:p>4.5444e-07</text:p>
          </table:table-cell>
          <table:table-cell table:style-name="ce1" office:value-type="string">
            <text:p>2.6232e-05</text:p>
          </table:table-cell>
          <table:table-cell office:value-type="float" office:value="0.0021011">
            <text:p>0.0021011</text:p>
          </table:table-cell>
          <table:table-cell table:style-name="ce1" office:value-type="string">
            <text:p>3.159e-18</text:p>
          </table:table-cell>
          <table:table-cell table:style-name="ce1" office:value-type="string">
            <text:p>9.6849e-16</text:p>
          </table:table-cell>
          <table:table-cell table:style-name="ce1" office:value-type="string">
            <text:p>4.562e-17</text:p>
          </table:table-cell>
          <table:table-cell table:style-name="ce1" office:value-type="string">
            <text:p>1.6531e-15</text:p>
          </table:table-cell>
        </table:table-row>
        <table:table-row table:style-name="ro4">
          <table:table-cell office:value-type="float" office:value="3060.702">
            <text:p>3060.702</text:p>
          </table:table-cell>
          <table:table-cell table:formula="of:=[.M308]*1000000" office:value-type="float" office:value="152.26">
            <text:p>152.26</text:p>
          </table:table-cell>
          <table:table-cell table:formula="of:=[.N308]*1000000" office:value-type="float" office:value="0.07326">
            <text:p>0.07326</text:p>
          </table:table-cell>
          <table:table-cell table:formula="of:=[.O308]*1000000" office:value-type="float" office:value="0.39129">
            <text:p>0.39129</text:p>
          </table:table-cell>
          <table:table-cell table:formula="of:=[.P308]*1000000" office:value-type="float" office:value="0.005327">
            <text:p>0.005327</text:p>
          </table:table-cell>
          <table:table-cell table:formula="of:=[.Q308]*1000000" office:value-type="float" office:value="0.013125">
            <text:p>0.013125</text:p>
          </table:table-cell>
          <table:table-cell table:formula="of:=[.R308]*1000000" office:value-type="float" office:value="0.45337">
            <text:p>0.45337</text:p>
          </table:table-cell>
          <table:table-cell table:formula="of:=[.S308]*1000000" office:value-type="float" office:value="26.242">
            <text:p>26.242</text:p>
          </table:table-cell>
          <table:table-cell table:formula="of:=[.T308]*1000000" office:value-type="float" office:value="2101.1">
            <text:p>2101.1</text:p>
          </table:table-cell>
          <table:table-cell table:formula="of:=[.U308]*1000000000000" office:value-type="float" office:value="0.0000031593">
            <text:p>3.1593E-006</text:p>
          </table:table-cell>
          <table:table-cell table:formula="of:=[.V308]*1000000000000" office:value-type="float" office:value="0.00096238">
            <text:p>0.00096238</text:p>
          </table:table-cell>
          <table:table-cell table:formula="of:=([.W308]+[.X308])*1000000000000" office:value-type="float" office:value="0.001694197">
            <text:p>0.001694197</text:p>
          </table:table-cell>
          <table:table-cell office:value-type="float" office:value="0.00015226">
            <text:p>0.00015226</text:p>
          </table:table-cell>
          <table:table-cell table:style-name="ce1" office:value-type="string">
            <text:p>7.326e-08</text:p>
          </table:table-cell>
          <table:table-cell table:style-name="ce1" office:value-type="string">
            <text:p>3.9129e-07</text:p>
          </table:table-cell>
          <table:table-cell table:style-name="ce1" office:value-type="string">
            <text:p>5.327e-09</text:p>
          </table:table-cell>
          <table:table-cell table:style-name="ce1" office:value-type="string">
            <text:p>1.3125e-08</text:p>
          </table:table-cell>
          <table:table-cell table:style-name="ce1" office:value-type="string">
            <text:p>4.5337e-07</text:p>
          </table:table-cell>
          <table:table-cell table:style-name="ce1" office:value-type="string">
            <text:p>2.6242e-05</text:p>
          </table:table-cell>
          <table:table-cell office:value-type="float" office:value="0.0021011">
            <text:p>0.0021011</text:p>
          </table:table-cell>
          <table:table-cell table:style-name="ce1" office:value-type="string">
            <text:p>3.1593e-18</text:p>
          </table:table-cell>
          <table:table-cell table:style-name="ce1" office:value-type="string">
            <text:p>9.6238e-16</text:p>
          </table:table-cell>
          <table:table-cell table:style-name="ce1" office:value-type="string">
            <text:p>4.5497e-17</text:p>
          </table:table-cell>
          <table:table-cell table:style-name="ce1" office:value-type="string">
            <text:p>1.6487e-15</text:p>
          </table:table-cell>
        </table:table-row>
        <table:table-row table:style-name="ro4">
          <table:table-cell office:value-type="float" office:value="3070.702">
            <text:p>3070.702</text:p>
          </table:table-cell>
          <table:table-cell table:formula="of:=[.M309]*1000000" office:value-type="float" office:value="152.25">
            <text:p>152.25</text:p>
          </table:table-cell>
          <table:table-cell table:formula="of:=[.N309]*1000000" office:value-type="float" office:value="0.073081">
            <text:p>0.073081</text:p>
          </table:table-cell>
          <table:table-cell table:formula="of:=[.O309]*1000000" office:value-type="float" office:value="0.39">
            <text:p>0.39</text:p>
          </table:table-cell>
          <table:table-cell table:formula="of:=[.P309]*1000000" office:value-type="float" office:value="0.0053131">
            <text:p>0.0053131</text:p>
          </table:table-cell>
          <table:table-cell table:formula="of:=[.Q309]*1000000" office:value-type="float" office:value="0.013047">
            <text:p>0.013047</text:p>
          </table:table-cell>
          <table:table-cell table:formula="of:=[.R309]*1000000" office:value-type="float" office:value="0.4523">
            <text:p>0.4523</text:p>
          </table:table-cell>
          <table:table-cell table:formula="of:=[.S309]*1000000" office:value-type="float" office:value="26.252">
            <text:p>26.252</text:p>
          </table:table-cell>
          <table:table-cell table:formula="of:=[.T309]*1000000" office:value-type="float" office:value="2101.1">
            <text:p>2101.1</text:p>
          </table:table-cell>
          <table:table-cell table:formula="of:=[.U309]*1000000000000" office:value-type="float" office:value="0.0000031597">
            <text:p>3.1597E-006</text:p>
          </table:table-cell>
          <table:table-cell table:formula="of:=[.V309]*1000000000000" office:value-type="float" office:value="0.00095632">
            <text:p>0.00095632</text:p>
          </table:table-cell>
          <table:table-cell table:formula="of:=([.W309]+[.X309])*1000000000000" office:value-type="float" office:value="0.001689674">
            <text:p>0.001689674</text:p>
          </table:table-cell>
          <table:table-cell office:value-type="float" office:value="0.00015225">
            <text:p>0.00015225</text:p>
          </table:table-cell>
          <table:table-cell table:style-name="ce1" office:value-type="string">
            <text:p>7.3081e-08</text:p>
          </table:table-cell>
          <table:table-cell table:style-name="ce1" office:value-type="string">
            <text:p>3.9e-07</text:p>
          </table:table-cell>
          <table:table-cell table:style-name="ce1" office:value-type="string">
            <text:p>5.3131e-09</text:p>
          </table:table-cell>
          <table:table-cell table:style-name="ce1" office:value-type="string">
            <text:p>1.3047e-08</text:p>
          </table:table-cell>
          <table:table-cell table:style-name="ce1" office:value-type="string">
            <text:p>4.523e-07</text:p>
          </table:table-cell>
          <table:table-cell table:style-name="ce1" office:value-type="string">
            <text:p>2.6252e-05</text:p>
          </table:table-cell>
          <table:table-cell office:value-type="float" office:value="0.0021011">
            <text:p>0.0021011</text:p>
          </table:table-cell>
          <table:table-cell table:style-name="ce1" office:value-type="string">
            <text:p>3.1597e-18</text:p>
          </table:table-cell>
          <table:table-cell table:style-name="ce1" office:value-type="string">
            <text:p>9.5632e-16</text:p>
          </table:table-cell>
          <table:table-cell table:style-name="ce1" office:value-type="string">
            <text:p>4.5374e-17</text:p>
          </table:table-cell>
          <table:table-cell table:style-name="ce1" office:value-type="string">
            <text:p>1.6443e-15</text:p>
          </table:table-cell>
        </table:table-row>
        <table:table-row table:style-name="ro4">
          <table:table-cell office:value-type="float" office:value="3080.702">
            <text:p>3080.702</text:p>
          </table:table-cell>
          <table:table-cell table:formula="of:=[.M310]*1000000" office:value-type="float" office:value="152.24">
            <text:p>152.24</text:p>
          </table:table-cell>
          <table:table-cell table:formula="of:=[.N310]*1000000" office:value-type="float" office:value="0.072902">
            <text:p>0.072902</text:p>
          </table:table-cell>
          <table:table-cell table:formula="of:=[.O310]*1000000" office:value-type="float" office:value="0.38871">
            <text:p>0.38871</text:p>
          </table:table-cell>
          <table:table-cell table:formula="of:=[.P310]*1000000" office:value-type="float" office:value="0.0052993">
            <text:p>0.0052993</text:p>
          </table:table-cell>
          <table:table-cell table:formula="of:=[.Q310]*1000000" office:value-type="float" office:value="0.012969">
            <text:p>0.012969</text:p>
          </table:table-cell>
          <table:table-cell table:formula="of:=[.R310]*1000000" office:value-type="float" office:value="0.45123">
            <text:p>0.45123</text:p>
          </table:table-cell>
          <table:table-cell table:formula="of:=[.S310]*1000000" office:value-type="float" office:value="26.262">
            <text:p>26.262</text:p>
          </table:table-cell>
          <table:table-cell table:formula="of:=[.T310]*1000000" office:value-type="float" office:value="2101.1">
            <text:p>2101.1</text:p>
          </table:table-cell>
          <table:table-cell table:formula="of:=[.U310]*1000000000000" office:value-type="float" office:value="0.0000031601">
            <text:p>3.1601E-006</text:p>
          </table:table-cell>
          <table:table-cell table:formula="of:=[.V310]*1000000000000" office:value-type="float" office:value="0.0009503">
            <text:p>0.0009503</text:p>
          </table:table-cell>
          <table:table-cell table:formula="of:=([.W310]+[.X310])*1000000000000" office:value-type="float" office:value="0.001685152">
            <text:p>0.001685152</text:p>
          </table:table-cell>
          <table:table-cell office:value-type="float" office:value="0.00015224">
            <text:p>0.00015224</text:p>
          </table:table-cell>
          <table:table-cell table:style-name="ce1" office:value-type="string">
            <text:p>7.2902e-08</text:p>
          </table:table-cell>
          <table:table-cell table:style-name="ce1" office:value-type="string">
            <text:p>3.8871e-07</text:p>
          </table:table-cell>
          <table:table-cell table:style-name="ce1" office:value-type="string">
            <text:p>5.2993e-09</text:p>
          </table:table-cell>
          <table:table-cell table:style-name="ce1" office:value-type="string">
            <text:p>1.2969e-08</text:p>
          </table:table-cell>
          <table:table-cell table:style-name="ce1" office:value-type="string">
            <text:p>4.5123e-07</text:p>
          </table:table-cell>
          <table:table-cell table:style-name="ce1" office:value-type="string">
            <text:p>2.6262e-05</text:p>
          </table:table-cell>
          <table:table-cell office:value-type="float" office:value="0.0021011">
            <text:p>0.0021011</text:p>
          </table:table-cell>
          <table:table-cell table:style-name="ce1" office:value-type="string">
            <text:p>3.1601e-18</text:p>
          </table:table-cell>
          <table:table-cell table:style-name="ce1" office:value-type="string">
            <text:p>9.503e-16</text:p>
          </table:table-cell>
          <table:table-cell table:style-name="ce1" office:value-type="string">
            <text:p>4.5252e-17</text:p>
          </table:table-cell>
          <table:table-cell table:style-name="ce1" office:value-type="string">
            <text:p>1.6399e-15</text:p>
          </table:table-cell>
        </table:table-row>
        <table:table-row table:style-name="ro4">
          <table:table-cell office:value-type="float" office:value="3090.702">
            <text:p>3090.702</text:p>
          </table:table-cell>
          <table:table-cell table:formula="of:=[.M311]*1000000" office:value-type="float" office:value="152.24">
            <text:p>152.24</text:p>
          </table:table-cell>
          <table:table-cell table:formula="of:=[.N311]*1000000" office:value-type="float" office:value="0.072724">
            <text:p>0.072724</text:p>
          </table:table-cell>
          <table:table-cell table:formula="of:=[.O311]*1000000" office:value-type="float" office:value="0.38743">
            <text:p>0.38743</text:p>
          </table:table-cell>
          <table:table-cell table:formula="of:=[.P311]*1000000" office:value-type="float" office:value="0.0052855">
            <text:p>0.0052855</text:p>
          </table:table-cell>
          <table:table-cell table:formula="of:=[.Q311]*1000000" office:value-type="float" office:value="0.012892">
            <text:p>0.012892</text:p>
          </table:table-cell>
          <table:table-cell table:formula="of:=[.R311]*1000000" office:value-type="float" office:value="0.45017">
            <text:p>0.45017</text:p>
          </table:table-cell>
          <table:table-cell table:formula="of:=[.S311]*1000000" office:value-type="float" office:value="26.272">
            <text:p>26.272</text:p>
          </table:table-cell>
          <table:table-cell table:formula="of:=[.T311]*1000000" office:value-type="float" office:value="2101.1">
            <text:p>2101.1</text:p>
          </table:table-cell>
          <table:table-cell table:formula="of:=[.U311]*1000000000000" office:value-type="float" office:value="0.0000031604">
            <text:p>3.1604E-006</text:p>
          </table:table-cell>
          <table:table-cell table:formula="of:=[.V311]*1000000000000" office:value-type="float" office:value="0.00094432">
            <text:p>0.00094432</text:p>
          </table:table-cell>
          <table:table-cell table:formula="of:=([.W311]+[.X311])*1000000000000" office:value-type="float" office:value="0.00168063">
            <text:p>0.00168063</text:p>
          </table:table-cell>
          <table:table-cell office:value-type="float" office:value="0.00015224">
            <text:p>0.00015224</text:p>
          </table:table-cell>
          <table:table-cell table:style-name="ce1" office:value-type="string">
            <text:p>7.2724e-08</text:p>
          </table:table-cell>
          <table:table-cell table:style-name="ce1" office:value-type="string">
            <text:p>3.8743e-07</text:p>
          </table:table-cell>
          <table:table-cell table:style-name="ce1" office:value-type="string">
            <text:p>5.2855e-09</text:p>
          </table:table-cell>
          <table:table-cell table:style-name="ce1" office:value-type="string">
            <text:p>1.2892e-08</text:p>
          </table:table-cell>
          <table:table-cell table:style-name="ce1" office:value-type="string">
            <text:p>4.5017e-07</text:p>
          </table:table-cell>
          <table:table-cell table:style-name="ce1" office:value-type="string">
            <text:p>2.6272e-05</text:p>
          </table:table-cell>
          <table:table-cell office:value-type="float" office:value="0.0021011">
            <text:p>0.0021011</text:p>
          </table:table-cell>
          <table:table-cell table:style-name="ce1" office:value-type="string">
            <text:p>3.1604e-18</text:p>
          </table:table-cell>
          <table:table-cell table:style-name="ce1" office:value-type="string">
            <text:p>9.4432e-16</text:p>
          </table:table-cell>
          <table:table-cell table:style-name="ce1" office:value-type="string">
            <text:p>4.513e-17</text:p>
          </table:table-cell>
          <table:table-cell table:style-name="ce1" office:value-type="string">
            <text:p>1.6355e-15</text:p>
          </table:table-cell>
        </table:table-row>
        <table:table-row table:style-name="ro4">
          <table:table-cell office:value-type="float" office:value="3100.702">
            <text:p>3100.702</text:p>
          </table:table-cell>
          <table:table-cell table:formula="of:=[.M312]*1000000" office:value-type="float" office:value="152.23">
            <text:p>152.23</text:p>
          </table:table-cell>
          <table:table-cell table:formula="of:=[.N312]*1000000" office:value-type="float" office:value="0.072546">
            <text:p>0.072546</text:p>
          </table:table-cell>
          <table:table-cell table:formula="of:=[.O312]*1000000" office:value-type="float" office:value="0.38616">
            <text:p>0.38616</text:p>
          </table:table-cell>
          <table:table-cell table:formula="of:=[.P312]*1000000" office:value-type="float" office:value="0.0052717">
            <text:p>0.0052717</text:p>
          </table:table-cell>
          <table:table-cell table:formula="of:=[.Q312]*1000000" office:value-type="float" office:value="0.012816">
            <text:p>0.012816</text:p>
          </table:table-cell>
          <table:table-cell table:formula="of:=[.R312]*1000000" office:value-type="float" office:value="0.44911">
            <text:p>0.44911</text:p>
          </table:table-cell>
          <table:table-cell table:formula="of:=[.S312]*1000000" office:value-type="float" office:value="26.282">
            <text:p>26.282</text:p>
          </table:table-cell>
          <table:table-cell table:formula="of:=[.T312]*1000000" office:value-type="float" office:value="2101">
            <text:p>2101</text:p>
          </table:table-cell>
          <table:table-cell table:formula="of:=[.U312]*1000000000000" office:value-type="float" office:value="0.0000031608">
            <text:p>3.1608E-006</text:p>
          </table:table-cell>
          <table:table-cell table:formula="of:=[.V312]*1000000000000" office:value-type="float" office:value="0.0009384">
            <text:p>0.0009384</text:p>
          </table:table-cell>
          <table:table-cell table:formula="of:=([.W312]+[.X312])*1000000000000" office:value-type="float" office:value="0.001676109">
            <text:p>0.001676109</text:p>
          </table:table-cell>
          <table:table-cell office:value-type="float" office:value="0.00015223">
            <text:p>0.00015223</text:p>
          </table:table-cell>
          <table:table-cell table:style-name="ce1" office:value-type="string">
            <text:p>7.2546e-08</text:p>
          </table:table-cell>
          <table:table-cell table:style-name="ce1" office:value-type="string">
            <text:p>3.8616e-07</text:p>
          </table:table-cell>
          <table:table-cell table:style-name="ce1" office:value-type="string">
            <text:p>5.2717e-09</text:p>
          </table:table-cell>
          <table:table-cell table:style-name="ce1" office:value-type="string">
            <text:p>1.2816e-08</text:p>
          </table:table-cell>
          <table:table-cell table:style-name="ce1" office:value-type="string">
            <text:p>4.4911e-07</text:p>
          </table:table-cell>
          <table:table-cell table:style-name="ce1" office:value-type="string">
            <text:p>2.6282e-05</text:p>
          </table:table-cell>
          <table:table-cell office:value-type="float" office:value="0.002101">
            <text:p>0.002101</text:p>
          </table:table-cell>
          <table:table-cell table:style-name="ce1" office:value-type="string">
            <text:p>3.1608e-18</text:p>
          </table:table-cell>
          <table:table-cell table:style-name="ce1" office:value-type="string">
            <text:p>9.384e-16</text:p>
          </table:table-cell>
          <table:table-cell table:style-name="ce1" office:value-type="string">
            <text:p>4.5009e-17</text:p>
          </table:table-cell>
          <table:table-cell table:style-name="ce1" office:value-type="string">
            <text:p>1.6311e-15</text:p>
          </table:table-cell>
        </table:table-row>
        <table:table-row table:style-name="ro4">
          <table:table-cell office:value-type="float" office:value="3110.702">
            <text:p>3110.702</text:p>
          </table:table-cell>
          <table:table-cell table:formula="of:=[.M313]*1000000" office:value-type="float" office:value="152.23">
            <text:p>152.23</text:p>
          </table:table-cell>
          <table:table-cell table:formula="of:=[.N313]*1000000" office:value-type="float" office:value="0.072368">
            <text:p>0.072368</text:p>
          </table:table-cell>
          <table:table-cell table:formula="of:=[.O313]*1000000" office:value-type="float" office:value="0.3849">
            <text:p>0.3849</text:p>
          </table:table-cell>
          <table:table-cell table:formula="of:=[.P313]*1000000" office:value-type="float" office:value="0.005258">
            <text:p>0.005258</text:p>
          </table:table-cell>
          <table:table-cell table:formula="of:=[.Q313]*1000000" office:value-type="float" office:value="0.01274">
            <text:p>0.01274</text:p>
          </table:table-cell>
          <table:table-cell table:formula="of:=[.R313]*1000000" office:value-type="float" office:value="0.44805">
            <text:p>0.44805</text:p>
          </table:table-cell>
          <table:table-cell table:formula="of:=[.S313]*1000000" office:value-type="float" office:value="26.292">
            <text:p>26.292</text:p>
          </table:table-cell>
          <table:table-cell table:formula="of:=[.T313]*1000000" office:value-type="float" office:value="2101">
            <text:p>2101</text:p>
          </table:table-cell>
          <table:table-cell table:formula="of:=[.U313]*1000000000000" office:value-type="float" office:value="0.0000031611">
            <text:p>3.1611E-006</text:p>
          </table:table-cell>
          <table:table-cell table:formula="of:=[.V313]*1000000000000" office:value-type="float" office:value="0.00093251">
            <text:p>0.00093251</text:p>
          </table:table-cell>
          <table:table-cell table:formula="of:=([.W313]+[.X313])*1000000000000" office:value-type="float" office:value="0.001671688">
            <text:p>0.001671688</text:p>
          </table:table-cell>
          <table:table-cell office:value-type="float" office:value="0.00015223">
            <text:p>0.00015223</text:p>
          </table:table-cell>
          <table:table-cell table:style-name="ce1" office:value-type="string">
            <text:p>7.2368e-08</text:p>
          </table:table-cell>
          <table:table-cell table:style-name="ce1" office:value-type="string">
            <text:p>3.849e-07</text:p>
          </table:table-cell>
          <table:table-cell table:style-name="ce1" office:value-type="string">
            <text:p>5.258e-09</text:p>
          </table:table-cell>
          <table:table-cell table:style-name="ce1" office:value-type="string">
            <text:p>1.274e-08</text:p>
          </table:table-cell>
          <table:table-cell table:style-name="ce1" office:value-type="string">
            <text:p>4.4805e-07</text:p>
          </table:table-cell>
          <table:table-cell table:style-name="ce1" office:value-type="string">
            <text:p>2.6292e-05</text:p>
          </table:table-cell>
          <table:table-cell office:value-type="float" office:value="0.002101">
            <text:p>0.002101</text:p>
          </table:table-cell>
          <table:table-cell table:style-name="ce1" office:value-type="string">
            <text:p>3.1611e-18</text:p>
          </table:table-cell>
          <table:table-cell table:style-name="ce1" office:value-type="string">
            <text:p>9.3251e-16</text:p>
          </table:table-cell>
          <table:table-cell table:style-name="ce1" office:value-type="string">
            <text:p>4.4888e-17</text:p>
          </table:table-cell>
          <table:table-cell table:style-name="ce1" office:value-type="string">
            <text:p>1.6268e-15</text:p>
          </table:table-cell>
        </table:table-row>
        <table:table-row table:style-name="ro4">
          <table:table-cell office:value-type="float" office:value="3120.702">
            <text:p>3120.702</text:p>
          </table:table-cell>
          <table:table-cell table:formula="of:=[.M314]*1000000" office:value-type="float" office:value="152.22">
            <text:p>152.22</text:p>
          </table:table-cell>
          <table:table-cell table:formula="of:=[.N314]*1000000" office:value-type="float" office:value="0.07219">
            <text:p>0.07219</text:p>
          </table:table-cell>
          <table:table-cell table:formula="of:=[.O314]*1000000" office:value-type="float" office:value="0.38364">
            <text:p>0.38364</text:p>
          </table:table-cell>
          <table:table-cell table:formula="of:=[.P314]*1000000" office:value-type="float" office:value="0.0052443">
            <text:p>0.0052443</text:p>
          </table:table-cell>
          <table:table-cell table:formula="of:=[.Q314]*1000000" office:value-type="float" office:value="0.012664">
            <text:p>0.012664</text:p>
          </table:table-cell>
          <table:table-cell table:formula="of:=[.R314]*1000000" office:value-type="float" office:value="0.44699">
            <text:p>0.44699</text:p>
          </table:table-cell>
          <table:table-cell table:formula="of:=[.S314]*1000000" office:value-type="float" office:value="26.302">
            <text:p>26.302</text:p>
          </table:table-cell>
          <table:table-cell table:formula="of:=[.T314]*1000000" office:value-type="float" office:value="2101">
            <text:p>2101</text:p>
          </table:table-cell>
          <table:table-cell table:formula="of:=[.U314]*1000000000000" office:value-type="float" office:value="0.0000031615">
            <text:p>3.1615E-006</text:p>
          </table:table-cell>
          <table:table-cell table:formula="of:=[.V314]*1000000000000" office:value-type="float" office:value="0.00092668">
            <text:p>0.00092668</text:p>
          </table:table-cell>
          <table:table-cell table:formula="of:=([.W314]+[.X314])*1000000000000" office:value-type="float" office:value="0.001667267">
            <text:p>0.001667267</text:p>
          </table:table-cell>
          <table:table-cell office:value-type="float" office:value="0.00015222">
            <text:p>0.00015222</text:p>
          </table:table-cell>
          <table:table-cell table:style-name="ce1" office:value-type="string">
            <text:p>7.219e-08</text:p>
          </table:table-cell>
          <table:table-cell table:style-name="ce1" office:value-type="string">
            <text:p>3.8364e-07</text:p>
          </table:table-cell>
          <table:table-cell table:style-name="ce1" office:value-type="string">
            <text:p>5.2443e-09</text:p>
          </table:table-cell>
          <table:table-cell table:style-name="ce1" office:value-type="string">
            <text:p>1.2664e-08</text:p>
          </table:table-cell>
          <table:table-cell table:style-name="ce1" office:value-type="string">
            <text:p>4.4699e-07</text:p>
          </table:table-cell>
          <table:table-cell table:style-name="ce1" office:value-type="string">
            <text:p>2.6302e-05</text:p>
          </table:table-cell>
          <table:table-cell office:value-type="float" office:value="0.002101">
            <text:p>0.002101</text:p>
          </table:table-cell>
          <table:table-cell table:style-name="ce1" office:value-type="string">
            <text:p>3.1615e-18</text:p>
          </table:table-cell>
          <table:table-cell table:style-name="ce1" office:value-type="string">
            <text:p>9.2668e-16</text:p>
          </table:table-cell>
          <table:table-cell table:style-name="ce1" office:value-type="string">
            <text:p>4.4767e-17</text:p>
          </table:table-cell>
          <table:table-cell table:style-name="ce1" office:value-type="string">
            <text:p>1.6225e-15</text:p>
          </table:table-cell>
        </table:table-row>
        <table:table-row table:style-name="ro4">
          <table:table-cell office:value-type="float" office:value="3130.702">
            <text:p>3130.702</text:p>
          </table:table-cell>
          <table:table-cell table:formula="of:=[.M315]*1000000" office:value-type="float" office:value="152.21">
            <text:p>152.21</text:p>
          </table:table-cell>
          <table:table-cell table:formula="of:=[.N315]*1000000" office:value-type="float" office:value="0.072014">
            <text:p>0.072014</text:p>
          </table:table-cell>
          <table:table-cell table:formula="of:=[.O315]*1000000" office:value-type="float" office:value="0.3824">
            <text:p>0.3824</text:p>
          </table:table-cell>
          <table:table-cell table:formula="of:=[.P315]*1000000" office:value-type="float" office:value="0.0052307">
            <text:p>0.0052307</text:p>
          </table:table-cell>
          <table:table-cell table:formula="of:=[.Q315]*1000000" office:value-type="float" office:value="0.012589">
            <text:p>0.012589</text:p>
          </table:table-cell>
          <table:table-cell table:formula="of:=[.R315]*1000000" office:value-type="float" office:value="0.44594">
            <text:p>0.44594</text:p>
          </table:table-cell>
          <table:table-cell table:formula="of:=[.S315]*1000000" office:value-type="float" office:value="26.312">
            <text:p>26.312</text:p>
          </table:table-cell>
          <table:table-cell table:formula="of:=[.T315]*1000000" office:value-type="float" office:value="2101">
            <text:p>2101</text:p>
          </table:table-cell>
          <table:table-cell table:formula="of:=[.U315]*1000000000000" office:value-type="float" office:value="0.0000031619">
            <text:p>3.1619E-006</text:p>
          </table:table-cell>
          <table:table-cell table:formula="of:=[.V315]*1000000000000" office:value-type="float" office:value="0.00092088">
            <text:p>0.00092088</text:p>
          </table:table-cell>
          <table:table-cell table:formula="of:=([.W315]+[.X315])*1000000000000" office:value-type="float" office:value="0.001662747">
            <text:p>0.001662747</text:p>
          </table:table-cell>
          <table:table-cell office:value-type="float" office:value="0.00015221">
            <text:p>0.00015221</text:p>
          </table:table-cell>
          <table:table-cell table:style-name="ce1" office:value-type="string">
            <text:p>7.2014e-08</text:p>
          </table:table-cell>
          <table:table-cell table:style-name="ce1" office:value-type="string">
            <text:p>3.824e-07</text:p>
          </table:table-cell>
          <table:table-cell table:style-name="ce1" office:value-type="string">
            <text:p>5.2307e-09</text:p>
          </table:table-cell>
          <table:table-cell table:style-name="ce1" office:value-type="string">
            <text:p>1.2589e-08</text:p>
          </table:table-cell>
          <table:table-cell table:style-name="ce1" office:value-type="string">
            <text:p>4.4594e-07</text:p>
          </table:table-cell>
          <table:table-cell table:style-name="ce1" office:value-type="string">
            <text:p>2.6312e-05</text:p>
          </table:table-cell>
          <table:table-cell office:value-type="float" office:value="0.002101">
            <text:p>0.002101</text:p>
          </table:table-cell>
          <table:table-cell table:style-name="ce1" office:value-type="string">
            <text:p>3.1619e-18</text:p>
          </table:table-cell>
          <table:table-cell table:style-name="ce1" office:value-type="string">
            <text:p>9.2088e-16</text:p>
          </table:table-cell>
          <table:table-cell table:style-name="ce1" office:value-type="string">
            <text:p>4.4647e-17</text:p>
          </table:table-cell>
          <table:table-cell table:style-name="ce1" office:value-type="string">
            <text:p>1.6181e-15</text:p>
          </table:table-cell>
        </table:table-row>
        <table:table-row table:style-name="ro4">
          <table:table-cell office:value-type="float" office:value="3140.702">
            <text:p>3140.702</text:p>
          </table:table-cell>
          <table:table-cell table:formula="of:=[.M316]*1000000" office:value-type="float" office:value="152.21">
            <text:p>152.21</text:p>
          </table:table-cell>
          <table:table-cell table:formula="of:=[.N316]*1000000" office:value-type="float" office:value="0.071837">
            <text:p>0.071837</text:p>
          </table:table-cell>
          <table:table-cell table:formula="of:=[.O316]*1000000" office:value-type="float" office:value="0.38115">
            <text:p>0.38115</text:p>
          </table:table-cell>
          <table:table-cell table:formula="of:=[.P316]*1000000" office:value-type="float" office:value="0.0052171">
            <text:p>0.0052171</text:p>
          </table:table-cell>
          <table:table-cell table:formula="of:=[.Q316]*1000000" office:value-type="float" office:value="0.012515">
            <text:p>0.012515</text:p>
          </table:table-cell>
          <table:table-cell table:formula="of:=[.R316]*1000000" office:value-type="float" office:value="0.44488">
            <text:p>0.44488</text:p>
          </table:table-cell>
          <table:table-cell table:formula="of:=[.S316]*1000000" office:value-type="float" office:value="26.322">
            <text:p>26.322</text:p>
          </table:table-cell>
          <table:table-cell table:formula="of:=[.T316]*1000000" office:value-type="float" office:value="2101">
            <text:p>2101</text:p>
          </table:table-cell>
          <table:table-cell table:formula="of:=[.U316]*1000000000000" office:value-type="float" office:value="0.0000031622">
            <text:p>3.1622E-006</text:p>
          </table:table-cell>
          <table:table-cell table:formula="of:=[.V316]*1000000000000" office:value-type="float" office:value="0.00091514">
            <text:p>0.00091514</text:p>
          </table:table-cell>
          <table:table-cell table:formula="of:=([.W316]+[.X316])*1000000000000" office:value-type="float" office:value="0.001658327">
            <text:p>0.001658327</text:p>
          </table:table-cell>
          <table:table-cell office:value-type="float" office:value="0.00015221">
            <text:p>0.00015221</text:p>
          </table:table-cell>
          <table:table-cell table:style-name="ce1" office:value-type="string">
            <text:p>7.1837e-08</text:p>
          </table:table-cell>
          <table:table-cell table:style-name="ce1" office:value-type="string">
            <text:p>3.8115e-07</text:p>
          </table:table-cell>
          <table:table-cell table:style-name="ce1" office:value-type="string">
            <text:p>5.2171e-09</text:p>
          </table:table-cell>
          <table:table-cell table:style-name="ce1" office:value-type="string">
            <text:p>1.2515e-08</text:p>
          </table:table-cell>
          <table:table-cell table:style-name="ce1" office:value-type="string">
            <text:p>4.4488e-07</text:p>
          </table:table-cell>
          <table:table-cell table:style-name="ce1" office:value-type="string">
            <text:p>2.6322e-05</text:p>
          </table:table-cell>
          <table:table-cell office:value-type="float" office:value="0.002101">
            <text:p>0.002101</text:p>
          </table:table-cell>
          <table:table-cell table:style-name="ce1" office:value-type="string">
            <text:p>3.1622e-18</text:p>
          </table:table-cell>
          <table:table-cell table:style-name="ce1" office:value-type="string">
            <text:p>9.1514e-16</text:p>
          </table:table-cell>
          <table:table-cell table:style-name="ce1" office:value-type="string">
            <text:p>4.4527e-17</text:p>
          </table:table-cell>
          <table:table-cell table:style-name="ce1" office:value-type="string">
            <text:p>1.6138e-15</text:p>
          </table:table-cell>
        </table:table-row>
        <table:table-row table:style-name="ro4">
          <table:table-cell office:value-type="float" office:value="3150.702">
            <text:p>3150.702</text:p>
          </table:table-cell>
          <table:table-cell table:formula="of:=[.M317]*1000000" office:value-type="float" office:value="152.2">
            <text:p>152.2</text:p>
          </table:table-cell>
          <table:table-cell table:formula="of:=[.N317]*1000000" office:value-type="float" office:value="0.071661">
            <text:p>0.071661</text:p>
          </table:table-cell>
          <table:table-cell table:formula="of:=[.O317]*1000000" office:value-type="float" office:value="0.37992">
            <text:p>0.37992</text:p>
          </table:table-cell>
          <table:table-cell table:formula="of:=[.P317]*1000000" office:value-type="float" office:value="0.0052035">
            <text:p>0.0052035</text:p>
          </table:table-cell>
          <table:table-cell table:formula="of:=[.Q317]*1000000" office:value-type="float" office:value="0.012441">
            <text:p>0.012441</text:p>
          </table:table-cell>
          <table:table-cell table:formula="of:=[.R317]*1000000" office:value-type="float" office:value="0.44384">
            <text:p>0.44384</text:p>
          </table:table-cell>
          <table:table-cell table:formula="of:=[.S317]*1000000" office:value-type="float" office:value="26.332">
            <text:p>26.332</text:p>
          </table:table-cell>
          <table:table-cell table:formula="of:=[.T317]*1000000" office:value-type="float" office:value="2101">
            <text:p>2101</text:p>
          </table:table-cell>
          <table:table-cell table:formula="of:=[.U317]*1000000000000" office:value-type="float" office:value="0.0000031626">
            <text:p>3.1626E-006</text:p>
          </table:table-cell>
          <table:table-cell table:formula="of:=[.V317]*1000000000000" office:value-type="float" office:value="0.00090943">
            <text:p>0.00090943</text:p>
          </table:table-cell>
          <table:table-cell table:formula="of:=([.W317]+[.X317])*1000000000000" office:value-type="float" office:value="0.001654008">
            <text:p>0.001654008</text:p>
          </table:table-cell>
          <table:table-cell office:value-type="float" office:value="0.0001522">
            <text:p>0.0001522</text:p>
          </table:table-cell>
          <table:table-cell table:style-name="ce1" office:value-type="string">
            <text:p>7.1661e-08</text:p>
          </table:table-cell>
          <table:table-cell table:style-name="ce1" office:value-type="string">
            <text:p>3.7992e-07</text:p>
          </table:table-cell>
          <table:table-cell table:style-name="ce1" office:value-type="string">
            <text:p>5.2035e-09</text:p>
          </table:table-cell>
          <table:table-cell table:style-name="ce1" office:value-type="string">
            <text:p>1.2441e-08</text:p>
          </table:table-cell>
          <table:table-cell table:style-name="ce1" office:value-type="string">
            <text:p>4.4384e-07</text:p>
          </table:table-cell>
          <table:table-cell table:style-name="ce1" office:value-type="string">
            <text:p>2.6332e-05</text:p>
          </table:table-cell>
          <table:table-cell office:value-type="float" office:value="0.002101">
            <text:p>0.002101</text:p>
          </table:table-cell>
          <table:table-cell table:style-name="ce1" office:value-type="string">
            <text:p>3.1626e-18</text:p>
          </table:table-cell>
          <table:table-cell table:style-name="ce1" office:value-type="string">
            <text:p>9.0943e-16</text:p>
          </table:table-cell>
          <table:table-cell table:style-name="ce1" office:value-type="string">
            <text:p>4.4408e-17</text:p>
          </table:table-cell>
          <table:table-cell table:style-name="ce1" office:value-type="string">
            <text:p>1.6096e-15</text:p>
          </table:table-cell>
        </table:table-row>
        <table:table-row table:style-name="ro4">
          <table:table-cell office:value-type="float" office:value="3160.702">
            <text:p>3160.702</text:p>
          </table:table-cell>
          <table:table-cell table:formula="of:=[.M318]*1000000" office:value-type="float" office:value="152.19">
            <text:p>152.19</text:p>
          </table:table-cell>
          <table:table-cell table:formula="of:=[.N318]*1000000" office:value-type="float" office:value="0.071485">
            <text:p>0.071485</text:p>
          </table:table-cell>
          <table:table-cell table:formula="of:=[.O318]*1000000" office:value-type="float" office:value="0.37869">
            <text:p>0.37869</text:p>
          </table:table-cell>
          <table:table-cell table:formula="of:=[.P318]*1000000" office:value-type="float" office:value="0.00519">
            <text:p>0.00519</text:p>
          </table:table-cell>
          <table:table-cell table:formula="of:=[.Q318]*1000000" office:value-type="float" office:value="0.012368">
            <text:p>0.012368</text:p>
          </table:table-cell>
          <table:table-cell table:formula="of:=[.R318]*1000000" office:value-type="float" office:value="0.44279">
            <text:p>0.44279</text:p>
          </table:table-cell>
          <table:table-cell table:formula="of:=[.S318]*1000000" office:value-type="float" office:value="26.342">
            <text:p>26.342</text:p>
          </table:table-cell>
          <table:table-cell table:formula="of:=[.T318]*1000000" office:value-type="float" office:value="2100.9">
            <text:p>2100.9</text:p>
          </table:table-cell>
          <table:table-cell table:formula="of:=[.U318]*1000000000000" office:value-type="float" office:value="0.0000031629">
            <text:p>3.1629E-006</text:p>
          </table:table-cell>
          <table:table-cell table:formula="of:=[.V318]*1000000000000" office:value-type="float" office:value="0.00090377">
            <text:p>0.00090377</text:p>
          </table:table-cell>
          <table:table-cell table:formula="of:=([.W318]+[.X318])*1000000000000" office:value-type="float" office:value="0.00164959">
            <text:p>0.00164959</text:p>
          </table:table-cell>
          <table:table-cell office:value-type="float" office:value="0.00015219">
            <text:p>0.00015219</text:p>
          </table:table-cell>
          <table:table-cell table:style-name="ce1" office:value-type="string">
            <text:p>7.1485e-08</text:p>
          </table:table-cell>
          <table:table-cell table:style-name="ce1" office:value-type="string">
            <text:p>3.7869e-07</text:p>
          </table:table-cell>
          <table:table-cell table:style-name="ce1" office:value-type="string">
            <text:p>5.19e-09</text:p>
          </table:table-cell>
          <table:table-cell table:style-name="ce1" office:value-type="string">
            <text:p>1.2368e-08</text:p>
          </table:table-cell>
          <table:table-cell table:style-name="ce1" office:value-type="string">
            <text:p>4.4279e-07</text:p>
          </table:table-cell>
          <table:table-cell table:style-name="ce1" office:value-type="string">
            <text:p>2.6342e-05</text:p>
          </table:table-cell>
          <table:table-cell office:value-type="float" office:value="0.0021009">
            <text:p>0.0021009</text:p>
          </table:table-cell>
          <table:table-cell table:style-name="ce1" office:value-type="string">
            <text:p>3.1629e-18</text:p>
          </table:table-cell>
          <table:table-cell table:style-name="ce1" office:value-type="string">
            <text:p>9.0377e-16</text:p>
          </table:table-cell>
          <table:table-cell table:style-name="ce1" office:value-type="string">
            <text:p>4.429e-17</text:p>
          </table:table-cell>
          <table:table-cell table:style-name="ce1" office:value-type="string">
            <text:p>1.6053e-15</text:p>
          </table:table-cell>
        </table:table-row>
        <table:table-row table:style-name="ro4">
          <table:table-cell office:value-type="float" office:value="3170.702">
            <text:p>3170.702</text:p>
          </table:table-cell>
          <table:table-cell table:formula="of:=[.M319]*1000000" office:value-type="float" office:value="152.19">
            <text:p>152.19</text:p>
          </table:table-cell>
          <table:table-cell table:formula="of:=[.N319]*1000000" office:value-type="float" office:value="0.07131">
            <text:p>0.07131</text:p>
          </table:table-cell>
          <table:table-cell table:formula="of:=[.O319]*1000000" office:value-type="float" office:value="0.37747">
            <text:p>0.37747</text:p>
          </table:table-cell>
          <table:table-cell table:formula="of:=[.P319]*1000000" office:value-type="float" office:value="0.0051765">
            <text:p>0.0051765</text:p>
          </table:table-cell>
          <table:table-cell table:formula="of:=[.Q319]*1000000" office:value-type="float" office:value="0.012295">
            <text:p>0.012295</text:p>
          </table:table-cell>
          <table:table-cell table:formula="of:=[.R319]*1000000" office:value-type="float" office:value="0.44174">
            <text:p>0.44174</text:p>
          </table:table-cell>
          <table:table-cell table:formula="of:=[.S319]*1000000" office:value-type="float" office:value="26.352">
            <text:p>26.352</text:p>
          </table:table-cell>
          <table:table-cell table:formula="of:=[.T319]*1000000" office:value-type="float" office:value="2100.9">
            <text:p>2100.9</text:p>
          </table:table-cell>
          <table:table-cell table:formula="of:=[.U319]*1000000000000" office:value-type="float" office:value="0.0000031633">
            <text:p>3.1633E-006</text:p>
          </table:table-cell>
          <table:table-cell table:formula="of:=[.V319]*1000000000000" office:value-type="float" office:value="0.00089815">
            <text:p>0.00089815</text:p>
          </table:table-cell>
          <table:table-cell table:formula="of:=([.W319]+[.X319])*1000000000000" office:value-type="float" office:value="0.001645271">
            <text:p>0.001645271</text:p>
          </table:table-cell>
          <table:table-cell office:value-type="float" office:value="0.00015219">
            <text:p>0.00015219</text:p>
          </table:table-cell>
          <table:table-cell table:style-name="ce1" office:value-type="string">
            <text:p>7.131e-08</text:p>
          </table:table-cell>
          <table:table-cell table:style-name="ce1" office:value-type="string">
            <text:p>3.7747e-07</text:p>
          </table:table-cell>
          <table:table-cell table:style-name="ce1" office:value-type="string">
            <text:p>5.1765e-09</text:p>
          </table:table-cell>
          <table:table-cell table:style-name="ce1" office:value-type="string">
            <text:p>1.2295e-08</text:p>
          </table:table-cell>
          <table:table-cell table:style-name="ce1" office:value-type="string">
            <text:p>4.4174e-07</text:p>
          </table:table-cell>
          <table:table-cell table:style-name="ce1" office:value-type="string">
            <text:p>2.6352e-05</text:p>
          </table:table-cell>
          <table:table-cell office:value-type="float" office:value="0.0021009">
            <text:p>0.0021009</text:p>
          </table:table-cell>
          <table:table-cell table:style-name="ce1" office:value-type="string">
            <text:p>3.1633e-18</text:p>
          </table:table-cell>
          <table:table-cell table:style-name="ce1" office:value-type="string">
            <text:p>8.9815e-16</text:p>
          </table:table-cell>
          <table:table-cell table:style-name="ce1" office:value-type="string">
            <text:p>4.4171e-17</text:p>
          </table:table-cell>
          <table:table-cell table:style-name="ce1" office:value-type="string">
            <text:p>1.6011e-15</text:p>
          </table:table-cell>
        </table:table-row>
        <table:table-row table:style-name="ro4">
          <table:table-cell office:value-type="float" office:value="3180.702">
            <text:p>3180.702</text:p>
          </table:table-cell>
          <table:table-cell table:formula="of:=[.M320]*1000000" office:value-type="float" office:value="152.18">
            <text:p>152.18</text:p>
          </table:table-cell>
          <table:table-cell table:formula="of:=[.N320]*1000000" office:value-type="float" office:value="0.071135">
            <text:p>0.071135</text:p>
          </table:table-cell>
          <table:table-cell table:formula="of:=[.O320]*1000000" office:value-type="float" office:value="0.37626">
            <text:p>0.37626</text:p>
          </table:table-cell>
          <table:table-cell table:formula="of:=[.P320]*1000000" office:value-type="float" office:value="0.0051631">
            <text:p>0.0051631</text:p>
          </table:table-cell>
          <table:table-cell table:formula="of:=[.Q320]*1000000" office:value-type="float" office:value="0.012223">
            <text:p>0.012223</text:p>
          </table:table-cell>
          <table:table-cell table:formula="of:=[.R320]*1000000" office:value-type="float" office:value="0.4407">
            <text:p>0.4407</text:p>
          </table:table-cell>
          <table:table-cell table:formula="of:=[.S320]*1000000" office:value-type="float" office:value="26.361">
            <text:p>26.361</text:p>
          </table:table-cell>
          <table:table-cell table:formula="of:=[.T320]*1000000" office:value-type="float" office:value="2100.9">
            <text:p>2100.9</text:p>
          </table:table-cell>
          <table:table-cell table:formula="of:=[.U320]*1000000000000" office:value-type="float" office:value="0.0000031637">
            <text:p>3.1637E-006</text:p>
          </table:table-cell>
          <table:table-cell table:formula="of:=[.V320]*1000000000000" office:value-type="float" office:value="0.00089258">
            <text:p>0.00089258</text:p>
          </table:table-cell>
          <table:table-cell table:formula="of:=([.W320]+[.X320])*1000000000000" office:value-type="float" office:value="0.001640854">
            <text:p>0.001640854</text:p>
          </table:table-cell>
          <table:table-cell office:value-type="float" office:value="0.00015218">
            <text:p>0.00015218</text:p>
          </table:table-cell>
          <table:table-cell table:style-name="ce1" office:value-type="string">
            <text:p>7.1135e-08</text:p>
          </table:table-cell>
          <table:table-cell table:style-name="ce1" office:value-type="string">
            <text:p>3.7626e-07</text:p>
          </table:table-cell>
          <table:table-cell table:style-name="ce1" office:value-type="string">
            <text:p>5.1631e-09</text:p>
          </table:table-cell>
          <table:table-cell table:style-name="ce1" office:value-type="string">
            <text:p>1.2223e-08</text:p>
          </table:table-cell>
          <table:table-cell table:style-name="ce1" office:value-type="string">
            <text:p>4.407e-07</text:p>
          </table:table-cell>
          <table:table-cell table:style-name="ce1" office:value-type="string">
            <text:p>2.6361e-05</text:p>
          </table:table-cell>
          <table:table-cell office:value-type="float" office:value="0.0021009">
            <text:p>0.0021009</text:p>
          </table:table-cell>
          <table:table-cell table:style-name="ce1" office:value-type="string">
            <text:p>3.1637e-18</text:p>
          </table:table-cell>
          <table:table-cell table:style-name="ce1" office:value-type="string">
            <text:p>8.9258e-16</text:p>
          </table:table-cell>
          <table:table-cell table:style-name="ce1" office:value-type="string">
            <text:p>4.4054e-17</text:p>
          </table:table-cell>
          <table:table-cell table:style-name="ce1" office:value-type="string">
            <text:p>1.5968e-15</text:p>
          </table:table-cell>
        </table:table-row>
        <table:table-row table:style-name="ro4">
          <table:table-cell office:value-type="float" office:value="3190.702">
            <text:p>3190.702</text:p>
          </table:table-cell>
          <table:table-cell table:formula="of:=[.M321]*1000000" office:value-type="float" office:value="152.18">
            <text:p>152.18</text:p>
          </table:table-cell>
          <table:table-cell table:formula="of:=[.N321]*1000000" office:value-type="float" office:value="0.070961">
            <text:p>0.070961</text:p>
          </table:table-cell>
          <table:table-cell table:formula="of:=[.O321]*1000000" office:value-type="float" office:value="0.37506">
            <text:p>0.37506</text:p>
          </table:table-cell>
          <table:table-cell table:formula="of:=[.P321]*1000000" office:value-type="float" office:value="0.0051497">
            <text:p>0.0051497</text:p>
          </table:table-cell>
          <table:table-cell table:formula="of:=[.Q321]*1000000" office:value-type="float" office:value="0.012151">
            <text:p>0.012151</text:p>
          </table:table-cell>
          <table:table-cell table:formula="of:=[.R321]*1000000" office:value-type="float" office:value="0.43966">
            <text:p>0.43966</text:p>
          </table:table-cell>
          <table:table-cell table:formula="of:=[.S321]*1000000" office:value-type="float" office:value="26.371">
            <text:p>26.371</text:p>
          </table:table-cell>
          <table:table-cell table:formula="of:=[.T321]*1000000" office:value-type="float" office:value="2100.9">
            <text:p>2100.9</text:p>
          </table:table-cell>
          <table:table-cell table:formula="of:=[.U321]*1000000000000" office:value-type="float" office:value="0.000003164">
            <text:p>0.000003164</text:p>
          </table:table-cell>
          <table:table-cell table:formula="of:=[.V321]*1000000000000" office:value-type="float" office:value="0.00088705">
            <text:p>0.00088705</text:p>
          </table:table-cell>
          <table:table-cell table:formula="of:=([.W321]+[.X321])*1000000000000" office:value-type="float" office:value="0.001636536">
            <text:p>0.001636536</text:p>
          </table:table-cell>
          <table:table-cell office:value-type="float" office:value="0.00015218">
            <text:p>0.00015218</text:p>
          </table:table-cell>
          <table:table-cell table:style-name="ce1" office:value-type="string">
            <text:p>7.0961e-08</text:p>
          </table:table-cell>
          <table:table-cell table:style-name="ce1" office:value-type="string">
            <text:p>3.7506e-07</text:p>
          </table:table-cell>
          <table:table-cell table:style-name="ce1" office:value-type="string">
            <text:p>5.1497e-09</text:p>
          </table:table-cell>
          <table:table-cell table:style-name="ce1" office:value-type="string">
            <text:p>1.2151e-08</text:p>
          </table:table-cell>
          <table:table-cell table:style-name="ce1" office:value-type="string">
            <text:p>4.3966e-07</text:p>
          </table:table-cell>
          <table:table-cell table:style-name="ce1" office:value-type="string">
            <text:p>2.6371e-05</text:p>
          </table:table-cell>
          <table:table-cell office:value-type="float" office:value="0.0021009">
            <text:p>0.0021009</text:p>
          </table:table-cell>
          <table:table-cell table:style-name="ce1" office:value-type="string">
            <text:p>3.164e-18</text:p>
          </table:table-cell>
          <table:table-cell table:style-name="ce1" office:value-type="string">
            <text:p>8.8705e-16</text:p>
          </table:table-cell>
          <table:table-cell table:style-name="ce1" office:value-type="string">
            <text:p>4.3936e-17</text:p>
          </table:table-cell>
          <table:table-cell table:style-name="ce1" office:value-type="string">
            <text:p>1.5926e-15</text:p>
          </table:table-cell>
        </table:table-row>
        <table:table-row table:style-name="ro4">
          <table:table-cell office:value-type="float" office:value="3200.702">
            <text:p>3200.702</text:p>
          </table:table-cell>
          <table:table-cell table:formula="of:=[.M322]*1000000" office:value-type="float" office:value="152.17">
            <text:p>152.17</text:p>
          </table:table-cell>
          <table:table-cell table:formula="of:=[.N322]*1000000" office:value-type="float" office:value="0.070787">
            <text:p>0.070787</text:p>
          </table:table-cell>
          <table:table-cell table:formula="of:=[.O322]*1000000" office:value-type="float" office:value="0.37386">
            <text:p>0.37386</text:p>
          </table:table-cell>
          <table:table-cell table:formula="of:=[.P322]*1000000" office:value-type="float" office:value="0.0051363">
            <text:p>0.0051363</text:p>
          </table:table-cell>
          <table:table-cell table:formula="of:=[.Q322]*1000000" office:value-type="float" office:value="0.012079">
            <text:p>0.012079</text:p>
          </table:table-cell>
          <table:table-cell table:formula="of:=[.R322]*1000000" office:value-type="float" office:value="0.43863">
            <text:p>0.43863</text:p>
          </table:table-cell>
          <table:table-cell table:formula="of:=[.S322]*1000000" office:value-type="float" office:value="26.381">
            <text:p>26.381</text:p>
          </table:table-cell>
          <table:table-cell table:formula="of:=[.T322]*1000000" office:value-type="float" office:value="2100.9">
            <text:p>2100.9</text:p>
          </table:table-cell>
          <table:table-cell table:formula="of:=[.U322]*1000000000000" office:value-type="float" office:value="0.0000031644">
            <text:p>3.1644E-006</text:p>
          </table:table-cell>
          <table:table-cell table:formula="of:=[.V322]*1000000000000" office:value-type="float" office:value="0.00088156">
            <text:p>0.00088156</text:p>
          </table:table-cell>
          <table:table-cell table:formula="of:=([.W322]+[.X322])*1000000000000" office:value-type="float" office:value="0.001632219">
            <text:p>0.001632219</text:p>
          </table:table-cell>
          <table:table-cell office:value-type="float" office:value="0.00015217">
            <text:p>0.00015217</text:p>
          </table:table-cell>
          <table:table-cell table:style-name="ce1" office:value-type="string">
            <text:p>7.0787e-08</text:p>
          </table:table-cell>
          <table:table-cell table:style-name="ce1" office:value-type="string">
            <text:p>3.7386e-07</text:p>
          </table:table-cell>
          <table:table-cell table:style-name="ce1" office:value-type="string">
            <text:p>5.1363e-09</text:p>
          </table:table-cell>
          <table:table-cell table:style-name="ce1" office:value-type="string">
            <text:p>1.2079e-08</text:p>
          </table:table-cell>
          <table:table-cell table:style-name="ce1" office:value-type="string">
            <text:p>4.3863e-07</text:p>
          </table:table-cell>
          <table:table-cell table:style-name="ce1" office:value-type="string">
            <text:p>2.6381e-05</text:p>
          </table:table-cell>
          <table:table-cell office:value-type="float" office:value="0.0021009">
            <text:p>0.0021009</text:p>
          </table:table-cell>
          <table:table-cell table:style-name="ce1" office:value-type="string">
            <text:p>3.1644e-18</text:p>
          </table:table-cell>
          <table:table-cell table:style-name="ce1" office:value-type="string">
            <text:p>8.8156e-16</text:p>
          </table:table-cell>
          <table:table-cell table:style-name="ce1" office:value-type="string">
            <text:p>4.3819e-17</text:p>
          </table:table-cell>
          <table:table-cell table:style-name="ce1" office:value-type="string">
            <text:p>1.5884e-15</text:p>
          </table:table-cell>
        </table:table-row>
        <table:table-row table:style-name="ro4">
          <table:table-cell office:value-type="float" office:value="3210.702">
            <text:p>3210.702</text:p>
          </table:table-cell>
          <table:table-cell table:formula="of:=[.M323]*1000000" office:value-type="float" office:value="152.16">
            <text:p>152.16</text:p>
          </table:table-cell>
          <table:table-cell table:formula="of:=[.N323]*1000000" office:value-type="float" office:value="0.070614">
            <text:p>0.070614</text:p>
          </table:table-cell>
          <table:table-cell table:formula="of:=[.O323]*1000000" office:value-type="float" office:value="0.37267">
            <text:p>0.37267</text:p>
          </table:table-cell>
          <table:table-cell table:formula="of:=[.P323]*1000000" office:value-type="float" office:value="0.005123">
            <text:p>0.005123</text:p>
          </table:table-cell>
          <table:table-cell table:formula="of:=[.Q323]*1000000" office:value-type="float" office:value="0.012008">
            <text:p>0.012008</text:p>
          </table:table-cell>
          <table:table-cell table:formula="of:=[.R323]*1000000" office:value-type="float" office:value="0.43759">
            <text:p>0.43759</text:p>
          </table:table-cell>
          <table:table-cell table:formula="of:=[.S323]*1000000" office:value-type="float" office:value="26.391">
            <text:p>26.391</text:p>
          </table:table-cell>
          <table:table-cell table:formula="of:=[.T323]*1000000" office:value-type="float" office:value="2100.9">
            <text:p>2100.9</text:p>
          </table:table-cell>
          <table:table-cell table:formula="of:=[.U323]*1000000000000" office:value-type="float" office:value="0.0000031648">
            <text:p>3.1648E-006</text:p>
          </table:table-cell>
          <table:table-cell table:formula="of:=[.V323]*1000000000000" office:value-type="float" office:value="0.00087611">
            <text:p>0.00087611</text:p>
          </table:table-cell>
          <table:table-cell table:formula="of:=([.W323]+[.X323])*1000000000000" office:value-type="float" office:value="0.001627903">
            <text:p>0.001627903</text:p>
          </table:table-cell>
          <table:table-cell office:value-type="float" office:value="0.00015216">
            <text:p>0.00015216</text:p>
          </table:table-cell>
          <table:table-cell table:style-name="ce1" office:value-type="string">
            <text:p>7.0614e-08</text:p>
          </table:table-cell>
          <table:table-cell table:style-name="ce1" office:value-type="string">
            <text:p>3.7267e-07</text:p>
          </table:table-cell>
          <table:table-cell table:style-name="ce1" office:value-type="string">
            <text:p>5.123e-09</text:p>
          </table:table-cell>
          <table:table-cell table:style-name="ce1" office:value-type="string">
            <text:p>1.2008e-08</text:p>
          </table:table-cell>
          <table:table-cell table:style-name="ce1" office:value-type="string">
            <text:p>4.3759e-07</text:p>
          </table:table-cell>
          <table:table-cell table:style-name="ce1" office:value-type="string">
            <text:p>2.6391e-05</text:p>
          </table:table-cell>
          <table:table-cell office:value-type="float" office:value="0.0021009">
            <text:p>0.0021009</text:p>
          </table:table-cell>
          <table:table-cell table:style-name="ce1" office:value-type="string">
            <text:p>3.1648e-18</text:p>
          </table:table-cell>
          <table:table-cell table:style-name="ce1" office:value-type="string">
            <text:p>8.7611e-16</text:p>
          </table:table-cell>
          <table:table-cell table:style-name="ce1" office:value-type="string">
            <text:p>4.3703e-17</text:p>
          </table:table-cell>
          <table:table-cell table:style-name="ce1" office:value-type="string">
            <text:p>1.5842e-15</text:p>
          </table:table-cell>
        </table:table-row>
        <table:table-row table:style-name="ro4">
          <table:table-cell office:value-type="float" office:value="3220.702">
            <text:p>3220.702</text:p>
          </table:table-cell>
          <table:table-cell table:formula="of:=[.M324]*1000000" office:value-type="float" office:value="152.16">
            <text:p>152.16</text:p>
          </table:table-cell>
          <table:table-cell table:formula="of:=[.N324]*1000000" office:value-type="float" office:value="0.070441">
            <text:p>0.070441</text:p>
          </table:table-cell>
          <table:table-cell table:formula="of:=[.O324]*1000000" office:value-type="float" office:value="0.37148">
            <text:p>0.37148</text:p>
          </table:table-cell>
          <table:table-cell table:formula="of:=[.P324]*1000000" office:value-type="float" office:value="0.0051097">
            <text:p>0.0051097</text:p>
          </table:table-cell>
          <table:table-cell table:formula="of:=[.Q324]*1000000" office:value-type="float" office:value="0.011938">
            <text:p>0.011938</text:p>
          </table:table-cell>
          <table:table-cell table:formula="of:=[.R324]*1000000" office:value-type="float" office:value="0.43656">
            <text:p>0.43656</text:p>
          </table:table-cell>
          <table:table-cell table:formula="of:=[.S324]*1000000" office:value-type="float" office:value="26.401">
            <text:p>26.401</text:p>
          </table:table-cell>
          <table:table-cell table:formula="of:=[.T324]*1000000" office:value-type="float" office:value="2100.8">
            <text:p>2100.8</text:p>
          </table:table-cell>
          <table:table-cell table:formula="of:=[.U324]*1000000000000" office:value-type="float" office:value="0.0000031651">
            <text:p>3.1651E-006</text:p>
          </table:table-cell>
          <table:table-cell table:formula="of:=[.V324]*1000000000000" office:value-type="float" office:value="0.00087071">
            <text:p>0.00087071</text:p>
          </table:table-cell>
          <table:table-cell table:formula="of:=([.W324]+[.X324])*1000000000000" office:value-type="float" office:value="0.001623587">
            <text:p>0.001623587</text:p>
          </table:table-cell>
          <table:table-cell office:value-type="float" office:value="0.00015216">
            <text:p>0.00015216</text:p>
          </table:table-cell>
          <table:table-cell table:style-name="ce1" office:value-type="string">
            <text:p>7.0441e-08</text:p>
          </table:table-cell>
          <table:table-cell table:style-name="ce1" office:value-type="string">
            <text:p>3.7148e-07</text:p>
          </table:table-cell>
          <table:table-cell table:style-name="ce1" office:value-type="string">
            <text:p>5.1097e-09</text:p>
          </table:table-cell>
          <table:table-cell table:style-name="ce1" office:value-type="string">
            <text:p>1.1938e-08</text:p>
          </table:table-cell>
          <table:table-cell table:style-name="ce1" office:value-type="string">
            <text:p>4.3656e-07</text:p>
          </table:table-cell>
          <table:table-cell table:style-name="ce1" office:value-type="string">
            <text:p>2.6401e-05</text:p>
          </table:table-cell>
          <table:table-cell office:value-type="float" office:value="0.0021008">
            <text:p>0.0021008</text:p>
          </table:table-cell>
          <table:table-cell table:style-name="ce1" office:value-type="string">
            <text:p>3.1651e-18</text:p>
          </table:table-cell>
          <table:table-cell table:style-name="ce1" office:value-type="string">
            <text:p>8.7071e-16</text:p>
          </table:table-cell>
          <table:table-cell table:style-name="ce1" office:value-type="string">
            <text:p>4.3587e-17</text:p>
          </table:table-cell>
          <table:table-cell table:style-name="ce1" office:value-type="string">
            <text:p>1.58e-15</text:p>
          </table:table-cell>
        </table:table-row>
        <table:table-row table:style-name="ro4">
          <table:table-cell office:value-type="float" office:value="3230.702">
            <text:p>3230.702</text:p>
          </table:table-cell>
          <table:table-cell table:formula="of:=[.M325]*1000000" office:value-type="float" office:value="152.15">
            <text:p>152.15</text:p>
          </table:table-cell>
          <table:table-cell table:formula="of:=[.N325]*1000000" office:value-type="float" office:value="0.070268">
            <text:p>0.070268</text:p>
          </table:table-cell>
          <table:table-cell table:formula="of:=[.O325]*1000000" office:value-type="float" office:value="0.3703">
            <text:p>0.3703</text:p>
          </table:table-cell>
          <table:table-cell table:formula="of:=[.P325]*1000000" office:value-type="float" office:value="0.0050964">
            <text:p>0.0050964</text:p>
          </table:table-cell>
          <table:table-cell table:formula="of:=[.Q325]*1000000" office:value-type="float" office:value="0.011868">
            <text:p>0.011868</text:p>
          </table:table-cell>
          <table:table-cell table:formula="of:=[.R325]*1000000" office:value-type="float" office:value="0.43553">
            <text:p>0.43553</text:p>
          </table:table-cell>
          <table:table-cell table:formula="of:=[.S325]*1000000" office:value-type="float" office:value="26.41">
            <text:p>26.41</text:p>
          </table:table-cell>
          <table:table-cell table:formula="of:=[.T325]*1000000" office:value-type="float" office:value="2100.8">
            <text:p>2100.8</text:p>
          </table:table-cell>
          <table:table-cell table:formula="of:=[.U325]*1000000000000" office:value-type="float" office:value="0.0000031655">
            <text:p>3.1655E-006</text:p>
          </table:table-cell>
          <table:table-cell table:formula="of:=[.V325]*1000000000000" office:value-type="float" office:value="0.00086534">
            <text:p>0.00086534</text:p>
          </table:table-cell>
          <table:table-cell table:formula="of:=([.W325]+[.X325])*1000000000000" office:value-type="float" office:value="0.001619371">
            <text:p>0.001619371</text:p>
          </table:table-cell>
          <table:table-cell office:value-type="float" office:value="0.00015215">
            <text:p>0.00015215</text:p>
          </table:table-cell>
          <table:table-cell table:style-name="ce1" office:value-type="string">
            <text:p>7.0268e-08</text:p>
          </table:table-cell>
          <table:table-cell table:style-name="ce1" office:value-type="string">
            <text:p>3.703e-07</text:p>
          </table:table-cell>
          <table:table-cell table:style-name="ce1" office:value-type="string">
            <text:p>5.0964e-09</text:p>
          </table:table-cell>
          <table:table-cell table:style-name="ce1" office:value-type="string">
            <text:p>1.1868e-08</text:p>
          </table:table-cell>
          <table:table-cell table:style-name="ce1" office:value-type="string">
            <text:p>4.3553e-07</text:p>
          </table:table-cell>
          <table:table-cell table:style-name="ce1" office:value-type="string">
            <text:p>2.641e-05</text:p>
          </table:table-cell>
          <table:table-cell office:value-type="float" office:value="0.0021008">
            <text:p>0.0021008</text:p>
          </table:table-cell>
          <table:table-cell table:style-name="ce1" office:value-type="string">
            <text:p>3.1655e-18</text:p>
          </table:table-cell>
          <table:table-cell table:style-name="ce1" office:value-type="string">
            <text:p>8.6534e-16</text:p>
          </table:table-cell>
          <table:table-cell table:style-name="ce1" office:value-type="string">
            <text:p>4.3471e-17</text:p>
          </table:table-cell>
          <table:table-cell table:style-name="ce1" office:value-type="string">
            <text:p>1.5759e-15</text:p>
          </table:table-cell>
        </table:table-row>
        <table:table-row table:style-name="ro4">
          <table:table-cell office:value-type="float" office:value="3240.702">
            <text:p>3240.702</text:p>
          </table:table-cell>
          <table:table-cell table:formula="of:=[.M326]*1000000" office:value-type="float" office:value="152.14">
            <text:p>152.14</text:p>
          </table:table-cell>
          <table:table-cell table:formula="of:=[.N326]*1000000" office:value-type="float" office:value="0.070096">
            <text:p>0.070096</text:p>
          </table:table-cell>
          <table:table-cell table:formula="of:=[.O326]*1000000" office:value-type="float" office:value="0.36913">
            <text:p>0.36913</text:p>
          </table:table-cell>
          <table:table-cell table:formula="of:=[.P326]*1000000" office:value-type="float" office:value="0.0050832">
            <text:p>0.0050832</text:p>
          </table:table-cell>
          <table:table-cell table:formula="of:=[.Q326]*1000000" office:value-type="float" office:value="0.011799">
            <text:p>0.011799</text:p>
          </table:table-cell>
          <table:table-cell table:formula="of:=[.R326]*1000000" office:value-type="float" office:value="0.43451">
            <text:p>0.43451</text:p>
          </table:table-cell>
          <table:table-cell table:formula="of:=[.S326]*1000000" office:value-type="float" office:value="26.42">
            <text:p>26.42</text:p>
          </table:table-cell>
          <table:table-cell table:formula="of:=[.T326]*1000000" office:value-type="float" office:value="2100.8">
            <text:p>2100.8</text:p>
          </table:table-cell>
          <table:table-cell table:formula="of:=[.U326]*1000000000000" office:value-type="float" office:value="0.0000031659">
            <text:p>3.1659E-006</text:p>
          </table:table-cell>
          <table:table-cell table:formula="of:=[.V326]*1000000000000" office:value-type="float" office:value="0.00086002">
            <text:p>0.00086002</text:p>
          </table:table-cell>
          <table:table-cell table:formula="of:=([.W326]+[.X326])*1000000000000" office:value-type="float" office:value="0.001615156">
            <text:p>0.001615156</text:p>
          </table:table-cell>
          <table:table-cell office:value-type="float" office:value="0.00015214">
            <text:p>0.00015214</text:p>
          </table:table-cell>
          <table:table-cell table:style-name="ce1" office:value-type="string">
            <text:p>7.0096e-08</text:p>
          </table:table-cell>
          <table:table-cell table:style-name="ce1" office:value-type="string">
            <text:p>3.6913e-07</text:p>
          </table:table-cell>
          <table:table-cell table:style-name="ce1" office:value-type="string">
            <text:p>5.0832e-09</text:p>
          </table:table-cell>
          <table:table-cell table:style-name="ce1" office:value-type="string">
            <text:p>1.1799e-08</text:p>
          </table:table-cell>
          <table:table-cell table:style-name="ce1" office:value-type="string">
            <text:p>4.3451e-07</text:p>
          </table:table-cell>
          <table:table-cell table:style-name="ce1" office:value-type="string">
            <text:p>2.642e-05</text:p>
          </table:table-cell>
          <table:table-cell office:value-type="float" office:value="0.0021008">
            <text:p>0.0021008</text:p>
          </table:table-cell>
          <table:table-cell table:style-name="ce1" office:value-type="string">
            <text:p>3.1659e-18</text:p>
          </table:table-cell>
          <table:table-cell table:style-name="ce1" office:value-type="string">
            <text:p>8.6002e-16</text:p>
          </table:table-cell>
          <table:table-cell table:style-name="ce1" office:value-type="string">
            <text:p>4.3356e-17</text:p>
          </table:table-cell>
          <table:table-cell table:style-name="ce1" office:value-type="string">
            <text:p>1.5718e-15</text:p>
          </table:table-cell>
        </table:table-row>
        <table:table-row table:style-name="ro4">
          <table:table-cell office:value-type="float" office:value="3250.702">
            <text:p>3250.702</text:p>
          </table:table-cell>
          <table:table-cell table:formula="of:=[.M327]*1000000" office:value-type="float" office:value="152.14">
            <text:p>152.14</text:p>
          </table:table-cell>
          <table:table-cell table:formula="of:=[.N327]*1000000" office:value-type="float" office:value="0.069924">
            <text:p>0.069924</text:p>
          </table:table-cell>
          <table:table-cell table:formula="of:=[.O327]*1000000" office:value-type="float" office:value="0.36797">
            <text:p>0.36797</text:p>
          </table:table-cell>
          <table:table-cell table:formula="of:=[.P327]*1000000" office:value-type="float" office:value="0.00507">
            <text:p>0.00507</text:p>
          </table:table-cell>
          <table:table-cell table:formula="of:=[.Q327]*1000000" office:value-type="float" office:value="0.01173">
            <text:p>0.01173</text:p>
          </table:table-cell>
          <table:table-cell table:formula="of:=[.R327]*1000000" office:value-type="float" office:value="0.43348">
            <text:p>0.43348</text:p>
          </table:table-cell>
          <table:table-cell table:formula="of:=[.S327]*1000000" office:value-type="float" office:value="26.43">
            <text:p>26.43</text:p>
          </table:table-cell>
          <table:table-cell table:formula="of:=[.T327]*1000000" office:value-type="float" office:value="2100.8">
            <text:p>2100.8</text:p>
          </table:table-cell>
          <table:table-cell table:formula="of:=[.U327]*1000000000000" office:value-type="float" office:value="0.0000031662">
            <text:p>3.1662E-006</text:p>
          </table:table-cell>
          <table:table-cell table:formula="of:=[.V327]*1000000000000" office:value-type="float" office:value="0.00085474">
            <text:p>0.00085474</text:p>
          </table:table-cell>
          <table:table-cell table:formula="of:=([.W327]+[.X327])*1000000000000" office:value-type="float" office:value="0.001610842">
            <text:p>0.001610842</text:p>
          </table:table-cell>
          <table:table-cell office:value-type="float" office:value="0.00015214">
            <text:p>0.00015214</text:p>
          </table:table-cell>
          <table:table-cell table:style-name="ce1" office:value-type="string">
            <text:p>6.9924e-08</text:p>
          </table:table-cell>
          <table:table-cell table:style-name="ce1" office:value-type="string">
            <text:p>3.6797e-07</text:p>
          </table:table-cell>
          <table:table-cell table:style-name="ce1" office:value-type="string">
            <text:p>5.07e-09</text:p>
          </table:table-cell>
          <table:table-cell table:style-name="ce1" office:value-type="string">
            <text:p>1.173e-08</text:p>
          </table:table-cell>
          <table:table-cell table:style-name="ce1" office:value-type="string">
            <text:p>4.3348e-07</text:p>
          </table:table-cell>
          <table:table-cell table:style-name="ce1" office:value-type="string">
            <text:p>2.643e-05</text:p>
          </table:table-cell>
          <table:table-cell office:value-type="float" office:value="0.0021008">
            <text:p>0.0021008</text:p>
          </table:table-cell>
          <table:table-cell table:style-name="ce1" office:value-type="string">
            <text:p>3.1662e-18</text:p>
          </table:table-cell>
          <table:table-cell table:style-name="ce1" office:value-type="string">
            <text:p>8.5474e-16</text:p>
          </table:table-cell>
          <table:table-cell table:style-name="ce1" office:value-type="string">
            <text:p>4.3242e-17</text:p>
          </table:table-cell>
          <table:table-cell table:style-name="ce1" office:value-type="string">
            <text:p>1.5676e-15</text:p>
          </table:table-cell>
        </table:table-row>
        <table:table-row table:style-name="ro4">
          <table:table-cell office:value-type="float" office:value="3260.702">
            <text:p>3260.702</text:p>
          </table:table-cell>
          <table:table-cell table:formula="of:=[.M328]*1000000" office:value-type="float" office:value="152.13">
            <text:p>152.13</text:p>
          </table:table-cell>
          <table:table-cell table:formula="of:=[.N328]*1000000" office:value-type="float" office:value="0.069753">
            <text:p>0.069753</text:p>
          </table:table-cell>
          <table:table-cell table:formula="of:=[.O328]*1000000" office:value-type="float" office:value="0.36681">
            <text:p>0.36681</text:p>
          </table:table-cell>
          <table:table-cell table:formula="of:=[.P328]*1000000" office:value-type="float" office:value="0.0050569">
            <text:p>0.0050569</text:p>
          </table:table-cell>
          <table:table-cell table:formula="of:=[.Q328]*1000000" office:value-type="float" office:value="0.011661">
            <text:p>0.011661</text:p>
          </table:table-cell>
          <table:table-cell table:formula="of:=[.R328]*1000000" office:value-type="float" office:value="0.43246">
            <text:p>0.43246</text:p>
          </table:table-cell>
          <table:table-cell table:formula="of:=[.S328]*1000000" office:value-type="float" office:value="26.439">
            <text:p>26.439</text:p>
          </table:table-cell>
          <table:table-cell table:formula="of:=[.T328]*1000000" office:value-type="float" office:value="2100.8">
            <text:p>2100.8</text:p>
          </table:table-cell>
          <table:table-cell table:formula="of:=[.U328]*1000000000000" office:value-type="float" office:value="0.0000031666">
            <text:p>3.1666E-006</text:p>
          </table:table-cell>
          <table:table-cell table:formula="of:=[.V328]*1000000000000" office:value-type="float" office:value="0.00084951">
            <text:p>0.00084951</text:p>
          </table:table-cell>
          <table:table-cell table:formula="of:=([.W328]+[.X328])*1000000000000" office:value-type="float" office:value="0.001606628">
            <text:p>0.001606628</text:p>
          </table:table-cell>
          <table:table-cell office:value-type="float" office:value="0.00015213">
            <text:p>0.00015213</text:p>
          </table:table-cell>
          <table:table-cell table:style-name="ce1" office:value-type="string">
            <text:p>6.9753e-08</text:p>
          </table:table-cell>
          <table:table-cell table:style-name="ce1" office:value-type="string">
            <text:p>3.6681e-07</text:p>
          </table:table-cell>
          <table:table-cell table:style-name="ce1" office:value-type="string">
            <text:p>5.0569e-09</text:p>
          </table:table-cell>
          <table:table-cell table:style-name="ce1" office:value-type="string">
            <text:p>1.1661e-08</text:p>
          </table:table-cell>
          <table:table-cell table:style-name="ce1" office:value-type="string">
            <text:p>4.3246e-07</text:p>
          </table:table-cell>
          <table:table-cell table:style-name="ce1" office:value-type="string">
            <text:p>2.6439e-05</text:p>
          </table:table-cell>
          <table:table-cell office:value-type="float" office:value="0.0021008">
            <text:p>0.0021008</text:p>
          </table:table-cell>
          <table:table-cell table:style-name="ce1" office:value-type="string">
            <text:p>3.1666e-18</text:p>
          </table:table-cell>
          <table:table-cell table:style-name="ce1" office:value-type="string">
            <text:p>8.4951e-16</text:p>
          </table:table-cell>
          <table:table-cell table:style-name="ce1" office:value-type="string">
            <text:p>4.3128e-17</text:p>
          </table:table-cell>
          <table:table-cell table:style-name="ce1" office:value-type="string">
            <text:p>1.5635e-15</text:p>
          </table:table-cell>
        </table:table-row>
        <table:table-row table:style-name="ro4">
          <table:table-cell office:value-type="float" office:value="3270.702">
            <text:p>3270.702</text:p>
          </table:table-cell>
          <table:table-cell table:formula="of:=[.M329]*1000000" office:value-type="float" office:value="152.13">
            <text:p>152.13</text:p>
          </table:table-cell>
          <table:table-cell table:formula="of:=[.N329]*1000000" office:value-type="float" office:value="0.069583">
            <text:p>0.069583</text:p>
          </table:table-cell>
          <table:table-cell table:formula="of:=[.O329]*1000000" office:value-type="float" office:value="0.36566">
            <text:p>0.36566</text:p>
          </table:table-cell>
          <table:table-cell table:formula="of:=[.P329]*1000000" office:value-type="float" office:value="0.0050438">
            <text:p>0.0050438</text:p>
          </table:table-cell>
          <table:table-cell table:formula="of:=[.Q329]*1000000" office:value-type="float" office:value="0.011594">
            <text:p>0.011594</text:p>
          </table:table-cell>
          <table:table-cell table:formula="of:=[.R329]*1000000" office:value-type="float" office:value="0.43144">
            <text:p>0.43144</text:p>
          </table:table-cell>
          <table:table-cell table:formula="of:=[.S329]*1000000" office:value-type="float" office:value="26.449">
            <text:p>26.449</text:p>
          </table:table-cell>
          <table:table-cell table:formula="of:=[.T329]*1000000" office:value-type="float" office:value="2100.8">
            <text:p>2100.8</text:p>
          </table:table-cell>
          <table:table-cell table:formula="of:=[.U329]*1000000000000" office:value-type="float" office:value="0.0000031669">
            <text:p>3.1669E-006</text:p>
          </table:table-cell>
          <table:table-cell table:formula="of:=[.V329]*1000000000000" office:value-type="float" office:value="0.00084431">
            <text:p>0.00084431</text:p>
          </table:table-cell>
          <table:table-cell table:formula="of:=([.W329]+[.X329])*1000000000000" office:value-type="float" office:value="0.001602414">
            <text:p>0.001602414</text:p>
          </table:table-cell>
          <table:table-cell office:value-type="float" office:value="0.00015213">
            <text:p>0.00015213</text:p>
          </table:table-cell>
          <table:table-cell table:style-name="ce1" office:value-type="string">
            <text:p>6.9583e-08</text:p>
          </table:table-cell>
          <table:table-cell table:style-name="ce1" office:value-type="string">
            <text:p>3.6566e-07</text:p>
          </table:table-cell>
          <table:table-cell table:style-name="ce1" office:value-type="string">
            <text:p>5.0438e-09</text:p>
          </table:table-cell>
          <table:table-cell table:style-name="ce1" office:value-type="string">
            <text:p>1.1594e-08</text:p>
          </table:table-cell>
          <table:table-cell table:style-name="ce1" office:value-type="string">
            <text:p>4.3144e-07</text:p>
          </table:table-cell>
          <table:table-cell table:style-name="ce1" office:value-type="string">
            <text:p>2.6449e-05</text:p>
          </table:table-cell>
          <table:table-cell office:value-type="float" office:value="0.0021008">
            <text:p>0.0021008</text:p>
          </table:table-cell>
          <table:table-cell table:style-name="ce1" office:value-type="string">
            <text:p>3.1669e-18</text:p>
          </table:table-cell>
          <table:table-cell table:style-name="ce1" office:value-type="string">
            <text:p>8.4431e-16</text:p>
          </table:table-cell>
          <table:table-cell table:style-name="ce1" office:value-type="string">
            <text:p>4.3014e-17</text:p>
          </table:table-cell>
          <table:table-cell table:style-name="ce1" office:value-type="string">
            <text:p>1.5594e-15</text:p>
          </table:table-cell>
        </table:table-row>
        <table:table-row table:style-name="ro4">
          <table:table-cell office:value-type="float" office:value="3280.702">
            <text:p>3280.702</text:p>
          </table:table-cell>
          <table:table-cell table:formula="of:=[.M330]*1000000" office:value-type="float" office:value="152.12">
            <text:p>152.12</text:p>
          </table:table-cell>
          <table:table-cell table:formula="of:=[.N330]*1000000" office:value-type="float" office:value="0.069412">
            <text:p>0.069412</text:p>
          </table:table-cell>
          <table:table-cell table:formula="of:=[.O330]*1000000" office:value-type="float" office:value="0.36451">
            <text:p>0.36451</text:p>
          </table:table-cell>
          <table:table-cell table:formula="of:=[.P330]*1000000" office:value-type="float" office:value="0.0050307">
            <text:p>0.0050307</text:p>
          </table:table-cell>
          <table:table-cell table:formula="of:=[.Q330]*1000000" office:value-type="float" office:value="0.011526">
            <text:p>0.011526</text:p>
          </table:table-cell>
          <table:table-cell table:formula="of:=[.R330]*1000000" office:value-type="float" office:value="0.43043">
            <text:p>0.43043</text:p>
          </table:table-cell>
          <table:table-cell table:formula="of:=[.S330]*1000000" office:value-type="float" office:value="26.458">
            <text:p>26.458</text:p>
          </table:table-cell>
          <table:table-cell table:formula="of:=[.T330]*1000000" office:value-type="float" office:value="2100.7">
            <text:p>2100.7</text:p>
          </table:table-cell>
          <table:table-cell table:formula="of:=[.U330]*1000000000000" office:value-type="float" office:value="0.0000031673">
            <text:p>3.1673E-006</text:p>
          </table:table-cell>
          <table:table-cell table:formula="of:=[.V330]*1000000000000" office:value-type="float" office:value="0.00083915">
            <text:p>0.00083915</text:p>
          </table:table-cell>
          <table:table-cell table:formula="of:=([.W330]+[.X330])*1000000000000" office:value-type="float" office:value="0.001598301">
            <text:p>0.001598301</text:p>
          </table:table-cell>
          <table:table-cell office:value-type="float" office:value="0.00015212">
            <text:p>0.00015212</text:p>
          </table:table-cell>
          <table:table-cell table:style-name="ce1" office:value-type="string">
            <text:p>6.9412e-08</text:p>
          </table:table-cell>
          <table:table-cell table:style-name="ce1" office:value-type="string">
            <text:p>3.6451e-07</text:p>
          </table:table-cell>
          <table:table-cell table:style-name="ce1" office:value-type="string">
            <text:p>5.0307e-09</text:p>
          </table:table-cell>
          <table:table-cell table:style-name="ce1" office:value-type="string">
            <text:p>1.1526e-08</text:p>
          </table:table-cell>
          <table:table-cell table:style-name="ce1" office:value-type="string">
            <text:p>4.3043e-07</text:p>
          </table:table-cell>
          <table:table-cell table:style-name="ce1" office:value-type="string">
            <text:p>2.6458e-05</text:p>
          </table:table-cell>
          <table:table-cell office:value-type="float" office:value="0.0021007">
            <text:p>0.0021007</text:p>
          </table:table-cell>
          <table:table-cell table:style-name="ce1" office:value-type="string">
            <text:p>3.1673e-18</text:p>
          </table:table-cell>
          <table:table-cell table:style-name="ce1" office:value-type="string">
            <text:p>8.3915e-16</text:p>
          </table:table-cell>
          <table:table-cell table:style-name="ce1" office:value-type="string">
            <text:p>4.2901e-17</text:p>
          </table:table-cell>
          <table:table-cell table:style-name="ce1" office:value-type="string">
            <text:p>1.5554e-15</text:p>
          </table:table-cell>
        </table:table-row>
        <table:table-row table:style-name="ro4">
          <table:table-cell office:value-type="float" office:value="3290.702">
            <text:p>3290.702</text:p>
          </table:table-cell>
          <table:table-cell table:formula="of:=[.M331]*1000000" office:value-type="float" office:value="152.11">
            <text:p>152.11</text:p>
          </table:table-cell>
          <table:table-cell table:formula="of:=[.N331]*1000000" office:value-type="float" office:value="0.069243">
            <text:p>0.069243</text:p>
          </table:table-cell>
          <table:table-cell table:formula="of:=[.O331]*1000000" office:value-type="float" office:value="0.36338">
            <text:p>0.36338</text:p>
          </table:table-cell>
          <table:table-cell table:formula="of:=[.P331]*1000000" office:value-type="float" office:value="0.0050177">
            <text:p>0.0050177</text:p>
          </table:table-cell>
          <table:table-cell table:formula="of:=[.Q331]*1000000" office:value-type="float" office:value="0.011459">
            <text:p>0.011459</text:p>
          </table:table-cell>
          <table:table-cell table:formula="of:=[.R331]*1000000" office:value-type="float" office:value="0.42942">
            <text:p>0.42942</text:p>
          </table:table-cell>
          <table:table-cell table:formula="of:=[.S331]*1000000" office:value-type="float" office:value="26.468">
            <text:p>26.468</text:p>
          </table:table-cell>
          <table:table-cell table:formula="of:=[.T331]*1000000" office:value-type="float" office:value="2100.7">
            <text:p>2100.7</text:p>
          </table:table-cell>
          <table:table-cell table:formula="of:=[.U331]*1000000000000" office:value-type="float" office:value="0.0000031677">
            <text:p>3.1677E-006</text:p>
          </table:table-cell>
          <table:table-cell table:formula="of:=[.V331]*1000000000000" office:value-type="float" office:value="0.00083403">
            <text:p>0.00083403</text:p>
          </table:table-cell>
          <table:table-cell table:formula="of:=([.W331]+[.X331])*1000000000000" office:value-type="float" office:value="0.001594088">
            <text:p>0.001594088</text:p>
          </table:table-cell>
          <table:table-cell office:value-type="float" office:value="0.00015211">
            <text:p>0.00015211</text:p>
          </table:table-cell>
          <table:table-cell table:style-name="ce1" office:value-type="string">
            <text:p>6.9243e-08</text:p>
          </table:table-cell>
          <table:table-cell table:style-name="ce1" office:value-type="string">
            <text:p>3.6338e-07</text:p>
          </table:table-cell>
          <table:table-cell table:style-name="ce1" office:value-type="string">
            <text:p>5.0177e-09</text:p>
          </table:table-cell>
          <table:table-cell table:style-name="ce1" office:value-type="string">
            <text:p>1.1459e-08</text:p>
          </table:table-cell>
          <table:table-cell table:style-name="ce1" office:value-type="string">
            <text:p>4.2942e-07</text:p>
          </table:table-cell>
          <table:table-cell table:style-name="ce1" office:value-type="string">
            <text:p>2.6468e-05</text:p>
          </table:table-cell>
          <table:table-cell office:value-type="float" office:value="0.0021007">
            <text:p>0.0021007</text:p>
          </table:table-cell>
          <table:table-cell table:style-name="ce1" office:value-type="string">
            <text:p>3.1677e-18</text:p>
          </table:table-cell>
          <table:table-cell table:style-name="ce1" office:value-type="string">
            <text:p>8.3403e-16</text:p>
          </table:table-cell>
          <table:table-cell table:style-name="ce1" office:value-type="string">
            <text:p>4.2788e-17</text:p>
          </table:table-cell>
          <table:table-cell table:style-name="ce1" office:value-type="string">
            <text:p>1.5513e-15</text:p>
          </table:table-cell>
        </table:table-row>
        <table:table-row table:style-name="ro4">
          <table:table-cell office:value-type="float" office:value="3300.702">
            <text:p>3300.702</text:p>
          </table:table-cell>
          <table:table-cell table:formula="of:=[.M332]*1000000" office:value-type="float" office:value="152.11">
            <text:p>152.11</text:p>
          </table:table-cell>
          <table:table-cell table:formula="of:=[.N332]*1000000" office:value-type="float" office:value="0.069074">
            <text:p>0.069074</text:p>
          </table:table-cell>
          <table:table-cell table:formula="of:=[.O332]*1000000" office:value-type="float" office:value="0.36224">
            <text:p>0.36224</text:p>
          </table:table-cell>
          <table:table-cell table:formula="of:=[.P332]*1000000" office:value-type="float" office:value="0.0050047">
            <text:p>0.0050047</text:p>
          </table:table-cell>
          <table:table-cell table:formula="of:=[.Q332]*1000000" office:value-type="float" office:value="0.011393">
            <text:p>0.011393</text:p>
          </table:table-cell>
          <table:table-cell table:formula="of:=[.R332]*1000000" office:value-type="float" office:value="0.42841">
            <text:p>0.42841</text:p>
          </table:table-cell>
          <table:table-cell table:formula="of:=[.S332]*1000000" office:value-type="float" office:value="26.478">
            <text:p>26.478</text:p>
          </table:table-cell>
          <table:table-cell table:formula="of:=[.T332]*1000000" office:value-type="float" office:value="2100.7">
            <text:p>2100.7</text:p>
          </table:table-cell>
          <table:table-cell table:formula="of:=[.U332]*1000000000000" office:value-type="float" office:value="0.000003168">
            <text:p>0.000003168</text:p>
          </table:table-cell>
          <table:table-cell table:formula="of:=[.V332]*1000000000000" office:value-type="float" office:value="0.00082895">
            <text:p>0.00082895</text:p>
          </table:table-cell>
          <table:table-cell table:formula="of:=([.W332]+[.X332])*1000000000000" office:value-type="float" office:value="0.001589976">
            <text:p>0.001589976</text:p>
          </table:table-cell>
          <table:table-cell office:value-type="float" office:value="0.00015211">
            <text:p>0.00015211</text:p>
          </table:table-cell>
          <table:table-cell table:style-name="ce1" office:value-type="string">
            <text:p>6.9074e-08</text:p>
          </table:table-cell>
          <table:table-cell table:style-name="ce1" office:value-type="string">
            <text:p>3.6224e-07</text:p>
          </table:table-cell>
          <table:table-cell table:style-name="ce1" office:value-type="string">
            <text:p>5.0047e-09</text:p>
          </table:table-cell>
          <table:table-cell table:style-name="ce1" office:value-type="string">
            <text:p>1.1393e-08</text:p>
          </table:table-cell>
          <table:table-cell table:style-name="ce1" office:value-type="string">
            <text:p>4.2841e-07</text:p>
          </table:table-cell>
          <table:table-cell table:style-name="ce1" office:value-type="string">
            <text:p>2.6478e-05</text:p>
          </table:table-cell>
          <table:table-cell office:value-type="float" office:value="0.0021007">
            <text:p>0.0021007</text:p>
          </table:table-cell>
          <table:table-cell table:style-name="ce1" office:value-type="string">
            <text:p>3.168e-18</text:p>
          </table:table-cell>
          <table:table-cell table:style-name="ce1" office:value-type="string">
            <text:p>8.2895e-16</text:p>
          </table:table-cell>
          <table:table-cell table:style-name="ce1" office:value-type="string">
            <text:p>4.2676e-17</text:p>
          </table:table-cell>
          <table:table-cell table:style-name="ce1" office:value-type="string">
            <text:p>1.5473e-15</text:p>
          </table:table-cell>
        </table:table-row>
        <table:table-row table:style-name="ro4">
          <table:table-cell office:value-type="float" office:value="3310.702">
            <text:p>3310.702</text:p>
          </table:table-cell>
          <table:table-cell table:formula="of:=[.M333]*1000000" office:value-type="float" office:value="152.1">
            <text:p>152.1</text:p>
          </table:table-cell>
          <table:table-cell table:formula="of:=[.N333]*1000000" office:value-type="float" office:value="0.068905">
            <text:p>0.068905</text:p>
          </table:table-cell>
          <table:table-cell table:formula="of:=[.O333]*1000000" office:value-type="float" office:value="0.36112">
            <text:p>0.36112</text:p>
          </table:table-cell>
          <table:table-cell table:formula="of:=[.P333]*1000000" office:value-type="float" office:value="0.0049917">
            <text:p>0.0049917</text:p>
          </table:table-cell>
          <table:table-cell table:formula="of:=[.Q333]*1000000" office:value-type="float" office:value="0.011326">
            <text:p>0.011326</text:p>
          </table:table-cell>
          <table:table-cell table:formula="of:=[.R333]*1000000" office:value-type="float" office:value="0.4274">
            <text:p>0.4274</text:p>
          </table:table-cell>
          <table:table-cell table:formula="of:=[.S333]*1000000" office:value-type="float" office:value="26.487">
            <text:p>26.487</text:p>
          </table:table-cell>
          <table:table-cell table:formula="of:=[.T333]*1000000" office:value-type="float" office:value="2100.7">
            <text:p>2100.7</text:p>
          </table:table-cell>
          <table:table-cell table:formula="of:=[.U333]*1000000000000" office:value-type="float" office:value="0.0000031684">
            <text:p>3.1684E-006</text:p>
          </table:table-cell>
          <table:table-cell table:formula="of:=[.V333]*1000000000000" office:value-type="float" office:value="0.00082392">
            <text:p>0.00082392</text:p>
          </table:table-cell>
          <table:table-cell table:formula="of:=([.W333]+[.X333])*1000000000000" office:value-type="float" office:value="0.001585864">
            <text:p>0.001585864</text:p>
          </table:table-cell>
          <table:table-cell office:value-type="float" office:value="0.0001521">
            <text:p>0.0001521</text:p>
          </table:table-cell>
          <table:table-cell table:style-name="ce1" office:value-type="string">
            <text:p>6.8905e-08</text:p>
          </table:table-cell>
          <table:table-cell table:style-name="ce1" office:value-type="string">
            <text:p>3.6112e-07</text:p>
          </table:table-cell>
          <table:table-cell table:style-name="ce1" office:value-type="string">
            <text:p>4.9917e-09</text:p>
          </table:table-cell>
          <table:table-cell table:style-name="ce1" office:value-type="string">
            <text:p>1.1326e-08</text:p>
          </table:table-cell>
          <table:table-cell table:style-name="ce1" office:value-type="string">
            <text:p>4.274e-07</text:p>
          </table:table-cell>
          <table:table-cell table:style-name="ce1" office:value-type="string">
            <text:p>2.6487e-05</text:p>
          </table:table-cell>
          <table:table-cell office:value-type="float" office:value="0.0021007">
            <text:p>0.0021007</text:p>
          </table:table-cell>
          <table:table-cell table:style-name="ce1" office:value-type="string">
            <text:p>3.1684e-18</text:p>
          </table:table-cell>
          <table:table-cell table:style-name="ce1" office:value-type="string">
            <text:p>8.2392e-16</text:p>
          </table:table-cell>
          <table:table-cell table:style-name="ce1" office:value-type="string">
            <text:p>4.2564e-17</text:p>
          </table:table-cell>
          <table:table-cell table:style-name="ce1" office:value-type="string">
            <text:p>1.5433e-15</text:p>
          </table:table-cell>
        </table:table-row>
        <table:table-row table:style-name="ro4">
          <table:table-cell office:value-type="float" office:value="3320.702">
            <text:p>3320.702</text:p>
          </table:table-cell>
          <table:table-cell table:formula="of:=[.M334]*1000000" office:value-type="float" office:value="152.1">
            <text:p>152.1</text:p>
          </table:table-cell>
          <table:table-cell table:formula="of:=[.N334]*1000000" office:value-type="float" office:value="0.068737">
            <text:p>0.068737</text:p>
          </table:table-cell>
          <table:table-cell table:formula="of:=[.O334]*1000000" office:value-type="float" office:value="0.36">
            <text:p>0.36</text:p>
          </table:table-cell>
          <table:table-cell table:formula="of:=[.P334]*1000000" office:value-type="float" office:value="0.0049788">
            <text:p>0.0049788</text:p>
          </table:table-cell>
          <table:table-cell table:formula="of:=[.Q334]*1000000" office:value-type="float" office:value="0.011261">
            <text:p>0.011261</text:p>
          </table:table-cell>
          <table:table-cell table:formula="of:=[.R334]*1000000" office:value-type="float" office:value="0.4264">
            <text:p>0.4264</text:p>
          </table:table-cell>
          <table:table-cell table:formula="of:=[.S334]*1000000" office:value-type="float" office:value="26.497">
            <text:p>26.497</text:p>
          </table:table-cell>
          <table:table-cell table:formula="of:=[.T334]*1000000" office:value-type="float" office:value="2100.7">
            <text:p>2100.7</text:p>
          </table:table-cell>
          <table:table-cell table:formula="of:=[.U334]*1000000000000" office:value-type="float" office:value="0.0000031688">
            <text:p>3.1688E-006</text:p>
          </table:table-cell>
          <table:table-cell table:formula="of:=[.V334]*1000000000000" office:value-type="float" office:value="0.00081892">
            <text:p>0.00081892</text:p>
          </table:table-cell>
          <table:table-cell table:formula="of:=([.W334]+[.X334])*1000000000000" office:value-type="float" office:value="0.001581752">
            <text:p>0.001581752</text:p>
          </table:table-cell>
          <table:table-cell office:value-type="float" office:value="0.0001521">
            <text:p>0.0001521</text:p>
          </table:table-cell>
          <table:table-cell table:style-name="ce1" office:value-type="string">
            <text:p>6.8737e-08</text:p>
          </table:table-cell>
          <table:table-cell table:style-name="ce1" office:value-type="string">
            <text:p>3.6e-07</text:p>
          </table:table-cell>
          <table:table-cell table:style-name="ce1" office:value-type="string">
            <text:p>4.9788e-09</text:p>
          </table:table-cell>
          <table:table-cell table:style-name="ce1" office:value-type="string">
            <text:p>1.1261e-08</text:p>
          </table:table-cell>
          <table:table-cell table:style-name="ce1" office:value-type="string">
            <text:p>4.264e-07</text:p>
          </table:table-cell>
          <table:table-cell table:style-name="ce1" office:value-type="string">
            <text:p>2.6497e-05</text:p>
          </table:table-cell>
          <table:table-cell office:value-type="float" office:value="0.0021007">
            <text:p>0.0021007</text:p>
          </table:table-cell>
          <table:table-cell table:style-name="ce1" office:value-type="string">
            <text:p>3.1688e-18</text:p>
          </table:table-cell>
          <table:table-cell table:style-name="ce1" office:value-type="string">
            <text:p>8.1892e-16</text:p>
          </table:table-cell>
          <table:table-cell table:style-name="ce1" office:value-type="string">
            <text:p>4.2452e-17</text:p>
          </table:table-cell>
          <table:table-cell table:style-name="ce1" office:value-type="string">
            <text:p>1.5393e-15</text:p>
          </table:table-cell>
        </table:table-row>
        <table:table-row table:style-name="ro4">
          <table:table-cell office:value-type="float" office:value="3330.702">
            <text:p>3330.702</text:p>
          </table:table-cell>
          <table:table-cell table:formula="of:=[.M335]*1000000" office:value-type="float" office:value="152.09">
            <text:p>152.09</text:p>
          </table:table-cell>
          <table:table-cell table:formula="of:=[.N335]*1000000" office:value-type="float" office:value="0.068569">
            <text:p>0.068569</text:p>
          </table:table-cell>
          <table:table-cell table:formula="of:=[.O335]*1000000" office:value-type="float" office:value="0.35889">
            <text:p>0.35889</text:p>
          </table:table-cell>
          <table:table-cell table:formula="of:=[.P335]*1000000" office:value-type="float" office:value="0.0049659">
            <text:p>0.0049659</text:p>
          </table:table-cell>
          <table:table-cell table:formula="of:=[.Q335]*1000000" office:value-type="float" office:value="0.011196">
            <text:p>0.011196</text:p>
          </table:table-cell>
          <table:table-cell table:formula="of:=[.R335]*1000000" office:value-type="float" office:value="0.4254">
            <text:p>0.4254</text:p>
          </table:table-cell>
          <table:table-cell table:formula="of:=[.S335]*1000000" office:value-type="float" office:value="26.506">
            <text:p>26.506</text:p>
          </table:table-cell>
          <table:table-cell table:formula="of:=[.T335]*1000000" office:value-type="float" office:value="2100.7">
            <text:p>2100.7</text:p>
          </table:table-cell>
          <table:table-cell table:formula="of:=[.U335]*1000000000000" office:value-type="float" office:value="0.0000031691">
            <text:p>3.1691E-006</text:p>
          </table:table-cell>
          <table:table-cell table:formula="of:=[.V335]*1000000000000" office:value-type="float" office:value="0.00081396">
            <text:p>0.00081396</text:p>
          </table:table-cell>
          <table:table-cell table:formula="of:=([.W335]+[.X335])*1000000000000" office:value-type="float" office:value="0.001577642">
            <text:p>0.001577642</text:p>
          </table:table-cell>
          <table:table-cell office:value-type="float" office:value="0.00015209">
            <text:p>0.00015209</text:p>
          </table:table-cell>
          <table:table-cell table:style-name="ce1" office:value-type="string">
            <text:p>6.8569e-08</text:p>
          </table:table-cell>
          <table:table-cell table:style-name="ce1" office:value-type="string">
            <text:p>3.5889e-07</text:p>
          </table:table-cell>
          <table:table-cell table:style-name="ce1" office:value-type="string">
            <text:p>4.9659e-09</text:p>
          </table:table-cell>
          <table:table-cell table:style-name="ce1" office:value-type="string">
            <text:p>1.1196e-08</text:p>
          </table:table-cell>
          <table:table-cell table:style-name="ce1" office:value-type="string">
            <text:p>4.254e-07</text:p>
          </table:table-cell>
          <table:table-cell table:style-name="ce1" office:value-type="string">
            <text:p>2.6506e-05</text:p>
          </table:table-cell>
          <table:table-cell office:value-type="float" office:value="0.0021007">
            <text:p>0.0021007</text:p>
          </table:table-cell>
          <table:table-cell table:style-name="ce1" office:value-type="string">
            <text:p>3.1691e-18</text:p>
          </table:table-cell>
          <table:table-cell table:style-name="ce1" office:value-type="string">
            <text:p>8.1396e-16</text:p>
          </table:table-cell>
          <table:table-cell table:style-name="ce1" office:value-type="string">
            <text:p>4.2342e-17</text:p>
          </table:table-cell>
          <table:table-cell table:style-name="ce1" office:value-type="string">
            <text:p>1.5353e-15</text:p>
          </table:table-cell>
        </table:table-row>
        <table:table-row table:style-name="ro4">
          <table:table-cell office:value-type="float" office:value="3340.702">
            <text:p>3340.702</text:p>
          </table:table-cell>
          <table:table-cell table:formula="of:=[.M336]*1000000" office:value-type="float" office:value="152.08">
            <text:p>152.08</text:p>
          </table:table-cell>
          <table:table-cell table:formula="of:=[.N336]*1000000" office:value-type="float" office:value="0.068402">
            <text:p>0.068402</text:p>
          </table:table-cell>
          <table:table-cell table:formula="of:=[.O336]*1000000" office:value-type="float" office:value="0.35778">
            <text:p>0.35778</text:p>
          </table:table-cell>
          <table:table-cell table:formula="of:=[.P336]*1000000" office:value-type="float" office:value="0.0049531">
            <text:p>0.0049531</text:p>
          </table:table-cell>
          <table:table-cell table:formula="of:=[.Q336]*1000000" office:value-type="float" office:value="0.011131">
            <text:p>0.011131</text:p>
          </table:table-cell>
          <table:table-cell table:formula="of:=[.R336]*1000000" office:value-type="float" office:value="0.4244">
            <text:p>0.4244</text:p>
          </table:table-cell>
          <table:table-cell table:formula="of:=[.S336]*1000000" office:value-type="float" office:value="26.516">
            <text:p>26.516</text:p>
          </table:table-cell>
          <table:table-cell table:formula="of:=[.T336]*1000000" office:value-type="float" office:value="2100.6">
            <text:p>2100.6</text:p>
          </table:table-cell>
          <table:table-cell table:formula="of:=[.U336]*1000000000000" office:value-type="float" office:value="0.0000031695">
            <text:p>3.1695E-006</text:p>
          </table:table-cell>
          <table:table-cell table:formula="of:=[.V336]*1000000000000" office:value-type="float" office:value="0.00080904">
            <text:p>0.00080904</text:p>
          </table:table-cell>
          <table:table-cell table:formula="of:=([.W336]+[.X336])*1000000000000" office:value-type="float" office:value="0.001573531">
            <text:p>0.001573531</text:p>
          </table:table-cell>
          <table:table-cell office:value-type="float" office:value="0.00015208">
            <text:p>0.00015208</text:p>
          </table:table-cell>
          <table:table-cell table:style-name="ce1" office:value-type="string">
            <text:p>6.8402e-08</text:p>
          </table:table-cell>
          <table:table-cell table:style-name="ce1" office:value-type="string">
            <text:p>3.5778e-07</text:p>
          </table:table-cell>
          <table:table-cell table:style-name="ce1" office:value-type="string">
            <text:p>4.9531e-09</text:p>
          </table:table-cell>
          <table:table-cell table:style-name="ce1" office:value-type="string">
            <text:p>1.1131e-08</text:p>
          </table:table-cell>
          <table:table-cell table:style-name="ce1" office:value-type="string">
            <text:p>4.244e-07</text:p>
          </table:table-cell>
          <table:table-cell table:style-name="ce1" office:value-type="string">
            <text:p>2.6516e-05</text:p>
          </table:table-cell>
          <table:table-cell office:value-type="float" office:value="0.0021006">
            <text:p>0.0021006</text:p>
          </table:table-cell>
          <table:table-cell table:style-name="ce1" office:value-type="string">
            <text:p>3.1695e-18</text:p>
          </table:table-cell>
          <table:table-cell table:style-name="ce1" office:value-type="string">
            <text:p>8.0904e-16</text:p>
          </table:table-cell>
          <table:table-cell table:style-name="ce1" office:value-type="string">
            <text:p>4.2231e-17</text:p>
          </table:table-cell>
          <table:table-cell table:style-name="ce1" office:value-type="string">
            <text:p>1.5313e-15</text:p>
          </table:table-cell>
        </table:table-row>
        <table:table-row table:style-name="ro4">
          <table:table-cell office:value-type="float" office:value="3350.702">
            <text:p>3350.702</text:p>
          </table:table-cell>
          <table:table-cell table:formula="of:=[.M337]*1000000" office:value-type="float" office:value="152.08">
            <text:p>152.08</text:p>
          </table:table-cell>
          <table:table-cell table:formula="of:=[.N337]*1000000" office:value-type="float" office:value="0.068235">
            <text:p>0.068235</text:p>
          </table:table-cell>
          <table:table-cell table:formula="of:=[.O337]*1000000" office:value-type="float" office:value="0.35668">
            <text:p>0.35668</text:p>
          </table:table-cell>
          <table:table-cell table:formula="of:=[.P337]*1000000" office:value-type="float" office:value="0.0049403">
            <text:p>0.0049403</text:p>
          </table:table-cell>
          <table:table-cell table:formula="of:=[.Q337]*1000000" office:value-type="float" office:value="0.011067">
            <text:p>0.011067</text:p>
          </table:table-cell>
          <table:table-cell table:formula="of:=[.R337]*1000000" office:value-type="float" office:value="0.4234">
            <text:p>0.4234</text:p>
          </table:table-cell>
          <table:table-cell table:formula="of:=[.S337]*1000000" office:value-type="float" office:value="26.525">
            <text:p>26.525</text:p>
          </table:table-cell>
          <table:table-cell table:formula="of:=[.T337]*1000000" office:value-type="float" office:value="2100.6">
            <text:p>2100.6</text:p>
          </table:table-cell>
          <table:table-cell table:formula="of:=[.U337]*1000000000000" office:value-type="float" office:value="0.0000031699">
            <text:p>3.1699E-006</text:p>
          </table:table-cell>
          <table:table-cell table:formula="of:=[.V337]*1000000000000" office:value-type="float" office:value="0.00080416">
            <text:p>0.00080416</text:p>
          </table:table-cell>
          <table:table-cell table:formula="of:=([.W337]+[.X337])*1000000000000" office:value-type="float" office:value="0.001569421">
            <text:p>0.001569421</text:p>
          </table:table-cell>
          <table:table-cell office:value-type="float" office:value="0.00015208">
            <text:p>0.00015208</text:p>
          </table:table-cell>
          <table:table-cell table:style-name="ce1" office:value-type="string">
            <text:p>6.8235e-08</text:p>
          </table:table-cell>
          <table:table-cell table:style-name="ce1" office:value-type="string">
            <text:p>3.5668e-07</text:p>
          </table:table-cell>
          <table:table-cell table:style-name="ce1" office:value-type="string">
            <text:p>4.9403e-09</text:p>
          </table:table-cell>
          <table:table-cell table:style-name="ce1" office:value-type="string">
            <text:p>1.1067e-08</text:p>
          </table:table-cell>
          <table:table-cell table:style-name="ce1" office:value-type="string">
            <text:p>4.234e-07</text:p>
          </table:table-cell>
          <table:table-cell table:style-name="ce1" office:value-type="string">
            <text:p>2.6525e-05</text:p>
          </table:table-cell>
          <table:table-cell office:value-type="float" office:value="0.0021006">
            <text:p>0.0021006</text:p>
          </table:table-cell>
          <table:table-cell table:style-name="ce1" office:value-type="string">
            <text:p>3.1699e-18</text:p>
          </table:table-cell>
          <table:table-cell table:style-name="ce1" office:value-type="string">
            <text:p>8.0416e-16</text:p>
          </table:table-cell>
          <table:table-cell table:style-name="ce1" office:value-type="string">
            <text:p>4.2121e-17</text:p>
          </table:table-cell>
          <table:table-cell table:style-name="ce1" office:value-type="string">
            <text:p>1.5273e-15</text:p>
          </table:table-cell>
        </table:table-row>
        <table:table-row table:style-name="ro4">
          <table:table-cell office:value-type="float" office:value="3360.702">
            <text:p>3360.702</text:p>
          </table:table-cell>
          <table:table-cell table:formula="of:=[.M338]*1000000" office:value-type="float" office:value="152.07">
            <text:p>152.07</text:p>
          </table:table-cell>
          <table:table-cell table:formula="of:=[.N338]*1000000" office:value-type="float" office:value="0.068069">
            <text:p>0.068069</text:p>
          </table:table-cell>
          <table:table-cell table:formula="of:=[.O338]*1000000" office:value-type="float" office:value="0.35559">
            <text:p>0.35559</text:p>
          </table:table-cell>
          <table:table-cell table:formula="of:=[.P338]*1000000" office:value-type="float" office:value="0.0049275">
            <text:p>0.0049275</text:p>
          </table:table-cell>
          <table:table-cell table:formula="of:=[.Q338]*1000000" office:value-type="float" office:value="0.011003">
            <text:p>0.011003</text:p>
          </table:table-cell>
          <table:table-cell table:formula="of:=[.R338]*1000000" office:value-type="float" office:value="0.42241">
            <text:p>0.42241</text:p>
          </table:table-cell>
          <table:table-cell table:formula="of:=[.S338]*1000000" office:value-type="float" office:value="26.535">
            <text:p>26.535</text:p>
          </table:table-cell>
          <table:table-cell table:formula="of:=[.T338]*1000000" office:value-type="float" office:value="2100.6">
            <text:p>2100.6</text:p>
          </table:table-cell>
          <table:table-cell table:formula="of:=[.U338]*1000000000000" office:value-type="float" office:value="0.0000031702">
            <text:p>3.1702E-006</text:p>
          </table:table-cell>
          <table:table-cell table:formula="of:=[.V338]*1000000000000" office:value-type="float" office:value="0.00079931">
            <text:p>0.00079931</text:p>
          </table:table-cell>
          <table:table-cell table:formula="of:=([.W338]+[.X338])*1000000000000" office:value-type="float" office:value="0.001565412">
            <text:p>0.001565412</text:p>
          </table:table-cell>
          <table:table-cell office:value-type="float" office:value="0.00015207">
            <text:p>0.00015207</text:p>
          </table:table-cell>
          <table:table-cell table:style-name="ce1" office:value-type="string">
            <text:p>6.8069e-08</text:p>
          </table:table-cell>
          <table:table-cell table:style-name="ce1" office:value-type="string">
            <text:p>3.5559e-07</text:p>
          </table:table-cell>
          <table:table-cell table:style-name="ce1" office:value-type="string">
            <text:p>4.9275e-09</text:p>
          </table:table-cell>
          <table:table-cell table:style-name="ce1" office:value-type="string">
            <text:p>1.1003e-08</text:p>
          </table:table-cell>
          <table:table-cell table:style-name="ce1" office:value-type="string">
            <text:p>4.2241e-07</text:p>
          </table:table-cell>
          <table:table-cell table:style-name="ce1" office:value-type="string">
            <text:p>2.6535e-05</text:p>
          </table:table-cell>
          <table:table-cell office:value-type="float" office:value="0.0021006">
            <text:p>0.0021006</text:p>
          </table:table-cell>
          <table:table-cell table:style-name="ce1" office:value-type="string">
            <text:p>3.1702e-18</text:p>
          </table:table-cell>
          <table:table-cell table:style-name="ce1" office:value-type="string">
            <text:p>7.9931e-16</text:p>
          </table:table-cell>
          <table:table-cell table:style-name="ce1" office:value-type="string">
            <text:p>4.2012e-17</text:p>
          </table:table-cell>
          <table:table-cell table:style-name="ce1" office:value-type="string">
            <text:p>1.5234e-15</text:p>
          </table:table-cell>
        </table:table-row>
        <table:table-row table:style-name="ro4">
          <table:table-cell office:value-type="float" office:value="3370.702">
            <text:p>3370.702</text:p>
          </table:table-cell>
          <table:table-cell table:formula="of:=[.M339]*1000000" office:value-type="float" office:value="152.07">
            <text:p>152.07</text:p>
          </table:table-cell>
          <table:table-cell table:formula="of:=[.N339]*1000000" office:value-type="float" office:value="0.067903">
            <text:p>0.067903</text:p>
          </table:table-cell>
          <table:table-cell table:formula="of:=[.O339]*1000000" office:value-type="float" office:value="0.3545">
            <text:p>0.3545</text:p>
          </table:table-cell>
          <table:table-cell table:formula="of:=[.P339]*1000000" office:value-type="float" office:value="0.0049147">
            <text:p>0.0049147</text:p>
          </table:table-cell>
          <table:table-cell table:formula="of:=[.Q339]*1000000" office:value-type="float" office:value="0.01094">
            <text:p>0.01094</text:p>
          </table:table-cell>
          <table:table-cell table:formula="of:=[.R339]*1000000" office:value-type="float" office:value="0.42142">
            <text:p>0.42142</text:p>
          </table:table-cell>
          <table:table-cell table:formula="of:=[.S339]*1000000" office:value-type="float" office:value="26.544">
            <text:p>26.544</text:p>
          </table:table-cell>
          <table:table-cell table:formula="of:=[.T339]*1000000" office:value-type="float" office:value="2100.6">
            <text:p>2100.6</text:p>
          </table:table-cell>
          <table:table-cell table:formula="of:=[.U339]*1000000000000" office:value-type="float" office:value="0.0000031706">
            <text:p>3.1706E-006</text:p>
          </table:table-cell>
          <table:table-cell table:formula="of:=[.V339]*1000000000000" office:value-type="float" office:value="0.00079451">
            <text:p>0.00079451</text:p>
          </table:table-cell>
          <table:table-cell table:formula="of:=([.W339]+[.X339])*1000000000000" office:value-type="float" office:value="0.001561403">
            <text:p>0.001561403</text:p>
          </table:table-cell>
          <table:table-cell office:value-type="float" office:value="0.00015207">
            <text:p>0.00015207</text:p>
          </table:table-cell>
          <table:table-cell table:style-name="ce1" office:value-type="string">
            <text:p>6.7903e-08</text:p>
          </table:table-cell>
          <table:table-cell table:style-name="ce1" office:value-type="string">
            <text:p>3.545e-07</text:p>
          </table:table-cell>
          <table:table-cell table:style-name="ce1" office:value-type="string">
            <text:p>4.9147e-09</text:p>
          </table:table-cell>
          <table:table-cell table:style-name="ce1" office:value-type="string">
            <text:p>1.094e-08</text:p>
          </table:table-cell>
          <table:table-cell table:style-name="ce1" office:value-type="string">
            <text:p>4.2142e-07</text:p>
          </table:table-cell>
          <table:table-cell table:style-name="ce1" office:value-type="string">
            <text:p>2.6544e-05</text:p>
          </table:table-cell>
          <table:table-cell office:value-type="float" office:value="0.0021006">
            <text:p>0.0021006</text:p>
          </table:table-cell>
          <table:table-cell table:style-name="ce1" office:value-type="string">
            <text:p>3.1706e-18</text:p>
          </table:table-cell>
          <table:table-cell table:style-name="ce1" office:value-type="string">
            <text:p>7.9451e-16</text:p>
          </table:table-cell>
          <table:table-cell table:style-name="ce1" office:value-type="string">
            <text:p>4.1903e-17</text:p>
          </table:table-cell>
          <table:table-cell table:style-name="ce1" office:value-type="string">
            <text:p>1.5195e-15</text:p>
          </table:table-cell>
        </table:table-row>
        <table:table-row table:style-name="ro4">
          <table:table-cell office:value-type="float" office:value="3380.702">
            <text:p>3380.702</text:p>
          </table:table-cell>
          <table:table-cell table:formula="of:=[.M340]*1000000" office:value-type="float" office:value="152.06">
            <text:p>152.06</text:p>
          </table:table-cell>
          <table:table-cell table:formula="of:=[.N340]*1000000" office:value-type="float" office:value="0.067738">
            <text:p>0.067738</text:p>
          </table:table-cell>
          <table:table-cell table:formula="of:=[.O340]*1000000" office:value-type="float" office:value="0.35342">
            <text:p>0.35342</text:p>
          </table:table-cell>
          <table:table-cell table:formula="of:=[.P340]*1000000" office:value-type="float" office:value="0.004902">
            <text:p>0.004902</text:p>
          </table:table-cell>
          <table:table-cell table:formula="of:=[.Q340]*1000000" office:value-type="float" office:value="0.010877">
            <text:p>0.010877</text:p>
          </table:table-cell>
          <table:table-cell table:formula="of:=[.R340]*1000000" office:value-type="float" office:value="0.42043">
            <text:p>0.42043</text:p>
          </table:table-cell>
          <table:table-cell table:formula="of:=[.S340]*1000000" office:value-type="float" office:value="26.553">
            <text:p>26.553</text:p>
          </table:table-cell>
          <table:table-cell table:formula="of:=[.T340]*1000000" office:value-type="float" office:value="2100.6">
            <text:p>2100.6</text:p>
          </table:table-cell>
          <table:table-cell table:formula="of:=[.U340]*1000000000000" office:value-type="float" office:value="0.000003171">
            <text:p>0.000003171</text:p>
          </table:table-cell>
          <table:table-cell table:formula="of:=[.V340]*1000000000000" office:value-type="float" office:value="0.00078974">
            <text:p>0.00078974</text:p>
          </table:table-cell>
          <table:table-cell table:formula="of:=([.W340]+[.X340])*1000000000000" office:value-type="float" office:value="0.001557394">
            <text:p>0.001557394</text:p>
          </table:table-cell>
          <table:table-cell office:value-type="float" office:value="0.00015206">
            <text:p>0.00015206</text:p>
          </table:table-cell>
          <table:table-cell table:style-name="ce1" office:value-type="string">
            <text:p>6.7738e-08</text:p>
          </table:table-cell>
          <table:table-cell table:style-name="ce1" office:value-type="string">
            <text:p>3.5342e-07</text:p>
          </table:table-cell>
          <table:table-cell table:style-name="ce1" office:value-type="string">
            <text:p>4.902e-09</text:p>
          </table:table-cell>
          <table:table-cell table:style-name="ce1" office:value-type="string">
            <text:p>1.0877e-08</text:p>
          </table:table-cell>
          <table:table-cell table:style-name="ce1" office:value-type="string">
            <text:p>4.2043e-07</text:p>
          </table:table-cell>
          <table:table-cell table:style-name="ce1" office:value-type="string">
            <text:p>2.6553e-05</text:p>
          </table:table-cell>
          <table:table-cell office:value-type="float" office:value="0.0021006">
            <text:p>0.0021006</text:p>
          </table:table-cell>
          <table:table-cell table:style-name="ce1" office:value-type="string">
            <text:p>3.171e-18</text:p>
          </table:table-cell>
          <table:table-cell table:style-name="ce1" office:value-type="string">
            <text:p>7.8974e-16</text:p>
          </table:table-cell>
          <table:table-cell table:style-name="ce1" office:value-type="string">
            <text:p>4.1794e-17</text:p>
          </table:table-cell>
          <table:table-cell table:style-name="ce1" office:value-type="string">
            <text:p>1.5156e-15</text:p>
          </table:table-cell>
        </table:table-row>
        <table:table-row table:style-name="ro4">
          <table:table-cell office:value-type="float" office:value="3390.702">
            <text:p>3390.702</text:p>
          </table:table-cell>
          <table:table-cell table:formula="of:=[.M341]*1000000" office:value-type="float" office:value="152.05">
            <text:p>152.05</text:p>
          </table:table-cell>
          <table:table-cell table:formula="of:=[.N341]*1000000" office:value-type="float" office:value="0.067573">
            <text:p>0.067573</text:p>
          </table:table-cell>
          <table:table-cell table:formula="of:=[.O341]*1000000" office:value-type="float" office:value="0.35234">
            <text:p>0.35234</text:p>
          </table:table-cell>
          <table:table-cell table:formula="of:=[.P341]*1000000" office:value-type="float" office:value="0.0048894">
            <text:p>0.0048894</text:p>
          </table:table-cell>
          <table:table-cell table:formula="of:=[.Q341]*1000000" office:value-type="float" office:value="0.010815">
            <text:p>0.010815</text:p>
          </table:table-cell>
          <table:table-cell table:formula="of:=[.R341]*1000000" office:value-type="float" office:value="0.41945">
            <text:p>0.41945</text:p>
          </table:table-cell>
          <table:table-cell table:formula="of:=[.S341]*1000000" office:value-type="float" office:value="26.563">
            <text:p>26.563</text:p>
          </table:table-cell>
          <table:table-cell table:formula="of:=[.T341]*1000000" office:value-type="float" office:value="2100.6">
            <text:p>2100.6</text:p>
          </table:table-cell>
          <table:table-cell table:formula="of:=[.U341]*1000000000000" office:value-type="float" office:value="0.0000031713">
            <text:p>3.1713E-006</text:p>
          </table:table-cell>
          <table:table-cell table:formula="of:=[.V341]*1000000000000" office:value-type="float" office:value="0.00078501">
            <text:p>0.00078501</text:p>
          </table:table-cell>
          <table:table-cell table:formula="of:=([.W341]+[.X341])*1000000000000" office:value-type="float" office:value="0.001553386">
            <text:p>0.001553386</text:p>
          </table:table-cell>
          <table:table-cell office:value-type="float" office:value="0.00015205">
            <text:p>0.00015205</text:p>
          </table:table-cell>
          <table:table-cell table:style-name="ce1" office:value-type="string">
            <text:p>6.7573e-08</text:p>
          </table:table-cell>
          <table:table-cell table:style-name="ce1" office:value-type="string">
            <text:p>3.5234e-07</text:p>
          </table:table-cell>
          <table:table-cell table:style-name="ce1" office:value-type="string">
            <text:p>4.8894e-09</text:p>
          </table:table-cell>
          <table:table-cell table:style-name="ce1" office:value-type="string">
            <text:p>1.0815e-08</text:p>
          </table:table-cell>
          <table:table-cell table:style-name="ce1" office:value-type="string">
            <text:p>4.1945e-07</text:p>
          </table:table-cell>
          <table:table-cell table:style-name="ce1" office:value-type="string">
            <text:p>2.6563e-05</text:p>
          </table:table-cell>
          <table:table-cell office:value-type="float" office:value="0.0021006">
            <text:p>0.0021006</text:p>
          </table:table-cell>
          <table:table-cell table:style-name="ce1" office:value-type="string">
            <text:p>3.1713e-18</text:p>
          </table:table-cell>
          <table:table-cell table:style-name="ce1" office:value-type="string">
            <text:p>7.8501e-16</text:p>
          </table:table-cell>
          <table:table-cell table:style-name="ce1" office:value-type="string">
            <text:p>4.1686e-17</text:p>
          </table:table-cell>
          <table:table-cell table:style-name="ce1" office:value-type="string">
            <text:p>1.5117e-15</text:p>
          </table:table-cell>
        </table:table-row>
        <table:table-row table:style-name="ro4">
          <table:table-cell office:value-type="float" office:value="3400.702">
            <text:p>3400.702</text:p>
          </table:table-cell>
          <table:table-cell table:formula="of:=[.M342]*1000000" office:value-type="float" office:value="152.05">
            <text:p>152.05</text:p>
          </table:table-cell>
          <table:table-cell table:formula="of:=[.N342]*1000000" office:value-type="float" office:value="0.067409">
            <text:p>0.067409</text:p>
          </table:table-cell>
          <table:table-cell table:formula="of:=[.O342]*1000000" office:value-type="float" office:value="0.35128">
            <text:p>0.35128</text:p>
          </table:table-cell>
          <table:table-cell table:formula="of:=[.P342]*1000000" office:value-type="float" office:value="0.0048767">
            <text:p>0.0048767</text:p>
          </table:table-cell>
          <table:table-cell table:formula="of:=[.Q342]*1000000" office:value-type="float" office:value="0.010753">
            <text:p>0.010753</text:p>
          </table:table-cell>
          <table:table-cell table:formula="of:=[.R342]*1000000" office:value-type="float" office:value="0.41847">
            <text:p>0.41847</text:p>
          </table:table-cell>
          <table:table-cell table:formula="of:=[.S342]*1000000" office:value-type="float" office:value="26.572">
            <text:p>26.572</text:p>
          </table:table-cell>
          <table:table-cell table:formula="of:=[.T342]*1000000" office:value-type="float" office:value="2100.5">
            <text:p>2100.5</text:p>
          </table:table-cell>
          <table:table-cell table:formula="of:=[.U342]*1000000000000" office:value-type="float" office:value="0.0000031717">
            <text:p>3.1717E-006</text:p>
          </table:table-cell>
          <table:table-cell table:formula="of:=[.V342]*1000000000000" office:value-type="float" office:value="0.00078031">
            <text:p>0.00078031</text:p>
          </table:table-cell>
          <table:table-cell table:formula="of:=([.W342]+[.X342])*1000000000000" office:value-type="float" office:value="0.001549378">
            <text:p>0.001549378</text:p>
          </table:table-cell>
          <table:table-cell office:value-type="float" office:value="0.00015205">
            <text:p>0.00015205</text:p>
          </table:table-cell>
          <table:table-cell table:style-name="ce1" office:value-type="string">
            <text:p>6.7409e-08</text:p>
          </table:table-cell>
          <table:table-cell table:style-name="ce1" office:value-type="string">
            <text:p>3.5128e-07</text:p>
          </table:table-cell>
          <table:table-cell table:style-name="ce1" office:value-type="string">
            <text:p>4.8767e-09</text:p>
          </table:table-cell>
          <table:table-cell table:style-name="ce1" office:value-type="string">
            <text:p>1.0753e-08</text:p>
          </table:table-cell>
          <table:table-cell table:style-name="ce1" office:value-type="string">
            <text:p>4.1847e-07</text:p>
          </table:table-cell>
          <table:table-cell table:style-name="ce1" office:value-type="string">
            <text:p>2.6572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17e-18</text:p>
          </table:table-cell>
          <table:table-cell table:style-name="ce1" office:value-type="string">
            <text:p>7.8031e-16</text:p>
          </table:table-cell>
          <table:table-cell table:style-name="ce1" office:value-type="string">
            <text:p>4.1578e-17</text:p>
          </table:table-cell>
          <table:table-cell table:style-name="ce1" office:value-type="string">
            <text:p>1.5078e-15</text:p>
          </table:table-cell>
        </table:table-row>
        <table:table-row table:style-name="ro4">
          <table:table-cell office:value-type="float" office:value="3410.702">
            <text:p>3410.702</text:p>
          </table:table-cell>
          <table:table-cell table:formula="of:=[.M343]*1000000" office:value-type="float" office:value="152.04">
            <text:p>152.04</text:p>
          </table:table-cell>
          <table:table-cell table:formula="of:=[.N343]*1000000" office:value-type="float" office:value="0.067245">
            <text:p>0.067245</text:p>
          </table:table-cell>
          <table:table-cell table:formula="of:=[.O343]*1000000" office:value-type="float" office:value="0.35021">
            <text:p>0.35021</text:p>
          </table:table-cell>
          <table:table-cell table:formula="of:=[.P343]*1000000" office:value-type="float" office:value="0.0048642">
            <text:p>0.0048642</text:p>
          </table:table-cell>
          <table:table-cell table:formula="of:=[.Q343]*1000000" office:value-type="float" office:value="0.010692">
            <text:p>0.010692</text:p>
          </table:table-cell>
          <table:table-cell table:formula="of:=[.R343]*1000000" office:value-type="float" office:value="0.41749">
            <text:p>0.41749</text:p>
          </table:table-cell>
          <table:table-cell table:formula="of:=[.S343]*1000000" office:value-type="float" office:value="26.581">
            <text:p>26.581</text:p>
          </table:table-cell>
          <table:table-cell table:formula="of:=[.T343]*1000000" office:value-type="float" office:value="2100.5">
            <text:p>2100.5</text:p>
          </table:table-cell>
          <table:table-cell table:formula="of:=[.U343]*1000000000000" office:value-type="float" office:value="0.0000031721">
            <text:p>3.1721E-006</text:p>
          </table:table-cell>
          <table:table-cell table:formula="of:=[.V343]*1000000000000" office:value-type="float" office:value="0.00077566">
            <text:p>0.00077566</text:p>
          </table:table-cell>
          <table:table-cell table:formula="of:=([.W343]+[.X343])*1000000000000" office:value-type="float" office:value="0.001545371">
            <text:p>0.001545371</text:p>
          </table:table-cell>
          <table:table-cell office:value-type="float" office:value="0.00015204">
            <text:p>0.00015204</text:p>
          </table:table-cell>
          <table:table-cell table:style-name="ce1" office:value-type="string">
            <text:p>6.7245e-08</text:p>
          </table:table-cell>
          <table:table-cell table:style-name="ce1" office:value-type="string">
            <text:p>3.5021e-07</text:p>
          </table:table-cell>
          <table:table-cell table:style-name="ce1" office:value-type="string">
            <text:p>4.8642e-09</text:p>
          </table:table-cell>
          <table:table-cell table:style-name="ce1" office:value-type="string">
            <text:p>1.0692e-08</text:p>
          </table:table-cell>
          <table:table-cell table:style-name="ce1" office:value-type="string">
            <text:p>4.1749e-07</text:p>
          </table:table-cell>
          <table:table-cell table:style-name="ce1" office:value-type="string">
            <text:p>2.6581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21e-18</text:p>
          </table:table-cell>
          <table:table-cell table:style-name="ce1" office:value-type="string">
            <text:p>7.7566e-16</text:p>
          </table:table-cell>
          <table:table-cell table:style-name="ce1" office:value-type="string">
            <text:p>4.1471e-17</text:p>
          </table:table-cell>
          <table:table-cell table:style-name="ce1" office:value-type="string">
            <text:p>1.5039e-15</text:p>
          </table:table-cell>
        </table:table-row>
        <table:table-row table:style-name="ro4">
          <table:table-cell office:value-type="float" office:value="3420.702">
            <text:p>3420.702</text:p>
          </table:table-cell>
          <table:table-cell table:formula="of:=[.M344]*1000000" office:value-type="float" office:value="152.04">
            <text:p>152.04</text:p>
          </table:table-cell>
          <table:table-cell table:formula="of:=[.N344]*1000000" office:value-type="float" office:value="0.067082">
            <text:p>0.067082</text:p>
          </table:table-cell>
          <table:table-cell table:formula="of:=[.O344]*1000000" office:value-type="float" office:value="0.34916">
            <text:p>0.34916</text:p>
          </table:table-cell>
          <table:table-cell table:formula="of:=[.P344]*1000000" office:value-type="float" office:value="0.0048516">
            <text:p>0.0048516</text:p>
          </table:table-cell>
          <table:table-cell table:formula="of:=[.Q344]*1000000" office:value-type="float" office:value="0.010631">
            <text:p>0.010631</text:p>
          </table:table-cell>
          <table:table-cell table:formula="of:=[.R344]*1000000" office:value-type="float" office:value="0.41652">
            <text:p>0.41652</text:p>
          </table:table-cell>
          <table:table-cell table:formula="of:=[.S344]*1000000" office:value-type="float" office:value="26.591">
            <text:p>26.591</text:p>
          </table:table-cell>
          <table:table-cell table:formula="of:=[.T344]*1000000" office:value-type="float" office:value="2100.5">
            <text:p>2100.5</text:p>
          </table:table-cell>
          <table:table-cell table:formula="of:=[.U344]*1000000000000" office:value-type="float" office:value="0.0000031724">
            <text:p>3.1724E-006</text:p>
          </table:table-cell>
          <table:table-cell table:formula="of:=[.V344]*1000000000000" office:value-type="float" office:value="0.00077104">
            <text:p>0.00077104</text:p>
          </table:table-cell>
          <table:table-cell table:formula="of:=([.W344]+[.X344])*1000000000000" office:value-type="float" office:value="0.001541464">
            <text:p>0.001541464</text:p>
          </table:table-cell>
          <table:table-cell office:value-type="float" office:value="0.00015204">
            <text:p>0.00015204</text:p>
          </table:table-cell>
          <table:table-cell table:style-name="ce1" office:value-type="string">
            <text:p>6.7082e-08</text:p>
          </table:table-cell>
          <table:table-cell table:style-name="ce1" office:value-type="string">
            <text:p>3.4916e-07</text:p>
          </table:table-cell>
          <table:table-cell table:style-name="ce1" office:value-type="string">
            <text:p>4.8516e-09</text:p>
          </table:table-cell>
          <table:table-cell table:style-name="ce1" office:value-type="string">
            <text:p>1.0631e-08</text:p>
          </table:table-cell>
          <table:table-cell table:style-name="ce1" office:value-type="string">
            <text:p>4.1652e-07</text:p>
          </table:table-cell>
          <table:table-cell table:style-name="ce1" office:value-type="string">
            <text:p>2.6591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24e-18</text:p>
          </table:table-cell>
          <table:table-cell table:style-name="ce1" office:value-type="string">
            <text:p>7.7104e-16</text:p>
          </table:table-cell>
          <table:table-cell table:style-name="ce1" office:value-type="string">
            <text:p>4.1364e-17</text:p>
          </table:table-cell>
          <table:table-cell table:style-name="ce1" office:value-type="string">
            <text:p>1.5001e-15</text:p>
          </table:table-cell>
        </table:table-row>
        <table:table-row table:style-name="ro4">
          <table:table-cell office:value-type="float" office:value="3430.702">
            <text:p>3430.702</text:p>
          </table:table-cell>
          <table:table-cell table:formula="of:=[.M345]*1000000" office:value-type="float" office:value="152.03">
            <text:p>152.03</text:p>
          </table:table-cell>
          <table:table-cell table:formula="of:=[.N345]*1000000" office:value-type="float" office:value="0.066919">
            <text:p>0.066919</text:p>
          </table:table-cell>
          <table:table-cell table:formula="of:=[.O345]*1000000" office:value-type="float" office:value="0.3481">
            <text:p>0.3481</text:p>
          </table:table-cell>
          <table:table-cell table:formula="of:=[.P345]*1000000" office:value-type="float" office:value="0.0048391">
            <text:p>0.0048391</text:p>
          </table:table-cell>
          <table:table-cell table:formula="of:=[.Q345]*1000000" office:value-type="float" office:value="0.01057">
            <text:p>0.01057</text:p>
          </table:table-cell>
          <table:table-cell table:formula="of:=[.R345]*1000000" office:value-type="float" office:value="0.41555">
            <text:p>0.41555</text:p>
          </table:table-cell>
          <table:table-cell table:formula="of:=[.S345]*1000000" office:value-type="float" office:value="26.6">
            <text:p>26.6</text:p>
          </table:table-cell>
          <table:table-cell table:formula="of:=[.T345]*1000000" office:value-type="float" office:value="2100.5">
            <text:p>2100.5</text:p>
          </table:table-cell>
          <table:table-cell table:formula="of:=[.U345]*1000000000000" office:value-type="float" office:value="0.0000031728">
            <text:p>3.1728E-006</text:p>
          </table:table-cell>
          <table:table-cell table:formula="of:=[.V345]*1000000000000" office:value-type="float" office:value="0.00076645">
            <text:p>0.00076645</text:p>
          </table:table-cell>
          <table:table-cell table:formula="of:=([.W345]+[.X345])*1000000000000" office:value-type="float" office:value="0.001537558">
            <text:p>0.001537558</text:p>
          </table:table-cell>
          <table:table-cell office:value-type="float" office:value="0.00015203">
            <text:p>0.00015203</text:p>
          </table:table-cell>
          <table:table-cell table:style-name="ce1" office:value-type="string">
            <text:p>6.6919e-08</text:p>
          </table:table-cell>
          <table:table-cell table:style-name="ce1" office:value-type="string">
            <text:p>3.481e-07</text:p>
          </table:table-cell>
          <table:table-cell table:style-name="ce1" office:value-type="string">
            <text:p>4.8391e-09</text:p>
          </table:table-cell>
          <table:table-cell table:style-name="ce1" office:value-type="string">
            <text:p>1.057e-08</text:p>
          </table:table-cell>
          <table:table-cell table:style-name="ce1" office:value-type="string">
            <text:p>4.1555e-07</text:p>
          </table:table-cell>
          <table:table-cell table:style-name="ce1" office:value-type="string">
            <text:p>2.66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28e-18</text:p>
          </table:table-cell>
          <table:table-cell table:style-name="ce1" office:value-type="string">
            <text:p>7.6645e-16</text:p>
          </table:table-cell>
          <table:table-cell table:style-name="ce1" office:value-type="string">
            <text:p>4.1258e-17</text:p>
          </table:table-cell>
          <table:table-cell table:style-name="ce1" office:value-type="string">
            <text:p>1.4963e-15</text:p>
          </table:table-cell>
        </table:table-row>
        <table:table-row table:style-name="ro4">
          <table:table-cell office:value-type="float" office:value="3440.702">
            <text:p>3440.702</text:p>
          </table:table-cell>
          <table:table-cell table:formula="of:=[.M346]*1000000" office:value-type="float" office:value="152.02">
            <text:p>152.02</text:p>
          </table:table-cell>
          <table:table-cell table:formula="of:=[.N346]*1000000" office:value-type="float" office:value="0.066757">
            <text:p>0.066757</text:p>
          </table:table-cell>
          <table:table-cell table:formula="of:=[.O346]*1000000" office:value-type="float" office:value="0.34706">
            <text:p>0.34706</text:p>
          </table:table-cell>
          <table:table-cell table:formula="of:=[.P346]*1000000" office:value-type="float" office:value="0.0048266">
            <text:p>0.0048266</text:p>
          </table:table-cell>
          <table:table-cell table:formula="of:=[.Q346]*1000000" office:value-type="float" office:value="0.01051">
            <text:p>0.01051</text:p>
          </table:table-cell>
          <table:table-cell table:formula="of:=[.R346]*1000000" office:value-type="float" office:value="0.41458">
            <text:p>0.41458</text:p>
          </table:table-cell>
          <table:table-cell table:formula="of:=[.S346]*1000000" office:value-type="float" office:value="26.609">
            <text:p>26.609</text:p>
          </table:table-cell>
          <table:table-cell table:formula="of:=[.T346]*1000000" office:value-type="float" office:value="2100.5">
            <text:p>2100.5</text:p>
          </table:table-cell>
          <table:table-cell table:formula="of:=[.U346]*1000000000000" office:value-type="float" office:value="0.0000031732">
            <text:p>3.1732E-006</text:p>
          </table:table-cell>
          <table:table-cell table:formula="of:=[.V346]*1000000000000" office:value-type="float" office:value="0.0007619">
            <text:p>0.0007619</text:p>
          </table:table-cell>
          <table:table-cell table:formula="of:=([.W346]+[.X346])*1000000000000" office:value-type="float" office:value="0.001533652">
            <text:p>0.001533652</text:p>
          </table:table-cell>
          <table:table-cell office:value-type="float" office:value="0.00015202">
            <text:p>0.00015202</text:p>
          </table:table-cell>
          <table:table-cell table:style-name="ce1" office:value-type="string">
            <text:p>6.6757e-08</text:p>
          </table:table-cell>
          <table:table-cell table:style-name="ce1" office:value-type="string">
            <text:p>3.4706e-07</text:p>
          </table:table-cell>
          <table:table-cell table:style-name="ce1" office:value-type="string">
            <text:p>4.8266e-09</text:p>
          </table:table-cell>
          <table:table-cell table:style-name="ce1" office:value-type="string">
            <text:p>1.051e-08</text:p>
          </table:table-cell>
          <table:table-cell table:style-name="ce1" office:value-type="string">
            <text:p>4.1458e-07</text:p>
          </table:table-cell>
          <table:table-cell table:style-name="ce1" office:value-type="string">
            <text:p>2.6609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32e-18</text:p>
          </table:table-cell>
          <table:table-cell table:style-name="ce1" office:value-type="string">
            <text:p>7.619e-16</text:p>
          </table:table-cell>
          <table:table-cell table:style-name="ce1" office:value-type="string">
            <text:p>4.1152e-17</text:p>
          </table:table-cell>
          <table:table-cell table:style-name="ce1" office:value-type="string">
            <text:p>1.4925e-15</text:p>
          </table:table-cell>
        </table:table-row>
        <table:table-row table:style-name="ro4">
          <table:table-cell office:value-type="float" office:value="3450.702">
            <text:p>3450.702</text:p>
          </table:table-cell>
          <table:table-cell table:formula="of:=[.M347]*1000000" office:value-type="float" office:value="152.02">
            <text:p>152.02</text:p>
          </table:table-cell>
          <table:table-cell table:formula="of:=[.N347]*1000000" office:value-type="float" office:value="0.066595">
            <text:p>0.066595</text:p>
          </table:table-cell>
          <table:table-cell table:formula="of:=[.O347]*1000000" office:value-type="float" office:value="0.34602">
            <text:p>0.34602</text:p>
          </table:table-cell>
          <table:table-cell table:formula="of:=[.P347]*1000000" office:value-type="float" office:value="0.0048141">
            <text:p>0.0048141</text:p>
          </table:table-cell>
          <table:table-cell table:formula="of:=[.Q347]*1000000" office:value-type="float" office:value="0.01045">
            <text:p>0.01045</text:p>
          </table:table-cell>
          <table:table-cell table:formula="of:=[.R347]*1000000" office:value-type="float" office:value="0.41361">
            <text:p>0.41361</text:p>
          </table:table-cell>
          <table:table-cell table:formula="of:=[.S347]*1000000" office:value-type="float" office:value="26.619">
            <text:p>26.619</text:p>
          </table:table-cell>
          <table:table-cell table:formula="of:=[.T347]*1000000" office:value-type="float" office:value="2100.5">
            <text:p>2100.5</text:p>
          </table:table-cell>
          <table:table-cell table:formula="of:=[.U347]*1000000000000" office:value-type="float" office:value="0.0000031735">
            <text:p>3.1735E-006</text:p>
          </table:table-cell>
          <table:table-cell table:formula="of:=[.V347]*1000000000000" office:value-type="float" office:value="0.00075739">
            <text:p>0.00075739</text:p>
          </table:table-cell>
          <table:table-cell table:formula="of:=([.W347]+[.X347])*1000000000000" office:value-type="float" office:value="0.001529747">
            <text:p>0.001529747</text:p>
          </table:table-cell>
          <table:table-cell office:value-type="float" office:value="0.00015202">
            <text:p>0.00015202</text:p>
          </table:table-cell>
          <table:table-cell table:style-name="ce1" office:value-type="string">
            <text:p>6.6595e-08</text:p>
          </table:table-cell>
          <table:table-cell table:style-name="ce1" office:value-type="string">
            <text:p>3.4602e-07</text:p>
          </table:table-cell>
          <table:table-cell table:style-name="ce1" office:value-type="string">
            <text:p>4.8141e-09</text:p>
          </table:table-cell>
          <table:table-cell table:style-name="ce1" office:value-type="string">
            <text:p>1.045e-08</text:p>
          </table:table-cell>
          <table:table-cell table:style-name="ce1" office:value-type="string">
            <text:p>4.1361e-07</text:p>
          </table:table-cell>
          <table:table-cell table:style-name="ce1" office:value-type="string">
            <text:p>2.6619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35e-18</text:p>
          </table:table-cell>
          <table:table-cell table:style-name="ce1" office:value-type="string">
            <text:p>7.5739e-16</text:p>
          </table:table-cell>
          <table:table-cell table:style-name="ce1" office:value-type="string">
            <text:p>4.1047e-17</text:p>
          </table:table-cell>
          <table:table-cell table:style-name="ce1" office:value-type="string">
            <text:p>1.4887e-15</text:p>
          </table:table-cell>
        </table:table-row>
        <table:table-row table:style-name="ro4">
          <table:table-cell office:value-type="float" office:value="3460.702">
            <text:p>3460.702</text:p>
          </table:table-cell>
          <table:table-cell table:formula="of:=[.M348]*1000000" office:value-type="float" office:value="152.01">
            <text:p>152.01</text:p>
          </table:table-cell>
          <table:table-cell table:formula="of:=[.N348]*1000000" office:value-type="float" office:value="0.066434">
            <text:p>0.066434</text:p>
          </table:table-cell>
          <table:table-cell table:formula="of:=[.O348]*1000000" office:value-type="float" office:value="0.34498">
            <text:p>0.34498</text:p>
          </table:table-cell>
          <table:table-cell table:formula="of:=[.P348]*1000000" office:value-type="float" office:value="0.0048017">
            <text:p>0.0048017</text:p>
          </table:table-cell>
          <table:table-cell table:formula="of:=[.Q348]*1000000" office:value-type="float" office:value="0.010391">
            <text:p>0.010391</text:p>
          </table:table-cell>
          <table:table-cell table:formula="of:=[.R348]*1000000" office:value-type="float" office:value="0.41265">
            <text:p>0.41265</text:p>
          </table:table-cell>
          <table:table-cell table:formula="of:=[.S348]*1000000" office:value-type="float" office:value="26.628">
            <text:p>26.628</text:p>
          </table:table-cell>
          <table:table-cell table:formula="of:=[.T348]*1000000" office:value-type="float" office:value="2100.5">
            <text:p>2100.5</text:p>
          </table:table-cell>
          <table:table-cell table:formula="of:=[.U348]*1000000000000" office:value-type="float" office:value="0.0000031739">
            <text:p>3.1739E-006</text:p>
          </table:table-cell>
          <table:table-cell table:formula="of:=[.V348]*1000000000000" office:value-type="float" office:value="0.00075292">
            <text:p>0.00075292</text:p>
          </table:table-cell>
          <table:table-cell table:formula="of:=([.W348]+[.X348])*1000000000000" office:value-type="float" office:value="0.001525842">
            <text:p>0.001525842</text:p>
          </table:table-cell>
          <table:table-cell office:value-type="float" office:value="0.00015201">
            <text:p>0.00015201</text:p>
          </table:table-cell>
          <table:table-cell table:style-name="ce1" office:value-type="string">
            <text:p>6.6434e-08</text:p>
          </table:table-cell>
          <table:table-cell table:style-name="ce1" office:value-type="string">
            <text:p>3.4498e-07</text:p>
          </table:table-cell>
          <table:table-cell table:style-name="ce1" office:value-type="string">
            <text:p>4.8017e-09</text:p>
          </table:table-cell>
          <table:table-cell table:style-name="ce1" office:value-type="string">
            <text:p>1.0391e-08</text:p>
          </table:table-cell>
          <table:table-cell table:style-name="ce1" office:value-type="string">
            <text:p>4.1265e-07</text:p>
          </table:table-cell>
          <table:table-cell table:style-name="ce1" office:value-type="string">
            <text:p>2.6628e-05</text:p>
          </table:table-cell>
          <table:table-cell office:value-type="float" office:value="0.0021005">
            <text:p>0.0021005</text:p>
          </table:table-cell>
          <table:table-cell table:style-name="ce1" office:value-type="string">
            <text:p>3.1739e-18</text:p>
          </table:table-cell>
          <table:table-cell table:style-name="ce1" office:value-type="string">
            <text:p>7.5292e-16</text:p>
          </table:table-cell>
          <table:table-cell table:style-name="ce1" office:value-type="string">
            <text:p>4.0942e-17</text:p>
          </table:table-cell>
          <table:table-cell table:style-name="ce1" office:value-type="string">
            <text:p>1.4849e-15</text:p>
          </table:table-cell>
        </table:table-row>
        <table:table-row table:style-name="ro4">
          <table:table-cell office:value-type="float" office:value="3470.702">
            <text:p>3470.702</text:p>
          </table:table-cell>
          <table:table-cell table:formula="of:=[.M349]*1000000" office:value-type="float" office:value="152.01">
            <text:p>152.01</text:p>
          </table:table-cell>
          <table:table-cell table:formula="of:=[.N349]*1000000" office:value-type="float" office:value="0.066274">
            <text:p>0.066274</text:p>
          </table:table-cell>
          <table:table-cell table:formula="of:=[.O349]*1000000" office:value-type="float" office:value="0.34396">
            <text:p>0.34396</text:p>
          </table:table-cell>
          <table:table-cell table:formula="of:=[.P349]*1000000" office:value-type="float" office:value="0.0047893">
            <text:p>0.0047893</text:p>
          </table:table-cell>
          <table:table-cell table:formula="of:=[.Q349]*1000000" office:value-type="float" office:value="0.010332">
            <text:p>0.010332</text:p>
          </table:table-cell>
          <table:table-cell table:formula="of:=[.R349]*1000000" office:value-type="float" office:value="0.41169">
            <text:p>0.41169</text:p>
          </table:table-cell>
          <table:table-cell table:formula="of:=[.S349]*1000000" office:value-type="float" office:value="26.637">
            <text:p>26.637</text:p>
          </table:table-cell>
          <table:table-cell table:formula="of:=[.T349]*1000000" office:value-type="float" office:value="2100.4">
            <text:p>2100.4</text:p>
          </table:table-cell>
          <table:table-cell table:formula="of:=[.U349]*1000000000000" office:value-type="float" office:value="0.0000031743">
            <text:p>3.1743E-006</text:p>
          </table:table-cell>
          <table:table-cell table:formula="of:=[.V349]*1000000000000" office:value-type="float" office:value="0.00074847">
            <text:p>0.00074847</text:p>
          </table:table-cell>
          <table:table-cell table:formula="of:=([.W349]+[.X349])*1000000000000" office:value-type="float" office:value="0.001521938">
            <text:p>0.001521938</text:p>
          </table:table-cell>
          <table:table-cell office:value-type="float" office:value="0.00015201">
            <text:p>0.00015201</text:p>
          </table:table-cell>
          <table:table-cell table:style-name="ce1" office:value-type="string">
            <text:p>6.6274e-08</text:p>
          </table:table-cell>
          <table:table-cell table:style-name="ce1" office:value-type="string">
            <text:p>3.4396e-07</text:p>
          </table:table-cell>
          <table:table-cell table:style-name="ce1" office:value-type="string">
            <text:p>4.7893e-09</text:p>
          </table:table-cell>
          <table:table-cell table:style-name="ce1" office:value-type="string">
            <text:p>1.0332e-08</text:p>
          </table:table-cell>
          <table:table-cell table:style-name="ce1" office:value-type="string">
            <text:p>4.1169e-07</text:p>
          </table:table-cell>
          <table:table-cell table:style-name="ce1" office:value-type="string">
            <text:p>2.6637e-05</text:p>
          </table:table-cell>
          <table:table-cell office:value-type="float" office:value="0.0021004">
            <text:p>0.0021004</text:p>
          </table:table-cell>
          <table:table-cell table:style-name="ce1" office:value-type="string">
            <text:p>3.1743e-18</text:p>
          </table:table-cell>
          <table:table-cell table:style-name="ce1" office:value-type="string">
            <text:p>7.4847e-16</text:p>
          </table:table-cell>
          <table:table-cell table:style-name="ce1" office:value-type="string">
            <text:p>4.0838e-17</text:p>
          </table:table-cell>
          <table:table-cell table:style-name="ce1" office:value-type="string">
            <text:p>1.4811e-15</text:p>
          </table:table-cell>
        </table:table-row>
        <table:table-row table:style-name="ro4">
          <table:table-cell office:value-type="float" office:value="3480.702">
            <text:p>3480.702</text:p>
          </table:table-cell>
          <table:table-cell table:formula="of:=[.M350]*1000000" office:value-type="float" office:value="152">
            <text:p>152</text:p>
          </table:table-cell>
          <table:table-cell table:formula="of:=[.N350]*1000000" office:value-type="float" office:value="0.066114">
            <text:p>0.066114</text:p>
          </table:table-cell>
          <table:table-cell table:formula="of:=[.O350]*1000000" office:value-type="float" office:value="0.34293">
            <text:p>0.34293</text:p>
          </table:table-cell>
          <table:table-cell table:formula="of:=[.P350]*1000000" office:value-type="float" office:value="0.004777">
            <text:p>0.004777</text:p>
          </table:table-cell>
          <table:table-cell table:formula="of:=[.Q350]*1000000" office:value-type="float" office:value="0.010274">
            <text:p>0.010274</text:p>
          </table:table-cell>
          <table:table-cell table:formula="of:=[.R350]*1000000" office:value-type="float" office:value="0.41073">
            <text:p>0.41073</text:p>
          </table:table-cell>
          <table:table-cell table:formula="of:=[.S350]*1000000" office:value-type="float" office:value="26.646">
            <text:p>26.646</text:p>
          </table:table-cell>
          <table:table-cell table:formula="of:=[.T350]*1000000" office:value-type="float" office:value="2100.4">
            <text:p>2100.4</text:p>
          </table:table-cell>
          <table:table-cell table:formula="of:=[.U350]*1000000000000" office:value-type="float" office:value="0.0000031747">
            <text:p>3.1747E-006</text:p>
          </table:table-cell>
          <table:table-cell table:formula="of:=[.V350]*1000000000000" office:value-type="float" office:value="0.00074407">
            <text:p>0.00074407</text:p>
          </table:table-cell>
          <table:table-cell table:formula="of:=([.W350]+[.X350])*1000000000000" office:value-type="float" office:value="0.001518134">
            <text:p>0.001518134</text:p>
          </table:table-cell>
          <table:table-cell office:value-type="float" office:value="0.000152">
            <text:p>0.000152</text:p>
          </table:table-cell>
          <table:table-cell table:style-name="ce1" office:value-type="string">
            <text:p>6.6114e-08</text:p>
          </table:table-cell>
          <table:table-cell table:style-name="ce1" office:value-type="string">
            <text:p>3.4293e-07</text:p>
          </table:table-cell>
          <table:table-cell table:style-name="ce1" office:value-type="string">
            <text:p>4.777e-09</text:p>
          </table:table-cell>
          <table:table-cell table:style-name="ce1" office:value-type="string">
            <text:p>1.0274e-08</text:p>
          </table:table-cell>
          <table:table-cell table:style-name="ce1" office:value-type="string">
            <text:p>4.1073e-07</text:p>
          </table:table-cell>
          <table:table-cell table:style-name="ce1" office:value-type="string">
            <text:p>2.6646e-05</text:p>
          </table:table-cell>
          <table:table-cell office:value-type="float" office:value="0.0021004">
            <text:p>0.0021004</text:p>
          </table:table-cell>
          <table:table-cell table:style-name="ce1" office:value-type="string">
            <text:p>3.1747e-18</text:p>
          </table:table-cell>
          <table:table-cell table:style-name="ce1" office:value-type="string">
            <text:p>7.4407e-16</text:p>
          </table:table-cell>
          <table:table-cell table:style-name="ce1" office:value-type="string">
            <text:p>4.0734e-17</text:p>
          </table:table-cell>
          <table:table-cell table:style-name="ce1" office:value-type="string">
            <text:p>1.4774e-15</text:p>
          </table:table-cell>
        </table:table-row>
        <table:table-row table:style-name="ro4">
          <table:table-cell office:value-type="float" office:value="3490.702">
            <text:p>3490.702</text:p>
          </table:table-cell>
          <table:table-cell table:formula="of:=[.M351]*1000000" office:value-type="float" office:value="152">
            <text:p>152</text:p>
          </table:table-cell>
          <table:table-cell table:formula="of:=[.N351]*1000000" office:value-type="float" office:value="0.065954">
            <text:p>0.065954</text:p>
          </table:table-cell>
          <table:table-cell table:formula="of:=[.O351]*1000000" office:value-type="float" office:value="0.34192">
            <text:p>0.34192</text:p>
          </table:table-cell>
          <table:table-cell table:formula="of:=[.P351]*1000000" office:value-type="float" office:value="0.0047647">
            <text:p>0.0047647</text:p>
          </table:table-cell>
          <table:table-cell table:formula="of:=[.Q351]*1000000" office:value-type="float" office:value="0.010216">
            <text:p>0.010216</text:p>
          </table:table-cell>
          <table:table-cell table:formula="of:=[.R351]*1000000" office:value-type="float" office:value="0.40978">
            <text:p>0.40978</text:p>
          </table:table-cell>
          <table:table-cell table:formula="of:=[.S351]*1000000" office:value-type="float" office:value="26.655">
            <text:p>26.655</text:p>
          </table:table-cell>
          <table:table-cell table:formula="of:=[.T351]*1000000" office:value-type="float" office:value="2100.4">
            <text:p>2100.4</text:p>
          </table:table-cell>
          <table:table-cell table:formula="of:=[.U351]*1000000000000" office:value-type="float" office:value="0.000003175">
            <text:p>0.000003175</text:p>
          </table:table-cell>
          <table:table-cell table:formula="of:=[.V351]*1000000000000" office:value-type="float" office:value="0.0007397">
            <text:p>0.0007397</text:p>
          </table:table-cell>
          <table:table-cell table:formula="of:=([.W351]+[.X351])*1000000000000" office:value-type="float" office:value="0.00151433">
            <text:p>0.00151433</text:p>
          </table:table-cell>
          <table:table-cell office:value-type="float" office:value="0.000152">
            <text:p>0.000152</text:p>
          </table:table-cell>
          <table:table-cell table:style-name="ce1" office:value-type="string">
            <text:p>6.5954e-08</text:p>
          </table:table-cell>
          <table:table-cell table:style-name="ce1" office:value-type="string">
            <text:p>3.4192e-07</text:p>
          </table:table-cell>
          <table:table-cell table:style-name="ce1" office:value-type="string">
            <text:p>4.7647e-09</text:p>
          </table:table-cell>
          <table:table-cell table:style-name="ce1" office:value-type="string">
            <text:p>1.0216e-08</text:p>
          </table:table-cell>
          <table:table-cell table:style-name="ce1" office:value-type="string">
            <text:p>4.0978e-07</text:p>
          </table:table-cell>
          <table:table-cell table:style-name="ce1" office:value-type="string">
            <text:p>2.6655e-05</text:p>
          </table:table-cell>
          <table:table-cell office:value-type="float" office:value="0.0021004">
            <text:p>0.0021004</text:p>
          </table:table-cell>
          <table:table-cell table:style-name="ce1" office:value-type="string">
            <text:p>3.175e-18</text:p>
          </table:table-cell>
          <table:table-cell table:style-name="ce1" office:value-type="string">
            <text:p>7.397e-16</text:p>
          </table:table-cell>
          <table:table-cell table:style-name="ce1" office:value-type="string">
            <text:p>4.063e-17</text:p>
          </table:table-cell>
          <table:table-cell table:style-name="ce1" office:value-type="string">
            <text:p>1.4737e-15</text:p>
          </table:table-cell>
        </table:table-row>
        <table:table-row table:style-name="ro4">
          <table:table-cell office:value-type="float" office:value="3500.702">
            <text:p>3500.702</text:p>
          </table:table-cell>
          <table:table-cell table:formula="of:=[.M352]*1000000" office:value-type="float" office:value="151.99">
            <text:p>151.99</text:p>
          </table:table-cell>
          <table:table-cell table:formula="of:=[.N352]*1000000" office:value-type="float" office:value="0.065795">
            <text:p>0.065795</text:p>
          </table:table-cell>
          <table:table-cell table:formula="of:=[.O352]*1000000" office:value-type="float" office:value="0.34091">
            <text:p>0.34091</text:p>
          </table:table-cell>
          <table:table-cell table:formula="of:=[.P352]*1000000" office:value-type="float" office:value="0.0047524">
            <text:p>0.0047524</text:p>
          </table:table-cell>
          <table:table-cell table:formula="of:=[.Q352]*1000000" office:value-type="float" office:value="0.010158">
            <text:p>0.010158</text:p>
          </table:table-cell>
          <table:table-cell table:formula="of:=[.R352]*1000000" office:value-type="float" office:value="0.40883">
            <text:p>0.40883</text:p>
          </table:table-cell>
          <table:table-cell table:formula="of:=[.S352]*1000000" office:value-type="float" office:value="26.665">
            <text:p>26.665</text:p>
          </table:table-cell>
          <table:table-cell table:formula="of:=[.T352]*1000000" office:value-type="float" office:value="2100.4">
            <text:p>2100.4</text:p>
          </table:table-cell>
          <table:table-cell table:formula="of:=[.U352]*1000000000000" office:value-type="float" office:value="0.0000031754">
            <text:p>3.1754E-006</text:p>
          </table:table-cell>
          <table:table-cell table:formula="of:=[.V352]*1000000000000" office:value-type="float" office:value="0.00073536">
            <text:p>0.00073536</text:p>
          </table:table-cell>
          <table:table-cell table:formula="of:=([.W352]+[.X352])*1000000000000" office:value-type="float" office:value="0.001510427">
            <text:p>0.001510427</text:p>
          </table:table-cell>
          <table:table-cell office:value-type="float" office:value="0.00015199">
            <text:p>0.00015199</text:p>
          </table:table-cell>
          <table:table-cell table:style-name="ce1" office:value-type="string">
            <text:p>6.5795e-08</text:p>
          </table:table-cell>
          <table:table-cell table:style-name="ce1" office:value-type="string">
            <text:p>3.4091e-07</text:p>
          </table:table-cell>
          <table:table-cell table:style-name="ce1" office:value-type="string">
            <text:p>4.7524e-09</text:p>
          </table:table-cell>
          <table:table-cell table:style-name="ce1" office:value-type="string">
            <text:p>1.0158e-08</text:p>
          </table:table-cell>
          <table:table-cell table:style-name="ce1" office:value-type="string">
            <text:p>4.0883e-07</text:p>
          </table:table-cell>
          <table:table-cell table:style-name="ce1" office:value-type="string">
            <text:p>2.6665e-05</text:p>
          </table:table-cell>
          <table:table-cell office:value-type="float" office:value="0.0021004">
            <text:p>0.0021004</text:p>
          </table:table-cell>
          <table:table-cell table:style-name="ce1" office:value-type="string">
            <text:p>3.1754e-18</text:p>
          </table:table-cell>
          <table:table-cell table:style-name="ce1" office:value-type="string">
            <text:p>7.3536e-16</text:p>
          </table:table-cell>
          <table:table-cell table:style-name="ce1" office:value-type="string">
            <text:p>4.0527e-17</text:p>
          </table:table-cell>
          <table:table-cell table:style-name="ce1" office:value-type="string">
            <text:p>1.4699e-15</text:p>
          </table:table-cell>
        </table:table-row>
        <table:table-row table:style-name="ro4">
          <table:table-cell office:value-type="float" office:value="3510.702">
            <text:p>3510.702</text:p>
          </table:table-cell>
          <table:table-cell table:formula="of:=[.M353]*1000000" office:value-type="float" office:value="151.98">
            <text:p>151.98</text:p>
          </table:table-cell>
          <table:table-cell table:formula="of:=[.N353]*1000000" office:value-type="float" office:value="0.065637">
            <text:p>0.065637</text:p>
          </table:table-cell>
          <table:table-cell table:formula="of:=[.O353]*1000000" office:value-type="float" office:value="0.3399">
            <text:p>0.3399</text:p>
          </table:table-cell>
          <table:table-cell table:formula="of:=[.P353]*1000000" office:value-type="float" office:value="0.0047401">
            <text:p>0.0047401</text:p>
          </table:table-cell>
          <table:table-cell table:formula="of:=[.Q353]*1000000" office:value-type="float" office:value="0.010101">
            <text:p>0.010101</text:p>
          </table:table-cell>
          <table:table-cell table:formula="of:=[.R353]*1000000" office:value-type="float" office:value="0.40788">
            <text:p>0.40788</text:p>
          </table:table-cell>
          <table:table-cell table:formula="of:=[.S353]*1000000" office:value-type="float" office:value="26.674">
            <text:p>26.674</text:p>
          </table:table-cell>
          <table:table-cell table:formula="of:=[.T353]*1000000" office:value-type="float" office:value="2100.4">
            <text:p>2100.4</text:p>
          </table:table-cell>
          <table:table-cell table:formula="of:=[.U353]*1000000000000" office:value-type="float" office:value="0.0000031758">
            <text:p>3.1758E-006</text:p>
          </table:table-cell>
          <table:table-cell table:formula="of:=[.V353]*1000000000000" office:value-type="float" office:value="0.00073106">
            <text:p>0.00073106</text:p>
          </table:table-cell>
          <table:table-cell table:formula="of:=([.W353]+[.X353])*1000000000000" office:value-type="float" office:value="0.001506624">
            <text:p>0.001506624</text:p>
          </table:table-cell>
          <table:table-cell office:value-type="float" office:value="0.00015198">
            <text:p>0.00015198</text:p>
          </table:table-cell>
          <table:table-cell table:style-name="ce1" office:value-type="string">
            <text:p>6.5637e-08</text:p>
          </table:table-cell>
          <table:table-cell table:style-name="ce1" office:value-type="string">
            <text:p>3.399e-07</text:p>
          </table:table-cell>
          <table:table-cell table:style-name="ce1" office:value-type="string">
            <text:p>4.7401e-09</text:p>
          </table:table-cell>
          <table:table-cell table:style-name="ce1" office:value-type="string">
            <text:p>1.0101e-08</text:p>
          </table:table-cell>
          <table:table-cell table:style-name="ce1" office:value-type="string">
            <text:p>4.0788e-07</text:p>
          </table:table-cell>
          <table:table-cell table:style-name="ce1" office:value-type="string">
            <text:p>2.6674e-05</text:p>
          </table:table-cell>
          <table:table-cell office:value-type="float" office:value="0.0021004">
            <text:p>0.0021004</text:p>
          </table:table-cell>
          <table:table-cell table:style-name="ce1" office:value-type="string">
            <text:p>3.1758e-18</text:p>
          </table:table-cell>
          <table:table-cell table:style-name="ce1" office:value-type="string">
            <text:p>7.3106e-16</text:p>
          </table:table-cell>
          <table:table-cell table:style-name="ce1" office:value-type="string">
            <text:p>4.0424e-17</text:p>
          </table:table-cell>
          <table:table-cell table:style-name="ce1" office:value-type="string">
            <text:p>1.4662e-15</text:p>
          </table:table-cell>
        </table:table-row>
        <table:table-row table:style-name="ro4">
          <table:table-cell office:value-type="float" office:value="3520.702">
            <text:p>3520.702</text:p>
          </table:table-cell>
          <table:table-cell table:formula="of:=[.M354]*1000000" office:value-type="float" office:value="151.98">
            <text:p>151.98</text:p>
          </table:table-cell>
          <table:table-cell table:formula="of:=[.N354]*1000000" office:value-type="float" office:value="0.065479">
            <text:p>0.065479</text:p>
          </table:table-cell>
          <table:table-cell table:formula="of:=[.O354]*1000000" office:value-type="float" office:value="0.3389">
            <text:p>0.3389</text:p>
          </table:table-cell>
          <table:table-cell table:formula="of:=[.P354]*1000000" office:value-type="float" office:value="0.0047279">
            <text:p>0.0047279</text:p>
          </table:table-cell>
          <table:table-cell table:formula="of:=[.Q354]*1000000" office:value-type="float" office:value="0.010044">
            <text:p>0.010044</text:p>
          </table:table-cell>
          <table:table-cell table:formula="of:=[.R354]*1000000" office:value-type="float" office:value="0.40694">
            <text:p>0.40694</text:p>
          </table:table-cell>
          <table:table-cell table:formula="of:=[.S354]*1000000" office:value-type="float" office:value="26.683">
            <text:p>26.683</text:p>
          </table:table-cell>
          <table:table-cell table:formula="of:=[.T354]*1000000" office:value-type="float" office:value="2100.4">
            <text:p>2100.4</text:p>
          </table:table-cell>
          <table:table-cell table:formula="of:=[.U354]*1000000000000" office:value-type="float" office:value="0.0000031761">
            <text:p>3.1761E-006</text:p>
          </table:table-cell>
          <table:table-cell table:formula="of:=[.V354]*1000000000000" office:value-type="float" office:value="0.00072679">
            <text:p>0.00072679</text:p>
          </table:table-cell>
          <table:table-cell table:formula="of:=([.W354]+[.X354])*1000000000000" office:value-type="float" office:value="0.001502922">
            <text:p>0.001502922</text:p>
          </table:table-cell>
          <table:table-cell office:value-type="float" office:value="0.00015198">
            <text:p>0.00015198</text:p>
          </table:table-cell>
          <table:table-cell table:style-name="ce1" office:value-type="string">
            <text:p>6.5479e-08</text:p>
          </table:table-cell>
          <table:table-cell table:style-name="ce1" office:value-type="string">
            <text:p>3.389e-07</text:p>
          </table:table-cell>
          <table:table-cell table:style-name="ce1" office:value-type="string">
            <text:p>4.7279e-09</text:p>
          </table:table-cell>
          <table:table-cell table:style-name="ce1" office:value-type="string">
            <text:p>1.0044e-08</text:p>
          </table:table-cell>
          <table:table-cell table:style-name="ce1" office:value-type="string">
            <text:p>4.0694e-07</text:p>
          </table:table-cell>
          <table:table-cell table:style-name="ce1" office:value-type="string">
            <text:p>2.6683e-05</text:p>
          </table:table-cell>
          <table:table-cell office:value-type="float" office:value="0.0021004">
            <text:p>0.0021004</text:p>
          </table:table-cell>
          <table:table-cell table:style-name="ce1" office:value-type="string">
            <text:p>3.1761e-18</text:p>
          </table:table-cell>
          <table:table-cell table:style-name="ce1" office:value-type="string">
            <text:p>7.2679e-16</text:p>
          </table:table-cell>
          <table:table-cell table:style-name="ce1" office:value-type="string">
            <text:p>4.0322e-17</text:p>
          </table:table-cell>
          <table:table-cell table:style-name="ce1" office:value-type="string">
            <text:p>1.4626e-15</text:p>
          </table:table-cell>
        </table:table-row>
        <table:table-row table:style-name="ro4">
          <table:table-cell office:value-type="float" office:value="3530.702">
            <text:p>3530.702</text:p>
          </table:table-cell>
          <table:table-cell table:formula="of:=[.M355]*1000000" office:value-type="float" office:value="151.97">
            <text:p>151.97</text:p>
          </table:table-cell>
          <table:table-cell table:formula="of:=[.N355]*1000000" office:value-type="float" office:value="0.065321">
            <text:p>0.065321</text:p>
          </table:table-cell>
          <table:table-cell table:formula="of:=[.O355]*1000000" office:value-type="float" office:value="0.33791">
            <text:p>0.33791</text:p>
          </table:table-cell>
          <table:table-cell table:formula="of:=[.P355]*1000000" office:value-type="float" office:value="0.0047158">
            <text:p>0.0047158</text:p>
          </table:table-cell>
          <table:table-cell table:formula="of:=[.Q355]*1000000" office:value-type="float" office:value="0.0099882">
            <text:p>0.0099882</text:p>
          </table:table-cell>
          <table:table-cell table:formula="of:=[.R355]*1000000" office:value-type="float" office:value="0.406">
            <text:p>0.406</text:p>
          </table:table-cell>
          <table:table-cell table:formula="of:=[.S355]*1000000" office:value-type="float" office:value="26.692">
            <text:p>26.692</text:p>
          </table:table-cell>
          <table:table-cell table:formula="of:=[.T355]*1000000" office:value-type="float" office:value="2100.3">
            <text:p>2100.3</text:p>
          </table:table-cell>
          <table:table-cell table:formula="of:=[.U355]*1000000000000" office:value-type="float" office:value="0.0000031765">
            <text:p>3.1765E-006</text:p>
          </table:table-cell>
          <table:table-cell table:formula="of:=[.V355]*1000000000000" office:value-type="float" office:value="0.00072255">
            <text:p>0.00072255</text:p>
          </table:table-cell>
          <table:table-cell table:formula="of:=([.W355]+[.X355])*1000000000000" office:value-type="float" office:value="0.001499121">
            <text:p>0.001499121</text:p>
          </table:table-cell>
          <table:table-cell office:value-type="float" office:value="0.00015197">
            <text:p>0.00015197</text:p>
          </table:table-cell>
          <table:table-cell table:style-name="ce1" office:value-type="string">
            <text:p>6.5321e-08</text:p>
          </table:table-cell>
          <table:table-cell table:style-name="ce1" office:value-type="string">
            <text:p>3.3791e-07</text:p>
          </table:table-cell>
          <table:table-cell table:style-name="ce1" office:value-type="string">
            <text:p>4.7158e-09</text:p>
          </table:table-cell>
          <table:table-cell table:style-name="ce1" office:value-type="string">
            <text:p>9.9882e-09</text:p>
          </table:table-cell>
          <table:table-cell table:style-name="ce1" office:value-type="string">
            <text:p>4.06e-07</text:p>
          </table:table-cell>
          <table:table-cell table:style-name="ce1" office:value-type="string">
            <text:p>2.6692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65e-18</text:p>
          </table:table-cell>
          <table:table-cell table:style-name="ce1" office:value-type="string">
            <text:p>7.2255e-16</text:p>
          </table:table-cell>
          <table:table-cell table:style-name="ce1" office:value-type="string">
            <text:p>4.0221e-17</text:p>
          </table:table-cell>
          <table:table-cell table:style-name="ce1" office:value-type="string">
            <text:p>1.4589e-15</text:p>
          </table:table-cell>
        </table:table-row>
        <table:table-row table:style-name="ro4">
          <table:table-cell office:value-type="float" office:value="3540.702">
            <text:p>3540.702</text:p>
          </table:table-cell>
          <table:table-cell table:formula="of:=[.M356]*1000000" office:value-type="float" office:value="151.97">
            <text:p>151.97</text:p>
          </table:table-cell>
          <table:table-cell table:formula="of:=[.N356]*1000000" office:value-type="float" office:value="0.065165">
            <text:p>0.065165</text:p>
          </table:table-cell>
          <table:table-cell table:formula="of:=[.O356]*1000000" office:value-type="float" office:value="0.33692">
            <text:p>0.33692</text:p>
          </table:table-cell>
          <table:table-cell table:formula="of:=[.P356]*1000000" office:value-type="float" office:value="0.0047036">
            <text:p>0.0047036</text:p>
          </table:table-cell>
          <table:table-cell table:formula="of:=[.Q356]*1000000" office:value-type="float" office:value="0.0099323">
            <text:p>0.0099323</text:p>
          </table:table-cell>
          <table:table-cell table:formula="of:=[.R356]*1000000" office:value-type="float" office:value="0.40506">
            <text:p>0.40506</text:p>
          </table:table-cell>
          <table:table-cell table:formula="of:=[.S356]*1000000" office:value-type="float" office:value="26.701">
            <text:p>26.701</text:p>
          </table:table-cell>
          <table:table-cell table:formula="of:=[.T356]*1000000" office:value-type="float" office:value="2100.3">
            <text:p>2100.3</text:p>
          </table:table-cell>
          <table:table-cell table:formula="of:=[.U356]*1000000000000" office:value-type="float" office:value="0.0000031769">
            <text:p>3.1769E-006</text:p>
          </table:table-cell>
          <table:table-cell table:formula="of:=[.V356]*1000000000000" office:value-type="float" office:value="0.00071835">
            <text:p>0.00071835</text:p>
          </table:table-cell>
          <table:table-cell table:formula="of:=([.W356]+[.X356])*1000000000000" office:value-type="float" office:value="0.001495419">
            <text:p>0.001495419</text:p>
          </table:table-cell>
          <table:table-cell office:value-type="float" office:value="0.00015197">
            <text:p>0.00015197</text:p>
          </table:table-cell>
          <table:table-cell table:style-name="ce1" office:value-type="string">
            <text:p>6.5165e-08</text:p>
          </table:table-cell>
          <table:table-cell table:style-name="ce1" office:value-type="string">
            <text:p>3.3692e-07</text:p>
          </table:table-cell>
          <table:table-cell table:style-name="ce1" office:value-type="string">
            <text:p>4.7036e-09</text:p>
          </table:table-cell>
          <table:table-cell table:style-name="ce1" office:value-type="string">
            <text:p>9.9323e-09</text:p>
          </table:table-cell>
          <table:table-cell table:style-name="ce1" office:value-type="string">
            <text:p>4.0506e-07</text:p>
          </table:table-cell>
          <table:table-cell table:style-name="ce1" office:value-type="string">
            <text:p>2.6701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69e-18</text:p>
          </table:table-cell>
          <table:table-cell table:style-name="ce1" office:value-type="string">
            <text:p>7.1835e-16</text:p>
          </table:table-cell>
          <table:table-cell table:style-name="ce1" office:value-type="string">
            <text:p>4.0119e-17</text:p>
          </table:table-cell>
          <table:table-cell table:style-name="ce1" office:value-type="string">
            <text:p>1.4553e-15</text:p>
          </table:table-cell>
        </table:table-row>
        <table:table-row table:style-name="ro4">
          <table:table-cell office:value-type="float" office:value="3550.702">
            <text:p>3550.702</text:p>
          </table:table-cell>
          <table:table-cell table:formula="of:=[.M357]*1000000" office:value-type="float" office:value="151.96">
            <text:p>151.96</text:p>
          </table:table-cell>
          <table:table-cell table:formula="of:=[.N357]*1000000" office:value-type="float" office:value="0.065008">
            <text:p>0.065008</text:p>
          </table:table-cell>
          <table:table-cell table:formula="of:=[.O357]*1000000" office:value-type="float" office:value="0.33593">
            <text:p>0.33593</text:p>
          </table:table-cell>
          <table:table-cell table:formula="of:=[.P357]*1000000" office:value-type="float" office:value="0.0046915">
            <text:p>0.0046915</text:p>
          </table:table-cell>
          <table:table-cell table:formula="of:=[.Q357]*1000000" office:value-type="float" office:value="0.0098769">
            <text:p>0.0098769</text:p>
          </table:table-cell>
          <table:table-cell table:formula="of:=[.R357]*1000000" office:value-type="float" office:value="0.40413">
            <text:p>0.40413</text:p>
          </table:table-cell>
          <table:table-cell table:formula="of:=[.S357]*1000000" office:value-type="float" office:value="26.71">
            <text:p>26.71</text:p>
          </table:table-cell>
          <table:table-cell table:formula="of:=[.T357]*1000000" office:value-type="float" office:value="2100.3">
            <text:p>2100.3</text:p>
          </table:table-cell>
          <table:table-cell table:formula="of:=[.U357]*1000000000000" office:value-type="float" office:value="0.0000031772">
            <text:p>3.1772E-006</text:p>
          </table:table-cell>
          <table:table-cell table:formula="of:=[.V357]*1000000000000" office:value-type="float" office:value="0.00071418">
            <text:p>0.00071418</text:p>
          </table:table-cell>
          <table:table-cell table:formula="of:=([.W357]+[.X357])*1000000000000" office:value-type="float" office:value="0.001491619">
            <text:p>0.001491619</text:p>
          </table:table-cell>
          <table:table-cell office:value-type="float" office:value="0.00015196">
            <text:p>0.00015196</text:p>
          </table:table-cell>
          <table:table-cell table:style-name="ce1" office:value-type="string">
            <text:p>6.5008e-08</text:p>
          </table:table-cell>
          <table:table-cell table:style-name="ce1" office:value-type="string">
            <text:p>3.3593e-07</text:p>
          </table:table-cell>
          <table:table-cell table:style-name="ce1" office:value-type="string">
            <text:p>4.6915e-09</text:p>
          </table:table-cell>
          <table:table-cell table:style-name="ce1" office:value-type="string">
            <text:p>9.8769e-09</text:p>
          </table:table-cell>
          <table:table-cell table:style-name="ce1" office:value-type="string">
            <text:p>4.0413e-07</text:p>
          </table:table-cell>
          <table:table-cell table:style-name="ce1" office:value-type="string">
            <text:p>2.671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72e-18</text:p>
          </table:table-cell>
          <table:table-cell table:style-name="ce1" office:value-type="string">
            <text:p>7.1418e-16</text:p>
          </table:table-cell>
          <table:table-cell table:style-name="ce1" office:value-type="string">
            <text:p>4.0019e-17</text:p>
          </table:table-cell>
          <table:table-cell table:style-name="ce1" office:value-type="string">
            <text:p>1.4516e-15</text:p>
          </table:table-cell>
        </table:table-row>
        <table:table-row table:style-name="ro4">
          <table:table-cell office:value-type="float" office:value="3560.702">
            <text:p>3560.702</text:p>
          </table:table-cell>
          <table:table-cell table:formula="of:=[.M358]*1000000" office:value-type="float" office:value="151.96">
            <text:p>151.96</text:p>
          </table:table-cell>
          <table:table-cell table:formula="of:=[.N358]*1000000" office:value-type="float" office:value="0.064853">
            <text:p>0.064853</text:p>
          </table:table-cell>
          <table:table-cell table:formula="of:=[.O358]*1000000" office:value-type="float" office:value="0.33495">
            <text:p>0.33495</text:p>
          </table:table-cell>
          <table:table-cell table:formula="of:=[.P358]*1000000" office:value-type="float" office:value="0.0046794">
            <text:p>0.0046794</text:p>
          </table:table-cell>
          <table:table-cell table:formula="of:=[.Q358]*1000000" office:value-type="float" office:value="0.0098219">
            <text:p>0.0098219</text:p>
          </table:table-cell>
          <table:table-cell table:formula="of:=[.R358]*1000000" office:value-type="float" office:value="0.40319">
            <text:p>0.40319</text:p>
          </table:table-cell>
          <table:table-cell table:formula="of:=[.S358]*1000000" office:value-type="float" office:value="26.719">
            <text:p>26.719</text:p>
          </table:table-cell>
          <table:table-cell table:formula="of:=[.T358]*1000000" office:value-type="float" office:value="2100.3">
            <text:p>2100.3</text:p>
          </table:table-cell>
          <table:table-cell table:formula="of:=[.U358]*1000000000000" office:value-type="float" office:value="0.0000031776">
            <text:p>3.1776E-006</text:p>
          </table:table-cell>
          <table:table-cell table:formula="of:=[.V358]*1000000000000" office:value-type="float" office:value="0.00071005">
            <text:p>0.00071005</text:p>
          </table:table-cell>
          <table:table-cell table:formula="of:=([.W358]+[.X358])*1000000000000" office:value-type="float" office:value="0.001487918">
            <text:p>0.001487918</text:p>
          </table:table-cell>
          <table:table-cell office:value-type="float" office:value="0.00015196">
            <text:p>0.00015196</text:p>
          </table:table-cell>
          <table:table-cell table:style-name="ce1" office:value-type="string">
            <text:p>6.4853e-08</text:p>
          </table:table-cell>
          <table:table-cell table:style-name="ce1" office:value-type="string">
            <text:p>3.3495e-07</text:p>
          </table:table-cell>
          <table:table-cell table:style-name="ce1" office:value-type="string">
            <text:p>4.6794e-09</text:p>
          </table:table-cell>
          <table:table-cell table:style-name="ce1" office:value-type="string">
            <text:p>9.8219e-09</text:p>
          </table:table-cell>
          <table:table-cell table:style-name="ce1" office:value-type="string">
            <text:p>4.0319e-07</text:p>
          </table:table-cell>
          <table:table-cell table:style-name="ce1" office:value-type="string">
            <text:p>2.6719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76e-18</text:p>
          </table:table-cell>
          <table:table-cell table:style-name="ce1" office:value-type="string">
            <text:p>7.1005e-16</text:p>
          </table:table-cell>
          <table:table-cell table:style-name="ce1" office:value-type="string">
            <text:p>3.9918e-17</text:p>
          </table:table-cell>
          <table:table-cell table:style-name="ce1" office:value-type="string">
            <text:p>1.448e-15</text:p>
          </table:table-cell>
        </table:table-row>
        <table:table-row table:style-name="ro4">
          <table:table-cell office:value-type="float" office:value="3570.702">
            <text:p>3570.702</text:p>
          </table:table-cell>
          <table:table-cell table:formula="of:=[.M359]*1000000" office:value-type="float" office:value="151.95">
            <text:p>151.95</text:p>
          </table:table-cell>
          <table:table-cell table:formula="of:=[.N359]*1000000" office:value-type="float" office:value="0.064697">
            <text:p>0.064697</text:p>
          </table:table-cell>
          <table:table-cell table:formula="of:=[.O359]*1000000" office:value-type="float" office:value="0.33398">
            <text:p>0.33398</text:p>
          </table:table-cell>
          <table:table-cell table:formula="of:=[.P359]*1000000" office:value-type="float" office:value="0.0046674">
            <text:p>0.0046674</text:p>
          </table:table-cell>
          <table:table-cell table:formula="of:=[.Q359]*1000000" office:value-type="float" office:value="0.0097672">
            <text:p>0.0097672</text:p>
          </table:table-cell>
          <table:table-cell table:formula="of:=[.R359]*1000000" office:value-type="float" office:value="0.40227">
            <text:p>0.40227</text:p>
          </table:table-cell>
          <table:table-cell table:formula="of:=[.S359]*1000000" office:value-type="float" office:value="26.728">
            <text:p>26.728</text:p>
          </table:table-cell>
          <table:table-cell table:formula="of:=[.T359]*1000000" office:value-type="float" office:value="2100.3">
            <text:p>2100.3</text:p>
          </table:table-cell>
          <table:table-cell table:formula="of:=[.U359]*1000000000000" office:value-type="float" office:value="0.000003178">
            <text:p>0.000003178</text:p>
          </table:table-cell>
          <table:table-cell table:formula="of:=[.V359]*1000000000000" office:value-type="float" office:value="0.00070594">
            <text:p>0.00070594</text:p>
          </table:table-cell>
          <table:table-cell table:formula="of:=([.W359]+[.X359])*1000000000000" office:value-type="float" office:value="0.001484219">
            <text:p>0.001484219</text:p>
          </table:table-cell>
          <table:table-cell office:value-type="float" office:value="0.00015195">
            <text:p>0.00015195</text:p>
          </table:table-cell>
          <table:table-cell table:style-name="ce1" office:value-type="string">
            <text:p>6.4697e-08</text:p>
          </table:table-cell>
          <table:table-cell table:style-name="ce1" office:value-type="string">
            <text:p>3.3398e-07</text:p>
          </table:table-cell>
          <table:table-cell table:style-name="ce1" office:value-type="string">
            <text:p>4.6674e-09</text:p>
          </table:table-cell>
          <table:table-cell table:style-name="ce1" office:value-type="string">
            <text:p>9.7672e-09</text:p>
          </table:table-cell>
          <table:table-cell table:style-name="ce1" office:value-type="string">
            <text:p>4.0227e-07</text:p>
          </table:table-cell>
          <table:table-cell table:style-name="ce1" office:value-type="string">
            <text:p>2.6728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8e-18</text:p>
          </table:table-cell>
          <table:table-cell table:style-name="ce1" office:value-type="string">
            <text:p>7.0594e-16</text:p>
          </table:table-cell>
          <table:table-cell table:style-name="ce1" office:value-type="string">
            <text:p>3.9819e-17</text:p>
          </table:table-cell>
          <table:table-cell table:style-name="ce1" office:value-type="string">
            <text:p>1.4444e-15</text:p>
          </table:table-cell>
        </table:table-row>
        <table:table-row table:style-name="ro4">
          <table:table-cell office:value-type="float" office:value="3580.702">
            <text:p>3580.702</text:p>
          </table:table-cell>
          <table:table-cell table:formula="of:=[.M360]*1000000" office:value-type="float" office:value="151.94">
            <text:p>151.94</text:p>
          </table:table-cell>
          <table:table-cell table:formula="of:=[.N360]*1000000" office:value-type="float" office:value="0.064543">
            <text:p>0.064543</text:p>
          </table:table-cell>
          <table:table-cell table:formula="of:=[.O360]*1000000" office:value-type="float" office:value="0.33301">
            <text:p>0.33301</text:p>
          </table:table-cell>
          <table:table-cell table:formula="of:=[.P360]*1000000" office:value-type="float" office:value="0.0046554">
            <text:p>0.0046554</text:p>
          </table:table-cell>
          <table:table-cell table:formula="of:=[.Q360]*1000000" office:value-type="float" office:value="0.009713">
            <text:p>0.009713</text:p>
          </table:table-cell>
          <table:table-cell table:formula="of:=[.R360]*1000000" office:value-type="float" office:value="0.40134">
            <text:p>0.40134</text:p>
          </table:table-cell>
          <table:table-cell table:formula="of:=[.S360]*1000000" office:value-type="float" office:value="26.737">
            <text:p>26.737</text:p>
          </table:table-cell>
          <table:table-cell table:formula="of:=[.T360]*1000000" office:value-type="float" office:value="2100.3">
            <text:p>2100.3</text:p>
          </table:table-cell>
          <table:table-cell table:formula="of:=[.U360]*1000000000000" office:value-type="float" office:value="0.0000031784">
            <text:p>3.1784E-006</text:p>
          </table:table-cell>
          <table:table-cell table:formula="of:=[.V360]*1000000000000" office:value-type="float" office:value="0.00070187">
            <text:p>0.00070187</text:p>
          </table:table-cell>
          <table:table-cell table:formula="of:=([.W360]+[.X360])*1000000000000" office:value-type="float" office:value="0.001480519">
            <text:p>0.001480519</text:p>
          </table:table-cell>
          <table:table-cell office:value-type="float" office:value="0.00015194">
            <text:p>0.00015194</text:p>
          </table:table-cell>
          <table:table-cell table:style-name="ce1" office:value-type="string">
            <text:p>6.4543e-08</text:p>
          </table:table-cell>
          <table:table-cell table:style-name="ce1" office:value-type="string">
            <text:p>3.3301e-07</text:p>
          </table:table-cell>
          <table:table-cell table:style-name="ce1" office:value-type="string">
            <text:p>4.6554e-09</text:p>
          </table:table-cell>
          <table:table-cell table:style-name="ce1" office:value-type="string">
            <text:p>9.713e-09</text:p>
          </table:table-cell>
          <table:table-cell table:style-name="ce1" office:value-type="string">
            <text:p>4.0134e-07</text:p>
          </table:table-cell>
          <table:table-cell table:style-name="ce1" office:value-type="string">
            <text:p>2.6737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84e-18</text:p>
          </table:table-cell>
          <table:table-cell table:style-name="ce1" office:value-type="string">
            <text:p>7.0187e-16</text:p>
          </table:table-cell>
          <table:table-cell table:style-name="ce1" office:value-type="string">
            <text:p>3.9719e-17</text:p>
          </table:table-cell>
          <table:table-cell table:style-name="ce1" office:value-type="string">
            <text:p>1.4408e-15</text:p>
          </table:table-cell>
        </table:table-row>
        <table:table-row table:style-name="ro4">
          <table:table-cell office:value-type="float" office:value="3590.702">
            <text:p>3590.702</text:p>
          </table:table-cell>
          <table:table-cell table:formula="of:=[.M361]*1000000" office:value-type="float" office:value="151.94">
            <text:p>151.94</text:p>
          </table:table-cell>
          <table:table-cell table:formula="of:=[.N361]*1000000" office:value-type="float" office:value="0.064389">
            <text:p>0.064389</text:p>
          </table:table-cell>
          <table:table-cell table:formula="of:=[.O361]*1000000" office:value-type="float" office:value="0.33205">
            <text:p>0.33205</text:p>
          </table:table-cell>
          <table:table-cell table:formula="of:=[.P361]*1000000" office:value-type="float" office:value="0.0046434">
            <text:p>0.0046434</text:p>
          </table:table-cell>
          <table:table-cell table:formula="of:=[.Q361]*1000000" office:value-type="float" office:value="0.0096592">
            <text:p>0.0096592</text:p>
          </table:table-cell>
          <table:table-cell table:formula="of:=[.R361]*1000000" office:value-type="float" office:value="0.40042">
            <text:p>0.40042</text:p>
          </table:table-cell>
          <table:table-cell table:formula="of:=[.S361]*1000000" office:value-type="float" office:value="26.746">
            <text:p>26.746</text:p>
          </table:table-cell>
          <table:table-cell table:formula="of:=[.T361]*1000000" office:value-type="float" office:value="2100.3">
            <text:p>2100.3</text:p>
          </table:table-cell>
          <table:table-cell table:formula="of:=[.U361]*1000000000000" office:value-type="float" office:value="0.0000031787">
            <text:p>3.1787E-006</text:p>
          </table:table-cell>
          <table:table-cell table:formula="of:=[.V361]*1000000000000" office:value-type="float" office:value="0.00069784">
            <text:p>0.00069784</text:p>
          </table:table-cell>
          <table:table-cell table:formula="of:=([.W361]+[.X361])*1000000000000" office:value-type="float" office:value="0.00147692">
            <text:p>0.00147692</text:p>
          </table:table-cell>
          <table:table-cell office:value-type="float" office:value="0.00015194">
            <text:p>0.00015194</text:p>
          </table:table-cell>
          <table:table-cell table:style-name="ce1" office:value-type="string">
            <text:p>6.4389e-08</text:p>
          </table:table-cell>
          <table:table-cell table:style-name="ce1" office:value-type="string">
            <text:p>3.3205e-07</text:p>
          </table:table-cell>
          <table:table-cell table:style-name="ce1" office:value-type="string">
            <text:p>4.6434e-09</text:p>
          </table:table-cell>
          <table:table-cell table:style-name="ce1" office:value-type="string">
            <text:p>9.6592e-09</text:p>
          </table:table-cell>
          <table:table-cell table:style-name="ce1" office:value-type="string">
            <text:p>4.0042e-07</text:p>
          </table:table-cell>
          <table:table-cell table:style-name="ce1" office:value-type="string">
            <text:p>2.6746e-05</text:p>
          </table:table-cell>
          <table:table-cell office:value-type="float" office:value="0.0021003">
            <text:p>0.0021003</text:p>
          </table:table-cell>
          <table:table-cell table:style-name="ce1" office:value-type="string">
            <text:p>3.1787e-18</text:p>
          </table:table-cell>
          <table:table-cell table:style-name="ce1" office:value-type="string">
            <text:p>6.9784e-16</text:p>
          </table:table-cell>
          <table:table-cell table:style-name="ce1" office:value-type="string">
            <text:p>3.962e-17</text:p>
          </table:table-cell>
          <table:table-cell table:style-name="ce1" office:value-type="string">
            <text:p>1.4373e-15</text:p>
          </table:table-cell>
        </table:table-row>
        <table:table-row table:style-name="ro4">
          <table:table-cell office:value-type="float" office:value="3600.702">
            <text:p>3600.702</text:p>
          </table:table-cell>
          <table:table-cell table:formula="of:=[.M362]*1000000" office:value-type="float" office:value="151.93">
            <text:p>151.93</text:p>
          </table:table-cell>
          <table:table-cell table:formula="of:=[.N362]*1000000" office:value-type="float" office:value="0.064235">
            <text:p>0.064235</text:p>
          </table:table-cell>
          <table:table-cell table:formula="of:=[.O362]*1000000" office:value-type="float" office:value="0.33109">
            <text:p>0.33109</text:p>
          </table:table-cell>
          <table:table-cell table:formula="of:=[.P362]*1000000" office:value-type="float" office:value="0.0046315">
            <text:p>0.0046315</text:p>
          </table:table-cell>
          <table:table-cell table:formula="of:=[.Q362]*1000000" office:value-type="float" office:value="0.0096058">
            <text:p>0.0096058</text:p>
          </table:table-cell>
          <table:table-cell table:formula="of:=[.R362]*1000000" office:value-type="float" office:value="0.3995">
            <text:p>0.3995</text:p>
          </table:table-cell>
          <table:table-cell table:formula="of:=[.S362]*1000000" office:value-type="float" office:value="26.755">
            <text:p>26.755</text:p>
          </table:table-cell>
          <table:table-cell table:formula="of:=[.T362]*1000000" office:value-type="float" office:value="2100.2">
            <text:p>2100.2</text:p>
          </table:table-cell>
          <table:table-cell table:formula="of:=[.U362]*1000000000000" office:value-type="float" office:value="0.0000031791">
            <text:p>3.1791E-006</text:p>
          </table:table-cell>
          <table:table-cell table:formula="of:=[.V362]*1000000000000" office:value-type="float" office:value="0.00069383">
            <text:p>0.00069383</text:p>
          </table:table-cell>
          <table:table-cell table:formula="of:=([.W362]+[.X362])*1000000000000" office:value-type="float" office:value="0.001473222">
            <text:p>0.001473222</text:p>
          </table:table-cell>
          <table:table-cell office:value-type="float" office:value="0.00015193">
            <text:p>0.00015193</text:p>
          </table:table-cell>
          <table:table-cell table:style-name="ce1" office:value-type="string">
            <text:p>6.4235e-08</text:p>
          </table:table-cell>
          <table:table-cell table:style-name="ce1" office:value-type="string">
            <text:p>3.3109e-07</text:p>
          </table:table-cell>
          <table:table-cell table:style-name="ce1" office:value-type="string">
            <text:p>4.6315e-09</text:p>
          </table:table-cell>
          <table:table-cell table:style-name="ce1" office:value-type="string">
            <text:p>9.6058e-09</text:p>
          </table:table-cell>
          <table:table-cell table:style-name="ce1" office:value-type="string">
            <text:p>3.995e-07</text:p>
          </table:table-cell>
          <table:table-cell table:style-name="ce1" office:value-type="string">
            <text:p>2.6755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791e-18</text:p>
          </table:table-cell>
          <table:table-cell table:style-name="ce1" office:value-type="string">
            <text:p>6.9383e-16</text:p>
          </table:table-cell>
          <table:table-cell table:style-name="ce1" office:value-type="string">
            <text:p>3.9522e-17</text:p>
          </table:table-cell>
          <table:table-cell table:style-name="ce1" office:value-type="string">
            <text:p>1.4337e-15</text:p>
          </table:table-cell>
        </table:table-row>
        <table:table-row table:style-name="ro4">
          <table:table-cell office:value-type="float" office:value="3610.702">
            <text:p>3610.702</text:p>
          </table:table-cell>
          <table:table-cell table:formula="of:=[.M363]*1000000" office:value-type="float" office:value="151.93">
            <text:p>151.93</text:p>
          </table:table-cell>
          <table:table-cell table:formula="of:=[.N363]*1000000" office:value-type="float" office:value="0.064082">
            <text:p>0.064082</text:p>
          </table:table-cell>
          <table:table-cell table:formula="of:=[.O363]*1000000" office:value-type="float" office:value="0.33014">
            <text:p>0.33014</text:p>
          </table:table-cell>
          <table:table-cell table:formula="of:=[.P363]*1000000" office:value-type="float" office:value="0.0046196">
            <text:p>0.0046196</text:p>
          </table:table-cell>
          <table:table-cell table:formula="of:=[.Q363]*1000000" office:value-type="float" office:value="0.0095527">
            <text:p>0.0095527</text:p>
          </table:table-cell>
          <table:table-cell table:formula="of:=[.R363]*1000000" office:value-type="float" office:value="0.39858">
            <text:p>0.39858</text:p>
          </table:table-cell>
          <table:table-cell table:formula="of:=[.S363]*1000000" office:value-type="float" office:value="26.764">
            <text:p>26.764</text:p>
          </table:table-cell>
          <table:table-cell table:formula="of:=[.T363]*1000000" office:value-type="float" office:value="2100.2">
            <text:p>2100.2</text:p>
          </table:table-cell>
          <table:table-cell table:formula="of:=[.U363]*1000000000000" office:value-type="float" office:value="0.0000031795">
            <text:p>3.1795E-006</text:p>
          </table:table-cell>
          <table:table-cell table:formula="of:=[.V363]*1000000000000" office:value-type="float" office:value="0.00068985">
            <text:p>0.00068985</text:p>
          </table:table-cell>
          <table:table-cell table:formula="of:=([.W363]+[.X363])*1000000000000" office:value-type="float" office:value="0.001469624">
            <text:p>0.001469624</text:p>
          </table:table-cell>
          <table:table-cell office:value-type="float" office:value="0.00015193">
            <text:p>0.00015193</text:p>
          </table:table-cell>
          <table:table-cell table:style-name="ce1" office:value-type="string">
            <text:p>6.4082e-08</text:p>
          </table:table-cell>
          <table:table-cell table:style-name="ce1" office:value-type="string">
            <text:p>3.3014e-07</text:p>
          </table:table-cell>
          <table:table-cell table:style-name="ce1" office:value-type="string">
            <text:p>4.6196e-09</text:p>
          </table:table-cell>
          <table:table-cell table:style-name="ce1" office:value-type="string">
            <text:p>9.5527e-09</text:p>
          </table:table-cell>
          <table:table-cell table:style-name="ce1" office:value-type="string">
            <text:p>3.9858e-07</text:p>
          </table:table-cell>
          <table:table-cell table:style-name="ce1" office:value-type="string">
            <text:p>2.6764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795e-18</text:p>
          </table:table-cell>
          <table:table-cell table:style-name="ce1" office:value-type="string">
            <text:p>6.8985e-16</text:p>
          </table:table-cell>
          <table:table-cell table:style-name="ce1" office:value-type="string">
            <text:p>3.9424e-17</text:p>
          </table:table-cell>
          <table:table-cell table:style-name="ce1" office:value-type="string">
            <text:p>1.4302e-15</text:p>
          </table:table-cell>
        </table:table-row>
        <table:table-row table:style-name="ro4">
          <table:table-cell office:value-type="float" office:value="3620.702">
            <text:p>3620.702</text:p>
          </table:table-cell>
          <table:table-cell table:formula="of:=[.M364]*1000000" office:value-type="float" office:value="151.92">
            <text:p>151.92</text:p>
          </table:table-cell>
          <table:table-cell table:formula="of:=[.N364]*1000000" office:value-type="float" office:value="0.063929">
            <text:p>0.063929</text:p>
          </table:table-cell>
          <table:table-cell table:formula="of:=[.O364]*1000000" office:value-type="float" office:value="0.3292">
            <text:p>0.3292</text:p>
          </table:table-cell>
          <table:table-cell table:formula="of:=[.P364]*1000000" office:value-type="float" office:value="0.0046077">
            <text:p>0.0046077</text:p>
          </table:table-cell>
          <table:table-cell table:formula="of:=[.Q364]*1000000" office:value-type="float" office:value="0.0095001">
            <text:p>0.0095001</text:p>
          </table:table-cell>
          <table:table-cell table:formula="of:=[.R364]*1000000" office:value-type="float" office:value="0.39767">
            <text:p>0.39767</text:p>
          </table:table-cell>
          <table:table-cell table:formula="of:=[.S364]*1000000" office:value-type="float" office:value="26.773">
            <text:p>26.773</text:p>
          </table:table-cell>
          <table:table-cell table:formula="of:=[.T364]*1000000" office:value-type="float" office:value="2100.2">
            <text:p>2100.2</text:p>
          </table:table-cell>
          <table:table-cell table:formula="of:=[.U364]*1000000000000" office:value-type="float" office:value="0.0000031798">
            <text:p>3.1798E-006</text:p>
          </table:table-cell>
          <table:table-cell table:formula="of:=[.V364]*1000000000000" office:value-type="float" office:value="0.00068591">
            <text:p>0.00068591</text:p>
          </table:table-cell>
          <table:table-cell table:formula="of:=([.W364]+[.X364])*1000000000000" office:value-type="float" office:value="0.001466026">
            <text:p>0.001466026</text:p>
          </table:table-cell>
          <table:table-cell office:value-type="float" office:value="0.00015192">
            <text:p>0.00015192</text:p>
          </table:table-cell>
          <table:table-cell table:style-name="ce1" office:value-type="string">
            <text:p>6.3929e-08</text:p>
          </table:table-cell>
          <table:table-cell table:style-name="ce1" office:value-type="string">
            <text:p>3.292e-07</text:p>
          </table:table-cell>
          <table:table-cell table:style-name="ce1" office:value-type="string">
            <text:p>4.6077e-09</text:p>
          </table:table-cell>
          <table:table-cell table:style-name="ce1" office:value-type="string">
            <text:p>9.5001e-09</text:p>
          </table:table-cell>
          <table:table-cell table:style-name="ce1" office:value-type="string">
            <text:p>3.9767e-07</text:p>
          </table:table-cell>
          <table:table-cell table:style-name="ce1" office:value-type="string">
            <text:p>2.6773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798e-18</text:p>
          </table:table-cell>
          <table:table-cell table:style-name="ce1" office:value-type="string">
            <text:p>6.8591e-16</text:p>
          </table:table-cell>
          <table:table-cell table:style-name="ce1" office:value-type="string">
            <text:p>3.9326e-17</text:p>
          </table:table-cell>
          <table:table-cell table:style-name="ce1" office:value-type="string">
            <text:p>1.4267e-15</text:p>
          </table:table-cell>
        </table:table-row>
        <table:table-row table:style-name="ro4">
          <table:table-cell office:value-type="float" office:value="3630.702">
            <text:p>3630.702</text:p>
          </table:table-cell>
          <table:table-cell table:formula="of:=[.M365]*1000000" office:value-type="float" office:value="151.92">
            <text:p>151.92</text:p>
          </table:table-cell>
          <table:table-cell table:formula="of:=[.N365]*1000000" office:value-type="float" office:value="0.063778">
            <text:p>0.063778</text:p>
          </table:table-cell>
          <table:table-cell table:formula="of:=[.O365]*1000000" office:value-type="float" office:value="0.32825">
            <text:p>0.32825</text:p>
          </table:table-cell>
          <table:table-cell table:formula="of:=[.P365]*1000000" office:value-type="float" office:value="0.0045959">
            <text:p>0.0045959</text:p>
          </table:table-cell>
          <table:table-cell table:formula="of:=[.Q365]*1000000" office:value-type="float" office:value="0.0094478">
            <text:p>0.0094478</text:p>
          </table:table-cell>
          <table:table-cell table:formula="of:=[.R365]*1000000" office:value-type="float" office:value="0.39676">
            <text:p>0.39676</text:p>
          </table:table-cell>
          <table:table-cell table:formula="of:=[.S365]*1000000" office:value-type="float" office:value="26.782">
            <text:p>26.782</text:p>
          </table:table-cell>
          <table:table-cell table:formula="of:=[.T365]*1000000" office:value-type="float" office:value="2100.2">
            <text:p>2100.2</text:p>
          </table:table-cell>
          <table:table-cell table:formula="of:=[.U365]*1000000000000" office:value-type="float" office:value="0.0000031802">
            <text:p>3.1802E-006</text:p>
          </table:table-cell>
          <table:table-cell table:formula="of:=[.V365]*1000000000000" office:value-type="float" office:value="0.000682">
            <text:p>0.000682</text:p>
          </table:table-cell>
          <table:table-cell table:formula="of:=([.W365]+[.X365])*1000000000000" office:value-type="float" office:value="0.001462429">
            <text:p>0.001462429</text:p>
          </table:table-cell>
          <table:table-cell office:value-type="float" office:value="0.00015192">
            <text:p>0.00015192</text:p>
          </table:table-cell>
          <table:table-cell table:style-name="ce1" office:value-type="string">
            <text:p>6.3778e-08</text:p>
          </table:table-cell>
          <table:table-cell table:style-name="ce1" office:value-type="string">
            <text:p>3.2825e-07</text:p>
          </table:table-cell>
          <table:table-cell table:style-name="ce1" office:value-type="string">
            <text:p>4.5959e-09</text:p>
          </table:table-cell>
          <table:table-cell table:style-name="ce1" office:value-type="string">
            <text:p>9.4478e-09</text:p>
          </table:table-cell>
          <table:table-cell table:style-name="ce1" office:value-type="string">
            <text:p>3.9676e-07</text:p>
          </table:table-cell>
          <table:table-cell table:style-name="ce1" office:value-type="string">
            <text:p>2.6782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802e-18</text:p>
          </table:table-cell>
          <table:table-cell table:style-name="ce1" office:value-type="string">
            <text:p>6.82e-16</text:p>
          </table:table-cell>
          <table:table-cell table:style-name="ce1" office:value-type="string">
            <text:p>3.9229e-17</text:p>
          </table:table-cell>
          <table:table-cell table:style-name="ce1" office:value-type="string">
            <text:p>1.4232e-15</text:p>
          </table:table-cell>
        </table:table-row>
        <table:table-row table:style-name="ro4">
          <table:table-cell office:value-type="float" office:value="3640.702">
            <text:p>3640.702</text:p>
          </table:table-cell>
          <table:table-cell table:formula="of:=[.M366]*1000000" office:value-type="float" office:value="151.91">
            <text:p>151.91</text:p>
          </table:table-cell>
          <table:table-cell table:formula="of:=[.N366]*1000000" office:value-type="float" office:value="0.063626">
            <text:p>0.063626</text:p>
          </table:table-cell>
          <table:table-cell table:formula="of:=[.O366]*1000000" office:value-type="float" office:value="0.32732">
            <text:p>0.32732</text:p>
          </table:table-cell>
          <table:table-cell table:formula="of:=[.P366]*1000000" office:value-type="float" office:value="0.0045841">
            <text:p>0.0045841</text:p>
          </table:table-cell>
          <table:table-cell table:formula="of:=[.Q366]*1000000" office:value-type="float" office:value="0.009396">
            <text:p>0.009396</text:p>
          </table:table-cell>
          <table:table-cell table:formula="of:=[.R366]*1000000" office:value-type="float" office:value="0.39586">
            <text:p>0.39586</text:p>
          </table:table-cell>
          <table:table-cell table:formula="of:=[.S366]*1000000" office:value-type="float" office:value="26.791">
            <text:p>26.791</text:p>
          </table:table-cell>
          <table:table-cell table:formula="of:=[.T366]*1000000" office:value-type="float" office:value="2100.2">
            <text:p>2100.2</text:p>
          </table:table-cell>
          <table:table-cell table:formula="of:=[.U366]*1000000000000" office:value-type="float" office:value="0.0000031806">
            <text:p>3.1806E-006</text:p>
          </table:table-cell>
          <table:table-cell table:formula="of:=[.V366]*1000000000000" office:value-type="float" office:value="0.00067812">
            <text:p>0.00067812</text:p>
          </table:table-cell>
          <table:table-cell table:formula="of:=([.W366]+[.X366])*1000000000000" office:value-type="float" office:value="0.001458832">
            <text:p>0.001458832</text:p>
          </table:table-cell>
          <table:table-cell office:value-type="float" office:value="0.00015191">
            <text:p>0.00015191</text:p>
          </table:table-cell>
          <table:table-cell table:style-name="ce1" office:value-type="string">
            <text:p>6.3626e-08</text:p>
          </table:table-cell>
          <table:table-cell table:style-name="ce1" office:value-type="string">
            <text:p>3.2732e-07</text:p>
          </table:table-cell>
          <table:table-cell table:style-name="ce1" office:value-type="string">
            <text:p>4.5841e-09</text:p>
          </table:table-cell>
          <table:table-cell table:style-name="ce1" office:value-type="string">
            <text:p>9.396e-09</text:p>
          </table:table-cell>
          <table:table-cell table:style-name="ce1" office:value-type="string">
            <text:p>3.9586e-07</text:p>
          </table:table-cell>
          <table:table-cell table:style-name="ce1" office:value-type="string">
            <text:p>2.6791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806e-18</text:p>
          </table:table-cell>
          <table:table-cell table:style-name="ce1" office:value-type="string">
            <text:p>6.7812e-16</text:p>
          </table:table-cell>
          <table:table-cell table:style-name="ce1" office:value-type="string">
            <text:p>3.9132e-17</text:p>
          </table:table-cell>
          <table:table-cell table:style-name="ce1" office:value-type="string">
            <text:p>1.4197e-15</text:p>
          </table:table-cell>
        </table:table-row>
        <table:table-row table:style-name="ro4">
          <table:table-cell office:value-type="float" office:value="3650.702">
            <text:p>3650.702</text:p>
          </table:table-cell>
          <table:table-cell table:formula="of:=[.M367]*1000000" office:value-type="float" office:value="151.91">
            <text:p>151.91</text:p>
          </table:table-cell>
          <table:table-cell table:formula="of:=[.N367]*1000000" office:value-type="float" office:value="0.063475">
            <text:p>0.063475</text:p>
          </table:table-cell>
          <table:table-cell table:formula="of:=[.O367]*1000000" office:value-type="float" office:value="0.32639">
            <text:p>0.32639</text:p>
          </table:table-cell>
          <table:table-cell table:formula="of:=[.P367]*1000000" office:value-type="float" office:value="0.0045723">
            <text:p>0.0045723</text:p>
          </table:table-cell>
          <table:table-cell table:formula="of:=[.Q367]*1000000" office:value-type="float" office:value="0.0093445">
            <text:p>0.0093445</text:p>
          </table:table-cell>
          <table:table-cell table:formula="of:=[.R367]*1000000" office:value-type="float" office:value="0.39495">
            <text:p>0.39495</text:p>
          </table:table-cell>
          <table:table-cell table:formula="of:=[.S367]*1000000" office:value-type="float" office:value="26.8">
            <text:p>26.8</text:p>
          </table:table-cell>
          <table:table-cell table:formula="of:=[.T367]*1000000" office:value-type="float" office:value="2100.2">
            <text:p>2100.2</text:p>
          </table:table-cell>
          <table:table-cell table:formula="of:=[.U367]*1000000000000" office:value-type="float" office:value="0.000003181">
            <text:p>0.000003181</text:p>
          </table:table-cell>
          <table:table-cell table:formula="of:=[.V367]*1000000000000" office:value-type="float" office:value="0.00067427">
            <text:p>0.00067427</text:p>
          </table:table-cell>
          <table:table-cell table:formula="of:=([.W367]+[.X367])*1000000000000" office:value-type="float" office:value="0.001455236">
            <text:p>0.001455236</text:p>
          </table:table-cell>
          <table:table-cell office:value-type="float" office:value="0.00015191">
            <text:p>0.00015191</text:p>
          </table:table-cell>
          <table:table-cell table:style-name="ce1" office:value-type="string">
            <text:p>6.3475e-08</text:p>
          </table:table-cell>
          <table:table-cell table:style-name="ce1" office:value-type="string">
            <text:p>3.2639e-07</text:p>
          </table:table-cell>
          <table:table-cell table:style-name="ce1" office:value-type="string">
            <text:p>4.5723e-09</text:p>
          </table:table-cell>
          <table:table-cell table:style-name="ce1" office:value-type="string">
            <text:p>9.3445e-09</text:p>
          </table:table-cell>
          <table:table-cell table:style-name="ce1" office:value-type="string">
            <text:p>3.9495e-07</text:p>
          </table:table-cell>
          <table:table-cell table:style-name="ce1" office:value-type="string">
            <text:p>2.68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81e-18</text:p>
          </table:table-cell>
          <table:table-cell table:style-name="ce1" office:value-type="string">
            <text:p>6.7427e-16</text:p>
          </table:table-cell>
          <table:table-cell table:style-name="ce1" office:value-type="string">
            <text:p>3.9036e-17</text:p>
          </table:table-cell>
          <table:table-cell table:style-name="ce1" office:value-type="string">
            <text:p>1.4162e-15</text:p>
          </table:table-cell>
        </table:table-row>
        <table:table-row table:style-name="ro4">
          <table:table-cell office:value-type="float" office:value="3660.702">
            <text:p>3660.702</text:p>
          </table:table-cell>
          <table:table-cell table:formula="of:=[.M368]*1000000" office:value-type="float" office:value="151.9">
            <text:p>151.9</text:p>
          </table:table-cell>
          <table:table-cell table:formula="of:=[.N368]*1000000" office:value-type="float" office:value="0.063325">
            <text:p>0.063325</text:p>
          </table:table-cell>
          <table:table-cell table:formula="of:=[.O368]*1000000" office:value-type="float" office:value="0.32546">
            <text:p>0.32546</text:p>
          </table:table-cell>
          <table:table-cell table:formula="of:=[.P368]*1000000" office:value-type="float" office:value="0.0045606">
            <text:p>0.0045606</text:p>
          </table:table-cell>
          <table:table-cell table:formula="of:=[.Q368]*1000000" office:value-type="float" office:value="0.0092934">
            <text:p>0.0092934</text:p>
          </table:table-cell>
          <table:table-cell table:formula="of:=[.R368]*1000000" office:value-type="float" office:value="0.39405">
            <text:p>0.39405</text:p>
          </table:table-cell>
          <table:table-cell table:formula="of:=[.S368]*1000000" office:value-type="float" office:value="26.808">
            <text:p>26.808</text:p>
          </table:table-cell>
          <table:table-cell table:formula="of:=[.T368]*1000000" office:value-type="float" office:value="2100.2">
            <text:p>2100.2</text:p>
          </table:table-cell>
          <table:table-cell table:formula="of:=[.U368]*1000000000000" office:value-type="float" office:value="0.0000031813">
            <text:p>3.1813E-006</text:p>
          </table:table-cell>
          <table:table-cell table:formula="of:=[.V368]*1000000000000" office:value-type="float" office:value="0.00067045">
            <text:p>0.00067045</text:p>
          </table:table-cell>
          <table:table-cell table:formula="of:=([.W368]+[.X368])*1000000000000" office:value-type="float" office:value="0.00145174">
            <text:p>0.00145174</text:p>
          </table:table-cell>
          <table:table-cell office:value-type="float" office:value="0.0001519">
            <text:p>0.0001519</text:p>
          </table:table-cell>
          <table:table-cell table:style-name="ce1" office:value-type="string">
            <text:p>6.3325e-08</text:p>
          </table:table-cell>
          <table:table-cell table:style-name="ce1" office:value-type="string">
            <text:p>3.2546e-07</text:p>
          </table:table-cell>
          <table:table-cell table:style-name="ce1" office:value-type="string">
            <text:p>4.5606e-09</text:p>
          </table:table-cell>
          <table:table-cell table:style-name="ce1" office:value-type="string">
            <text:p>9.2934e-09</text:p>
          </table:table-cell>
          <table:table-cell table:style-name="ce1" office:value-type="string">
            <text:p>3.9405e-07</text:p>
          </table:table-cell>
          <table:table-cell table:style-name="ce1" office:value-type="string">
            <text:p>2.6808e-05</text:p>
          </table:table-cell>
          <table:table-cell office:value-type="float" office:value="0.0021002">
            <text:p>0.0021002</text:p>
          </table:table-cell>
          <table:table-cell table:style-name="ce1" office:value-type="string">
            <text:p>3.1813e-18</text:p>
          </table:table-cell>
          <table:table-cell table:style-name="ce1" office:value-type="string">
            <text:p>6.7045e-16</text:p>
          </table:table-cell>
          <table:table-cell table:style-name="ce1" office:value-type="string">
            <text:p>3.894e-17</text:p>
          </table:table-cell>
          <table:table-cell table:style-name="ce1" office:value-type="string">
            <text:p>1.4128e-15</text:p>
          </table:table-cell>
        </table:table-row>
        <table:table-row table:style-name="ro4">
          <table:table-cell office:value-type="float" office:value="3670.702">
            <text:p>3670.702</text:p>
          </table:table-cell>
          <table:table-cell table:formula="of:=[.M369]*1000000" office:value-type="float" office:value="151.89">
            <text:p>151.89</text:p>
          </table:table-cell>
          <table:table-cell table:formula="of:=[.N369]*1000000" office:value-type="float" office:value="0.063175">
            <text:p>0.063175</text:p>
          </table:table-cell>
          <table:table-cell table:formula="of:=[.O369]*1000000" office:value-type="float" office:value="0.32454">
            <text:p>0.32454</text:p>
          </table:table-cell>
          <table:table-cell table:formula="of:=[.P369]*1000000" office:value-type="float" office:value="0.0045489">
            <text:p>0.0045489</text:p>
          </table:table-cell>
          <table:table-cell table:formula="of:=[.Q369]*1000000" office:value-type="float" office:value="0.0092427">
            <text:p>0.0092427</text:p>
          </table:table-cell>
          <table:table-cell table:formula="of:=[.R369]*1000000" office:value-type="float" office:value="0.39315">
            <text:p>0.39315</text:p>
          </table:table-cell>
          <table:table-cell table:formula="of:=[.S369]*1000000" office:value-type="float" office:value="26.817">
            <text:p>26.817</text:p>
          </table:table-cell>
          <table:table-cell table:formula="of:=[.T369]*1000000" office:value-type="float" office:value="2100.1">
            <text:p>2100.1</text:p>
          </table:table-cell>
          <table:table-cell table:formula="of:=[.U369]*1000000000000" office:value-type="float" office:value="0.0000031817">
            <text:p>3.1817E-006</text:p>
          </table:table-cell>
          <table:table-cell table:formula="of:=[.V369]*1000000000000" office:value-type="float" office:value="0.00066666">
            <text:p>0.00066666</text:p>
          </table:table-cell>
          <table:table-cell table:formula="of:=([.W369]+[.X369])*1000000000000" office:value-type="float" office:value="0.001448145">
            <text:p>0.001448145</text:p>
          </table:table-cell>
          <table:table-cell office:value-type="float" office:value="0.00015189">
            <text:p>0.00015189</text:p>
          </table:table-cell>
          <table:table-cell table:style-name="ce1" office:value-type="string">
            <text:p>6.3175e-08</text:p>
          </table:table-cell>
          <table:table-cell table:style-name="ce1" office:value-type="string">
            <text:p>3.2454e-07</text:p>
          </table:table-cell>
          <table:table-cell table:style-name="ce1" office:value-type="string">
            <text:p>4.5489e-09</text:p>
          </table:table-cell>
          <table:table-cell table:style-name="ce1" office:value-type="string">
            <text:p>9.2427e-09</text:p>
          </table:table-cell>
          <table:table-cell table:style-name="ce1" office:value-type="string">
            <text:p>3.9315e-07</text:p>
          </table:table-cell>
          <table:table-cell table:style-name="ce1" office:value-type="string">
            <text:p>2.6817e-05</text:p>
          </table:table-cell>
          <table:table-cell office:value-type="float" office:value="0.0021001">
            <text:p>0.0021001</text:p>
          </table:table-cell>
          <table:table-cell table:style-name="ce1" office:value-type="string">
            <text:p>3.1817e-18</text:p>
          </table:table-cell>
          <table:table-cell table:style-name="ce1" office:value-type="string">
            <text:p>6.6666e-16</text:p>
          </table:table-cell>
          <table:table-cell table:style-name="ce1" office:value-type="string">
            <text:p>3.8845e-17</text:p>
          </table:table-cell>
          <table:table-cell table:style-name="ce1" office:value-type="string">
            <text:p>1.4093e-15</text:p>
          </table:table-cell>
        </table:table-row>
        <table:table-row table:style-name="ro4">
          <table:table-cell office:value-type="float" office:value="3680.702">
            <text:p>3680.702</text:p>
          </table:table-cell>
          <table:table-cell table:formula="of:=[.M370]*1000000" office:value-type="float" office:value="151.89">
            <text:p>151.89</text:p>
          </table:table-cell>
          <table:table-cell table:formula="of:=[.N370]*1000000" office:value-type="float" office:value="0.063026">
            <text:p>0.063026</text:p>
          </table:table-cell>
          <table:table-cell table:formula="of:=[.O370]*1000000" office:value-type="float" office:value="0.32362">
            <text:p>0.32362</text:p>
          </table:table-cell>
          <table:table-cell table:formula="of:=[.P370]*1000000" office:value-type="float" office:value="0.0045372">
            <text:p>0.0045372</text:p>
          </table:table-cell>
          <table:table-cell table:formula="of:=[.Q370]*1000000" office:value-type="float" office:value="0.0091924">
            <text:p>0.0091924</text:p>
          </table:table-cell>
          <table:table-cell table:formula="of:=[.R370]*1000000" office:value-type="float" office:value="0.39226">
            <text:p>0.39226</text:p>
          </table:table-cell>
          <table:table-cell table:formula="of:=[.S370]*1000000" office:value-type="float" office:value="26.826">
            <text:p>26.826</text:p>
          </table:table-cell>
          <table:table-cell table:formula="of:=[.T370]*1000000" office:value-type="float" office:value="2100.1">
            <text:p>2100.1</text:p>
          </table:table-cell>
          <table:table-cell table:formula="of:=[.U370]*1000000000000" office:value-type="float" office:value="0.0000031821">
            <text:p>3.1821E-006</text:p>
          </table:table-cell>
          <table:table-cell table:formula="of:=[.V370]*1000000000000" office:value-type="float" office:value="0.0006629">
            <text:p>0.0006629</text:p>
          </table:table-cell>
          <table:table-cell table:formula="of:=([.W370]+[.X370])*1000000000000" office:value-type="float" office:value="0.00144465">
            <text:p>0.00144465</text:p>
          </table:table-cell>
          <table:table-cell office:value-type="float" office:value="0.00015189">
            <text:p>0.00015189</text:p>
          </table:table-cell>
          <table:table-cell table:style-name="ce1" office:value-type="string">
            <text:p>6.3026e-08</text:p>
          </table:table-cell>
          <table:table-cell table:style-name="ce1" office:value-type="string">
            <text:p>3.2362e-07</text:p>
          </table:table-cell>
          <table:table-cell table:style-name="ce1" office:value-type="string">
            <text:p>4.5372e-09</text:p>
          </table:table-cell>
          <table:table-cell table:style-name="ce1" office:value-type="string">
            <text:p>9.1924e-09</text:p>
          </table:table-cell>
          <table:table-cell table:style-name="ce1" office:value-type="string">
            <text:p>3.9226e-07</text:p>
          </table:table-cell>
          <table:table-cell table:style-name="ce1" office:value-type="string">
            <text:p>2.6826e-05</text:p>
          </table:table-cell>
          <table:table-cell office:value-type="float" office:value="0.0021001">
            <text:p>0.0021001</text:p>
          </table:table-cell>
          <table:table-cell table:style-name="ce1" office:value-type="string">
            <text:p>3.1821e-18</text:p>
          </table:table-cell>
          <table:table-cell table:style-name="ce1" office:value-type="string">
            <text:p>6.629e-16</text:p>
          </table:table-cell>
          <table:table-cell table:style-name="ce1" office:value-type="string">
            <text:p>3.875e-17</text:p>
          </table:table-cell>
          <table:table-cell table:style-name="ce1" office:value-type="string">
            <text:p>1.4059e-15</text:p>
          </table:table-cell>
        </table:table-row>
        <table:table-row table:style-name="ro4">
          <table:table-cell office:value-type="float" office:value="3690.702">
            <text:p>3690.702</text:p>
          </table:table-cell>
          <table:table-cell table:formula="of:=[.M371]*1000000" office:value-type="float" office:value="151.88">
            <text:p>151.88</text:p>
          </table:table-cell>
          <table:table-cell table:formula="of:=[.N371]*1000000" office:value-type="float" office:value="0.062877">
            <text:p>0.062877</text:p>
          </table:table-cell>
          <table:table-cell table:formula="of:=[.O371]*1000000" office:value-type="float" office:value="0.32271">
            <text:p>0.32271</text:p>
          </table:table-cell>
          <table:table-cell table:formula="of:=[.P371]*1000000" office:value-type="float" office:value="0.0045255">
            <text:p>0.0045255</text:p>
          </table:table-cell>
          <table:table-cell table:formula="of:=[.Q371]*1000000" office:value-type="float" office:value="0.0091424">
            <text:p>0.0091424</text:p>
          </table:table-cell>
          <table:table-cell table:formula="of:=[.R371]*1000000" office:value-type="float" office:value="0.39137">
            <text:p>0.39137</text:p>
          </table:table-cell>
          <table:table-cell table:formula="of:=[.S371]*1000000" office:value-type="float" office:value="26.835">
            <text:p>26.835</text:p>
          </table:table-cell>
          <table:table-cell table:formula="of:=[.T371]*1000000" office:value-type="float" office:value="2100.1">
            <text:p>2100.1</text:p>
          </table:table-cell>
          <table:table-cell table:formula="of:=[.U371]*1000000000000" office:value-type="float" office:value="0.0000031824">
            <text:p>3.1824E-006</text:p>
          </table:table-cell>
          <table:table-cell table:formula="of:=[.V371]*1000000000000" office:value-type="float" office:value="0.00065916">
            <text:p>0.00065916</text:p>
          </table:table-cell>
          <table:table-cell table:formula="of:=([.W371]+[.X371])*1000000000000" office:value-type="float" office:value="0.001441156">
            <text:p>0.001441156</text:p>
          </table:table-cell>
          <table:table-cell office:value-type="float" office:value="0.00015188">
            <text:p>0.00015188</text:p>
          </table:table-cell>
          <table:table-cell table:style-name="ce1" office:value-type="string">
            <text:p>6.2877e-08</text:p>
          </table:table-cell>
          <table:table-cell table:style-name="ce1" office:value-type="string">
            <text:p>3.2271e-07</text:p>
          </table:table-cell>
          <table:table-cell table:style-name="ce1" office:value-type="string">
            <text:p>4.5255e-09</text:p>
          </table:table-cell>
          <table:table-cell table:style-name="ce1" office:value-type="string">
            <text:p>9.1424e-09</text:p>
          </table:table-cell>
          <table:table-cell table:style-name="ce1" office:value-type="string">
            <text:p>3.9137e-07</text:p>
          </table:table-cell>
          <table:table-cell table:style-name="ce1" office:value-type="string">
            <text:p>2.6835e-05</text:p>
          </table:table-cell>
          <table:table-cell office:value-type="float" office:value="0.0021001">
            <text:p>0.0021001</text:p>
          </table:table-cell>
          <table:table-cell table:style-name="ce1" office:value-type="string">
            <text:p>3.1824e-18</text:p>
          </table:table-cell>
          <table:table-cell table:style-name="ce1" office:value-type="string">
            <text:p>6.5916e-16</text:p>
          </table:table-cell>
          <table:table-cell table:style-name="ce1" office:value-type="string">
            <text:p>3.8656e-17</text:p>
          </table:table-cell>
          <table:table-cell table:style-name="ce1" office:value-type="string">
            <text:p>1.4025e-15</text:p>
          </table:table-cell>
        </table:table-row>
        <table:table-row table:style-name="ro4">
          <table:table-cell office:value-type="float" office:value="3700.702">
            <text:p>3700.702</text:p>
          </table:table-cell>
          <table:table-cell table:formula="of:=[.M372]*1000000" office:value-type="float" office:value="151.88">
            <text:p>151.88</text:p>
          </table:table-cell>
          <table:table-cell table:formula="of:=[.N372]*1000000" office:value-type="float" office:value="0.062729">
            <text:p>0.062729</text:p>
          </table:table-cell>
          <table:table-cell table:formula="of:=[.O372]*1000000" office:value-type="float" office:value="0.3218">
            <text:p>0.3218</text:p>
          </table:table-cell>
          <table:table-cell table:formula="of:=[.P372]*1000000" office:value-type="float" office:value="0.0045139">
            <text:p>0.0045139</text:p>
          </table:table-cell>
          <table:table-cell table:formula="of:=[.Q372]*1000000" office:value-type="float" office:value="0.0090928">
            <text:p>0.0090928</text:p>
          </table:table-cell>
          <table:table-cell table:formula="of:=[.R372]*1000000" office:value-type="float" office:value="0.39048">
            <text:p>0.39048</text:p>
          </table:table-cell>
          <table:table-cell table:formula="of:=[.S372]*1000000" office:value-type="float" office:value="26.844">
            <text:p>26.844</text:p>
          </table:table-cell>
          <table:table-cell table:formula="of:=[.T372]*1000000" office:value-type="float" office:value="2100.1">
            <text:p>2100.1</text:p>
          </table:table-cell>
          <table:table-cell table:formula="of:=[.U372]*1000000000000" office:value-type="float" office:value="0.0000031828">
            <text:p>3.1828E-006</text:p>
          </table:table-cell>
          <table:table-cell table:formula="of:=[.V372]*1000000000000" office:value-type="float" office:value="0.00065546">
            <text:p>0.00065546</text:p>
          </table:table-cell>
          <table:table-cell table:formula="of:=([.W372]+[.X372])*1000000000000" office:value-type="float" office:value="0.001437662">
            <text:p>0.001437662</text:p>
          </table:table-cell>
          <table:table-cell office:value-type="float" office:value="0.00015188">
            <text:p>0.00015188</text:p>
          </table:table-cell>
          <table:table-cell table:style-name="ce1" office:value-type="string">
            <text:p>6.2729e-08</text:p>
          </table:table-cell>
          <table:table-cell table:style-name="ce1" office:value-type="string">
            <text:p>3.218e-07</text:p>
          </table:table-cell>
          <table:table-cell table:style-name="ce1" office:value-type="string">
            <text:p>4.5139e-09</text:p>
          </table:table-cell>
          <table:table-cell table:style-name="ce1" office:value-type="string">
            <text:p>9.0928e-09</text:p>
          </table:table-cell>
          <table:table-cell table:style-name="ce1" office:value-type="string">
            <text:p>3.9048e-07</text:p>
          </table:table-cell>
          <table:table-cell table:style-name="ce1" office:value-type="string">
            <text:p>2.6844e-05</text:p>
          </table:table-cell>
          <table:table-cell office:value-type="float" office:value="0.0021001">
            <text:p>0.0021001</text:p>
          </table:table-cell>
          <table:table-cell table:style-name="ce1" office:value-type="string">
            <text:p>3.1828e-18</text:p>
          </table:table-cell>
          <table:table-cell table:style-name="ce1" office:value-type="string">
            <text:p>6.5546e-16</text:p>
          </table:table-cell>
          <table:table-cell table:style-name="ce1" office:value-type="string">
            <text:p>3.8562e-17</text:p>
          </table:table-cell>
          <table:table-cell table:style-name="ce1" office:value-type="string">
            <text:p>1.3991e-15</text:p>
          </table:table-cell>
        </table:table-row>
        <table:table-row table:style-name="ro4">
          <table:table-cell office:value-type="float" office:value="3710.702">
            <text:p>3710.702</text:p>
          </table:table-cell>
          <table:table-cell table:formula="of:=[.M373]*1000000" office:value-type="float" office:value="151.87">
            <text:p>151.87</text:p>
          </table:table-cell>
          <table:table-cell table:formula="of:=[.N373]*1000000" office:value-type="float" office:value="0.062582">
            <text:p>0.062582</text:p>
          </table:table-cell>
          <table:table-cell table:formula="of:=[.O373]*1000000" office:value-type="float" office:value="0.3209">
            <text:p>0.3209</text:p>
          </table:table-cell>
          <table:table-cell table:formula="of:=[.P373]*1000000" office:value-type="float" office:value="0.0045024">
            <text:p>0.0045024</text:p>
          </table:table-cell>
          <table:table-cell table:formula="of:=[.Q373]*1000000" office:value-type="float" office:value="0.0090436">
            <text:p>0.0090436</text:p>
          </table:table-cell>
          <table:table-cell table:formula="of:=[.R373]*1000000" office:value-type="float" office:value="0.3896">
            <text:p>0.3896</text:p>
          </table:table-cell>
          <table:table-cell table:formula="of:=[.S373]*1000000" office:value-type="float" office:value="26.852">
            <text:p>26.852</text:p>
          </table:table-cell>
          <table:table-cell table:formula="of:=[.T373]*1000000" office:value-type="float" office:value="2100.1">
            <text:p>2100.1</text:p>
          </table:table-cell>
          <table:table-cell table:formula="of:=[.U373]*1000000000000" office:value-type="float" office:value="0.0000031832">
            <text:p>3.1832E-006</text:p>
          </table:table-cell>
          <table:table-cell table:formula="of:=[.V373]*1000000000000" office:value-type="float" office:value="0.00065179">
            <text:p>0.00065179</text:p>
          </table:table-cell>
          <table:table-cell table:formula="of:=([.W373]+[.X373])*1000000000000" office:value-type="float" office:value="0.001434168">
            <text:p>0.001434168</text:p>
          </table:table-cell>
          <table:table-cell office:value-type="float" office:value="0.00015187">
            <text:p>0.00015187</text:p>
          </table:table-cell>
          <table:table-cell table:style-name="ce1" office:value-type="string">
            <text:p>6.2582e-08</text:p>
          </table:table-cell>
          <table:table-cell table:style-name="ce1" office:value-type="string">
            <text:p>3.209e-07</text:p>
          </table:table-cell>
          <table:table-cell table:style-name="ce1" office:value-type="string">
            <text:p>4.5024e-09</text:p>
          </table:table-cell>
          <table:table-cell table:style-name="ce1" office:value-type="string">
            <text:p>9.0436e-09</text:p>
          </table:table-cell>
          <table:table-cell table:style-name="ce1" office:value-type="string">
            <text:p>3.896e-07</text:p>
          </table:table-cell>
          <table:table-cell table:style-name="ce1" office:value-type="string">
            <text:p>2.6852e-05</text:p>
          </table:table-cell>
          <table:table-cell office:value-type="float" office:value="0.0021001">
            <text:p>0.0021001</text:p>
          </table:table-cell>
          <table:table-cell table:style-name="ce1" office:value-type="string">
            <text:p>3.1832e-18</text:p>
          </table:table-cell>
          <table:table-cell table:style-name="ce1" office:value-type="string">
            <text:p>6.5179e-16</text:p>
          </table:table-cell>
          <table:table-cell table:style-name="ce1" office:value-type="string">
            <text:p>3.8468e-17</text:p>
          </table:table-cell>
          <table:table-cell table:style-name="ce1" office:value-type="string">
            <text:p>1.3957e-15</text:p>
          </table:table-cell>
        </table:table-row>
        <table:table-row table:style-name="ro4">
          <table:table-cell office:value-type="float" office:value="3720.702">
            <text:p>3720.702</text:p>
          </table:table-cell>
          <table:table-cell table:formula="of:=[.M374]*1000000" office:value-type="float" office:value="151.87">
            <text:p>151.87</text:p>
          </table:table-cell>
          <table:table-cell table:formula="of:=[.N374]*1000000" office:value-type="float" office:value="0.062435">
            <text:p>0.062435</text:p>
          </table:table-cell>
          <table:table-cell table:formula="of:=[.O374]*1000000" office:value-type="float" office:value="0.32">
            <text:p>0.32</text:p>
          </table:table-cell>
          <table:table-cell table:formula="of:=[.P374]*1000000" office:value-type="float" office:value="0.0044908">
            <text:p>0.0044908</text:p>
          </table:table-cell>
          <table:table-cell table:formula="of:=[.Q374]*1000000" office:value-type="float" office:value="0.0089948">
            <text:p>0.0089948</text:p>
          </table:table-cell>
          <table:table-cell table:formula="of:=[.R374]*1000000" office:value-type="float" office:value="0.38872">
            <text:p>0.38872</text:p>
          </table:table-cell>
          <table:table-cell table:formula="of:=[.S374]*1000000" office:value-type="float" office:value="26.861">
            <text:p>26.861</text:p>
          </table:table-cell>
          <table:table-cell table:formula="of:=[.T374]*1000000" office:value-type="float" office:value="2100.1">
            <text:p>2100.1</text:p>
          </table:table-cell>
          <table:table-cell table:formula="of:=[.U374]*1000000000000" office:value-type="float" office:value="0.0000031836">
            <text:p>3.1836E-006</text:p>
          </table:table-cell>
          <table:table-cell table:formula="of:=[.V374]*1000000000000" office:value-type="float" office:value="0.00064815">
            <text:p>0.00064815</text:p>
          </table:table-cell>
          <table:table-cell table:formula="of:=([.W374]+[.X374])*1000000000000" office:value-type="float" office:value="0.001430775">
            <text:p>0.001430775</text:p>
          </table:table-cell>
          <table:table-cell office:value-type="float" office:value="0.00015187">
            <text:p>0.00015187</text:p>
          </table:table-cell>
          <table:table-cell table:style-name="ce1" office:value-type="string">
            <text:p>6.2435e-08</text:p>
          </table:table-cell>
          <table:table-cell table:style-name="ce1" office:value-type="string">
            <text:p>3.2e-07</text:p>
          </table:table-cell>
          <table:table-cell table:style-name="ce1" office:value-type="string">
            <text:p>4.4908e-09</text:p>
          </table:table-cell>
          <table:table-cell table:style-name="ce1" office:value-type="string">
            <text:p>8.9948e-09</text:p>
          </table:table-cell>
          <table:table-cell table:style-name="ce1" office:value-type="string">
            <text:p>3.8872e-07</text:p>
          </table:table-cell>
          <table:table-cell table:style-name="ce1" office:value-type="string">
            <text:p>2.6861e-05</text:p>
          </table:table-cell>
          <table:table-cell office:value-type="float" office:value="0.0021001">
            <text:p>0.0021001</text:p>
          </table:table-cell>
          <table:table-cell table:style-name="ce1" office:value-type="string">
            <text:p>3.1836e-18</text:p>
          </table:table-cell>
          <table:table-cell table:style-name="ce1" office:value-type="string">
            <text:p>6.4815e-16</text:p>
          </table:table-cell>
          <table:table-cell table:style-name="ce1" office:value-type="string">
            <text:p>3.8375e-17</text:p>
          </table:table-cell>
          <table:table-cell table:style-name="ce1" office:value-type="string">
            <text:p>1.3924e-15</text:p>
          </table:table-cell>
        </table:table-row>
        <table:table-row table:style-name="ro4">
          <table:table-cell office:value-type="float" office:value="3730.702">
            <text:p>3730.702</text:p>
          </table:table-cell>
          <table:table-cell table:formula="of:=[.M375]*1000000" office:value-type="float" office:value="151.86">
            <text:p>151.86</text:p>
          </table:table-cell>
          <table:table-cell table:formula="of:=[.N375]*1000000" office:value-type="float" office:value="0.062288">
            <text:p>0.062288</text:p>
          </table:table-cell>
          <table:table-cell table:formula="of:=[.O375]*1000000" office:value-type="float" office:value="0.31911">
            <text:p>0.31911</text:p>
          </table:table-cell>
          <table:table-cell table:formula="of:=[.P375]*1000000" office:value-type="float" office:value="0.0044793">
            <text:p>0.0044793</text:p>
          </table:table-cell>
          <table:table-cell table:formula="of:=[.Q375]*1000000" office:value-type="float" office:value="0.0089463">
            <text:p>0.0089463</text:p>
          </table:table-cell>
          <table:table-cell table:formula="of:=[.R375]*1000000" office:value-type="float" office:value="0.38784">
            <text:p>0.38784</text:p>
          </table:table-cell>
          <table:table-cell table:formula="of:=[.S375]*1000000" office:value-type="float" office:value="26.87">
            <text:p>26.87</text:p>
          </table:table-cell>
          <table:table-cell table:formula="of:=[.T375]*1000000" office:value-type="float" office:value="2100">
            <text:p>2100</text:p>
          </table:table-cell>
          <table:table-cell table:formula="of:=[.U375]*1000000000000" office:value-type="float" office:value="0.0000031839">
            <text:p>3.1839E-006</text:p>
          </table:table-cell>
          <table:table-cell table:formula="of:=[.V375]*1000000000000" office:value-type="float" office:value="0.00064453">
            <text:p>0.00064453</text:p>
          </table:table-cell>
          <table:table-cell table:formula="of:=([.W375]+[.X375])*1000000000000" office:value-type="float" office:value="0.001427283">
            <text:p>0.001427283</text:p>
          </table:table-cell>
          <table:table-cell office:value-type="float" office:value="0.00015186">
            <text:p>0.00015186</text:p>
          </table:table-cell>
          <table:table-cell table:style-name="ce1" office:value-type="string">
            <text:p>6.2288e-08</text:p>
          </table:table-cell>
          <table:table-cell table:style-name="ce1" office:value-type="string">
            <text:p>3.1911e-07</text:p>
          </table:table-cell>
          <table:table-cell table:style-name="ce1" office:value-type="string">
            <text:p>4.4793e-09</text:p>
          </table:table-cell>
          <table:table-cell table:style-name="ce1" office:value-type="string">
            <text:p>8.9463e-09</text:p>
          </table:table-cell>
          <table:table-cell table:style-name="ce1" office:value-type="string">
            <text:p>3.8784e-07</text:p>
          </table:table-cell>
          <table:table-cell table:style-name="ce1" office:value-type="string">
            <text:p>2.687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39e-18</text:p>
          </table:table-cell>
          <table:table-cell table:style-name="ce1" office:value-type="string">
            <text:p>6.4453e-16</text:p>
          </table:table-cell>
          <table:table-cell table:style-name="ce1" office:value-type="string">
            <text:p>3.8283e-17</text:p>
          </table:table-cell>
          <table:table-cell table:style-name="ce1" office:value-type="string">
            <text:p>1.389e-15</text:p>
          </table:table-cell>
        </table:table-row>
        <table:table-row table:style-name="ro4">
          <table:table-cell office:value-type="float" office:value="3740.702">
            <text:p>3740.702</text:p>
          </table:table-cell>
          <table:table-cell table:formula="of:=[.M376]*1000000" office:value-type="float" office:value="151.86">
            <text:p>151.86</text:p>
          </table:table-cell>
          <table:table-cell table:formula="of:=[.N376]*1000000" office:value-type="float" office:value="0.062143">
            <text:p>0.062143</text:p>
          </table:table-cell>
          <table:table-cell table:formula="of:=[.O376]*1000000" office:value-type="float" office:value="0.31822">
            <text:p>0.31822</text:p>
          </table:table-cell>
          <table:table-cell table:formula="of:=[.P376]*1000000" office:value-type="float" office:value="0.0044678">
            <text:p>0.0044678</text:p>
          </table:table-cell>
          <table:table-cell table:formula="of:=[.Q376]*1000000" office:value-type="float" office:value="0.0088982">
            <text:p>0.0088982</text:p>
          </table:table-cell>
          <table:table-cell table:formula="of:=[.R376]*1000000" office:value-type="float" office:value="0.38697">
            <text:p>0.38697</text:p>
          </table:table-cell>
          <table:table-cell table:formula="of:=[.S376]*1000000" office:value-type="float" office:value="26.878">
            <text:p>26.878</text:p>
          </table:table-cell>
          <table:table-cell table:formula="of:=[.T376]*1000000" office:value-type="float" office:value="2100">
            <text:p>2100</text:p>
          </table:table-cell>
          <table:table-cell table:formula="of:=[.U376]*1000000000000" office:value-type="float" office:value="0.0000031843">
            <text:p>3.1843E-006</text:p>
          </table:table-cell>
          <table:table-cell table:formula="of:=[.V376]*1000000000000" office:value-type="float" office:value="0.00064095">
            <text:p>0.00064095</text:p>
          </table:table-cell>
          <table:table-cell table:formula="of:=([.W376]+[.X376])*1000000000000" office:value-type="float" office:value="0.001423891">
            <text:p>0.001423891</text:p>
          </table:table-cell>
          <table:table-cell office:value-type="float" office:value="0.00015186">
            <text:p>0.00015186</text:p>
          </table:table-cell>
          <table:table-cell table:style-name="ce1" office:value-type="string">
            <text:p>6.2143e-08</text:p>
          </table:table-cell>
          <table:table-cell table:style-name="ce1" office:value-type="string">
            <text:p>3.1822e-07</text:p>
          </table:table-cell>
          <table:table-cell table:style-name="ce1" office:value-type="string">
            <text:p>4.4678e-09</text:p>
          </table:table-cell>
          <table:table-cell table:style-name="ce1" office:value-type="string">
            <text:p>8.8982e-09</text:p>
          </table:table-cell>
          <table:table-cell table:style-name="ce1" office:value-type="string">
            <text:p>3.8697e-07</text:p>
          </table:table-cell>
          <table:table-cell table:style-name="ce1" office:value-type="string">
            <text:p>2.6878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43e-18</text:p>
          </table:table-cell>
          <table:table-cell table:style-name="ce1" office:value-type="string">
            <text:p>6.4095e-16</text:p>
          </table:table-cell>
          <table:table-cell table:style-name="ce1" office:value-type="string">
            <text:p>3.8191e-17</text:p>
          </table:table-cell>
          <table:table-cell table:style-name="ce1" office:value-type="string">
            <text:p>1.3857e-15</text:p>
          </table:table-cell>
        </table:table-row>
        <table:table-row table:style-name="ro4">
          <table:table-cell office:value-type="float" office:value="3750.702">
            <text:p>3750.702</text:p>
          </table:table-cell>
          <table:table-cell table:formula="of:=[.M377]*1000000" office:value-type="float" office:value="151.85">
            <text:p>151.85</text:p>
          </table:table-cell>
          <table:table-cell table:formula="of:=[.N377]*1000000" office:value-type="float" office:value="0.061997">
            <text:p>0.061997</text:p>
          </table:table-cell>
          <table:table-cell table:formula="of:=[.O377]*1000000" office:value-type="float" office:value="0.31734">
            <text:p>0.31734</text:p>
          </table:table-cell>
          <table:table-cell table:formula="of:=[.P377]*1000000" office:value-type="float" office:value="0.0044564">
            <text:p>0.0044564</text:p>
          </table:table-cell>
          <table:table-cell table:formula="of:=[.Q377]*1000000" office:value-type="float" office:value="0.0088504">
            <text:p>0.0088504</text:p>
          </table:table-cell>
          <table:table-cell table:formula="of:=[.R377]*1000000" office:value-type="float" office:value="0.38609">
            <text:p>0.38609</text:p>
          </table:table-cell>
          <table:table-cell table:formula="of:=[.S377]*1000000" office:value-type="float" office:value="26.887">
            <text:p>26.887</text:p>
          </table:table-cell>
          <table:table-cell table:formula="of:=[.T377]*1000000" office:value-type="float" office:value="2100">
            <text:p>2100</text:p>
          </table:table-cell>
          <table:table-cell table:formula="of:=[.U377]*1000000000000" office:value-type="float" office:value="0.0000031847">
            <text:p>3.1847E-006</text:p>
          </table:table-cell>
          <table:table-cell table:formula="of:=[.V377]*1000000000000" office:value-type="float" office:value="0.00063739">
            <text:p>0.00063739</text:p>
          </table:table-cell>
          <table:table-cell table:formula="of:=([.W377]+[.X377])*1000000000000" office:value-type="float" office:value="0.001420499">
            <text:p>0.001420499</text:p>
          </table:table-cell>
          <table:table-cell office:value-type="float" office:value="0.00015185">
            <text:p>0.00015185</text:p>
          </table:table-cell>
          <table:table-cell table:style-name="ce1" office:value-type="string">
            <text:p>6.1997e-08</text:p>
          </table:table-cell>
          <table:table-cell table:style-name="ce1" office:value-type="string">
            <text:p>3.1734e-07</text:p>
          </table:table-cell>
          <table:table-cell table:style-name="ce1" office:value-type="string">
            <text:p>4.4564e-09</text:p>
          </table:table-cell>
          <table:table-cell table:style-name="ce1" office:value-type="string">
            <text:p>8.8504e-09</text:p>
          </table:table-cell>
          <table:table-cell table:style-name="ce1" office:value-type="string">
            <text:p>3.8609e-07</text:p>
          </table:table-cell>
          <table:table-cell table:style-name="ce1" office:value-type="string">
            <text:p>2.6887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47e-18</text:p>
          </table:table-cell>
          <table:table-cell table:style-name="ce1" office:value-type="string">
            <text:p>6.3739e-16</text:p>
          </table:table-cell>
          <table:table-cell table:style-name="ce1" office:value-type="string">
            <text:p>3.8099e-17</text:p>
          </table:table-cell>
          <table:table-cell table:style-name="ce1" office:value-type="string">
            <text:p>1.3824e-15</text:p>
          </table:table-cell>
        </table:table-row>
        <table:table-row table:style-name="ro4">
          <table:table-cell office:value-type="float" office:value="3760.702">
            <text:p>3760.702</text:p>
          </table:table-cell>
          <table:table-cell table:formula="of:=[.M378]*1000000" office:value-type="float" office:value="151.85">
            <text:p>151.85</text:p>
          </table:table-cell>
          <table:table-cell table:formula="of:=[.N378]*1000000" office:value-type="float" office:value="0.061853">
            <text:p>0.061853</text:p>
          </table:table-cell>
          <table:table-cell table:formula="of:=[.O378]*1000000" office:value-type="float" office:value="0.31646">
            <text:p>0.31646</text:p>
          </table:table-cell>
          <table:table-cell table:formula="of:=[.P378]*1000000" office:value-type="float" office:value="0.004445">
            <text:p>0.004445</text:p>
          </table:table-cell>
          <table:table-cell table:formula="of:=[.Q378]*1000000" office:value-type="float" office:value="0.008803">
            <text:p>0.008803</text:p>
          </table:table-cell>
          <table:table-cell table:formula="of:=[.R378]*1000000" office:value-type="float" office:value="0.38523">
            <text:p>0.38523</text:p>
          </table:table-cell>
          <table:table-cell table:formula="of:=[.S378]*1000000" office:value-type="float" office:value="26.896">
            <text:p>26.896</text:p>
          </table:table-cell>
          <table:table-cell table:formula="of:=[.T378]*1000000" office:value-type="float" office:value="2100">
            <text:p>2100</text:p>
          </table:table-cell>
          <table:table-cell table:formula="of:=[.U378]*1000000000000" office:value-type="float" office:value="0.000003185">
            <text:p>0.000003185</text:p>
          </table:table-cell>
          <table:table-cell table:formula="of:=[.V378]*1000000000000" office:value-type="float" office:value="0.00063386">
            <text:p>0.00063386</text:p>
          </table:table-cell>
          <table:table-cell table:formula="of:=([.W378]+[.X378])*1000000000000" office:value-type="float" office:value="0.001417107">
            <text:p>0.001417107</text:p>
          </table:table-cell>
          <table:table-cell office:value-type="float" office:value="0.00015185">
            <text:p>0.00015185</text:p>
          </table:table-cell>
          <table:table-cell table:style-name="ce1" office:value-type="string">
            <text:p>6.1853e-08</text:p>
          </table:table-cell>
          <table:table-cell table:style-name="ce1" office:value-type="string">
            <text:p>3.1646e-07</text:p>
          </table:table-cell>
          <table:table-cell table:style-name="ce1" office:value-type="string">
            <text:p>4.445e-09</text:p>
          </table:table-cell>
          <table:table-cell table:style-name="ce1" office:value-type="string">
            <text:p>8.803e-09</text:p>
          </table:table-cell>
          <table:table-cell table:style-name="ce1" office:value-type="string">
            <text:p>3.8523e-07</text:p>
          </table:table-cell>
          <table:table-cell table:style-name="ce1" office:value-type="string">
            <text:p>2.6896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5e-18</text:p>
          </table:table-cell>
          <table:table-cell table:style-name="ce1" office:value-type="string">
            <text:p>6.3386e-16</text:p>
          </table:table-cell>
          <table:table-cell table:style-name="ce1" office:value-type="string">
            <text:p>3.8007e-17</text:p>
          </table:table-cell>
          <table:table-cell table:style-name="ce1" office:value-type="string">
            <text:p>1.3791e-15</text:p>
          </table:table-cell>
        </table:table-row>
        <table:table-row table:style-name="ro4">
          <table:table-cell office:value-type="float" office:value="3770.702">
            <text:p>3770.702</text:p>
          </table:table-cell>
          <table:table-cell table:formula="of:=[.M379]*1000000" office:value-type="float" office:value="151.84">
            <text:p>151.84</text:p>
          </table:table-cell>
          <table:table-cell table:formula="of:=[.N379]*1000000" office:value-type="float" office:value="0.061708">
            <text:p>0.061708</text:p>
          </table:table-cell>
          <table:table-cell table:formula="of:=[.O379]*1000000" office:value-type="float" office:value="0.31559">
            <text:p>0.31559</text:p>
          </table:table-cell>
          <table:table-cell table:formula="of:=[.P379]*1000000" office:value-type="float" office:value="0.0044336">
            <text:p>0.0044336</text:p>
          </table:table-cell>
          <table:table-cell table:formula="of:=[.Q379]*1000000" office:value-type="float" office:value="0.0087559">
            <text:p>0.0087559</text:p>
          </table:table-cell>
          <table:table-cell table:formula="of:=[.R379]*1000000" office:value-type="float" office:value="0.38436">
            <text:p>0.38436</text:p>
          </table:table-cell>
          <table:table-cell table:formula="of:=[.S379]*1000000" office:value-type="float" office:value="26.904">
            <text:p>26.904</text:p>
          </table:table-cell>
          <table:table-cell table:formula="of:=[.T379]*1000000" office:value-type="float" office:value="2100">
            <text:p>2100</text:p>
          </table:table-cell>
          <table:table-cell table:formula="of:=[.U379]*1000000000000" office:value-type="float" office:value="0.0000031854">
            <text:p>3.1854E-006</text:p>
          </table:table-cell>
          <table:table-cell table:formula="of:=[.V379]*1000000000000" office:value-type="float" office:value="0.00063036">
            <text:p>0.00063036</text:p>
          </table:table-cell>
          <table:table-cell table:formula="of:=([.W379]+[.X379])*1000000000000" office:value-type="float" office:value="0.001413717">
            <text:p>0.001413717</text:p>
          </table:table-cell>
          <table:table-cell office:value-type="float" office:value="0.00015184">
            <text:p>0.00015184</text:p>
          </table:table-cell>
          <table:table-cell table:style-name="ce1" office:value-type="string">
            <text:p>6.1708e-08</text:p>
          </table:table-cell>
          <table:table-cell table:style-name="ce1" office:value-type="string">
            <text:p>3.1559e-07</text:p>
          </table:table-cell>
          <table:table-cell table:style-name="ce1" office:value-type="string">
            <text:p>4.4336e-09</text:p>
          </table:table-cell>
          <table:table-cell table:style-name="ce1" office:value-type="string">
            <text:p>8.7559e-09</text:p>
          </table:table-cell>
          <table:table-cell table:style-name="ce1" office:value-type="string">
            <text:p>3.8436e-07</text:p>
          </table:table-cell>
          <table:table-cell table:style-name="ce1" office:value-type="string">
            <text:p>2.6904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54e-18</text:p>
          </table:table-cell>
          <table:table-cell table:style-name="ce1" office:value-type="string">
            <text:p>6.3036e-16</text:p>
          </table:table-cell>
          <table:table-cell table:style-name="ce1" office:value-type="string">
            <text:p>3.7917e-17</text:p>
          </table:table-cell>
          <table:table-cell table:style-name="ce1" office:value-type="string">
            <text:p>1.3758e-15</text:p>
          </table:table-cell>
        </table:table-row>
        <table:table-row table:style-name="ro4">
          <table:table-cell office:value-type="float" office:value="3780.702">
            <text:p>3780.702</text:p>
          </table:table-cell>
          <table:table-cell table:formula="of:=[.M380]*1000000" office:value-type="float" office:value="151.83">
            <text:p>151.83</text:p>
          </table:table-cell>
          <table:table-cell table:formula="of:=[.N380]*1000000" office:value-type="float" office:value="0.061565">
            <text:p>0.061565</text:p>
          </table:table-cell>
          <table:table-cell table:formula="of:=[.O380]*1000000" office:value-type="float" office:value="0.31472">
            <text:p>0.31472</text:p>
          </table:table-cell>
          <table:table-cell table:formula="of:=[.P380]*1000000" office:value-type="float" office:value="0.0044222">
            <text:p>0.0044222</text:p>
          </table:table-cell>
          <table:table-cell table:formula="of:=[.Q380]*1000000" office:value-type="float" office:value="0.0087092">
            <text:p>0.0087092</text:p>
          </table:table-cell>
          <table:table-cell table:formula="of:=[.R380]*1000000" office:value-type="float" office:value="0.3835">
            <text:p>0.3835</text:p>
          </table:table-cell>
          <table:table-cell table:formula="of:=[.S380]*1000000" office:value-type="float" office:value="26.913">
            <text:p>26.913</text:p>
          </table:table-cell>
          <table:table-cell table:formula="of:=[.T380]*1000000" office:value-type="float" office:value="2100">
            <text:p>2100</text:p>
          </table:table-cell>
          <table:table-cell table:formula="of:=[.U380]*1000000000000" office:value-type="float" office:value="0.0000031858">
            <text:p>3.1858E-006</text:p>
          </table:table-cell>
          <table:table-cell table:formula="of:=[.V380]*1000000000000" office:value-type="float" office:value="0.00062689">
            <text:p>0.00062689</text:p>
          </table:table-cell>
          <table:table-cell table:formula="of:=([.W380]+[.X380])*1000000000000" office:value-type="float" office:value="0.001410426">
            <text:p>0.001410426</text:p>
          </table:table-cell>
          <table:table-cell office:value-type="float" office:value="0.00015183">
            <text:p>0.00015183</text:p>
          </table:table-cell>
          <table:table-cell table:style-name="ce1" office:value-type="string">
            <text:p>6.1565e-08</text:p>
          </table:table-cell>
          <table:table-cell table:style-name="ce1" office:value-type="string">
            <text:p>3.1472e-07</text:p>
          </table:table-cell>
          <table:table-cell table:style-name="ce1" office:value-type="string">
            <text:p>4.4222e-09</text:p>
          </table:table-cell>
          <table:table-cell table:style-name="ce1" office:value-type="string">
            <text:p>8.7092e-09</text:p>
          </table:table-cell>
          <table:table-cell table:style-name="ce1" office:value-type="string">
            <text:p>3.835e-07</text:p>
          </table:table-cell>
          <table:table-cell table:style-name="ce1" office:value-type="string">
            <text:p>2.6913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58e-18</text:p>
          </table:table-cell>
          <table:table-cell table:style-name="ce1" office:value-type="string">
            <text:p>6.2689e-16</text:p>
          </table:table-cell>
          <table:table-cell table:style-name="ce1" office:value-type="string">
            <text:p>3.7826e-17</text:p>
          </table:table-cell>
          <table:table-cell table:style-name="ce1" office:value-type="string">
            <text:p>1.3726e-15</text:p>
          </table:table-cell>
        </table:table-row>
        <table:table-row table:style-name="ro4">
          <table:table-cell office:value-type="float" office:value="3790.702">
            <text:p>3790.702</text:p>
          </table:table-cell>
          <table:table-cell table:formula="of:=[.M381]*1000000" office:value-type="float" office:value="151.83">
            <text:p>151.83</text:p>
          </table:table-cell>
          <table:table-cell table:formula="of:=[.N381]*1000000" office:value-type="float" office:value="0.061422">
            <text:p>0.061422</text:p>
          </table:table-cell>
          <table:table-cell table:formula="of:=[.O381]*1000000" office:value-type="float" office:value="0.31386">
            <text:p>0.31386</text:p>
          </table:table-cell>
          <table:table-cell table:formula="of:=[.P381]*1000000" office:value-type="float" office:value="0.0044109">
            <text:p>0.0044109</text:p>
          </table:table-cell>
          <table:table-cell table:formula="of:=[.Q381]*1000000" office:value-type="float" office:value="0.0086629">
            <text:p>0.0086629</text:p>
          </table:table-cell>
          <table:table-cell table:formula="of:=[.R381]*1000000" office:value-type="float" office:value="0.38264">
            <text:p>0.38264</text:p>
          </table:table-cell>
          <table:table-cell table:formula="of:=[.S381]*1000000" office:value-type="float" office:value="26.922">
            <text:p>26.922</text:p>
          </table:table-cell>
          <table:table-cell table:formula="of:=[.T381]*1000000" office:value-type="float" office:value="2100">
            <text:p>2100</text:p>
          </table:table-cell>
          <table:table-cell table:formula="of:=[.U381]*1000000000000" office:value-type="float" office:value="0.0000031862">
            <text:p>3.1862E-006</text:p>
          </table:table-cell>
          <table:table-cell table:formula="of:=[.V381]*1000000000000" office:value-type="float" office:value="0.00062344">
            <text:p>0.00062344</text:p>
          </table:table-cell>
          <table:table-cell table:formula="of:=([.W381]+[.X381])*1000000000000" office:value-type="float" office:value="0.001407036">
            <text:p>0.001407036</text:p>
          </table:table-cell>
          <table:table-cell office:value-type="float" office:value="0.00015183">
            <text:p>0.00015183</text:p>
          </table:table-cell>
          <table:table-cell table:style-name="ce1" office:value-type="string">
            <text:p>6.1422e-08</text:p>
          </table:table-cell>
          <table:table-cell table:style-name="ce1" office:value-type="string">
            <text:p>3.1386e-07</text:p>
          </table:table-cell>
          <table:table-cell table:style-name="ce1" office:value-type="string">
            <text:p>4.4109e-09</text:p>
          </table:table-cell>
          <table:table-cell table:style-name="ce1" office:value-type="string">
            <text:p>8.6629e-09</text:p>
          </table:table-cell>
          <table:table-cell table:style-name="ce1" office:value-type="string">
            <text:p>3.8264e-07</text:p>
          </table:table-cell>
          <table:table-cell table:style-name="ce1" office:value-type="string">
            <text:p>2.6922e-05</text:p>
          </table:table-cell>
          <table:table-cell office:value-type="float" office:value="0.0021">
            <text:p>0.0021</text:p>
          </table:table-cell>
          <table:table-cell table:style-name="ce1" office:value-type="string">
            <text:p>3.1862e-18</text:p>
          </table:table-cell>
          <table:table-cell table:style-name="ce1" office:value-type="string">
            <text:p>6.2344e-16</text:p>
          </table:table-cell>
          <table:table-cell table:style-name="ce1" office:value-type="string">
            <text:p>3.7736e-17</text:p>
          </table:table-cell>
          <table:table-cell table:style-name="ce1" office:value-type="string">
            <text:p>1.3693e-15</text:p>
          </table:table-cell>
        </table:table-row>
        <table:table-row table:style-name="ro4">
          <table:table-cell office:value-type="float" office:value="3800.702">
            <text:p>3800.702</text:p>
          </table:table-cell>
          <table:table-cell table:formula="of:=[.M382]*1000000" office:value-type="float" office:value="151.82">
            <text:p>151.82</text:p>
          </table:table-cell>
          <table:table-cell table:formula="of:=[.N382]*1000000" office:value-type="float" office:value="0.061279">
            <text:p>0.061279</text:p>
          </table:table-cell>
          <table:table-cell table:formula="of:=[.O382]*1000000" office:value-type="float" office:value="0.313">
            <text:p>0.313</text:p>
          </table:table-cell>
          <table:table-cell table:formula="of:=[.P382]*1000000" office:value-type="float" office:value="0.0043996">
            <text:p>0.0043996</text:p>
          </table:table-cell>
          <table:table-cell table:formula="of:=[.Q382]*1000000" office:value-type="float" office:value="0.0086169">
            <text:p>0.0086169</text:p>
          </table:table-cell>
          <table:table-cell table:formula="of:=[.R382]*1000000" office:value-type="float" office:value="0.38179">
            <text:p>0.38179</text:p>
          </table:table-cell>
          <table:table-cell table:formula="of:=[.S382]*1000000" office:value-type="float" office:value="26.93">
            <text:p>26.93</text:p>
          </table:table-cell>
          <table:table-cell table:formula="of:=[.T382]*1000000" office:value-type="float" office:value="2099.9">
            <text:p>2099.9</text:p>
          </table:table-cell>
          <table:table-cell table:formula="of:=[.U382]*1000000000000" office:value-type="float" office:value="0.0000031865">
            <text:p>3.1865E-006</text:p>
          </table:table-cell>
          <table:table-cell table:formula="of:=[.V382]*1000000000000" office:value-type="float" office:value="0.00062002">
            <text:p>0.00062002</text:p>
          </table:table-cell>
          <table:table-cell table:formula="of:=([.W382]+[.X382])*1000000000000" office:value-type="float" office:value="0.001403747">
            <text:p>0.001403747</text:p>
          </table:table-cell>
          <table:table-cell office:value-type="float" office:value="0.00015182">
            <text:p>0.00015182</text:p>
          </table:table-cell>
          <table:table-cell table:style-name="ce1" office:value-type="string">
            <text:p>6.1279e-08</text:p>
          </table:table-cell>
          <table:table-cell table:style-name="ce1" office:value-type="string">
            <text:p>3.13e-07</text:p>
          </table:table-cell>
          <table:table-cell table:style-name="ce1" office:value-type="string">
            <text:p>4.3996e-09</text:p>
          </table:table-cell>
          <table:table-cell table:style-name="ce1" office:value-type="string">
            <text:p>8.6169e-09</text:p>
          </table:table-cell>
          <table:table-cell table:style-name="ce1" office:value-type="string">
            <text:p>3.8179e-07</text:p>
          </table:table-cell>
          <table:table-cell table:style-name="ce1" office:value-type="string">
            <text:p>2.693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65e-18</text:p>
          </table:table-cell>
          <table:table-cell table:style-name="ce1" office:value-type="string">
            <text:p>6.2002e-16</text:p>
          </table:table-cell>
          <table:table-cell table:style-name="ce1" office:value-type="string">
            <text:p>3.7647e-17</text:p>
          </table:table-cell>
          <table:table-cell table:style-name="ce1" office:value-type="string">
            <text:p>1.3661e-15</text:p>
          </table:table-cell>
        </table:table-row>
        <table:table-row table:style-name="ro4">
          <table:table-cell office:value-type="float" office:value="3810.702">
            <text:p>3810.702</text:p>
          </table:table-cell>
          <table:table-cell table:formula="of:=[.M383]*1000000" office:value-type="float" office:value="151.82">
            <text:p>151.82</text:p>
          </table:table-cell>
          <table:table-cell table:formula="of:=[.N383]*1000000" office:value-type="float" office:value="0.061137">
            <text:p>0.061137</text:p>
          </table:table-cell>
          <table:table-cell table:formula="of:=[.O383]*1000000" office:value-type="float" office:value="0.31214">
            <text:p>0.31214</text:p>
          </table:table-cell>
          <table:table-cell table:formula="of:=[.P383]*1000000" office:value-type="float" office:value="0.0043884">
            <text:p>0.0043884</text:p>
          </table:table-cell>
          <table:table-cell table:formula="of:=[.Q383]*1000000" office:value-type="float" office:value="0.0085712">
            <text:p>0.0085712</text:p>
          </table:table-cell>
          <table:table-cell table:formula="of:=[.R383]*1000000" office:value-type="float" office:value="0.38093">
            <text:p>0.38093</text:p>
          </table:table-cell>
          <table:table-cell table:formula="of:=[.S383]*1000000" office:value-type="float" office:value="26.939">
            <text:p>26.939</text:p>
          </table:table-cell>
          <table:table-cell table:formula="of:=[.T383]*1000000" office:value-type="float" office:value="2099.9">
            <text:p>2099.9</text:p>
          </table:table-cell>
          <table:table-cell table:formula="of:=[.U383]*1000000000000" office:value-type="float" office:value="0.0000031869">
            <text:p>3.1869E-006</text:p>
          </table:table-cell>
          <table:table-cell table:formula="of:=[.V383]*1000000000000" office:value-type="float" office:value="0.00061663">
            <text:p>0.00061663</text:p>
          </table:table-cell>
          <table:table-cell table:formula="of:=([.W383]+[.X383])*1000000000000" office:value-type="float" office:value="0.001400458">
            <text:p>0.001400458</text:p>
          </table:table-cell>
          <table:table-cell office:value-type="float" office:value="0.00015182">
            <text:p>0.00015182</text:p>
          </table:table-cell>
          <table:table-cell table:style-name="ce1" office:value-type="string">
            <text:p>6.1137e-08</text:p>
          </table:table-cell>
          <table:table-cell table:style-name="ce1" office:value-type="string">
            <text:p>3.1214e-07</text:p>
          </table:table-cell>
          <table:table-cell table:style-name="ce1" office:value-type="string">
            <text:p>4.3884e-09</text:p>
          </table:table-cell>
          <table:table-cell table:style-name="ce1" office:value-type="string">
            <text:p>8.5712e-09</text:p>
          </table:table-cell>
          <table:table-cell table:style-name="ce1" office:value-type="string">
            <text:p>3.8093e-07</text:p>
          </table:table-cell>
          <table:table-cell table:style-name="ce1" office:value-type="string">
            <text:p>2.6939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69e-18</text:p>
          </table:table-cell>
          <table:table-cell table:style-name="ce1" office:value-type="string">
            <text:p>6.1663e-16</text:p>
          </table:table-cell>
          <table:table-cell table:style-name="ce1" office:value-type="string">
            <text:p>3.7558e-17</text:p>
          </table:table-cell>
          <table:table-cell table:style-name="ce1" office:value-type="string">
            <text:p>1.3629e-15</text:p>
          </table:table-cell>
        </table:table-row>
        <table:table-row table:style-name="ro4">
          <table:table-cell office:value-type="float" office:value="3820.702">
            <text:p>3820.702</text:p>
          </table:table-cell>
          <table:table-cell table:formula="of:=[.M384]*1000000" office:value-type="float" office:value="151.81">
            <text:p>151.81</text:p>
          </table:table-cell>
          <table:table-cell table:formula="of:=[.N384]*1000000" office:value-type="float" office:value="0.060996">
            <text:p>0.060996</text:p>
          </table:table-cell>
          <table:table-cell table:formula="of:=[.O384]*1000000" office:value-type="float" office:value="0.31129">
            <text:p>0.31129</text:p>
          </table:table-cell>
          <table:table-cell table:formula="of:=[.P384]*1000000" office:value-type="float" office:value="0.0043771">
            <text:p>0.0043771</text:p>
          </table:table-cell>
          <table:table-cell table:formula="of:=[.Q384]*1000000" office:value-type="float" office:value="0.0085259">
            <text:p>0.0085259</text:p>
          </table:table-cell>
          <table:table-cell table:formula="of:=[.R384]*1000000" office:value-type="float" office:value="0.38008">
            <text:p>0.38008</text:p>
          </table:table-cell>
          <table:table-cell table:formula="of:=[.S384]*1000000" office:value-type="float" office:value="26.947">
            <text:p>26.947</text:p>
          </table:table-cell>
          <table:table-cell table:formula="of:=[.T384]*1000000" office:value-type="float" office:value="2099.9">
            <text:p>2099.9</text:p>
          </table:table-cell>
          <table:table-cell table:formula="of:=[.U384]*1000000000000" office:value-type="float" office:value="0.0000031873">
            <text:p>3.1873E-006</text:p>
          </table:table-cell>
          <table:table-cell table:formula="of:=[.V384]*1000000000000" office:value-type="float" office:value="0.00061326">
            <text:p>0.00061326</text:p>
          </table:table-cell>
          <table:table-cell table:formula="of:=([.W384]+[.X384])*1000000000000" office:value-type="float" office:value="0.001397169">
            <text:p>0.001397169</text:p>
          </table:table-cell>
          <table:table-cell office:value-type="float" office:value="0.00015181">
            <text:p>0.00015181</text:p>
          </table:table-cell>
          <table:table-cell table:style-name="ce1" office:value-type="string">
            <text:p>6.0996e-08</text:p>
          </table:table-cell>
          <table:table-cell table:style-name="ce1" office:value-type="string">
            <text:p>3.1129e-07</text:p>
          </table:table-cell>
          <table:table-cell table:style-name="ce1" office:value-type="string">
            <text:p>4.3771e-09</text:p>
          </table:table-cell>
          <table:table-cell table:style-name="ce1" office:value-type="string">
            <text:p>8.5259e-09</text:p>
          </table:table-cell>
          <table:table-cell table:style-name="ce1" office:value-type="string">
            <text:p>3.8008e-07</text:p>
          </table:table-cell>
          <table:table-cell table:style-name="ce1" office:value-type="string">
            <text:p>2.6947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73e-18</text:p>
          </table:table-cell>
          <table:table-cell table:style-name="ce1" office:value-type="string">
            <text:p>6.1326e-16</text:p>
          </table:table-cell>
          <table:table-cell table:style-name="ce1" office:value-type="string">
            <text:p>3.7469e-17</text:p>
          </table:table-cell>
          <table:table-cell table:style-name="ce1" office:value-type="string">
            <text:p>1.3597e-15</text:p>
          </table:table-cell>
        </table:table-row>
        <table:table-row table:style-name="ro4">
          <table:table-cell office:value-type="float" office:value="3830.702">
            <text:p>3830.702</text:p>
          </table:table-cell>
          <table:table-cell table:formula="of:=[.M385]*1000000" office:value-type="float" office:value="151.81">
            <text:p>151.81</text:p>
          </table:table-cell>
          <table:table-cell table:formula="of:=[.N385]*1000000" office:value-type="float" office:value="0.060855">
            <text:p>0.060855</text:p>
          </table:table-cell>
          <table:table-cell table:formula="of:=[.O385]*1000000" office:value-type="float" office:value="0.31045">
            <text:p>0.31045</text:p>
          </table:table-cell>
          <table:table-cell table:formula="of:=[.P385]*1000000" office:value-type="float" office:value="0.0043659">
            <text:p>0.0043659</text:p>
          </table:table-cell>
          <table:table-cell table:formula="of:=[.Q385]*1000000" office:value-type="float" office:value="0.0084809">
            <text:p>0.0084809</text:p>
          </table:table-cell>
          <table:table-cell table:formula="of:=[.R385]*1000000" office:value-type="float" office:value="0.37924">
            <text:p>0.37924</text:p>
          </table:table-cell>
          <table:table-cell table:formula="of:=[.S385]*1000000" office:value-type="float" office:value="26.956">
            <text:p>26.956</text:p>
          </table:table-cell>
          <table:table-cell table:formula="of:=[.T385]*1000000" office:value-type="float" office:value="2099.9">
            <text:p>2099.9</text:p>
          </table:table-cell>
          <table:table-cell table:formula="of:=[.U385]*1000000000000" office:value-type="float" office:value="0.0000031877">
            <text:p>3.1877E-006</text:p>
          </table:table-cell>
          <table:table-cell table:formula="of:=[.V385]*1000000000000" office:value-type="float" office:value="0.00060992">
            <text:p>0.00060992</text:p>
          </table:table-cell>
          <table:table-cell table:formula="of:=([.W385]+[.X385])*1000000000000" office:value-type="float" office:value="0.001393881">
            <text:p>0.001393881</text:p>
          </table:table-cell>
          <table:table-cell office:value-type="float" office:value="0.00015181">
            <text:p>0.00015181</text:p>
          </table:table-cell>
          <table:table-cell table:style-name="ce1" office:value-type="string">
            <text:p>6.0855e-08</text:p>
          </table:table-cell>
          <table:table-cell table:style-name="ce1" office:value-type="string">
            <text:p>3.1045e-07</text:p>
          </table:table-cell>
          <table:table-cell table:style-name="ce1" office:value-type="string">
            <text:p>4.3659e-09</text:p>
          </table:table-cell>
          <table:table-cell table:style-name="ce1" office:value-type="string">
            <text:p>8.4809e-09</text:p>
          </table:table-cell>
          <table:table-cell table:style-name="ce1" office:value-type="string">
            <text:p>3.7924e-07</text:p>
          </table:table-cell>
          <table:table-cell table:style-name="ce1" office:value-type="string">
            <text:p>2.6956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77e-18</text:p>
          </table:table-cell>
          <table:table-cell table:style-name="ce1" office:value-type="string">
            <text:p>6.0992e-16</text:p>
          </table:table-cell>
          <table:table-cell table:style-name="ce1" office:value-type="string">
            <text:p>3.7381e-17</text:p>
          </table:table-cell>
          <table:table-cell table:style-name="ce1" office:value-type="string">
            <text:p>1.3565e-15</text:p>
          </table:table-cell>
        </table:table-row>
        <table:table-row table:style-name="ro4">
          <table:table-cell office:value-type="float" office:value="3840.702">
            <text:p>3840.702</text:p>
          </table:table-cell>
          <table:table-cell table:formula="of:=[.M386]*1000000" office:value-type="float" office:value="151.8">
            <text:p>151.8</text:p>
          </table:table-cell>
          <table:table-cell table:formula="of:=[.N386]*1000000" office:value-type="float" office:value="0.060714">
            <text:p>0.060714</text:p>
          </table:table-cell>
          <table:table-cell table:formula="of:=[.O386]*1000000" office:value-type="float" office:value="0.30961">
            <text:p>0.30961</text:p>
          </table:table-cell>
          <table:table-cell table:formula="of:=[.P386]*1000000" office:value-type="float" office:value="0.0043548">
            <text:p>0.0043548</text:p>
          </table:table-cell>
          <table:table-cell table:formula="of:=[.Q386]*1000000" office:value-type="float" office:value="0.0084363">
            <text:p>0.0084363</text:p>
          </table:table-cell>
          <table:table-cell table:formula="of:=[.R386]*1000000" office:value-type="float" office:value="0.3784">
            <text:p>0.3784</text:p>
          </table:table-cell>
          <table:table-cell table:formula="of:=[.S386]*1000000" office:value-type="float" office:value="26.964">
            <text:p>26.964</text:p>
          </table:table-cell>
          <table:table-cell table:formula="of:=[.T386]*1000000" office:value-type="float" office:value="2099.9">
            <text:p>2099.9</text:p>
          </table:table-cell>
          <table:table-cell table:formula="of:=[.U386]*1000000000000" office:value-type="float" office:value="0.000003188">
            <text:p>0.000003188</text:p>
          </table:table-cell>
          <table:table-cell table:formula="of:=[.V386]*1000000000000" office:value-type="float" office:value="0.00060661">
            <text:p>0.00060661</text:p>
          </table:table-cell>
          <table:table-cell table:formula="of:=([.W386]+[.X386])*1000000000000" office:value-type="float" office:value="0.001390593">
            <text:p>0.001390593</text:p>
          </table:table-cell>
          <table:table-cell office:value-type="float" office:value="0.0001518">
            <text:p>0.0001518</text:p>
          </table:table-cell>
          <table:table-cell table:style-name="ce1" office:value-type="string">
            <text:p>6.0714e-08</text:p>
          </table:table-cell>
          <table:table-cell table:style-name="ce1" office:value-type="string">
            <text:p>3.0961e-07</text:p>
          </table:table-cell>
          <table:table-cell table:style-name="ce1" office:value-type="string">
            <text:p>4.3548e-09</text:p>
          </table:table-cell>
          <table:table-cell table:style-name="ce1" office:value-type="string">
            <text:p>8.4363e-09</text:p>
          </table:table-cell>
          <table:table-cell table:style-name="ce1" office:value-type="string">
            <text:p>3.784e-07</text:p>
          </table:table-cell>
          <table:table-cell table:style-name="ce1" office:value-type="string">
            <text:p>2.6964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8e-18</text:p>
          </table:table-cell>
          <table:table-cell table:style-name="ce1" office:value-type="string">
            <text:p>6.0661e-16</text:p>
          </table:table-cell>
          <table:table-cell table:style-name="ce1" office:value-type="string">
            <text:p>3.7293e-17</text:p>
          </table:table-cell>
          <table:table-cell table:style-name="ce1" office:value-type="string">
            <text:p>1.3533e-15</text:p>
          </table:table-cell>
        </table:table-row>
        <table:table-row table:style-name="ro4">
          <table:table-cell office:value-type="float" office:value="3850.702">
            <text:p>3850.702</text:p>
          </table:table-cell>
          <table:table-cell table:formula="of:=[.M387]*1000000" office:value-type="float" office:value="151.8">
            <text:p>151.8</text:p>
          </table:table-cell>
          <table:table-cell table:formula="of:=[.N387]*1000000" office:value-type="float" office:value="0.060575">
            <text:p>0.060575</text:p>
          </table:table-cell>
          <table:table-cell table:formula="of:=[.O387]*1000000" office:value-type="float" office:value="0.30877">
            <text:p>0.30877</text:p>
          </table:table-cell>
          <table:table-cell table:formula="of:=[.P387]*1000000" office:value-type="float" office:value="0.0043436">
            <text:p>0.0043436</text:p>
          </table:table-cell>
          <table:table-cell table:formula="of:=[.Q387]*1000000" office:value-type="float" office:value="0.008392">
            <text:p>0.008392</text:p>
          </table:table-cell>
          <table:table-cell table:formula="of:=[.R387]*1000000" office:value-type="float" office:value="0.37756">
            <text:p>0.37756</text:p>
          </table:table-cell>
          <table:table-cell table:formula="of:=[.S387]*1000000" office:value-type="float" office:value="26.973">
            <text:p>26.973</text:p>
          </table:table-cell>
          <table:table-cell table:formula="of:=[.T387]*1000000" office:value-type="float" office:value="2099.9">
            <text:p>2099.9</text:p>
          </table:table-cell>
          <table:table-cell table:formula="of:=[.U387]*1000000000000" office:value-type="float" office:value="0.0000031884">
            <text:p>3.1884E-006</text:p>
          </table:table-cell>
          <table:table-cell table:formula="of:=[.V387]*1000000000000" office:value-type="float" office:value="0.00060332">
            <text:p>0.00060332</text:p>
          </table:table-cell>
          <table:table-cell table:formula="of:=([.W387]+[.X387])*1000000000000" office:value-type="float" office:value="0.001387405">
            <text:p>0.001387405</text:p>
          </table:table-cell>
          <table:table-cell office:value-type="float" office:value="0.0001518">
            <text:p>0.0001518</text:p>
          </table:table-cell>
          <table:table-cell table:style-name="ce1" office:value-type="string">
            <text:p>6.0575e-08</text:p>
          </table:table-cell>
          <table:table-cell table:style-name="ce1" office:value-type="string">
            <text:p>3.0877e-07</text:p>
          </table:table-cell>
          <table:table-cell table:style-name="ce1" office:value-type="string">
            <text:p>4.3436e-09</text:p>
          </table:table-cell>
          <table:table-cell table:style-name="ce1" office:value-type="string">
            <text:p>8.392e-09</text:p>
          </table:table-cell>
          <table:table-cell table:style-name="ce1" office:value-type="string">
            <text:p>3.7756e-07</text:p>
          </table:table-cell>
          <table:table-cell table:style-name="ce1" office:value-type="string">
            <text:p>2.6973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84e-18</text:p>
          </table:table-cell>
          <table:table-cell table:style-name="ce1" office:value-type="string">
            <text:p>6.0332e-16</text:p>
          </table:table-cell>
          <table:table-cell table:style-name="ce1" office:value-type="string">
            <text:p>3.7205e-17</text:p>
          </table:table-cell>
          <table:table-cell table:style-name="ce1" office:value-type="string">
            <text:p>1.3502e-15</text:p>
          </table:table-cell>
        </table:table-row>
        <table:table-row table:style-name="ro4">
          <table:table-cell office:value-type="float" office:value="3860.702">
            <text:p>3860.702</text:p>
          </table:table-cell>
          <table:table-cell table:formula="of:=[.M388]*1000000" office:value-type="float" office:value="151.79">
            <text:p>151.79</text:p>
          </table:table-cell>
          <table:table-cell table:formula="of:=[.N388]*1000000" office:value-type="float" office:value="0.060436">
            <text:p>0.060436</text:p>
          </table:table-cell>
          <table:table-cell table:formula="of:=[.O388]*1000000" office:value-type="float" office:value="0.30794">
            <text:p>0.30794</text:p>
          </table:table-cell>
          <table:table-cell table:formula="of:=[.P388]*1000000" office:value-type="float" office:value="0.0043325">
            <text:p>0.0043325</text:p>
          </table:table-cell>
          <table:table-cell table:formula="of:=[.Q388]*1000000" office:value-type="float" office:value="0.008348">
            <text:p>0.008348</text:p>
          </table:table-cell>
          <table:table-cell table:formula="of:=[.R388]*1000000" office:value-type="float" office:value="0.37672">
            <text:p>0.37672</text:p>
          </table:table-cell>
          <table:table-cell table:formula="of:=[.S388]*1000000" office:value-type="float" office:value="26.981">
            <text:p>26.981</text:p>
          </table:table-cell>
          <table:table-cell table:formula="of:=[.T388]*1000000" office:value-type="float" office:value="2099.9">
            <text:p>2099.9</text:p>
          </table:table-cell>
          <table:table-cell table:formula="of:=[.U388]*1000000000000" office:value-type="float" office:value="0.0000031888">
            <text:p>3.1888E-006</text:p>
          </table:table-cell>
          <table:table-cell table:formula="of:=[.V388]*1000000000000" office:value-type="float" office:value="0.00060006">
            <text:p>0.00060006</text:p>
          </table:table-cell>
          <table:table-cell table:formula="of:=([.W388]+[.X388])*1000000000000" office:value-type="float" office:value="0.001384119">
            <text:p>0.001384119</text:p>
          </table:table-cell>
          <table:table-cell office:value-type="float" office:value="0.00015179">
            <text:p>0.00015179</text:p>
          </table:table-cell>
          <table:table-cell table:style-name="ce1" office:value-type="string">
            <text:p>6.0436e-08</text:p>
          </table:table-cell>
          <table:table-cell table:style-name="ce1" office:value-type="string">
            <text:p>3.0794e-07</text:p>
          </table:table-cell>
          <table:table-cell table:style-name="ce1" office:value-type="string">
            <text:p>4.3325e-09</text:p>
          </table:table-cell>
          <table:table-cell table:style-name="ce1" office:value-type="string">
            <text:p>8.348e-09</text:p>
          </table:table-cell>
          <table:table-cell table:style-name="ce1" office:value-type="string">
            <text:p>3.7672e-07</text:p>
          </table:table-cell>
          <table:table-cell table:style-name="ce1" office:value-type="string">
            <text:p>2.6981e-05</text:p>
          </table:table-cell>
          <table:table-cell office:value-type="float" office:value="0.0020999">
            <text:p>0.0020999</text:p>
          </table:table-cell>
          <table:table-cell table:style-name="ce1" office:value-type="string">
            <text:p>3.1888e-18</text:p>
          </table:table-cell>
          <table:table-cell table:style-name="ce1" office:value-type="string">
            <text:p>6.0006e-16</text:p>
          </table:table-cell>
          <table:table-cell table:style-name="ce1" office:value-type="string">
            <text:p>3.7119e-17</text:p>
          </table:table-cell>
          <table:table-cell table:style-name="ce1" office:value-type="string">
            <text:p>1.347e-15</text:p>
          </table:table-cell>
        </table:table-row>
        <table:table-row table:style-name="ro4">
          <table:table-cell office:value-type="float" office:value="3870.702">
            <text:p>3870.702</text:p>
          </table:table-cell>
          <table:table-cell table:formula="of:=[.M389]*1000000" office:value-type="float" office:value="151.79">
            <text:p>151.79</text:p>
          </table:table-cell>
          <table:table-cell table:formula="of:=[.N389]*1000000" office:value-type="float" office:value="0.060297">
            <text:p>0.060297</text:p>
          </table:table-cell>
          <table:table-cell table:formula="of:=[.O389]*1000000" office:value-type="float" office:value="0.30711">
            <text:p>0.30711</text:p>
          </table:table-cell>
          <table:table-cell table:formula="of:=[.P389]*1000000" office:value-type="float" office:value="0.0043215">
            <text:p>0.0043215</text:p>
          </table:table-cell>
          <table:table-cell table:formula="of:=[.Q389]*1000000" office:value-type="float" office:value="0.0083044">
            <text:p>0.0083044</text:p>
          </table:table-cell>
          <table:table-cell table:formula="of:=[.R389]*1000000" office:value-type="float" office:value="0.37589">
            <text:p>0.37589</text:p>
          </table:table-cell>
          <table:table-cell table:formula="of:=[.S389]*1000000" office:value-type="float" office:value="26.99">
            <text:p>26.99</text:p>
          </table:table-cell>
          <table:table-cell table:formula="of:=[.T389]*1000000" office:value-type="float" office:value="2099.8">
            <text:p>2099.8</text:p>
          </table:table-cell>
          <table:table-cell table:formula="of:=[.U389]*1000000000000" office:value-type="float" office:value="0.0000031892">
            <text:p>3.1892E-006</text:p>
          </table:table-cell>
          <table:table-cell table:formula="of:=[.V389]*1000000000000" office:value-type="float" office:value="0.00059682">
            <text:p>0.00059682</text:p>
          </table:table-cell>
          <table:table-cell table:formula="of:=([.W389]+[.X389])*1000000000000" office:value-type="float" office:value="0.001380932">
            <text:p>0.001380932</text:p>
          </table:table-cell>
          <table:table-cell office:value-type="float" office:value="0.00015179">
            <text:p>0.00015179</text:p>
          </table:table-cell>
          <table:table-cell table:style-name="ce1" office:value-type="string">
            <text:p>6.0297e-08</text:p>
          </table:table-cell>
          <table:table-cell table:style-name="ce1" office:value-type="string">
            <text:p>3.0711e-07</text:p>
          </table:table-cell>
          <table:table-cell table:style-name="ce1" office:value-type="string">
            <text:p>4.3215e-09</text:p>
          </table:table-cell>
          <table:table-cell table:style-name="ce1" office:value-type="string">
            <text:p>8.3044e-09</text:p>
          </table:table-cell>
          <table:table-cell table:style-name="ce1" office:value-type="string">
            <text:p>3.7589e-07</text:p>
          </table:table-cell>
          <table:table-cell table:style-name="ce1" office:value-type="string">
            <text:p>2.699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892e-18</text:p>
          </table:table-cell>
          <table:table-cell table:style-name="ce1" office:value-type="string">
            <text:p>5.9682e-16</text:p>
          </table:table-cell>
          <table:table-cell table:style-name="ce1" office:value-type="string">
            <text:p>3.7032e-17</text:p>
          </table:table-cell>
          <table:table-cell table:style-name="ce1" office:value-type="string">
            <text:p>1.3439e-15</text:p>
          </table:table-cell>
        </table:table-row>
        <table:table-row table:style-name="ro4">
          <table:table-cell office:value-type="float" office:value="3880.702">
            <text:p>3880.702</text:p>
          </table:table-cell>
          <table:table-cell table:formula="of:=[.M390]*1000000" office:value-type="float" office:value="151.78">
            <text:p>151.78</text:p>
          </table:table-cell>
          <table:table-cell table:formula="of:=[.N390]*1000000" office:value-type="float" office:value="0.060159">
            <text:p>0.060159</text:p>
          </table:table-cell>
          <table:table-cell table:formula="of:=[.O390]*1000000" office:value-type="float" office:value="0.30628">
            <text:p>0.30628</text:p>
          </table:table-cell>
          <table:table-cell table:formula="of:=[.P390]*1000000" office:value-type="float" office:value="0.0043104">
            <text:p>0.0043104</text:p>
          </table:table-cell>
          <table:table-cell table:formula="of:=[.Q390]*1000000" office:value-type="float" office:value="0.0082611">
            <text:p>0.0082611</text:p>
          </table:table-cell>
          <table:table-cell table:formula="of:=[.R390]*1000000" office:value-type="float" office:value="0.37506">
            <text:p>0.37506</text:p>
          </table:table-cell>
          <table:table-cell table:formula="of:=[.S390]*1000000" office:value-type="float" office:value="26.998">
            <text:p>26.998</text:p>
          </table:table-cell>
          <table:table-cell table:formula="of:=[.T390]*1000000" office:value-type="float" office:value="2099.8">
            <text:p>2099.8</text:p>
          </table:table-cell>
          <table:table-cell table:formula="of:=[.U390]*1000000000000" office:value-type="float" office:value="0.0000031895">
            <text:p>3.1895E-006</text:p>
          </table:table-cell>
          <table:table-cell table:formula="of:=[.V390]*1000000000000" office:value-type="float" office:value="0.00059361">
            <text:p>0.00059361</text:p>
          </table:table-cell>
          <table:table-cell table:formula="of:=([.W390]+[.X390])*1000000000000" office:value-type="float" office:value="0.001377746">
            <text:p>0.001377746</text:p>
          </table:table-cell>
          <table:table-cell office:value-type="float" office:value="0.00015178">
            <text:p>0.00015178</text:p>
          </table:table-cell>
          <table:table-cell table:style-name="ce1" office:value-type="string">
            <text:p>6.0159e-08</text:p>
          </table:table-cell>
          <table:table-cell table:style-name="ce1" office:value-type="string">
            <text:p>3.0628e-07</text:p>
          </table:table-cell>
          <table:table-cell table:style-name="ce1" office:value-type="string">
            <text:p>4.3104e-09</text:p>
          </table:table-cell>
          <table:table-cell table:style-name="ce1" office:value-type="string">
            <text:p>8.2611e-09</text:p>
          </table:table-cell>
          <table:table-cell table:style-name="ce1" office:value-type="string">
            <text:p>3.7506e-07</text:p>
          </table:table-cell>
          <table:table-cell table:style-name="ce1" office:value-type="string">
            <text:p>2.6998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895e-18</text:p>
          </table:table-cell>
          <table:table-cell table:style-name="ce1" office:value-type="string">
            <text:p>5.9361e-16</text:p>
          </table:table-cell>
          <table:table-cell table:style-name="ce1" office:value-type="string">
            <text:p>3.6946e-17</text:p>
          </table:table-cell>
          <table:table-cell table:style-name="ce1" office:value-type="string">
            <text:p>1.3408e-15</text:p>
          </table:table-cell>
        </table:table-row>
        <table:table-row table:style-name="ro4">
          <table:table-cell office:value-type="float" office:value="3890.702">
            <text:p>3890.702</text:p>
          </table:table-cell>
          <table:table-cell table:formula="of:=[.M391]*1000000" office:value-type="float" office:value="151.78">
            <text:p>151.78</text:p>
          </table:table-cell>
          <table:table-cell table:formula="of:=[.N391]*1000000" office:value-type="float" office:value="0.060021">
            <text:p>0.060021</text:p>
          </table:table-cell>
          <table:table-cell table:formula="of:=[.O391]*1000000" office:value-type="float" office:value="0.30546">
            <text:p>0.30546</text:p>
          </table:table-cell>
          <table:table-cell table:formula="of:=[.P391]*1000000" office:value-type="float" office:value="0.0042994">
            <text:p>0.0042994</text:p>
          </table:table-cell>
          <table:table-cell table:formula="of:=[.Q391]*1000000" office:value-type="float" office:value="0.0082181">
            <text:p>0.0082181</text:p>
          </table:table-cell>
          <table:table-cell table:formula="of:=[.R391]*1000000" office:value-type="float" office:value="0.37423">
            <text:p>0.37423</text:p>
          </table:table-cell>
          <table:table-cell table:formula="of:=[.S391]*1000000" office:value-type="float" office:value="27.007">
            <text:p>27.007</text:p>
          </table:table-cell>
          <table:table-cell table:formula="of:=[.T391]*1000000" office:value-type="float" office:value="2099.8">
            <text:p>2099.8</text:p>
          </table:table-cell>
          <table:table-cell table:formula="of:=[.U391]*1000000000000" office:value-type="float" office:value="0.0000031899">
            <text:p>3.1899E-006</text:p>
          </table:table-cell>
          <table:table-cell table:formula="of:=[.V391]*1000000000000" office:value-type="float" office:value="0.00059043">
            <text:p>0.00059043</text:p>
          </table:table-cell>
          <table:table-cell table:formula="of:=([.W391]+[.X391])*1000000000000" office:value-type="float" office:value="0.00137456">
            <text:p>0.00137456</text:p>
          </table:table-cell>
          <table:table-cell office:value-type="float" office:value="0.00015178">
            <text:p>0.00015178</text:p>
          </table:table-cell>
          <table:table-cell table:style-name="ce1" office:value-type="string">
            <text:p>6.0021e-08</text:p>
          </table:table-cell>
          <table:table-cell table:style-name="ce1" office:value-type="string">
            <text:p>3.0546e-07</text:p>
          </table:table-cell>
          <table:table-cell table:style-name="ce1" office:value-type="string">
            <text:p>4.2994e-09</text:p>
          </table:table-cell>
          <table:table-cell table:style-name="ce1" office:value-type="string">
            <text:p>8.2181e-09</text:p>
          </table:table-cell>
          <table:table-cell table:style-name="ce1" office:value-type="string">
            <text:p>3.7423e-07</text:p>
          </table:table-cell>
          <table:table-cell table:style-name="ce1" office:value-type="string">
            <text:p>2.7007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899e-18</text:p>
          </table:table-cell>
          <table:table-cell table:style-name="ce1" office:value-type="string">
            <text:p>5.9043e-16</text:p>
          </table:table-cell>
          <table:table-cell table:style-name="ce1" office:value-type="string">
            <text:p>3.686e-17</text:p>
          </table:table-cell>
          <table:table-cell table:style-name="ce1" office:value-type="string">
            <text:p>1.3377e-15</text:p>
          </table:table-cell>
        </table:table-row>
        <table:table-row table:style-name="ro4">
          <table:table-cell office:value-type="float" office:value="3900.702">
            <text:p>3900.702</text:p>
          </table:table-cell>
          <table:table-cell table:formula="of:=[.M392]*1000000" office:value-type="float" office:value="151.77">
            <text:p>151.77</text:p>
          </table:table-cell>
          <table:table-cell table:formula="of:=[.N392]*1000000" office:value-type="float" office:value="0.059884">
            <text:p>0.059884</text:p>
          </table:table-cell>
          <table:table-cell table:formula="of:=[.O392]*1000000" office:value-type="float" office:value="0.30465">
            <text:p>0.30465</text:p>
          </table:table-cell>
          <table:table-cell table:formula="of:=[.P392]*1000000" office:value-type="float" office:value="0.0042884">
            <text:p>0.0042884</text:p>
          </table:table-cell>
          <table:table-cell table:formula="of:=[.Q392]*1000000" office:value-type="float" office:value="0.0081754">
            <text:p>0.0081754</text:p>
          </table:table-cell>
          <table:table-cell table:formula="of:=[.R392]*1000000" office:value-type="float" office:value="0.37341">
            <text:p>0.37341</text:p>
          </table:table-cell>
          <table:table-cell table:formula="of:=[.S392]*1000000" office:value-type="float" office:value="27.015">
            <text:p>27.015</text:p>
          </table:table-cell>
          <table:table-cell table:formula="of:=[.T392]*1000000" office:value-type="float" office:value="2099.8">
            <text:p>2099.8</text:p>
          </table:table-cell>
          <table:table-cell table:formula="of:=[.U392]*1000000000000" office:value-type="float" office:value="0.0000031903">
            <text:p>3.1903E-006</text:p>
          </table:table-cell>
          <table:table-cell table:formula="of:=[.V392]*1000000000000" office:value-type="float" office:value="0.00058727">
            <text:p>0.00058727</text:p>
          </table:table-cell>
          <table:table-cell table:formula="of:=([.W392]+[.X392])*1000000000000" office:value-type="float" office:value="0.001371375">
            <text:p>0.001371375</text:p>
          </table:table-cell>
          <table:table-cell office:value-type="float" office:value="0.00015177">
            <text:p>0.00015177</text:p>
          </table:table-cell>
          <table:table-cell table:style-name="ce1" office:value-type="string">
            <text:p>5.9884e-08</text:p>
          </table:table-cell>
          <table:table-cell table:style-name="ce1" office:value-type="string">
            <text:p>3.0465e-07</text:p>
          </table:table-cell>
          <table:table-cell table:style-name="ce1" office:value-type="string">
            <text:p>4.2884e-09</text:p>
          </table:table-cell>
          <table:table-cell table:style-name="ce1" office:value-type="string">
            <text:p>8.1754e-09</text:p>
          </table:table-cell>
          <table:table-cell table:style-name="ce1" office:value-type="string">
            <text:p>3.7341e-07</text:p>
          </table:table-cell>
          <table:table-cell table:style-name="ce1" office:value-type="string">
            <text:p>2.7015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903e-18</text:p>
          </table:table-cell>
          <table:table-cell table:style-name="ce1" office:value-type="string">
            <text:p>5.8727e-16</text:p>
          </table:table-cell>
          <table:table-cell table:style-name="ce1" office:value-type="string">
            <text:p>3.6775e-17</text:p>
          </table:table-cell>
          <table:table-cell table:style-name="ce1" office:value-type="string">
            <text:p>1.3346e-15</text:p>
          </table:table-cell>
        </table:table-row>
        <table:table-row table:style-name="ro4">
          <table:table-cell office:value-type="float" office:value="3910.702">
            <text:p>3910.702</text:p>
          </table:table-cell>
          <table:table-cell table:formula="of:=[.M393]*1000000" office:value-type="float" office:value="151.77">
            <text:p>151.77</text:p>
          </table:table-cell>
          <table:table-cell table:formula="of:=[.N393]*1000000" office:value-type="float" office:value="0.059748">
            <text:p>0.059748</text:p>
          </table:table-cell>
          <table:table-cell table:formula="of:=[.O393]*1000000" office:value-type="float" office:value="0.30384">
            <text:p>0.30384</text:p>
          </table:table-cell>
          <table:table-cell table:formula="of:=[.P393]*1000000" office:value-type="float" office:value="0.0042775">
            <text:p>0.0042775</text:p>
          </table:table-cell>
          <table:table-cell table:formula="of:=[.Q393]*1000000" office:value-type="float" office:value="0.008133">
            <text:p>0.008133</text:p>
          </table:table-cell>
          <table:table-cell table:formula="of:=[.R393]*1000000" office:value-type="float" office:value="0.37259">
            <text:p>0.37259</text:p>
          </table:table-cell>
          <table:table-cell table:formula="of:=[.S393]*1000000" office:value-type="float" office:value="27.023">
            <text:p>27.023</text:p>
          </table:table-cell>
          <table:table-cell table:formula="of:=[.T393]*1000000" office:value-type="float" office:value="2099.8">
            <text:p>2099.8</text:p>
          </table:table-cell>
          <table:table-cell table:formula="of:=[.U393]*1000000000000" office:value-type="float" office:value="0.0000031906">
            <text:p>3.1906E-006</text:p>
          </table:table-cell>
          <table:table-cell table:formula="of:=[.V393]*1000000000000" office:value-type="float" office:value="0.00058413">
            <text:p>0.00058413</text:p>
          </table:table-cell>
          <table:table-cell table:formula="of:=([.W393]+[.X393])*1000000000000" office:value-type="float" office:value="0.00136829">
            <text:p>0.00136829</text:p>
          </table:table-cell>
          <table:table-cell office:value-type="float" office:value="0.00015177">
            <text:p>0.00015177</text:p>
          </table:table-cell>
          <table:table-cell table:style-name="ce1" office:value-type="string">
            <text:p>5.9748e-08</text:p>
          </table:table-cell>
          <table:table-cell table:style-name="ce1" office:value-type="string">
            <text:p>3.0384e-07</text:p>
          </table:table-cell>
          <table:table-cell table:style-name="ce1" office:value-type="string">
            <text:p>4.2775e-09</text:p>
          </table:table-cell>
          <table:table-cell table:style-name="ce1" office:value-type="string">
            <text:p>8.133e-09</text:p>
          </table:table-cell>
          <table:table-cell table:style-name="ce1" office:value-type="string">
            <text:p>3.7259e-07</text:p>
          </table:table-cell>
          <table:table-cell table:style-name="ce1" office:value-type="string">
            <text:p>2.7023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906e-18</text:p>
          </table:table-cell>
          <table:table-cell table:style-name="ce1" office:value-type="string">
            <text:p>5.8413e-16</text:p>
          </table:table-cell>
          <table:table-cell table:style-name="ce1" office:value-type="string">
            <text:p>3.669e-17</text:p>
          </table:table-cell>
          <table:table-cell table:style-name="ce1" office:value-type="string">
            <text:p>1.3316e-15</text:p>
          </table:table-cell>
        </table:table-row>
        <table:table-row table:style-name="ro4">
          <table:table-cell office:value-type="float" office:value="3920.702">
            <text:p>3920.702</text:p>
          </table:table-cell>
          <table:table-cell table:formula="of:=[.M394]*1000000" office:value-type="float" office:value="151.76">
            <text:p>151.76</text:p>
          </table:table-cell>
          <table:table-cell table:formula="of:=[.N394]*1000000" office:value-type="float" office:value="0.059612">
            <text:p>0.059612</text:p>
          </table:table-cell>
          <table:table-cell table:formula="of:=[.O394]*1000000" office:value-type="float" office:value="0.30303">
            <text:p>0.30303</text:p>
          </table:table-cell>
          <table:table-cell table:formula="of:=[.P394]*1000000" office:value-type="float" office:value="0.0042666">
            <text:p>0.0042666</text:p>
          </table:table-cell>
          <table:table-cell table:formula="of:=[.Q394]*1000000" office:value-type="float" office:value="0.008091">
            <text:p>0.008091</text:p>
          </table:table-cell>
          <table:table-cell table:formula="of:=[.R394]*1000000" office:value-type="float" office:value="0.37177">
            <text:p>0.37177</text:p>
          </table:table-cell>
          <table:table-cell table:formula="of:=[.S394]*1000000" office:value-type="float" office:value="27.032">
            <text:p>27.032</text:p>
          </table:table-cell>
          <table:table-cell table:formula="of:=[.T394]*1000000" office:value-type="float" office:value="2099.8">
            <text:p>2099.8</text:p>
          </table:table-cell>
          <table:table-cell table:formula="of:=[.U394]*1000000000000" office:value-type="float" office:value="0.000003191">
            <text:p>0.000003191</text:p>
          </table:table-cell>
          <table:table-cell table:formula="of:=[.V394]*1000000000000" office:value-type="float" office:value="0.00058102">
            <text:p>0.00058102</text:p>
          </table:table-cell>
          <table:table-cell table:formula="of:=([.W394]+[.X394])*1000000000000" office:value-type="float" office:value="0.001365106">
            <text:p>0.001365106</text:p>
          </table:table-cell>
          <table:table-cell office:value-type="float" office:value="0.00015176">
            <text:p>0.00015176</text:p>
          </table:table-cell>
          <table:table-cell table:style-name="ce1" office:value-type="string">
            <text:p>5.9612e-08</text:p>
          </table:table-cell>
          <table:table-cell table:style-name="ce1" office:value-type="string">
            <text:p>3.0303e-07</text:p>
          </table:table-cell>
          <table:table-cell table:style-name="ce1" office:value-type="string">
            <text:p>4.2666e-09</text:p>
          </table:table-cell>
          <table:table-cell table:style-name="ce1" office:value-type="string">
            <text:p>8.091e-09</text:p>
          </table:table-cell>
          <table:table-cell table:style-name="ce1" office:value-type="string">
            <text:p>3.7177e-07</text:p>
          </table:table-cell>
          <table:table-cell table:style-name="ce1" office:value-type="string">
            <text:p>2.7032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91e-18</text:p>
          </table:table-cell>
          <table:table-cell table:style-name="ce1" office:value-type="string">
            <text:p>5.8102e-16</text:p>
          </table:table-cell>
          <table:table-cell table:style-name="ce1" office:value-type="string">
            <text:p>3.6606e-17</text:p>
          </table:table-cell>
          <table:table-cell table:style-name="ce1" office:value-type="string">
            <text:p>1.3285e-15</text:p>
          </table:table-cell>
        </table:table-row>
        <table:table-row table:style-name="ro4">
          <table:table-cell office:value-type="float" office:value="3930.702">
            <text:p>3930.702</text:p>
          </table:table-cell>
          <table:table-cell table:formula="of:=[.M395]*1000000" office:value-type="float" office:value="151.76">
            <text:p>151.76</text:p>
          </table:table-cell>
          <table:table-cell table:formula="of:=[.N395]*1000000" office:value-type="float" office:value="0.059477">
            <text:p>0.059477</text:p>
          </table:table-cell>
          <table:table-cell table:formula="of:=[.O395]*1000000" office:value-type="float" office:value="0.30223">
            <text:p>0.30223</text:p>
          </table:table-cell>
          <table:table-cell table:formula="of:=[.P395]*1000000" office:value-type="float" office:value="0.0042557">
            <text:p>0.0042557</text:p>
          </table:table-cell>
          <table:table-cell table:formula="of:=[.Q395]*1000000" office:value-type="float" office:value="0.0080493">
            <text:p>0.0080493</text:p>
          </table:table-cell>
          <table:table-cell table:formula="of:=[.R395]*1000000" office:value-type="float" office:value="0.37096">
            <text:p>0.37096</text:p>
          </table:table-cell>
          <table:table-cell table:formula="of:=[.S395]*1000000" office:value-type="float" office:value="27.04">
            <text:p>27.04</text:p>
          </table:table-cell>
          <table:table-cell table:formula="of:=[.T395]*1000000" office:value-type="float" office:value="2099.8">
            <text:p>2099.8</text:p>
          </table:table-cell>
          <table:table-cell table:formula="of:=[.U395]*1000000000000" office:value-type="float" office:value="0.0000031914">
            <text:p>3.1914E-006</text:p>
          </table:table-cell>
          <table:table-cell table:formula="of:=[.V395]*1000000000000" office:value-type="float" office:value="0.00057793">
            <text:p>0.00057793</text:p>
          </table:table-cell>
          <table:table-cell table:formula="of:=([.W395]+[.X395])*1000000000000" office:value-type="float" office:value="0.001362022">
            <text:p>0.001362022</text:p>
          </table:table-cell>
          <table:table-cell office:value-type="float" office:value="0.00015176">
            <text:p>0.00015176</text:p>
          </table:table-cell>
          <table:table-cell table:style-name="ce1" office:value-type="string">
            <text:p>5.9477e-08</text:p>
          </table:table-cell>
          <table:table-cell table:style-name="ce1" office:value-type="string">
            <text:p>3.0223e-07</text:p>
          </table:table-cell>
          <table:table-cell table:style-name="ce1" office:value-type="string">
            <text:p>4.2557e-09</text:p>
          </table:table-cell>
          <table:table-cell table:style-name="ce1" office:value-type="string">
            <text:p>8.0493e-09</text:p>
          </table:table-cell>
          <table:table-cell table:style-name="ce1" office:value-type="string">
            <text:p>3.7096e-07</text:p>
          </table:table-cell>
          <table:table-cell table:style-name="ce1" office:value-type="string">
            <text:p>2.704e-05</text:p>
          </table:table-cell>
          <table:table-cell office:value-type="float" office:value="0.0020998">
            <text:p>0.0020998</text:p>
          </table:table-cell>
          <table:table-cell table:style-name="ce1" office:value-type="string">
            <text:p>3.1914e-18</text:p>
          </table:table-cell>
          <table:table-cell table:style-name="ce1" office:value-type="string">
            <text:p>5.7793e-16</text:p>
          </table:table-cell>
          <table:table-cell table:style-name="ce1" office:value-type="string">
            <text:p>3.6522e-17</text:p>
          </table:table-cell>
          <table:table-cell table:style-name="ce1" office:value-type="string">
            <text:p>1.3255e-15</text:p>
          </table:table-cell>
        </table:table-row>
        <table:table-row table:style-name="ro4">
          <table:table-cell office:value-type="float" office:value="3940.702">
            <text:p>3940.702</text:p>
          </table:table-cell>
          <table:table-cell table:formula="of:=[.M396]*1000000" office:value-type="float" office:value="151.75">
            <text:p>151.75</text:p>
          </table:table-cell>
          <table:table-cell table:formula="of:=[.N396]*1000000" office:value-type="float" office:value="0.059342">
            <text:p>0.059342</text:p>
          </table:table-cell>
          <table:table-cell table:formula="of:=[.O396]*1000000" office:value-type="float" office:value="0.30143">
            <text:p>0.30143</text:p>
          </table:table-cell>
          <table:table-cell table:formula="of:=[.P396]*1000000" office:value-type="float" office:value="0.0042448">
            <text:p>0.0042448</text:p>
          </table:table-cell>
          <table:table-cell table:formula="of:=[.Q396]*1000000" office:value-type="float" office:value="0.0080079">
            <text:p>0.0080079</text:p>
          </table:table-cell>
          <table:table-cell table:formula="of:=[.R396]*1000000" office:value-type="float" office:value="0.37015">
            <text:p>0.37015</text:p>
          </table:table-cell>
          <table:table-cell table:formula="of:=[.S396]*1000000" office:value-type="float" office:value="27.048">
            <text:p>27.048</text:p>
          </table:table-cell>
          <table:table-cell table:formula="of:=[.T396]*1000000" office:value-type="float" office:value="2099.7">
            <text:p>2099.7</text:p>
          </table:table-cell>
          <table:table-cell table:formula="of:=[.U396]*1000000000000" office:value-type="float" office:value="0.0000031918">
            <text:p>3.1918E-006</text:p>
          </table:table-cell>
          <table:table-cell table:formula="of:=[.V396]*1000000000000" office:value-type="float" office:value="0.00057487">
            <text:p>0.00057487</text:p>
          </table:table-cell>
          <table:table-cell table:formula="of:=([.W396]+[.X396])*1000000000000" office:value-type="float" office:value="0.001358938">
            <text:p>0.001358938</text:p>
          </table:table-cell>
          <table:table-cell office:value-type="float" office:value="0.00015175">
            <text:p>0.00015175</text:p>
          </table:table-cell>
          <table:table-cell table:style-name="ce1" office:value-type="string">
            <text:p>5.9342e-08</text:p>
          </table:table-cell>
          <table:table-cell table:style-name="ce1" office:value-type="string">
            <text:p>3.0143e-07</text:p>
          </table:table-cell>
          <table:table-cell table:style-name="ce1" office:value-type="string">
            <text:p>4.2448e-09</text:p>
          </table:table-cell>
          <table:table-cell table:style-name="ce1" office:value-type="string">
            <text:p>8.0079e-09</text:p>
          </table:table-cell>
          <table:table-cell table:style-name="ce1" office:value-type="string">
            <text:p>3.7015e-07</text:p>
          </table:table-cell>
          <table:table-cell table:style-name="ce1" office:value-type="string">
            <text:p>2.7048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18e-18</text:p>
          </table:table-cell>
          <table:table-cell table:style-name="ce1" office:value-type="string">
            <text:p>5.7487e-16</text:p>
          </table:table-cell>
          <table:table-cell table:style-name="ce1" office:value-type="string">
            <text:p>3.6438e-17</text:p>
          </table:table-cell>
          <table:table-cell table:style-name="ce1" office:value-type="string">
            <text:p>1.3225e-15</text:p>
          </table:table-cell>
        </table:table-row>
        <table:table-row table:style-name="ro4">
          <table:table-cell office:value-type="float" office:value="3950.702">
            <text:p>3950.702</text:p>
          </table:table-cell>
          <table:table-cell table:formula="of:=[.M397]*1000000" office:value-type="float" office:value="151.75">
            <text:p>151.75</text:p>
          </table:table-cell>
          <table:table-cell table:formula="of:=[.N397]*1000000" office:value-type="float" office:value="0.059208">
            <text:p>0.059208</text:p>
          </table:table-cell>
          <table:table-cell table:formula="of:=[.O397]*1000000" office:value-type="float" office:value="0.30063">
            <text:p>0.30063</text:p>
          </table:table-cell>
          <table:table-cell table:formula="of:=[.P397]*1000000" office:value-type="float" office:value="0.004234">
            <text:p>0.004234</text:p>
          </table:table-cell>
          <table:table-cell table:formula="of:=[.Q397]*1000000" office:value-type="float" office:value="0.0079668">
            <text:p>0.0079668</text:p>
          </table:table-cell>
          <table:table-cell table:formula="of:=[.R397]*1000000" office:value-type="float" office:value="0.36934">
            <text:p>0.36934</text:p>
          </table:table-cell>
          <table:table-cell table:formula="of:=[.S397]*1000000" office:value-type="float" office:value="27.057">
            <text:p>27.057</text:p>
          </table:table-cell>
          <table:table-cell table:formula="of:=[.T397]*1000000" office:value-type="float" office:value="2099.7">
            <text:p>2099.7</text:p>
          </table:table-cell>
          <table:table-cell table:formula="of:=[.U397]*1000000000000" office:value-type="float" office:value="0.0000031921">
            <text:p>3.1921E-006</text:p>
          </table:table-cell>
          <table:table-cell table:formula="of:=[.V397]*1000000000000" office:value-type="float" office:value="0.00057183">
            <text:p>0.00057183</text:p>
          </table:table-cell>
          <table:table-cell table:formula="of:=([.W397]+[.X397])*1000000000000" office:value-type="float" office:value="0.001355855">
            <text:p>0.001355855</text:p>
          </table:table-cell>
          <table:table-cell office:value-type="float" office:value="0.00015175">
            <text:p>0.00015175</text:p>
          </table:table-cell>
          <table:table-cell table:style-name="ce1" office:value-type="string">
            <text:p>5.9208e-08</text:p>
          </table:table-cell>
          <table:table-cell table:style-name="ce1" office:value-type="string">
            <text:p>3.0063e-07</text:p>
          </table:table-cell>
          <table:table-cell table:style-name="ce1" office:value-type="string">
            <text:p>4.234e-09</text:p>
          </table:table-cell>
          <table:table-cell table:style-name="ce1" office:value-type="string">
            <text:p>7.9668e-09</text:p>
          </table:table-cell>
          <table:table-cell table:style-name="ce1" office:value-type="string">
            <text:p>3.6934e-07</text:p>
          </table:table-cell>
          <table:table-cell table:style-name="ce1" office:value-type="string">
            <text:p>2.7057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21e-18</text:p>
          </table:table-cell>
          <table:table-cell table:style-name="ce1" office:value-type="string">
            <text:p>5.7183e-16</text:p>
          </table:table-cell>
          <table:table-cell table:style-name="ce1" office:value-type="string">
            <text:p>3.6355e-17</text:p>
          </table:table-cell>
          <table:table-cell table:style-name="ce1" office:value-type="string">
            <text:p>1.3195e-15</text:p>
          </table:table-cell>
        </table:table-row>
        <table:table-row table:style-name="ro4">
          <table:table-cell office:value-type="float" office:value="3960.702">
            <text:p>3960.702</text:p>
          </table:table-cell>
          <table:table-cell table:formula="of:=[.M398]*1000000" office:value-type="float" office:value="151.74">
            <text:p>151.74</text:p>
          </table:table-cell>
          <table:table-cell table:formula="of:=[.N398]*1000000" office:value-type="float" office:value="0.059074">
            <text:p>0.059074</text:p>
          </table:table-cell>
          <table:table-cell table:formula="of:=[.O398]*1000000" office:value-type="float" office:value="0.29984">
            <text:p>0.29984</text:p>
          </table:table-cell>
          <table:table-cell table:formula="of:=[.P398]*1000000" office:value-type="float" office:value="0.0042232">
            <text:p>0.0042232</text:p>
          </table:table-cell>
          <table:table-cell table:formula="of:=[.Q398]*1000000" office:value-type="float" office:value="0.007926">
            <text:p>0.007926</text:p>
          </table:table-cell>
          <table:table-cell table:formula="of:=[.R398]*1000000" office:value-type="float" office:value="0.36853">
            <text:p>0.36853</text:p>
          </table:table-cell>
          <table:table-cell table:formula="of:=[.S398]*1000000" office:value-type="float" office:value="27.065">
            <text:p>27.065</text:p>
          </table:table-cell>
          <table:table-cell table:formula="of:=[.T398]*1000000" office:value-type="float" office:value="2099.7">
            <text:p>2099.7</text:p>
          </table:table-cell>
          <table:table-cell table:formula="of:=[.U398]*1000000000000" office:value-type="float" office:value="0.0000031925">
            <text:p>3.1925E-006</text:p>
          </table:table-cell>
          <table:table-cell table:formula="of:=[.V398]*1000000000000" office:value-type="float" office:value="0.00056882">
            <text:p>0.00056882</text:p>
          </table:table-cell>
          <table:table-cell table:formula="of:=([.W398]+[.X398])*1000000000000" office:value-type="float" office:value="0.001352773">
            <text:p>0.001352773</text:p>
          </table:table-cell>
          <table:table-cell office:value-type="float" office:value="0.00015174">
            <text:p>0.00015174</text:p>
          </table:table-cell>
          <table:table-cell table:style-name="ce1" office:value-type="string">
            <text:p>5.9074e-08</text:p>
          </table:table-cell>
          <table:table-cell table:style-name="ce1" office:value-type="string">
            <text:p>2.9984e-07</text:p>
          </table:table-cell>
          <table:table-cell table:style-name="ce1" office:value-type="string">
            <text:p>4.2232e-09</text:p>
          </table:table-cell>
          <table:table-cell table:style-name="ce1" office:value-type="string">
            <text:p>7.926e-09</text:p>
          </table:table-cell>
          <table:table-cell table:style-name="ce1" office:value-type="string">
            <text:p>3.6853e-07</text:p>
          </table:table-cell>
          <table:table-cell table:style-name="ce1" office:value-type="string">
            <text:p>2.7065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25e-18</text:p>
          </table:table-cell>
          <table:table-cell table:style-name="ce1" office:value-type="string">
            <text:p>5.6882e-16</text:p>
          </table:table-cell>
          <table:table-cell table:style-name="ce1" office:value-type="string">
            <text:p>3.6273e-17</text:p>
          </table:table-cell>
          <table:table-cell table:style-name="ce1" office:value-type="string">
            <text:p>1.3165e-15</text:p>
          </table:table-cell>
        </table:table-row>
        <table:table-row table:style-name="ro4">
          <table:table-cell office:value-type="float" office:value="3970.702">
            <text:p>3970.702</text:p>
          </table:table-cell>
          <table:table-cell table:formula="of:=[.M399]*1000000" office:value-type="float" office:value="151.74">
            <text:p>151.74</text:p>
          </table:table-cell>
          <table:table-cell table:formula="of:=[.N399]*1000000" office:value-type="float" office:value="0.058941">
            <text:p>0.058941</text:p>
          </table:table-cell>
          <table:table-cell table:formula="of:=[.O399]*1000000" office:value-type="float" office:value="0.29906">
            <text:p>0.29906</text:p>
          </table:table-cell>
          <table:table-cell table:formula="of:=[.P399]*1000000" office:value-type="float" office:value="0.0042124">
            <text:p>0.0042124</text:p>
          </table:table-cell>
          <table:table-cell table:formula="of:=[.Q399]*1000000" office:value-type="float" office:value="0.0078855">
            <text:p>0.0078855</text:p>
          </table:table-cell>
          <table:table-cell table:formula="of:=[.R399]*1000000" office:value-type="float" office:value="0.36773">
            <text:p>0.36773</text:p>
          </table:table-cell>
          <table:table-cell table:formula="of:=[.S399]*1000000" office:value-type="float" office:value="27.073">
            <text:p>27.073</text:p>
          </table:table-cell>
          <table:table-cell table:formula="of:=[.T399]*1000000" office:value-type="float" office:value="2099.7">
            <text:p>2099.7</text:p>
          </table:table-cell>
          <table:table-cell table:formula="of:=[.U399]*1000000000000" office:value-type="float" office:value="0.0000031929">
            <text:p>3.1929E-006</text:p>
          </table:table-cell>
          <table:table-cell table:formula="of:=[.V399]*1000000000000" office:value-type="float" office:value="0.00056583">
            <text:p>0.00056583</text:p>
          </table:table-cell>
          <table:table-cell table:formula="of:=([.W399]+[.X399])*1000000000000" office:value-type="float" office:value="0.00134969">
            <text:p>0.00134969</text:p>
          </table:table-cell>
          <table:table-cell office:value-type="float" office:value="0.00015174">
            <text:p>0.00015174</text:p>
          </table:table-cell>
          <table:table-cell table:style-name="ce1" office:value-type="string">
            <text:p>5.8941e-08</text:p>
          </table:table-cell>
          <table:table-cell table:style-name="ce1" office:value-type="string">
            <text:p>2.9906e-07</text:p>
          </table:table-cell>
          <table:table-cell table:style-name="ce1" office:value-type="string">
            <text:p>4.2124e-09</text:p>
          </table:table-cell>
          <table:table-cell table:style-name="ce1" office:value-type="string">
            <text:p>7.8855e-09</text:p>
          </table:table-cell>
          <table:table-cell table:style-name="ce1" office:value-type="string">
            <text:p>3.6773e-07</text:p>
          </table:table-cell>
          <table:table-cell table:style-name="ce1" office:value-type="string">
            <text:p>2.7073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29e-18</text:p>
          </table:table-cell>
          <table:table-cell table:style-name="ce1" office:value-type="string">
            <text:p>5.6583e-16</text:p>
          </table:table-cell>
          <table:table-cell table:style-name="ce1" office:value-type="string">
            <text:p>3.619e-17</text:p>
          </table:table-cell>
          <table:table-cell table:style-name="ce1" office:value-type="string">
            <text:p>1.3135e-15</text:p>
          </table:table-cell>
        </table:table-row>
        <table:table-row table:style-name="ro4">
          <table:table-cell office:value-type="float" office:value="3980.702">
            <text:p>3980.702</text:p>
          </table:table-cell>
          <table:table-cell table:formula="of:=[.M400]*1000000" office:value-type="float" office:value="151.73">
            <text:p>151.73</text:p>
          </table:table-cell>
          <table:table-cell table:formula="of:=[.N400]*1000000" office:value-type="float" office:value="0.058808">
            <text:p>0.058808</text:p>
          </table:table-cell>
          <table:table-cell table:formula="of:=[.O400]*1000000" office:value-type="float" office:value="0.29828">
            <text:p>0.29828</text:p>
          </table:table-cell>
          <table:table-cell table:formula="of:=[.P400]*1000000" office:value-type="float" office:value="0.0042017">
            <text:p>0.0042017</text:p>
          </table:table-cell>
          <table:table-cell table:formula="of:=[.Q400]*1000000" office:value-type="float" office:value="0.0078453">
            <text:p>0.0078453</text:p>
          </table:table-cell>
          <table:table-cell table:formula="of:=[.R400]*1000000" office:value-type="float" office:value="0.36694">
            <text:p>0.36694</text:p>
          </table:table-cell>
          <table:table-cell table:formula="of:=[.S400]*1000000" office:value-type="float" office:value="27.081">
            <text:p>27.081</text:p>
          </table:table-cell>
          <table:table-cell table:formula="of:=[.T400]*1000000" office:value-type="float" office:value="2099.7">
            <text:p>2099.7</text:p>
          </table:table-cell>
          <table:table-cell table:formula="of:=[.U400]*1000000000000" office:value-type="float" office:value="0.0000031933">
            <text:p>3.1933E-006</text:p>
          </table:table-cell>
          <table:table-cell table:formula="of:=[.V400]*1000000000000" office:value-type="float" office:value="0.00056286">
            <text:p>0.00056286</text:p>
          </table:table-cell>
          <table:table-cell table:formula="of:=([.W400]+[.X400])*1000000000000" office:value-type="float" office:value="0.001346708">
            <text:p>0.001346708</text:p>
          </table:table-cell>
          <table:table-cell office:value-type="float" office:value="0.00015173">
            <text:p>0.00015173</text:p>
          </table:table-cell>
          <table:table-cell table:style-name="ce1" office:value-type="string">
            <text:p>5.8808e-08</text:p>
          </table:table-cell>
          <table:table-cell table:style-name="ce1" office:value-type="string">
            <text:p>2.9828e-07</text:p>
          </table:table-cell>
          <table:table-cell table:style-name="ce1" office:value-type="string">
            <text:p>4.2017e-09</text:p>
          </table:table-cell>
          <table:table-cell table:style-name="ce1" office:value-type="string">
            <text:p>7.8453e-09</text:p>
          </table:table-cell>
          <table:table-cell table:style-name="ce1" office:value-type="string">
            <text:p>3.6694e-07</text:p>
          </table:table-cell>
          <table:table-cell table:style-name="ce1" office:value-type="string">
            <text:p>2.7081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33e-18</text:p>
          </table:table-cell>
          <table:table-cell table:style-name="ce1" office:value-type="string">
            <text:p>5.6286e-16</text:p>
          </table:table-cell>
          <table:table-cell table:style-name="ce1" office:value-type="string">
            <text:p>3.6108e-17</text:p>
          </table:table-cell>
          <table:table-cell table:style-name="ce1" office:value-type="string">
            <text:p>1.3106e-15</text:p>
          </table:table-cell>
        </table:table-row>
        <table:table-row table:style-name="ro4">
          <table:table-cell office:value-type="float" office:value="3990.702">
            <text:p>3990.702</text:p>
          </table:table-cell>
          <table:table-cell table:formula="of:=[.M401]*1000000" office:value-type="float" office:value="151.73">
            <text:p>151.73</text:p>
          </table:table-cell>
          <table:table-cell table:formula="of:=[.N401]*1000000" office:value-type="float" office:value="0.058676">
            <text:p>0.058676</text:p>
          </table:table-cell>
          <table:table-cell table:formula="of:=[.O401]*1000000" office:value-type="float" office:value="0.2975">
            <text:p>0.2975</text:p>
          </table:table-cell>
          <table:table-cell table:formula="of:=[.P401]*1000000" office:value-type="float" office:value="0.004191">
            <text:p>0.004191</text:p>
          </table:table-cell>
          <table:table-cell table:formula="of:=[.Q401]*1000000" office:value-type="float" office:value="0.0078054">
            <text:p>0.0078054</text:p>
          </table:table-cell>
          <table:table-cell table:formula="of:=[.R401]*1000000" office:value-type="float" office:value="0.36614">
            <text:p>0.36614</text:p>
          </table:table-cell>
          <table:table-cell table:formula="of:=[.S401]*1000000" office:value-type="float" office:value="27.09">
            <text:p>27.09</text:p>
          </table:table-cell>
          <table:table-cell table:formula="of:=[.T401]*1000000" office:value-type="float" office:value="2099.7">
            <text:p>2099.7</text:p>
          </table:table-cell>
          <table:table-cell table:formula="of:=[.U401]*1000000000000" office:value-type="float" office:value="0.0000031936">
            <text:p>3.1936E-006</text:p>
          </table:table-cell>
          <table:table-cell table:formula="of:=[.V401]*1000000000000" office:value-type="float" office:value="0.00055991">
            <text:p>0.00055991</text:p>
          </table:table-cell>
          <table:table-cell table:formula="of:=([.W401]+[.X401])*1000000000000" office:value-type="float" office:value="0.001343627">
            <text:p>0.001343627</text:p>
          </table:table-cell>
          <table:table-cell office:value-type="float" office:value="0.00015173">
            <text:p>0.00015173</text:p>
          </table:table-cell>
          <table:table-cell table:style-name="ce1" office:value-type="string">
            <text:p>5.8676e-08</text:p>
          </table:table-cell>
          <table:table-cell table:style-name="ce1" office:value-type="string">
            <text:p>2.975e-07</text:p>
          </table:table-cell>
          <table:table-cell table:style-name="ce1" office:value-type="string">
            <text:p>4.191e-09</text:p>
          </table:table-cell>
          <table:table-cell table:style-name="ce1" office:value-type="string">
            <text:p>7.8054e-09</text:p>
          </table:table-cell>
          <table:table-cell table:style-name="ce1" office:value-type="string">
            <text:p>3.6614e-07</text:p>
          </table:table-cell>
          <table:table-cell table:style-name="ce1" office:value-type="string">
            <text:p>2.709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36e-18</text:p>
          </table:table-cell>
          <table:table-cell table:style-name="ce1" office:value-type="string">
            <text:p>5.5991e-16</text:p>
          </table:table-cell>
          <table:table-cell table:style-name="ce1" office:value-type="string">
            <text:p>3.6027e-17</text:p>
          </table:table-cell>
          <table:table-cell table:style-name="ce1" office:value-type="string">
            <text:p>1.3076e-15</text:p>
          </table:table-cell>
        </table:table-row>
        <table:table-row table:style-name="ro4">
          <table:table-cell office:value-type="float" office:value="4000.702">
            <text:p>4000.702</text:p>
          </table:table-cell>
          <table:table-cell table:formula="of:=[.M402]*1000000" office:value-type="float" office:value="151.72">
            <text:p>151.72</text:p>
          </table:table-cell>
          <table:table-cell table:formula="of:=[.N402]*1000000" office:value-type="float" office:value="0.058545">
            <text:p>0.058545</text:p>
          </table:table-cell>
          <table:table-cell table:formula="of:=[.O402]*1000000" office:value-type="float" office:value="0.29672">
            <text:p>0.29672</text:p>
          </table:table-cell>
          <table:table-cell table:formula="of:=[.P402]*1000000" office:value-type="float" office:value="0.0041803">
            <text:p>0.0041803</text:p>
          </table:table-cell>
          <table:table-cell table:formula="of:=[.Q402]*1000000" office:value-type="float" office:value="0.0077658">
            <text:p>0.0077658</text:p>
          </table:table-cell>
          <table:table-cell table:formula="of:=[.R402]*1000000" office:value-type="float" office:value="0.36535">
            <text:p>0.36535</text:p>
          </table:table-cell>
          <table:table-cell table:formula="of:=[.S402]*1000000" office:value-type="float" office:value="27.098">
            <text:p>27.098</text:p>
          </table:table-cell>
          <table:table-cell table:formula="of:=[.T402]*1000000" office:value-type="float" office:value="2099.7">
            <text:p>2099.7</text:p>
          </table:table-cell>
          <table:table-cell table:formula="of:=[.U402]*1000000000000" office:value-type="float" office:value="0.000003194">
            <text:p>0.000003194</text:p>
          </table:table-cell>
          <table:table-cell table:formula="of:=[.V402]*1000000000000" office:value-type="float" office:value="0.00055699">
            <text:p>0.00055699</text:p>
          </table:table-cell>
          <table:table-cell table:formula="of:=([.W402]+[.X402])*1000000000000" office:value-type="float" office:value="0.001340646">
            <text:p>0.001340646</text:p>
          </table:table-cell>
          <table:table-cell office:value-type="float" office:value="0.00015172">
            <text:p>0.00015172</text:p>
          </table:table-cell>
          <table:table-cell table:style-name="ce1" office:value-type="string">
            <text:p>5.8545e-08</text:p>
          </table:table-cell>
          <table:table-cell table:style-name="ce1" office:value-type="string">
            <text:p>2.9672e-07</text:p>
          </table:table-cell>
          <table:table-cell table:style-name="ce1" office:value-type="string">
            <text:p>4.1803e-09</text:p>
          </table:table-cell>
          <table:table-cell table:style-name="ce1" office:value-type="string">
            <text:p>7.7658e-09</text:p>
          </table:table-cell>
          <table:table-cell table:style-name="ce1" office:value-type="string">
            <text:p>3.6535e-07</text:p>
          </table:table-cell>
          <table:table-cell table:style-name="ce1" office:value-type="string">
            <text:p>2.7098e-05</text:p>
          </table:table-cell>
          <table:table-cell office:value-type="float" office:value="0.0020997">
            <text:p>0.0020997</text:p>
          </table:table-cell>
          <table:table-cell table:style-name="ce1" office:value-type="string">
            <text:p>3.194e-18</text:p>
          </table:table-cell>
          <table:table-cell table:style-name="ce1" office:value-type="string">
            <text:p>5.5699e-16</text:p>
          </table:table-cell>
          <table:table-cell table:style-name="ce1" office:value-type="string">
            <text:p>3.5946e-17</text:p>
          </table:table-cell>
          <table:table-cell table:style-name="ce1" office:value-type="string">
            <text:p>1.3047e-15</text:p>
          </table:table-cell>
        </table:table-row>
        <table:table-row table:style-name="ro4" table:number-rows-repeated="1048173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10-03T14:28:44</meta:creation-date>
    <dc:date>2013-10-08T11:01:04</dc:date>
    <dc:creator>Tie Wu</dc:creator>
    <meta:editing-duration>PT19H24M45S</meta:editing-duration>
    <meta:editing-cycles>3</meta:editing-cycles>
    <meta:generator>LibreOffice/3.5$Linux_x86 LibreOffice_project/350m1$Build-2</meta:generator>
    <meta:document-statistic meta:table-count="3" meta:cell-count="963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12cm" svg:y="0.316cm" chart:style-name="ch2">
          <text:p>Prothrombin</text:p>
        </chart:title>
        <chart:legend chart:legend-position="end" svg:x="14.336cm" svg:y="4.203cm" style:legend-expansion="high" chart:style-name="ch3"/>
        <chart:plot-area chart:style-name="ch4" table:cell-range-address="Sheet1.A2:Sheet1.B402 Sheet1.B1:Sheet1.B1" chart:data-source-has-labels="row" svg:x="1.33cm" svg:y="1.635cm" svg:width="12.368cm" svg:height="6.209cm">
          <chartooo:coordinate-region svg:x="2.137cm" svg:y="1.834cm" svg:width="11.189cm" svg:height="5.363cm"/>
          <chart:axis chart:dimension="x" chart:name="primary-x" chart:style-name="ch5">
            <chart:title svg:x="6.385cm" svg:y="8.024cm" chart:style-name="ch6">
              <text:p>Time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B2:Sheet1.B402" chart:label-cell-address="Sheet1.B1:Sheet1.B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II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157">
                <text:p>157</text:p>
                <draw:g>
                  <svg:desc>Sheet1.B2:Sheet1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52.22">
                <text:p>152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52.23">
                <text:p>152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52.42">
                <text:p>15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52.69">
                <text:p>152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52.95">
                <text:p>152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53.18">
                <text:p>153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53.34">
                <text:p>153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53.48">
                <text:p>15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53.59">
                <text:p>153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53.68">
                <text:p>153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53.83">
                <text:p>153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53.89">
                <text:p>153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53.94">
                <text:p>153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53.99">
                <text:p>153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54.04">
                <text:p>154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54.08">
                <text:p>154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54.11">
                <text:p>154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54.15">
                <text:p>15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54.18">
                <text:p>154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54.23">
                <text:p>154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54.27">
                <text:p>154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54.29">
                <text:p>154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54.31">
                <text:p>154.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54.33">
                <text:p>154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54.36">
                <text:p>154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54.37">
                <text:p>154.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54.37">
                <text:p>154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54.38">
                <text:p>154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54.41">
                <text:p>154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54.41">
                <text:p>154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54.41">
                <text:p>154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54.41">
                <text:p>154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54.38">
                <text:p>154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54.38">
                <text:p>154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54.37">
                <text:p>154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54.37">
                <text:p>154.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54.36">
                <text:p>154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54.36">
                <text:p>154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54.34">
                <text:p>154.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54.34">
                <text:p>154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54.33">
                <text:p>154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54.31">
                <text:p>154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54.3">
                <text:p>154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54.29">
                <text:p>154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54.29">
                <text:p>154.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54.28">
                <text:p>154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54.27">
                <text:p>154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54.26">
                <text:p>154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54.26">
                <text:p>154.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54.24">
                <text:p>154.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54.23">
                <text:p>154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54.22">
                <text:p>154.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54.21">
                <text:p>154.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54.19">
                <text:p>154.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54.18">
                <text:p>154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54.17">
                <text:p>154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54.16">
                <text:p>154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54.15">
                <text:p>154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54.14">
                <text:p>154.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54.13">
                <text:p>154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54.12">
                <text:p>154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54.11">
                <text:p>154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54.09">
                <text:p>154.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54.08">
                <text:p>154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54.07">
                <text:p>154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54.06">
                <text:p>154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54.05">
                <text:p>154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54.04">
                <text:p>154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54.03">
                <text:p>154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54.02">
                <text:p>154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54.01">
                <text:p>154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53.99">
                <text:p>153.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53.98">
                <text:p>153.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53.97">
                <text:p>153.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53.96">
                <text:p>153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53.95">
                <text:p>153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53.94">
                <text:p>153.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53.93">
                <text:p>153.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53.92">
                <text:p>153.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53.91">
                <text:p>153.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53.89">
                <text:p>153.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53.88">
                <text:p>153.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53.87">
                <text:p>153.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53.86">
                <text:p>153.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53.85">
                <text:p>153.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53.85">
                <text:p>153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53.84">
                <text:p>153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53.83">
                <text:p>153.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53.82">
                <text:p>153.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53.81">
                <text:p>153.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53.79">
                <text:p>153.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53.78">
                <text:p>153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53.77">
                <text:p>153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53.75">
                <text:p>153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53.74">
                <text:p>153.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53.73">
                <text:p>153.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53.72">
                <text:p>153.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53.71">
                <text:p>153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53.69">
                <text:p>153.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53.68">
                <text:p>153.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53.67">
                <text:p>153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53.66">
                <text:p>153.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53.65">
                <text:p>153.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53.64">
                <text:p>153.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53.63">
                <text:p>153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53.61">
                <text:p>153.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53.59">
                <text:p>153.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53.57">
                <text:p>153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53.56">
                <text:p>153.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53.55">
                <text:p>153.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53.54">
                <text:p>153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53.53">
                <text:p>153.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53.52">
                <text:p>153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53.52">
                <text:p>153.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53.51">
                <text:p>153.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53.49">
                <text:p>153.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53.48">
                <text:p>153.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53.47">
                <text:p>153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53.46">
                <text:p>153.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53.45">
                <text:p>153.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53.44">
                <text:p>153.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53.43">
                <text:p>153.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53.42">
                <text:p>153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53.41">
                <text:p>153.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53.39">
                <text:p>153.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53.38">
                <text:p>153.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53.37">
                <text:p>153.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53.36">
                <text:p>153.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53.36">
                <text:p>153.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53.35">
                <text:p>153.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53.34">
                <text:p>153.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53.33">
                <text:p>153.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53.32">
                <text:p>153.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53.31">
                <text:p>153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53.3">
                <text:p>153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53.29">
                <text:p>153.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53.28">
                <text:p>153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53.27">
                <text:p>153.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53.26">
                <text:p>153.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53.24">
                <text:p>153.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53.23">
                <text:p>153.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53.22">
                <text:p>153.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53.21">
                <text:p>153.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53.19">
                <text:p>153.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53.18">
                <text:p>153.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53.17">
                <text:p>153.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53.16">
                <text:p>153.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53.16">
                <text:p>153.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53.15">
                <text:p>153.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53.14">
                <text:p>153.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53.13">
                <text:p>153.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53.12">
                <text:p>153.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53.11">
                <text:p>153.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53.1">
                <text:p>153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53.08">
                <text:p>153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53.07">
                <text:p>153.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53.06">
                <text:p>153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53.05">
                <text:p>153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153.04">
                <text:p>153.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153.03">
                <text:p>153.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153.03">
                <text:p>153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153.02">
                <text:p>153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153.01">
                <text:p>153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152.99">
                <text:p>152.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152.98">
                <text:p>152.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152.97">
                <text:p>152.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152.97">
                <text:p>152.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152.96">
                <text:p>152.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152.95">
                <text:p>152.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152.94">
                <text:p>152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152.93">
                <text:p>152.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152.92">
                <text:p>152.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152.92">
                <text:p>152.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152.91">
                <text:p>152.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152.89">
                <text:p>152.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152.88">
                <text:p>152.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152.88">
                <text:p>152.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152.87">
                <text:p>152.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152.86">
                <text:p>152.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152.85">
                <text:p>152.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152.84">
                <text:p>152.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152.84">
                <text:p>152.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152.83">
                <text:p>152.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152.82">
                <text:p>152.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152.81">
                <text:p>152.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152.79">
                <text:p>152.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152.78">
                <text:p>152.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152.77">
                <text:p>152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152.76">
                <text:p>152.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152.76">
                <text:p>152.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152.74">
                <text:p>152.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152.73">
                <text:p>152.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152.72">
                <text:p>152.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152.72">
                <text:p>152.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152.71">
                <text:p>152.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152.69">
                <text:p>152.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152.69">
                <text:p>152.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152.68">
                <text:p>152.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152.67">
                <text:p>152.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152.66">
                <text:p>152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152.66">
                <text:p>152.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152.65">
                <text:p>152.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152.64">
                <text:p>152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152.62">
                <text:p>152.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152.61">
                <text:p>152.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152.59">
                <text:p>152.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152.58">
                <text:p>152.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152.57">
                <text:p>152.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152.57">
                <text:p>152.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152.56">
                <text:p>152.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152.55">
                <text:p>152.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152.54">
                <text:p>152.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152.54">
                <text:p>152.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152.53">
                <text:p>152.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152.52">
                <text:p>152.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152.52">
                <text:p>152.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152.49">
                <text:p>152.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152.49">
                <text:p>152.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152.47">
                <text:p>152.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152.47">
                <text:p>152.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152.46">
                <text:p>152.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152.45">
                <text:p>152.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152.45">
                <text:p>152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152.44">
                <text:p>152.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152.43">
                <text:p>152.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152.42">
                <text:p>152.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152.42">
                <text:p>152.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152.41">
                <text:p>152.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152.39">
                <text:p>152.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152.37">
                <text:p>152.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152.36">
                <text:p>152.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152.36">
                <text:p>152.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152.35">
                <text:p>152.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152.34">
                <text:p>152.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152.34">
                <text:p>152.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152.33">
                <text:p>152.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152.31">
                <text:p>152.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152.29">
                <text:p>152.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152.28">
                <text:p>152.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152.28">
                <text:p>152.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152.27">
                <text:p>152.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152.26">
                <text:p>152.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152.26">
                <text:p>152.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152.24">
                <text:p>152.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152.24">
                <text:p>152.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152.23">
                <text:p>152.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152.23">
                <text:p>152.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152.22">
                <text:p>152.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152.21">
                <text:p>152.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152.21">
                <text:p>152.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152.19">
                <text:p>152.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152.19">
                <text:p>152.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152.18">
                <text:p>152.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152.18">
                <text:p>152.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152.17">
                <text:p>152.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152.16">
                <text:p>152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152.16">
                <text:p>152.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152.15">
                <text:p>152.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152.14">
                <text:p>152.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152.14">
                <text:p>152.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152.13">
                <text:p>152.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152.13">
                <text:p>152.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152.12">
                <text:p>152.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152.11">
                <text:p>152.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152.11">
                <text:p>152.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152.09">
                <text:p>152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152.08">
                <text:p>152.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152.08">
                <text:p>152.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152.07">
                <text:p>152.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152.07">
                <text:p>152.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152.06">
                <text:p>152.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152.05">
                <text:p>152.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152.05">
                <text:p>152.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152.04">
                <text:p>152.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152.04">
                <text:p>152.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152.02">
                <text:p>152.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152.02">
                <text:p>152.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152.01">
                <text:p>152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152.01">
                <text:p>152.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151.99">
                <text:p>151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151.98">
                <text:p>151.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151.98">
                <text:p>151.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151.97">
                <text:p>151.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151.97">
                <text:p>151.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151.96">
                <text:p>151.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151.96">
                <text:p>151.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151.95">
                <text:p>151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151.94">
                <text:p>151.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151.94">
                <text:p>151.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151.93">
                <text:p>151.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151.93">
                <text:p>151.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151.92">
                <text:p>151.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151.92">
                <text:p>151.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151.91">
                <text:p>151.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151.91">
                <text:p>151.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151.89">
                <text:p>151.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151.89">
                <text:p>151.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151.88">
                <text:p>151.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151.88">
                <text:p>151.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151.87">
                <text:p>151.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151.87">
                <text:p>151.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151.86">
                <text:p>151.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151.86">
                <text:p>151.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151.85">
                <text:p>151.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151.85">
                <text:p>151.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151.84">
                <text:p>151.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151.83">
                <text:p>151.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151.83">
                <text:p>151.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151.82">
                <text:p>151.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151.82">
                <text:p>151.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151.81">
                <text:p>151.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151.81">
                <text:p>151.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151.79">
                <text:p>151.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151.79">
                <text:p>151.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151.78">
                <text:p>151.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151.78">
                <text:p>151.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151.77">
                <text:p>151.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151.77">
                <text:p>151.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151.76">
                <text:p>151.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151.76">
                <text:p>151.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151.75">
                <text:p>151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151.75">
                <text:p>151.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151.74">
                <text:p>151.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151.74">
                <text:p>151.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151.73">
                <text:p>151.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151.73">
                <text:p>151.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151.72">
                <text:p>151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6cm" chart:style-name="ch2">
          <text:p>Thrombin</text:p>
        </chart:title>
        <chart:legend chart:legend-position="end" svg:x="14.284cm" svg:y="4.203cm" style:legend-expansion="high" chart:style-name="ch3"/>
        <chart:plot-area chart:style-name="ch4" table:cell-range-address="Sheet1.A2:Sheet1.A402 Sheet1.C1:Sheet1.C402" chart:data-source-has-labels="row" svg:x="1.33cm" svg:y="1.635cm" svg:width="12.316cm" svg:height="6.209cm">
          <chartooo:coordinate-region svg:x="2.057cm" svg:y="1.835cm" svg:width="11.218cm" svg:height="5.362cm"/>
          <chart:axis chart:dimension="x" chart:name="primary-x" chart:style-name="ch5">
            <chart:title svg:x="6.319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C2:Sheet1.C402" chart:label-cell-address="Sheet1.C1:Sheet1.C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i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.73817">
                <text:p>0.73817</text:p>
                <draw:g>
                  <svg:desc>Sheet1.C2:Sheet1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62748">
                <text:p>0.62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55138">
                <text:p>0.55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48712">
                <text:p>0.48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43296">
                <text:p>0.43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38785">
                <text:p>0.38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34909">
                <text:p>0.34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31387">
                <text:p>0.31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28523">
                <text:p>0.28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25915">
                <text:p>0.25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21633">
                <text:p>0.21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19911">
                <text:p>0.19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18387">
                <text:p>0.1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17037">
                <text:p>0.17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15838">
                <text:p>0.15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14773">
                <text:p>0.14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13826">
                <text:p>0.13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12983">
                <text:p>0.12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12234">
                <text:p>0.12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11568">
                <text:p>0.11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10977">
                <text:p>0.10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10451">
                <text:p>0.10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99848">
                <text:p>0.099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95715">
                <text:p>0.095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92056">
                <text:p>0.092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88822">
                <text:p>0.088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85968">
                <text:p>0.085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83456">
                <text:p>0.083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81249">
                <text:p>0.081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79317">
                <text:p>0.079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77632">
                <text:p>0.077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76167">
                <text:p>0.076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74901">
                <text:p>0.074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73814">
                <text:p>0.073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72887">
                <text:p>0.072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72104">
                <text:p>0.072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71452">
                <text:p>0.071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70916">
                <text:p>0.070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70486">
                <text:p>0.070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70151">
                <text:p>0.070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69901">
                <text:p>0.069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69729">
                <text:p>0.069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69626">
                <text:p>0.069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69585">
                <text:p>0.0695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69601">
                <text:p>0.069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69668">
                <text:p>0.069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69781">
                <text:p>0.069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69935">
                <text:p>0.069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70127">
                <text:p>0.070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70351">
                <text:p>0.070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70606">
                <text:p>0.070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70887">
                <text:p>0.070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71193">
                <text:p>0.071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7152">
                <text:p>0.07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71866">
                <text:p>0.071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72229">
                <text:p>0.072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72607">
                <text:p>0.072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72998">
                <text:p>0.072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73813">
                <text:p>0.073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74234">
                <text:p>0.074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74662">
                <text:p>0.074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75097">
                <text:p>0.075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75537">
                <text:p>0.075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7598">
                <text:p>0.07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76427">
                <text:p>0.076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76876">
                <text:p>0.076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77326">
                <text:p>0.077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77778">
                <text:p>0.0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78229">
                <text:p>0.0782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78679">
                <text:p>0.078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79129">
                <text:p>0.079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79577">
                <text:p>0.079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80022">
                <text:p>0.080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80465">
                <text:p>0.080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80905">
                <text:p>0.08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81341">
                <text:p>0.081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81774">
                <text:p>0.081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82202">
                <text:p>0.082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82626">
                <text:p>0.082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83045">
                <text:p>0.083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8346">
                <text:p>0.083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83869">
                <text:p>0.083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84272">
                <text:p>0.084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8467">
                <text:p>0.08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85062">
                <text:p>0.0850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85448">
                <text:p>0.085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85828">
                <text:p>0.085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86202">
                <text:p>0.086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86569">
                <text:p>0.0865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86929">
                <text:p>0.086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87283">
                <text:p>0.087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87631">
                <text:p>0.087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87971">
                <text:p>0.087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88305">
                <text:p>0.088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88632">
                <text:p>0.088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88952">
                <text:p>0.0889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89264">
                <text:p>0.089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8957">
                <text:p>0.08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89869">
                <text:p>0.089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90161">
                <text:p>0.090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90446">
                <text:p>0.0904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90723">
                <text:p>0.090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90994">
                <text:p>0.090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91257">
                <text:p>0.091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91514">
                <text:p>0.0915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91763">
                <text:p>0.0917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92006">
                <text:p>0.092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92241">
                <text:p>0.092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92469">
                <text:p>0.0924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92691">
                <text:p>0.0926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92906">
                <text:p>0.0929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93114">
                <text:p>0.093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93315">
                <text:p>0.093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93509">
                <text:p>0.093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93697">
                <text:p>0.0936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93878">
                <text:p>0.093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94052">
                <text:p>0.094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9422">
                <text:p>0.09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94381">
                <text:p>0.0943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94536">
                <text:p>0.094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94685">
                <text:p>0.094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94827">
                <text:p>0.094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94963">
                <text:p>0.094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95093">
                <text:p>0.0950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95217">
                <text:p>0.095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95335">
                <text:p>0.0953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95447">
                <text:p>0.095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95553">
                <text:p>0.0955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95653">
                <text:p>0.0956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95747">
                <text:p>0.0957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95836">
                <text:p>0.095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95919">
                <text:p>0.0959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95996">
                <text:p>0.0959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96068">
                <text:p>0.096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96135">
                <text:p>0.09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96196">
                <text:p>0.096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96252">
                <text:p>0.096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96303">
                <text:p>0.096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96349">
                <text:p>0.0963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96389">
                <text:p>0.096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96425">
                <text:p>0.096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96456">
                <text:p>0.096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96482">
                <text:p>0.096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96503">
                <text:p>0.0965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9652">
                <text:p>0.09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96532">
                <text:p>0.096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96539">
                <text:p>0.0965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96542">
                <text:p>0.096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96541">
                <text:p>0.0965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96535">
                <text:p>0.096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96525">
                <text:p>0.096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96511">
                <text:p>0.0965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96492">
                <text:p>0.0964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9647">
                <text:p>0.096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96444">
                <text:p>0.096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96413">
                <text:p>0.096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96379">
                <text:p>0.0963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96341">
                <text:p>0.096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963">
                <text:p>0.0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96254">
                <text:p>0.096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96205">
                <text:p>0.0962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96153">
                <text:p>0.096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96097">
                <text:p>0.0960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96038">
                <text:p>0.0960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95975">
                <text:p>0.0959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95909">
                <text:p>0.0959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9584">
                <text:p>0.09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95767">
                <text:p>0.0957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95692">
                <text:p>0.0956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95614">
                <text:p>0.095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95532">
                <text:p>0.095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95448">
                <text:p>0.0954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9536">
                <text:p>0.0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9527">
                <text:p>0.09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95177">
                <text:p>0.0951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95082">
                <text:p>0.0950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94984">
                <text:p>0.094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94883">
                <text:p>0.0948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94779">
                <text:p>0.0947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94673">
                <text:p>0.0946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94565">
                <text:p>0.0945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94454">
                <text:p>0.094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94341">
                <text:p>0.0943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94226">
                <text:p>0.094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94108">
                <text:p>0.094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93988">
                <text:p>0.0939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93866">
                <text:p>0.0938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93742">
                <text:p>0.0937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93616">
                <text:p>0.0936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93488">
                <text:p>0.0934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93358">
                <text:p>0.0933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93225">
                <text:p>0.0932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93091">
                <text:p>0.0930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92956">
                <text:p>0.0929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92818">
                <text:p>0.0928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92679">
                <text:p>0.092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92537">
                <text:p>0.092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92395">
                <text:p>0.0923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9225">
                <text:p>0.09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92104">
                <text:p>0.092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91957">
                <text:p>0.0919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91807">
                <text:p>0.0918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91657">
                <text:p>0.0916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91505">
                <text:p>0.0915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91351">
                <text:p>0.0913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91196">
                <text:p>0.0911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9104">
                <text:p>0.091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90883">
                <text:p>0.0908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90724">
                <text:p>0.090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90564">
                <text:p>0.0905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90403">
                <text:p>0.0904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9024">
                <text:p>0.090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90077">
                <text:p>0.0900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89912">
                <text:p>0.0899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89747">
                <text:p>0.0897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8958">
                <text:p>0.08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89412">
                <text:p>0.089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89244">
                <text:p>0.0892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89074">
                <text:p>0.089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88903">
                <text:p>0.0889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88732">
                <text:p>0.088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8856">
                <text:p>0.088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88386">
                <text:p>0.0883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88212">
                <text:p>0.0882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88038">
                <text:p>0.0880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87862">
                <text:p>0.0878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87686">
                <text:p>0.0876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87509">
                <text:p>0.0875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87331">
                <text:p>0.0873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87153">
                <text:p>0.0871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86974">
                <text:p>0.0869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86795">
                <text:p>0.0867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86614">
                <text:p>0.0866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86434">
                <text:p>0.086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86253">
                <text:p>0.0862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86071">
                <text:p>0.086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85889">
                <text:p>0.085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85706">
                <text:p>0.0857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85523">
                <text:p>0.0855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85339">
                <text:p>0.0853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85155">
                <text:p>0.085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84971">
                <text:p>0.0849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84786">
                <text:p>0.0847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84601">
                <text:p>0.0846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84416">
                <text:p>0.0844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8423">
                <text:p>0.08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84044">
                <text:p>0.0840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83858">
                <text:p>0.0838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83671">
                <text:p>0.0836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83484">
                <text:p>0.0834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83297">
                <text:p>0.083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8311">
                <text:p>0.083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82923">
                <text:p>0.0829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82735">
                <text:p>0.0827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82548">
                <text:p>0.0825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8236">
                <text:p>0.082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82172">
                <text:p>0.0821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81984">
                <text:p>0.0819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81796">
                <text:p>0.0817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81608">
                <text:p>0.081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8142">
                <text:p>0.08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81231">
                <text:p>0.0812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81043">
                <text:p>0.0810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80855">
                <text:p>0.0808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80666">
                <text:p>0.0806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80478">
                <text:p>0.0804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8029">
                <text:p>0.080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80101">
                <text:p>0.0801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79913">
                <text:p>0.0799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79725">
                <text:p>0.0797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79537">
                <text:p>0.079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79349">
                <text:p>0.0793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79161">
                <text:p>0.0791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78973">
                <text:p>0.0789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78786">
                <text:p>0.0787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78598">
                <text:p>0.0785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78411">
                <text:p>0.0784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78223">
                <text:p>0.0782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78036">
                <text:p>0.0780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7785">
                <text:p>0.077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77663">
                <text:p>0.0776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77476">
                <text:p>0.0774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7729">
                <text:p>0.077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77104">
                <text:p>0.077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76918">
                <text:p>0.0769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76732">
                <text:p>0.0767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76547">
                <text:p>0.0765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76362">
                <text:p>0.0763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76177">
                <text:p>0.0761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75992">
                <text:p>0.0759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75808">
                <text:p>0.0758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75624">
                <text:p>0.075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7544">
                <text:p>0.075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75257">
                <text:p>0.0752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75074">
                <text:p>0.0750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74891">
                <text:p>0.0748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74708">
                <text:p>0.0747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74526">
                <text:p>0.074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74344">
                <text:p>0.0743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74163">
                <text:p>0.0741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73982">
                <text:p>0.0739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73801">
                <text:p>0.0738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7362">
                <text:p>0.073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7344">
                <text:p>0.07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7326">
                <text:p>0.073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73081">
                <text:p>0.0730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72902">
                <text:p>0.0729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72724">
                <text:p>0.0727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72546">
                <text:p>0.0725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72368">
                <text:p>0.0723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7219">
                <text:p>0.072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72014">
                <text:p>0.0720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71837">
                <text:p>0.0718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71661">
                <text:p>0.0716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71485">
                <text:p>0.0714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7131">
                <text:p>0.071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71135">
                <text:p>0.0711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70961">
                <text:p>0.0709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70787">
                <text:p>0.070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70614">
                <text:p>0.0706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70441">
                <text:p>0.0704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70268">
                <text:p>0.0702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70096">
                <text:p>0.070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69924">
                <text:p>0.0699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69753">
                <text:p>0.069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69583">
                <text:p>0.0695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69412">
                <text:p>0.0694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69243">
                <text:p>0.0692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69074">
                <text:p>0.0690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68905">
                <text:p>0.0689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68737">
                <text:p>0.0687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68569">
                <text:p>0.0685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68402">
                <text:p>0.0684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68235">
                <text:p>0.0682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68069">
                <text:p>0.0680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67903">
                <text:p>0.0679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67738">
                <text:p>0.0677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67573">
                <text:p>0.0675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67409">
                <text:p>0.0674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67245">
                <text:p>0.0672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67082">
                <text:p>0.0670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66919">
                <text:p>0.0669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66757">
                <text:p>0.0667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66595">
                <text:p>0.0665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66434">
                <text:p>0.0664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66274">
                <text:p>0.0662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66114">
                <text:p>0.066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65954">
                <text:p>0.0659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65795">
                <text:p>0.0657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65637">
                <text:p>0.0656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65479">
                <text:p>0.0654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65321">
                <text:p>0.0653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65165">
                <text:p>0.065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65008">
                <text:p>0.0650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64853">
                <text:p>0.0648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64697">
                <text:p>0.0646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64543">
                <text:p>0.0645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64389">
                <text:p>0.0643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64235">
                <text:p>0.0642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64082">
                <text:p>0.0640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63929">
                <text:p>0.0639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63778">
                <text:p>0.0637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63626">
                <text:p>0.0636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63475">
                <text:p>0.0634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63325">
                <text:p>0.0633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63175">
                <text:p>0.0631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63026">
                <text:p>0.0630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62877">
                <text:p>0.0628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62729">
                <text:p>0.0627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62582">
                <text:p>0.0625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62435">
                <text:p>0.0624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62288">
                <text:p>0.0622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62143">
                <text:p>0.0621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61997">
                <text:p>0.0619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61853">
                <text:p>0.0618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61708">
                <text:p>0.0617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61565">
                <text:p>0.0615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61422">
                <text:p>0.0614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61279">
                <text:p>0.0612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61137">
                <text:p>0.0611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60996">
                <text:p>0.0609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60855">
                <text:p>0.0608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60714">
                <text:p>0.0607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60575">
                <text:p>0.0605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60436">
                <text:p>0.0604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60297">
                <text:p>0.0602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60159">
                <text:p>0.0601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60021">
                <text:p>0.060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59884">
                <text:p>0.0598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59748">
                <text:p>0.0597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59612">
                <text:p>0.0596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59477">
                <text:p>0.0594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59342">
                <text:p>0.0593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59208">
                <text:p>0.0592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59074">
                <text:p>0.0590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58941">
                <text:p>0.0589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58808">
                <text:p>0.058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58676">
                <text:p>0.0586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58545">
                <text:p>0.058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651cm" svg:y="0.316cm" chart:style-name="ch2">
          <text:p>Va</text:p>
        </chart:title>
        <chart:legend chart:legend-position="end" svg:x="14.231cm" svg:y="4.203cm" style:legend-expansion="high" chart:style-name="ch3"/>
        <chart:plot-area chart:style-name="ch4" table:cell-range-address="Sheet1.A2:Sheet1.A402 Sheet1.D1:Sheet1.D402" chart:data-source-has-labels="row" svg:x="1.33cm" svg:y="1.635cm" svg:width="12.263cm" svg:height="6.209cm">
          <chartooo:coordinate-region svg:x="2.057cm" svg:y="1.835cm" svg:width="11.164cm" svg:height="5.362cm"/>
          <chart:axis chart:dimension="x" chart:name="primary-x" chart:style-name="ch5">
            <chart:title svg:x="6.292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D2:Sheet1.D402" chart:label-cell-address="Sheet1.D1:Sheet1.D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1.96">
                <text:p>1.96</text:p>
                <draw:g>
                  <svg:desc>Sheet1.D2:Sheet1.D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.9439">
                <text:p>1.9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.9279">
                <text:p>1.9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.9119">
                <text:p>1.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.8961">
                <text:p>1.8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.8809">
                <text:p>1.8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.8658">
                <text:p>1.8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.8502">
                <text:p>1.8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.8356">
                <text:p>1.8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.8206">
                <text:p>1.8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.8054">
                <text:p>1.8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.791">
                <text:p>1.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.7767">
                <text:p>1.7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.7626">
                <text:p>1.7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.7487">
                <text:p>1.7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.7349">
                <text:p>1.7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.7213">
                <text:p>1.7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.7079">
                <text:p>1.7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.6946">
                <text:p>1.6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.6815">
                <text:p>1.6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.6685">
                <text:p>1.6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.6557">
                <text:p>1.6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.6431">
                <text:p>1.6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.6305">
                <text:p>1.6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.6182">
                <text:p>1.6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.6059">
                <text:p>1.6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.5939">
                <text:p>1.5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.5819">
                <text:p>1.5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.5701">
                <text:p>1.57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.5584">
                <text:p>1.5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.5469">
                <text:p>1.5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.5354">
                <text:p>1.5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.5241">
                <text:p>1.5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.5019">
                <text:p>1.5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.4695">
                <text:p>1.4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.4589">
                <text:p>1.4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.4485">
                <text:p>1.44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.4381">
                <text:p>1.4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.4279">
                <text:p>1.4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.4178">
                <text:p>1.4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.4078">
                <text:p>1.4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.3979">
                <text:p>1.3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.3881">
                <text:p>1.3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.3784">
                <text:p>1.3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.3687">
                <text:p>1.3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.3592">
                <text:p>1.3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.3405">
                <text:p>1.3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.3313">
                <text:p>1.3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.3222">
                <text:p>1.3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.3132">
                <text:p>1.3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.2954">
                <text:p>1.2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.2867">
                <text:p>1.2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.2694">
                <text:p>1.2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.2609">
                <text:p>1.2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.2525">
                <text:p>1.2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.2442">
                <text:p>1.2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.2278">
                <text:p>1.2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.2198">
                <text:p>1.21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.2118">
                <text:p>1.2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.2039">
                <text:p>1.2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.1806">
                <text:p>1.1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.1654">
                <text:p>1.1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.1432">
                <text:p>1.1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.1288">
                <text:p>1.1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.1217">
                <text:p>1.1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.1147">
                <text:p>1.1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.1077">
                <text:p>1.1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.1008">
                <text:p>1.1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.0939">
                <text:p>1.0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.0804">
                <text:p>1.0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.0738">
                <text:p>1.0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.0672">
                <text:p>1.0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.0606">
                <text:p>1.0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.0542">
                <text:p>1.0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.0414">
                <text:p>1.0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.0351">
                <text:p>1.0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.0227">
                <text:p>1.0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.0166">
                <text:p>1.0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.0045">
                <text:p>1.0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99853">
                <text:p>0.99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99263">
                <text:p>0.99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98678">
                <text:p>0.986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98098">
                <text:p>0.98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97523">
                <text:p>0.975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96954">
                <text:p>0.96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96389">
                <text:p>0.963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9583">
                <text:p>0.95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95275">
                <text:p>0.95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94726">
                <text:p>0.94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94181">
                <text:p>0.941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93641">
                <text:p>0.93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93106">
                <text:p>0.93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92576">
                <text:p>0.92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9205">
                <text:p>0.92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91529">
                <text:p>0.91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91012">
                <text:p>0.910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90499">
                <text:p>0.90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89992">
                <text:p>0.89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89488">
                <text:p>0.89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88989">
                <text:p>0.88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88494">
                <text:p>0.884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88003">
                <text:p>0.88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87517">
                <text:p>0.87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87035">
                <text:p>0.87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86556">
                <text:p>0.86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86082">
                <text:p>0.86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85612">
                <text:p>0.856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85146">
                <text:p>0.85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84684">
                <text:p>0.84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84225">
                <text:p>0.84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83771">
                <text:p>0.83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8332">
                <text:p>0.8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82873">
                <text:p>0.828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82429">
                <text:p>0.824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8199">
                <text:p>0.81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81554">
                <text:p>0.81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81121">
                <text:p>0.81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80692">
                <text:p>0.806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80267">
                <text:p>0.802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79845">
                <text:p>0.79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79426">
                <text:p>0.79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79011">
                <text:p>0.79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78191">
                <text:p>0.781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77786">
                <text:p>0.777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77385">
                <text:p>0.773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76986">
                <text:p>0.769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76591">
                <text:p>0.765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76198">
                <text:p>0.761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75809">
                <text:p>0.758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75423">
                <text:p>0.75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75041">
                <text:p>0.75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74661">
                <text:p>0.74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74284">
                <text:p>0.742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7391">
                <text:p>0.73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73539">
                <text:p>0.73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73171">
                <text:p>0.731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72806">
                <text:p>0.728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72444">
                <text:p>0.72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72084">
                <text:p>0.72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71728">
                <text:p>0.717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71374">
                <text:p>0.713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71023">
                <text:p>0.71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70674">
                <text:p>0.70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70328">
                <text:p>0.70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69985">
                <text:p>0.699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69645">
                <text:p>0.696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69307">
                <text:p>0.693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68972">
                <text:p>0.68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68639">
                <text:p>0.686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68309">
                <text:p>0.683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67982">
                <text:p>0.679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67656">
                <text:p>0.676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67334">
                <text:p>0.67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67014">
                <text:p>0.67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66696">
                <text:p>0.66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6638">
                <text:p>0.66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66067">
                <text:p>0.66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65757">
                <text:p>0.657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65448">
                <text:p>0.654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65142">
                <text:p>0.651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64838">
                <text:p>0.648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64537">
                <text:p>0.645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64237">
                <text:p>0.64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6394">
                <text:p>0.63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63645">
                <text:p>0.636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63353">
                <text:p>0.63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63062">
                <text:p>0.63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62774">
                <text:p>0.627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62487">
                <text:p>0.624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62203">
                <text:p>0.62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61921">
                <text:p>0.61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61641">
                <text:p>0.61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61363">
                <text:p>0.613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60812">
                <text:p>0.608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6054">
                <text:p>0.6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6027">
                <text:p>0.60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60002">
                <text:p>0.6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59736">
                <text:p>0.59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59471">
                <text:p>0.59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59209">
                <text:p>0.59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58948">
                <text:p>0.589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58689">
                <text:p>0.586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58432">
                <text:p>0.584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58177">
                <text:p>0.581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57924">
                <text:p>0.579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57673">
                <text:p>0.576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57423">
                <text:p>0.574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57175">
                <text:p>0.57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56929">
                <text:p>0.569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56684">
                <text:p>0.566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56441">
                <text:p>0.564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55961">
                <text:p>0.559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55723">
                <text:p>0.557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55487">
                <text:p>0.554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55252">
                <text:p>0.55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54788">
                <text:p>0.547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54559">
                <text:p>0.545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54331">
                <text:p>0.543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54104">
                <text:p>0.54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53879">
                <text:p>0.538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53656">
                <text:p>0.536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53434">
                <text:p>0.534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53213">
                <text:p>0.532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52994">
                <text:p>0.529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52777">
                <text:p>0.527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52561">
                <text:p>0.525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52347">
                <text:p>0.523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52134">
                <text:p>0.521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51922">
                <text:p>0.519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51712">
                <text:p>0.517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51503">
                <text:p>0.515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51296">
                <text:p>0.512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5109">
                <text:p>0.51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50885">
                <text:p>0.508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50682">
                <text:p>0.506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5048">
                <text:p>0.50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50279">
                <text:p>0.50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5008">
                <text:p>0.50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49882">
                <text:p>0.49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49686">
                <text:p>0.496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4949">
                <text:p>0.49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49296">
                <text:p>0.492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49104">
                <text:p>0.491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48912">
                <text:p>0.489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48722">
                <text:p>0.487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48533">
                <text:p>0.485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48345">
                <text:p>0.483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48159">
                <text:p>0.48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47973">
                <text:p>0.479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47789">
                <text:p>0.477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47606">
                <text:p>0.47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47424">
                <text:p>0.47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47244">
                <text:p>0.472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47065">
                <text:p>0.470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46886">
                <text:p>0.468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46709">
                <text:p>0.467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46533">
                <text:p>0.46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46358">
                <text:p>0.463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46185">
                <text:p>0.461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46012">
                <text:p>0.460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4567">
                <text:p>0.45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45501">
                <text:p>0.455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45332">
                <text:p>0.453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45165">
                <text:p>0.451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44999">
                <text:p>0.449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44834">
                <text:p>0.448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44507">
                <text:p>0.445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44345">
                <text:p>0.443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44184">
                <text:p>0.44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44024">
                <text:p>0.44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43865">
                <text:p>0.43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43707">
                <text:p>0.437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4355">
                <text:p>0.43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43393">
                <text:p>0.433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43238">
                <text:p>0.432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43084">
                <text:p>0.43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42931">
                <text:p>0.429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42779">
                <text:p>0.427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42627">
                <text:p>0.426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42477">
                <text:p>0.424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42328">
                <text:p>0.423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42179">
                <text:p>0.421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42031">
                <text:p>0.420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41885">
                <text:p>0.418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41739">
                <text:p>0.417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41594">
                <text:p>0.415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4145">
                <text:p>0.41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41307">
                <text:p>0.413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41164">
                <text:p>0.411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41023">
                <text:p>0.410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40882">
                <text:p>0.408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40742">
                <text:p>0.407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40604">
                <text:p>0.406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40465">
                <text:p>0.404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40328">
                <text:p>0.403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40192">
                <text:p>0.40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40056">
                <text:p>0.40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39921">
                <text:p>0.39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39787">
                <text:p>0.397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39654">
                <text:p>0.396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39522">
                <text:p>0.395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39259">
                <text:p>0.392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39129">
                <text:p>0.391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38871">
                <text:p>0.38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38743">
                <text:p>0.387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38616">
                <text:p>0.386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3849">
                <text:p>0.38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38364">
                <text:p>0.383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3824">
                <text:p>0.38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38115">
                <text:p>0.38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37992">
                <text:p>0.379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37869">
                <text:p>0.378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37747">
                <text:p>0.377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37626">
                <text:p>0.376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37506">
                <text:p>0.375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37386">
                <text:p>0.373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37267">
                <text:p>0.372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37148">
                <text:p>0.37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3703">
                <text:p>0.37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36913">
                <text:p>0.369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36797">
                <text:p>0.367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36681">
                <text:p>0.366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36566">
                <text:p>0.365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36451">
                <text:p>0.364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36338">
                <text:p>0.363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36224">
                <text:p>0.362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36112">
                <text:p>0.36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35889">
                <text:p>0.358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35778">
                <text:p>0.357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35668">
                <text:p>0.356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35559">
                <text:p>0.355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3545">
                <text:p>0.35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35342">
                <text:p>0.353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35234">
                <text:p>0.352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35128">
                <text:p>0.35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35021">
                <text:p>0.35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34916">
                <text:p>0.349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3481">
                <text:p>0.34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34706">
                <text:p>0.347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34498">
                <text:p>0.34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34396">
                <text:p>0.343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34293">
                <text:p>0.34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34192">
                <text:p>0.341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34091">
                <text:p>0.340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3399">
                <text:p>0.33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3389">
                <text:p>0.33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33791">
                <text:p>0.337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33692">
                <text:p>0.33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33593">
                <text:p>0.335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33495">
                <text:p>0.334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33398">
                <text:p>0.33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33301">
                <text:p>0.333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33205">
                <text:p>0.332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33109">
                <text:p>0.331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33014">
                <text:p>0.330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3292">
                <text:p>0.32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32825">
                <text:p>0.328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32732">
                <text:p>0.327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32546">
                <text:p>0.325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32454">
                <text:p>0.324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32362">
                <text:p>0.323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32271">
                <text:p>0.322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3218">
                <text:p>0.3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31911">
                <text:p>0.31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31822">
                <text:p>0.318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31734">
                <text:p>0.317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31646">
                <text:p>0.316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31559">
                <text:p>0.315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31472">
                <text:p>0.314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31386">
                <text:p>0.313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31214">
                <text:p>0.312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31129">
                <text:p>0.311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31045">
                <text:p>0.310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30961">
                <text:p>0.309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30877">
                <text:p>0.308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30794">
                <text:p>0.307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30711">
                <text:p>0.307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30628">
                <text:p>0.306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30546">
                <text:p>0.305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30465">
                <text:p>0.304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30384">
                <text:p>0.303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30223">
                <text:p>0.302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30143">
                <text:p>0.301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30063">
                <text:p>0.300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29984">
                <text:p>0.29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29906">
                <text:p>0.29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29828">
                <text:p>0.298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2975">
                <text:p>0.29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29672">
                <text:p>0.296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66cm" svg:y="0.316cm" chart:style-name="ch2">
          <text:p>APC</text:p>
        </chart:title>
        <chart:legend chart:legend-position="end" svg:x="13.94cm" svg:y="4.203cm" style:legend-expansion="high" chart:style-name="ch3"/>
        <chart:plot-area chart:style-name="ch4" table:cell-range-address="Sheet1.A2:Sheet1.A402 Sheet1.E1:Sheet1.E402" chart:data-source-has-labels="row" svg:x="1.33cm" svg:y="1.635cm" svg:width="11.972cm" svg:height="6.209cm">
          <chartooo:coordinate-region svg:x="2.428cm" svg:y="1.835cm" svg:width="10.502cm" svg:height="5.362cm"/>
          <chart:axis chart:dimension="x" chart:name="primary-x" chart:style-name="ch5">
            <chart:title svg:x="6.147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E2:Sheet1.E402" chart:label-cell-address="Sheet1.E1:Sheet1.E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.0131">
                <text:p>0.0131</text:p>
                <draw:g>
                  <svg:desc>Sheet1.E2:Sheet1.E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13078">
                <text:p>0.01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13105">
                <text:p>0.013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13111">
                <text:p>0.013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13104">
                <text:p>0.013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13088">
                <text:p>0.013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13065">
                <text:p>0.013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13035">
                <text:p>0.013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13003">
                <text:p>0.013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12965">
                <text:p>0.012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12879">
                <text:p>0.012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12834">
                <text:p>0.012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12786">
                <text:p>0.012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12738">
                <text:p>0.012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12689">
                <text:p>0.012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1264">
                <text:p>0.01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12589">
                <text:p>0.012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12539">
                <text:p>0.012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12488">
                <text:p>0.012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12437">
                <text:p>0.012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12387">
                <text:p>0.012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12336">
                <text:p>0.012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12285">
                <text:p>0.012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12235">
                <text:p>0.012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12185">
                <text:p>0.012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12136">
                <text:p>0.012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12087">
                <text:p>0.012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12038">
                <text:p>0.012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11989">
                <text:p>0.011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11941">
                <text:p>0.011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11894">
                <text:p>0.011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11847">
                <text:p>0.011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11754">
                <text:p>0.011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11708">
                <text:p>0.011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11663">
                <text:p>0.011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11618">
                <text:p>0.011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11574">
                <text:p>0.011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1153">
                <text:p>0.01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11486">
                <text:p>0.011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11443">
                <text:p>0.011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11358">
                <text:p>0.011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11316">
                <text:p>0.011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11274">
                <text:p>0.011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11233">
                <text:p>0.011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11193">
                <text:p>0.011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11152">
                <text:p>0.011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11112">
                <text:p>0.011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11072">
                <text:p>0.011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11033">
                <text:p>0.011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10994">
                <text:p>0.010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10955">
                <text:p>0.010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10917">
                <text:p>0.010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10878">
                <text:p>0.010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10841">
                <text:p>0.0108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10803">
                <text:p>0.0108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10766">
                <text:p>0.010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10729">
                <text:p>0.0107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10692">
                <text:p>0.010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10656">
                <text:p>0.010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10619">
                <text:p>0.010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10584">
                <text:p>0.010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10548">
                <text:p>0.010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10512">
                <text:p>0.0105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10477">
                <text:p>0.010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10442">
                <text:p>0.010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10408">
                <text:p>0.010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10373">
                <text:p>0.010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10339">
                <text:p>0.010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10305">
                <text:p>0.010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10271">
                <text:p>0.010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10237">
                <text:p>0.010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10204">
                <text:p>0.010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10171">
                <text:p>0.010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10138">
                <text:p>0.010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10105">
                <text:p>0.01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10072">
                <text:p>0.010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1004">
                <text:p>0.01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10008">
                <text:p>0.010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99758">
                <text:p>0.0099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9944">
                <text:p>0.009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99123">
                <text:p>0.0099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98809">
                <text:p>0.00988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98496">
                <text:p>0.0098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98184">
                <text:p>0.0098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97875">
                <text:p>0.0097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97567">
                <text:p>0.00975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97261">
                <text:p>0.0097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96957">
                <text:p>0.0096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96654">
                <text:p>0.0096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96353">
                <text:p>0.0096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96053">
                <text:p>0.0096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95755">
                <text:p>0.0095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95459">
                <text:p>0.0095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95164">
                <text:p>0.0095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94871">
                <text:p>0.0094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94579">
                <text:p>0.00945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94288">
                <text:p>0.00942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93999">
                <text:p>0.0093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93712">
                <text:p>0.0093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93426">
                <text:p>0.00934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93141">
                <text:p>0.0093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92858">
                <text:p>0.0092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92577">
                <text:p>0.0092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92296">
                <text:p>0.0092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92017">
                <text:p>0.0092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91739">
                <text:p>0.00917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91463">
                <text:p>0.0091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91188">
                <text:p>0.0091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90914">
                <text:p>0.00909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90642">
                <text:p>0.0090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90371">
                <text:p>0.00903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90101">
                <text:p>0.0090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89832">
                <text:p>0.0089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89565">
                <text:p>0.0089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89299">
                <text:p>0.0089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89034">
                <text:p>0.0089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8877">
                <text:p>0.0088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88507">
                <text:p>0.0088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88246">
                <text:p>0.00882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87986">
                <text:p>0.00879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87727">
                <text:p>0.00877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87469">
                <text:p>0.0087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87212">
                <text:p>0.00872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086957">
                <text:p>0.0086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086702">
                <text:p>0.00867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086449">
                <text:p>0.00864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086196">
                <text:p>0.0086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085945">
                <text:p>0.0085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085695">
                <text:p>0.00856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085446">
                <text:p>0.0085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085198">
                <text:p>0.0085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084951">
                <text:p>0.0084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084705">
                <text:p>0.0084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08446">
                <text:p>0.008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084217">
                <text:p>0.00842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083974">
                <text:p>0.00839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083732">
                <text:p>0.0083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083491">
                <text:p>0.00834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083251">
                <text:p>0.0083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083012">
                <text:p>0.00830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082775">
                <text:p>0.0082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082538">
                <text:p>0.0082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082302">
                <text:p>0.0082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082067">
                <text:p>0.0082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081833">
                <text:p>0.00818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081367">
                <text:p>0.00813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081136">
                <text:p>0.0081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080906">
                <text:p>0.0080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080676">
                <text:p>0.00806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080448">
                <text:p>0.0080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08022">
                <text:p>0.0080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079993">
                <text:p>0.0079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079767">
                <text:p>0.00797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079542">
                <text:p>0.00795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079318">
                <text:p>0.00793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079095">
                <text:p>0.0079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078872">
                <text:p>0.0078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078651">
                <text:p>0.00786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07843">
                <text:p>0.0078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07821">
                <text:p>0.0078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077991">
                <text:p>0.0077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077773">
                <text:p>0.0077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077555">
                <text:p>0.0077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077338">
                <text:p>0.0077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077123">
                <text:p>0.00771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076908">
                <text:p>0.0076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076693">
                <text:p>0.0076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07648">
                <text:p>0.007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076267">
                <text:p>0.0076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076055">
                <text:p>0.0076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075844">
                <text:p>0.0075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075634">
                <text:p>0.00756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075424">
                <text:p>0.00754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075215">
                <text:p>0.00752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075007">
                <text:p>0.0075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0748">
                <text:p>0.00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074593">
                <text:p>0.00745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074387">
                <text:p>0.00743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074182">
                <text:p>0.0074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073977">
                <text:p>0.00739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073774">
                <text:p>0.00737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073571">
                <text:p>0.0073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073368">
                <text:p>0.00733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073167">
                <text:p>0.0073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072966">
                <text:p>0.00729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072766">
                <text:p>0.00727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072566">
                <text:p>0.0072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072367">
                <text:p>0.00723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072169">
                <text:p>0.00721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071972">
                <text:p>0.0071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071775">
                <text:p>0.0071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071579">
                <text:p>0.00715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071384">
                <text:p>0.00713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071189">
                <text:p>0.00711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070995">
                <text:p>0.00709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070801">
                <text:p>0.00708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070609">
                <text:p>0.00706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070416">
                <text:p>0.0070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070225">
                <text:p>0.0070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070034">
                <text:p>0.00700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069844">
                <text:p>0.0069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069654">
                <text:p>0.00696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069465">
                <text:p>0.00694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069277">
                <text:p>0.00692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069089">
                <text:p>0.00690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068902">
                <text:p>0.00689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068716">
                <text:p>0.00687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06853">
                <text:p>0.0068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068345">
                <text:p>0.00683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06816">
                <text:p>0.0068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067976">
                <text:p>0.00679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067793">
                <text:p>0.00677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067428">
                <text:p>0.00674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067246">
                <text:p>0.0067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067065">
                <text:p>0.00670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066884">
                <text:p>0.00668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066704">
                <text:p>0.0066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066525">
                <text:p>0.0066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066346">
                <text:p>0.0066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066168">
                <text:p>0.00661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065991">
                <text:p>0.0065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065814">
                <text:p>0.0065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065637">
                <text:p>0.00656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065461">
                <text:p>0.0065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065286">
                <text:p>0.00652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065111">
                <text:p>0.0065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064937">
                <text:p>0.0064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064763">
                <text:p>0.0064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064417">
                <text:p>0.00644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064245">
                <text:p>0.0064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064074">
                <text:p>0.0064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063903">
                <text:p>0.0063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063732">
                <text:p>0.00637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063562">
                <text:p>0.00635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063393">
                <text:p>0.00633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063224">
                <text:p>0.00632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063056">
                <text:p>0.0063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062888">
                <text:p>0.00628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06272">
                <text:p>0.0062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062554">
                <text:p>0.00625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062387">
                <text:p>0.00623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062221">
                <text:p>0.00622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062056">
                <text:p>0.00620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061891">
                <text:p>0.00618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061727">
                <text:p>0.0061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061563">
                <text:p>0.00615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0614">
                <text:p>0.006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061237">
                <text:p>0.00612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061075">
                <text:p>0.00610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060913">
                <text:p>0.00609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060752">
                <text:p>0.00607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060591">
                <text:p>0.00605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060431">
                <text:p>0.00604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060271">
                <text:p>0.00602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060112">
                <text:p>0.00601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059953">
                <text:p>0.00599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059794">
                <text:p>0.00597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059636">
                <text:p>0.00596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059479">
                <text:p>0.00594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059322">
                <text:p>0.00593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059166">
                <text:p>0.0059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05901">
                <text:p>0.0059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058854">
                <text:p>0.00588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058699">
                <text:p>0.00586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058544">
                <text:p>0.00585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05839">
                <text:p>0.0058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058236">
                <text:p>0.00582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058083">
                <text:p>0.00580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05793">
                <text:p>0.0057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057778">
                <text:p>0.00577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057626">
                <text:p>0.00576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057474">
                <text:p>0.00574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057323">
                <text:p>0.00573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057173">
                <text:p>0.00571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057023">
                <text:p>0.00570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056873">
                <text:p>0.00568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056724">
                <text:p>0.00567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056575">
                <text:p>0.00565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056427">
                <text:p>0.00564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056279">
                <text:p>0.005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056131">
                <text:p>0.00561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055984">
                <text:p>0.0055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055838">
                <text:p>0.00558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055691">
                <text:p>0.0055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055546">
                <text:p>0.00555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055255">
                <text:p>0.00552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055111">
                <text:p>0.0055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054967">
                <text:p>0.00549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054823">
                <text:p>0.0054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05468">
                <text:p>0.0054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054537">
                <text:p>0.00545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054394">
                <text:p>0.00543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054252">
                <text:p>0.0054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054111">
                <text:p>0.00541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05397">
                <text:p>0.0053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053829">
                <text:p>0.00538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053688">
                <text:p>0.00536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053548">
                <text:p>0.00535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053409">
                <text:p>0.00534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053131">
                <text:p>0.00531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052993">
                <text:p>0.00529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052855">
                <text:p>0.00528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052717">
                <text:p>0.00527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05258">
                <text:p>0.0052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052443">
                <text:p>0.00524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052307">
                <text:p>0.0052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052171">
                <text:p>0.00521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052035">
                <text:p>0.0052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0519">
                <text:p>0.005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051765">
                <text:p>0.00517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051631">
                <text:p>0.00516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051497">
                <text:p>0.0051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051363">
                <text:p>0.00513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051097">
                <text:p>0.00510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050964">
                <text:p>0.00509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050832">
                <text:p>0.00508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0507">
                <text:p>0.005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050569">
                <text:p>0.00505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050438">
                <text:p>0.00504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050307">
                <text:p>0.0050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050177">
                <text:p>0.00501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050047">
                <text:p>0.00500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049917">
                <text:p>0.0049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049788">
                <text:p>0.00497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049659">
                <text:p>0.00496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049531">
                <text:p>0.00495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049403">
                <text:p>0.00494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049275">
                <text:p>0.00492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049147">
                <text:p>0.00491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04902">
                <text:p>0.0049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048894">
                <text:p>0.00488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048767">
                <text:p>0.00487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048642">
                <text:p>0.00486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048516">
                <text:p>0.00485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048391">
                <text:p>0.00483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048266">
                <text:p>0.00482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048141">
                <text:p>0.00481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048017">
                <text:p>0.00480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047893">
                <text:p>0.0047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04777">
                <text:p>0.0047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047647">
                <text:p>0.00476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047524">
                <text:p>0.00475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047401">
                <text:p>0.00474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047279">
                <text:p>0.0047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047158">
                <text:p>0.00471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047036">
                <text:p>0.00470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046915">
                <text:p>0.00469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046794">
                <text:p>0.00467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046674">
                <text:p>0.00466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046554">
                <text:p>0.00465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046434">
                <text:p>0.00464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046315">
                <text:p>0.00463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046196">
                <text:p>0.00461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046077">
                <text:p>0.00460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045959">
                <text:p>0.00459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045841">
                <text:p>0.00458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045723">
                <text:p>0.00457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045606">
                <text:p>0.00456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045489">
                <text:p>0.00454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045372">
                <text:p>0.00453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045255">
                <text:p>0.00452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045139">
                <text:p>0.00451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045024">
                <text:p>0.00450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044908">
                <text:p>0.00449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044793">
                <text:p>0.00447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044678">
                <text:p>0.00446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044564">
                <text:p>0.00445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04445">
                <text:p>0.0044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044336">
                <text:p>0.00443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044222">
                <text:p>0.0044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044109">
                <text:p>0.0044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043996">
                <text:p>0.00439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043884">
                <text:p>0.00438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043771">
                <text:p>0.0043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043659">
                <text:p>0.00436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043548">
                <text:p>0.00435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043436">
                <text:p>0.00434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043325">
                <text:p>0.00433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043215">
                <text:p>0.00432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043104">
                <text:p>0.0043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042994">
                <text:p>0.00429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042884">
                <text:p>0.00428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042775">
                <text:p>0.00427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042666">
                <text:p>0.0042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042557">
                <text:p>0.0042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042448">
                <text:p>0.00424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04234">
                <text:p>0.0042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042232">
                <text:p>0.00422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042124">
                <text:p>0.00421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042017">
                <text:p>0.00420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04191">
                <text:p>0.0041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041803">
                <text:p>0.00418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479cm" svg:y="0.316cm" chart:style-name="ch2">
          <text:p>mIIa</text:p>
        </chart:title>
        <chart:legend chart:legend-position="end" svg:x="13.966cm" svg:y="4.204cm" style:legend-expansion="high" chart:style-name="ch3"/>
        <chart:plot-area chart:style-name="ch4" table:cell-range-address="Sheet1.A2:Sheet1.A402 Sheet1.F1:Sheet1.F402" chart:data-source-has-labels="row" svg:x="1.33cm" svg:y="1.635cm" svg:width="11.998cm" svg:height="6.21cm">
          <chartooo:coordinate-region svg:x="2.057cm" svg:y="1.835cm" svg:width="10.899cm" svg:height="5.363cm"/>
          <chart:axis chart:dimension="x" chart:name="primary-x" chart:style-name="ch5">
            <chart:title svg:x="6.16cm" svg:y="8.025cm" chart:style-name="ch6">
              <text:p>Time (seconds)</text:p>
            </chart:title>
          </chart:axis>
          <chart:axis chart:dimension="y" chart:name="primary-y" chart:style-name="ch7">
            <chart:title svg:x="0.451cm" svg:y="6.186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F2:Sheet1.F402" chart:label-cell-address="Sheet1.F1:Sheet1.F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I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1.38">
                <text:p>1.38</text:p>
                <draw:g>
                  <svg:desc>Sheet1.F2:Sheet1.F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.1557">
                <text:p>1.1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99861">
                <text:p>0.99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8657">
                <text:p>0.8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75335">
                <text:p>0.75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65958">
                <text:p>0.6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5789">
                <text:p>0.5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50563">
                <text:p>0.5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44618">
                <text:p>0.44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39233">
                <text:p>0.39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3446">
                <text:p>0.3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27043">
                <text:p>0.27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24017">
                <text:p>0.24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21364">
                <text:p>0.21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19034">
                <text:p>0.19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16987">
                <text:p>0.16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15187">
                <text:p>0.15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13604">
                <text:p>0.13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10991">
                <text:p>0.10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99166">
                <text:p>0.099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89732">
                <text:p>0.089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81451">
                <text:p>0.081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74188">
                <text:p>0.074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67821">
                <text:p>0.067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62244">
                <text:p>0.062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57364">
                <text:p>0.057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53097">
                <text:p>0.053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49371">
                <text:p>0.049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46121">
                <text:p>0.046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43291">
                <text:p>0.043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40829">
                <text:p>0.040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38692">
                <text:p>0.038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36841">
                <text:p>0.0368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35241">
                <text:p>0.035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33862">
                <text:p>0.033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32676">
                <text:p>0.032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31662">
                <text:p>0.031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30796">
                <text:p>0.030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30062">
                <text:p>0.030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28926">
                <text:p>0.028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28497">
                <text:p>0.028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28145">
                <text:p>0.028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2786">
                <text:p>0.02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27635">
                <text:p>0.027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27462">
                <text:p>0.027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27333">
                <text:p>0.027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27244">
                <text:p>0.027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27189">
                <text:p>0.027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27163">
                <text:p>0.0271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27163">
                <text:p>0.0271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27184">
                <text:p>0.027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27225">
                <text:p>0.027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27281">
                <text:p>0.027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27352">
                <text:p>0.027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27434">
                <text:p>0.027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27526">
                <text:p>0.027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27626">
                <text:p>0.027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27732">
                <text:p>0.027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27844">
                <text:p>0.027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27961">
                <text:p>0.027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28081">
                <text:p>0.028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28203">
                <text:p>0.028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28327">
                <text:p>0.0283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28451">
                <text:p>0.028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28577">
                <text:p>0.028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28702">
                <text:p>0.028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28826">
                <text:p>0.028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2895">
                <text:p>0.02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29072">
                <text:p>0.029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29193">
                <text:p>0.029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29428">
                <text:p>0.029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29542">
                <text:p>0.029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29654">
                <text:p>0.029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29763">
                <text:p>0.029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29869">
                <text:p>0.029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29972">
                <text:p>0.029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30072">
                <text:p>0.030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30169">
                <text:p>0.030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30263">
                <text:p>0.0302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30354">
                <text:p>0.030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30441">
                <text:p>0.030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30525">
                <text:p>0.030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30606">
                <text:p>0.030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30683">
                <text:p>0.0306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30757">
                <text:p>0.030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30827">
                <text:p>0.030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30894">
                <text:p>0.030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30957">
                <text:p>0.0309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31017">
                <text:p>0.031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31074">
                <text:p>0.031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31127">
                <text:p>0.031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31177">
                <text:p>0.0311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31223">
                <text:p>0.0312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31266">
                <text:p>0.031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31306">
                <text:p>0.031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31342">
                <text:p>0.031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31375">
                <text:p>0.031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31404">
                <text:p>0.031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31431">
                <text:p>0.031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31454">
                <text:p>0.031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31474">
                <text:p>0.031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31491">
                <text:p>0.031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31505">
                <text:p>0.0315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31515">
                <text:p>0.031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31523">
                <text:p>0.031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31527">
                <text:p>0.031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31529">
                <text:p>0.0315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31527">
                <text:p>0.031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31523">
                <text:p>0.031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31516">
                <text:p>0.0315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31506">
                <text:p>0.031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31493">
                <text:p>0.0314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31477">
                <text:p>0.031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31459">
                <text:p>0.031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31438">
                <text:p>0.031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31414">
                <text:p>0.031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31388">
                <text:p>0.031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31359">
                <text:p>0.031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31328">
                <text:p>0.031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31294">
                <text:p>0.0312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31258">
                <text:p>0.031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31219">
                <text:p>0.03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31178">
                <text:p>0.031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31135">
                <text:p>0.031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31089">
                <text:p>0.0310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31041">
                <text:p>0.0310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30991">
                <text:p>0.030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30939">
                <text:p>0.0309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30884">
                <text:p>0.030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30828">
                <text:p>0.030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30769">
                <text:p>0.0307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30709">
                <text:p>0.0307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30646">
                <text:p>0.0306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30582">
                <text:p>0.0305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30515">
                <text:p>0.030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30447">
                <text:p>0.0304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30377">
                <text:p>0.030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30306">
                <text:p>0.030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30232">
                <text:p>0.0302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30157">
                <text:p>0.030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3008">
                <text:p>0.03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30001">
                <text:p>0.03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29921">
                <text:p>0.0299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2984">
                <text:p>0.029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29757">
                <text:p>0.029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29672">
                <text:p>0.0296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29586">
                <text:p>0.029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29499">
                <text:p>0.0294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2941">
                <text:p>0.02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2932">
                <text:p>0.029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29228">
                <text:p>0.0292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29135">
                <text:p>0.0291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29041">
                <text:p>0.029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28946">
                <text:p>0.028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2885">
                <text:p>0.028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28753">
                <text:p>0.0287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28654">
                <text:p>0.0286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28554">
                <text:p>0.028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28454">
                <text:p>0.0284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28352">
                <text:p>0.0283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28249">
                <text:p>0.028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28146">
                <text:p>0.0281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28041">
                <text:p>0.028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27936">
                <text:p>0.0279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2783">
                <text:p>0.027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27723">
                <text:p>0.027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27615">
                <text:p>0.027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27506">
                <text:p>0.0275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27397">
                <text:p>0.027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27287">
                <text:p>0.027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27176">
                <text:p>0.027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27064">
                <text:p>0.027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26952">
                <text:p>0.026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2684">
                <text:p>0.02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26727">
                <text:p>0.0267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26613">
                <text:p>0.0266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26499">
                <text:p>0.0264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26384">
                <text:p>0.0263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26268">
                <text:p>0.026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26153">
                <text:p>0.026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26037">
                <text:p>0.0260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2592">
                <text:p>0.02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25803">
                <text:p>0.0258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25686">
                <text:p>0.0256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25568">
                <text:p>0.025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2545">
                <text:p>0.025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25332">
                <text:p>0.0253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25214">
                <text:p>0.0252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25095">
                <text:p>0.025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24976">
                <text:p>0.024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24857">
                <text:p>0.0248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24737">
                <text:p>0.0247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24618">
                <text:p>0.024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24498">
                <text:p>0.0244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24378">
                <text:p>0.0243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24259">
                <text:p>0.024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24139">
                <text:p>0.024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24018">
                <text:p>0.024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23898">
                <text:p>0.0238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23778">
                <text:p>0.0237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23658">
                <text:p>0.0236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23538">
                <text:p>0.0235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23418">
                <text:p>0.023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23297">
                <text:p>0.0232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23177">
                <text:p>0.0231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23057">
                <text:p>0.0230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22937">
                <text:p>0.022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22818">
                <text:p>0.0228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22698">
                <text:p>0.0226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22578">
                <text:p>0.0225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22459">
                <text:p>0.0224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22339">
                <text:p>0.022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2222">
                <text:p>0.02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22101">
                <text:p>0.022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21982">
                <text:p>0.021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21863">
                <text:p>0.021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21745">
                <text:p>0.0217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21627">
                <text:p>0.0216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21509">
                <text:p>0.0215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21391">
                <text:p>0.0213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21274">
                <text:p>0.021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21156">
                <text:p>0.0211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21039">
                <text:p>0.021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20923">
                <text:p>0.0209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20806">
                <text:p>0.0208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2069">
                <text:p>0.020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20575">
                <text:p>0.020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20344">
                <text:p>0.0203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20229">
                <text:p>0.0202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20115">
                <text:p>0.020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20001">
                <text:p>0.020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19887">
                <text:p>0.0198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19774">
                <text:p>0.0197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19661">
                <text:p>0.0196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19549">
                <text:p>0.0195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19437">
                <text:p>0.019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19325">
                <text:p>0.019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19214">
                <text:p>0.0192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19103">
                <text:p>0.0191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18992">
                <text:p>0.0189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18882">
                <text:p>0.018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18773">
                <text:p>0.0187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18664">
                <text:p>0.0186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18555">
                <text:p>0.018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18447">
                <text:p>0.0184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18339">
                <text:p>0.0183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18232">
                <text:p>0.0182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18125">
                <text:p>0.018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18019">
                <text:p>0.0180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17913">
                <text:p>0.0179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17808">
                <text:p>0.0178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17703">
                <text:p>0.0177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17598">
                <text:p>0.0175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17494">
                <text:p>0.0174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17391">
                <text:p>0.017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17288">
                <text:p>0.0172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17186">
                <text:p>0.0171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17084">
                <text:p>0.017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16982">
                <text:p>0.0169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16881">
                <text:p>0.0168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16781">
                <text:p>0.0167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16681">
                <text:p>0.0166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16582">
                <text:p>0.0165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16483">
                <text:p>0.016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16385">
                <text:p>0.0163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16287">
                <text:p>0.0162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1619">
                <text:p>0.016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16093">
                <text:p>0.0160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15997">
                <text:p>0.0159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15901">
                <text:p>0.015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15806">
                <text:p>0.0158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15712">
                <text:p>0.015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15618">
                <text:p>0.0156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15524">
                <text:p>0.0155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15431">
                <text:p>0.0154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15339">
                <text:p>0.0153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15247">
                <text:p>0.0152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15156">
                <text:p>0.0151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15065">
                <text:p>0.015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14975">
                <text:p>0.0149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14885">
                <text:p>0.0148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14796">
                <text:p>0.0147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14707">
                <text:p>0.0147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14619">
                <text:p>0.0146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14531">
                <text:p>0.0145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14444">
                <text:p>0.0144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14358">
                <text:p>0.014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14272">
                <text:p>0.0142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14186">
                <text:p>0.0141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14102">
                <text:p>0.0141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14017">
                <text:p>0.0140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13933">
                <text:p>0.0139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1385">
                <text:p>0.013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13767">
                <text:p>0.0137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13685">
                <text:p>0.0136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13604">
                <text:p>0.013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13522">
                <text:p>0.0135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13442">
                <text:p>0.0134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13362">
                <text:p>0.0133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13282">
                <text:p>0.0132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13203">
                <text:p>0.0132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13125">
                <text:p>0.01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13047">
                <text:p>0.0130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12969">
                <text:p>0.0129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12892">
                <text:p>0.0128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12816">
                <text:p>0.0128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1274">
                <text:p>0.012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12664">
                <text:p>0.0126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12589">
                <text:p>0.0125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12515">
                <text:p>0.0125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12441">
                <text:p>0.0124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12368">
                <text:p>0.0123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12295">
                <text:p>0.0122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12223">
                <text:p>0.0122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12151">
                <text:p>0.0121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12079">
                <text:p>0.0120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12008">
                <text:p>0.0120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11938">
                <text:p>0.0119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11868">
                <text:p>0.0118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11799">
                <text:p>0.0117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1173">
                <text:p>0.011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11661">
                <text:p>0.0116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11594">
                <text:p>0.0115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11526">
                <text:p>0.0115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11459">
                <text:p>0.0114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11393">
                <text:p>0.0113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11326">
                <text:p>0.0113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11261">
                <text:p>0.0112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11196">
                <text:p>0.0111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11131">
                <text:p>0.0111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11067">
                <text:p>0.0110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11003">
                <text:p>0.0110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1094">
                <text:p>0.010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10877">
                <text:p>0.0108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10815">
                <text:p>0.0108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10753">
                <text:p>0.0107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10692">
                <text:p>0.0106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10631">
                <text:p>0.0106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1057">
                <text:p>0.01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1051">
                <text:p>0.010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1045">
                <text:p>0.010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10391">
                <text:p>0.0103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10332">
                <text:p>0.0103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10274">
                <text:p>0.0102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10216">
                <text:p>0.0102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10158">
                <text:p>0.0101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10101">
                <text:p>0.0101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10044">
                <text:p>0.0100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099882">
                <text:p>0.00998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099323">
                <text:p>0.00993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098769">
                <text:p>0.00987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098219">
                <text:p>0.00982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097672">
                <text:p>0.00976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09713">
                <text:p>0.0097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096592">
                <text:p>0.00965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096058">
                <text:p>0.00960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095527">
                <text:p>0.00955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095001">
                <text:p>0.0095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094478">
                <text:p>0.00944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09396">
                <text:p>0.009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093445">
                <text:p>0.00934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092934">
                <text:p>0.00929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092427">
                <text:p>0.00924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091924">
                <text:p>0.00919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091424">
                <text:p>0.00914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090928">
                <text:p>0.00909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090436">
                <text:p>0.00904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089948">
                <text:p>0.00899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089463">
                <text:p>0.00894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088982">
                <text:p>0.00889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088504">
                <text:p>0.0088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087559">
                <text:p>0.00875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087092">
                <text:p>0.00870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086629">
                <text:p>0.00866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086169">
                <text:p>0.00861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085712">
                <text:p>0.00857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085259">
                <text:p>0.0085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084809">
                <text:p>0.00848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084363">
                <text:p>0.00843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08392">
                <text:p>0.0083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08348">
                <text:p>0.0083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083044">
                <text:p>0.00830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082611">
                <text:p>0.00826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082181">
                <text:p>0.0082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081754">
                <text:p>0.00817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08133">
                <text:p>0.0081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08091">
                <text:p>0.0080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080493">
                <text:p>0.00804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080079">
                <text:p>0.00800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079668">
                <text:p>0.0079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07926">
                <text:p>0.0079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078855">
                <text:p>0.00788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078453">
                <text:p>0.0078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078054">
                <text:p>0.00780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077658">
                <text:p>0.00776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651cm" svg:y="0.316cm" chart:style-name="ch2">
          <text:p>Xa</text:p>
        </chart:title>
        <chart:legend chart:legend-position="end" svg:x="14.231cm" svg:y="4.204cm" style:legend-expansion="high" chart:style-name="ch3"/>
        <chart:plot-area chart:style-name="ch4" table:cell-range-address="Sheet1.A2:Sheet1.A402 Sheet1.G1:Sheet1.G402" chart:data-source-has-labels="row" svg:x="1.33cm" svg:y="1.635cm" svg:width="12.263cm" svg:height="6.21cm">
          <chartooo:coordinate-region svg:x="2.057cm" svg:y="1.834cm" svg:width="11.164cm" svg:height="5.364cm"/>
          <chart:axis chart:dimension="x" chart:name="primary-x" chart:style-name="ch5">
            <chart:title svg:x="6.292cm" svg:y="8.025cm" chart:style-name="ch6">
              <text:p>Time (seconds)</text:p>
            </chart:title>
          </chart:axis>
          <chart:axis chart:dimension="y" chart:name="primary-y" chart:style-name="ch5">
            <chart:title svg:x="0.451cm" svg:y="6.186cm" chart:style-name="ch7">
              <text:p>Concentration (nM)</text:p>
            </chart:title>
            <chart:grid chart:style-name="ch8" chart:class="major"/>
          </chart:axis>
          <chart:series chart:style-name="ch9" chart:values-cell-range-address="Sheet1.G2:Sheet1.G402" chart:label-cell-address="Sheet1.G1:Sheet1.G1" chart:class="chart:scatter">
            <chart:domain table:cell-range-address="Sheet1.A2:Sheet1.A402"/>
            <chart:data-point chart:repeated="4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.89182">
                <text:p>0.89182</text:p>
                <draw:g>
                  <svg:desc>Sheet1.G2:Sheet1.G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79055">
                <text:p>0.79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73641">
                <text:p>0.73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69284">
                <text:p>0.69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66005">
                <text:p>0.66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63829">
                <text:p>0.63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62557">
                <text:p>0.62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61898">
                <text:p>0.6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61383">
                <text:p>0.61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60677">
                <text:p>0.60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59827">
                <text:p>0.5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5896">
                <text:p>0.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58081">
                <text:p>0.58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57215">
                <text:p>0.57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56373">
                <text:p>0.56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5478">
                <text:p>0.5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54036">
                <text:p>0.54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53331">
                <text:p>0.53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52665">
                <text:p>0.52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52039">
                <text:p>0.52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51453">
                <text:p>0.51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50907">
                <text:p>0.50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49932">
                <text:p>0.49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49501">
                <text:p>0.49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49106">
                <text:p>0.49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48747">
                <text:p>0.48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48422">
                <text:p>0.48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4813">
                <text:p>0.4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4787">
                <text:p>0.4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4764">
                <text:p>0.4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47267">
                <text:p>0.47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47121">
                <text:p>0.47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46904">
                <text:p>0.46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46831">
                <text:p>0.46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46779">
                <text:p>0.46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46748">
                <text:p>0.46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46737">
                <text:p>0.46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46744">
                <text:p>0.46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46768">
                <text:p>0.46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46809">
                <text:p>0.46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46865">
                <text:p>0.46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46936">
                <text:p>0.46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47021">
                <text:p>0.47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47118">
                <text:p>0.47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47226">
                <text:p>0.47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47346">
                <text:p>0.47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47476">
                <text:p>0.47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47616">
                <text:p>0.47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47765">
                <text:p>0.47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47921">
                <text:p>0.47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48085">
                <text:p>0.480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48256">
                <text:p>0.48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48432">
                <text:p>0.48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48615">
                <text:p>0.48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48802">
                <text:p>0.488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48994">
                <text:p>0.48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4919">
                <text:p>0.4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4939">
                <text:p>0.4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49593">
                <text:p>0.49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49798">
                <text:p>0.49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50005">
                <text:p>0.5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50215">
                <text:p>0.50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50426">
                <text:p>0.50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50638">
                <text:p>0.50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50851">
                <text:p>0.50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51064">
                <text:p>0.51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51278">
                <text:p>0.51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51491">
                <text:p>0.51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51704">
                <text:p>0.51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51917">
                <text:p>0.51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52129">
                <text:p>0.52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52339">
                <text:p>0.52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52549">
                <text:p>0.525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52757">
                <text:p>0.52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52963">
                <text:p>0.52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53167">
                <text:p>0.53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5337">
                <text:p>0.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5357">
                <text:p>0.53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53768">
                <text:p>0.53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53964">
                <text:p>0.53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54157">
                <text:p>0.5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54348">
                <text:p>0.54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54535">
                <text:p>0.54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54902">
                <text:p>0.549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55081">
                <text:p>0.55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55257">
                <text:p>0.55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55599">
                <text:p>0.555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55765">
                <text:p>0.557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55928">
                <text:p>0.55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56087">
                <text:p>0.560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56244">
                <text:p>0.56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56396">
                <text:p>0.56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56545">
                <text:p>0.56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56691">
                <text:p>0.566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56833">
                <text:p>0.568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56972">
                <text:p>0.569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57107">
                <text:p>0.57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57238">
                <text:p>0.57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57366">
                <text:p>0.57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5749">
                <text:p>0.57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57611">
                <text:p>0.576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57728">
                <text:p>0.57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57841">
                <text:p>0.57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57951">
                <text:p>0.579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58058">
                <text:p>0.580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5816">
                <text:p>0.58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5826">
                <text:p>0.5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58355">
                <text:p>0.583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58448">
                <text:p>0.584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58537">
                <text:p>0.585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58622">
                <text:p>0.58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58704">
                <text:p>0.587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58782">
                <text:p>0.587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58857">
                <text:p>0.588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58929">
                <text:p>0.589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58997">
                <text:p>0.589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59062">
                <text:p>0.59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59124">
                <text:p>0.59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59183">
                <text:p>0.591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59238">
                <text:p>0.592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5929">
                <text:p>0.5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59339">
                <text:p>0.59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59385">
                <text:p>0.593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59428">
                <text:p>0.594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59467">
                <text:p>0.594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59504">
                <text:p>0.59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59538">
                <text:p>0.595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59568">
                <text:p>0.595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59596">
                <text:p>0.59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59621">
                <text:p>0.596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59643">
                <text:p>0.596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59663">
                <text:p>0.59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59679">
                <text:p>0.596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59693">
                <text:p>0.59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59704">
                <text:p>0.59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59712">
                <text:p>0.597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59718">
                <text:p>0.59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59722">
                <text:p>0.59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59722">
                <text:p>0.597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5972">
                <text:p>0.5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59716">
                <text:p>0.597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59709">
                <text:p>0.597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59689">
                <text:p>0.596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59675">
                <text:p>0.596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59659">
                <text:p>0.596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5964">
                <text:p>0.59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5962">
                <text:p>0.59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59597">
                <text:p>0.59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59572">
                <text:p>0.595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59545">
                <text:p>0.59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59516">
                <text:p>0.595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59485">
                <text:p>0.594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59452">
                <text:p>0.59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59417">
                <text:p>0.594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5938">
                <text:p>0.59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59341">
                <text:p>0.593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59257">
                <text:p>0.592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59213">
                <text:p>0.592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59166">
                <text:p>0.59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59118">
                <text:p>0.59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59069">
                <text:p>0.59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59017">
                <text:p>0.59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58964">
                <text:p>0.589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58909">
                <text:p>0.589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58853">
                <text:p>0.588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58795">
                <text:p>0.58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58736">
                <text:p>0.587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58675">
                <text:p>0.58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58613">
                <text:p>0.58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58549">
                <text:p>0.585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58484">
                <text:p>0.584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58417">
                <text:p>0.584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58349">
                <text:p>0.583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5828">
                <text:p>0.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5821">
                <text:p>0.58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58138">
                <text:p>0.58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58065">
                <text:p>0.58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5799">
                <text:p>0.57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57915">
                <text:p>0.57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57838">
                <text:p>0.57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57682">
                <text:p>0.576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57602">
                <text:p>0.57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5752">
                <text:p>0.57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57438">
                <text:p>0.574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57355">
                <text:p>0.573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57271">
                <text:p>0.57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57186">
                <text:p>0.57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57013">
                <text:p>0.570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56925">
                <text:p>0.569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56836">
                <text:p>0.568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56746">
                <text:p>0.56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56656">
                <text:p>0.566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56564">
                <text:p>0.565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56472">
                <text:p>0.564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56379">
                <text:p>0.56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56285">
                <text:p>0.56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56191">
                <text:p>0.561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56096">
                <text:p>0.560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55903">
                <text:p>0.559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55806">
                <text:p>0.558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55708">
                <text:p>0.557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55609">
                <text:p>0.556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5551">
                <text:p>0.55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5541">
                <text:p>0.55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5531">
                <text:p>0.55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55209">
                <text:p>0.552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55108">
                <text:p>0.55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55006">
                <text:p>0.550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54903">
                <text:p>0.54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54697">
                <text:p>0.546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54593">
                <text:p>0.54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54488">
                <text:p>0.544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54383">
                <text:p>0.543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54278">
                <text:p>0.542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54172">
                <text:p>0.541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54066">
                <text:p>0.540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53853">
                <text:p>0.538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53746">
                <text:p>0.53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53638">
                <text:p>0.536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5353">
                <text:p>0.53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53422">
                <text:p>0.534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53314">
                <text:p>0.533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53205">
                <text:p>0.532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53096">
                <text:p>0.530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52987">
                <text:p>0.52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52877">
                <text:p>0.528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52767">
                <text:p>0.52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52657">
                <text:p>0.526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52547">
                <text:p>0.525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52437">
                <text:p>0.52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52326">
                <text:p>0.523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52215">
                <text:p>0.522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52104">
                <text:p>0.521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51993">
                <text:p>0.519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51882">
                <text:p>0.518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5177">
                <text:p>0.5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51659">
                <text:p>0.516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51547">
                <text:p>0.515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51435">
                <text:p>0.514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51323">
                <text:p>0.513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51211">
                <text:p>0.512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51099">
                <text:p>0.510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50987">
                <text:p>0.509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50875">
                <text:p>0.50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50763">
                <text:p>0.50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5065">
                <text:p>0.50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50538">
                <text:p>0.505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50426">
                <text:p>0.504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50313">
                <text:p>0.503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50201">
                <text:p>0.502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50088">
                <text:p>0.500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49976">
                <text:p>0.499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49863">
                <text:p>0.498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49751">
                <text:p>0.497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49639">
                <text:p>0.496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49526">
                <text:p>0.495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49414">
                <text:p>0.494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49302">
                <text:p>0.49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49189">
                <text:p>0.491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49077">
                <text:p>0.490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48965">
                <text:p>0.4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48853">
                <text:p>0.48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48741">
                <text:p>0.487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48629">
                <text:p>0.486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48517">
                <text:p>0.485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48406">
                <text:p>0.484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48294">
                <text:p>0.482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48182">
                <text:p>0.481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48071">
                <text:p>0.480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4796">
                <text:p>0.47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47849">
                <text:p>0.478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47738">
                <text:p>0.477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47627">
                <text:p>0.476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47516">
                <text:p>0.475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47405">
                <text:p>0.474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47295">
                <text:p>0.472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47185">
                <text:p>0.471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47074">
                <text:p>0.470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46964">
                <text:p>0.469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46855">
                <text:p>0.468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46745">
                <text:p>0.467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46635">
                <text:p>0.466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46526">
                <text:p>0.465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46417">
                <text:p>0.464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46308">
                <text:p>0.46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46199">
                <text:p>0.46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46091">
                <text:p>0.460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45982">
                <text:p>0.459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45874">
                <text:p>0.458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45766">
                <text:p>0.457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45659">
                <text:p>0.456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45551">
                <text:p>0.455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45444">
                <text:p>0.45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45337">
                <text:p>0.453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4523">
                <text:p>0.45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45123">
                <text:p>0.45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45017">
                <text:p>0.450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44911">
                <text:p>0.449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44805">
                <text:p>0.448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44699">
                <text:p>0.446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44594">
                <text:p>0.445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44488">
                <text:p>0.44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44384">
                <text:p>0.443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44279">
                <text:p>0.442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44174">
                <text:p>0.441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4407">
                <text:p>0.4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43966">
                <text:p>0.439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43863">
                <text:p>0.438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43759">
                <text:p>0.437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43656">
                <text:p>0.436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43553">
                <text:p>0.435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43451">
                <text:p>0.434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43348">
                <text:p>0.433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43246">
                <text:p>0.432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43144">
                <text:p>0.43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43043">
                <text:p>0.430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42942">
                <text:p>0.429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42841">
                <text:p>0.428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4274">
                <text:p>0.42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4264">
                <text:p>0.42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4254">
                <text:p>0.42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4244">
                <text:p>0.4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4234">
                <text:p>0.42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42241">
                <text:p>0.422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42142">
                <text:p>0.421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42043">
                <text:p>0.420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41945">
                <text:p>0.41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41847">
                <text:p>0.418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41749">
                <text:p>0.417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41652">
                <text:p>0.416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41555">
                <text:p>0.415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41458">
                <text:p>0.414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41361">
                <text:p>0.413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41265">
                <text:p>0.412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41169">
                <text:p>0.411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41073">
                <text:p>0.410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40978">
                <text:p>0.409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40883">
                <text:p>0.408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40788">
                <text:p>0.407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40694">
                <text:p>0.406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40506">
                <text:p>0.405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40413">
                <text:p>0.40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40319">
                <text:p>0.403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40227">
                <text:p>0.402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40134">
                <text:p>0.401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40042">
                <text:p>0.400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3995">
                <text:p>0.39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39858">
                <text:p>0.398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39767">
                <text:p>0.397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39676">
                <text:p>0.396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39586">
                <text:p>0.395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39495">
                <text:p>0.394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39405">
                <text:p>0.394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39315">
                <text:p>0.393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39226">
                <text:p>0.392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39137">
                <text:p>0.391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39048">
                <text:p>0.390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3896">
                <text:p>0.38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38872">
                <text:p>0.388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38784">
                <text:p>0.38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38697">
                <text:p>0.386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38609">
                <text:p>0.386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38523">
                <text:p>0.385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38436">
                <text:p>0.384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3835">
                <text:p>0.38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38264">
                <text:p>0.382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38179">
                <text:p>0.38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38093">
                <text:p>0.380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38008">
                <text:p>0.380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37924">
                <text:p>0.379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3784">
                <text:p>0.37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37756">
                <text:p>0.377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37672">
                <text:p>0.376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37506">
                <text:p>0.37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37423">
                <text:p>0.374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37341">
                <text:p>0.373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37259">
                <text:p>0.372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37177">
                <text:p>0.37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37096">
                <text:p>0.370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37015">
                <text:p>0.37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36934">
                <text:p>0.369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36853">
                <text:p>0.368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36773">
                <text:p>0.367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36694">
                <text:p>0.366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36614">
                <text:p>0.366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36535">
                <text:p>0.365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439cm" svg:y="0.316cm" chart:style-name="ch2">
          <text:p>ATIII</text:p>
        </chart:title>
        <chart:legend chart:legend-position="end" svg:x="13.887cm" svg:y="4.204cm" style:legend-expansion="high" chart:style-name="ch3"/>
        <chart:plot-area chart:style-name="ch4" table:cell-range-address="Sheet1.A2:Sheet1.A402 Sheet1.I1:Sheet1.I402" chart:data-source-has-labels="row" svg:x="1.33cm" svg:y="1.635cm" svg:width="11.919cm" svg:height="6.21cm">
          <chartooo:coordinate-region svg:x="2.322cm" svg:y="1.835cm" svg:width="10.555cm" svg:height="5.364cm"/>
          <chart:axis chart:dimension="x" chart:name="primary-x" chart:style-name="ch5">
            <chart:title svg:x="6.12cm" svg:y="8.025cm" chart:style-name="ch6">
              <text:p>Time (seconds)</text:p>
            </chart:title>
          </chart:axis>
          <chart:axis chart:dimension="y" chart:name="primary-y" chart:style-name="ch7">
            <chart:title svg:x="0.451cm" svg:y="6.186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I2:Sheet1.I402" chart:label-cell-address="Sheet1.I1:Sheet1.I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III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2110">
                <text:p>2110</text:p>
                <draw:g>
                  <svg:desc>Sheet1.I2:Sheet1.I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2109.7">
                <text:p>210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2109.4">
                <text:p>210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2109.2">
                <text:p>210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2108.9">
                <text:p>210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2108.8">
                <text:p>210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2108.6">
                <text:p>210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2108.4">
                <text:p>210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2108.3">
                <text:p>210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2108.2">
                <text:p>210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2108.1">
                <text:p>210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2107.8">
                <text:p>210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2107.7">
                <text:p>210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107.7">
                <text:p>210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2107.6">
                <text:p>210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107.5">
                <text:p>210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107.5">
                <text:p>210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2107.4">
                <text:p>210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2107.4">
                <text:p>2107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107.3">
                <text:p>210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2107.3">
                <text:p>210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107.3">
                <text:p>210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107.2">
                <text:p>210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107.2">
                <text:p>210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107.2">
                <text:p>210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107.1">
                <text:p>210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107.1">
                <text:p>210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107.1">
                <text:p>210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2106.9">
                <text:p>210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2106.9">
                <text:p>2106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2106.9">
                <text:p>210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2106.9">
                <text:p>2106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106.8">
                <text:p>2106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106.8">
                <text:p>210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106.8">
                <text:p>210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106.8">
                <text:p>2106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106.8">
                <text:p>2106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2106.7">
                <text:p>2106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2106.7">
                <text:p>2106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2106.7">
                <text:p>2106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2106.7">
                <text:p>2106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2106.6">
                <text:p>2106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2106.6">
                <text:p>210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2106.6">
                <text:p>210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2106.6">
                <text:p>2106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2106.6">
                <text:p>2106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2106.5">
                <text:p>2106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2106.5">
                <text:p>210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2106.5">
                <text:p>2106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2106.5">
                <text:p>2106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2106.5">
                <text:p>210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2106.4">
                <text:p>2106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2106.4">
                <text:p>2106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2106.4">
                <text:p>2106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2106.4">
                <text:p>2106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2106.3">
                <text:p>2106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2106.3">
                <text:p>2106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2106.3">
                <text:p>2106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2106.3">
                <text:p>2106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2106.3">
                <text:p>2106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2106.2">
                <text:p>2106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2106.2">
                <text:p>210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2106.2">
                <text:p>210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2106.2">
                <text:p>2106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2106.2">
                <text:p>2106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2106.1">
                <text:p>2106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2106.1">
                <text:p>2106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2106.1">
                <text:p>2106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2106.1">
                <text:p>2106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2105.9">
                <text:p>2105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2105.9">
                <text:p>2105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2105.9">
                <text:p>2105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2105.9">
                <text:p>2105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2105.8">
                <text:p>2105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2105.8">
                <text:p>2105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105.8">
                <text:p>210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2105.8">
                <text:p>2105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2105.8">
                <text:p>2105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2105.7">
                <text:p>2105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2105.7">
                <text:p>2105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105.7">
                <text:p>2105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105.7">
                <text:p>2105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105.5">
                <text:p>210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105.5">
                <text:p>2105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105.5">
                <text:p>2105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105.5">
                <text:p>2105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105.4">
                <text:p>2105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105.4">
                <text:p>2105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105.4">
                <text:p>2105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105.4">
                <text:p>2105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105.3">
                <text:p>2105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105.3">
                <text:p>2105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105.3">
                <text:p>2105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105.3">
                <text:p>2105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105.3">
                <text:p>2105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105.2">
                <text:p>210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105.2">
                <text:p>2105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105.2">
                <text:p>2105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105.2">
                <text:p>2105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105.1">
                <text:p>210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105.1">
                <text:p>2105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105.1">
                <text:p>2105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105.1">
                <text:p>2105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2104.9">
                <text:p>2104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2104.9">
                <text:p>2104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2104.9">
                <text:p>210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2104.9">
                <text:p>2104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2104.9">
                <text:p>2104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2104.8">
                <text:p>2104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2104.8">
                <text:p>210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2104.8">
                <text:p>2104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2104.8">
                <text:p>2104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2104.7">
                <text:p>2104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2104.7">
                <text:p>2104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2104.7">
                <text:p>2104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2104.7">
                <text:p>2104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2104.6">
                <text:p>2104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2104.6">
                <text:p>2104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2104.6">
                <text:p>2104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2104.6">
                <text:p>2104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2104.5">
                <text:p>210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2104.4">
                <text:p>2104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2104.4">
                <text:p>2104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2104.4">
                <text:p>2104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2104.4">
                <text:p>2104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2104.3">
                <text:p>2104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2104.3">
                <text:p>2104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2104.3">
                <text:p>2104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2104.3">
                <text:p>2104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2104.2">
                <text:p>2104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2104.2">
                <text:p>2104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2104.2">
                <text:p>2104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2104.2">
                <text:p>2104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2104.2">
                <text:p>2104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2104.1">
                <text:p>2104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2104.1">
                <text:p>2104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2104.1">
                <text:p>2104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2104.1">
                <text:p>2104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2103.9">
                <text:p>2103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2103.9">
                <text:p>2103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2103.9">
                <text:p>2103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2103.9">
                <text:p>2103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2103.9">
                <text:p>2103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2103.8">
                <text:p>2103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2103.8">
                <text:p>2103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2103.8">
                <text:p>2103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2103.8">
                <text:p>2103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2103.7">
                <text:p>2103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2103.7">
                <text:p>210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2103.7">
                <text:p>210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2103.7">
                <text:p>210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2103.6">
                <text:p>2103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2103.6">
                <text:p>2103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103.6">
                <text:p>2103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103.6">
                <text:p>2103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103.6">
                <text:p>2103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103.5">
                <text:p>2103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103.5">
                <text:p>2103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103.5">
                <text:p>2103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103.5">
                <text:p>2103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103.4">
                <text:p>2103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103.4">
                <text:p>2103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103.4">
                <text:p>2103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103.4">
                <text:p>2103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103.4">
                <text:p>2103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103.3">
                <text:p>2103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103.3">
                <text:p>2103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103.3">
                <text:p>2103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103.3">
                <text:p>2103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103.2">
                <text:p>2103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103.2">
                <text:p>2103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103.2">
                <text:p>2103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103.2">
                <text:p>2103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2103.2">
                <text:p>2103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2103.1">
                <text:p>2103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2103.1">
                <text:p>2103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2103.1">
                <text:p>2103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2103.1">
                <text:p>2103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2102.9">
                <text:p>2102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2102.9">
                <text:p>2102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2102.9">
                <text:p>2102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2102.9">
                <text:p>2102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2102.9">
                <text:p>2102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2102.8">
                <text:p>2102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2102.8">
                <text:p>2102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2102.8">
                <text:p>2102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2102.8">
                <text:p>2102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2102.8">
                <text:p>2102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2102.7">
                <text:p>2102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2102.7">
                <text:p>2102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2102.7">
                <text:p>2102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2102.7">
                <text:p>2102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2102.6">
                <text:p>2102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2102.6">
                <text:p>2102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2102.6">
                <text:p>2102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2102.6">
                <text:p>2102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2102.6">
                <text:p>2102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2102.5">
                <text:p>2102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2102.5">
                <text:p>210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2102.5">
                <text:p>2102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2102.5">
                <text:p>210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2102.5">
                <text:p>2102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2102.4">
                <text:p>2102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2102.4">
                <text:p>2102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2102.4">
                <text:p>2102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2102.4">
                <text:p>2102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2102.4">
                <text:p>2102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2102.3">
                <text:p>2102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2102.3">
                <text:p>2102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2102.3">
                <text:p>2102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2102.3">
                <text:p>2102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2102.3">
                <text:p>2102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2102.2">
                <text:p>2102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2102.2">
                <text:p>2102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2102.2">
                <text:p>2102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2102.2">
                <text:p>2102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2102.2">
                <text:p>2102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2102.1">
                <text:p>2102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2102.1">
                <text:p>2102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2102.1">
                <text:p>2102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2102.1">
                <text:p>2102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2102.1">
                <text:p>2102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2101.9">
                <text:p>2101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2101.9">
                <text:p>2101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2101.9">
                <text:p>2101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2101.9">
                <text:p>2101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2101.9">
                <text:p>2101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2101.9">
                <text:p>2101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2101.8">
                <text:p>2101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2101.8">
                <text:p>2101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2101.8">
                <text:p>2101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2101.8">
                <text:p>2101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2101.8">
                <text:p>2101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2101.7">
                <text:p>2101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2101.7">
                <text:p>2101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2101.7">
                <text:p>2101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2101.7">
                <text:p>2101.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2101.7">
                <text:p>2101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2101.6">
                <text:p>2101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2101.6">
                <text:p>2101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2101.6">
                <text:p>2101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2101.6">
                <text:p>2101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2101.6">
                <text:p>2101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2101.6">
                <text:p>2101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2101.5">
                <text:p>2101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2101.4">
                <text:p>2101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2101.4">
                <text:p>2101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2101.4">
                <text:p>2101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2101.4">
                <text:p>2101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2101.4">
                <text:p>2101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2101.4">
                <text:p>2101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2101.3">
                <text:p>2101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2101.3">
                <text:p>2101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2101.3">
                <text:p>2101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2101.3">
                <text:p>2101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2101.3">
                <text:p>2101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2101.2">
                <text:p>2101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2101.1">
                <text:p>2101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2100.9">
                <text:p>2100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2100.9">
                <text:p>2100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2100.9">
                <text:p>2100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2100.9">
                <text:p>2100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2100.9">
                <text:p>2100.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2100.9">
                <text:p>2100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2100.8">
                <text:p>2100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2100.7">
                <text:p>2100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2100.7">
                <text:p>2100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2100.7">
                <text:p>2100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2100.7">
                <text:p>2100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2100.7">
                <text:p>2100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2100.7">
                <text:p>210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2100.6">
                <text:p>2100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2100.6">
                <text:p>2100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2100.6">
                <text:p>2100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2100.6">
                <text:p>2100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2100.6">
                <text:p>2100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2100.6">
                <text:p>2100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2100.5">
                <text:p>2100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2100.4">
                <text:p>2100.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2100.4">
                <text:p>2100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2100.4">
                <text:p>2100.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2100.4">
                <text:p>2100.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2100.4">
                <text:p>2100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2100.4">
                <text:p>2100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2100.3">
                <text:p>2100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2100.2">
                <text:p>2100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2100.1">
                <text:p>2100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2100.1">
                <text:p>2100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2100.1">
                <text:p>2100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2100.1">
                <text:p>210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2100.1">
                <text:p>2100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2100.1">
                <text:p>210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2099.9">
                <text:p>2099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2099.7">
                <text:p>2099.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2099.7">
                <text:p>2099.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2099.7">
                <text:p>2099.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2099.7">
                <text:p>2099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2099.7">
                <text:p>2099.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2099.7">
                <text:p>2099.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2099.7">
                <text:p>2099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68cm" svg:y="0.316cm" chart:style-name="ch2">
          <text:p>Va_Xa</text:p>
        </chart:title>
        <chart:legend chart:legend-position="end" svg:x="13.622cm" svg:y="4.203cm" style:legend-expansion="high" chart:style-name="ch3"/>
        <chart:plot-area chart:style-name="ch4" table:cell-range-address="Sheet1.A2:Sheet1.A402 Sheet1.K1:Sheet1.K402" chart:data-source-has-labels="row" svg:x="1.33cm" svg:y="1.635cm" svg:width="11.654cm" svg:height="6.209cm">
          <chartooo:coordinate-region svg:x="2.613cm" svg:y="1.834cm" svg:width="9.999cm" svg:height="5.363cm"/>
          <chart:axis chart:dimension="x" chart:name="primary-x" chart:style-name="ch5">
            <chart:title svg:x="5.988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662cm" chart:style-name="ch8">
              <text:p>Concentration (pmol/m^2)</text:p>
            </chart:title>
            <chart:grid chart:style-name="ch9" chart:class="major"/>
          </chart:axis>
          <chart:series chart:style-name="ch10" chart:values-cell-range-address="Sheet1.K2:Sheet1.K402" chart:label-cell-address="Sheet1.K1:Sheet1.K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_Xa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K2:Sheet1.K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13323">
                <text:p>0.00013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29146">
                <text:p>0.0002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44486">
                <text:p>0.0004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59281">
                <text:p>0.00059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73041">
                <text:p>0.0007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85854">
                <text:p>0.00085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98139">
                <text:p>0.0009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10854">
                <text:p>0.0010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11837">
                <text:p>0.0011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12748">
                <text:p>0.0012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13537">
                <text:p>0.0013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14253">
                <text:p>0.0014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14904">
                <text:p>0.0014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15497">
                <text:p>0.001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16039">
                <text:p>0.0016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16537">
                <text:p>0.0016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16995">
                <text:p>0.0016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17419">
                <text:p>0.0017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17812">
                <text:p>0.0017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18179">
                <text:p>0.0018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18523">
                <text:p>0.0018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18847">
                <text:p>0.0018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19154">
                <text:p>0.0019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19445">
                <text:p>0.0019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19723">
                <text:p>0.0019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20246">
                <text:p>0.0020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20492">
                <text:p>0.002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20731">
                <text:p>0.0020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20963">
                <text:p>0.0020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21188">
                <text:p>0.0021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21407">
                <text:p>0.0021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21621">
                <text:p>0.0021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22034">
                <text:p>0.0022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22234">
                <text:p>0.0022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2243">
                <text:p>0.002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22622">
                <text:p>0.0022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2281">
                <text:p>0.002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22995">
                <text:p>0.0022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23176">
                <text:p>0.0023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23354">
                <text:p>0.0023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23528">
                <text:p>0.0023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23699">
                <text:p>0.0023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23866">
                <text:p>0.0023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2403">
                <text:p>0.002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24191">
                <text:p>0.0024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24348">
                <text:p>0.0024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24502">
                <text:p>0.0024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24653">
                <text:p>0.0024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24944">
                <text:p>0.0024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25084">
                <text:p>0.0025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25221">
                <text:p>0.0025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25355">
                <text:p>0.0025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25485">
                <text:p>0.0025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25611">
                <text:p>0.00256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25734">
                <text:p>0.0025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25853">
                <text:p>0.0025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25969">
                <text:p>0.0025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26081">
                <text:p>0.0026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26189">
                <text:p>0.0026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26294">
                <text:p>0.0026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26396">
                <text:p>0.002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26493">
                <text:p>0.0026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26588">
                <text:p>0.0026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26678">
                <text:p>0.0026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26765">
                <text:p>0.00267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26849">
                <text:p>0.0026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26928">
                <text:p>0.0026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27005">
                <text:p>0.0027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27077">
                <text:p>0.0027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27147">
                <text:p>0.0027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27212">
                <text:p>0.0027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27274">
                <text:p>0.0027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27333">
                <text:p>0.0027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27388">
                <text:p>0.00273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2744">
                <text:p>0.002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27489">
                <text:p>0.0027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27534">
                <text:p>0.0027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27575">
                <text:p>0.0027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27614">
                <text:p>0.0027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27648">
                <text:p>0.00276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2768">
                <text:p>0.002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27709">
                <text:p>0.00277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27734">
                <text:p>0.0027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27756">
                <text:p>0.0027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27775">
                <text:p>0.0027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27791">
                <text:p>0.0027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27803">
                <text:p>0.0027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27813">
                <text:p>0.0027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2782">
                <text:p>0.0027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27823">
                <text:p>0.0027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27824">
                <text:p>0.00278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27822">
                <text:p>0.00278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27817">
                <text:p>0.0027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27809">
                <text:p>0.0027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27798">
                <text:p>0.0027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27785">
                <text:p>0.0027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27769">
                <text:p>0.00277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2775">
                <text:p>0.002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27729">
                <text:p>0.00277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27705">
                <text:p>0.00277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27678">
                <text:p>0.00276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27618">
                <text:p>0.00276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27584">
                <text:p>0.00275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27548">
                <text:p>0.0027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27509">
                <text:p>0.0027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27469">
                <text:p>0.00274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27425">
                <text:p>0.0027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2738">
                <text:p>0.002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27333">
                <text:p>0.0027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27283">
                <text:p>0.0027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27231">
                <text:p>0.00272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27178">
                <text:p>0.00271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27122">
                <text:p>0.0027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27064">
                <text:p>0.0027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27004">
                <text:p>0.0027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26943">
                <text:p>0.00269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26879">
                <text:p>0.0026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26814">
                <text:p>0.0026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26747">
                <text:p>0.0026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26679">
                <text:p>0.00266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26608">
                <text:p>0.0026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026536">
                <text:p>0.0026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026462">
                <text:p>0.00264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026387">
                <text:p>0.0026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02631">
                <text:p>0.002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026232">
                <text:p>0.0026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026152">
                <text:p>0.0026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026071">
                <text:p>0.0026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025989">
                <text:p>0.00259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025905">
                <text:p>0.00259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02582">
                <text:p>0.002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025733">
                <text:p>0.00257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025645">
                <text:p>0.00256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025557">
                <text:p>0.00255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025466">
                <text:p>0.0025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025375">
                <text:p>0.0025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025283">
                <text:p>0.00252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025189">
                <text:p>0.0025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025095">
                <text:p>0.0025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024999">
                <text:p>0.0024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024903">
                <text:p>0.0024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024806">
                <text:p>0.00248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024707">
                <text:p>0.0024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024608">
                <text:p>0.0024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024508">
                <text:p>0.0024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024407">
                <text:p>0.00244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024306">
                <text:p>0.0024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024203">
                <text:p>0.0024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023997">
                <text:p>0.00239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023892">
                <text:p>0.00238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023787">
                <text:p>0.00237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023681">
                <text:p>0.00236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023575">
                <text:p>0.0023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023468">
                <text:p>0.00234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023361">
                <text:p>0.0023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023253">
                <text:p>0.00232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023145">
                <text:p>0.0023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023036">
                <text:p>0.0023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022926">
                <text:p>0.00229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022817">
                <text:p>0.00228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022707">
                <text:p>0.00227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022596">
                <text:p>0.0022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022486">
                <text:p>0.00224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022375">
                <text:p>0.0022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022263">
                <text:p>0.0022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022152">
                <text:p>0.00221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02204">
                <text:p>0.002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021928">
                <text:p>0.00219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021816">
                <text:p>0.0021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021703">
                <text:p>0.00217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021591">
                <text:p>0.0021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021478">
                <text:p>0.00214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021365">
                <text:p>0.00213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021252">
                <text:p>0.0021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021139">
                <text:p>0.00211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021026">
                <text:p>0.00210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020913">
                <text:p>0.0020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020687">
                <text:p>0.00206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020574">
                <text:p>0.00205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020461">
                <text:p>0.0020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020348">
                <text:p>0.00203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020235">
                <text:p>0.0020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020122">
                <text:p>0.00201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020009">
                <text:p>0.0020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019896">
                <text:p>0.0019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019784">
                <text:p>0.0019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019671">
                <text:p>0.00196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019559">
                <text:p>0.00195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019447">
                <text:p>0.00194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019335">
                <text:p>0.00193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019223">
                <text:p>0.00192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019111">
                <text:p>0.0019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018889">
                <text:p>0.00188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018778">
                <text:p>0.00187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018667">
                <text:p>0.0018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018557">
                <text:p>0.00185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018447">
                <text:p>0.00184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018337">
                <text:p>0.00183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018228">
                <text:p>0.00182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018118">
                <text:p>0.0018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01801">
                <text:p>0.0018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017901">
                <text:p>0.00179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017793">
                <text:p>0.00177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017685">
                <text:p>0.00176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017577">
                <text:p>0.00175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017363">
                <text:p>0.00173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017257">
                <text:p>0.00172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017151">
                <text:p>0.00171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017045">
                <text:p>0.00170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01694">
                <text:p>0.0016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016835">
                <text:p>0.00168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016731">
                <text:p>0.0016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016627">
                <text:p>0.00166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016523">
                <text:p>0.0016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01642">
                <text:p>0.001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016317">
                <text:p>0.0016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016215">
                <text:p>0.00162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016113">
                <text:p>0.00161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016012">
                <text:p>0.00160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015911">
                <text:p>0.00159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015811">
                <text:p>0.00158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015711">
                <text:p>0.0015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015611">
                <text:p>0.00156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015512">
                <text:p>0.00155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015414">
                <text:p>0.00154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015316">
                <text:p>0.00153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015218">
                <text:p>0.0015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015121">
                <text:p>0.0015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015025">
                <text:p>0.0015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014929">
                <text:p>0.00149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014833">
                <text:p>0.00148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014738">
                <text:p>0.0014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014643">
                <text:p>0.00146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014549">
                <text:p>0.0014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014456">
                <text:p>0.00144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014363">
                <text:p>0.0014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014271">
                <text:p>0.00142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014179">
                <text:p>0.00141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014087">
                <text:p>0.0014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013996">
                <text:p>0.0013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013906">
                <text:p>0.0013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013816">
                <text:p>0.00138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013727">
                <text:p>0.00137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013638">
                <text:p>0.00136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013462">
                <text:p>0.00134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013375">
                <text:p>0.0013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013288">
                <text:p>0.0013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013202">
                <text:p>0.00132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013117">
                <text:p>0.00131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013032">
                <text:p>0.00130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012947">
                <text:p>0.00129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012863">
                <text:p>0.00128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01278">
                <text:p>0.0012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012697">
                <text:p>0.00126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012615">
                <text:p>0.001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012533">
                <text:p>0.0012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012452">
                <text:p>0.00124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012371">
                <text:p>0.00123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012291">
                <text:p>0.0012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012211">
                <text:p>0.00122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012132">
                <text:p>0.001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012053">
                <text:p>0.00120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011975">
                <text:p>0.00119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011898">
                <text:p>0.00118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011821">
                <text:p>0.00118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011744">
                <text:p>0.00117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011668">
                <text:p>0.00116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011593">
                <text:p>0.00115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011518">
                <text:p>0.00115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011443">
                <text:p>0.00114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011369">
                <text:p>0.00113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011296">
                <text:p>0.00112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011223">
                <text:p>0.00112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011151">
                <text:p>0.0011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011079">
                <text:p>0.00110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011007">
                <text:p>0.0011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010937">
                <text:p>0.00109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010866">
                <text:p>0.00108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010797">
                <text:p>0.00107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010727">
                <text:p>0.00107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010658">
                <text:p>0.00106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010522">
                <text:p>0.00105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010455">
                <text:p>0.0010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010388">
                <text:p>0.00103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010322">
                <text:p>0.0010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010256">
                <text:p>0.00102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010191">
                <text:p>0.00101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010126">
                <text:p>0.00101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010061">
                <text:p>0.00100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0099974">
                <text:p>0.000999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009934">
                <text:p>0.00099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009871">
                <text:p>0.00098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0098085">
                <text:p>0.000980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0097465">
                <text:p>0.000974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0096849">
                <text:p>0.000968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0096238">
                <text:p>0.000962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0095632">
                <text:p>0.000956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009503">
                <text:p>0.00095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0094432">
                <text:p>0.000944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009384">
                <text:p>0.00093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0093251">
                <text:p>0.000932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0092668">
                <text:p>0.000926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0092088">
                <text:p>0.000920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0091514">
                <text:p>0.000915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0090943">
                <text:p>0.000909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0090377">
                <text:p>0.000903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0089815">
                <text:p>0.000898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0089258">
                <text:p>0.00089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0088705">
                <text:p>0.000887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0088156">
                <text:p>0.000881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0087611">
                <text:p>0.000876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0087071">
                <text:p>0.000870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0086534">
                <text:p>0.000865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0086002">
                <text:p>0.000860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0085474">
                <text:p>0.000854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0084951">
                <text:p>0.000849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0084431">
                <text:p>0.000844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0083915">
                <text:p>0.000839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0083403">
                <text:p>0.000834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0082895">
                <text:p>0.000828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0082392">
                <text:p>0.000823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0081892">
                <text:p>0.000818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0081396">
                <text:p>0.00081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0080904">
                <text:p>0.000809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0080416">
                <text:p>0.000804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0079931">
                <text:p>0.000799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0079451">
                <text:p>0.000794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0078974">
                <text:p>0.000789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0078501">
                <text:p>0.000785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0078031">
                <text:p>0.000780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0077566">
                <text:p>0.000775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0077104">
                <text:p>0.000771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0076645">
                <text:p>0.000766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007619">
                <text:p>0.00076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0075739">
                <text:p>0.000757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0075292">
                <text:p>0.0007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0074847">
                <text:p>0.000748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0074407">
                <text:p>0.000744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007397">
                <text:p>0.00073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0073536">
                <text:p>0.000735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0073106">
                <text:p>0.000731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0072679">
                <text:p>0.00072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0072255">
                <text:p>0.000722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0071835">
                <text:p>0.000718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0071418">
                <text:p>0.000714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0071005">
                <text:p>0.00071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0070594">
                <text:p>0.000705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0070187">
                <text:p>0.000701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0069784">
                <text:p>0.000697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0069383">
                <text:p>0.000693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0068985">
                <text:p>0.000689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0068591">
                <text:p>0.000685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0067812">
                <text:p>0.000678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0067427">
                <text:p>0.000674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0067045">
                <text:p>0.000670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0066666">
                <text:p>0.00066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006629">
                <text:p>0.00066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0065916">
                <text:p>0.000659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0065546">
                <text:p>0.000655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0065179">
                <text:p>0.00065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0064815">
                <text:p>0.00064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0064453">
                <text:p>0.000644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0064095">
                <text:p>0.00064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0063739">
                <text:p>0.000637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0063386">
                <text:p>0.000633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0063036">
                <text:p>0.000630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0062689">
                <text:p>0.000626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0062344">
                <text:p>0.000623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0062002">
                <text:p>0.000620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0061663">
                <text:p>0.000616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0061326">
                <text:p>0.000613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0060992">
                <text:p>0.000609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0060661">
                <text:p>0.000606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0060332">
                <text:p>0.000603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0060006">
                <text:p>0.000600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0059682">
                <text:p>0.000596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0059361">
                <text:p>0.000593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0059043">
                <text:p>0.000590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0058727">
                <text:p>0.000587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0058413">
                <text:p>0.00058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0058102">
                <text:p>0.000581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0057793">
                <text:p>0.000577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0057487">
                <text:p>0.000574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0057183">
                <text:p>0.000571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0056882">
                <text:p>0.000568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0056583">
                <text:p>0.000565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0056286">
                <text:p>0.000562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0055991">
                <text:p>0.00055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0055699">
                <text:p>0.000556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03cm" svg:y="0.316cm" chart:style-name="ch2">
          <text:p>VIIIa_IXa</text:p>
        </chart:title>
        <chart:legend chart:legend-position="end" svg:x="13.199cm" svg:y="4.203cm" style:legend-expansion="high" chart:style-name="ch3"/>
        <chart:plot-area chart:style-name="ch4" table:cell-range-address="Sheet1.A2:Sheet1.A402 Sheet1.L1:Sheet1.L402" chart:data-source-has-labels="row" svg:x="1.33cm" svg:y="1.635cm" svg:width="11.231cm" svg:height="6.209cm">
          <chartooo:coordinate-region svg:x="2.613cm" svg:y="1.834cm" svg:width="9.576cm" svg:height="5.363cm"/>
          <chart:axis chart:dimension="x" chart:name="primary-x" chart:style-name="ch5">
            <chart:title svg:x="5.776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662cm" chart:style-name="ch8">
              <text:p>Concentration (pmol/m^2)</text:p>
            </chart:title>
            <chart:grid chart:style-name="ch9" chart:class="major"/>
          </chart:axis>
          <chart:series chart:style-name="ch10" chart:values-cell-range-address="Sheet1.L2:Sheet1.L402" chart:label-cell-address="Sheet1.L1:Sheet1.L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IIa_IXa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L2:Sheet1.L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349303">
                <text:p>0.00000349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201606">
                <text:p>0.0000201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460942">
                <text:p>0.0000460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756986">
                <text:p>0.0000756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1071315">
                <text:p>0.0001071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1421007">
                <text:p>0.0001421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1842485">
                <text:p>0.0001842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2284487">
                <text:p>0.000228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276973">
                <text:p>0.000276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327678">
                <text:p>0.000327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376447">
                <text:p>0.000376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425198">
                <text:p>0.000425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473904">
                <text:p>0.000473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522531">
                <text:p>0.000522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570947">
                <text:p>0.000570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619022">
                <text:p>0.000619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666624">
                <text:p>0.000666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713674">
                <text:p>0.000713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760141">
                <text:p>0.00076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805976">
                <text:p>0.000805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851139">
                <text:p>0.000851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895589">
                <text:p>0.000895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939308">
                <text:p>0.000939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982284">
                <text:p>0.000982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1024488">
                <text:p>0.001024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106597">
                <text:p>0.00106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110653">
                <text:p>0.00110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1146468">
                <text:p>0.001146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1185484">
                <text:p>0.001185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1223778">
                <text:p>0.001223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1261251">
                <text:p>0.001261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1297903">
                <text:p>0.001297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1333833">
                <text:p>0.001333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1368943">
                <text:p>0.001368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1403332">
                <text:p>0.001403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1436901">
                <text:p>0.001436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1469749">
                <text:p>0.001469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1501777">
                <text:p>0.001501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1533186">
                <text:p>0.001533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1563775">
                <text:p>0.001563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1593646">
                <text:p>0.001593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1622897">
                <text:p>0.001622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165133">
                <text:p>0.00165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1679145">
                <text:p>0.001679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1706242">
                <text:p>0.001706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1732721">
                <text:p>0.001732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1758483">
                <text:p>0.0017584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1783728">
                <text:p>0.001783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1808256">
                <text:p>0.001808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1832068">
                <text:p>0.001832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1855363">
                <text:p>0.001855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1878043">
                <text:p>0.001878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1900207">
                <text:p>0.001900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1921656">
                <text:p>0.001921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194269">
                <text:p>0.001942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196301">
                <text:p>0.00196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1982915">
                <text:p>0.0019829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2002206">
                <text:p>0.002002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2020983">
                <text:p>0.002020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2039246">
                <text:p>0.002039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2056996">
                <text:p>0.002056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2074233">
                <text:p>0.002074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2091058">
                <text:p>0.002091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210727">
                <text:p>0.00210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2123169">
                <text:p>0.002123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2138557">
                <text:p>0.002138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2153432">
                <text:p>0.002153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2167897">
                <text:p>0.002167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2181949">
                <text:p>0.002181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2195591">
                <text:p>0.002195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2208822">
                <text:p>0.002208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2221642">
                <text:p>0.002221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2233952">
                <text:p>0.002233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2246052">
                <text:p>0.002246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2257641">
                <text:p>0.002257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2268921">
                <text:p>0.002268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2279791">
                <text:p>0.002279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2290352">
                <text:p>0.0022903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2300504">
                <text:p>0.0023005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2310346">
                <text:p>0.002310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231978">
                <text:p>0.002319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2329005">
                <text:p>0.002329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2337821">
                <text:p>0.0023378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234633">
                <text:p>0.00234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235453">
                <text:p>0.0023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2362422">
                <text:p>0.0023624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2370006">
                <text:p>0.002370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2377283">
                <text:p>0.0023772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2384352">
                <text:p>0.002384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2391014">
                <text:p>0.002391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2397469">
                <text:p>0.0023974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2403716">
                <text:p>0.002403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2409657">
                <text:p>0.002409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2415291">
                <text:p>0.002415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2420718">
                <text:p>0.0024207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2425839">
                <text:p>0.002425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2430754">
                <text:p>0.00243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2435462">
                <text:p>0.002435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2439864">
                <text:p>0.0024398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244406">
                <text:p>0.00244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2448051">
                <text:p>0.002448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2451835">
                <text:p>0.0024518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2455414">
                <text:p>0.002455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2458688">
                <text:p>0.00245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2461856">
                <text:p>0.0024618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2464719">
                <text:p>0.0024647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2467477">
                <text:p>0.002467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247003">
                <text:p>0.00247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2472377">
                <text:p>0.0024723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247452">
                <text:p>0.00247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02476458">
                <text:p>0.0024764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02478292">
                <text:p>0.002478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02479921">
                <text:p>0.002479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02481346">
                <text:p>0.002481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02482566">
                <text:p>0.0024825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02483682">
                <text:p>0.002483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02484593">
                <text:p>0.002484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02485401">
                <text:p>0.0024854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02486005">
                <text:p>0.002486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02486504">
                <text:p>0.002486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024869">
                <text:p>0.0024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02487092">
                <text:p>0.002487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02487081">
                <text:p>0.0024870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02486966">
                <text:p>0.0024869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02486747">
                <text:p>0.0024867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02486325">
                <text:p>0.0024863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02485899">
                <text:p>0.002485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0248527">
                <text:p>0.002485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02484438">
                <text:p>0.0024844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02483603">
                <text:p>0.0024836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02482565">
                <text:p>0.0024825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02481523">
                <text:p>0.002481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02480279">
                <text:p>0.002480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02478932">
                <text:p>0.0024789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02477482">
                <text:p>0.0024774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02475829">
                <text:p>0.002475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02474173">
                <text:p>0.002474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02472415">
                <text:p>0.002472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02470554">
                <text:p>0.0024705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02468591">
                <text:p>0.002468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02466525">
                <text:p>0.00246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02464357">
                <text:p>0.0024643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02462086">
                <text:p>0.0024620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02459713">
                <text:p>0.002459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02457238">
                <text:p>0.002457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0245476">
                <text:p>0.00245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02452081">
                <text:p>0.0024520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02449399">
                <text:p>0.002449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02446615">
                <text:p>0.002446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02443729">
                <text:p>0.0024437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02440842">
                <text:p>0.0024408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02437852">
                <text:p>0.002437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0243476">
                <text:p>0.002434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02431567">
                <text:p>0.0024315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02428372">
                <text:p>0.0024283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02425075">
                <text:p>0.002425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02421676">
                <text:p>0.0024216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02418276">
                <text:p>0.002418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02414774">
                <text:p>0.002414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02411171">
                <text:p>0.0024111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02407566">
                <text:p>0.0024075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02403859">
                <text:p>0.002403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02400151">
                <text:p>0.0024001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02396342">
                <text:p>0.0023963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02392531">
                <text:p>0.0023925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02388619">
                <text:p>0.002388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02384705">
                <text:p>0.0023847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0238069">
                <text:p>0.00238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02376574">
                <text:p>0.0023765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02372457">
                <text:p>0.0023724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02368339">
                <text:p>0.0023683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02364119">
                <text:p>0.0023641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02359899">
                <text:p>0.0023598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02355577">
                <text:p>0.002355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02351254">
                <text:p>0.0023512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0234693">
                <text:p>0.002346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02342505">
                <text:p>0.002342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0233808">
                <text:p>0.00233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02333553">
                <text:p>0.0023335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02329025">
                <text:p>0.0023290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02324497">
                <text:p>0.0023244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02319867">
                <text:p>0.0023198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02315237">
                <text:p>0.002315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02310606">
                <text:p>0.002310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02305975">
                <text:p>0.002305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02301242">
                <text:p>0.0023012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02296509">
                <text:p>0.002296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02291675">
                <text:p>0.002291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02286841">
                <text:p>0.0022868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02282005">
                <text:p>0.002282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02277169">
                <text:p>0.002277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02272333">
                <text:p>0.002272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02267396">
                <text:p>0.0022673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02262458">
                <text:p>0.0022624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0225752">
                <text:p>0.002257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02252582">
                <text:p>0.0022525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02247543">
                <text:p>0.0022475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02242503">
                <text:p>0.0022425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02237463">
                <text:p>0.0022374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02232423">
                <text:p>0.0022324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02227382">
                <text:p>0.0022273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0222224">
                <text:p>0.00222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02217199">
                <text:p>0.002217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02212057">
                <text:p>0.002212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02206915">
                <text:p>0.0022069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02201772">
                <text:p>0.002201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02196629">
                <text:p>0.002196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02191486">
                <text:p>0.0021914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02186242">
                <text:p>0.002186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02181098">
                <text:p>0.0021810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02175855">
                <text:p>0.0021758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0217061">
                <text:p>0.00217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02165366">
                <text:p>0.0021653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02160221">
                <text:p>0.0021602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02154977">
                <text:p>0.0021549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02149632">
                <text:p>0.0021496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02144387">
                <text:p>0.0021443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02139141">
                <text:p>0.002139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02133896">
                <text:p>0.0021338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02128651">
                <text:p>0.0021286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02123305">
                <text:p>0.0021233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0211806">
                <text:p>0.002118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02112714">
                <text:p>0.002112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02107468">
                <text:p>0.0021074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02102123">
                <text:p>0.0021021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02096877">
                <text:p>0.0020968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02091531">
                <text:p>0.002091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02086286">
                <text:p>0.0020862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0208094">
                <text:p>0.00208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02075594">
                <text:p>0.0020755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02070348">
                <text:p>0.0020703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02065003">
                <text:p>0.002065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02059757">
                <text:p>0.0020597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02054412">
                <text:p>0.002054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02049166">
                <text:p>0.002049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02043821">
                <text:p>0.0020438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02038476">
                <text:p>0.002038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02033231">
                <text:p>0.0020332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02027886">
                <text:p>0.0020278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02022641">
                <text:p>0.0020226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02017396">
                <text:p>0.0020173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02012052">
                <text:p>0.0020120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02006807">
                <text:p>0.0020068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02001563">
                <text:p>0.0020015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01996219">
                <text:p>0.001996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01990975">
                <text:p>0.0019909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01985731">
                <text:p>0.0019857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01980488">
                <text:p>0.0019804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01975244">
                <text:p>0.0019752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01970001">
                <text:p>0.001970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01964758">
                <text:p>0.0019647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01959516">
                <text:p>0.0019595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01954373">
                <text:p>0.001954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01949131">
                <text:p>0.0019491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01943889">
                <text:p>0.0019438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01938748">
                <text:p>0.0019387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01933606">
                <text:p>0.0019336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01928365">
                <text:p>0.001928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01923224">
                <text:p>0.0019232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01918083">
                <text:p>0.001918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01912943">
                <text:p>0.0019129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01907803">
                <text:p>0.0019078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01902663">
                <text:p>0.0019026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01897524">
                <text:p>0.0018975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01892485">
                <text:p>0.001892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01887346">
                <text:p>0.001887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01882307">
                <text:p>0.0018823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01877169">
                <text:p>0.001877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01872131">
                <text:p>0.0018721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01867094">
                <text:p>0.0018670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01862057">
                <text:p>0.0018620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0185702">
                <text:p>0.001857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01851983">
                <text:p>0.001851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01846947">
                <text:p>0.0018469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01842012">
                <text:p>0.0018420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01836976">
                <text:p>0.0018369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01832041">
                <text:p>0.0018320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01827106">
                <text:p>0.001827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01822172">
                <text:p>0.0018221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01817238">
                <text:p>0.001817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01812304">
                <text:p>0.0018123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01807471">
                <text:p>0.0018074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01802539">
                <text:p>0.0018025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01797706">
                <text:p>0.0017977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01792774">
                <text:p>0.0017927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01787942">
                <text:p>0.0017879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01783111">
                <text:p>0.001783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0177828">
                <text:p>0.001778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0177355">
                <text:p>0.001773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0176872">
                <text:p>0.001768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0176399">
                <text:p>0.001763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01759161">
                <text:p>0.0017591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01754432">
                <text:p>0.0017544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01749704">
                <text:p>0.001749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01744976">
                <text:p>0.0017449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01740349">
                <text:p>0.0017403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01735621">
                <text:p>0.0017356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01730995">
                <text:p>0.0017309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01726269">
                <text:p>0.0017262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01721643">
                <text:p>0.001721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01717017">
                <text:p>0.0017170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01712392">
                <text:p>0.001712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01707868">
                <text:p>0.0017078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01703244">
                <text:p>0.001703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0169872">
                <text:p>0.001698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01694197">
                <text:p>0.001694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01689674">
                <text:p>0.0016896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01685152">
                <text:p>0.0016851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0168063">
                <text:p>0.001680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01676109">
                <text:p>0.0016761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01671688">
                <text:p>0.001671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01667267">
                <text:p>0.0016672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01662747">
                <text:p>0.0016627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01658327">
                <text:p>0.0016583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01654008">
                <text:p>0.0016540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0164959">
                <text:p>0.001649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01645271">
                <text:p>0.0016452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01640854">
                <text:p>0.0016408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01636536">
                <text:p>0.0016365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01632219">
                <text:p>0.001632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01627903">
                <text:p>0.0016279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01623587">
                <text:p>0.0016235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01619371">
                <text:p>0.0016193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01615156">
                <text:p>0.0016151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01610842">
                <text:p>0.0016108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01606628">
                <text:p>0.001606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01602414">
                <text:p>0.001602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01598301">
                <text:p>0.0015983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01594088">
                <text:p>0.0015940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01589976">
                <text:p>0.001589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01585864">
                <text:p>0.0015858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01581752">
                <text:p>0.0015817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01577642">
                <text:p>0.0015776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01573531">
                <text:p>0.0015735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01569421">
                <text:p>0.0015694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01565412">
                <text:p>0.0015654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01561403">
                <text:p>0.0015614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01557394">
                <text:p>0.0015573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01553386">
                <text:p>0.0015533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01549378">
                <text:p>0.0015493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01545371">
                <text:p>0.001545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01541464">
                <text:p>0.001541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01537558">
                <text:p>0.0015375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01533652">
                <text:p>0.0015336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01529747">
                <text:p>0.0015297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01525842">
                <text:p>0.0015258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01521938">
                <text:p>0.0015219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01518134">
                <text:p>0.0015181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0151433">
                <text:p>0.001514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01510427">
                <text:p>0.0015104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01506624">
                <text:p>0.001506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01502922">
                <text:p>0.0015029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01499121">
                <text:p>0.0014991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01495419">
                <text:p>0.0014954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01491619">
                <text:p>0.0014916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01487918">
                <text:p>0.0014879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01484219">
                <text:p>0.0014842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01480519">
                <text:p>0.0014805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0147692">
                <text:p>0.001476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01473222">
                <text:p>0.0014732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01469624">
                <text:p>0.001469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01466026">
                <text:p>0.0014660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01462429">
                <text:p>0.0014624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01458832">
                <text:p>0.0014588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01455236">
                <text:p>0.0014552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0145174">
                <text:p>0.001451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01448145">
                <text:p>0.0014481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0144465">
                <text:p>0.001444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01441156">
                <text:p>0.0014411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01437662">
                <text:p>0.0014376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01434168">
                <text:p>0.0014341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01430775">
                <text:p>0.0014307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01427283">
                <text:p>0.0014272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01423891">
                <text:p>0.0014238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01420499">
                <text:p>0.0014204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01417107">
                <text:p>0.0014171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01413717">
                <text:p>0.0014137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01410426">
                <text:p>0.0014104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01407036">
                <text:p>0.0014070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01403747">
                <text:p>0.0014037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01400458">
                <text:p>0.0014004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01397169">
                <text:p>0.0013971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01393881">
                <text:p>0.0013938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01390593">
                <text:p>0.0013905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01387405">
                <text:p>0.0013874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01384119">
                <text:p>0.0013841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01380932">
                <text:p>0.0013809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01377746">
                <text:p>0.001377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0137456">
                <text:p>0.001374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01371375">
                <text:p>0.001371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0136829">
                <text:p>0.001368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01365106">
                <text:p>0.0013651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01362022">
                <text:p>0.0013620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01358938">
                <text:p>0.0013589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01355855">
                <text:p>0.0013558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01352773">
                <text:p>0.0013527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0134969">
                <text:p>0.00134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01346708">
                <text:p>0.0013467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01343627">
                <text:p>0.0013436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01340646">
                <text:p>0.0013406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